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64.29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47.31pt"/>
    </style:style>
    <style:style style:name="co7" style:family="table-column">
      <style:table-column-properties fo:break-before="auto" style:column-width="53.49pt"/>
    </style:style>
    <style:style style:name="co8" style:family="table-column">
      <style:table-column-properties fo:break-before="auto" style:column-width="59.6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tch_perf_2nd_part" table:style-name="ta1">
        <table:shapes>
          <draw:frame draw:z-index="0" draw:style-name="gr1" draw:text-style-name="P1" svg:width="645.42pt" svg:height="417.88pt" svg:x="683.4pt" svg:y="38.41pt">
            <loext:p draw:notify-on-update-of-ranges="notch_perf_2nd_part.A1:notch_perf_2nd_part.G1 notch_perf_2nd_part.A1003:notch_perf_2nd_part.G10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locking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FastNotch</text:p>
          </table:table-cell>
          <table:table-cell office:value-type="string" calcext:value-type="string">
            <text:p>FastQRSfilt</text:p>
          </table:table-cell>
          <table:table-cell office:value-type="string" calcext:value-type="string">
            <text:p>BDAC</text:p>
          </table:table-cell>
          <table:table-cell office:value-type="string" calcext:value-type="string">
            <text:p>NoiseChk</text:p>
          </table:table-cell>
          <table:table-cell table:number-columns-repeated="17"/>
        </table:table-row>
        <table:table-row table:style-name="ro1">
          <table:table-cell office:value-type="float" office:value="0.080945" calcext:value-type="float">
            <text:p>0.080945</text:p>
          </table:table-cell>
          <table:table-cell office:value-type="float" office:value="0.241315" calcext:value-type="float">
            <text:p>0.241315</text:p>
          </table:table-cell>
          <table:table-cell office:value-type="float" office:value="0.2644" calcext:value-type="float">
            <text:p>0.2644</text:p>
          </table:table-cell>
          <table:table-cell office:value-type="float" office:value="0.198068" calcext:value-type="float">
            <text:p>0.198068</text:p>
          </table:table-cell>
          <table:table-cell office:value-type="float" office:value="0.232889" calcext:value-type="float">
            <text:p>0.232889</text:p>
          </table:table-cell>
          <table:table-cell office:value-type="float" office:value="0.228213" calcext:value-type="float">
            <text:p>0.228213</text:p>
          </table:table-cell>
          <table:table-cell office:value-type="float" office:value="0.210595" calcext:value-type="float">
            <text:p>0.210595</text:p>
          </table:table-cell>
          <table:table-cell table:number-columns-repeated="17"/>
        </table:table-row>
        <table:table-row table:style-name="ro1">
          <table:table-cell office:value-type="float" office:value="0.092358" calcext:value-type="float">
            <text:p>0.092358</text:p>
          </table:table-cell>
          <table:table-cell office:value-type="float" office:value="0.247145" calcext:value-type="float">
            <text:p>0.247145</text:p>
          </table:table-cell>
          <table:table-cell office:value-type="float" office:value="0.263686" calcext:value-type="float">
            <text:p>0.263686</text:p>
          </table:table-cell>
          <table:table-cell office:value-type="float" office:value="0.241568" calcext:value-type="float">
            <text:p>0.241568</text:p>
          </table:table-cell>
          <table:table-cell office:value-type="float" office:value="0.229791" calcext:value-type="float">
            <text:p>0.229791</text:p>
          </table:table-cell>
          <table:table-cell office:value-type="float" office:value="0.229497" calcext:value-type="float">
            <text:p>0.229497</text:p>
          </table:table-cell>
          <table:table-cell office:value-type="float" office:value="0.197161" calcext:value-type="float">
            <text:p>0.197161</text:p>
          </table:table-cell>
          <table:table-cell table:number-columns-repeated="17"/>
        </table:table-row>
        <table:table-row table:style-name="ro1">
          <table:table-cell office:value-type="float" office:value="0.090504" calcext:value-type="float">
            <text:p>0.090504</text:p>
          </table:table-cell>
          <table:table-cell office:value-type="float" office:value="0.230358" calcext:value-type="float">
            <text:p>0.230358</text:p>
          </table:table-cell>
          <table:table-cell office:value-type="float" office:value="0.209455" calcext:value-type="float">
            <text:p>0.209455</text:p>
          </table:table-cell>
          <table:table-cell office:value-type="float" office:value="0.292151" calcext:value-type="float">
            <text:p>0.292151</text:p>
          </table:table-cell>
          <table:table-cell office:value-type="float" office:value="0.176318" calcext:value-type="float">
            <text:p>0.176318</text:p>
          </table:table-cell>
          <table:table-cell office:value-type="float" office:value="0.222288" calcext:value-type="float">
            <text:p>0.222288</text:p>
          </table:table-cell>
          <table:table-cell office:value-type="float" office:value="0.173794" calcext:value-type="float">
            <text:p>0.173794</text:p>
          </table:table-cell>
          <table:table-cell table:number-columns-repeated="17"/>
        </table:table-row>
        <table:table-row table:style-name="ro1">
          <table:table-cell office:value-type="float" office:value="0.090829" calcext:value-type="float">
            <text:p>0.090829</text:p>
          </table:table-cell>
          <table:table-cell office:value-type="float" office:value="0.194368" calcext:value-type="float">
            <text:p>0.194368</text:p>
          </table:table-cell>
          <table:table-cell office:value-type="float" office:value="0.248308" calcext:value-type="float">
            <text:p>0.248308</text:p>
          </table:table-cell>
          <table:table-cell office:value-type="float" office:value="0.251399" calcext:value-type="float">
            <text:p>0.251399</text:p>
          </table:table-cell>
          <table:table-cell office:value-type="float" office:value="0.232108" calcext:value-type="float">
            <text:p>0.232108</text:p>
          </table:table-cell>
          <table:table-cell office:value-type="float" office:value="0.186391" calcext:value-type="float">
            <text:p>0.186391</text:p>
          </table:table-cell>
          <table:table-cell office:value-type="float" office:value="0.199007" calcext:value-type="float">
            <text:p>0.199007</text:p>
          </table:table-cell>
          <table:table-cell table:number-columns-repeated="17"/>
        </table:table-row>
        <table:table-row table:style-name="ro1">
          <table:table-cell office:value-type="float" office:value="0.072619" calcext:value-type="float">
            <text:p>0.072619</text:p>
          </table:table-cell>
          <table:table-cell office:value-type="float" office:value="0.279788" calcext:value-type="float">
            <text:p>0.279788</text:p>
          </table:table-cell>
          <table:table-cell office:value-type="float" office:value="0.25312" calcext:value-type="float">
            <text:p>0.25312</text:p>
          </table:table-cell>
          <table:table-cell office:value-type="float" office:value="0.25331" calcext:value-type="float">
            <text:p>0.25331</text:p>
          </table:table-cell>
          <table:table-cell office:value-type="float" office:value="0.230075" calcext:value-type="float">
            <text:p>0.230075</text:p>
          </table:table-cell>
          <table:table-cell office:value-type="float" office:value="0.173485" calcext:value-type="float">
            <text:p>0.173485</text:p>
          </table:table-cell>
          <table:table-cell office:value-type="float" office:value="0.184892" calcext:value-type="float">
            <text:p>0.184892</text:p>
          </table:table-cell>
          <table:table-cell table:number-columns-repeated="17"/>
        </table:table-row>
        <table:table-row table:style-name="ro1">
          <table:table-cell office:value-type="float" office:value="0.091764" calcext:value-type="float">
            <text:p>0.091764</text:p>
          </table:table-cell>
          <table:table-cell office:value-type="float" office:value="0.242822" calcext:value-type="float">
            <text:p>0.242822</text:p>
          </table:table-cell>
          <table:table-cell office:value-type="float" office:value="0.259846" calcext:value-type="float">
            <text:p>0.259846</text:p>
          </table:table-cell>
          <table:table-cell office:value-type="float" office:value="0.25286" calcext:value-type="float">
            <text:p>0.25286</text:p>
          </table:table-cell>
          <table:table-cell office:value-type="float" office:value="0.238224" calcext:value-type="float">
            <text:p>0.238224</text:p>
          </table:table-cell>
          <table:table-cell office:value-type="float" office:value="0.244291" calcext:value-type="float">
            <text:p>0.244291</text:p>
          </table:table-cell>
          <table:table-cell office:value-type="float" office:value="0.193767" calcext:value-type="float">
            <text:p>0.193767</text:p>
          </table:table-cell>
          <table:table-cell table:number-columns-repeated="17"/>
        </table:table-row>
        <table:table-row table:style-name="ro1">
          <table:table-cell office:value-type="float" office:value="0.091635" calcext:value-type="float">
            <text:p>0.091635</text:p>
          </table:table-cell>
          <table:table-cell office:value-type="float" office:value="0.212164" calcext:value-type="float">
            <text:p>0.212164</text:p>
          </table:table-cell>
          <table:table-cell office:value-type="float" office:value="0.264927" calcext:value-type="float">
            <text:p>0.264927</text:p>
          </table:table-cell>
          <table:table-cell office:value-type="float" office:value="0.221475" calcext:value-type="float">
            <text:p>0.221475</text:p>
          </table:table-cell>
          <table:table-cell office:value-type="float" office:value="0.242247" calcext:value-type="float">
            <text:p>0.242247</text:p>
          </table:table-cell>
          <table:table-cell office:value-type="float" office:value="0.237181" calcext:value-type="float">
            <text:p>0.237181</text:p>
          </table:table-cell>
          <table:table-cell office:value-type="float" office:value="0.214409" calcext:value-type="float">
            <text:p>0.214409</text:p>
          </table:table-cell>
          <table:table-cell table:number-columns-repeated="17"/>
        </table:table-row>
        <table:table-row table:style-name="ro1">
          <table:table-cell office:value-type="float" office:value="0.091681" calcext:value-type="float">
            <text:p>0.091681</text:p>
          </table:table-cell>
          <table:table-cell office:value-type="float" office:value="0.168149" calcext:value-type="float">
            <text:p>0.168149</text:p>
          </table:table-cell>
          <table:table-cell office:value-type="float" office:value="0.241083" calcext:value-type="float">
            <text:p>0.241083</text:p>
          </table:table-cell>
          <table:table-cell office:value-type="float" office:value="0.218908" calcext:value-type="float">
            <text:p>0.218908</text:p>
          </table:table-cell>
          <table:table-cell office:value-type="float" office:value="0.231396" calcext:value-type="float">
            <text:p>0.231396</text:p>
          </table:table-cell>
          <table:table-cell office:value-type="float" office:value="0.208431" calcext:value-type="float">
            <text:p>0.208431</text:p>
          </table:table-cell>
          <table:table-cell office:value-type="float" office:value="0.169082" calcext:value-type="float">
            <text:p>0.169082</text:p>
          </table:table-cell>
          <table:table-cell table:number-columns-repeated="17"/>
        </table:table-row>
        <table:table-row table:style-name="ro1">
          <table:table-cell office:value-type="float" office:value="0.092093" calcext:value-type="float">
            <text:p>0.092093</text:p>
          </table:table-cell>
          <table:table-cell office:value-type="float" office:value="0.211577" calcext:value-type="float">
            <text:p>0.211577</text:p>
          </table:table-cell>
          <table:table-cell office:value-type="float" office:value="0.225863" calcext:value-type="float">
            <text:p>0.225863</text:p>
          </table:table-cell>
          <table:table-cell office:value-type="float" office:value="0.208061" calcext:value-type="float">
            <text:p>0.208061</text:p>
          </table:table-cell>
          <table:table-cell office:value-type="float" office:value="0.23197" calcext:value-type="float">
            <text:p>0.23197</text:p>
          </table:table-cell>
          <table:table-cell office:value-type="float" office:value="0.199754" calcext:value-type="float">
            <text:p>0.199754</text:p>
          </table:table-cell>
          <table:table-cell office:value-type="float" office:value="0.216881" calcext:value-type="float">
            <text:p>0.216881</text:p>
          </table:table-cell>
          <table:table-cell table:number-columns-repeated="17"/>
        </table:table-row>
        <table:table-row table:style-name="ro1">
          <table:table-cell office:value-type="float" office:value="0.061123" calcext:value-type="float">
            <text:p>0.061123</text:p>
          </table:table-cell>
          <table:table-cell office:value-type="float" office:value="0.228227" calcext:value-type="float">
            <text:p>0.228227</text:p>
          </table:table-cell>
          <table:table-cell office:value-type="float" office:value="0.267293" calcext:value-type="float">
            <text:p>0.267293</text:p>
          </table:table-cell>
          <table:table-cell office:value-type="float" office:value="0.236087" calcext:value-type="float">
            <text:p>0.236087</text:p>
          </table:table-cell>
          <table:table-cell office:value-type="float" office:value="0.19554" calcext:value-type="float">
            <text:p>0.19554</text:p>
          </table:table-cell>
          <table:table-cell office:value-type="float" office:value="0.178984" calcext:value-type="float">
            <text:p>0.178984</text:p>
          </table:table-cell>
          <table:table-cell office:value-type="float" office:value="0.161789" calcext:value-type="float">
            <text:p>0.161789</text:p>
          </table:table-cell>
          <table:table-cell table:number-columns-repeated="17"/>
        </table:table-row>
        <table:table-row table:style-name="ro1">
          <table:table-cell office:value-type="float" office:value="0.090195" calcext:value-type="float">
            <text:p>0.090195</text:p>
          </table:table-cell>
          <table:table-cell office:value-type="float" office:value="0.1758" calcext:value-type="float">
            <text:p>0.1758</text:p>
          </table:table-cell>
          <table:table-cell office:value-type="float" office:value="0.18465" calcext:value-type="float">
            <text:p>0.18465</text:p>
          </table:table-cell>
          <table:table-cell office:value-type="float" office:value="0.213235" calcext:value-type="float">
            <text:p>0.213235</text:p>
          </table:table-cell>
          <table:table-cell office:value-type="float" office:value="0.243059" calcext:value-type="float">
            <text:p>0.243059</text:p>
          </table:table-cell>
          <table:table-cell office:value-type="float" office:value="0.229276" calcext:value-type="float">
            <text:p>0.229276</text:p>
          </table:table-cell>
          <table:table-cell office:value-type="float" office:value="0.167954" calcext:value-type="float">
            <text:p>0.167954</text:p>
          </table:table-cell>
          <table:table-cell table:number-columns-repeated="17"/>
        </table:table-row>
        <table:table-row table:style-name="ro1">
          <table:table-cell office:value-type="float" office:value="0.090996" calcext:value-type="float">
            <text:p>0.090996</text:p>
          </table:table-cell>
          <table:table-cell office:value-type="float" office:value="0.239214" calcext:value-type="float">
            <text:p>0.239214</text:p>
          </table:table-cell>
          <table:table-cell office:value-type="float" office:value="0.224236" calcext:value-type="float">
            <text:p>0.224236</text:p>
          </table:table-cell>
          <table:table-cell office:value-type="float" office:value="0.238042" calcext:value-type="float">
            <text:p>0.238042</text:p>
          </table:table-cell>
          <table:table-cell office:value-type="float" office:value="0.230086" calcext:value-type="float">
            <text:p>0.230086</text:p>
          </table:table-cell>
          <table:table-cell office:value-type="float" office:value="0.223695" calcext:value-type="float">
            <text:p>0.223695</text:p>
          </table:table-cell>
          <table:table-cell office:value-type="float" office:value="0.219015" calcext:value-type="float">
            <text:p>0.219015</text:p>
          </table:table-cell>
          <table:table-cell table:number-columns-repeated="17"/>
        </table:table-row>
        <table:table-row table:style-name="ro1">
          <table:table-cell office:value-type="float" office:value="0.091724" calcext:value-type="float">
            <text:p>0.091724</text:p>
          </table:table-cell>
          <table:table-cell office:value-type="float" office:value="0.219812" calcext:value-type="float">
            <text:p>0.219812</text:p>
          </table:table-cell>
          <table:table-cell office:value-type="float" office:value="0.267297" calcext:value-type="float">
            <text:p>0.267297</text:p>
          </table:table-cell>
          <table:table-cell office:value-type="float" office:value="0.221799" calcext:value-type="float">
            <text:p>0.221799</text:p>
          </table:table-cell>
          <table:table-cell office:value-type="float" office:value="0.236818" calcext:value-type="float">
            <text:p>0.236818</text:p>
          </table:table-cell>
          <table:table-cell office:value-type="float" office:value="0.238928" calcext:value-type="float">
            <text:p>0.238928</text:p>
          </table:table-cell>
          <table:table-cell office:value-type="float" office:value="0.1697" calcext:value-type="float">
            <text:p>0.1697</text:p>
          </table:table-cell>
          <table:table-cell table:number-columns-repeated="17"/>
        </table:table-row>
        <table:table-row table:style-name="ro1">
          <table:table-cell office:value-type="float" office:value="0.090974" calcext:value-type="float">
            <text:p>0.090974</text:p>
          </table:table-cell>
          <table:table-cell office:value-type="float" office:value="0.280378" calcext:value-type="float">
            <text:p>0.280378</text:p>
          </table:table-cell>
          <table:table-cell office:value-type="float" office:value="0.227342" calcext:value-type="float">
            <text:p>0.227342</text:p>
          </table:table-cell>
          <table:table-cell office:value-type="float" office:value="0.200673" calcext:value-type="float">
            <text:p>0.200673</text:p>
          </table:table-cell>
          <table:table-cell office:value-type="float" office:value="0.241211" calcext:value-type="float">
            <text:p>0.241211</text:p>
          </table:table-cell>
          <table:table-cell office:value-type="float" office:value="0.213611" calcext:value-type="float">
            <text:p>0.213611</text:p>
          </table:table-cell>
          <table:table-cell office:value-type="float" office:value="0.202465" calcext:value-type="float">
            <text:p>0.202465</text:p>
          </table:table-cell>
          <table:table-cell table:number-columns-repeated="17"/>
        </table:table-row>
        <table:table-row table:style-name="ro1">
          <table:table-cell office:value-type="float" office:value="0.092482" calcext:value-type="float">
            <text:p>0.092482</text:p>
          </table:table-cell>
          <table:table-cell office:value-type="float" office:value="0.209271" calcext:value-type="float">
            <text:p>0.209271</text:p>
          </table:table-cell>
          <table:table-cell office:value-type="float" office:value="0.221837" calcext:value-type="float">
            <text:p>0.221837</text:p>
          </table:table-cell>
          <table:table-cell office:value-type="float" office:value="0.195125" calcext:value-type="float">
            <text:p>0.195125</text:p>
          </table:table-cell>
          <table:table-cell office:value-type="float" office:value="0.231648" calcext:value-type="float">
            <text:p>0.231648</text:p>
          </table:table-cell>
          <table:table-cell office:value-type="float" office:value="0.238403" calcext:value-type="float">
            <text:p>0.238403</text:p>
          </table:table-cell>
          <table:table-cell office:value-type="float" office:value="0.1817" calcext:value-type="float">
            <text:p>0.1817</text:p>
          </table:table-cell>
          <table:table-cell table:number-columns-repeated="17"/>
        </table:table-row>
        <table:table-row table:style-name="ro1">
          <table:table-cell office:value-type="float" office:value="0.063486" calcext:value-type="float">
            <text:p>0.063486</text:p>
          </table:table-cell>
          <table:table-cell office:value-type="float" office:value="0.249885" calcext:value-type="float">
            <text:p>0.249885</text:p>
          </table:table-cell>
          <table:table-cell office:value-type="float" office:value="0.25069" calcext:value-type="float">
            <text:p>0.25069</text:p>
          </table:table-cell>
          <table:table-cell office:value-type="float" office:value="0.260274" calcext:value-type="float">
            <text:p>0.260274</text:p>
          </table:table-cell>
          <table:table-cell office:value-type="float" office:value="0.238569" calcext:value-type="float">
            <text:p>0.238569</text:p>
          </table:table-cell>
          <table:table-cell office:value-type="float" office:value="0.22756" calcext:value-type="float">
            <text:p>0.22756</text:p>
          </table:table-cell>
          <table:table-cell office:value-type="float" office:value="0.180254" calcext:value-type="float">
            <text:p>0.180254</text:p>
          </table:table-cell>
          <table:table-cell table:number-columns-repeated="17"/>
        </table:table-row>
        <table:table-row table:style-name="ro1">
          <table:table-cell office:value-type="float" office:value="0.065863" calcext:value-type="float">
            <text:p>0.065863</text:p>
          </table:table-cell>
          <table:table-cell office:value-type="float" office:value="0.287423" calcext:value-type="float">
            <text:p>0.287423</text:p>
          </table:table-cell>
          <table:table-cell office:value-type="float" office:value="0.218421" calcext:value-type="float">
            <text:p>0.218421</text:p>
          </table:table-cell>
          <table:table-cell office:value-type="float" office:value="0.236104" calcext:value-type="float">
            <text:p>0.236104</text:p>
          </table:table-cell>
          <table:table-cell office:value-type="float" office:value="0.240382" calcext:value-type="float">
            <text:p>0.240382</text:p>
          </table:table-cell>
          <table:table-cell office:value-type="float" office:value="0.231331" calcext:value-type="float">
            <text:p>0.231331</text:p>
          </table:table-cell>
          <table:table-cell office:value-type="float" office:value="0.194819" calcext:value-type="float">
            <text:p>0.194819</text:p>
          </table:table-cell>
          <table:table-cell table:number-columns-repeated="17"/>
        </table:table-row>
        <table:table-row table:style-name="ro1">
          <table:table-cell office:value-type="float" office:value="0.061413" calcext:value-type="float">
            <text:p>0.061413</text:p>
          </table:table-cell>
          <table:table-cell office:value-type="float" office:value="0.272099" calcext:value-type="float">
            <text:p>0.272099</text:p>
          </table:table-cell>
          <table:table-cell office:value-type="float" office:value="0.267298" calcext:value-type="float">
            <text:p>0.267298</text:p>
          </table:table-cell>
          <table:table-cell office:value-type="float" office:value="0.274496" calcext:value-type="float">
            <text:p>0.274496</text:p>
          </table:table-cell>
          <table:table-cell office:value-type="float" office:value="0.233399" calcext:value-type="float">
            <text:p>0.233399</text:p>
          </table:table-cell>
          <table:table-cell office:value-type="float" office:value="0.223664" calcext:value-type="float">
            <text:p>0.223664</text:p>
          </table:table-cell>
          <table:table-cell office:value-type="float" office:value="0.21002" calcext:value-type="float">
            <text:p>0.21002</text:p>
          </table:table-cell>
          <table:table-cell table:number-columns-repeated="17"/>
        </table:table-row>
        <table:table-row table:style-name="ro1">
          <table:table-cell office:value-type="float" office:value="0.05206" calcext:value-type="float">
            <text:p>0.05206</text:p>
          </table:table-cell>
          <table:table-cell office:value-type="float" office:value="0.227502" calcext:value-type="float">
            <text:p>0.227502</text:p>
          </table:table-cell>
          <table:table-cell office:value-type="float" office:value="0.242996" calcext:value-type="float">
            <text:p>0.242996</text:p>
          </table:table-cell>
          <table:table-cell office:value-type="float" office:value="0.237507" calcext:value-type="float">
            <text:p>0.237507</text:p>
          </table:table-cell>
          <table:table-cell office:value-type="float" office:value="0.243224" calcext:value-type="float">
            <text:p>0.243224</text:p>
          </table:table-cell>
          <table:table-cell office:value-type="float" office:value="0.224171" calcext:value-type="float">
            <text:p>0.224171</text:p>
          </table:table-cell>
          <table:table-cell office:value-type="float" office:value="0.180387" calcext:value-type="float">
            <text:p>0.180387</text:p>
          </table:table-cell>
          <table:table-cell table:number-columns-repeated="17"/>
        </table:table-row>
        <table:table-row table:style-name="ro1">
          <table:table-cell office:value-type="float" office:value="0.092887" calcext:value-type="float">
            <text:p>0.092887</text:p>
          </table:table-cell>
          <table:table-cell office:value-type="float" office:value="0.197386" calcext:value-type="float">
            <text:p>0.197386</text:p>
          </table:table-cell>
          <table:table-cell office:value-type="float" office:value="0.18175" calcext:value-type="float">
            <text:p>0.18175</text:p>
          </table:table-cell>
          <table:table-cell office:value-type="float" office:value="0.230511" calcext:value-type="float">
            <text:p>0.230511</text:p>
          </table:table-cell>
          <table:table-cell office:value-type="float" office:value="0.254158" calcext:value-type="float">
            <text:p>0.254158</text:p>
          </table:table-cell>
          <table:table-cell office:value-type="float" office:value="0.158372" calcext:value-type="float">
            <text:p>0.158372</text:p>
          </table:table-cell>
          <table:table-cell office:value-type="float" office:value="0.168098" calcext:value-type="float">
            <text:p>0.168098</text:p>
          </table:table-cell>
          <table:table-cell table:number-columns-repeated="17"/>
        </table:table-row>
        <table:table-row table:style-name="ro1">
          <table:table-cell office:value-type="float" office:value="0.063509" calcext:value-type="float">
            <text:p>0.063509</text:p>
          </table:table-cell>
          <table:table-cell office:value-type="float" office:value="0.242045" calcext:value-type="float">
            <text:p>0.242045</text:p>
          </table:table-cell>
          <table:table-cell office:value-type="float" office:value="0.232215" calcext:value-type="float">
            <text:p>0.232215</text:p>
          </table:table-cell>
          <table:table-cell office:value-type="float" office:value="0.22152" calcext:value-type="float">
            <text:p>0.22152</text:p>
          </table:table-cell>
          <table:table-cell office:value-type="float" office:value="0.223999" calcext:value-type="float">
            <text:p>0.223999</text:p>
          </table:table-cell>
          <table:table-cell office:value-type="float" office:value="0.228689" calcext:value-type="float">
            <text:p>0.228689</text:p>
          </table:table-cell>
          <table:table-cell office:value-type="float" office:value="0.189268" calcext:value-type="float">
            <text:p>0.189268</text:p>
          </table:table-cell>
          <table:table-cell table:number-columns-repeated="17"/>
        </table:table-row>
        <table:table-row table:style-name="ro1">
          <table:table-cell office:value-type="float" office:value="0.046385" calcext:value-type="float">
            <text:p>0.046385</text:p>
          </table:table-cell>
          <table:table-cell office:value-type="float" office:value="0.310871" calcext:value-type="float">
            <text:p>0.310871</text:p>
          </table:table-cell>
          <table:table-cell office:value-type="float" office:value="0.203552" calcext:value-type="float">
            <text:p>0.203552</text:p>
          </table:table-cell>
          <table:table-cell office:value-type="float" office:value="0.257423" calcext:value-type="float">
            <text:p>0.257423</text:p>
          </table:table-cell>
          <table:table-cell office:value-type="float" office:value="0.153619" calcext:value-type="float">
            <text:p>0.153619</text:p>
          </table:table-cell>
          <table:table-cell office:value-type="float" office:value="0.173765" calcext:value-type="float">
            <text:p>0.173765</text:p>
          </table:table-cell>
          <table:table-cell office:value-type="float" office:value="0.188416" calcext:value-type="float">
            <text:p>0.188416</text:p>
          </table:table-cell>
          <table:table-cell table:number-columns-repeated="17"/>
        </table:table-row>
        <table:table-row table:style-name="ro1">
          <table:table-cell office:value-type="float" office:value="0.061191" calcext:value-type="float">
            <text:p>0.061191</text:p>
          </table:table-cell>
          <table:table-cell office:value-type="float" office:value="0.229169" calcext:value-type="float">
            <text:p>0.229169</text:p>
          </table:table-cell>
          <table:table-cell office:value-type="float" office:value="0.188313" calcext:value-type="float">
            <text:p>0.188313</text:p>
          </table:table-cell>
          <table:table-cell office:value-type="float" office:value="0.256051" calcext:value-type="float">
            <text:p>0.256051</text:p>
          </table:table-cell>
          <table:table-cell office:value-type="float" office:value="0.187287" calcext:value-type="float">
            <text:p>0.187287</text:p>
          </table:table-cell>
          <table:table-cell office:value-type="float" office:value="0.247691" calcext:value-type="float">
            <text:p>0.247691</text:p>
          </table:table-cell>
          <table:table-cell office:value-type="float" office:value="0.289886" calcext:value-type="float">
            <text:p>0.289886</text:p>
          </table:table-cell>
          <table:table-cell table:number-columns-repeated="17"/>
        </table:table-row>
        <table:table-row table:style-name="ro1">
          <table:table-cell office:value-type="float" office:value="0.093165" calcext:value-type="float">
            <text:p>0.093165</text:p>
          </table:table-cell>
          <table:table-cell office:value-type="float" office:value="0.225508" calcext:value-type="float">
            <text:p>0.225508</text:p>
          </table:table-cell>
          <table:table-cell office:value-type="float" office:value="0.223345" calcext:value-type="float">
            <text:p>0.223345</text:p>
          </table:table-cell>
          <table:table-cell office:value-type="float" office:value="0.196737" calcext:value-type="float">
            <text:p>0.196737</text:p>
          </table:table-cell>
          <table:table-cell office:value-type="float" office:value="0.194876" calcext:value-type="float">
            <text:p>0.194876</text:p>
          </table:table-cell>
          <table:table-cell office:value-type="float" office:value="0.188023" calcext:value-type="float">
            <text:p>0.188023</text:p>
          </table:table-cell>
          <table:table-cell office:value-type="float" office:value="0.178691" calcext:value-type="float">
            <text:p>0.178691</text:p>
          </table:table-cell>
          <table:table-cell table:number-columns-repeated="17"/>
        </table:table-row>
        <table:table-row table:style-name="ro1">
          <table:table-cell office:value-type="float" office:value="0.061692" calcext:value-type="float">
            <text:p>0.061692</text:p>
          </table:table-cell>
          <table:table-cell office:value-type="float" office:value="0.237933" calcext:value-type="float">
            <text:p>0.237933</text:p>
          </table:table-cell>
          <table:table-cell office:value-type="float" office:value="0.228708" calcext:value-type="float">
            <text:p>0.228708</text:p>
          </table:table-cell>
          <table:table-cell office:value-type="float" office:value="0.256671" calcext:value-type="float">
            <text:p>0.256671</text:p>
          </table:table-cell>
          <table:table-cell office:value-type="float" office:value="0.182493" calcext:value-type="float">
            <text:p>0.182493</text:p>
          </table:table-cell>
          <table:table-cell office:value-type="float" office:value="0.169961" calcext:value-type="float">
            <text:p>0.169961</text:p>
          </table:table-cell>
          <table:table-cell office:value-type="float" office:value="0.20223" calcext:value-type="float">
            <text:p>0.20223</text:p>
          </table:table-cell>
          <table:table-cell table:number-columns-repeated="17"/>
        </table:table-row>
        <table:table-row table:style-name="ro1">
          <table:table-cell office:value-type="float" office:value="0.089547" calcext:value-type="float">
            <text:p>0.089547</text:p>
          </table:table-cell>
          <table:table-cell office:value-type="float" office:value="0.250976" calcext:value-type="float">
            <text:p>0.250976</text:p>
          </table:table-cell>
          <table:table-cell office:value-type="float" office:value="0.193075" calcext:value-type="float">
            <text:p>0.193075</text:p>
          </table:table-cell>
          <table:table-cell office:value-type="float" office:value="0.281187" calcext:value-type="float">
            <text:p>0.281187</text:p>
          </table:table-cell>
          <table:table-cell office:value-type="float" office:value="0.229739" calcext:value-type="float">
            <text:p>0.229739</text:p>
          </table:table-cell>
          <table:table-cell office:value-type="float" office:value="0.176533" calcext:value-type="float">
            <text:p>0.176533</text:p>
          </table:table-cell>
          <table:table-cell office:value-type="float" office:value="0.211757" calcext:value-type="float">
            <text:p>0.211757</text:p>
          </table:table-cell>
          <table:table-cell table:number-columns-repeated="17"/>
        </table:table-row>
        <table:table-row table:style-name="ro1">
          <table:table-cell office:value-type="float" office:value="0.093377" calcext:value-type="float">
            <text:p>0.093377</text:p>
          </table:table-cell>
          <table:table-cell office:value-type="float" office:value="0.233633" calcext:value-type="float">
            <text:p>0.233633</text:p>
          </table:table-cell>
          <table:table-cell office:value-type="float" office:value="0.224047" calcext:value-type="float">
            <text:p>0.224047</text:p>
          </table:table-cell>
          <table:table-cell office:value-type="float" office:value="0.139307" calcext:value-type="float">
            <text:p>0.139307</text:p>
          </table:table-cell>
          <table:table-cell office:value-type="float" office:value="0.237017" calcext:value-type="float">
            <text:p>0.237017</text:p>
          </table:table-cell>
          <table:table-cell office:value-type="float" office:value="0.226686" calcext:value-type="float">
            <text:p>0.226686</text:p>
          </table:table-cell>
          <table:table-cell office:value-type="float" office:value="0.241667" calcext:value-type="float">
            <text:p>0.241667</text:p>
          </table:table-cell>
          <table:table-cell table:number-columns-repeated="17"/>
        </table:table-row>
        <table:table-row table:style-name="ro1">
          <table:table-cell office:value-type="float" office:value="0.093158" calcext:value-type="float">
            <text:p>0.093158</text:p>
          </table:table-cell>
          <table:table-cell office:value-type="float" office:value="0.206745" calcext:value-type="float">
            <text:p>0.206745</text:p>
          </table:table-cell>
          <table:table-cell office:value-type="float" office:value="0.258327" calcext:value-type="float">
            <text:p>0.258327</text:p>
          </table:table-cell>
          <table:table-cell office:value-type="float" office:value="0.223053" calcext:value-type="float">
            <text:p>0.223053</text:p>
          </table:table-cell>
          <table:table-cell office:value-type="float" office:value="0.237923" calcext:value-type="float">
            <text:p>0.237923</text:p>
          </table:table-cell>
          <table:table-cell office:value-type="float" office:value="0.205975" calcext:value-type="float">
            <text:p>0.205975</text:p>
          </table:table-cell>
          <table:table-cell office:value-type="float" office:value="0.184296" calcext:value-type="float">
            <text:p>0.184296</text:p>
          </table:table-cell>
          <table:table-cell table:number-columns-repeated="17"/>
        </table:table-row>
        <table:table-row table:style-name="ro1">
          <table:table-cell office:value-type="float" office:value="0.058509" calcext:value-type="float">
            <text:p>0.058509</text:p>
          </table:table-cell>
          <table:table-cell office:value-type="float" office:value="0.258971" calcext:value-type="float">
            <text:p>0.258971</text:p>
          </table:table-cell>
          <table:table-cell office:value-type="float" office:value="0.2627" calcext:value-type="float">
            <text:p>0.2627</text:p>
          </table:table-cell>
          <table:table-cell office:value-type="float" office:value="0.250949" calcext:value-type="float">
            <text:p>0.250949</text:p>
          </table:table-cell>
          <table:table-cell office:value-type="float" office:value="0.241507" calcext:value-type="float">
            <text:p>0.241507</text:p>
          </table:table-cell>
          <table:table-cell office:value-type="float" office:value="0.205093" calcext:value-type="float">
            <text:p>0.205093</text:p>
          </table:table-cell>
          <table:table-cell office:value-type="float" office:value="0.18315" calcext:value-type="float">
            <text:p>0.18315</text:p>
          </table:table-cell>
          <table:table-cell table:number-columns-repeated="17"/>
        </table:table-row>
        <table:table-row table:style-name="ro1">
          <table:table-cell office:value-type="float" office:value="0.093378" calcext:value-type="float">
            <text:p>0.093378</text:p>
          </table:table-cell>
          <table:table-cell office:value-type="float" office:value="0.204283" calcext:value-type="float">
            <text:p>0.204283</text:p>
          </table:table-cell>
          <table:table-cell office:value-type="float" office:value="0.267006" calcext:value-type="float">
            <text:p>0.267006</text:p>
          </table:table-cell>
          <table:table-cell office:value-type="float" office:value="0.244628" calcext:value-type="float">
            <text:p>0.244628</text:p>
          </table:table-cell>
          <table:table-cell office:value-type="float" office:value="0.226462" calcext:value-type="float">
            <text:p>0.226462</text:p>
          </table:table-cell>
          <table:table-cell office:value-type="float" office:value="0.218149" calcext:value-type="float">
            <text:p>0.218149</text:p>
          </table:table-cell>
          <table:table-cell office:value-type="float" office:value="0.117092" calcext:value-type="float">
            <text:p>0.117092</text:p>
          </table:table-cell>
          <table:table-cell table:number-columns-repeated="17"/>
        </table:table-row>
        <table:table-row table:style-name="ro1">
          <table:table-cell office:value-type="float" office:value="0.09316" calcext:value-type="float">
            <text:p>0.09316</text:p>
          </table:table-cell>
          <table:table-cell office:value-type="float" office:value="0.256639" calcext:value-type="float">
            <text:p>0.256639</text:p>
          </table:table-cell>
          <table:table-cell office:value-type="float" office:value="0.261972" calcext:value-type="float">
            <text:p>0.261972</text:p>
          </table:table-cell>
          <table:table-cell office:value-type="float" office:value="0.268379" calcext:value-type="float">
            <text:p>0.268379</text:p>
          </table:table-cell>
          <table:table-cell office:value-type="float" office:value="0.131904" calcext:value-type="float">
            <text:p>0.131904</text:p>
          </table:table-cell>
          <table:table-cell office:value-type="float" office:value="0.153731" calcext:value-type="float">
            <text:p>0.153731</text:p>
          </table:table-cell>
          <table:table-cell office:value-type="float" office:value="0.238592" calcext:value-type="float">
            <text:p>0.238592</text:p>
          </table:table-cell>
          <table:table-cell table:number-columns-repeated="17"/>
        </table:table-row>
        <table:table-row table:style-name="ro1">
          <table:table-cell office:value-type="float" office:value="0.089103" calcext:value-type="float">
            <text:p>0.089103</text:p>
          </table:table-cell>
          <table:table-cell office:value-type="float" office:value="0.130064" calcext:value-type="float">
            <text:p>0.130064</text:p>
          </table:table-cell>
          <table:table-cell office:value-type="float" office:value="0.170556" calcext:value-type="float">
            <text:p>0.170556</text:p>
          </table:table-cell>
          <table:table-cell office:value-type="float" office:value="0.209339" calcext:value-type="float">
            <text:p>0.209339</text:p>
          </table:table-cell>
          <table:table-cell office:value-type="float" office:value="0.151235" calcext:value-type="float">
            <text:p>0.151235</text:p>
          </table:table-cell>
          <table:table-cell office:value-type="float" office:value="0.155291" calcext:value-type="float">
            <text:p>0.155291</text:p>
          </table:table-cell>
          <table:table-cell office:value-type="float" office:value="0.287813" calcext:value-type="float">
            <text:p>0.287813</text:p>
          </table:table-cell>
          <table:table-cell table:number-columns-repeated="17"/>
        </table:table-row>
        <table:table-row table:style-name="ro1">
          <table:table-cell office:value-type="float" office:value="0.054342" calcext:value-type="float">
            <text:p>0.054342</text:p>
          </table:table-cell>
          <table:table-cell office:value-type="float" office:value="0.17554" calcext:value-type="float">
            <text:p>0.17554</text:p>
          </table:table-cell>
          <table:table-cell office:value-type="float" office:value="0.140017" calcext:value-type="float">
            <text:p>0.140017</text:p>
          </table:table-cell>
          <table:table-cell office:value-type="float" office:value="0.362318" calcext:value-type="float">
            <text:p>0.362318</text:p>
          </table:table-cell>
          <table:table-cell office:value-type="float" office:value="0.17441" calcext:value-type="float">
            <text:p>0.17441</text:p>
          </table:table-cell>
          <table:table-cell office:value-type="float" office:value="0.138271" calcext:value-type="float">
            <text:p>0.138271</text:p>
          </table:table-cell>
          <table:table-cell office:value-type="float" office:value="0.252945" calcext:value-type="float">
            <text:p>0.252945</text:p>
          </table:table-cell>
          <table:table-cell table:number-columns-repeated="17"/>
        </table:table-row>
        <table:table-row table:style-name="ro1">
          <table:table-cell office:value-type="float" office:value="0.052156" calcext:value-type="float">
            <text:p>0.052156</text:p>
          </table:table-cell>
          <table:table-cell office:value-type="float" office:value="0.252527" calcext:value-type="float">
            <text:p>0.252527</text:p>
          </table:table-cell>
          <table:table-cell office:value-type="float" office:value="0.15891" calcext:value-type="float">
            <text:p>0.15891</text:p>
          </table:table-cell>
          <table:table-cell office:value-type="float" office:value="0.279587" calcext:value-type="float">
            <text:p>0.279587</text:p>
          </table:table-cell>
          <table:table-cell office:value-type="float" office:value="0.279085" calcext:value-type="float">
            <text:p>0.279085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202093" calcext:value-type="float">
            <text:p>0.202093</text:p>
          </table:table-cell>
          <table:table-cell table:number-columns-repeated="17"/>
        </table:table-row>
        <table:table-row table:style-name="ro1">
          <table:table-cell office:value-type="float" office:value="0.093187" calcext:value-type="float">
            <text:p>0.093187</text:p>
          </table:table-cell>
          <table:table-cell office:value-type="float" office:value="0.248277" calcext:value-type="float">
            <text:p>0.248277</text:p>
          </table:table-cell>
          <table:table-cell office:value-type="float" office:value="0.32375" calcext:value-type="float">
            <text:p>0.32375</text:p>
          </table:table-cell>
          <table:table-cell office:value-type="float" office:value="0.204477" calcext:value-type="float">
            <text:p>0.204477</text:p>
          </table:table-cell>
          <table:table-cell office:value-type="float" office:value="0.252531" calcext:value-type="float">
            <text:p>0.252531</text:p>
          </table:table-cell>
          <table:table-cell office:value-type="float" office:value="0.168107" calcext:value-type="float">
            <text:p>0.168107</text:p>
          </table:table-cell>
          <table:table-cell office:value-type="float" office:value="0.220605" calcext:value-type="float">
            <text:p>0.220605</text:p>
          </table:table-cell>
          <table:table-cell table:number-columns-repeated="17"/>
        </table:table-row>
        <table:table-row table:style-name="ro1">
          <table:table-cell office:value-type="float" office:value="0.093517" calcext:value-type="float">
            <text:p>0.093517</text:p>
          </table:table-cell>
          <table:table-cell office:value-type="float" office:value="0.255799" calcext:value-type="float">
            <text:p>0.255799</text:p>
          </table:table-cell>
          <table:table-cell office:value-type="float" office:value="0.216607" calcext:value-type="float">
            <text:p>0.216607</text:p>
          </table:table-cell>
          <table:table-cell office:value-type="float" office:value="0.211864" calcext:value-type="float">
            <text:p>0.211864</text:p>
          </table:table-cell>
          <table:table-cell office:value-type="float" office:value="0.24611" calcext:value-type="float">
            <text:p>0.24611</text:p>
          </table:table-cell>
          <table:table-cell office:value-type="float" office:value="0.206389" calcext:value-type="float">
            <text:p>0.206389</text:p>
          </table:table-cell>
          <table:table-cell office:value-type="float" office:value="0.212884" calcext:value-type="float">
            <text:p>0.212884</text:p>
          </table:table-cell>
          <table:table-cell table:number-columns-repeated="17"/>
        </table:table-row>
        <table:table-row table:style-name="ro1">
          <table:table-cell office:value-type="float" office:value="0.07874" calcext:value-type="float">
            <text:p>0.07874</text:p>
          </table:table-cell>
          <table:table-cell office:value-type="float" office:value="0.260753" calcext:value-type="float">
            <text:p>0.260753</text:p>
          </table:table-cell>
          <table:table-cell office:value-type="float" office:value="0.248547" calcext:value-type="float">
            <text:p>0.248547</text:p>
          </table:table-cell>
          <table:table-cell office:value-type="float" office:value="0.232761" calcext:value-type="float">
            <text:p>0.232761</text:p>
          </table:table-cell>
          <table:table-cell office:value-type="float" office:value="0.230808" calcext:value-type="float">
            <text:p>0.230808</text:p>
          </table:table-cell>
          <table:table-cell office:value-type="float" office:value="0.225074" calcext:value-type="float">
            <text:p>0.225074</text:p>
          </table:table-cell>
          <table:table-cell office:value-type="float" office:value="0.225058" calcext:value-type="float">
            <text:p>0.225058</text:p>
          </table:table-cell>
          <table:table-cell table:number-columns-repeated="17"/>
        </table:table-row>
        <table:table-row table:style-name="ro1">
          <table:table-cell office:value-type="float" office:value="0.048007" calcext:value-type="float">
            <text:p>0.048007</text:p>
          </table:table-cell>
          <table:table-cell office:value-type="float" office:value="0.251316" calcext:value-type="float">
            <text:p>0.251316</text:p>
          </table:table-cell>
          <table:table-cell office:value-type="float" office:value="0.181185" calcext:value-type="float">
            <text:p>0.181185</text:p>
          </table:table-cell>
          <table:table-cell office:value-type="float" office:value="0.198842" calcext:value-type="float">
            <text:p>0.198842</text:p>
          </table:table-cell>
          <table:table-cell office:value-type="float" office:value="0.171696" calcext:value-type="float">
            <text:p>0.171696</text:p>
          </table:table-cell>
          <table:table-cell office:value-type="float" office:value="0.232189" calcext:value-type="float">
            <text:p>0.232189</text:p>
          </table:table-cell>
          <table:table-cell office:value-type="float" office:value="0.198457" calcext:value-type="float">
            <text:p>0.198457</text:p>
          </table:table-cell>
          <table:table-cell table:number-columns-repeated="17"/>
        </table:table-row>
        <table:table-row table:style-name="ro1">
          <table:table-cell office:value-type="float" office:value="0.057196" calcext:value-type="float">
            <text:p>0.057196</text:p>
          </table:table-cell>
          <table:table-cell office:value-type="float" office:value="0.235153" calcext:value-type="float">
            <text:p>0.235153</text:p>
          </table:table-cell>
          <table:table-cell office:value-type="float" office:value="0.223484" calcext:value-type="float">
            <text:p>0.223484</text:p>
          </table:table-cell>
          <table:table-cell office:value-type="float" office:value="0.221394" calcext:value-type="float">
            <text:p>0.221394</text:p>
          </table:table-cell>
          <table:table-cell office:value-type="float" office:value="0.18398" calcext:value-type="float">
            <text:p>0.18398</text:p>
          </table:table-cell>
          <table:table-cell office:value-type="float" office:value="0.190736" calcext:value-type="float">
            <text:p>0.190736</text:p>
          </table:table-cell>
          <table:table-cell office:value-type="float" office:value="0.223163" calcext:value-type="float">
            <text:p>0.223163</text:p>
          </table:table-cell>
          <table:table-cell table:number-columns-repeated="17"/>
        </table:table-row>
        <table:table-row table:style-name="ro1">
          <table:table-cell office:value-type="float" office:value="0.093843" calcext:value-type="float">
            <text:p>0.093843</text:p>
          </table:table-cell>
          <table:table-cell office:value-type="float" office:value="0.178606" calcext:value-type="float">
            <text:p>0.178606</text:p>
          </table:table-cell>
          <table:table-cell office:value-type="float" office:value="0.215384" calcext:value-type="float">
            <text:p>0.215384</text:p>
          </table:table-cell>
          <table:table-cell office:value-type="float" office:value="0.206804" calcext:value-type="float">
            <text:p>0.206804</text:p>
          </table:table-cell>
          <table:table-cell office:value-type="float" office:value="0.219104" calcext:value-type="float">
            <text:p>0.219104</text:p>
          </table:table-cell>
          <table:table-cell office:value-type="float" office:value="0.207137" calcext:value-type="float">
            <text:p>0.207137</text:p>
          </table:table-cell>
          <table:table-cell office:value-type="float" office:value="0.216852" calcext:value-type="float">
            <text:p>0.216852</text:p>
          </table:table-cell>
          <table:table-cell table:number-columns-repeated="17"/>
        </table:table-row>
        <table:table-row table:style-name="ro1">
          <table:table-cell office:value-type="float" office:value="0.09377" calcext:value-type="float">
            <text:p>0.09377</text:p>
          </table:table-cell>
          <table:table-cell office:value-type="float" office:value="0.153673" calcext:value-type="float">
            <text:p>0.153673</text:p>
          </table:table-cell>
          <table:table-cell office:value-type="float" office:value="0.201092" calcext:value-type="float">
            <text:p>0.201092</text:p>
          </table:table-cell>
          <table:table-cell office:value-type="float" office:value="0.200364" calcext:value-type="float">
            <text:p>0.200364</text:p>
          </table:table-cell>
          <table:table-cell office:value-type="float" office:value="0.173086" calcext:value-type="float">
            <text:p>0.173086</text:p>
          </table:table-cell>
          <table:table-cell office:value-type="float" office:value="0.207343" calcext:value-type="float">
            <text:p>0.207343</text:p>
          </table:table-cell>
          <table:table-cell office:value-type="float" office:value="0.207362" calcext:value-type="float">
            <text:p>0.207362</text:p>
          </table:table-cell>
          <table:table-cell table:number-columns-repeated="17"/>
        </table:table-row>
        <table:table-row table:style-name="ro1">
          <table:table-cell office:value-type="float" office:value="0.091897" calcext:value-type="float">
            <text:p>0.091897</text:p>
          </table:table-cell>
          <table:table-cell office:value-type="float" office:value="0.235637" calcext:value-type="float">
            <text:p>0.235637</text:p>
          </table:table-cell>
          <table:table-cell office:value-type="float" office:value="0.278922" calcext:value-type="float">
            <text:p>0.278922</text:p>
          </table:table-cell>
          <table:table-cell office:value-type="float" office:value="0.174362" calcext:value-type="float">
            <text:p>0.174362</text:p>
          </table:table-cell>
          <table:table-cell office:value-type="float" office:value="0.17443" calcext:value-type="float">
            <text:p>0.17443</text:p>
          </table:table-cell>
          <table:table-cell office:value-type="float" office:value="0.187993" calcext:value-type="float">
            <text:p>0.187993</text:p>
          </table:table-cell>
          <table:table-cell office:value-type="float" office:value="0.201467" calcext:value-type="float">
            <text:p>0.201467</text:p>
          </table:table-cell>
          <table:table-cell table:number-columns-repeated="17"/>
        </table:table-row>
        <table:table-row table:style-name="ro1">
          <table:table-cell office:value-type="float" office:value="0.084388" calcext:value-type="float">
            <text:p>0.084388</text:p>
          </table:table-cell>
          <table:table-cell office:value-type="float" office:value="0.248298" calcext:value-type="float">
            <text:p>0.248298</text:p>
          </table:table-cell>
          <table:table-cell office:value-type="float" office:value="0.179003" calcext:value-type="float">
            <text:p>0.179003</text:p>
          </table:table-cell>
          <table:table-cell office:value-type="float" office:value="0.210946" calcext:value-type="float">
            <text:p>0.210946</text:p>
          </table:table-cell>
          <table:table-cell office:value-type="float" office:value="0.178521" calcext:value-type="float">
            <text:p>0.178521</text:p>
          </table:table-cell>
          <table:table-cell office:value-type="float" office:value="0.190942" calcext:value-type="float">
            <text:p>0.190942</text:p>
          </table:table-cell>
          <table:table-cell office:value-type="float" office:value="0.164149" calcext:value-type="float">
            <text:p>0.164149</text:p>
          </table:table-cell>
          <table:table-cell table:number-columns-repeated="17"/>
        </table:table-row>
        <table:table-row table:style-name="ro1">
          <table:table-cell office:value-type="float" office:value="0.079359" calcext:value-type="float">
            <text:p>0.079359</text:p>
          </table:table-cell>
          <table:table-cell office:value-type="float" office:value="0.258075" calcext:value-type="float">
            <text:p>0.258075</text:p>
          </table:table-cell>
          <table:table-cell office:value-type="float" office:value="0.229969" calcext:value-type="float">
            <text:p>0.229969</text:p>
          </table:table-cell>
          <table:table-cell office:value-type="float" office:value="0.24904" calcext:value-type="float">
            <text:p>0.24904</text:p>
          </table:table-cell>
          <table:table-cell office:value-type="float" office:value="0.150457" calcext:value-type="float">
            <text:p>0.150457</text:p>
          </table:table-cell>
          <table:table-cell office:value-type="float" office:value="0.195484" calcext:value-type="float">
            <text:p>0.195484</text:p>
          </table:table-cell>
          <table:table-cell office:value-type="float" office:value="0.132378" calcext:value-type="float">
            <text:p>0.132378</text:p>
          </table:table-cell>
          <table:table-cell table:number-columns-repeated="17"/>
        </table:table-row>
        <table:table-row table:style-name="ro1">
          <table:table-cell office:value-type="float" office:value="0.093946" calcext:value-type="float">
            <text:p>0.093946</text:p>
          </table:table-cell>
          <table:table-cell office:value-type="float" office:value="0.242818" calcext:value-type="float">
            <text:p>0.242818</text:p>
          </table:table-cell>
          <table:table-cell office:value-type="float" office:value="0.251506" calcext:value-type="float">
            <text:p>0.251506</text:p>
          </table:table-cell>
          <table:table-cell office:value-type="float" office:value="0.235334" calcext:value-type="float">
            <text:p>0.235334</text:p>
          </table:table-cell>
          <table:table-cell office:value-type="float" office:value="0.144846" calcext:value-type="float">
            <text:p>0.144846</text:p>
          </table:table-cell>
          <table:table-cell office:value-type="float" office:value="0.166192" calcext:value-type="float">
            <text:p>0.166192</text:p>
          </table:table-cell>
          <table:table-cell office:value-type="float" office:value="0.200257" calcext:value-type="float">
            <text:p>0.200257</text:p>
          </table:table-cell>
          <table:table-cell table:number-columns-repeated="17"/>
        </table:table-row>
        <table:table-row table:style-name="ro1">
          <table:table-cell office:value-type="float" office:value="0.051366" calcext:value-type="float">
            <text:p>0.051366</text:p>
          </table:table-cell>
          <table:table-cell office:value-type="float" office:value="0.281814" calcext:value-type="float">
            <text:p>0.281814</text:p>
          </table:table-cell>
          <table:table-cell office:value-type="float" office:value="0.208094" calcext:value-type="float">
            <text:p>0.208094</text:p>
          </table:table-cell>
          <table:table-cell office:value-type="float" office:value="0.244176" calcext:value-type="float">
            <text:p>0.244176</text:p>
          </table:table-cell>
          <table:table-cell office:value-type="float" office:value="0.216728" calcext:value-type="float">
            <text:p>0.216728</text:p>
          </table:table-cell>
          <table:table-cell office:value-type="float" office:value="0.191302" calcext:value-type="float">
            <text:p>0.191302</text:p>
          </table:table-cell>
          <table:table-cell office:value-type="float" office:value="0.19362" calcext:value-type="float">
            <text:p>0.19362</text:p>
          </table:table-cell>
          <table:table-cell table:number-columns-repeated="17"/>
        </table:table-row>
        <table:table-row table:style-name="ro1">
          <table:table-cell office:value-type="float" office:value="0.0745" calcext:value-type="float">
            <text:p>0.0745</text:p>
          </table:table-cell>
          <table:table-cell office:value-type="float" office:value="0.15972" calcext:value-type="float">
            <text:p>0.15972</text:p>
          </table:table-cell>
          <table:table-cell office:value-type="float" office:value="0.215186" calcext:value-type="float">
            <text:p>0.215186</text:p>
          </table:table-cell>
          <table:table-cell office:value-type="float" office:value="0.217791" calcext:value-type="float">
            <text:p>0.217791</text:p>
          </table:table-cell>
          <table:table-cell office:value-type="float" office:value="0.173043" calcext:value-type="float">
            <text:p>0.173043</text:p>
          </table:table-cell>
          <table:table-cell office:value-type="float" office:value="0.155002" calcext:value-type="float">
            <text:p>0.155002</text:p>
          </table:table-cell>
          <table:table-cell office:value-type="float" office:value="0.169917" calcext:value-type="float">
            <text:p>0.169917</text:p>
          </table:table-cell>
          <table:table-cell table:number-columns-repeated="17"/>
        </table:table-row>
        <table:table-row table:style-name="ro1">
          <table:table-cell office:value-type="float" office:value="0.054043" calcext:value-type="float">
            <text:p>0.054043</text:p>
          </table:table-cell>
          <table:table-cell office:value-type="float" office:value="0.295794" calcext:value-type="float">
            <text:p>0.295794</text:p>
          </table:table-cell>
          <table:table-cell office:value-type="float" office:value="0.264496" calcext:value-type="float">
            <text:p>0.264496</text:p>
          </table:table-cell>
          <table:table-cell office:value-type="float" office:value="0.195228" calcext:value-type="float">
            <text:p>0.195228</text:p>
          </table:table-cell>
          <table:table-cell office:value-type="float" office:value="0.179445" calcext:value-type="float">
            <text:p>0.179445</text:p>
          </table:table-cell>
          <table:table-cell office:value-type="float" office:value="0.19396" calcext:value-type="float">
            <text:p>0.19396</text:p>
          </table:table-cell>
          <table:table-cell office:value-type="float" office:value="0.204797" calcext:value-type="float">
            <text:p>0.204797</text:p>
          </table:table-cell>
          <table:table-cell table:number-columns-repeated="17"/>
        </table:table-row>
        <table:table-row table:style-name="ro1">
          <table:table-cell office:value-type="float" office:value="0.093806" calcext:value-type="float">
            <text:p>0.093806</text:p>
          </table:table-cell>
          <table:table-cell office:value-type="float" office:value="0.245542" calcext:value-type="float">
            <text:p>0.245542</text:p>
          </table:table-cell>
          <table:table-cell office:value-type="float" office:value="0.212642" calcext:value-type="float">
            <text:p>0.212642</text:p>
          </table:table-cell>
          <table:table-cell office:value-type="float" office:value="0.244082" calcext:value-type="float">
            <text:p>0.244082</text:p>
          </table:table-cell>
          <table:table-cell office:value-type="float" office:value="0.174204" calcext:value-type="float">
            <text:p>0.174204</text:p>
          </table:table-cell>
          <table:table-cell office:value-type="float" office:value="0.232946" calcext:value-type="float">
            <text:p>0.232946</text:p>
          </table:table-cell>
          <table:table-cell office:value-type="float" office:value="0.186019" calcext:value-type="float">
            <text:p>0.186019</text:p>
          </table:table-cell>
          <table:table-cell table:number-columns-repeated="17"/>
        </table:table-row>
        <table:table-row table:style-name="ro1">
          <table:table-cell office:value-type="float" office:value="0.093841" calcext:value-type="float">
            <text:p>0.093841</text:p>
          </table:table-cell>
          <table:table-cell office:value-type="float" office:value="0.242263" calcext:value-type="float">
            <text:p>0.242263</text:p>
          </table:table-cell>
          <table:table-cell office:value-type="float" office:value="0.203976" calcext:value-type="float">
            <text:p>0.203976</text:p>
          </table:table-cell>
          <table:table-cell office:value-type="float" office:value="0.281236" calcext:value-type="float">
            <text:p>0.281236</text:p>
          </table:table-cell>
          <table:table-cell office:value-type="float" office:value="0.153443" calcext:value-type="float">
            <text:p>0.153443</text:p>
          </table:table-cell>
          <table:table-cell office:value-type="float" office:value="0.162003" calcext:value-type="float">
            <text:p>0.162003</text:p>
          </table:table-cell>
          <table:table-cell office:value-type="float" office:value="0.174909" calcext:value-type="float">
            <text:p>0.174909</text:p>
          </table:table-cell>
          <table:table-cell table:number-columns-repeated="17"/>
        </table:table-row>
        <table:table-row table:style-name="ro1">
          <table:table-cell office:value-type="float" office:value="0.049513" calcext:value-type="float">
            <text:p>0.049513</text:p>
          </table:table-cell>
          <table:table-cell office:value-type="float" office:value="0.200696" calcext:value-type="float">
            <text:p>0.200696</text:p>
          </table:table-cell>
          <table:table-cell office:value-type="float" office:value="0.252752" calcext:value-type="float">
            <text:p>0.252752</text:p>
          </table:table-cell>
          <table:table-cell office:value-type="float" office:value="0.25136" calcext:value-type="float">
            <text:p>0.25136</text:p>
          </table:table-cell>
          <table:table-cell office:value-type="float" office:value="0.168802" calcext:value-type="float">
            <text:p>0.168802</text:p>
          </table:table-cell>
          <table:table-cell office:value-type="float" office:value="0.222885" calcext:value-type="float">
            <text:p>0.222885</text:p>
          </table:table-cell>
          <table:table-cell office:value-type="float" office:value="0.228492" calcext:value-type="float">
            <text:p>0.228492</text:p>
          </table:table-cell>
          <table:table-cell table:number-columns-repeated="17"/>
        </table:table-row>
        <table:table-row table:style-name="ro1">
          <table:table-cell office:value-type="float" office:value="0.076996" calcext:value-type="float">
            <text:p>0.076996</text:p>
          </table:table-cell>
          <table:table-cell office:value-type="float" office:value="0.229539" calcext:value-type="float">
            <text:p>0.229539</text:p>
          </table:table-cell>
          <table:table-cell office:value-type="float" office:value="0.193452" calcext:value-type="float">
            <text:p>0.193452</text:p>
          </table:table-cell>
          <table:table-cell office:value-type="float" office:value="0.210823" calcext:value-type="float">
            <text:p>0.210823</text:p>
          </table:table-cell>
          <table:table-cell office:value-type="float" office:value="0.196536" calcext:value-type="float">
            <text:p>0.196536</text:p>
          </table:table-cell>
          <table:table-cell office:value-type="float" office:value="0.190343" calcext:value-type="float">
            <text:p>0.190343</text:p>
          </table:table-cell>
          <table:table-cell office:value-type="float" office:value="0.182163" calcext:value-type="float">
            <text:p>0.182163</text:p>
          </table:table-cell>
          <table:table-cell table:number-columns-repeated="17"/>
        </table:table-row>
        <table:table-row table:style-name="ro1">
          <table:table-cell office:value-type="float" office:value="0.05368" calcext:value-type="float">
            <text:p>0.05368</text:p>
          </table:table-cell>
          <table:table-cell office:value-type="float" office:value="0.211295" calcext:value-type="float">
            <text:p>0.211295</text:p>
          </table:table-cell>
          <table:table-cell office:value-type="float" office:value="0.258558" calcext:value-type="float">
            <text:p>0.258558</text:p>
          </table:table-cell>
          <table:table-cell office:value-type="float" office:value="0.248107" calcext:value-type="float">
            <text:p>0.248107</text:p>
          </table:table-cell>
          <table:table-cell office:value-type="float" office:value="0.216814" calcext:value-type="float">
            <text:p>0.216814</text:p>
          </table:table-cell>
          <table:table-cell office:value-type="float" office:value="0.192769" calcext:value-type="float">
            <text:p>0.192769</text:p>
          </table:table-cell>
          <table:table-cell office:value-type="float" office:value="0.186672" calcext:value-type="float">
            <text:p>0.186672</text:p>
          </table:table-cell>
          <table:table-cell table:number-columns-repeated="17"/>
        </table:table-row>
        <table:table-row table:style-name="ro1">
          <table:table-cell office:value-type="float" office:value="0.093127" calcext:value-type="float">
            <text:p>0.093127</text:p>
          </table:table-cell>
          <table:table-cell office:value-type="float" office:value="0.250283" calcext:value-type="float">
            <text:p>0.250283</text:p>
          </table:table-cell>
          <table:table-cell office:value-type="float" office:value="0.268388" calcext:value-type="float">
            <text:p>0.268388</text:p>
          </table:table-cell>
          <table:table-cell office:value-type="float" office:value="0.244681" calcext:value-type="float">
            <text:p>0.244681</text:p>
          </table:table-cell>
          <table:table-cell office:value-type="float" office:value="0.203752" calcext:value-type="float">
            <text:p>0.203752</text:p>
          </table:table-cell>
          <table:table-cell office:value-type="float" office:value="0.203104" calcext:value-type="float">
            <text:p>0.203104</text:p>
          </table:table-cell>
          <table:table-cell office:value-type="float" office:value="0.254822" calcext:value-type="float">
            <text:p>0.254822</text:p>
          </table:table-cell>
          <table:table-cell table:number-columns-repeated="17"/>
        </table:table-row>
        <table:table-row table:style-name="ro1">
          <table:table-cell office:value-type="float" office:value="0.089661" calcext:value-type="float">
            <text:p>0.089661</text:p>
          </table:table-cell>
          <table:table-cell office:value-type="float" office:value="0.248364" calcext:value-type="float">
            <text:p>0.248364</text:p>
          </table:table-cell>
          <table:table-cell office:value-type="float" office:value="0.272376" calcext:value-type="float">
            <text:p>0.272376</text:p>
          </table:table-cell>
          <table:table-cell office:value-type="float" office:value="0.234601" calcext:value-type="float">
            <text:p>0.234601</text:p>
          </table:table-cell>
          <table:table-cell office:value-type="float" office:value="0.206914" calcext:value-type="float">
            <text:p>0.206914</text:p>
          </table:table-cell>
          <table:table-cell office:value-type="float" office:value="0.173816" calcext:value-type="float">
            <text:p>0.173816</text:p>
          </table:table-cell>
          <table:table-cell office:value-type="float" office:value="0.170199" calcext:value-type="float">
            <text:p>0.170199</text:p>
          </table:table-cell>
          <table:table-cell table:number-columns-repeated="17"/>
        </table:table-row>
        <table:table-row table:style-name="ro1">
          <table:table-cell office:value-type="float" office:value="0.056969" calcext:value-type="float">
            <text:p>0.056969</text:p>
          </table:table-cell>
          <table:table-cell office:value-type="float" office:value="0.192522" calcext:value-type="float">
            <text:p>0.192522</text:p>
          </table:table-cell>
          <table:table-cell office:value-type="float" office:value="0.167466" calcext:value-type="float">
            <text:p>0.167466</text:p>
          </table:table-cell>
          <table:table-cell office:value-type="float" office:value="0.191226" calcext:value-type="float">
            <text:p>0.191226</text:p>
          </table:table-cell>
          <table:table-cell office:value-type="float" office:value="0.196034" calcext:value-type="float">
            <text:p>0.196034</text:p>
          </table:table-cell>
          <table:table-cell office:value-type="float" office:value="0.210501" calcext:value-type="float">
            <text:p>0.210501</text:p>
          </table:table-cell>
          <table:table-cell office:value-type="float" office:value="0.227223" calcext:value-type="float">
            <text:p>0.227223</text:p>
          </table:table-cell>
          <table:table-cell table:number-columns-repeated="17"/>
        </table:table-row>
        <table:table-row table:style-name="ro1">
          <table:table-cell office:value-type="float" office:value="0.09382" calcext:value-type="float">
            <text:p>0.09382</text:p>
          </table:table-cell>
          <table:table-cell office:value-type="float" office:value="0.190276" calcext:value-type="float">
            <text:p>0.190276</text:p>
          </table:table-cell>
          <table:table-cell office:value-type="float" office:value="0.29003" calcext:value-type="float">
            <text:p>0.29003</text:p>
          </table:table-cell>
          <table:table-cell office:value-type="float" office:value="0.203068" calcext:value-type="float">
            <text:p>0.203068</text:p>
          </table:table-cell>
          <table:table-cell office:value-type="float" office:value="0.195646" calcext:value-type="float">
            <text:p>0.195646</text:p>
          </table:table-cell>
          <table:table-cell office:value-type="float" office:value="0.190701" calcext:value-type="float">
            <text:p>0.190701</text:p>
          </table:table-cell>
          <table:table-cell office:value-type="float" office:value="0.182105" calcext:value-type="float">
            <text:p>0.182105</text:p>
          </table:table-cell>
          <table:table-cell table:number-columns-repeated="17"/>
        </table:table-row>
        <table:table-row table:style-name="ro1">
          <table:table-cell office:value-type="float" office:value="0.093796" calcext:value-type="float">
            <text:p>0.093796</text:p>
          </table:table-cell>
          <table:table-cell office:value-type="float" office:value="0.220976" calcext:value-type="float">
            <text:p>0.220976</text:p>
          </table:table-cell>
          <table:table-cell office:value-type="float" office:value="0.151559" calcext:value-type="float">
            <text:p>0.151559</text:p>
          </table:table-cell>
          <table:table-cell office:value-type="float" office:value="0.236816" calcext:value-type="float">
            <text:p>0.236816</text:p>
          </table:table-cell>
          <table:table-cell office:value-type="float" office:value="0.205814" calcext:value-type="float">
            <text:p>0.205814</text:p>
          </table:table-cell>
          <table:table-cell office:value-type="float" office:value="0.215761" calcext:value-type="float">
            <text:p>0.215761</text:p>
          </table:table-cell>
          <table:table-cell office:value-type="float" office:value="0.192398" calcext:value-type="float">
            <text:p>0.192398</text:p>
          </table:table-cell>
          <table:table-cell table:number-columns-repeated="17"/>
        </table:table-row>
        <table:table-row table:style-name="ro1">
          <table:table-cell office:value-type="float" office:value="0.093643" calcext:value-type="float">
            <text:p>0.093643</text:p>
          </table:table-cell>
          <table:table-cell office:value-type="float" office:value="0.248706" calcext:value-type="float">
            <text:p>0.248706</text:p>
          </table:table-cell>
          <table:table-cell office:value-type="float" office:value="0.211842" calcext:value-type="float">
            <text:p>0.211842</text:p>
          </table:table-cell>
          <table:table-cell office:value-type="float" office:value="0.20165" calcext:value-type="float">
            <text:p>0.20165</text:p>
          </table:table-cell>
          <table:table-cell office:value-type="float" office:value="0.175371" calcext:value-type="float">
            <text:p>0.175371</text:p>
          </table:table-cell>
          <table:table-cell office:value-type="float" office:value="0.193835" calcext:value-type="float">
            <text:p>0.193835</text:p>
          </table:table-cell>
          <table:table-cell office:value-type="float" office:value="0.198686" calcext:value-type="float">
            <text:p>0.198686</text:p>
          </table:table-cell>
          <table:table-cell table:number-columns-repeated="17"/>
        </table:table-row>
        <table:table-row table:style-name="ro1">
          <table:table-cell office:value-type="float" office:value="0.05208" calcext:value-type="float">
            <text:p>0.05208</text:p>
          </table:table-cell>
          <table:table-cell office:value-type="float" office:value="0.141294" calcext:value-type="float">
            <text:p>0.141294</text:p>
          </table:table-cell>
          <table:table-cell office:value-type="float" office:value="0.222831" calcext:value-type="float">
            <text:p>0.222831</text:p>
          </table:table-cell>
          <table:table-cell office:value-type="float" office:value="0.244266" calcext:value-type="float">
            <text:p>0.244266</text:p>
          </table:table-cell>
          <table:table-cell office:value-type="float" office:value="0.188649" calcext:value-type="float">
            <text:p>0.188649</text:p>
          </table:table-cell>
          <table:table-cell office:value-type="float" office:value="0.18091" calcext:value-type="float">
            <text:p>0.18091</text:p>
          </table:table-cell>
          <table:table-cell office:value-type="float" office:value="0.184703" calcext:value-type="float">
            <text:p>0.184703</text:p>
          </table:table-cell>
          <table:table-cell table:number-columns-repeated="17"/>
        </table:table-row>
        <table:table-row table:style-name="ro1">
          <table:table-cell office:value-type="float" office:value="0.093913" calcext:value-type="float">
            <text:p>0.093913</text:p>
          </table:table-cell>
          <table:table-cell office:value-type="float" office:value="0.254795" calcext:value-type="float">
            <text:p>0.254795</text:p>
          </table:table-cell>
          <table:table-cell office:value-type="float" office:value="0.194243" calcext:value-type="float">
            <text:p>0.194243</text:p>
          </table:table-cell>
          <table:table-cell office:value-type="float" office:value="0.246467" calcext:value-type="float">
            <text:p>0.246467</text:p>
          </table:table-cell>
          <table:table-cell office:value-type="float" office:value="0.172023" calcext:value-type="float">
            <text:p>0.172023</text:p>
          </table:table-cell>
          <table:table-cell office:value-type="float" office:value="0.210149" calcext:value-type="float">
            <text:p>0.210149</text:p>
          </table:table-cell>
          <table:table-cell office:value-type="float" office:value="0.143393" calcext:value-type="float">
            <text:p>0.143393</text:p>
          </table:table-cell>
          <table:table-cell table:number-columns-repeated="17"/>
        </table:table-row>
        <table:table-row table:style-name="ro1">
          <table:table-cell office:value-type="float" office:value="0.057277" calcext:value-type="float">
            <text:p>0.057277</text:p>
          </table:table-cell>
          <table:table-cell office:value-type="float" office:value="0.226996" calcext:value-type="float">
            <text:p>0.226996</text:p>
          </table:table-cell>
          <table:table-cell office:value-type="float" office:value="0.249579" calcext:value-type="float">
            <text:p>0.249579</text:p>
          </table:table-cell>
          <table:table-cell office:value-type="float" office:value="0.264293" calcext:value-type="float">
            <text:p>0.264293</text:p>
          </table:table-cell>
          <table:table-cell office:value-type="float" office:value="0.170652" calcext:value-type="float">
            <text:p>0.170652</text:p>
          </table:table-cell>
          <table:table-cell office:value-type="float" office:value="0.165379" calcext:value-type="float">
            <text:p>0.165379</text:p>
          </table:table-cell>
          <table:table-cell office:value-type="float" office:value="0.182809" calcext:value-type="float">
            <text:p>0.182809</text:p>
          </table:table-cell>
          <table:table-cell table:number-columns-repeated="17"/>
        </table:table-row>
        <table:table-row table:style-name="ro1">
          <table:table-cell office:value-type="float" office:value="0.093896" calcext:value-type="float">
            <text:p>0.093896</text:p>
          </table:table-cell>
          <table:table-cell office:value-type="float" office:value="0.254983" calcext:value-type="float">
            <text:p>0.254983</text:p>
          </table:table-cell>
          <table:table-cell office:value-type="float" office:value="0.240984" calcext:value-type="float">
            <text:p>0.240984</text:p>
          </table:table-cell>
          <table:table-cell office:value-type="float" office:value="0.243319" calcext:value-type="float">
            <text:p>0.243319</text:p>
          </table:table-cell>
          <table:table-cell office:value-type="float" office:value="0.190477" calcext:value-type="float">
            <text:p>0.190477</text:p>
          </table:table-cell>
          <table:table-cell office:value-type="float" office:value="0.192359" calcext:value-type="float">
            <text:p>0.192359</text:p>
          </table:table-cell>
          <table:table-cell office:value-type="float" office:value="0.186775" calcext:value-type="float">
            <text:p>0.186775</text:p>
          </table:table-cell>
          <table:table-cell table:number-columns-repeated="17"/>
        </table:table-row>
        <table:table-row table:style-name="ro1">
          <table:table-cell office:value-type="float" office:value="0.049881" calcext:value-type="float">
            <text:p>0.049881</text:p>
          </table:table-cell>
          <table:table-cell office:value-type="float" office:value="0.265273" calcext:value-type="float">
            <text:p>0.265273</text:p>
          </table:table-cell>
          <table:table-cell office:value-type="float" office:value="0.243437" calcext:value-type="float">
            <text:p>0.243437</text:p>
          </table:table-cell>
          <table:table-cell office:value-type="float" office:value="0.137979" calcext:value-type="float">
            <text:p>0.137979</text:p>
          </table:table-cell>
          <table:table-cell office:value-type="float" office:value="0.162796" calcext:value-type="float">
            <text:p>0.162796</text:p>
          </table:table-cell>
          <table:table-cell office:value-type="float" office:value="0.175281" calcext:value-type="float">
            <text:p>0.175281</text:p>
          </table:table-cell>
          <table:table-cell office:value-type="float" office:value="0.196447" calcext:value-type="float">
            <text:p>0.196447</text:p>
          </table:table-cell>
          <table:table-cell table:number-columns-repeated="17"/>
        </table:table-row>
        <table:table-row table:style-name="ro1">
          <table:table-cell office:value-type="float" office:value="0.063223" calcext:value-type="float">
            <text:p>0.063223</text:p>
          </table:table-cell>
          <table:table-cell office:value-type="float" office:value="0.271863" calcext:value-type="float">
            <text:p>0.271863</text:p>
          </table:table-cell>
          <table:table-cell office:value-type="float" office:value="0.22776" calcext:value-type="float">
            <text:p>0.22776</text:p>
          </table:table-cell>
          <table:table-cell office:value-type="float" office:value="0.200763" calcext:value-type="float">
            <text:p>0.200763</text:p>
          </table:table-cell>
          <table:table-cell office:value-type="float" office:value="0.235932" calcext:value-type="float">
            <text:p>0.235932</text:p>
          </table:table-cell>
          <table:table-cell office:value-type="float" office:value="0.170596" calcext:value-type="float">
            <text:p>0.170596</text:p>
          </table:table-cell>
          <table:table-cell office:value-type="float" office:value="0.20462" calcext:value-type="float">
            <text:p>0.20462</text:p>
          </table:table-cell>
          <table:table-cell table:number-columns-repeated="17"/>
        </table:table-row>
        <table:table-row table:style-name="ro1">
          <table:table-cell office:value-type="float" office:value="0.092649" calcext:value-type="float">
            <text:p>0.092649</text:p>
          </table:table-cell>
          <table:table-cell office:value-type="float" office:value="0.270046" calcext:value-type="float">
            <text:p>0.270046</text:p>
          </table:table-cell>
          <table:table-cell office:value-type="float" office:value="0.217075" calcext:value-type="float">
            <text:p>0.217075</text:p>
          </table:table-cell>
          <table:table-cell office:value-type="float" office:value="0.220278" calcext:value-type="float">
            <text:p>0.220278</text:p>
          </table:table-cell>
          <table:table-cell office:value-type="float" office:value="0.162046" calcext:value-type="float">
            <text:p>0.162046</text:p>
          </table:table-cell>
          <table:table-cell office:value-type="float" office:value="0.23287" calcext:value-type="float">
            <text:p>0.23287</text:p>
          </table:table-cell>
          <table:table-cell office:value-type="float" office:value="0.124085" calcext:value-type="float">
            <text:p>0.124085</text:p>
          </table:table-cell>
          <table:table-cell table:number-columns-repeated="17"/>
        </table:table-row>
        <table:table-row table:style-name="ro1">
          <table:table-cell office:value-type="float" office:value="0.093188" calcext:value-type="float">
            <text:p>0.093188</text:p>
          </table:table-cell>
          <table:table-cell office:value-type="float" office:value="0.223934" calcext:value-type="float">
            <text:p>0.223934</text:p>
          </table:table-cell>
          <table:table-cell office:value-type="float" office:value="0.281603" calcext:value-type="float">
            <text:p>0.281603</text:p>
          </table:table-cell>
          <table:table-cell office:value-type="float" office:value="0.203648" calcext:value-type="float">
            <text:p>0.203648</text:p>
          </table:table-cell>
          <table:table-cell office:value-type="float" office:value="0.25231" calcext:value-type="float">
            <text:p>0.25231</text:p>
          </table:table-cell>
          <table:table-cell office:value-type="float" office:value="0.152776" calcext:value-type="float">
            <text:p>0.152776</text:p>
          </table:table-cell>
          <table:table-cell office:value-type="float" office:value="0.186445" calcext:value-type="float">
            <text:p>0.186445</text:p>
          </table:table-cell>
          <table:table-cell table:number-columns-repeated="17"/>
        </table:table-row>
        <table:table-row table:style-name="ro1">
          <table:table-cell office:value-type="float" office:value="0.091519" calcext:value-type="float">
            <text:p>0.091519</text:p>
          </table:table-cell>
          <table:table-cell office:value-type="float" office:value="0.311428" calcext:value-type="float">
            <text:p>0.311428</text:p>
          </table:table-cell>
          <table:table-cell office:value-type="float" office:value="0.234127" calcext:value-type="float">
            <text:p>0.234127</text:p>
          </table:table-cell>
          <table:table-cell office:value-type="float" office:value="0.228886" calcext:value-type="float">
            <text:p>0.228886</text:p>
          </table:table-cell>
          <table:table-cell office:value-type="float" office:value="0.187255" calcext:value-type="float">
            <text:p>0.187255</text:p>
          </table:table-cell>
          <table:table-cell office:value-type="float" office:value="0.240893" calcext:value-type="float">
            <text:p>0.240893</text:p>
          </table:table-cell>
          <table:table-cell office:value-type="float" office:value="0.205717" calcext:value-type="float">
            <text:p>0.205717</text:p>
          </table:table-cell>
          <table:table-cell table:number-columns-repeated="17"/>
        </table:table-row>
        <table:table-row table:style-name="ro1">
          <table:table-cell office:value-type="float" office:value="0.09258" calcext:value-type="float">
            <text:p>0.09258</text:p>
          </table:table-cell>
          <table:table-cell office:value-type="float" office:value="0.297102" calcext:value-type="float">
            <text:p>0.297102</text:p>
          </table:table-cell>
          <table:table-cell office:value-type="float" office:value="0.264718" calcext:value-type="float">
            <text:p>0.264718</text:p>
          </table:table-cell>
          <table:table-cell office:value-type="float" office:value="0.15856" calcext:value-type="float">
            <text:p>0.15856</text:p>
          </table:table-cell>
          <table:table-cell office:value-type="float" office:value="0.175081" calcext:value-type="float">
            <text:p>0.175081</text:p>
          </table:table-cell>
          <table:table-cell office:value-type="float" office:value="0.148105" calcext:value-type="float">
            <text:p>0.148105</text:p>
          </table:table-cell>
          <table:table-cell office:value-type="float" office:value="0.190865" calcext:value-type="float">
            <text:p>0.190865</text:p>
          </table:table-cell>
          <table:table-cell table:number-columns-repeated="17"/>
        </table:table-row>
        <table:table-row table:style-name="ro1">
          <table:table-cell office:value-type="float" office:value="0.085928" calcext:value-type="float">
            <text:p>0.085928</text:p>
          </table:table-cell>
          <table:table-cell office:value-type="float" office:value="0.198531" calcext:value-type="float">
            <text:p>0.198531</text:p>
          </table:table-cell>
          <table:table-cell office:value-type="float" office:value="0.230024" calcext:value-type="float">
            <text:p>0.230024</text:p>
          </table:table-cell>
          <table:table-cell office:value-type="float" office:value="0.23064" calcext:value-type="float">
            <text:p>0.23064</text:p>
          </table:table-cell>
          <table:table-cell office:value-type="float" office:value="0.173691" calcext:value-type="float">
            <text:p>0.173691</text:p>
          </table:table-cell>
          <table:table-cell office:value-type="float" office:value="0.229543" calcext:value-type="float">
            <text:p>0.229543</text:p>
          </table:table-cell>
          <table:table-cell office:value-type="float" office:value="0.257646" calcext:value-type="float">
            <text:p>0.257646</text:p>
          </table:table-cell>
          <table:table-cell table:number-columns-repeated="17"/>
        </table:table-row>
        <table:table-row table:style-name="ro1">
          <table:table-cell office:value-type="float" office:value="0.092546" calcext:value-type="float">
            <text:p>0.092546</text:p>
          </table:table-cell>
          <table:table-cell office:value-type="float" office:value="0.230865" calcext:value-type="float">
            <text:p>0.230865</text:p>
          </table:table-cell>
          <table:table-cell office:value-type="float" office:value="0.218259" calcext:value-type="float">
            <text:p>0.218259</text:p>
          </table:table-cell>
          <table:table-cell office:value-type="float" office:value="0.233577" calcext:value-type="float">
            <text:p>0.233577</text:p>
          </table:table-cell>
          <table:table-cell office:value-type="float" office:value="0.211348" calcext:value-type="float">
            <text:p>0.211348</text:p>
          </table:table-cell>
          <table:table-cell office:value-type="float" office:value="0.222677" calcext:value-type="float">
            <text:p>0.222677</text:p>
          </table:table-cell>
          <table:table-cell office:value-type="float" office:value="0.190497" calcext:value-type="float">
            <text:p>0.190497</text:p>
          </table:table-cell>
          <table:table-cell table:number-columns-repeated="17"/>
        </table:table-row>
        <table:table-row table:style-name="ro1">
          <table:table-cell office:value-type="float" office:value="0.063797" calcext:value-type="float">
            <text:p>0.063797</text:p>
          </table:table-cell>
          <table:table-cell office:value-type="float" office:value="0.239322" calcext:value-type="float">
            <text:p>0.239322</text:p>
          </table:table-cell>
          <table:table-cell office:value-type="float" office:value="0.191603" calcext:value-type="float">
            <text:p>0.191603</text:p>
          </table:table-cell>
          <table:table-cell office:value-type="float" office:value="0.238374" calcext:value-type="float">
            <text:p>0.238374</text:p>
          </table:table-cell>
          <table:table-cell office:value-type="float" office:value="0.188221" calcext:value-type="float">
            <text:p>0.188221</text:p>
          </table:table-cell>
          <table:table-cell office:value-type="float" office:value="0.228903" calcext:value-type="float">
            <text:p>0.228903</text:p>
          </table:table-cell>
          <table:table-cell office:value-type="float" office:value="0.195575" calcext:value-type="float">
            <text:p>0.195575</text:p>
          </table:table-cell>
          <table:table-cell table:number-columns-repeated="17"/>
        </table:table-row>
        <table:table-row table:style-name="ro1">
          <table:table-cell office:value-type="float" office:value="0.05793" calcext:value-type="float">
            <text:p>0.05793</text:p>
          </table:table-cell>
          <table:table-cell office:value-type="float" office:value="0.198665" calcext:value-type="float">
            <text:p>0.198665</text:p>
          </table:table-cell>
          <table:table-cell office:value-type="float" office:value="0.203227" calcext:value-type="float">
            <text:p>0.203227</text:p>
          </table:table-cell>
          <table:table-cell office:value-type="float" office:value="0.203212" calcext:value-type="float">
            <text:p>0.203212</text:p>
          </table:table-cell>
          <table:table-cell office:value-type="float" office:value="0.201505" calcext:value-type="float">
            <text:p>0.201505</text:p>
          </table:table-cell>
          <table:table-cell office:value-type="float" office:value="0.229198" calcext:value-type="float">
            <text:p>0.229198</text:p>
          </table:table-cell>
          <table:table-cell office:value-type="float" office:value="0.210414" calcext:value-type="float">
            <text:p>0.210414</text:p>
          </table:table-cell>
          <table:table-cell table:number-columns-repeated="17"/>
        </table:table-row>
        <table:table-row table:style-name="ro1">
          <table:table-cell office:value-type="float" office:value="0.089811" calcext:value-type="float">
            <text:p>0.089811</text:p>
          </table:table-cell>
          <table:table-cell office:value-type="float" office:value="0.242992" calcext:value-type="float">
            <text:p>0.242992</text:p>
          </table:table-cell>
          <table:table-cell office:value-type="float" office:value="0.214897" calcext:value-type="float">
            <text:p>0.214897</text:p>
          </table:table-cell>
          <table:table-cell office:value-type="float" office:value="0.236887" calcext:value-type="float">
            <text:p>0.236887</text:p>
          </table:table-cell>
          <table:table-cell office:value-type="float" office:value="0.174253" calcext:value-type="float">
            <text:p>0.174253</text:p>
          </table:table-cell>
          <table:table-cell office:value-type="float" office:value="0.206453" calcext:value-type="float">
            <text:p>0.206453</text:p>
          </table:table-cell>
          <table:table-cell office:value-type="float" office:value="0.212077" calcext:value-type="float">
            <text:p>0.212077</text:p>
          </table:table-cell>
          <table:table-cell table:number-columns-repeated="17"/>
        </table:table-row>
        <table:table-row table:style-name="ro1">
          <table:table-cell office:value-type="float" office:value="0.055029" calcext:value-type="float">
            <text:p>0.055029</text:p>
          </table:table-cell>
          <table:table-cell office:value-type="float" office:value="0.255468" calcext:value-type="float">
            <text:p>0.255468</text:p>
          </table:table-cell>
          <table:table-cell office:value-type="float" office:value="0.257682" calcext:value-type="float">
            <text:p>0.257682</text:p>
          </table:table-cell>
          <table:table-cell office:value-type="float" office:value="0.249872" calcext:value-type="float">
            <text:p>0.249872</text:p>
          </table:table-cell>
          <table:table-cell office:value-type="float" office:value="0.161509" calcext:value-type="float">
            <text:p>0.161509</text:p>
          </table:table-cell>
          <table:table-cell office:value-type="float" office:value="0.17221" calcext:value-type="float">
            <text:p>0.17221</text:p>
          </table:table-cell>
          <table:table-cell office:value-type="float" office:value="0.226739" calcext:value-type="float">
            <text:p>0.226739</text:p>
          </table:table-cell>
          <table:table-cell table:number-columns-repeated="17"/>
        </table:table-row>
        <table:table-row table:style-name="ro1">
          <table:table-cell office:value-type="float" office:value="0.054769" calcext:value-type="float">
            <text:p>0.054769</text:p>
          </table:table-cell>
          <table:table-cell office:value-type="float" office:value="0.267704" calcext:value-type="float">
            <text:p>0.267704</text:p>
          </table:table-cell>
          <table:table-cell office:value-type="float" office:value="0.179873" calcext:value-type="float">
            <text:p>0.179873</text:p>
          </table:table-cell>
          <table:table-cell office:value-type="float" office:value="0.208511" calcext:value-type="float">
            <text:p>0.208511</text:p>
          </table:table-cell>
          <table:table-cell office:value-type="float" office:value="0.141694" calcext:value-type="float">
            <text:p>0.141694</text:p>
          </table:table-cell>
          <table:table-cell office:value-type="float" office:value="0.230163" calcext:value-type="float">
            <text:p>0.230163</text:p>
          </table:table-cell>
          <table:table-cell office:value-type="float" office:value="0.18227" calcext:value-type="float">
            <text:p>0.18227</text:p>
          </table:table-cell>
          <table:table-cell table:number-columns-repeated="17"/>
        </table:table-row>
        <table:table-row table:style-name="ro1">
          <table:table-cell office:value-type="float" office:value="0.090975" calcext:value-type="float">
            <text:p>0.090975</text:p>
          </table:table-cell>
          <table:table-cell office:value-type="float" office:value="0.229332" calcext:value-type="float">
            <text:p>0.229332</text:p>
          </table:table-cell>
          <table:table-cell office:value-type="float" office:value="0.227236" calcext:value-type="float">
            <text:p>0.227236</text:p>
          </table:table-cell>
          <table:table-cell office:value-type="float" office:value="0.194656" calcext:value-type="float">
            <text:p>0.194656</text:p>
          </table:table-cell>
          <table:table-cell office:value-type="float" office:value="0.211018" calcext:value-type="float">
            <text:p>0.211018</text:p>
          </table:table-cell>
          <table:table-cell office:value-type="float" office:value="0.220664" calcext:value-type="float">
            <text:p>0.220664</text:p>
          </table:table-cell>
          <table:table-cell office:value-type="float" office:value="0.120225" calcext:value-type="float">
            <text:p>0.120225</text:p>
          </table:table-cell>
          <table:table-cell table:number-columns-repeated="17"/>
        </table:table-row>
        <table:table-row table:style-name="ro1">
          <table:table-cell office:value-type="float" office:value="0.092677" calcext:value-type="float">
            <text:p>0.092677</text:p>
          </table:table-cell>
          <table:table-cell office:value-type="float" office:value="0.30028" calcext:value-type="float">
            <text:p>0.30028</text:p>
          </table:table-cell>
          <table:table-cell office:value-type="float" office:value="0.170552" calcext:value-type="float">
            <text:p>0.170552</text:p>
          </table:table-cell>
          <table:table-cell office:value-type="float" office:value="0.184695" calcext:value-type="float">
            <text:p>0.184695</text:p>
          </table:table-cell>
          <table:table-cell office:value-type="float" office:value="0.170314" calcext:value-type="float">
            <text:p>0.170314</text:p>
          </table:table-cell>
          <table:table-cell office:value-type="float" office:value="0.23465" calcext:value-type="float">
            <text:p>0.23465</text:p>
          </table:table-cell>
          <table:table-cell office:value-type="float" office:value="0.214475" calcext:value-type="float">
            <text:p>0.214475</text:p>
          </table:table-cell>
          <table:table-cell table:number-columns-repeated="17"/>
        </table:table-row>
        <table:table-row table:style-name="ro1">
          <table:table-cell office:value-type="float" office:value="0.093259" calcext:value-type="float">
            <text:p>0.093259</text:p>
          </table:table-cell>
          <table:table-cell office:value-type="float" office:value="0.264809" calcext:value-type="float">
            <text:p>0.264809</text:p>
          </table:table-cell>
          <table:table-cell office:value-type="float" office:value="0.180904" calcext:value-type="float">
            <text:p>0.180904</text:p>
          </table:table-cell>
          <table:table-cell office:value-type="float" office:value="0.18206" calcext:value-type="float">
            <text:p>0.18206</text:p>
          </table:table-cell>
          <table:table-cell office:value-type="float" office:value="0.2104" calcext:value-type="float">
            <text:p>0.2104</text:p>
          </table:table-cell>
          <table:table-cell office:value-type="float" office:value="0.08881" calcext:value-type="float">
            <text:p>0.08881</text:p>
          </table:table-cell>
          <table:table-cell office:value-type="float" office:value="0.184628" calcext:value-type="float">
            <text:p>0.184628</text:p>
          </table:table-cell>
          <table:table-cell table:number-columns-repeated="17"/>
        </table:table-row>
        <table:table-row table:style-name="ro1">
          <table:table-cell office:value-type="float" office:value="0.090911" calcext:value-type="float">
            <text:p>0.090911</text:p>
          </table:table-cell>
          <table:table-cell office:value-type="float" office:value="0.225332" calcext:value-type="float">
            <text:p>0.225332</text:p>
          </table:table-cell>
          <table:table-cell office:value-type="float" office:value="0.193721" calcext:value-type="float">
            <text:p>0.193721</text:p>
          </table:table-cell>
          <table:table-cell office:value-type="float" office:value="0.215051" calcext:value-type="float">
            <text:p>0.215051</text:p>
          </table:table-cell>
          <table:table-cell office:value-type="float" office:value="0.178416" calcext:value-type="float">
            <text:p>0.178416</text:p>
          </table:table-cell>
          <table:table-cell office:value-type="float" office:value="0.212952" calcext:value-type="float">
            <text:p>0.212952</text:p>
          </table:table-cell>
          <table:table-cell office:value-type="float" office:value="0.163841" calcext:value-type="float">
            <text:p>0.163841</text:p>
          </table:table-cell>
          <table:table-cell table:number-columns-repeated="17"/>
        </table:table-row>
        <table:table-row table:style-name="ro1">
          <table:table-cell office:value-type="float" office:value="0.04673" calcext:value-type="float">
            <text:p>0.04673</text:p>
          </table:table-cell>
          <table:table-cell office:value-type="float" office:value="0.265498" calcext:value-type="float">
            <text:p>0.265498</text:p>
          </table:table-cell>
          <table:table-cell office:value-type="float" office:value="0.190678" calcext:value-type="float">
            <text:p>0.190678</text:p>
          </table:table-cell>
          <table:table-cell office:value-type="float" office:value="0.231528" calcext:value-type="float">
            <text:p>0.231528</text:p>
          </table:table-cell>
          <table:table-cell office:value-type="float" office:value="0.208527" calcext:value-type="float">
            <text:p>0.208527</text:p>
          </table:table-cell>
          <table:table-cell office:value-type="float" office:value="0.229206" calcext:value-type="float">
            <text:p>0.229206</text:p>
          </table:table-cell>
          <table:table-cell office:value-type="float" office:value="0.183382" calcext:value-type="float">
            <text:p>0.183382</text:p>
          </table:table-cell>
          <table:table-cell table:number-columns-repeated="17"/>
        </table:table-row>
        <table:table-row table:style-name="ro1">
          <table:table-cell office:value-type="float" office:value="0.073887" calcext:value-type="float">
            <text:p>0.073887</text:p>
          </table:table-cell>
          <table:table-cell office:value-type="float" office:value="0.263423" calcext:value-type="float">
            <text:p>0.263423</text:p>
          </table:table-cell>
          <table:table-cell office:value-type="float" office:value="0.219722" calcext:value-type="float">
            <text:p>0.219722</text:p>
          </table:table-cell>
          <table:table-cell office:value-type="float" office:value="0.220579" calcext:value-type="float">
            <text:p>0.220579</text:p>
          </table:table-cell>
          <table:table-cell office:value-type="float" office:value="0.1986" calcext:value-type="float">
            <text:p>0.1986</text:p>
          </table:table-cell>
          <table:table-cell office:value-type="float" office:value="0.211611" calcext:value-type="float">
            <text:p>0.211611</text:p>
          </table:table-cell>
          <table:table-cell office:value-type="float" office:value="0.181159" calcext:value-type="float">
            <text:p>0.181159</text:p>
          </table:table-cell>
          <table:table-cell table:number-columns-repeated="17"/>
        </table:table-row>
        <table:table-row table:style-name="ro1">
          <table:table-cell office:value-type="float" office:value="0.054853" calcext:value-type="float">
            <text:p>0.054853</text:p>
          </table:table-cell>
          <table:table-cell office:value-type="float" office:value="0.267338" calcext:value-type="float">
            <text:p>0.267338</text:p>
          </table:table-cell>
          <table:table-cell office:value-type="float" office:value="0.291096" calcext:value-type="float">
            <text:p>0.291096</text:p>
          </table:table-cell>
          <table:table-cell office:value-type="float" office:value="0.205257" calcext:value-type="float">
            <text:p>0.205257</text:p>
          </table:table-cell>
          <table:table-cell office:value-type="float" office:value="0.239974" calcext:value-type="float">
            <text:p>0.239974</text:p>
          </table:table-cell>
          <table:table-cell office:value-type="float" office:value="0.229549" calcext:value-type="float">
            <text:p>0.229549</text:p>
          </table:table-cell>
          <table:table-cell office:value-type="float" office:value="0.169395" calcext:value-type="float">
            <text:p>0.169395</text:p>
          </table:table-cell>
          <table:table-cell table:number-columns-repeated="17"/>
        </table:table-row>
        <table:table-row table:style-name="ro1">
          <table:table-cell office:value-type="float" office:value="0.057851" calcext:value-type="float">
            <text:p>0.057851</text:p>
          </table:table-cell>
          <table:table-cell office:value-type="float" office:value="0.264712" calcext:value-type="float">
            <text:p>0.264712</text:p>
          </table:table-cell>
          <table:table-cell office:value-type="float" office:value="0.243364" calcext:value-type="float">
            <text:p>0.243364</text:p>
          </table:table-cell>
          <table:table-cell office:value-type="float" office:value="0.245804" calcext:value-type="float">
            <text:p>0.245804</text:p>
          </table:table-cell>
          <table:table-cell office:value-type="float" office:value="0.177062" calcext:value-type="float">
            <text:p>0.177062</text:p>
          </table:table-cell>
          <table:table-cell office:value-type="float" office:value="0.237722" calcext:value-type="float">
            <text:p>0.237722</text:p>
          </table:table-cell>
          <table:table-cell office:value-type="float" office:value="0.210416" calcext:value-type="float">
            <text:p>0.210416</text:p>
          </table:table-cell>
          <table:table-cell table:number-columns-repeated="17"/>
        </table:table-row>
        <table:table-row table:style-name="ro1">
          <table:table-cell office:value-type="float" office:value="0.063151" calcext:value-type="float">
            <text:p>0.063151</text:p>
          </table:table-cell>
          <table:table-cell office:value-type="float" office:value="0.248829" calcext:value-type="float">
            <text:p>0.248829</text:p>
          </table:table-cell>
          <table:table-cell office:value-type="float" office:value="0.255392" calcext:value-type="float">
            <text:p>0.255392</text:p>
          </table:table-cell>
          <table:table-cell office:value-type="float" office:value="0.206328" calcext:value-type="float">
            <text:p>0.206328</text:p>
          </table:table-cell>
          <table:table-cell office:value-type="float" office:value="0.182163" calcext:value-type="float">
            <text:p>0.182163</text:p>
          </table:table-cell>
          <table:table-cell office:value-type="float" office:value="0.213304" calcext:value-type="float">
            <text:p>0.213304</text:p>
          </table:table-cell>
          <table:table-cell office:value-type="float" office:value="0.22029" calcext:value-type="float">
            <text:p>0.22029</text:p>
          </table:table-cell>
          <table:table-cell table:number-columns-repeated="17"/>
        </table:table-row>
        <table:table-row table:style-name="ro1">
          <table:table-cell office:value-type="float" office:value="0.093502" calcext:value-type="float">
            <text:p>0.093502</text:p>
          </table:table-cell>
          <table:table-cell office:value-type="float" office:value="0.300652" calcext:value-type="float">
            <text:p>0.300652</text:p>
          </table:table-cell>
          <table:table-cell office:value-type="float" office:value="0.248924" calcext:value-type="float">
            <text:p>0.248924</text:p>
          </table:table-cell>
          <table:table-cell office:value-type="float" office:value="0.166111" calcext:value-type="float">
            <text:p>0.166111</text:p>
          </table:table-cell>
          <table:table-cell office:value-type="float" office:value="0.196486" calcext:value-type="float">
            <text:p>0.196486</text:p>
          </table:table-cell>
          <table:table-cell office:value-type="float" office:value="0.21027" calcext:value-type="float">
            <text:p>0.21027</text:p>
          </table:table-cell>
          <table:table-cell office:value-type="float" office:value="0.17836" calcext:value-type="float">
            <text:p>0.17836</text:p>
          </table:table-cell>
          <table:table-cell table:number-columns-repeated="17"/>
        </table:table-row>
        <table:table-row table:style-name="ro1">
          <table:table-cell office:value-type="float" office:value="0.073454" calcext:value-type="float">
            <text:p>0.073454</text:p>
          </table:table-cell>
          <table:table-cell office:value-type="float" office:value="0.298196" calcext:value-type="float">
            <text:p>0.298196</text:p>
          </table:table-cell>
          <table:table-cell office:value-type="float" office:value="0.22111" calcext:value-type="float">
            <text:p>0.22111</text:p>
          </table:table-cell>
          <table:table-cell office:value-type="float" office:value="0.269745" calcext:value-type="float">
            <text:p>0.269745</text:p>
          </table:table-cell>
          <table:table-cell office:value-type="float" office:value="0.225553" calcext:value-type="float">
            <text:p>0.225553</text:p>
          </table:table-cell>
          <table:table-cell office:value-type="float" office:value="0.18979" calcext:value-type="float">
            <text:p>0.18979</text:p>
          </table:table-cell>
          <table:table-cell office:value-type="float" office:value="0.189821" calcext:value-type="float">
            <text:p>0.189821</text:p>
          </table:table-cell>
          <table:table-cell table:number-columns-repeated="17"/>
        </table:table-row>
        <table:table-row table:style-name="ro1">
          <table:table-cell office:value-type="float" office:value="0.088457" calcext:value-type="float">
            <text:p>0.088457</text:p>
          </table:table-cell>
          <table:table-cell office:value-type="float" office:value="0.139514" calcext:value-type="float">
            <text:p>0.139514</text:p>
          </table:table-cell>
          <table:table-cell office:value-type="float" office:value="0.200947" calcext:value-type="float">
            <text:p>0.200947</text:p>
          </table:table-cell>
          <table:table-cell office:value-type="float" office:value="0.199618" calcext:value-type="float">
            <text:p>0.199618</text:p>
          </table:table-cell>
          <table:table-cell office:value-type="float" office:value="0.164748" calcext:value-type="float">
            <text:p>0.164748</text:p>
          </table:table-cell>
          <table:table-cell office:value-type="float" office:value="0.194674" calcext:value-type="float">
            <text:p>0.194674</text:p>
          </table:table-cell>
          <table:table-cell office:value-type="float" office:value="0.222162" calcext:value-type="float">
            <text:p>0.222162</text:p>
          </table:table-cell>
          <table:table-cell table:number-columns-repeated="17"/>
        </table:table-row>
        <table:table-row table:style-name="ro1">
          <table:table-cell office:value-type="float" office:value="0.093797" calcext:value-type="float">
            <text:p>0.093797</text:p>
          </table:table-cell>
          <table:table-cell office:value-type="float" office:value="0.279365" calcext:value-type="float">
            <text:p>0.279365</text:p>
          </table:table-cell>
          <table:table-cell office:value-type="float" office:value="0.296638" calcext:value-type="float">
            <text:p>0.296638</text:p>
          </table:table-cell>
          <table:table-cell office:value-type="float" office:value="0.258002" calcext:value-type="float">
            <text:p>0.258002</text:p>
          </table:table-cell>
          <table:table-cell office:value-type="float" office:value="0.223292" calcext:value-type="float">
            <text:p>0.223292</text:p>
          </table:table-cell>
          <table:table-cell office:value-type="float" office:value="0.208091" calcext:value-type="float">
            <text:p>0.208091</text:p>
          </table:table-cell>
          <table:table-cell office:value-type="float" office:value="0.179743" calcext:value-type="float">
            <text:p>0.179743</text:p>
          </table:table-cell>
          <table:table-cell table:number-columns-repeated="17"/>
        </table:table-row>
        <table:table-row table:style-name="ro1">
          <table:table-cell office:value-type="float" office:value="0.046486" calcext:value-type="float">
            <text:p>0.046486</text:p>
          </table:table-cell>
          <table:table-cell office:value-type="float" office:value="0.179054" calcext:value-type="float">
            <text:p>0.179054</text:p>
          </table:table-cell>
          <table:table-cell office:value-type="float" office:value="0.224317" calcext:value-type="float">
            <text:p>0.224317</text:p>
          </table:table-cell>
          <table:table-cell office:value-type="float" office:value="0.202327" calcext:value-type="float">
            <text:p>0.202327</text:p>
          </table:table-cell>
          <table:table-cell office:value-type="float" office:value="0.234443" calcext:value-type="float">
            <text:p>0.234443</text:p>
          </table:table-cell>
          <table:table-cell office:value-type="float" office:value="0.218545" calcext:value-type="float">
            <text:p>0.218545</text:p>
          </table:table-cell>
          <table:table-cell office:value-type="float" office:value="0.176854" calcext:value-type="float">
            <text:p>0.176854</text:p>
          </table:table-cell>
          <table:table-cell table:number-columns-repeated="17"/>
        </table:table-row>
        <table:table-row table:style-name="ro1">
          <table:table-cell office:value-type="float" office:value="0.051723" calcext:value-type="float">
            <text:p>0.051723</text:p>
          </table:table-cell>
          <table:table-cell office:value-type="float" office:value="0.231607" calcext:value-type="float">
            <text:p>0.231607</text:p>
          </table:table-cell>
          <table:table-cell office:value-type="float" office:value="0.252628" calcext:value-type="float">
            <text:p>0.252628</text:p>
          </table:table-cell>
          <table:table-cell office:value-type="float" office:value="0.204345" calcext:value-type="float">
            <text:p>0.204345</text:p>
          </table:table-cell>
          <table:table-cell office:value-type="float" office:value="0.226502" calcext:value-type="float">
            <text:p>0.226502</text:p>
          </table:table-cell>
          <table:table-cell office:value-type="float" office:value="0.176465" calcext:value-type="float">
            <text:p>0.176465</text:p>
          </table:table-cell>
          <table:table-cell office:value-type="float" office:value="0.190668" calcext:value-type="float">
            <text:p>0.190668</text:p>
          </table:table-cell>
          <table:table-cell table:number-columns-repeated="17"/>
        </table:table-row>
        <table:table-row table:style-name="ro1">
          <table:table-cell office:value-type="float" office:value="0.05845" calcext:value-type="float">
            <text:p>0.05845</text:p>
          </table:table-cell>
          <table:table-cell office:value-type="float" office:value="0.223888" calcext:value-type="float">
            <text:p>0.223888</text:p>
          </table:table-cell>
          <table:table-cell office:value-type="float" office:value="0.257128" calcext:value-type="float">
            <text:p>0.257128</text:p>
          </table:table-cell>
          <table:table-cell office:value-type="float" office:value="0.269725" calcext:value-type="float">
            <text:p>0.269725</text:p>
          </table:table-cell>
          <table:table-cell office:value-type="float" office:value="0.180785" calcext:value-type="float">
            <text:p>0.180785</text:p>
          </table:table-cell>
          <table:table-cell office:value-type="float" office:value="0.077314" calcext:value-type="float">
            <text:p>0.077314</text:p>
          </table:table-cell>
          <table:table-cell office:value-type="float" office:value="0.166615" calcext:value-type="float">
            <text:p>0.166615</text:p>
          </table:table-cell>
          <table:table-cell table:number-columns-repeated="17"/>
        </table:table-row>
        <table:table-row table:style-name="ro1">
          <table:table-cell office:value-type="float" office:value="0.09313" calcext:value-type="float">
            <text:p>0.09313</text:p>
          </table:table-cell>
          <table:table-cell office:value-type="float" office:value="0.263467" calcext:value-type="float">
            <text:p>0.263467</text:p>
          </table:table-cell>
          <table:table-cell office:value-type="float" office:value="0.270379" calcext:value-type="float">
            <text:p>0.270379</text:p>
          </table:table-cell>
          <table:table-cell office:value-type="float" office:value="0.250812" calcext:value-type="float">
            <text:p>0.250812</text:p>
          </table:table-cell>
          <table:table-cell office:value-type="float" office:value="0.183925" calcext:value-type="float">
            <text:p>0.183925</text:p>
          </table:table-cell>
          <table:table-cell office:value-type="float" office:value="0.163162" calcext:value-type="float">
            <text:p>0.163162</text:p>
          </table:table-cell>
          <table:table-cell office:value-type="float" office:value="0.21505" calcext:value-type="float">
            <text:p>0.21505</text:p>
          </table:table-cell>
          <table:table-cell table:number-columns-repeated="17"/>
        </table:table-row>
        <table:table-row table:style-name="ro1">
          <table:table-cell office:value-type="float" office:value="0.093739" calcext:value-type="float">
            <text:p>0.093739</text:p>
          </table:table-cell>
          <table:table-cell office:value-type="float" office:value="0.267332" calcext:value-type="float">
            <text:p>0.267332</text:p>
          </table:table-cell>
          <table:table-cell office:value-type="float" office:value="0.21486" calcext:value-type="float">
            <text:p>0.21486</text:p>
          </table:table-cell>
          <table:table-cell office:value-type="float" office:value="0.258267" calcext:value-type="float">
            <text:p>0.258267</text:p>
          </table:table-cell>
          <table:table-cell office:value-type="float" office:value="0.165188" calcext:value-type="float">
            <text:p>0.165188</text:p>
          </table:table-cell>
          <table:table-cell office:value-type="float" office:value="0.193933" calcext:value-type="float">
            <text:p>0.193933</text:p>
          </table:table-cell>
          <table:table-cell office:value-type="float" office:value="0.198094" calcext:value-type="float">
            <text:p>0.198094</text:p>
          </table:table-cell>
          <table:table-cell table:number-columns-repeated="17"/>
        </table:table-row>
        <table:table-row table:style-name="ro1">
          <table:table-cell office:value-type="float" office:value="0.050948" calcext:value-type="float">
            <text:p>0.050948</text:p>
          </table:table-cell>
          <table:table-cell office:value-type="float" office:value="0.266565" calcext:value-type="float">
            <text:p>0.266565</text:p>
          </table:table-cell>
          <table:table-cell office:value-type="float" office:value="0.218091" calcext:value-type="float">
            <text:p>0.218091</text:p>
          </table:table-cell>
          <table:table-cell office:value-type="float" office:value="0.250116" calcext:value-type="float">
            <text:p>0.250116</text:p>
          </table:table-cell>
          <table:table-cell office:value-type="float" office:value="0.261359" calcext:value-type="float">
            <text:p>0.261359</text:p>
          </table:table-cell>
          <table:table-cell office:value-type="float" office:value="0.168475" calcext:value-type="float">
            <text:p>0.168475</text:p>
          </table:table-cell>
          <table:table-cell office:value-type="float" office:value="0.193738" calcext:value-type="float">
            <text:p>0.193738</text:p>
          </table:table-cell>
          <table:table-cell table:number-columns-repeated="17"/>
        </table:table-row>
        <table:table-row table:style-name="ro1">
          <table:table-cell office:value-type="float" office:value="0.091061" calcext:value-type="float">
            <text:p>0.091061</text:p>
          </table:table-cell>
          <table:table-cell office:value-type="float" office:value="0.271288" calcext:value-type="float">
            <text:p>0.271288</text:p>
          </table:table-cell>
          <table:table-cell office:value-type="float" office:value="0.261747" calcext:value-type="float">
            <text:p>0.261747</text:p>
          </table:table-cell>
          <table:table-cell office:value-type="float" office:value="0.212404" calcext:value-type="float">
            <text:p>0.212404</text:p>
          </table:table-cell>
          <table:table-cell office:value-type="float" office:value="0.160622" calcext:value-type="float">
            <text:p>0.160622</text:p>
          </table:table-cell>
          <table:table-cell office:value-type="float" office:value="0.17123" calcext:value-type="float">
            <text:p>0.17123</text:p>
          </table:table-cell>
          <table:table-cell office:value-type="float" office:value="0.213316" calcext:value-type="float">
            <text:p>0.213316</text:p>
          </table:table-cell>
          <table:table-cell table:number-columns-repeated="17"/>
        </table:table-row>
        <table:table-row table:style-name="ro1">
          <table:table-cell office:value-type="float" office:value="0.092464" calcext:value-type="float">
            <text:p>0.092464</text:p>
          </table:table-cell>
          <table:table-cell office:value-type="float" office:value="0.265323" calcext:value-type="float">
            <text:p>0.265323</text:p>
          </table:table-cell>
          <table:table-cell office:value-type="float" office:value="0.209474" calcext:value-type="float">
            <text:p>0.209474</text:p>
          </table:table-cell>
          <table:table-cell office:value-type="float" office:value="0.238286" calcext:value-type="float">
            <text:p>0.238286</text:p>
          </table:table-cell>
          <table:table-cell office:value-type="float" office:value="0.158156" calcext:value-type="float">
            <text:p>0.158156</text:p>
          </table:table-cell>
          <table:table-cell office:value-type="float" office:value="0.231996" calcext:value-type="float">
            <text:p>0.231996</text:p>
          </table:table-cell>
          <table:table-cell office:value-type="float" office:value="0.199882" calcext:value-type="float">
            <text:p>0.199882</text:p>
          </table:table-cell>
          <table:table-cell table:number-columns-repeated="17"/>
        </table:table-row>
        <table:table-row table:style-name="ro1">
          <table:table-cell office:value-type="float" office:value="0.090888" calcext:value-type="float">
            <text:p>0.090888</text:p>
          </table:table-cell>
          <table:table-cell office:value-type="float" office:value="0.265495" calcext:value-type="float">
            <text:p>0.265495</text:p>
          </table:table-cell>
          <table:table-cell office:value-type="float" office:value="0.235767" calcext:value-type="float">
            <text:p>0.235767</text:p>
          </table:table-cell>
          <table:table-cell office:value-type="float" office:value="0.18189" calcext:value-type="float">
            <text:p>0.18189</text:p>
          </table:table-cell>
          <table:table-cell office:value-type="float" office:value="0.19086" calcext:value-type="float">
            <text:p>0.19086</text:p>
          </table:table-cell>
          <table:table-cell office:value-type="float" office:value="0.222805" calcext:value-type="float">
            <text:p>0.222805</text:p>
          </table:table-cell>
          <table:table-cell office:value-type="float" office:value="0.163471" calcext:value-type="float">
            <text:p>0.163471</text:p>
          </table:table-cell>
          <table:table-cell table:number-columns-repeated="17"/>
        </table:table-row>
        <table:table-row table:style-name="ro1">
          <table:table-cell office:value-type="float" office:value="0.092684" calcext:value-type="float">
            <text:p>0.092684</text:p>
          </table:table-cell>
          <table:table-cell office:value-type="float" office:value="0.273213" calcext:value-type="float">
            <text:p>0.273213</text:p>
          </table:table-cell>
          <table:table-cell office:value-type="float" office:value="0.261735" calcext:value-type="float">
            <text:p>0.261735</text:p>
          </table:table-cell>
          <table:table-cell office:value-type="float" office:value="0.215552" calcext:value-type="float">
            <text:p>0.215552</text:p>
          </table:table-cell>
          <table:table-cell office:value-type="float" office:value="0.176719" calcext:value-type="float">
            <text:p>0.176719</text:p>
          </table:table-cell>
          <table:table-cell office:value-type="float" office:value="0.246381" calcext:value-type="float">
            <text:p>0.246381</text:p>
          </table:table-cell>
          <table:table-cell office:value-type="float" office:value="0.188547" calcext:value-type="float">
            <text:p>0.188547</text:p>
          </table:table-cell>
          <table:table-cell table:number-columns-repeated="17"/>
        </table:table-row>
        <table:table-row table:style-name="ro1">
          <table:table-cell office:value-type="float" office:value="0.092824" calcext:value-type="float">
            <text:p>0.092824</text:p>
          </table:table-cell>
          <table:table-cell office:value-type="float" office:value="0.248497" calcext:value-type="float">
            <text:p>0.248497</text:p>
          </table:table-cell>
          <table:table-cell office:value-type="float" office:value="0.250975" calcext:value-type="float">
            <text:p>0.250975</text:p>
          </table:table-cell>
          <table:table-cell office:value-type="float" office:value="0.268178" calcext:value-type="float">
            <text:p>0.268178</text:p>
          </table:table-cell>
          <table:table-cell office:value-type="float" office:value="0.206892" calcext:value-type="float">
            <text:p>0.206892</text:p>
          </table:table-cell>
          <table:table-cell office:value-type="float" office:value="0.231508" calcext:value-type="float">
            <text:p>0.231508</text:p>
          </table:table-cell>
          <table:table-cell office:value-type="float" office:value="0.193267" calcext:value-type="float">
            <text:p>0.193267</text:p>
          </table:table-cell>
          <table:table-cell table:number-columns-repeated="17"/>
        </table:table-row>
        <table:table-row table:style-name="ro1">
          <table:table-cell office:value-type="float" office:value="0.093501" calcext:value-type="float">
            <text:p>0.093501</text:p>
          </table:table-cell>
          <table:table-cell office:value-type="float" office:value="0.273472" calcext:value-type="float">
            <text:p>0.273472</text:p>
          </table:table-cell>
          <table:table-cell office:value-type="float" office:value="0.231514" calcext:value-type="float">
            <text:p>0.231514</text:p>
          </table:table-cell>
          <table:table-cell office:value-type="float" office:value="0.203604" calcext:value-type="float">
            <text:p>0.203604</text:p>
          </table:table-cell>
          <table:table-cell office:value-type="float" office:value="0.190658" calcext:value-type="float">
            <text:p>0.190658</text:p>
          </table:table-cell>
          <table:table-cell office:value-type="float" office:value="0.223427" calcext:value-type="float">
            <text:p>0.223427</text:p>
          </table:table-cell>
          <table:table-cell office:value-type="float" office:value="0.15843" calcext:value-type="float">
            <text:p>0.15843</text:p>
          </table:table-cell>
          <table:table-cell table:number-columns-repeated="17"/>
        </table:table-row>
        <table:table-row table:style-name="ro1">
          <table:table-cell office:value-type="float" office:value="0.089502" calcext:value-type="float">
            <text:p>0.089502</text:p>
          </table:table-cell>
          <table:table-cell office:value-type="float" office:value="0.273074" calcext:value-type="float">
            <text:p>0.273074</text:p>
          </table:table-cell>
          <table:table-cell office:value-type="float" office:value="0.216162" calcext:value-type="float">
            <text:p>0.216162</text:p>
          </table:table-cell>
          <table:table-cell office:value-type="float" office:value="0.189115" calcext:value-type="float">
            <text:p>0.189115</text:p>
          </table:table-cell>
          <table:table-cell office:value-type="float" office:value="0.171459" calcext:value-type="float">
            <text:p>0.171459</text:p>
          </table:table-cell>
          <table:table-cell office:value-type="float" office:value="0.242495" calcext:value-type="float">
            <text:p>0.242495</text:p>
          </table:table-cell>
          <table:table-cell office:value-type="float" office:value="0.186809" calcext:value-type="float">
            <text:p>0.186809</text:p>
          </table:table-cell>
          <table:table-cell table:number-columns-repeated="17"/>
        </table:table-row>
        <table:table-row table:style-name="ro1">
          <table:table-cell office:value-type="float" office:value="0.075329" calcext:value-type="float">
            <text:p>0.075329</text:p>
          </table:table-cell>
          <table:table-cell office:value-type="float" office:value="0.265891" calcext:value-type="float">
            <text:p>0.265891</text:p>
          </table:table-cell>
          <table:table-cell office:value-type="float" office:value="0.258304" calcext:value-type="float">
            <text:p>0.258304</text:p>
          </table:table-cell>
          <table:table-cell office:value-type="float" office:value="0.201047" calcext:value-type="float">
            <text:p>0.201047</text:p>
          </table:table-cell>
          <table:table-cell office:value-type="float" office:value="0.167219" calcext:value-type="float">
            <text:p>0.167219</text:p>
          </table:table-cell>
          <table:table-cell office:value-type="float" office:value="0.221954" calcext:value-type="float">
            <text:p>0.221954</text:p>
          </table:table-cell>
          <table:table-cell office:value-type="float" office:value="0.174343" calcext:value-type="float">
            <text:p>0.174343</text:p>
          </table:table-cell>
          <table:table-cell table:number-columns-repeated="17"/>
        </table:table-row>
        <table:table-row table:style-name="ro1">
          <table:table-cell office:value-type="float" office:value="0.093657" calcext:value-type="float">
            <text:p>0.093657</text:p>
          </table:table-cell>
          <table:table-cell office:value-type="float" office:value="0.300498" calcext:value-type="float">
            <text:p>0.300498</text:p>
          </table:table-cell>
          <table:table-cell office:value-type="float" office:value="0.258028" calcext:value-type="float">
            <text:p>0.258028</text:p>
          </table:table-cell>
          <table:table-cell office:value-type="float" office:value="0.167183" calcext:value-type="float">
            <text:p>0.167183</text:p>
          </table:table-cell>
          <table:table-cell office:value-type="float" office:value="0.170305" calcext:value-type="float">
            <text:p>0.170305</text:p>
          </table:table-cell>
          <table:table-cell office:value-type="float" office:value="0.155733" calcext:value-type="float">
            <text:p>0.155733</text:p>
          </table:table-cell>
          <table:table-cell office:value-type="float" office:value="0.209881" calcext:value-type="float">
            <text:p>0.209881</text:p>
          </table:table-cell>
          <table:table-cell table:number-columns-repeated="17"/>
        </table:table-row>
        <table:table-row table:style-name="ro1">
          <table:table-cell office:value-type="float" office:value="0.093408" calcext:value-type="float">
            <text:p>0.093408</text:p>
          </table:table-cell>
          <table:table-cell office:value-type="float" office:value="0.265092" calcext:value-type="float">
            <text:p>0.265092</text:p>
          </table:table-cell>
          <table:table-cell office:value-type="float" office:value="0.248306" calcext:value-type="float">
            <text:p>0.248306</text:p>
          </table:table-cell>
          <table:table-cell office:value-type="float" office:value="0.220823" calcext:value-type="float">
            <text:p>0.220823</text:p>
          </table:table-cell>
          <table:table-cell office:value-type="float" office:value="0.239515" calcext:value-type="float">
            <text:p>0.239515</text:p>
          </table:table-cell>
          <table:table-cell office:value-type="float" office:value="0.170005" calcext:value-type="float">
            <text:p>0.170005</text:p>
          </table:table-cell>
          <table:table-cell office:value-type="float" office:value="0.21432" calcext:value-type="float">
            <text:p>0.21432</text:p>
          </table:table-cell>
          <table:table-cell table:number-columns-repeated="17"/>
        </table:table-row>
        <table:table-row table:style-name="ro1">
          <table:table-cell office:value-type="float" office:value="0.090871" calcext:value-type="float">
            <text:p>0.090871</text:p>
          </table:table-cell>
          <table:table-cell office:value-type="float" office:value="0.293706" calcext:value-type="float">
            <text:p>0.293706</text:p>
          </table:table-cell>
          <table:table-cell office:value-type="float" office:value="0.207851" calcext:value-type="float">
            <text:p>0.207851</text:p>
          </table:table-cell>
          <table:table-cell office:value-type="float" office:value="0.229664" calcext:value-type="float">
            <text:p>0.229664</text:p>
          </table:table-cell>
          <table:table-cell office:value-type="float" office:value="0.173082" calcext:value-type="float">
            <text:p>0.173082</text:p>
          </table:table-cell>
          <table:table-cell office:value-type="float" office:value="0.216373" calcext:value-type="float">
            <text:p>0.216373</text:p>
          </table:table-cell>
          <table:table-cell office:value-type="float" office:value="0.199855" calcext:value-type="float">
            <text:p>0.199855</text:p>
          </table:table-cell>
          <table:table-cell table:number-columns-repeated="17"/>
        </table:table-row>
        <table:table-row table:style-name="ro1">
          <table:table-cell office:value-type="float" office:value="0.090536" calcext:value-type="float">
            <text:p>0.090536</text:p>
          </table:table-cell>
          <table:table-cell office:value-type="float" office:value="0.219753" calcext:value-type="float">
            <text:p>0.219753</text:p>
          </table:table-cell>
          <table:table-cell office:value-type="float" office:value="0.23705" calcext:value-type="float">
            <text:p>0.23705</text:p>
          </table:table-cell>
          <table:table-cell office:value-type="float" office:value="0.241068" calcext:value-type="float">
            <text:p>0.241068</text:p>
          </table:table-cell>
          <table:table-cell office:value-type="float" office:value="0.238343" calcext:value-type="float">
            <text:p>0.238343</text:p>
          </table:table-cell>
          <table:table-cell office:value-type="float" office:value="0.198362" calcext:value-type="float">
            <text:p>0.198362</text:p>
          </table:table-cell>
          <table:table-cell office:value-type="float" office:value="0.201151" calcext:value-type="float">
            <text:p>0.201151</text:p>
          </table:table-cell>
          <table:table-cell table:number-columns-repeated="17"/>
        </table:table-row>
        <table:table-row table:style-name="ro1">
          <table:table-cell office:value-type="float" office:value="0.090455" calcext:value-type="float">
            <text:p>0.090455</text:p>
          </table:table-cell>
          <table:table-cell office:value-type="float" office:value="0.257184" calcext:value-type="float">
            <text:p>0.257184</text:p>
          </table:table-cell>
          <table:table-cell office:value-type="float" office:value="0.231667" calcext:value-type="float">
            <text:p>0.231667</text:p>
          </table:table-cell>
          <table:table-cell office:value-type="float" office:value="0.24083" calcext:value-type="float">
            <text:p>0.24083</text:p>
          </table:table-cell>
          <table:table-cell office:value-type="float" office:value="0.211216" calcext:value-type="float">
            <text:p>0.211216</text:p>
          </table:table-cell>
          <table:table-cell office:value-type="float" office:value="0.197095" calcext:value-type="float">
            <text:p>0.197095</text:p>
          </table:table-cell>
          <table:table-cell office:value-type="float" office:value="0.203037" calcext:value-type="float">
            <text:p>0.203037</text:p>
          </table:table-cell>
          <table:table-cell table:number-columns-repeated="17"/>
        </table:table-row>
        <table:table-row table:style-name="ro1">
          <table:table-cell office:value-type="float" office:value="0.088193" calcext:value-type="float">
            <text:p>0.088193</text:p>
          </table:table-cell>
          <table:table-cell office:value-type="float" office:value="0.266714" calcext:value-type="float">
            <text:p>0.266714</text:p>
          </table:table-cell>
          <table:table-cell office:value-type="float" office:value="0.180792" calcext:value-type="float">
            <text:p>0.180792</text:p>
          </table:table-cell>
          <table:table-cell office:value-type="float" office:value="0.252324" calcext:value-type="float">
            <text:p>0.252324</text:p>
          </table:table-cell>
          <table:table-cell office:value-type="float" office:value="0.190712" calcext:value-type="float">
            <text:p>0.190712</text:p>
          </table:table-cell>
          <table:table-cell office:value-type="float" office:value="0.207259" calcext:value-type="float">
            <text:p>0.207259</text:p>
          </table:table-cell>
          <table:table-cell office:value-type="float" office:value="0.192148" calcext:value-type="float">
            <text:p>0.192148</text:p>
          </table:table-cell>
          <table:table-cell table:number-columns-repeated="17"/>
        </table:table-row>
        <table:table-row table:style-name="ro1">
          <table:table-cell office:value-type="float" office:value="0.091424" calcext:value-type="float">
            <text:p>0.091424</text:p>
          </table:table-cell>
          <table:table-cell office:value-type="float" office:value="0.272978" calcext:value-type="float">
            <text:p>0.272978</text:p>
          </table:table-cell>
          <table:table-cell office:value-type="float" office:value="0.260498" calcext:value-type="float">
            <text:p>0.260498</text:p>
          </table:table-cell>
          <table:table-cell office:value-type="float" office:value="0.197871" calcext:value-type="float">
            <text:p>0.197871</text:p>
          </table:table-cell>
          <table:table-cell office:value-type="float" office:value="0.216621" calcext:value-type="float">
            <text:p>0.216621</text:p>
          </table:table-cell>
          <table:table-cell office:value-type="float" office:value="0.22885" calcext:value-type="float">
            <text:p>0.22885</text:p>
          </table:table-cell>
          <table:table-cell office:value-type="float" office:value="0.188219" calcext:value-type="float">
            <text:p>0.188219</text:p>
          </table:table-cell>
          <table:table-cell table:number-columns-repeated="17"/>
        </table:table-row>
        <table:table-row table:style-name="ro1">
          <table:table-cell office:value-type="float" office:value="0.092526" calcext:value-type="float">
            <text:p>0.092526</text:p>
          </table:table-cell>
          <table:table-cell office:value-type="float" office:value="0.275209" calcext:value-type="float">
            <text:p>0.275209</text:p>
          </table:table-cell>
          <table:table-cell office:value-type="float" office:value="0.214721" calcext:value-type="float">
            <text:p>0.214721</text:p>
          </table:table-cell>
          <table:table-cell office:value-type="float" office:value="0.206943" calcext:value-type="float">
            <text:p>0.206943</text:p>
          </table:table-cell>
          <table:table-cell office:value-type="float" office:value="0.21379" calcext:value-type="float">
            <text:p>0.21379</text:p>
          </table:table-cell>
          <table:table-cell office:value-type="float" office:value="0.180394" calcext:value-type="float">
            <text:p>0.180394</text:p>
          </table:table-cell>
          <table:table-cell office:value-type="float" office:value="0.185112" calcext:value-type="float">
            <text:p>0.185112</text:p>
          </table:table-cell>
          <table:table-cell table:number-columns-repeated="17"/>
        </table:table-row>
        <table:table-row table:style-name="ro1">
          <table:table-cell office:value-type="float" office:value="0.090887" calcext:value-type="float">
            <text:p>0.090887</text:p>
          </table:table-cell>
          <table:table-cell office:value-type="float" office:value="0.295367" calcext:value-type="float">
            <text:p>0.295367</text:p>
          </table:table-cell>
          <table:table-cell office:value-type="float" office:value="0.22097" calcext:value-type="float">
            <text:p>0.22097</text:p>
          </table:table-cell>
          <table:table-cell office:value-type="float" office:value="0.23564" calcext:value-type="float">
            <text:p>0.23564</text:p>
          </table:table-cell>
          <table:table-cell office:value-type="float" office:value="0.188463" calcext:value-type="float">
            <text:p>0.188463</text:p>
          </table:table-cell>
          <table:table-cell office:value-type="float" office:value="0.174191" calcext:value-type="float">
            <text:p>0.174191</text:p>
          </table:table-cell>
          <table:table-cell office:value-type="float" office:value="0.21651" calcext:value-type="float">
            <text:p>0.21651</text:p>
          </table:table-cell>
          <table:table-cell table:number-columns-repeated="17"/>
        </table:table-row>
        <table:table-row table:style-name="ro1">
          <table:table-cell office:value-type="float" office:value="0.051907" calcext:value-type="float">
            <text:p>0.051907</text:p>
          </table:table-cell>
          <table:table-cell office:value-type="float" office:value="0.239661" calcext:value-type="float">
            <text:p>0.239661</text:p>
          </table:table-cell>
          <table:table-cell office:value-type="float" office:value="0.182899" calcext:value-type="float">
            <text:p>0.182899</text:p>
          </table:table-cell>
          <table:table-cell office:value-type="float" office:value="0.167321" calcext:value-type="float">
            <text:p>0.167321</text:p>
          </table:table-cell>
          <table:table-cell office:value-type="float" office:value="0.173181" calcext:value-type="float">
            <text:p>0.173181</text:p>
          </table:table-cell>
          <table:table-cell office:value-type="float" office:value="0.17807" calcext:value-type="float">
            <text:p>0.17807</text:p>
          </table:table-cell>
          <table:table-cell office:value-type="float" office:value="0.226719" calcext:value-type="float">
            <text:p>0.226719</text:p>
          </table:table-cell>
          <table:table-cell table:number-columns-repeated="17"/>
        </table:table-row>
        <table:table-row table:style-name="ro1">
          <table:table-cell office:value-type="float" office:value="0.048606" calcext:value-type="float">
            <text:p>0.048606</text:p>
          </table:table-cell>
          <table:table-cell office:value-type="float" office:value="0.342474" calcext:value-type="float">
            <text:p>0.342474</text:p>
          </table:table-cell>
          <table:table-cell office:value-type="float" office:value="0.222437" calcext:value-type="float">
            <text:p>0.222437</text:p>
          </table:table-cell>
          <table:table-cell office:value-type="float" office:value="0.242143" calcext:value-type="float">
            <text:p>0.242143</text:p>
          </table:table-cell>
          <table:table-cell office:value-type="float" office:value="0.213779" calcext:value-type="float">
            <text:p>0.213779</text:p>
          </table:table-cell>
          <table:table-cell office:value-type="float" office:value="0.208421" calcext:value-type="float">
            <text:p>0.208421</text:p>
          </table:table-cell>
          <table:table-cell office:value-type="float" office:value="0.183705" calcext:value-type="float">
            <text:p>0.183705</text:p>
          </table:table-cell>
          <table:table-cell table:number-columns-repeated="17"/>
        </table:table-row>
        <table:table-row table:style-name="ro1">
          <table:table-cell office:value-type="float" office:value="0.052566" calcext:value-type="float">
            <text:p>0.052566</text:p>
          </table:table-cell>
          <table:table-cell office:value-type="float" office:value="0.167529" calcext:value-type="float">
            <text:p>0.167529</text:p>
          </table:table-cell>
          <table:table-cell office:value-type="float" office:value="0.221545" calcext:value-type="float">
            <text:p>0.221545</text:p>
          </table:table-cell>
          <table:table-cell office:value-type="float" office:value="0.266531" calcext:value-type="float">
            <text:p>0.266531</text:p>
          </table:table-cell>
          <table:table-cell office:value-type="float" office:value="0.169703" calcext:value-type="float">
            <text:p>0.169703</text:p>
          </table:table-cell>
          <table:table-cell office:value-type="float" office:value="0.214566" calcext:value-type="float">
            <text:p>0.214566</text:p>
          </table:table-cell>
          <table:table-cell office:value-type="float" office:value="0.20205" calcext:value-type="float">
            <text:p>0.20205</text:p>
          </table:table-cell>
          <table:table-cell table:number-columns-repeated="17"/>
        </table:table-row>
        <table:table-row table:style-name="ro1">
          <table:table-cell office:value-type="float" office:value="0.058303" calcext:value-type="float">
            <text:p>0.058303</text:p>
          </table:table-cell>
          <table:table-cell office:value-type="float" office:value="0.214108" calcext:value-type="float">
            <text:p>0.214108</text:p>
          </table:table-cell>
          <table:table-cell office:value-type="float" office:value="0.231785" calcext:value-type="float">
            <text:p>0.231785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199691" calcext:value-type="float">
            <text:p>0.199691</text:p>
          </table:table-cell>
          <table:table-cell office:value-type="float" office:value="0.190351" calcext:value-type="float">
            <text:p>0.190351</text:p>
          </table:table-cell>
          <table:table-cell office:value-type="float" office:value="0.1655" calcext:value-type="float">
            <text:p>0.1655</text:p>
          </table:table-cell>
          <table:table-cell table:number-columns-repeated="17"/>
        </table:table-row>
        <table:table-row table:style-name="ro1">
          <table:table-cell office:value-type="float" office:value="0.090914" calcext:value-type="float">
            <text:p>0.090914</text:p>
          </table:table-cell>
          <table:table-cell office:value-type="float" office:value="0.202371" calcext:value-type="float">
            <text:p>0.202371</text:p>
          </table:table-cell>
          <table:table-cell office:value-type="float" office:value="0.218563" calcext:value-type="float">
            <text:p>0.218563</text:p>
          </table:table-cell>
          <table:table-cell office:value-type="float" office:value="0.22989" calcext:value-type="float">
            <text:p>0.22989</text:p>
          </table:table-cell>
          <table:table-cell office:value-type="float" office:value="0.174419" calcext:value-type="float">
            <text:p>0.174419</text:p>
          </table:table-cell>
          <table:table-cell office:value-type="float" office:value="0.204842" calcext:value-type="float">
            <text:p>0.204842</text:p>
          </table:table-cell>
          <table:table-cell office:value-type="float" office:value="0.196149" calcext:value-type="float">
            <text:p>0.196149</text:p>
          </table:table-cell>
          <table:table-cell table:number-columns-repeated="17"/>
        </table:table-row>
        <table:table-row table:style-name="ro1">
          <table:table-cell office:value-type="float" office:value="0.079246" calcext:value-type="float">
            <text:p>0.079246</text:p>
          </table:table-cell>
          <table:table-cell office:value-type="float" office:value="0.264365" calcext:value-type="float">
            <text:p>0.264365</text:p>
          </table:table-cell>
          <table:table-cell office:value-type="float" office:value="0.226717" calcext:value-type="float">
            <text:p>0.226717</text:p>
          </table:table-cell>
          <table:table-cell office:value-type="float" office:value="0.239349" calcext:value-type="float">
            <text:p>0.239349</text:p>
          </table:table-cell>
          <table:table-cell office:value-type="float" office:value="0.170285" calcext:value-type="float">
            <text:p>0.170285</text:p>
          </table:table-cell>
          <table:table-cell office:value-type="float" office:value="0.200078" calcext:value-type="float">
            <text:p>0.200078</text:p>
          </table:table-cell>
          <table:table-cell office:value-type="float" office:value="0.166371" calcext:value-type="float">
            <text:p>0.166371</text:p>
          </table:table-cell>
          <table:table-cell table:number-columns-repeated="17"/>
        </table:table-row>
        <table:table-row table:style-name="ro1">
          <table:table-cell office:value-type="float" office:value="0.078488" calcext:value-type="float">
            <text:p>0.078488</text:p>
          </table:table-cell>
          <table:table-cell office:value-type="float" office:value="0.297129" calcext:value-type="float">
            <text:p>0.297129</text:p>
          </table:table-cell>
          <table:table-cell office:value-type="float" office:value="0.18394" calcext:value-type="float">
            <text:p>0.18394</text:p>
          </table:table-cell>
          <table:table-cell office:value-type="float" office:value="0.19766" calcext:value-type="float">
            <text:p>0.19766</text:p>
          </table:table-cell>
          <table:table-cell office:value-type="float" office:value="0.167564" calcext:value-type="float">
            <text:p>0.167564</text:p>
          </table:table-cell>
          <table:table-cell office:value-type="float" office:value="0.219582" calcext:value-type="float">
            <text:p>0.219582</text:p>
          </table:table-cell>
          <table:table-cell office:value-type="float" office:value="0.218963" calcext:value-type="float">
            <text:p>0.218963</text:p>
          </table:table-cell>
          <table:table-cell table:number-columns-repeated="17"/>
        </table:table-row>
        <table:table-row table:style-name="ro1">
          <table:table-cell office:value-type="float" office:value="0.048419" calcext:value-type="float">
            <text:p>0.048419</text:p>
          </table:table-cell>
          <table:table-cell office:value-type="float" office:value="0.269863" calcext:value-type="float">
            <text:p>0.269863</text:p>
          </table:table-cell>
          <table:table-cell office:value-type="float" office:value="0.200196" calcext:value-type="float">
            <text:p>0.200196</text:p>
          </table:table-cell>
          <table:table-cell office:value-type="float" office:value="0.205048" calcext:value-type="float">
            <text:p>0.205048</text:p>
          </table:table-cell>
          <table:table-cell office:value-type="float" office:value="0.208215" calcext:value-type="float">
            <text:p>0.208215</text:p>
          </table:table-cell>
          <table:table-cell office:value-type="float" office:value="0.190235" calcext:value-type="float">
            <text:p>0.190235</text:p>
          </table:table-cell>
          <table:table-cell office:value-type="float" office:value="0.20169" calcext:value-type="float">
            <text:p>0.20169</text:p>
          </table:table-cell>
          <table:table-cell table:number-columns-repeated="17"/>
        </table:table-row>
        <table:table-row table:style-name="ro1">
          <table:table-cell office:value-type="float" office:value="0.058835" calcext:value-type="float">
            <text:p>0.058835</text:p>
          </table:table-cell>
          <table:table-cell office:value-type="float" office:value="0.271542" calcext:value-type="float">
            <text:p>0.271542</text:p>
          </table:table-cell>
          <table:table-cell office:value-type="float" office:value="0.241316" calcext:value-type="float">
            <text:p>0.241316</text:p>
          </table:table-cell>
          <table:table-cell office:value-type="float" office:value="0.272148" calcext:value-type="float">
            <text:p>0.272148</text:p>
          </table:table-cell>
          <table:table-cell office:value-type="float" office:value="0.150707" calcext:value-type="float">
            <text:p>0.150707</text:p>
          </table:table-cell>
          <table:table-cell office:value-type="float" office:value="0.182231" calcext:value-type="float">
            <text:p>0.182231</text:p>
          </table:table-cell>
          <table:table-cell office:value-type="float" office:value="0.192028" calcext:value-type="float">
            <text:p>0.192028</text:p>
          </table:table-cell>
          <table:table-cell table:number-columns-repeated="17"/>
        </table:table-row>
        <table:table-row table:style-name="ro1">
          <table:table-cell office:value-type="float" office:value="0.051982" calcext:value-type="float">
            <text:p>0.051982</text:p>
          </table:table-cell>
          <table:table-cell office:value-type="float" office:value="0.260943" calcext:value-type="float">
            <text:p>0.260943</text:p>
          </table:table-cell>
          <table:table-cell office:value-type="float" office:value="0.222377" calcext:value-type="float">
            <text:p>0.222377</text:p>
          </table:table-cell>
          <table:table-cell office:value-type="float" office:value="0.237297" calcext:value-type="float">
            <text:p>0.237297</text:p>
          </table:table-cell>
          <table:table-cell office:value-type="float" office:value="0.198376" calcext:value-type="float">
            <text:p>0.198376</text:p>
          </table:table-cell>
          <table:table-cell office:value-type="float" office:value="0.182227" calcext:value-type="float">
            <text:p>0.182227</text:p>
          </table:table-cell>
          <table:table-cell office:value-type="float" office:value="0.222271" calcext:value-type="float">
            <text:p>0.222271</text:p>
          </table:table-cell>
          <table:table-cell table:number-columns-repeated="17"/>
        </table:table-row>
        <table:table-row table:style-name="ro1">
          <table:table-cell office:value-type="float" office:value="0.071912" calcext:value-type="float">
            <text:p>0.071912</text:p>
          </table:table-cell>
          <table:table-cell office:value-type="float" office:value="0.272969" calcext:value-type="float">
            <text:p>0.272969</text:p>
          </table:table-cell>
          <table:table-cell office:value-type="float" office:value="0.268759" calcext:value-type="float">
            <text:p>0.268759</text:p>
          </table:table-cell>
          <table:table-cell office:value-type="float" office:value="0.208033" calcext:value-type="float">
            <text:p>0.208033</text:p>
          </table:table-cell>
          <table:table-cell office:value-type="float" office:value="0.206625" calcext:value-type="float">
            <text:p>0.206625</text:p>
          </table:table-cell>
          <table:table-cell office:value-type="float" office:value="0.208609" calcext:value-type="float">
            <text:p>0.208609</text:p>
          </table:table-cell>
          <table:table-cell office:value-type="float" office:value="0.169527" calcext:value-type="float">
            <text:p>0.169527</text:p>
          </table:table-cell>
          <table:table-cell table:number-columns-repeated="17"/>
        </table:table-row>
        <table:table-row table:style-name="ro1">
          <table:table-cell office:value-type="float" office:value="0.093203" calcext:value-type="float">
            <text:p>0.093203</text:p>
          </table:table-cell>
          <table:table-cell office:value-type="float" office:value="0.334656" calcext:value-type="float">
            <text:p>0.334656</text:p>
          </table:table-cell>
          <table:table-cell office:value-type="float" office:value="0.262611" calcext:value-type="float">
            <text:p>0.262611</text:p>
          </table:table-cell>
          <table:table-cell office:value-type="float" office:value="0.179868" calcext:value-type="float">
            <text:p>0.179868</text:p>
          </table:table-cell>
          <table:table-cell office:value-type="float" office:value="0.245567" calcext:value-type="float">
            <text:p>0.245567</text:p>
          </table:table-cell>
          <table:table-cell office:value-type="float" office:value="0.159068" calcext:value-type="float">
            <text:p>0.159068</text:p>
          </table:table-cell>
          <table:table-cell office:value-type="float" office:value="0.202841" calcext:value-type="float">
            <text:p>0.202841</text:p>
          </table:table-cell>
          <table:table-cell table:number-columns-repeated="17"/>
        </table:table-row>
        <table:table-row table:style-name="ro1">
          <table:table-cell office:value-type="float" office:value="0.093386" calcext:value-type="float">
            <text:p>0.093386</text:p>
          </table:table-cell>
          <table:table-cell office:value-type="float" office:value="0.249072" calcext:value-type="float">
            <text:p>0.249072</text:p>
          </table:table-cell>
          <table:table-cell office:value-type="float" office:value="0.203748" calcext:value-type="float">
            <text:p>0.203748</text:p>
          </table:table-cell>
          <table:table-cell office:value-type="float" office:value="0.231088" calcext:value-type="float">
            <text:p>0.231088</text:p>
          </table:table-cell>
          <table:table-cell office:value-type="float" office:value="0.228614" calcext:value-type="float">
            <text:p>0.228614</text:p>
          </table:table-cell>
          <table:table-cell office:value-type="float" office:value="0.180923" calcext:value-type="float">
            <text:p>0.180923</text:p>
          </table:table-cell>
          <table:table-cell office:value-type="float" office:value="0.172029" calcext:value-type="float">
            <text:p>0.172029</text:p>
          </table:table-cell>
          <table:table-cell table:number-columns-repeated="17"/>
        </table:table-row>
        <table:table-row table:style-name="ro1">
          <table:table-cell office:value-type="float" office:value="0.060349" calcext:value-type="float">
            <text:p>0.060349</text:p>
          </table:table-cell>
          <table:table-cell office:value-type="float" office:value="0.300324" calcext:value-type="float">
            <text:p>0.300324</text:p>
          </table:table-cell>
          <table:table-cell office:value-type="float" office:value="0.208664" calcext:value-type="float">
            <text:p>0.208664</text:p>
          </table:table-cell>
          <table:table-cell office:value-type="float" office:value="0.255071" calcext:value-type="float">
            <text:p>0.255071</text:p>
          </table:table-cell>
          <table:table-cell office:value-type="float" office:value="0.243727" calcext:value-type="float">
            <text:p>0.243727</text:p>
          </table:table-cell>
          <table:table-cell office:value-type="float" office:value="0.209816" calcext:value-type="float">
            <text:p>0.209816</text:p>
          </table:table-cell>
          <table:table-cell office:value-type="float" office:value="0.234714" calcext:value-type="float">
            <text:p>0.234714</text:p>
          </table:table-cell>
          <table:table-cell table:number-columns-repeated="17"/>
        </table:table-row>
        <table:table-row table:style-name="ro1">
          <table:table-cell office:value-type="float" office:value="0.05707" calcext:value-type="float">
            <text:p>0.05707</text:p>
          </table:table-cell>
          <table:table-cell office:value-type="float" office:value="0.292998" calcext:value-type="float">
            <text:p>0.292998</text:p>
          </table:table-cell>
          <table:table-cell office:value-type="float" office:value="0.204987" calcext:value-type="float">
            <text:p>0.204987</text:p>
          </table:table-cell>
          <table:table-cell office:value-type="float" office:value="0.217525" calcext:value-type="float">
            <text:p>0.217525</text:p>
          </table:table-cell>
          <table:table-cell office:value-type="float" office:value="0.245958" calcext:value-type="float">
            <text:p>0.245958</text:p>
          </table:table-cell>
          <table:table-cell office:value-type="float" office:value="0.197559" calcext:value-type="float">
            <text:p>0.197559</text:p>
          </table:table-cell>
          <table:table-cell office:value-type="float" office:value="0.218429" calcext:value-type="float">
            <text:p>0.218429</text:p>
          </table:table-cell>
          <table:table-cell table:number-columns-repeated="17"/>
        </table:table-row>
        <table:table-row table:style-name="ro1">
          <table:table-cell office:value-type="float" office:value="0.085056" calcext:value-type="float">
            <text:p>0.085056</text:p>
          </table:table-cell>
          <table:table-cell office:value-type="float" office:value="0.335324" calcext:value-type="float">
            <text:p>0.335324</text:p>
          </table:table-cell>
          <table:table-cell office:value-type="float" office:value="0.21772" calcext:value-type="float">
            <text:p>0.21772</text:p>
          </table:table-cell>
          <table:table-cell office:value-type="float" office:value="0.20055" calcext:value-type="float">
            <text:p>0.20055</text:p>
          </table:table-cell>
          <table:table-cell office:value-type="float" office:value="0.245165" calcext:value-type="float">
            <text:p>0.245165</text:p>
          </table:table-cell>
          <table:table-cell office:value-type="float" office:value="0.186496" calcext:value-type="float">
            <text:p>0.186496</text:p>
          </table:table-cell>
          <table:table-cell office:value-type="float" office:value="0.181212" calcext:value-type="float">
            <text:p>0.181212</text:p>
          </table:table-cell>
          <table:table-cell table:number-columns-repeated="17"/>
        </table:table-row>
        <table:table-row table:style-name="ro1">
          <table:table-cell office:value-type="float" office:value="0.092108" calcext:value-type="float">
            <text:p>0.092108</text:p>
          </table:table-cell>
          <table:table-cell office:value-type="float" office:value="0.265412" calcext:value-type="float">
            <text:p>0.265412</text:p>
          </table:table-cell>
          <table:table-cell office:value-type="float" office:value="0.239512" calcext:value-type="float">
            <text:p>0.239512</text:p>
          </table:table-cell>
          <table:table-cell office:value-type="float" office:value="0.221797" calcext:value-type="float">
            <text:p>0.221797</text:p>
          </table:table-cell>
          <table:table-cell office:value-type="float" office:value="0.226139" calcext:value-type="float">
            <text:p>0.226139</text:p>
          </table:table-cell>
          <table:table-cell office:value-type="float" office:value="0.192687" calcext:value-type="float">
            <text:p>0.192687</text:p>
          </table:table-cell>
          <table:table-cell office:value-type="float" office:value="0.213979" calcext:value-type="float">
            <text:p>0.213979</text:p>
          </table:table-cell>
          <table:table-cell table:number-columns-repeated="17"/>
        </table:table-row>
        <table:table-row table:style-name="ro1">
          <table:table-cell office:value-type="float" office:value="0.090987" calcext:value-type="float">
            <text:p>0.090987</text:p>
          </table:table-cell>
          <table:table-cell office:value-type="float" office:value="0.326387" calcext:value-type="float">
            <text:p>0.326387</text:p>
          </table:table-cell>
          <table:table-cell office:value-type="float" office:value="0.176941" calcext:value-type="float">
            <text:p>0.176941</text:p>
          </table:table-cell>
          <table:table-cell office:value-type="float" office:value="0.2618" calcext:value-type="float">
            <text:p>0.2618</text:p>
          </table:table-cell>
          <table:table-cell office:value-type="float" office:value="0.242584" calcext:value-type="float">
            <text:p>0.242584</text:p>
          </table:table-cell>
          <table:table-cell office:value-type="float" office:value="0.167726" calcext:value-type="float">
            <text:p>0.167726</text:p>
          </table:table-cell>
          <table:table-cell office:value-type="float" office:value="0.195856" calcext:value-type="float">
            <text:p>0.195856</text:p>
          </table:table-cell>
          <table:table-cell table:number-columns-repeated="17"/>
        </table:table-row>
        <table:table-row table:style-name="ro1">
          <table:table-cell office:value-type="float" office:value="0.092153" calcext:value-type="float">
            <text:p>0.092153</text:p>
          </table:table-cell>
          <table:table-cell office:value-type="float" office:value="0.276242" calcext:value-type="float">
            <text:p>0.276242</text:p>
          </table:table-cell>
          <table:table-cell office:value-type="float" office:value="0.199836" calcext:value-type="float">
            <text:p>0.199836</text:p>
          </table:table-cell>
          <table:table-cell office:value-type="float" office:value="0.249748" calcext:value-type="float">
            <text:p>0.249748</text:p>
          </table:table-cell>
          <table:table-cell office:value-type="float" office:value="0.22701" calcext:value-type="float">
            <text:p>0.22701</text:p>
          </table:table-cell>
          <table:table-cell office:value-type="float" office:value="0.169589" calcext:value-type="float">
            <text:p>0.169589</text:p>
          </table:table-cell>
          <table:table-cell office:value-type="float" office:value="0.21148" calcext:value-type="float">
            <text:p>0.21148</text:p>
          </table:table-cell>
          <table:table-cell table:number-columns-repeated="17"/>
        </table:table-row>
        <table:table-row table:style-name="ro1">
          <table:table-cell office:value-type="float" office:value="0.093897" calcext:value-type="float">
            <text:p>0.093897</text:p>
          </table:table-cell>
          <table:table-cell office:value-type="float" office:value="0.340186" calcext:value-type="float">
            <text:p>0.340186</text:p>
          </table:table-cell>
          <table:table-cell office:value-type="float" office:value="0.201273" calcext:value-type="float">
            <text:p>0.201273</text:p>
          </table:table-cell>
          <table:table-cell office:value-type="float" office:value="0.255314" calcext:value-type="float">
            <text:p>0.255314</text:p>
          </table:table-cell>
          <table:table-cell office:value-type="float" office:value="0.193671" calcext:value-type="float">
            <text:p>0.193671</text:p>
          </table:table-cell>
          <table:table-cell office:value-type="float" office:value="0.171547" calcext:value-type="float">
            <text:p>0.171547</text:p>
          </table:table-cell>
          <table:table-cell office:value-type="float" office:value="0.198501" calcext:value-type="float">
            <text:p>0.198501</text:p>
          </table:table-cell>
          <table:table-cell table:number-columns-repeated="17"/>
        </table:table-row>
        <table:table-row table:style-name="ro1">
          <table:table-cell office:value-type="float" office:value="0.090971" calcext:value-type="float">
            <text:p>0.090971</text:p>
          </table:table-cell>
          <table:table-cell office:value-type="float" office:value="0.266505" calcext:value-type="float">
            <text:p>0.266505</text:p>
          </table:table-cell>
          <table:table-cell office:value-type="float" office:value="0.178281" calcext:value-type="float">
            <text:p>0.178281</text:p>
          </table:table-cell>
          <table:table-cell office:value-type="float" office:value="0.200801" calcext:value-type="float">
            <text:p>0.200801</text:p>
          </table:table-cell>
          <table:table-cell office:value-type="float" office:value="0.227889" calcext:value-type="float">
            <text:p>0.227889</text:p>
          </table:table-cell>
          <table:table-cell office:value-type="float" office:value="0.174195" calcext:value-type="float">
            <text:p>0.174195</text:p>
          </table:table-cell>
          <table:table-cell office:value-type="float" office:value="0.225956" calcext:value-type="float">
            <text:p>0.225956</text:p>
          </table:table-cell>
          <table:table-cell table:number-columns-repeated="17"/>
        </table:table-row>
        <table:table-row table:style-name="ro1">
          <table:table-cell office:value-type="float" office:value="0.090992" calcext:value-type="float">
            <text:p>0.090992</text:p>
          </table:table-cell>
          <table:table-cell office:value-type="float" office:value="0.274324" calcext:value-type="float">
            <text:p>0.274324</text:p>
          </table:table-cell>
          <table:table-cell office:value-type="float" office:value="0.282136" calcext:value-type="float">
            <text:p>0.282136</text:p>
          </table:table-cell>
          <table:table-cell office:value-type="float" office:value="0.235867" calcext:value-type="float">
            <text:p>0.235867</text:p>
          </table:table-cell>
          <table:table-cell office:value-type="float" office:value="0.247276" calcext:value-type="float">
            <text:p>0.247276</text:p>
          </table:table-cell>
          <table:table-cell office:value-type="float" office:value="0.175625" calcext:value-type="float">
            <text:p>0.175625</text:p>
          </table:table-cell>
          <table:table-cell office:value-type="float" office:value="0.199444" calcext:value-type="float">
            <text:p>0.199444</text:p>
          </table:table-cell>
          <table:table-cell table:number-columns-repeated="17"/>
        </table:table-row>
        <table:table-row table:style-name="ro1">
          <table:table-cell office:value-type="float" office:value="0.092338" calcext:value-type="float">
            <text:p>0.092338</text:p>
          </table:table-cell>
          <table:table-cell office:value-type="float" office:value="0.266049" calcext:value-type="float">
            <text:p>0.266049</text:p>
          </table:table-cell>
          <table:table-cell office:value-type="float" office:value="0.26583" calcext:value-type="float">
            <text:p>0.26583</text:p>
          </table:table-cell>
          <table:table-cell office:value-type="float" office:value="0.178229" calcext:value-type="float">
            <text:p>0.178229</text:p>
          </table:table-cell>
          <table:table-cell office:value-type="float" office:value="0.226432" calcext:value-type="float">
            <text:p>0.226432</text:p>
          </table:table-cell>
          <table:table-cell office:value-type="float" office:value="0.23591" calcext:value-type="float">
            <text:p>0.23591</text:p>
          </table:table-cell>
          <table:table-cell office:value-type="float" office:value="0.201444" calcext:value-type="float">
            <text:p>0.201444</text:p>
          </table:table-cell>
          <table:table-cell table:number-columns-repeated="17"/>
        </table:table-row>
        <table:table-row table:style-name="ro1">
          <table:table-cell office:value-type="float" office:value="0.090089" calcext:value-type="float">
            <text:p>0.090089</text:p>
          </table:table-cell>
          <table:table-cell office:value-type="float" office:value="0.301443" calcext:value-type="float">
            <text:p>0.301443</text:p>
          </table:table-cell>
          <table:table-cell office:value-type="float" office:value="0.259585" calcext:value-type="float">
            <text:p>0.259585</text:p>
          </table:table-cell>
          <table:table-cell office:value-type="float" office:value="0.18388" calcext:value-type="float">
            <text:p>0.18388</text:p>
          </table:table-cell>
          <table:table-cell office:value-type="float" office:value="0.144871" calcext:value-type="float">
            <text:p>0.144871</text:p>
          </table:table-cell>
          <table:table-cell office:value-type="float" office:value="0.208087" calcext:value-type="float">
            <text:p>0.208087</text:p>
          </table:table-cell>
          <table:table-cell office:value-type="float" office:value="0.150238" calcext:value-type="float">
            <text:p>0.150238</text:p>
          </table:table-cell>
          <table:table-cell table:number-columns-repeated="17"/>
        </table:table-row>
        <table:table-row table:style-name="ro1">
          <table:table-cell office:value-type="float" office:value="0.052699" calcext:value-type="float">
            <text:p>0.052699</text:p>
          </table:table-cell>
          <table:table-cell office:value-type="float" office:value="0.264437" calcext:value-type="float">
            <text:p>0.264437</text:p>
          </table:table-cell>
          <table:table-cell office:value-type="float" office:value="0.145303" calcext:value-type="float">
            <text:p>0.145303</text:p>
          </table:table-cell>
          <table:table-cell office:value-type="float" office:value="0.172357" calcext:value-type="float">
            <text:p>0.172357</text:p>
          </table:table-cell>
          <table:table-cell office:value-type="float" office:value="0.218803" calcext:value-type="float">
            <text:p>0.218803</text:p>
          </table:table-cell>
          <table:table-cell office:value-type="float" office:value="0.178157" calcext:value-type="float">
            <text:p>0.178157</text:p>
          </table:table-cell>
          <table:table-cell office:value-type="float" office:value="0.212974" calcext:value-type="float">
            <text:p>0.212974</text:p>
          </table:table-cell>
          <table:table-cell table:number-columns-repeated="17"/>
        </table:table-row>
        <table:table-row table:style-name="ro1">
          <table:table-cell office:value-type="float" office:value="0.054075" calcext:value-type="float">
            <text:p>0.054075</text:p>
          </table:table-cell>
          <table:table-cell office:value-type="float" office:value="0.263633" calcext:value-type="float">
            <text:p>0.263633</text:p>
          </table:table-cell>
          <table:table-cell office:value-type="float" office:value="0.242611" calcext:value-type="float">
            <text:p>0.242611</text:p>
          </table:table-cell>
          <table:table-cell office:value-type="float" office:value="0.18773" calcext:value-type="float">
            <text:p>0.18773</text:p>
          </table:table-cell>
          <table:table-cell office:value-type="float" office:value="0.2008" calcext:value-type="float">
            <text:p>0.2008</text:p>
          </table:table-cell>
          <table:table-cell office:value-type="float" office:value="0.165476" calcext:value-type="float">
            <text:p>0.165476</text:p>
          </table:table-cell>
          <table:table-cell office:value-type="float" office:value="0.222268" calcext:value-type="float">
            <text:p>0.222268</text:p>
          </table:table-cell>
          <table:table-cell table:number-columns-repeated="17"/>
        </table:table-row>
        <table:table-row table:style-name="ro1">
          <table:table-cell office:value-type="float" office:value="0.049639" calcext:value-type="float">
            <text:p>0.049639</text:p>
          </table:table-cell>
          <table:table-cell office:value-type="float" office:value="0.268411" calcext:value-type="float">
            <text:p>0.268411</text:p>
          </table:table-cell>
          <table:table-cell office:value-type="float" office:value="0.253425" calcext:value-type="float">
            <text:p>0.253425</text:p>
          </table:table-cell>
          <table:table-cell office:value-type="float" office:value="0.195665" calcext:value-type="float">
            <text:p>0.195665</text:p>
          </table:table-cell>
          <table:table-cell office:value-type="float" office:value="0.217822" calcext:value-type="float">
            <text:p>0.217822</text:p>
          </table:table-cell>
          <table:table-cell office:value-type="float" office:value="0.169873" calcext:value-type="float">
            <text:p>0.169873</text:p>
          </table:table-cell>
          <table:table-cell office:value-type="float" office:value="0.195103" calcext:value-type="float">
            <text:p>0.195103</text:p>
          </table:table-cell>
          <table:table-cell table:number-columns-repeated="17"/>
        </table:table-row>
        <table:table-row table:style-name="ro1">
          <table:table-cell office:value-type="float" office:value="0.058062" calcext:value-type="float">
            <text:p>0.058062</text:p>
          </table:table-cell>
          <table:table-cell office:value-type="float" office:value="0.266404" calcext:value-type="float">
            <text:p>0.266404</text:p>
          </table:table-cell>
          <table:table-cell office:value-type="float" office:value="0.260796" calcext:value-type="float">
            <text:p>0.260796</text:p>
          </table:table-cell>
          <table:table-cell office:value-type="float" office:value="0.195511" calcext:value-type="float">
            <text:p>0.195511</text:p>
          </table:table-cell>
          <table:table-cell office:value-type="float" office:value="0.178407" calcext:value-type="float">
            <text:p>0.178407</text:p>
          </table:table-cell>
          <table:table-cell office:value-type="float" office:value="0.191816" calcext:value-type="float">
            <text:p>0.191816</text:p>
          </table:table-cell>
          <table:table-cell office:value-type="float" office:value="0.220847" calcext:value-type="float">
            <text:p>0.220847</text:p>
          </table:table-cell>
          <table:table-cell table:number-columns-repeated="17"/>
        </table:table-row>
        <table:table-row table:style-name="ro1">
          <table:table-cell office:value-type="float" office:value="0.090097" calcext:value-type="float">
            <text:p>0.090097</text:p>
          </table:table-cell>
          <table:table-cell office:value-type="float" office:value="0.231341" calcext:value-type="float">
            <text:p>0.231341</text:p>
          </table:table-cell>
          <table:table-cell office:value-type="float" office:value="0.247645" calcext:value-type="float">
            <text:p>0.247645</text:p>
          </table:table-cell>
          <table:table-cell office:value-type="float" office:value="0.184983" calcext:value-type="float">
            <text:p>0.184983</text:p>
          </table:table-cell>
          <table:table-cell office:value-type="float" office:value="0.186237" calcext:value-type="float">
            <text:p>0.186237</text:p>
          </table:table-cell>
          <table:table-cell office:value-type="float" office:value="0.190694" calcext:value-type="float">
            <text:p>0.190694</text:p>
          </table:table-cell>
          <table:table-cell office:value-type="float" office:value="0.180764" calcext:value-type="float">
            <text:p>0.180764</text:p>
          </table:table-cell>
          <table:table-cell table:number-columns-repeated="17"/>
        </table:table-row>
        <table:table-row table:style-name="ro1">
          <table:table-cell office:value-type="float" office:value="0.090342" calcext:value-type="float">
            <text:p>0.090342</text:p>
          </table:table-cell>
          <table:table-cell office:value-type="float" office:value="0.244181" calcext:value-type="float">
            <text:p>0.244181</text:p>
          </table:table-cell>
          <table:table-cell office:value-type="float" office:value="0.236948" calcext:value-type="float">
            <text:p>0.236948</text:p>
          </table:table-cell>
          <table:table-cell office:value-type="float" office:value="0.255831" calcext:value-type="float">
            <text:p>0.255831</text:p>
          </table:table-cell>
          <table:table-cell office:value-type="float" office:value="0.159668" calcext:value-type="float">
            <text:p>0.159668</text:p>
          </table:table-cell>
          <table:table-cell office:value-type="float" office:value="0.227142" calcext:value-type="float">
            <text:p>0.227142</text:p>
          </table:table-cell>
          <table:table-cell office:value-type="float" office:value="0.155036" calcext:value-type="float">
            <text:p>0.155036</text:p>
          </table:table-cell>
          <table:table-cell table:number-columns-repeated="17"/>
        </table:table-row>
        <table:table-row table:style-name="ro1">
          <table:table-cell office:value-type="float" office:value="0.093778" calcext:value-type="float">
            <text:p>0.093778</text:p>
          </table:table-cell>
          <table:table-cell office:value-type="float" office:value="0.278452" calcext:value-type="float">
            <text:p>0.278452</text:p>
          </table:table-cell>
          <table:table-cell office:value-type="float" office:value="0.199782" calcext:value-type="float">
            <text:p>0.199782</text:p>
          </table:table-cell>
          <table:table-cell office:value-type="float" office:value="0.219013" calcext:value-type="float">
            <text:p>0.219013</text:p>
          </table:table-cell>
          <table:table-cell office:value-type="float" office:value="0.180753" calcext:value-type="float">
            <text:p>0.180753</text:p>
          </table:table-cell>
          <table:table-cell office:value-type="float" office:value="0.17914" calcext:value-type="float">
            <text:p>0.17914</text:p>
          </table:table-cell>
          <table:table-cell office:value-type="float" office:value="0.175249" calcext:value-type="float">
            <text:p>0.175249</text:p>
          </table:table-cell>
          <table:table-cell table:number-columns-repeated="17"/>
        </table:table-row>
        <table:table-row table:style-name="ro1">
          <table:table-cell office:value-type="float" office:value="0.089231" calcext:value-type="float">
            <text:p>0.089231</text:p>
          </table:table-cell>
          <table:table-cell office:value-type="float" office:value="0.163468" calcext:value-type="float">
            <text:p>0.163468</text:p>
          </table:table-cell>
          <table:table-cell office:value-type="float" office:value="0.200298" calcext:value-type="float">
            <text:p>0.200298</text:p>
          </table:table-cell>
          <table:table-cell office:value-type="float" office:value="0.233579" calcext:value-type="float">
            <text:p>0.233579</text:p>
          </table:table-cell>
          <table:table-cell office:value-type="float" office:value="0.184771" calcext:value-type="float">
            <text:p>0.184771</text:p>
          </table:table-cell>
          <table:table-cell office:value-type="float" office:value="0.180735" calcext:value-type="float">
            <text:p>0.180735</text:p>
          </table:table-cell>
          <table:table-cell office:value-type="float" office:value="0.206467" calcext:value-type="float">
            <text:p>0.206467</text:p>
          </table:table-cell>
          <table:table-cell table:number-columns-repeated="17"/>
        </table:table-row>
        <table:table-row table:style-name="ro1">
          <table:table-cell office:value-type="float" office:value="0.090471" calcext:value-type="float">
            <text:p>0.090471</text:p>
          </table:table-cell>
          <table:table-cell office:value-type="float" office:value="0.260343" calcext:value-type="float">
            <text:p>0.260343</text:p>
          </table:table-cell>
          <table:table-cell office:value-type="float" office:value="0.183926" calcext:value-type="float">
            <text:p>0.183926</text:p>
          </table:table-cell>
          <table:table-cell office:value-type="float" office:value="0.185926" calcext:value-type="float">
            <text:p>0.185926</text:p>
          </table:table-cell>
          <table:table-cell office:value-type="float" office:value="0.217848" calcext:value-type="float">
            <text:p>0.217848</text:p>
          </table:table-cell>
          <table:table-cell office:value-type="float" office:value="0.187582" calcext:value-type="float">
            <text:p>0.187582</text:p>
          </table:table-cell>
          <table:table-cell office:value-type="float" office:value="0.196899" calcext:value-type="float">
            <text:p>0.196899</text:p>
          </table:table-cell>
          <table:table-cell table:number-columns-repeated="17"/>
        </table:table-row>
        <table:table-row table:style-name="ro1">
          <table:table-cell office:value-type="float" office:value="0.092233" calcext:value-type="float">
            <text:p>0.092233</text:p>
          </table:table-cell>
          <table:table-cell office:value-type="float" office:value="0.261443" calcext:value-type="float">
            <text:p>0.261443</text:p>
          </table:table-cell>
          <table:table-cell office:value-type="float" office:value="0.215441" calcext:value-type="float">
            <text:p>0.215441</text:p>
          </table:table-cell>
          <table:table-cell office:value-type="float" office:value="0.225948" calcext:value-type="float">
            <text:p>0.225948</text:p>
          </table:table-cell>
          <table:table-cell office:value-type="float" office:value="0.165808" calcext:value-type="float">
            <text:p>0.165808</text:p>
          </table:table-cell>
          <table:table-cell office:value-type="float" office:value="0.180152" calcext:value-type="float">
            <text:p>0.180152</text:p>
          </table:table-cell>
          <table:table-cell office:value-type="float" office:value="0.225979" calcext:value-type="float">
            <text:p>0.225979</text:p>
          </table:table-cell>
          <table:table-cell table:number-columns-repeated="17"/>
        </table:table-row>
        <table:table-row table:style-name="ro1">
          <table:table-cell office:value-type="float" office:value="0.091752" calcext:value-type="float">
            <text:p>0.091752</text:p>
          </table:table-cell>
          <table:table-cell office:value-type="float" office:value="0.335349" calcext:value-type="float">
            <text:p>0.335349</text:p>
          </table:table-cell>
          <table:table-cell office:value-type="float" office:value="0.212793" calcext:value-type="float">
            <text:p>0.212793</text:p>
          </table:table-cell>
          <table:table-cell office:value-type="float" office:value="0.238385" calcext:value-type="float">
            <text:p>0.238385</text:p>
          </table:table-cell>
          <table:table-cell office:value-type="float" office:value="0.227125" calcext:value-type="float">
            <text:p>0.227125</text:p>
          </table:table-cell>
          <table:table-cell office:value-type="float" office:value="0.168508" calcext:value-type="float">
            <text:p>0.168508</text:p>
          </table:table-cell>
          <table:table-cell office:value-type="float" office:value="0.208366" calcext:value-type="float">
            <text:p>0.208366</text:p>
          </table:table-cell>
          <table:table-cell table:number-columns-repeated="17"/>
        </table:table-row>
        <table:table-row table:style-name="ro1">
          <table:table-cell office:value-type="float" office:value="0.09046" calcext:value-type="float">
            <text:p>0.09046</text:p>
          </table:table-cell>
          <table:table-cell office:value-type="float" office:value="0.256434" calcext:value-type="float">
            <text:p>0.256434</text:p>
          </table:table-cell>
          <table:table-cell office:value-type="float" office:value="0.28086" calcext:value-type="float">
            <text:p>0.28086</text:p>
          </table:table-cell>
          <table:table-cell office:value-type="float" office:value="0.269636" calcext:value-type="float">
            <text:p>0.269636</text:p>
          </table:table-cell>
          <table:table-cell office:value-type="float" office:value="0.207913" calcext:value-type="float">
            <text:p>0.207913</text:p>
          </table:table-cell>
          <table:table-cell office:value-type="float" office:value="0.18671" calcext:value-type="float">
            <text:p>0.18671</text:p>
          </table:table-cell>
          <table:table-cell office:value-type="float" office:value="0.197479" calcext:value-type="float">
            <text:p>0.197479</text:p>
          </table:table-cell>
          <table:table-cell table:number-columns-repeated="17"/>
        </table:table-row>
        <table:table-row table:style-name="ro1">
          <table:table-cell office:value-type="float" office:value="0.092292" calcext:value-type="float">
            <text:p>0.092292</text:p>
          </table:table-cell>
          <table:table-cell office:value-type="float" office:value="0.135686" calcext:value-type="float">
            <text:p>0.135686</text:p>
          </table:table-cell>
          <table:table-cell office:value-type="float" office:value="0.272953" calcext:value-type="float">
            <text:p>0.272953</text:p>
          </table:table-cell>
          <table:table-cell office:value-type="float" office:value="0.241046" calcext:value-type="float">
            <text:p>0.241046</text:p>
          </table:table-cell>
          <table:table-cell office:value-type="float" office:value="0.168893" calcext:value-type="float">
            <text:p>0.168893</text:p>
          </table:table-cell>
          <table:table-cell office:value-type="float" office:value="0.182357" calcext:value-type="float">
            <text:p>0.182357</text:p>
          </table:table-cell>
          <table:table-cell office:value-type="float" office:value="0.191263" calcext:value-type="float">
            <text:p>0.191263</text:p>
          </table:table-cell>
          <table:table-cell table:number-columns-repeated="17"/>
        </table:table-row>
        <table:table-row table:style-name="ro1">
          <table:table-cell office:value-type="float" office:value="0.091051" calcext:value-type="float">
            <text:p>0.091051</text:p>
          </table:table-cell>
          <table:table-cell office:value-type="float" office:value="0.249" calcext:value-type="float">
            <text:p>0.249</text:p>
          </table:table-cell>
          <table:table-cell office:value-type="float" office:value="0.201665" calcext:value-type="float">
            <text:p>0.201665</text:p>
          </table:table-cell>
          <table:table-cell office:value-type="float" office:value="0.183047" calcext:value-type="float">
            <text:p>0.183047</text:p>
          </table:table-cell>
          <table:table-cell office:value-type="float" office:value="0.194179" calcext:value-type="float">
            <text:p>0.194179</text:p>
          </table:table-cell>
          <table:table-cell office:value-type="float" office:value="0.180369" calcext:value-type="float">
            <text:p>0.180369</text:p>
          </table:table-cell>
          <table:table-cell office:value-type="float" office:value="0.162353" calcext:value-type="float">
            <text:p>0.162353</text:p>
          </table:table-cell>
          <table:table-cell table:number-columns-repeated="17"/>
        </table:table-row>
        <table:table-row table:style-name="ro1">
          <table:table-cell office:value-type="float" office:value="0.090172" calcext:value-type="float">
            <text:p>0.090172</text:p>
          </table:table-cell>
          <table:table-cell office:value-type="float" office:value="0.205862" calcext:value-type="float">
            <text:p>0.205862</text:p>
          </table:table-cell>
          <table:table-cell office:value-type="float" office:value="0.225008" calcext:value-type="float">
            <text:p>0.225008</text:p>
          </table:table-cell>
          <table:table-cell office:value-type="float" office:value="0.188941" calcext:value-type="float">
            <text:p>0.188941</text:p>
          </table:table-cell>
          <table:table-cell office:value-type="float" office:value="0.170959" calcext:value-type="float">
            <text:p>0.170959</text:p>
          </table:table-cell>
          <table:table-cell office:value-type="float" office:value="0.219519" calcext:value-type="float">
            <text:p>0.219519</text:p>
          </table:table-cell>
          <table:table-cell office:value-type="float" office:value="0.210542" calcext:value-type="float">
            <text:p>0.210542</text:p>
          </table:table-cell>
          <table:table-cell table:number-columns-repeated="17"/>
        </table:table-row>
        <table:table-row table:style-name="ro1">
          <table:table-cell office:value-type="float" office:value="0.092042" calcext:value-type="float">
            <text:p>0.092042</text:p>
          </table:table-cell>
          <table:table-cell office:value-type="float" office:value="0.233698" calcext:value-type="float">
            <text:p>0.233698</text:p>
          </table:table-cell>
          <table:table-cell office:value-type="float" office:value="0.217582" calcext:value-type="float">
            <text:p>0.217582</text:p>
          </table:table-cell>
          <table:table-cell office:value-type="float" office:value="0.174552" calcext:value-type="float">
            <text:p>0.174552</text:p>
          </table:table-cell>
          <table:table-cell office:value-type="float" office:value="0.181026" calcext:value-type="float">
            <text:p>0.181026</text:p>
          </table:table-cell>
          <table:table-cell office:value-type="float" office:value="0.171873" calcext:value-type="float">
            <text:p>0.171873</text:p>
          </table:table-cell>
          <table:table-cell office:value-type="float" office:value="0.209923" calcext:value-type="float">
            <text:p>0.209923</text:p>
          </table:table-cell>
          <table:table-cell table:number-columns-repeated="17"/>
        </table:table-row>
        <table:table-row table:style-name="ro1">
          <table:table-cell office:value-type="float" office:value="0.091908" calcext:value-type="float">
            <text:p>0.091908</text:p>
          </table:table-cell>
          <table:table-cell office:value-type="float" office:value="0.234784" calcext:value-type="float">
            <text:p>0.234784</text:p>
          </table:table-cell>
          <table:table-cell office:value-type="float" office:value="0.280967" calcext:value-type="float">
            <text:p>0.280967</text:p>
          </table:table-cell>
          <table:table-cell office:value-type="float" office:value="0.191162" calcext:value-type="float">
            <text:p>0.191162</text:p>
          </table:table-cell>
          <table:table-cell office:value-type="float" office:value="0.210953" calcext:value-type="float">
            <text:p>0.210953</text:p>
          </table:table-cell>
          <table:table-cell office:value-type="float" office:value="0.17712" calcext:value-type="float">
            <text:p>0.17712</text:p>
          </table:table-cell>
          <table:table-cell office:value-type="float" office:value="0.194721" calcext:value-type="float">
            <text:p>0.194721</text:p>
          </table:table-cell>
          <table:table-cell table:number-columns-repeated="17"/>
        </table:table-row>
        <table:table-row table:style-name="ro1">
          <table:table-cell office:value-type="float" office:value="0.091743" calcext:value-type="float">
            <text:p>0.091743</text:p>
          </table:table-cell>
          <table:table-cell office:value-type="float" office:value="0.250394" calcext:value-type="float">
            <text:p>0.250394</text:p>
          </table:table-cell>
          <table:table-cell office:value-type="float" office:value="0.216199" calcext:value-type="float">
            <text:p>0.216199</text:p>
          </table:table-cell>
          <table:table-cell office:value-type="float" office:value="0.172798" calcext:value-type="float">
            <text:p>0.172798</text:p>
          </table:table-cell>
          <table:table-cell office:value-type="float" office:value="0.208758" calcext:value-type="float">
            <text:p>0.208758</text:p>
          </table:table-cell>
          <table:table-cell office:value-type="float" office:value="0.167773" calcext:value-type="float">
            <text:p>0.167773</text:p>
          </table:table-cell>
          <table:table-cell office:value-type="float" office:value="0.249287" calcext:value-type="float">
            <text:p>0.249287</text:p>
          </table:table-cell>
          <table:table-cell table:number-columns-repeated="17"/>
        </table:table-row>
        <table:table-row table:style-name="ro1">
          <table:table-cell office:value-type="float" office:value="0.092067" calcext:value-type="float">
            <text:p>0.092067</text:p>
          </table:table-cell>
          <table:table-cell office:value-type="float" office:value="0.236136" calcext:value-type="float">
            <text:p>0.236136</text:p>
          </table:table-cell>
          <table:table-cell office:value-type="float" office:value="0.276427" calcext:value-type="float">
            <text:p>0.276427</text:p>
          </table:table-cell>
          <table:table-cell office:value-type="float" office:value="0.243049" calcext:value-type="float">
            <text:p>0.243049</text:p>
          </table:table-cell>
          <table:table-cell office:value-type="float" office:value="0.212735" calcext:value-type="float">
            <text:p>0.212735</text:p>
          </table:table-cell>
          <table:table-cell office:value-type="float" office:value="0.208945" calcext:value-type="float">
            <text:p>0.208945</text:p>
          </table:table-cell>
          <table:table-cell office:value-type="float" office:value="0.222554" calcext:value-type="float">
            <text:p>0.222554</text:p>
          </table:table-cell>
          <table:table-cell table:number-columns-repeated="17"/>
        </table:table-row>
        <table:table-row table:style-name="ro1">
          <table:table-cell office:value-type="float" office:value="0.091513" calcext:value-type="float">
            <text:p>0.091513</text:p>
          </table:table-cell>
          <table:table-cell office:value-type="float" office:value="0.245134" calcext:value-type="float">
            <text:p>0.245134</text:p>
          </table:table-cell>
          <table:table-cell office:value-type="float" office:value="0.208788" calcext:value-type="float">
            <text:p>0.208788</text:p>
          </table:table-cell>
          <table:table-cell office:value-type="float" office:value="0.166133" calcext:value-type="float">
            <text:p>0.166133</text:p>
          </table:table-cell>
          <table:table-cell office:value-type="float" office:value="0.219014" calcext:value-type="float">
            <text:p>0.219014</text:p>
          </table:table-cell>
          <table:table-cell office:value-type="float" office:value="0.143327" calcext:value-type="float">
            <text:p>0.143327</text:p>
          </table:table-cell>
          <table:table-cell office:value-type="float" office:value="0.221067" calcext:value-type="float">
            <text:p>0.221067</text:p>
          </table:table-cell>
          <table:table-cell table:number-columns-repeated="17"/>
        </table:table-row>
        <table:table-row table:style-name="ro1">
          <table:table-cell office:value-type="float" office:value="0.093796" calcext:value-type="float">
            <text:p>0.093796</text:p>
          </table:table-cell>
          <table:table-cell office:value-type="float" office:value="0.235256" calcext:value-type="float">
            <text:p>0.235256</text:p>
          </table:table-cell>
          <table:table-cell office:value-type="float" office:value="0.269798" calcext:value-type="float">
            <text:p>0.269798</text:p>
          </table:table-cell>
          <table:table-cell office:value-type="float" office:value="0.219907" calcext:value-type="float">
            <text:p>0.219907</text:p>
          </table:table-cell>
          <table:table-cell office:value-type="float" office:value="0.218014" calcext:value-type="float">
            <text:p>0.218014</text:p>
          </table:table-cell>
          <table:table-cell office:value-type="float" office:value="0.141232" calcext:value-type="float">
            <text:p>0.141232</text:p>
          </table:table-cell>
          <table:table-cell office:value-type="float" office:value="0.191192" calcext:value-type="float">
            <text:p>0.191192</text:p>
          </table:table-cell>
          <table:table-cell table:number-columns-repeated="17"/>
        </table:table-row>
        <table:table-row table:style-name="ro1">
          <table:table-cell office:value-type="float" office:value="0.09243" calcext:value-type="float">
            <text:p>0.09243</text:p>
          </table:table-cell>
          <table:table-cell office:value-type="float" office:value="0.225587" calcext:value-type="float">
            <text:p>0.225587</text:p>
          </table:table-cell>
          <table:table-cell office:value-type="float" office:value="0.242634" calcext:value-type="float">
            <text:p>0.242634</text:p>
          </table:table-cell>
          <table:table-cell office:value-type="float" office:value="0.228268" calcext:value-type="float">
            <text:p>0.228268</text:p>
          </table:table-cell>
          <table:table-cell office:value-type="float" office:value="0.190134" calcext:value-type="float">
            <text:p>0.190134</text:p>
          </table:table-cell>
          <table:table-cell office:value-type="float" office:value="0.25114" calcext:value-type="float">
            <text:p>0.25114</text:p>
          </table:table-cell>
          <table:table-cell office:value-type="float" office:value="0.223719" calcext:value-type="float">
            <text:p>0.223719</text:p>
          </table:table-cell>
          <table:table-cell table:number-columns-repeated="17"/>
        </table:table-row>
        <table:table-row table:style-name="ro1">
          <table:table-cell office:value-type="float" office:value="0.091294" calcext:value-type="float">
            <text:p>0.091294</text:p>
          </table:table-cell>
          <table:table-cell office:value-type="float" office:value="0.253504" calcext:value-type="float">
            <text:p>0.253504</text:p>
          </table:table-cell>
          <table:table-cell office:value-type="float" office:value="0.215633" calcext:value-type="float">
            <text:p>0.215633</text:p>
          </table:table-cell>
          <table:table-cell office:value-type="float" office:value="0.211409" calcext:value-type="float">
            <text:p>0.211409</text:p>
          </table:table-cell>
          <table:table-cell office:value-type="float" office:value="0.191523" calcext:value-type="float">
            <text:p>0.191523</text:p>
          </table:table-cell>
          <table:table-cell office:value-type="float" office:value="0.202201" calcext:value-type="float">
            <text:p>0.202201</text:p>
          </table:table-cell>
          <table:table-cell office:value-type="float" office:value="0.18005" calcext:value-type="float">
            <text:p>0.18005</text:p>
          </table:table-cell>
          <table:table-cell table:number-columns-repeated="17"/>
        </table:table-row>
        <table:table-row table:style-name="ro1">
          <table:table-cell office:value-type="float" office:value="0.091447" calcext:value-type="float">
            <text:p>0.091447</text:p>
          </table:table-cell>
          <table:table-cell office:value-type="float" office:value="0.244505" calcext:value-type="float">
            <text:p>0.244505</text:p>
          </table:table-cell>
          <table:table-cell office:value-type="float" office:value="0.272088" calcext:value-type="float">
            <text:p>0.272088</text:p>
          </table:table-cell>
          <table:table-cell office:value-type="float" office:value="0.180286" calcext:value-type="float">
            <text:p>0.180286</text:p>
          </table:table-cell>
          <table:table-cell office:value-type="float" office:value="0.208199" calcext:value-type="float">
            <text:p>0.208199</text:p>
          </table:table-cell>
          <table:table-cell office:value-type="float" office:value="0.178002" calcext:value-type="float">
            <text:p>0.178002</text:p>
          </table:table-cell>
          <table:table-cell office:value-type="float" office:value="0.156484" calcext:value-type="float">
            <text:p>0.156484</text:p>
          </table:table-cell>
          <table:table-cell table:number-columns-repeated="17"/>
        </table:table-row>
        <table:table-row table:style-name="ro1">
          <table:table-cell office:value-type="float" office:value="0.093868" calcext:value-type="float">
            <text:p>0.093868</text:p>
          </table:table-cell>
          <table:table-cell office:value-type="float" office:value="0.237532" calcext:value-type="float">
            <text:p>0.237532</text:p>
          </table:table-cell>
          <table:table-cell office:value-type="float" office:value="0.191249" calcext:value-type="float">
            <text:p>0.191249</text:p>
          </table:table-cell>
          <table:table-cell office:value-type="float" office:value="0.20602" calcext:value-type="float">
            <text:p>0.20602</text:p>
          </table:table-cell>
          <table:table-cell office:value-type="float" office:value="0.22353" calcext:value-type="float">
            <text:p>0.22353</text:p>
          </table:table-cell>
          <table:table-cell office:value-type="float" office:value="0.201351" calcext:value-type="float">
            <text:p>0.201351</text:p>
          </table:table-cell>
          <table:table-cell office:value-type="float" office:value="0.22263" calcext:value-type="float">
            <text:p>0.22263</text:p>
          </table:table-cell>
          <table:table-cell table:number-columns-repeated="17"/>
        </table:table-row>
        <table:table-row table:style-name="ro1">
          <table:table-cell office:value-type="float" office:value="0.091789" calcext:value-type="float">
            <text:p>0.091789</text:p>
          </table:table-cell>
          <table:table-cell office:value-type="float" office:value="0.233991" calcext:value-type="float">
            <text:p>0.233991</text:p>
          </table:table-cell>
          <table:table-cell office:value-type="float" office:value="0.272092" calcext:value-type="float">
            <text:p>0.272092</text:p>
          </table:table-cell>
          <table:table-cell office:value-type="float" office:value="0.251847" calcext:value-type="float">
            <text:p>0.251847</text:p>
          </table:table-cell>
          <table:table-cell office:value-type="float" office:value="0.193372" calcext:value-type="float">
            <text:p>0.193372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210234" calcext:value-type="float">
            <text:p>0.210234</text:p>
          </table:table-cell>
          <table:table-cell table:number-columns-repeated="17"/>
        </table:table-row>
        <table:table-row table:style-name="ro1">
          <table:table-cell office:value-type="float" office:value="0.090252" calcext:value-type="float">
            <text:p>0.090252</text:p>
          </table:table-cell>
          <table:table-cell office:value-type="float" office:value="0.247991" calcext:value-type="float">
            <text:p>0.247991</text:p>
          </table:table-cell>
          <table:table-cell office:value-type="float" office:value="0.199012" calcext:value-type="float">
            <text:p>0.199012</text:p>
          </table:table-cell>
          <table:table-cell office:value-type="float" office:value="0.282266" calcext:value-type="float">
            <text:p>0.282266</text:p>
          </table:table-cell>
          <table:table-cell office:value-type="float" office:value="0.182605" calcext:value-type="float">
            <text:p>0.182605</text:p>
          </table:table-cell>
          <table:table-cell office:value-type="float" office:value="0.221178" calcext:value-type="float">
            <text:p>0.221178</text:p>
          </table:table-cell>
          <table:table-cell office:value-type="float" office:value="0.222165" calcext:value-type="float">
            <text:p>0.222165</text:p>
          </table:table-cell>
          <table:table-cell table:number-columns-repeated="17"/>
        </table:table-row>
        <table:table-row table:style-name="ro1">
          <table:table-cell office:value-type="float" office:value="0.093349" calcext:value-type="float">
            <text:p>0.093349</text:p>
          </table:table-cell>
          <table:table-cell office:value-type="float" office:value="0.206937" calcext:value-type="float">
            <text:p>0.206937</text:p>
          </table:table-cell>
          <table:table-cell office:value-type="float" office:value="0.25528" calcext:value-type="float">
            <text:p>0.25528</text:p>
          </table:table-cell>
          <table:table-cell office:value-type="float" office:value="0.202883" calcext:value-type="float">
            <text:p>0.202883</text:p>
          </table:table-cell>
          <table:table-cell office:value-type="float" office:value="0.185536" calcext:value-type="float">
            <text:p>0.185536</text:p>
          </table:table-cell>
          <table:table-cell office:value-type="float" office:value="0.162926" calcext:value-type="float">
            <text:p>0.162926</text:p>
          </table:table-cell>
          <table:table-cell office:value-type="float" office:value="0.206123" calcext:value-type="float">
            <text:p>0.206123</text:p>
          </table:table-cell>
          <table:table-cell table:number-columns-repeated="17"/>
        </table:table-row>
        <table:table-row table:style-name="ro1">
          <table:table-cell office:value-type="float" office:value="0.091121" calcext:value-type="float">
            <text:p>0.091121</text:p>
          </table:table-cell>
          <table:table-cell office:value-type="float" office:value="0.243998" calcext:value-type="float">
            <text:p>0.243998</text:p>
          </table:table-cell>
          <table:table-cell office:value-type="float" office:value="0.272558" calcext:value-type="float">
            <text:p>0.272558</text:p>
          </table:table-cell>
          <table:table-cell office:value-type="float" office:value="0.222406" calcext:value-type="float">
            <text:p>0.222406</text:p>
          </table:table-cell>
          <table:table-cell office:value-type="float" office:value="0.205551" calcext:value-type="float">
            <text:p>0.205551</text:p>
          </table:table-cell>
          <table:table-cell office:value-type="float" office:value="0.228561" calcext:value-type="float">
            <text:p>0.228561</text:p>
          </table:table-cell>
          <table:table-cell office:value-type="float" office:value="0.184049" calcext:value-type="float">
            <text:p>0.184049</text:p>
          </table:table-cell>
          <table:table-cell table:number-columns-repeated="17"/>
        </table:table-row>
        <table:table-row table:style-name="ro1">
          <table:table-cell office:value-type="float" office:value="0.090836" calcext:value-type="float">
            <text:p>0.090836</text:p>
          </table:table-cell>
          <table:table-cell office:value-type="float" office:value="0.33939" calcext:value-type="float">
            <text:p>0.33939</text:p>
          </table:table-cell>
          <table:table-cell office:value-type="float" office:value="0.290605" calcext:value-type="float">
            <text:p>0.290605</text:p>
          </table:table-cell>
          <table:table-cell office:value-type="float" office:value="0.229164" calcext:value-type="float">
            <text:p>0.229164</text:p>
          </table:table-cell>
          <table:table-cell office:value-type="float" office:value="0.226296" calcext:value-type="float">
            <text:p>0.226296</text:p>
          </table:table-cell>
          <table:table-cell office:value-type="float" office:value="0.23937" calcext:value-type="float">
            <text:p>0.23937</text:p>
          </table:table-cell>
          <table:table-cell office:value-type="float" office:value="0.223515" calcext:value-type="float">
            <text:p>0.223515</text:p>
          </table:table-cell>
          <table:table-cell table:number-columns-repeated="17"/>
        </table:table-row>
        <table:table-row table:style-name="ro1">
          <table:table-cell office:value-type="float" office:value="0.092508" calcext:value-type="float">
            <text:p>0.092508</text:p>
          </table:table-cell>
          <table:table-cell office:value-type="float" office:value="0.225496" calcext:value-type="float">
            <text:p>0.225496</text:p>
          </table:table-cell>
          <table:table-cell office:value-type="float" office:value="0.208617" calcext:value-type="float">
            <text:p>0.208617</text:p>
          </table:table-cell>
          <table:table-cell office:value-type="float" office:value="0.220404" calcext:value-type="float">
            <text:p>0.220404</text:p>
          </table:table-cell>
          <table:table-cell office:value-type="float" office:value="0.198911" calcext:value-type="float">
            <text:p>0.198911</text:p>
          </table:table-cell>
          <table:table-cell office:value-type="float" office:value="0.16882" calcext:value-type="float">
            <text:p>0.16882</text:p>
          </table:table-cell>
          <table:table-cell office:value-type="float" office:value="0.203898" calcext:value-type="float">
            <text:p>0.203898</text:p>
          </table:table-cell>
          <table:table-cell table:number-columns-repeated="17"/>
        </table:table-row>
        <table:table-row table:style-name="ro1">
          <table:table-cell office:value-type="float" office:value="0.092834" calcext:value-type="float">
            <text:p>0.092834</text:p>
          </table:table-cell>
          <table:table-cell office:value-type="float" office:value="0.195152" calcext:value-type="float">
            <text:p>0.195152</text:p>
          </table:table-cell>
          <table:table-cell office:value-type="float" office:value="0.22646" calcext:value-type="float">
            <text:p>0.22646</text:p>
          </table:table-cell>
          <table:table-cell office:value-type="float" office:value="0.204429" calcext:value-type="float">
            <text:p>0.204429</text:p>
          </table:table-cell>
          <table:table-cell office:value-type="float" office:value="0.18538" calcext:value-type="float">
            <text:p>0.18538</text:p>
          </table:table-cell>
          <table:table-cell office:value-type="float" office:value="0.190495" calcext:value-type="float">
            <text:p>0.190495</text:p>
          </table:table-cell>
          <table:table-cell office:value-type="float" office:value="0.204818" calcext:value-type="float">
            <text:p>0.204818</text:p>
          </table:table-cell>
          <table:table-cell table:number-columns-repeated="17"/>
        </table:table-row>
        <table:table-row table:style-name="ro1">
          <table:table-cell office:value-type="float" office:value="0.091797" calcext:value-type="float">
            <text:p>0.091797</text:p>
          </table:table-cell>
          <table:table-cell office:value-type="float" office:value="0.272627" calcext:value-type="float">
            <text:p>0.272627</text:p>
          </table:table-cell>
          <table:table-cell office:value-type="float" office:value="0.251069" calcext:value-type="float">
            <text:p>0.251069</text:p>
          </table:table-cell>
          <table:table-cell office:value-type="float" office:value="0.214346" calcext:value-type="float">
            <text:p>0.214346</text:p>
          </table:table-cell>
          <table:table-cell office:value-type="float" office:value="0.167949" calcext:value-type="float">
            <text:p>0.167949</text:p>
          </table:table-cell>
          <table:table-cell office:value-type="float" office:value="0.208179" calcext:value-type="float">
            <text:p>0.208179</text:p>
          </table:table-cell>
          <table:table-cell office:value-type="float" office:value="0.189296" calcext:value-type="float">
            <text:p>0.189296</text:p>
          </table:table-cell>
          <table:table-cell table:number-columns-repeated="17"/>
        </table:table-row>
        <table:table-row table:style-name="ro1">
          <table:table-cell office:value-type="float" office:value="0.091704" calcext:value-type="float">
            <text:p>0.091704</text:p>
          </table:table-cell>
          <table:table-cell office:value-type="float" office:value="0.262107" calcext:value-type="float">
            <text:p>0.262107</text:p>
          </table:table-cell>
          <table:table-cell office:value-type="float" office:value="0.161139" calcext:value-type="float">
            <text:p>0.161139</text:p>
          </table:table-cell>
          <table:table-cell office:value-type="float" office:value="0.217546" calcext:value-type="float">
            <text:p>0.217546</text:p>
          </table:table-cell>
          <table:table-cell office:value-type="float" office:value="0.218774" calcext:value-type="float">
            <text:p>0.218774</text:p>
          </table:table-cell>
          <table:table-cell office:value-type="float" office:value="0.207682" calcext:value-type="float">
            <text:p>0.207682</text:p>
          </table:table-cell>
          <table:table-cell office:value-type="float" office:value="0.169331" calcext:value-type="float">
            <text:p>0.169331</text:p>
          </table:table-cell>
          <table:table-cell table:number-columns-repeated="17"/>
        </table:table-row>
        <table:table-row table:style-name="ro1">
          <table:table-cell office:value-type="float" office:value="0.092791" calcext:value-type="float">
            <text:p>0.092791</text:p>
          </table:table-cell>
          <table:table-cell office:value-type="float" office:value="0.173032" calcext:value-type="float">
            <text:p>0.173032</text:p>
          </table:table-cell>
          <table:table-cell office:value-type="float" office:value="0.201964" calcext:value-type="float">
            <text:p>0.201964</text:p>
          </table:table-cell>
          <table:table-cell office:value-type="float" office:value="0.218762" calcext:value-type="float">
            <text:p>0.218762</text:p>
          </table:table-cell>
          <table:table-cell office:value-type="float" office:value="0.210668" calcext:value-type="float">
            <text:p>0.210668</text:p>
          </table:table-cell>
          <table:table-cell office:value-type="float" office:value="0.162093" calcext:value-type="float">
            <text:p>0.162093</text:p>
          </table:table-cell>
          <table:table-cell office:value-type="float" office:value="0.170253" calcext:value-type="float">
            <text:p>0.170253</text:p>
          </table:table-cell>
          <table:table-cell table:number-columns-repeated="17"/>
        </table:table-row>
        <table:table-row table:style-name="ro1">
          <table:table-cell office:value-type="float" office:value="0.09177" calcext:value-type="float">
            <text:p>0.09177</text:p>
          </table:table-cell>
          <table:table-cell office:value-type="float" office:value="0.252344" calcext:value-type="float">
            <text:p>0.252344</text:p>
          </table:table-cell>
          <table:table-cell office:value-type="float" office:value="0.170933" calcext:value-type="float">
            <text:p>0.170933</text:p>
          </table:table-cell>
          <table:table-cell office:value-type="float" office:value="0.230364" calcext:value-type="float">
            <text:p>0.230364</text:p>
          </table:table-cell>
          <table:table-cell office:value-type="float" office:value="0.203591" calcext:value-type="float">
            <text:p>0.203591</text:p>
          </table:table-cell>
          <table:table-cell office:value-type="float" office:value="0.185716" calcext:value-type="float">
            <text:p>0.185716</text:p>
          </table:table-cell>
          <table:table-cell office:value-type="float" office:value="0.167452" calcext:value-type="float">
            <text:p>0.167452</text:p>
          </table:table-cell>
          <table:table-cell table:number-columns-repeated="17"/>
        </table:table-row>
        <table:table-row table:style-name="ro1">
          <table:table-cell office:value-type="float" office:value="0.093638" calcext:value-type="float">
            <text:p>0.093638</text:p>
          </table:table-cell>
          <table:table-cell office:value-type="float" office:value="0.253088" calcext:value-type="float">
            <text:p>0.253088</text:p>
          </table:table-cell>
          <table:table-cell office:value-type="float" office:value="0.213657" calcext:value-type="float">
            <text:p>0.213657</text:p>
          </table:table-cell>
          <table:table-cell office:value-type="float" office:value="0.205667" calcext:value-type="float">
            <text:p>0.205667</text:p>
          </table:table-cell>
          <table:table-cell office:value-type="float" office:value="0.156924" calcext:value-type="float">
            <text:p>0.156924</text:p>
          </table:table-cell>
          <table:table-cell office:value-type="float" office:value="0.183907" calcext:value-type="float">
            <text:p>0.183907</text:p>
          </table:table-cell>
          <table:table-cell office:value-type="float" office:value="0.201698" calcext:value-type="float">
            <text:p>0.201698</text:p>
          </table:table-cell>
          <table:table-cell table:number-columns-repeated="17"/>
        </table:table-row>
        <table:table-row table:style-name="ro1">
          <table:table-cell office:value-type="float" office:value="0.092583" calcext:value-type="float">
            <text:p>0.092583</text:p>
          </table:table-cell>
          <table:table-cell office:value-type="float" office:value="0.266181" calcext:value-type="float">
            <text:p>0.266181</text:p>
          </table:table-cell>
          <table:table-cell office:value-type="float" office:value="0.213275" calcext:value-type="float">
            <text:p>0.213275</text:p>
          </table:table-cell>
          <table:table-cell office:value-type="float" office:value="0.254562" calcext:value-type="float">
            <text:p>0.254562</text:p>
          </table:table-cell>
          <table:table-cell office:value-type="float" office:value="0.183812" calcext:value-type="float">
            <text:p>0.183812</text:p>
          </table:table-cell>
          <table:table-cell office:value-type="float" office:value="0.163535" calcext:value-type="float">
            <text:p>0.163535</text:p>
          </table:table-cell>
          <table:table-cell office:value-type="float" office:value="0.185299" calcext:value-type="float">
            <text:p>0.185299</text:p>
          </table:table-cell>
          <table:table-cell table:number-columns-repeated="17"/>
        </table:table-row>
        <table:table-row table:style-name="ro1">
          <table:table-cell office:value-type="float" office:value="0.092496" calcext:value-type="float">
            <text:p>0.092496</text:p>
          </table:table-cell>
          <table:table-cell office:value-type="float" office:value="0.265923" calcext:value-type="float">
            <text:p>0.265923</text:p>
          </table:table-cell>
          <table:table-cell office:value-type="float" office:value="0.25356" calcext:value-type="float">
            <text:p>0.25356</text:p>
          </table:table-cell>
          <table:table-cell office:value-type="float" office:value="0.248293" calcext:value-type="float">
            <text:p>0.248293</text:p>
          </table:table-cell>
          <table:table-cell office:value-type="float" office:value="0.204398" calcext:value-type="float">
            <text:p>0.204398</text:p>
          </table:table-cell>
          <table:table-cell office:value-type="float" office:value="0.170523" calcext:value-type="float">
            <text:p>0.170523</text:p>
          </table:table-cell>
          <table:table-cell office:value-type="float" office:value="0.200691" calcext:value-type="float">
            <text:p>0.200691</text:p>
          </table:table-cell>
          <table:table-cell table:number-columns-repeated="17"/>
        </table:table-row>
        <table:table-row table:style-name="ro1">
          <table:table-cell office:value-type="float" office:value="0.092678" calcext:value-type="float">
            <text:p>0.092678</text:p>
          </table:table-cell>
          <table:table-cell office:value-type="float" office:value="0.254817" calcext:value-type="float">
            <text:p>0.254817</text:p>
          </table:table-cell>
          <table:table-cell office:value-type="float" office:value="0.215681" calcext:value-type="float">
            <text:p>0.215681</text:p>
          </table:table-cell>
          <table:table-cell office:value-type="float" office:value="0.190618" calcext:value-type="float">
            <text:p>0.190618</text:p>
          </table:table-cell>
          <table:table-cell office:value-type="float" office:value="0.180951" calcext:value-type="float">
            <text:p>0.180951</text:p>
          </table:table-cell>
          <table:table-cell office:value-type="float" office:value="0.22082" calcext:value-type="float">
            <text:p>0.22082</text:p>
          </table:table-cell>
          <table:table-cell office:value-type="float" office:value="0.192866" calcext:value-type="float">
            <text:p>0.192866</text:p>
          </table:table-cell>
          <table:table-cell table:number-columns-repeated="17"/>
        </table:table-row>
        <table:table-row table:style-name="ro1">
          <table:table-cell office:value-type="float" office:value="0.092959" calcext:value-type="float">
            <text:p>0.092959</text:p>
          </table:table-cell>
          <table:table-cell office:value-type="float" office:value="0.167818" calcext:value-type="float">
            <text:p>0.167818</text:p>
          </table:table-cell>
          <table:table-cell office:value-type="float" office:value="0.305328" calcext:value-type="float">
            <text:p>0.305328</text:p>
          </table:table-cell>
          <table:table-cell office:value-type="float" office:value="0.287411" calcext:value-type="float">
            <text:p>0.287411</text:p>
          </table:table-cell>
          <table:table-cell office:value-type="float" office:value="0.194201" calcext:value-type="float">
            <text:p>0.194201</text:p>
          </table:table-cell>
          <table:table-cell office:value-type="float" office:value="0.195627" calcext:value-type="float">
            <text:p>0.195627</text:p>
          </table:table-cell>
          <table:table-cell office:value-type="float" office:value="0.179952" calcext:value-type="float">
            <text:p>0.179952</text:p>
          </table:table-cell>
          <table:table-cell table:number-columns-repeated="17"/>
        </table:table-row>
        <table:table-row table:style-name="ro1">
          <table:table-cell office:value-type="float" office:value="0.090851" calcext:value-type="float">
            <text:p>0.090851</text:p>
          </table:table-cell>
          <table:table-cell office:value-type="float" office:value="0.271613" calcext:value-type="float">
            <text:p>0.271613</text:p>
          </table:table-cell>
          <table:table-cell office:value-type="float" office:value="0.229745" calcext:value-type="float">
            <text:p>0.229745</text:p>
          </table:table-cell>
          <table:table-cell office:value-type="float" office:value="0.202493" calcext:value-type="float">
            <text:p>0.202493</text:p>
          </table:table-cell>
          <table:table-cell office:value-type="float" office:value="0.190015" calcext:value-type="float">
            <text:p>0.190015</text:p>
          </table:table-cell>
          <table:table-cell office:value-type="float" office:value="0.174554" calcext:value-type="float">
            <text:p>0.174554</text:p>
          </table:table-cell>
          <table:table-cell office:value-type="float" office:value="0.214983" calcext:value-type="float">
            <text:p>0.214983</text:p>
          </table:table-cell>
          <table:table-cell table:number-columns-repeated="17"/>
        </table:table-row>
        <table:table-row table:style-name="ro1">
          <table:table-cell office:value-type="float" office:value="0.091917" calcext:value-type="float">
            <text:p>0.091917</text:p>
          </table:table-cell>
          <table:table-cell office:value-type="float" office:value="0.268301" calcext:value-type="float">
            <text:p>0.268301</text:p>
          </table:table-cell>
          <table:table-cell office:value-type="float" office:value="0.230355" calcext:value-type="float">
            <text:p>0.230355</text:p>
          </table:table-cell>
          <table:table-cell office:value-type="float" office:value="0.219472" calcext:value-type="float">
            <text:p>0.219472</text:p>
          </table:table-cell>
          <table:table-cell office:value-type="float" office:value="0.222876" calcext:value-type="float">
            <text:p>0.222876</text:p>
          </table:table-cell>
          <table:table-cell office:value-type="float" office:value="0.198725" calcext:value-type="float">
            <text:p>0.198725</text:p>
          </table:table-cell>
          <table:table-cell office:value-type="float" office:value="0.134086" calcext:value-type="float">
            <text:p>0.134086</text:p>
          </table:table-cell>
          <table:table-cell table:number-columns-repeated="17"/>
        </table:table-row>
        <table:table-row table:style-name="ro1">
          <table:table-cell office:value-type="float" office:value="0.091258" calcext:value-type="float">
            <text:p>0.091258</text:p>
          </table:table-cell>
          <table:table-cell office:value-type="float" office:value="0.207561" calcext:value-type="float">
            <text:p>0.207561</text:p>
          </table:table-cell>
          <table:table-cell office:value-type="float" office:value="0.214205" calcext:value-type="float">
            <text:p>0.214205</text:p>
          </table:table-cell>
          <table:table-cell office:value-type="float" office:value="0.267589" calcext:value-type="float">
            <text:p>0.267589</text:p>
          </table:table-cell>
          <table:table-cell office:value-type="float" office:value="0.170573" calcext:value-type="float">
            <text:p>0.170573</text:p>
          </table:table-cell>
          <table:table-cell office:value-type="float" office:value="0.218902" calcext:value-type="float">
            <text:p>0.218902</text:p>
          </table:table-cell>
          <table:table-cell office:value-type="float" office:value="0.205845" calcext:value-type="float">
            <text:p>0.205845</text:p>
          </table:table-cell>
          <table:table-cell table:number-columns-repeated="17"/>
        </table:table-row>
        <table:table-row table:style-name="ro1">
          <table:table-cell office:value-type="float" office:value="0.091792" calcext:value-type="float">
            <text:p>0.091792</text:p>
          </table:table-cell>
          <table:table-cell office:value-type="float" office:value="0.25285" calcext:value-type="float">
            <text:p>0.25285</text:p>
          </table:table-cell>
          <table:table-cell office:value-type="float" office:value="0.262039" calcext:value-type="float">
            <text:p>0.262039</text:p>
          </table:table-cell>
          <table:table-cell office:value-type="float" office:value="0.244683" calcext:value-type="float">
            <text:p>0.244683</text:p>
          </table:table-cell>
          <table:table-cell office:value-type="float" office:value="0.170398" calcext:value-type="float">
            <text:p>0.170398</text:p>
          </table:table-cell>
          <table:table-cell office:value-type="float" office:value="0.196299" calcext:value-type="float">
            <text:p>0.196299</text:p>
          </table:table-cell>
          <table:table-cell office:value-type="float" office:value="0.194152" calcext:value-type="float">
            <text:p>0.194152</text:p>
          </table:table-cell>
          <table:table-cell table:number-columns-repeated="17"/>
        </table:table-row>
        <table:table-row table:style-name="ro1">
          <table:table-cell office:value-type="float" office:value="0.080798" calcext:value-type="float">
            <text:p>0.080798</text:p>
          </table:table-cell>
          <table:table-cell office:value-type="float" office:value="0.227381" calcext:value-type="float">
            <text:p>0.227381</text:p>
          </table:table-cell>
          <table:table-cell office:value-type="float" office:value="0.269281" calcext:value-type="float">
            <text:p>0.269281</text:p>
          </table:table-cell>
          <table:table-cell office:value-type="float" office:value="0.228704" calcext:value-type="float">
            <text:p>0.228704</text:p>
          </table:table-cell>
          <table:table-cell office:value-type="float" office:value="0.188256" calcext:value-type="float">
            <text:p>0.188256</text:p>
          </table:table-cell>
          <table:table-cell office:value-type="float" office:value="0.185091" calcext:value-type="float">
            <text:p>0.185091</text:p>
          </table:table-cell>
          <table:table-cell office:value-type="float" office:value="0.24315" calcext:value-type="float">
            <text:p>0.24315</text:p>
          </table:table-cell>
          <table:table-cell table:number-columns-repeated="17"/>
        </table:table-row>
        <table:table-row table:style-name="ro1">
          <table:table-cell office:value-type="float" office:value="0.091066" calcext:value-type="float">
            <text:p>0.091066</text:p>
          </table:table-cell>
          <table:table-cell office:value-type="float" office:value="0.246692" calcext:value-type="float">
            <text:p>0.246692</text:p>
          </table:table-cell>
          <table:table-cell office:value-type="float" office:value="0.221991" calcext:value-type="float">
            <text:p>0.221991</text:p>
          </table:table-cell>
          <table:table-cell office:value-type="float" office:value="0.187904" calcext:value-type="float">
            <text:p>0.187904</text:p>
          </table:table-cell>
          <table:table-cell office:value-type="float" office:value="0.190879" calcext:value-type="float">
            <text:p>0.190879</text:p>
          </table:table-cell>
          <table:table-cell office:value-type="float" office:value="0.188088" calcext:value-type="float">
            <text:p>0.188088</text:p>
          </table:table-cell>
          <table:table-cell office:value-type="float" office:value="0.235526" calcext:value-type="float">
            <text:p>0.235526</text:p>
          </table:table-cell>
          <table:table-cell table:number-columns-repeated="17"/>
        </table:table-row>
        <table:table-row table:style-name="ro1">
          <table:table-cell office:value-type="float" office:value="0.092184" calcext:value-type="float">
            <text:p>0.092184</text:p>
          </table:table-cell>
          <table:table-cell office:value-type="float" office:value="0.275725" calcext:value-type="float">
            <text:p>0.275725</text:p>
          </table:table-cell>
          <table:table-cell office:value-type="float" office:value="0.170686" calcext:value-type="float">
            <text:p>0.170686</text:p>
          </table:table-cell>
          <table:table-cell office:value-type="float" office:value="0.182948" calcext:value-type="float">
            <text:p>0.182948</text:p>
          </table:table-cell>
          <table:table-cell office:value-type="float" office:value="0.174292" calcext:value-type="float">
            <text:p>0.174292</text:p>
          </table:table-cell>
          <table:table-cell office:value-type="float" office:value="0.216502" calcext:value-type="float">
            <text:p>0.216502</text:p>
          </table:table-cell>
          <table:table-cell office:value-type="float" office:value="0.236014" calcext:value-type="float">
            <text:p>0.236014</text:p>
          </table:table-cell>
          <table:table-cell table:number-columns-repeated="17"/>
        </table:table-row>
        <table:table-row table:style-name="ro1">
          <table:table-cell office:value-type="float" office:value="0.093146" calcext:value-type="float">
            <text:p>0.093146</text:p>
          </table:table-cell>
          <table:table-cell office:value-type="float" office:value="0.26766" calcext:value-type="float">
            <text:p>0.26766</text:p>
          </table:table-cell>
          <table:table-cell office:value-type="float" office:value="0.255055" calcext:value-type="float">
            <text:p>0.255055</text:p>
          </table:table-cell>
          <table:table-cell office:value-type="float" office:value="0.245029" calcext:value-type="float">
            <text:p>0.245029</text:p>
          </table:table-cell>
          <table:table-cell office:value-type="float" office:value="0.185155" calcext:value-type="float">
            <text:p>0.185155</text:p>
          </table:table-cell>
          <table:table-cell office:value-type="float" office:value="0.20618" calcext:value-type="float">
            <text:p>0.20618</text:p>
          </table:table-cell>
          <table:table-cell office:value-type="float" office:value="0.184733" calcext:value-type="float">
            <text:p>0.184733</text:p>
          </table:table-cell>
          <table:table-cell table:number-columns-repeated="17"/>
        </table:table-row>
        <table:table-row table:style-name="ro1">
          <table:table-cell office:value-type="float" office:value="0.090534" calcext:value-type="float">
            <text:p>0.090534</text:p>
          </table:table-cell>
          <table:table-cell office:value-type="float" office:value="0.27423" calcext:value-type="float">
            <text:p>0.27423</text:p>
          </table:table-cell>
          <table:table-cell office:value-type="float" office:value="0.194177" calcext:value-type="float">
            <text:p>0.194177</text:p>
          </table:table-cell>
          <table:table-cell office:value-type="float" office:value="0.219618" calcext:value-type="float">
            <text:p>0.219618</text:p>
          </table:table-cell>
          <table:table-cell office:value-type="float" office:value="0.16654" calcext:value-type="float">
            <text:p>0.16654</text:p>
          </table:table-cell>
          <table:table-cell office:value-type="float" office:value="0.176983" calcext:value-type="float">
            <text:p>0.176983</text:p>
          </table:table-cell>
          <table:table-cell office:value-type="float" office:value="0.209523" calcext:value-type="float">
            <text:p>0.209523</text:p>
          </table:table-cell>
          <table:table-cell table:number-columns-repeated="17"/>
        </table:table-row>
        <table:table-row table:style-name="ro1">
          <table:table-cell office:value-type="float" office:value="0.090711" calcext:value-type="float">
            <text:p>0.090711</text:p>
          </table:table-cell>
          <table:table-cell office:value-type="float" office:value="0.268663" calcext:value-type="float">
            <text:p>0.268663</text:p>
          </table:table-cell>
          <table:table-cell office:value-type="float" office:value="0.205417" calcext:value-type="float">
            <text:p>0.205417</text:p>
          </table:table-cell>
          <table:table-cell office:value-type="float" office:value="0.203884" calcext:value-type="float">
            <text:p>0.203884</text:p>
          </table:table-cell>
          <table:table-cell office:value-type="float" office:value="0.188506" calcext:value-type="float">
            <text:p>0.188506</text:p>
          </table:table-cell>
          <table:table-cell office:value-type="float" office:value="0.207975" calcext:value-type="float">
            <text:p>0.207975</text:p>
          </table:table-cell>
          <table:table-cell office:value-type="float" office:value="0.219066" calcext:value-type="float">
            <text:p>0.219066</text:p>
          </table:table-cell>
          <table:table-cell table:number-columns-repeated="17"/>
        </table:table-row>
        <table:table-row table:style-name="ro1">
          <table:table-cell office:value-type="float" office:value="0.09116" calcext:value-type="float">
            <text:p>0.09116</text:p>
          </table:table-cell>
          <table:table-cell office:value-type="float" office:value="0.233393" calcext:value-type="float">
            <text:p>0.233393</text:p>
          </table:table-cell>
          <table:table-cell office:value-type="float" office:value="0.216559" calcext:value-type="float">
            <text:p>0.216559</text:p>
          </table:table-cell>
          <table:table-cell office:value-type="float" office:value="0.251745" calcext:value-type="float">
            <text:p>0.251745</text:p>
          </table:table-cell>
          <table:table-cell office:value-type="float" office:value="0.188042" calcext:value-type="float">
            <text:p>0.188042</text:p>
          </table:table-cell>
          <table:table-cell office:value-type="float" office:value="0.173979" calcext:value-type="float">
            <text:p>0.173979</text:p>
          </table:table-cell>
          <table:table-cell office:value-type="float" office:value="0.179043" calcext:value-type="float">
            <text:p>0.179043</text:p>
          </table:table-cell>
          <table:table-cell table:number-columns-repeated="17"/>
        </table:table-row>
        <table:table-row table:style-name="ro1">
          <table:table-cell office:value-type="float" office:value="0.090754" calcext:value-type="float">
            <text:p>0.090754</text:p>
          </table:table-cell>
          <table:table-cell office:value-type="float" office:value="0.266027" calcext:value-type="float">
            <text:p>0.266027</text:p>
          </table:table-cell>
          <table:table-cell office:value-type="float" office:value="0.240564" calcext:value-type="float">
            <text:p>0.240564</text:p>
          </table:table-cell>
          <table:table-cell office:value-type="float" office:value="0.194188" calcext:value-type="float">
            <text:p>0.194188</text:p>
          </table:table-cell>
          <table:table-cell office:value-type="float" office:value="0.185677" calcext:value-type="float">
            <text:p>0.185677</text:p>
          </table:table-cell>
          <table:table-cell office:value-type="float" office:value="0.192529" calcext:value-type="float">
            <text:p>0.192529</text:p>
          </table:table-cell>
          <table:table-cell office:value-type="float" office:value="0.207905" calcext:value-type="float">
            <text:p>0.207905</text:p>
          </table:table-cell>
          <table:table-cell table:number-columns-repeated="17"/>
        </table:table-row>
        <table:table-row table:style-name="ro1">
          <table:table-cell office:value-type="float" office:value="0.090971" calcext:value-type="float">
            <text:p>0.090971</text:p>
          </table:table-cell>
          <table:table-cell office:value-type="float" office:value="0.267207" calcext:value-type="float">
            <text:p>0.267207</text:p>
          </table:table-cell>
          <table:table-cell office:value-type="float" office:value="0.234597" calcext:value-type="float">
            <text:p>0.234597</text:p>
          </table:table-cell>
          <table:table-cell office:value-type="float" office:value="0.20694" calcext:value-type="float">
            <text:p>0.20694</text:p>
          </table:table-cell>
          <table:table-cell office:value-type="float" office:value="0.220093" calcext:value-type="float">
            <text:p>0.220093</text:p>
          </table:table-cell>
          <table:table-cell office:value-type="float" office:value="0.227239" calcext:value-type="float">
            <text:p>0.227239</text:p>
          </table:table-cell>
          <table:table-cell office:value-type="float" office:value="0.181303" calcext:value-type="float">
            <text:p>0.181303</text:p>
          </table:table-cell>
          <table:table-cell table:number-columns-repeated="17"/>
        </table:table-row>
        <table:table-row table:style-name="ro1">
          <table:table-cell office:value-type="float" office:value="0.092121" calcext:value-type="float">
            <text:p>0.092121</text:p>
          </table:table-cell>
          <table:table-cell office:value-type="float" office:value="0.264308" calcext:value-type="float">
            <text:p>0.264308</text:p>
          </table:table-cell>
          <table:table-cell office:value-type="float" office:value="0.208673" calcext:value-type="float">
            <text:p>0.208673</text:p>
          </table:table-cell>
          <table:table-cell office:value-type="float" office:value="0.265237" calcext:value-type="float">
            <text:p>0.265237</text:p>
          </table:table-cell>
          <table:table-cell office:value-type="float" office:value="0.243488" calcext:value-type="float">
            <text:p>0.243488</text:p>
          </table:table-cell>
          <table:table-cell office:value-type="float" office:value="0.169765" calcext:value-type="float">
            <text:p>0.169765</text:p>
          </table:table-cell>
          <table:table-cell office:value-type="float" office:value="0.198669" calcext:value-type="float">
            <text:p>0.198669</text:p>
          </table:table-cell>
          <table:table-cell table:number-columns-repeated="17"/>
        </table:table-row>
        <table:table-row table:style-name="ro1">
          <table:table-cell office:value-type="float" office:value="0.092799" calcext:value-type="float">
            <text:p>0.092799</text:p>
          </table:table-cell>
          <table:table-cell office:value-type="float" office:value="0.255363" calcext:value-type="float">
            <text:p>0.255363</text:p>
          </table:table-cell>
          <table:table-cell office:value-type="float" office:value="0.195749" calcext:value-type="float">
            <text:p>0.195749</text:p>
          </table:table-cell>
          <table:table-cell office:value-type="float" office:value="0.231242" calcext:value-type="float">
            <text:p>0.231242</text:p>
          </table:table-cell>
          <table:table-cell office:value-type="float" office:value="0.234065" calcext:value-type="float">
            <text:p>0.234065</text:p>
          </table:table-cell>
          <table:table-cell office:value-type="float" office:value="0.221346" calcext:value-type="float">
            <text:p>0.221346</text:p>
          </table:table-cell>
          <table:table-cell office:value-type="float" office:value="0.153584" calcext:value-type="float">
            <text:p>0.153584</text:p>
          </table:table-cell>
          <table:table-cell table:number-columns-repeated="17"/>
        </table:table-row>
        <table:table-row table:style-name="ro1">
          <table:table-cell office:value-type="float" office:value="0.091811" calcext:value-type="float">
            <text:p>0.091811</text:p>
          </table:table-cell>
          <table:table-cell office:value-type="float" office:value="0.273723" calcext:value-type="float">
            <text:p>0.273723</text:p>
          </table:table-cell>
          <table:table-cell office:value-type="float" office:value="0.244739" calcext:value-type="float">
            <text:p>0.244739</text:p>
          </table:table-cell>
          <table:table-cell office:value-type="float" office:value="0.205005" calcext:value-type="float">
            <text:p>0.205005</text:p>
          </table:table-cell>
          <table:table-cell office:value-type="float" office:value="0.245615" calcext:value-type="float">
            <text:p>0.245615</text:p>
          </table:table-cell>
          <table:table-cell office:value-type="float" office:value="0.230452" calcext:value-type="float">
            <text:p>0.230452</text:p>
          </table:table-cell>
          <table:table-cell office:value-type="float" office:value="0.189904" calcext:value-type="float">
            <text:p>0.189904</text:p>
          </table:table-cell>
          <table:table-cell table:number-columns-repeated="17"/>
        </table:table-row>
        <table:table-row table:style-name="ro1">
          <table:table-cell office:value-type="float" office:value="0.093397" calcext:value-type="float">
            <text:p>0.093397</text:p>
          </table:table-cell>
          <table:table-cell office:value-type="float" office:value="0.267923" calcext:value-type="float">
            <text:p>0.267923</text:p>
          </table:table-cell>
          <table:table-cell office:value-type="float" office:value="0.216865" calcext:value-type="float">
            <text:p>0.216865</text:p>
          </table:table-cell>
          <table:table-cell office:value-type="float" office:value="0.243246" calcext:value-type="float">
            <text:p>0.243246</text:p>
          </table:table-cell>
          <table:table-cell office:value-type="float" office:value="0.247197" calcext:value-type="float">
            <text:p>0.247197</text:p>
          </table:table-cell>
          <table:table-cell office:value-type="float" office:value="0.203812" calcext:value-type="float">
            <text:p>0.203812</text:p>
          </table:table-cell>
          <table:table-cell office:value-type="float" office:value="0.187266" calcext:value-type="float">
            <text:p>0.187266</text:p>
          </table:table-cell>
          <table:table-cell table:number-columns-repeated="17"/>
        </table:table-row>
        <table:table-row table:style-name="ro1">
          <table:table-cell office:value-type="float" office:value="0.093644" calcext:value-type="float">
            <text:p>0.093644</text:p>
          </table:table-cell>
          <table:table-cell office:value-type="float" office:value="0.270329" calcext:value-type="float">
            <text:p>0.270329</text:p>
          </table:table-cell>
          <table:table-cell office:value-type="float" office:value="0.211805" calcext:value-type="float">
            <text:p>0.211805</text:p>
          </table:table-cell>
          <table:table-cell office:value-type="float" office:value="0.190291" calcext:value-type="float">
            <text:p>0.190291</text:p>
          </table:table-cell>
          <table:table-cell office:value-type="float" office:value="0.228026" calcext:value-type="float">
            <text:p>0.228026</text:p>
          </table:table-cell>
          <table:table-cell office:value-type="float" office:value="0.21395" calcext:value-type="float">
            <text:p>0.21395</text:p>
          </table:table-cell>
          <table:table-cell office:value-type="float" office:value="0.207827" calcext:value-type="float">
            <text:p>0.207827</text:p>
          </table:table-cell>
          <table:table-cell table:number-columns-repeated="17"/>
        </table:table-row>
        <table:table-row table:style-name="ro1">
          <table:table-cell office:value-type="float" office:value="0.091405" calcext:value-type="float">
            <text:p>0.091405</text:p>
          </table:table-cell>
          <table:table-cell office:value-type="float" office:value="0.220143" calcext:value-type="float">
            <text:p>0.220143</text:p>
          </table:table-cell>
          <table:table-cell office:value-type="float" office:value="0.263138" calcext:value-type="float">
            <text:p>0.263138</text:p>
          </table:table-cell>
          <table:table-cell office:value-type="float" office:value="0.219698" calcext:value-type="float">
            <text:p>0.219698</text:p>
          </table:table-cell>
          <table:table-cell office:value-type="float" office:value="0.176728" calcext:value-type="float">
            <text:p>0.176728</text:p>
          </table:table-cell>
          <table:table-cell office:value-type="float" office:value="0.148837" calcext:value-type="float">
            <text:p>0.148837</text:p>
          </table:table-cell>
          <table:table-cell office:value-type="float" office:value="0.204455" calcext:value-type="float">
            <text:p>0.204455</text:p>
          </table:table-cell>
          <table:table-cell table:number-columns-repeated="17"/>
        </table:table-row>
        <table:table-row table:style-name="ro1">
          <table:table-cell office:value-type="float" office:value="0.092173" calcext:value-type="float">
            <text:p>0.092173</text:p>
          </table:table-cell>
          <table:table-cell office:value-type="float" office:value="0.214865" calcext:value-type="float">
            <text:p>0.214865</text:p>
          </table:table-cell>
          <table:table-cell office:value-type="float" office:value="0.203934" calcext:value-type="float">
            <text:p>0.203934</text:p>
          </table:table-cell>
          <table:table-cell office:value-type="float" office:value="0.21573" calcext:value-type="float">
            <text:p>0.21573</text:p>
          </table:table-cell>
          <table:table-cell office:value-type="float" office:value="0.180593" calcext:value-type="float">
            <text:p>0.180593</text:p>
          </table:table-cell>
          <table:table-cell office:value-type="float" office:value="0.158874" calcext:value-type="float">
            <text:p>0.158874</text:p>
          </table:table-cell>
          <table:table-cell office:value-type="float" office:value="0.186399" calcext:value-type="float">
            <text:p>0.186399</text:p>
          </table:table-cell>
          <table:table-cell table:number-columns-repeated="17"/>
        </table:table-row>
        <table:table-row table:style-name="ro1">
          <table:table-cell office:value-type="float" office:value="0.092838" calcext:value-type="float">
            <text:p>0.092838</text:p>
          </table:table-cell>
          <table:table-cell office:value-type="float" office:value="0.265896" calcext:value-type="float">
            <text:p>0.265896</text:p>
          </table:table-cell>
          <table:table-cell office:value-type="float" office:value="0.277272" calcext:value-type="float">
            <text:p>0.277272</text:p>
          </table:table-cell>
          <table:table-cell office:value-type="float" office:value="0.194304" calcext:value-type="float">
            <text:p>0.194304</text:p>
          </table:table-cell>
          <table:table-cell office:value-type="float" office:value="0.202619" calcext:value-type="float">
            <text:p>0.202619</text:p>
          </table:table-cell>
          <table:table-cell office:value-type="float" office:value="0.218059" calcext:value-type="float">
            <text:p>0.218059</text:p>
          </table:table-cell>
          <table:table-cell office:value-type="float" office:value="0.179791" calcext:value-type="float">
            <text:p>0.179791</text:p>
          </table:table-cell>
          <table:table-cell table:number-columns-repeated="17"/>
        </table:table-row>
        <table:table-row table:style-name="ro1">
          <table:table-cell office:value-type="float" office:value="0.09388" calcext:value-type="float">
            <text:p>0.09388</text:p>
          </table:table-cell>
          <table:table-cell office:value-type="float" office:value="0.169209" calcext:value-type="float">
            <text:p>0.169209</text:p>
          </table:table-cell>
          <table:table-cell office:value-type="float" office:value="0.232246" calcext:value-type="float">
            <text:p>0.232246</text:p>
          </table:table-cell>
          <table:table-cell office:value-type="float" office:value="0.221941" calcext:value-type="float">
            <text:p>0.221941</text:p>
          </table:table-cell>
          <table:table-cell office:value-type="float" office:value="0.216934" calcext:value-type="float">
            <text:p>0.216934</text:p>
          </table:table-cell>
          <table:table-cell office:value-type="float" office:value="0.181268" calcext:value-type="float">
            <text:p>0.181268</text:p>
          </table:table-cell>
          <table:table-cell office:value-type="float" office:value="0.231677" calcext:value-type="float">
            <text:p>0.231677</text:p>
          </table:table-cell>
          <table:table-cell table:number-columns-repeated="17"/>
        </table:table-row>
        <table:table-row table:style-name="ro1">
          <table:table-cell office:value-type="float" office:value="0.090399" calcext:value-type="float">
            <text:p>0.090399</text:p>
          </table:table-cell>
          <table:table-cell office:value-type="float" office:value="0.264789" calcext:value-type="float">
            <text:p>0.264789</text:p>
          </table:table-cell>
          <table:table-cell office:value-type="float" office:value="0.213416" calcext:value-type="float">
            <text:p>0.213416</text:p>
          </table:table-cell>
          <table:table-cell office:value-type="float" office:value="0.251036" calcext:value-type="float">
            <text:p>0.251036</text:p>
          </table:table-cell>
          <table:table-cell office:value-type="float" office:value="0.201997" calcext:value-type="float">
            <text:p>0.201997</text:p>
          </table:table-cell>
          <table:table-cell office:value-type="float" office:value="0.195317" calcext:value-type="float">
            <text:p>0.195317</text:p>
          </table:table-cell>
          <table:table-cell office:value-type="float" office:value="0.183453" calcext:value-type="float">
            <text:p>0.183453</text:p>
          </table:table-cell>
          <table:table-cell table:number-columns-repeated="17"/>
        </table:table-row>
        <table:table-row table:style-name="ro1">
          <table:table-cell office:value-type="float" office:value="0.092736" calcext:value-type="float">
            <text:p>0.092736</text:p>
          </table:table-cell>
          <table:table-cell office:value-type="float" office:value="0.300051" calcext:value-type="float">
            <text:p>0.300051</text:p>
          </table:table-cell>
          <table:table-cell office:value-type="float" office:value="0.147891" calcext:value-type="float">
            <text:p>0.147891</text:p>
          </table:table-cell>
          <table:table-cell office:value-type="float" office:value="0.178237" calcext:value-type="float">
            <text:p>0.178237</text:p>
          </table:table-cell>
          <table:table-cell office:value-type="float" office:value="0.184064" calcext:value-type="float">
            <text:p>0.184064</text:p>
          </table:table-cell>
          <table:table-cell office:value-type="float" office:value="0.212132" calcext:value-type="float">
            <text:p>0.212132</text:p>
          </table:table-cell>
          <table:table-cell office:value-type="float" office:value="0.193642" calcext:value-type="float">
            <text:p>0.193642</text:p>
          </table:table-cell>
          <table:table-cell table:number-columns-repeated="17"/>
        </table:table-row>
        <table:table-row table:style-name="ro1">
          <table:table-cell office:value-type="float" office:value="0.090453" calcext:value-type="float">
            <text:p>0.090453</text:p>
          </table:table-cell>
          <table:table-cell office:value-type="float" office:value="0.297229" calcext:value-type="float">
            <text:p>0.297229</text:p>
          </table:table-cell>
          <table:table-cell office:value-type="float" office:value="0.205269" calcext:value-type="float">
            <text:p>0.205269</text:p>
          </table:table-cell>
          <table:table-cell office:value-type="float" office:value="0.218759" calcext:value-type="float">
            <text:p>0.218759</text:p>
          </table:table-cell>
          <table:table-cell office:value-type="float" office:value="0.167995" calcext:value-type="float">
            <text:p>0.167995</text:p>
          </table:table-cell>
          <table:table-cell office:value-type="float" office:value="0.187731" calcext:value-type="float">
            <text:p>0.187731</text:p>
          </table:table-cell>
          <table:table-cell office:value-type="float" office:value="0.165884" calcext:value-type="float">
            <text:p>0.165884</text:p>
          </table:table-cell>
          <table:table-cell table:number-columns-repeated="17"/>
        </table:table-row>
        <table:table-row table:style-name="ro1">
          <table:table-cell office:value-type="float" office:value="0.090944" calcext:value-type="float">
            <text:p>0.090944</text:p>
          </table:table-cell>
          <table:table-cell office:value-type="float" office:value="0.257282" calcext:value-type="float">
            <text:p>0.257282</text:p>
          </table:table-cell>
          <table:table-cell office:value-type="float" office:value="0.205978" calcext:value-type="float">
            <text:p>0.205978</text:p>
          </table:table-cell>
          <table:table-cell office:value-type="float" office:value="0.243929" calcext:value-type="float">
            <text:p>0.243929</text:p>
          </table:table-cell>
          <table:table-cell office:value-type="float" office:value="0.177878" calcext:value-type="float">
            <text:p>0.177878</text:p>
          </table:table-cell>
          <table:table-cell office:value-type="float" office:value="0.220195" calcext:value-type="float">
            <text:p>0.220195</text:p>
          </table:table-cell>
          <table:table-cell office:value-type="float" office:value="0.210428" calcext:value-type="float">
            <text:p>0.210428</text:p>
          </table:table-cell>
          <table:table-cell table:number-columns-repeated="17"/>
        </table:table-row>
        <table:table-row table:style-name="ro1">
          <table:table-cell office:value-type="float" office:value="0.090872" calcext:value-type="float">
            <text:p>0.090872</text:p>
          </table:table-cell>
          <table:table-cell office:value-type="float" office:value="0.224204" calcext:value-type="float">
            <text:p>0.224204</text:p>
          </table:table-cell>
          <table:table-cell office:value-type="float" office:value="0.261785" calcext:value-type="float">
            <text:p>0.261785</text:p>
          </table:table-cell>
          <table:table-cell office:value-type="float" office:value="0.214752" calcext:value-type="float">
            <text:p>0.214752</text:p>
          </table:table-cell>
          <table:table-cell office:value-type="float" office:value="0.187019" calcext:value-type="float">
            <text:p>0.187019</text:p>
          </table:table-cell>
          <table:table-cell office:value-type="float" office:value="0.234887" calcext:value-type="float">
            <text:p>0.234887</text:p>
          </table:table-cell>
          <table:table-cell office:value-type="float" office:value="0.192466" calcext:value-type="float">
            <text:p>0.192466</text:p>
          </table:table-cell>
          <table:table-cell table:number-columns-repeated="17"/>
        </table:table-row>
        <table:table-row table:style-name="ro1">
          <table:table-cell office:value-type="float" office:value="0.092218" calcext:value-type="float">
            <text:p>0.092218</text:p>
          </table:table-cell>
          <table:table-cell office:value-type="float" office:value="0.213596" calcext:value-type="float">
            <text:p>0.213596</text:p>
          </table:table-cell>
          <table:table-cell office:value-type="float" office:value="0.178898" calcext:value-type="float">
            <text:p>0.178898</text:p>
          </table:table-cell>
          <table:table-cell office:value-type="float" office:value="0.234936" calcext:value-type="float">
            <text:p>0.234936</text:p>
          </table:table-cell>
          <table:table-cell office:value-type="float" office:value="0.21007" calcext:value-type="float">
            <text:p>0.21007</text:p>
          </table:table-cell>
          <table:table-cell office:value-type="float" office:value="0.169609" calcext:value-type="float">
            <text:p>0.169609</text:p>
          </table:table-cell>
          <table:table-cell office:value-type="float" office:value="0.182949" calcext:value-type="float">
            <text:p>0.182949</text:p>
          </table:table-cell>
          <table:table-cell table:number-columns-repeated="17"/>
        </table:table-row>
        <table:table-row table:style-name="ro1">
          <table:table-cell office:value-type="float" office:value="0.091051" calcext:value-type="float">
            <text:p>0.091051</text:p>
          </table:table-cell>
          <table:table-cell office:value-type="float" office:value="0.244065" calcext:value-type="float">
            <text:p>0.244065</text:p>
          </table:table-cell>
          <table:table-cell office:value-type="float" office:value="0.19776" calcext:value-type="float">
            <text:p>0.19776</text:p>
          </table:table-cell>
          <table:table-cell office:value-type="float" office:value="0.259119" calcext:value-type="float">
            <text:p>0.259119</text:p>
          </table:table-cell>
          <table:table-cell office:value-type="float" office:value="0.197961" calcext:value-type="float">
            <text:p>0.197961</text:p>
          </table:table-cell>
          <table:table-cell office:value-type="float" office:value="0.204971" calcext:value-type="float">
            <text:p>0.204971</text:p>
          </table:table-cell>
          <table:table-cell office:value-type="float" office:value="0.192669" calcext:value-type="float">
            <text:p>0.192669</text:p>
          </table:table-cell>
          <table:table-cell table:number-columns-repeated="17"/>
        </table:table-row>
        <table:table-row table:style-name="ro1">
          <table:table-cell office:value-type="float" office:value="0.091802" calcext:value-type="float">
            <text:p>0.091802</text:p>
          </table:table-cell>
          <table:table-cell office:value-type="float" office:value="0.280858" calcext:value-type="float">
            <text:p>0.280858</text:p>
          </table:table-cell>
          <table:table-cell office:value-type="float" office:value="0.277975" calcext:value-type="float">
            <text:p>0.277975</text:p>
          </table:table-cell>
          <table:table-cell office:value-type="float" office:value="0.217423" calcext:value-type="float">
            <text:p>0.217423</text:p>
          </table:table-cell>
          <table:table-cell office:value-type="float" office:value="0.187476" calcext:value-type="float">
            <text:p>0.187476</text:p>
          </table:table-cell>
          <table:table-cell office:value-type="float" office:value="0.238447" calcext:value-type="float">
            <text:p>0.238447</text:p>
          </table:table-cell>
          <table:table-cell office:value-type="float" office:value="0.160562" calcext:value-type="float">
            <text:p>0.160562</text:p>
          </table:table-cell>
          <table:table-cell table:number-columns-repeated="17"/>
        </table:table-row>
        <table:table-row table:style-name="ro1">
          <table:table-cell office:value-type="float" office:value="0.090953" calcext:value-type="float">
            <text:p>0.090953</text:p>
          </table:table-cell>
          <table:table-cell office:value-type="float" office:value="0.222627" calcext:value-type="float">
            <text:p>0.222627</text:p>
          </table:table-cell>
          <table:table-cell office:value-type="float" office:value="0.165932" calcext:value-type="float">
            <text:p>0.165932</text:p>
          </table:table-cell>
          <table:table-cell office:value-type="float" office:value="0.234838" calcext:value-type="float">
            <text:p>0.234838</text:p>
          </table:table-cell>
          <table:table-cell office:value-type="float" office:value="0.221727" calcext:value-type="float">
            <text:p>0.221727</text:p>
          </table:table-cell>
          <table:table-cell office:value-type="float" office:value="0.234272" calcext:value-type="float">
            <text:p>0.234272</text:p>
          </table:table-cell>
          <table:table-cell office:value-type="float" office:value="0.213283" calcext:value-type="float">
            <text:p>0.213283</text:p>
          </table:table-cell>
          <table:table-cell table:number-columns-repeated="17"/>
        </table:table-row>
        <table:table-row table:style-name="ro1">
          <table:table-cell office:value-type="float" office:value="0.092581" calcext:value-type="float">
            <text:p>0.092581</text:p>
          </table:table-cell>
          <table:table-cell office:value-type="float" office:value="0.26854" calcext:value-type="float">
            <text:p>0.26854</text:p>
          </table:table-cell>
          <table:table-cell office:value-type="float" office:value="0.245401" calcext:value-type="float">
            <text:p>0.245401</text:p>
          </table:table-cell>
          <table:table-cell office:value-type="float" office:value="0.237315" calcext:value-type="float">
            <text:p>0.237315</text:p>
          </table:table-cell>
          <table:table-cell office:value-type="float" office:value="0.200468" calcext:value-type="float">
            <text:p>0.200468</text:p>
          </table:table-cell>
          <table:table-cell office:value-type="float" office:value="0.239022" calcext:value-type="float">
            <text:p>0.239022</text:p>
          </table:table-cell>
          <table:table-cell office:value-type="float" office:value="0.222962" calcext:value-type="float">
            <text:p>0.222962</text:p>
          </table:table-cell>
          <table:table-cell table:number-columns-repeated="17"/>
        </table:table-row>
        <table:table-row table:style-name="ro1">
          <table:table-cell office:value-type="float" office:value="0.089321" calcext:value-type="float">
            <text:p>0.089321</text:p>
          </table:table-cell>
          <table:table-cell office:value-type="float" office:value="0.199182" calcext:value-type="float">
            <text:p>0.199182</text:p>
          </table:table-cell>
          <table:table-cell office:value-type="float" office:value="0.267868" calcext:value-type="float">
            <text:p>0.267868</text:p>
          </table:table-cell>
          <table:table-cell office:value-type="float" office:value="0.225445" calcext:value-type="float">
            <text:p>0.225445</text:p>
          </table:table-cell>
          <table:table-cell office:value-type="float" office:value="0.178441" calcext:value-type="float">
            <text:p>0.178441</text:p>
          </table:table-cell>
          <table:table-cell office:value-type="float" office:value="0.183315" calcext:value-type="float">
            <text:p>0.183315</text:p>
          </table:table-cell>
          <table:table-cell office:value-type="float" office:value="0.233129" calcext:value-type="float">
            <text:p>0.233129</text:p>
          </table:table-cell>
          <table:table-cell table:number-columns-repeated="17"/>
        </table:table-row>
        <table:table-row table:style-name="ro1">
          <table:table-cell office:value-type="float" office:value="0.092418" calcext:value-type="float">
            <text:p>0.092418</text:p>
          </table:table-cell>
          <table:table-cell office:value-type="float" office:value="0.280533" calcext:value-type="float">
            <text:p>0.280533</text:p>
          </table:table-cell>
          <table:table-cell office:value-type="float" office:value="0.210697" calcext:value-type="float">
            <text:p>0.210697</text:p>
          </table:table-cell>
          <table:table-cell office:value-type="float" office:value="0.224671" calcext:value-type="float">
            <text:p>0.224671</text:p>
          </table:table-cell>
          <table:table-cell office:value-type="float" office:value="0.186774" calcext:value-type="float">
            <text:p>0.186774</text:p>
          </table:table-cell>
          <table:table-cell office:value-type="float" office:value="0.178969" calcext:value-type="float">
            <text:p>0.178969</text:p>
          </table:table-cell>
          <table:table-cell office:value-type="float" office:value="0.171037" calcext:value-type="float">
            <text:p>0.171037</text:p>
          </table:table-cell>
          <table:table-cell table:number-columns-repeated="17"/>
        </table:table-row>
        <table:table-row table:style-name="ro1">
          <table:table-cell office:value-type="float" office:value="0.093023" calcext:value-type="float">
            <text:p>0.093023</text:p>
          </table:table-cell>
          <table:table-cell office:value-type="float" office:value="0.220835" calcext:value-type="float">
            <text:p>0.220835</text:p>
          </table:table-cell>
          <table:table-cell office:value-type="float" office:value="0.210583" calcext:value-type="float">
            <text:p>0.210583</text:p>
          </table:table-cell>
          <table:table-cell office:value-type="float" office:value="0.209208" calcext:value-type="float">
            <text:p>0.209208</text:p>
          </table:table-cell>
          <table:table-cell office:value-type="float" office:value="0.202135" calcext:value-type="float">
            <text:p>0.202135</text:p>
          </table:table-cell>
          <table:table-cell office:value-type="float" office:value="0.178592" calcext:value-type="float">
            <text:p>0.178592</text:p>
          </table:table-cell>
          <table:table-cell office:value-type="float" office:value="0.240951" calcext:value-type="float">
            <text:p>0.240951</text:p>
          </table:table-cell>
          <table:table-cell table:number-columns-repeated="17"/>
        </table:table-row>
        <table:table-row table:style-name="ro1">
          <table:table-cell office:value-type="float" office:value="0.054455" calcext:value-type="float">
            <text:p>0.054455</text:p>
          </table:table-cell>
          <table:table-cell office:value-type="float" office:value="0.237193" calcext:value-type="float">
            <text:p>0.237193</text:p>
          </table:table-cell>
          <table:table-cell office:value-type="float" office:value="0.142862" calcext:value-type="float">
            <text:p>0.142862</text:p>
          </table:table-cell>
          <table:table-cell office:value-type="float" office:value="0.19495" calcext:value-type="float">
            <text:p>0.19495</text:p>
          </table:table-cell>
          <table:table-cell office:value-type="float" office:value="0.20719" calcext:value-type="float">
            <text:p>0.20719</text:p>
          </table:table-cell>
          <table:table-cell office:value-type="float" office:value="0.189598" calcext:value-type="float">
            <text:p>0.189598</text:p>
          </table:table-cell>
          <table:table-cell office:value-type="float" office:value="0.244386" calcext:value-type="float">
            <text:p>0.244386</text:p>
          </table:table-cell>
          <table:table-cell table:number-columns-repeated="17"/>
        </table:table-row>
        <table:table-row table:style-name="ro1">
          <table:table-cell office:value-type="float" office:value="0.059473" calcext:value-type="float">
            <text:p>0.059473</text:p>
          </table:table-cell>
          <table:table-cell office:value-type="float" office:value="0.201876" calcext:value-type="float">
            <text:p>0.201876</text:p>
          </table:table-cell>
          <table:table-cell office:value-type="float" office:value="0.234676" calcext:value-type="float">
            <text:p>0.234676</text:p>
          </table:table-cell>
          <table:table-cell office:value-type="float" office:value="0.176581" calcext:value-type="float">
            <text:p>0.176581</text:p>
          </table:table-cell>
          <table:table-cell office:value-type="float" office:value="0.208162" calcext:value-type="float">
            <text:p>0.208162</text:p>
          </table:table-cell>
          <table:table-cell office:value-type="float" office:value="0.160301" calcext:value-type="float">
            <text:p>0.160301</text:p>
          </table:table-cell>
          <table:table-cell office:value-type="float" office:value="0.204154" calcext:value-type="float">
            <text:p>0.204154</text:p>
          </table:table-cell>
          <table:table-cell table:number-columns-repeated="17"/>
        </table:table-row>
        <table:table-row table:style-name="ro1">
          <table:table-cell office:value-type="float" office:value="0.093392" calcext:value-type="float">
            <text:p>0.093392</text:p>
          </table:table-cell>
          <table:table-cell office:value-type="float" office:value="0.19202" calcext:value-type="float">
            <text:p>0.19202</text:p>
          </table:table-cell>
          <table:table-cell office:value-type="float" office:value="0.242903" calcext:value-type="float">
            <text:p>0.242903</text:p>
          </table:table-cell>
          <table:table-cell office:value-type="float" office:value="0.225742" calcext:value-type="float">
            <text:p>0.225742</text:p>
          </table:table-cell>
          <table:table-cell office:value-type="float" office:value="0.171655" calcext:value-type="float">
            <text:p>0.171655</text:p>
          </table:table-cell>
          <table:table-cell office:value-type="float" office:value="0.178483" calcext:value-type="float">
            <text:p>0.178483</text:p>
          </table:table-cell>
          <table:table-cell office:value-type="float" office:value="0.197485" calcext:value-type="float">
            <text:p>0.197485</text:p>
          </table:table-cell>
          <table:table-cell table:number-columns-repeated="17"/>
        </table:table-row>
        <table:table-row table:style-name="ro1">
          <table:table-cell office:value-type="float" office:value="0.068578" calcext:value-type="float">
            <text:p>0.068578</text:p>
          </table:table-cell>
          <table:table-cell office:value-type="float" office:value="0.261594" calcext:value-type="float">
            <text:p>0.261594</text:p>
          </table:table-cell>
          <table:table-cell office:value-type="float" office:value="0.213124" calcext:value-type="float">
            <text:p>0.213124</text:p>
          </table:table-cell>
          <table:table-cell office:value-type="float" office:value="0.24602" calcext:value-type="float">
            <text:p>0.24602</text:p>
          </table:table-cell>
          <table:table-cell office:value-type="float" office:value="0.241511" calcext:value-type="float">
            <text:p>0.241511</text:p>
          </table:table-cell>
          <table:table-cell office:value-type="float" office:value="0.210676" calcext:value-type="float">
            <text:p>0.210676</text:p>
          </table:table-cell>
          <table:table-cell office:value-type="float" office:value="0.190329" calcext:value-type="float">
            <text:p>0.190329</text:p>
          </table:table-cell>
          <table:table-cell table:number-columns-repeated="17"/>
        </table:table-row>
        <table:table-row table:style-name="ro1">
          <table:table-cell office:value-type="float" office:value="0.084714" calcext:value-type="float">
            <text:p>0.084714</text:p>
          </table:table-cell>
          <table:table-cell office:value-type="float" office:value="0.249244" calcext:value-type="float">
            <text:p>0.249244</text:p>
          </table:table-cell>
          <table:table-cell office:value-type="float" office:value="0.269323" calcext:value-type="float">
            <text:p>0.269323</text:p>
          </table:table-cell>
          <table:table-cell office:value-type="float" office:value="0.163408" calcext:value-type="float">
            <text:p>0.163408</text:p>
          </table:table-cell>
          <table:table-cell office:value-type="float" office:value="0.179866" calcext:value-type="float">
            <text:p>0.179866</text:p>
          </table:table-cell>
          <table:table-cell office:value-type="float" office:value="0.176968" calcext:value-type="float">
            <text:p>0.176968</text:p>
          </table:table-cell>
          <table:table-cell office:value-type="float" office:value="0.239781" calcext:value-type="float">
            <text:p>0.239781</text:p>
          </table:table-cell>
          <table:table-cell table:number-columns-repeated="17"/>
        </table:table-row>
        <table:table-row table:style-name="ro1">
          <table:table-cell office:value-type="float" office:value="0.058275" calcext:value-type="float">
            <text:p>0.058275</text:p>
          </table:table-cell>
          <table:table-cell office:value-type="float" office:value="0.239883" calcext:value-type="float">
            <text:p>0.239883</text:p>
          </table:table-cell>
          <table:table-cell office:value-type="float" office:value="0.264649" calcext:value-type="float">
            <text:p>0.264649</text:p>
          </table:table-cell>
          <table:table-cell office:value-type="float" office:value="0.262936" calcext:value-type="float">
            <text:p>0.262936</text:p>
          </table:table-cell>
          <table:table-cell office:value-type="float" office:value="0.176324" calcext:value-type="float">
            <text:p>0.176324</text:p>
          </table:table-cell>
          <table:table-cell office:value-type="float" office:value="0.214683" calcext:value-type="float">
            <text:p>0.214683</text:p>
          </table:table-cell>
          <table:table-cell office:value-type="float" office:value="0.229014" calcext:value-type="float">
            <text:p>0.229014</text:p>
          </table:table-cell>
          <table:table-cell table:number-columns-repeated="17"/>
        </table:table-row>
        <table:table-row table:style-name="ro1">
          <table:table-cell office:value-type="float" office:value="0.063743" calcext:value-type="float">
            <text:p>0.063743</text:p>
          </table:table-cell>
          <table:table-cell office:value-type="float" office:value="0.196632" calcext:value-type="float">
            <text:p>0.196632</text:p>
          </table:table-cell>
          <table:table-cell office:value-type="float" office:value="0.202282" calcext:value-type="float">
            <text:p>0.202282</text:p>
          </table:table-cell>
          <table:table-cell office:value-type="float" office:value="0.16719" calcext:value-type="float">
            <text:p>0.16719</text:p>
          </table:table-cell>
          <table:table-cell office:value-type="float" office:value="0.169933" calcext:value-type="float">
            <text:p>0.169933</text:p>
          </table:table-cell>
          <table:table-cell office:value-type="float" office:value="0.175181" calcext:value-type="float">
            <text:p>0.175181</text:p>
          </table:table-cell>
          <table:table-cell office:value-type="float" office:value="0.184194" calcext:value-type="float">
            <text:p>0.184194</text:p>
          </table:table-cell>
          <table:table-cell table:number-columns-repeated="17"/>
        </table:table-row>
        <table:table-row table:style-name="ro1">
          <table:table-cell office:value-type="float" office:value="0.061102" calcext:value-type="float">
            <text:p>0.061102</text:p>
          </table:table-cell>
          <table:table-cell office:value-type="float" office:value="0.191012" calcext:value-type="float">
            <text:p>0.191012</text:p>
          </table:table-cell>
          <table:table-cell office:value-type="float" office:value="0.276546" calcext:value-type="float">
            <text:p>0.276546</text:p>
          </table:table-cell>
          <table:table-cell office:value-type="float" office:value="0.254273" calcext:value-type="float">
            <text:p>0.254273</text:p>
          </table:table-cell>
          <table:table-cell office:value-type="float" office:value="0.209405" calcext:value-type="float">
            <text:p>0.209405</text:p>
          </table:table-cell>
          <table:table-cell office:value-type="float" office:value="0.182848" calcext:value-type="float">
            <text:p>0.182848</text:p>
          </table:table-cell>
          <table:table-cell office:value-type="float" office:value="0.183957" calcext:value-type="float">
            <text:p>0.183957</text:p>
          </table:table-cell>
          <table:table-cell table:number-columns-repeated="17"/>
        </table:table-row>
        <table:table-row table:style-name="ro1">
          <table:table-cell office:value-type="float" office:value="0.082359" calcext:value-type="float">
            <text:p>0.082359</text:p>
          </table:table-cell>
          <table:table-cell office:value-type="float" office:value="0.288304" calcext:value-type="float">
            <text:p>0.288304</text:p>
          </table:table-cell>
          <table:table-cell office:value-type="float" office:value="0.28446" calcext:value-type="float">
            <text:p>0.28446</text:p>
          </table:table-cell>
          <table:table-cell office:value-type="float" office:value="0.243124" calcext:value-type="float">
            <text:p>0.243124</text:p>
          </table:table-cell>
          <table:table-cell office:value-type="float" office:value="0.223249" calcext:value-type="float">
            <text:p>0.223249</text:p>
          </table:table-cell>
          <table:table-cell office:value-type="float" office:value="0.184339" calcext:value-type="float">
            <text:p>0.184339</text:p>
          </table:table-cell>
          <table:table-cell office:value-type="float" office:value="0.229058" calcext:value-type="float">
            <text:p>0.229058</text:p>
          </table:table-cell>
          <table:table-cell table:number-columns-repeated="17"/>
        </table:table-row>
        <table:table-row table:style-name="ro1">
          <table:table-cell office:value-type="float" office:value="0.088916" calcext:value-type="float">
            <text:p>0.088916</text:p>
          </table:table-cell>
          <table:table-cell office:value-type="float" office:value="0.271461" calcext:value-type="float">
            <text:p>0.271461</text:p>
          </table:table-cell>
          <table:table-cell office:value-type="float" office:value="0.208359" calcext:value-type="float">
            <text:p>0.208359</text:p>
          </table:table-cell>
          <table:table-cell office:value-type="float" office:value="0.254755" calcext:value-type="float">
            <text:p>0.254755</text:p>
          </table:table-cell>
          <table:table-cell office:value-type="float" office:value="0.215444" calcext:value-type="float">
            <text:p>0.215444</text:p>
          </table:table-cell>
          <table:table-cell office:value-type="float" office:value="0.184836" calcext:value-type="float">
            <text:p>0.184836</text:p>
          </table:table-cell>
          <table:table-cell office:value-type="float" office:value="0.187463" calcext:value-type="float">
            <text:p>0.187463</text:p>
          </table:table-cell>
          <table:table-cell table:number-columns-repeated="17"/>
        </table:table-row>
        <table:table-row table:style-name="ro1">
          <table:table-cell office:value-type="float" office:value="0.06624" calcext:value-type="float">
            <text:p>0.06624</text:p>
          </table:table-cell>
          <table:table-cell office:value-type="float" office:value="0.211312" calcext:value-type="float">
            <text:p>0.211312</text:p>
          </table:table-cell>
          <table:table-cell office:value-type="float" office:value="0.21049" calcext:value-type="float">
            <text:p>0.21049</text:p>
          </table:table-cell>
          <table:table-cell office:value-type="float" office:value="0.263222" calcext:value-type="float">
            <text:p>0.263222</text:p>
          </table:table-cell>
          <table:table-cell office:value-type="float" office:value="0.179303" calcext:value-type="float">
            <text:p>0.179303</text:p>
          </table:table-cell>
          <table:table-cell office:value-type="float" office:value="0.174398" calcext:value-type="float">
            <text:p>0.174398</text:p>
          </table:table-cell>
          <table:table-cell office:value-type="float" office:value="0.224381" calcext:value-type="float">
            <text:p>0.224381</text:p>
          </table:table-cell>
          <table:table-cell table:number-columns-repeated="17"/>
        </table:table-row>
        <table:table-row table:style-name="ro1">
          <table:table-cell office:value-type="float" office:value="0.048835" calcext:value-type="float">
            <text:p>0.048835</text:p>
          </table:table-cell>
          <table:table-cell office:value-type="float" office:value="0.233394" calcext:value-type="float">
            <text:p>0.233394</text:p>
          </table:table-cell>
          <table:table-cell office:value-type="float" office:value="0.203903" calcext:value-type="float">
            <text:p>0.203903</text:p>
          </table:table-cell>
          <table:table-cell office:value-type="float" office:value="0.262782" calcext:value-type="float">
            <text:p>0.262782</text:p>
          </table:table-cell>
          <table:table-cell office:value-type="float" office:value="0.169838" calcext:value-type="float">
            <text:p>0.169838</text:p>
          </table:table-cell>
          <table:table-cell office:value-type="float" office:value="0.186674" calcext:value-type="float">
            <text:p>0.186674</text:p>
          </table:table-cell>
          <table:table-cell office:value-type="float" office:value="0.18996" calcext:value-type="float">
            <text:p>0.18996</text:p>
          </table:table-cell>
          <table:table-cell table:number-columns-repeated="17"/>
        </table:table-row>
        <table:table-row table:style-name="ro1">
          <table:table-cell office:value-type="float" office:value="0.054224" calcext:value-type="float">
            <text:p>0.054224</text:p>
          </table:table-cell>
          <table:table-cell office:value-type="float" office:value="0.231644" calcext:value-type="float">
            <text:p>0.231644</text:p>
          </table:table-cell>
          <table:table-cell office:value-type="float" office:value="0.220716" calcext:value-type="float">
            <text:p>0.220716</text:p>
          </table:table-cell>
          <table:table-cell office:value-type="float" office:value="0.166596" calcext:value-type="float">
            <text:p>0.166596</text:p>
          </table:table-cell>
          <table:table-cell office:value-type="float" office:value="0.233243" calcext:value-type="float">
            <text:p>0.233243</text:p>
          </table:table-cell>
          <table:table-cell office:value-type="float" office:value="0.17506" calcext:value-type="float">
            <text:p>0.17506</text:p>
          </table:table-cell>
          <table:table-cell office:value-type="float" office:value="0.174754" calcext:value-type="float">
            <text:p>0.174754</text:p>
          </table:table-cell>
          <table:table-cell table:number-columns-repeated="17"/>
        </table:table-row>
        <table:table-row table:style-name="ro1">
          <table:table-cell office:value-type="float" office:value="0.054829" calcext:value-type="float">
            <text:p>0.054829</text:p>
          </table:table-cell>
          <table:table-cell office:value-type="float" office:value="0.21391" calcext:value-type="float">
            <text:p>0.21391</text:p>
          </table:table-cell>
          <table:table-cell office:value-type="float" office:value="0.230671" calcext:value-type="float">
            <text:p>0.230671</text:p>
          </table:table-cell>
          <table:table-cell office:value-type="float" office:value="0.261691" calcext:value-type="float">
            <text:p>0.261691</text:p>
          </table:table-cell>
          <table:table-cell office:value-type="float" office:value="0.246245" calcext:value-type="float">
            <text:p>0.246245</text:p>
          </table:table-cell>
          <table:table-cell office:value-type="float" office:value="0.227536" calcext:value-type="float">
            <text:p>0.227536</text:p>
          </table:table-cell>
          <table:table-cell office:value-type="float" office:value="0.191965" calcext:value-type="float">
            <text:p>0.191965</text:p>
          </table:table-cell>
          <table:table-cell table:number-columns-repeated="17"/>
        </table:table-row>
        <table:table-row table:style-name="ro1">
          <table:table-cell office:value-type="float" office:value="0.063772" calcext:value-type="float">
            <text:p>0.063772</text:p>
          </table:table-cell>
          <table:table-cell office:value-type="float" office:value="0.230683" calcext:value-type="float">
            <text:p>0.230683</text:p>
          </table:table-cell>
          <table:table-cell office:value-type="float" office:value="0.300886" calcext:value-type="float">
            <text:p>0.300886</text:p>
          </table:table-cell>
          <table:table-cell office:value-type="float" office:value="0.242772" calcext:value-type="float">
            <text:p>0.242772</text:p>
          </table:table-cell>
          <table:table-cell office:value-type="float" office:value="0.22731" calcext:value-type="float">
            <text:p>0.22731</text:p>
          </table:table-cell>
          <table:table-cell office:value-type="float" office:value="0.199074" calcext:value-type="float">
            <text:p>0.199074</text:p>
          </table:table-cell>
          <table:table-cell office:value-type="float" office:value="0.162784" calcext:value-type="float">
            <text:p>0.162784</text:p>
          </table:table-cell>
          <table:table-cell table:number-columns-repeated="17"/>
        </table:table-row>
        <table:table-row table:style-name="ro1">
          <table:table-cell office:value-type="float" office:value="0.09215" calcext:value-type="float">
            <text:p>0.09215</text:p>
          </table:table-cell>
          <table:table-cell office:value-type="float" office:value="0.232868" calcext:value-type="float">
            <text:p>0.232868</text:p>
          </table:table-cell>
          <table:table-cell office:value-type="float" office:value="0.244812" calcext:value-type="float">
            <text:p>0.244812</text:p>
          </table:table-cell>
          <table:table-cell office:value-type="float" office:value="0.255341" calcext:value-type="float">
            <text:p>0.255341</text:p>
          </table:table-cell>
          <table:table-cell office:value-type="float" office:value="0.222484" calcext:value-type="float">
            <text:p>0.222484</text:p>
          </table:table-cell>
          <table:table-cell office:value-type="float" office:value="0.183688" calcext:value-type="float">
            <text:p>0.183688</text:p>
          </table:table-cell>
          <table:table-cell office:value-type="float" office:value="0.248645" calcext:value-type="float">
            <text:p>0.248645</text:p>
          </table:table-cell>
          <table:table-cell table:number-columns-repeated="17"/>
        </table:table-row>
        <table:table-row table:style-name="ro1">
          <table:table-cell office:value-type="float" office:value="0.089224" calcext:value-type="float">
            <text:p>0.089224</text:p>
          </table:table-cell>
          <table:table-cell office:value-type="float" office:value="0.204675" calcext:value-type="float">
            <text:p>0.204675</text:p>
          </table:table-cell>
          <table:table-cell office:value-type="float" office:value="0.197712" calcext:value-type="float">
            <text:p>0.197712</text:p>
          </table:table-cell>
          <table:table-cell office:value-type="float" office:value="0.169211" calcext:value-type="float">
            <text:p>0.169211</text:p>
          </table:table-cell>
          <table:table-cell office:value-type="float" office:value="0.242742" calcext:value-type="float">
            <text:p>0.242742</text:p>
          </table:table-cell>
          <table:table-cell office:value-type="float" office:value="0.197023" calcext:value-type="float">
            <text:p>0.197023</text:p>
          </table:table-cell>
          <table:table-cell office:value-type="float" office:value="0.227923" calcext:value-type="float">
            <text:p>0.227923</text:p>
          </table:table-cell>
          <table:table-cell table:number-columns-repeated="17"/>
        </table:table-row>
        <table:table-row table:style-name="ro1">
          <table:table-cell office:value-type="float" office:value="0.09102" calcext:value-type="float">
            <text:p>0.09102</text:p>
          </table:table-cell>
          <table:table-cell office:value-type="float" office:value="0.229586" calcext:value-type="float">
            <text:p>0.229586</text:p>
          </table:table-cell>
          <table:table-cell office:value-type="float" office:value="0.179826" calcext:value-type="float">
            <text:p>0.179826</text:p>
          </table:table-cell>
          <table:table-cell office:value-type="float" office:value="0.221194" calcext:value-type="float">
            <text:p>0.221194</text:p>
          </table:table-cell>
          <table:table-cell office:value-type="float" office:value="0.162661" calcext:value-type="float">
            <text:p>0.162661</text:p>
          </table:table-cell>
          <table:table-cell office:value-type="float" office:value="0.164349" calcext:value-type="float">
            <text:p>0.164349</text:p>
          </table:table-cell>
          <table:table-cell office:value-type="float" office:value="0.194802" calcext:value-type="float">
            <text:p>0.194802</text:p>
          </table:table-cell>
          <table:table-cell table:number-columns-repeated="17"/>
        </table:table-row>
        <table:table-row table:style-name="ro1">
          <table:table-cell office:value-type="float" office:value="0.091152" calcext:value-type="float">
            <text:p>0.091152</text:p>
          </table:table-cell>
          <table:table-cell office:value-type="float" office:value="0.250228" calcext:value-type="float">
            <text:p>0.250228</text:p>
          </table:table-cell>
          <table:table-cell office:value-type="float" office:value="0.266913" calcext:value-type="float">
            <text:p>0.266913</text:p>
          </table:table-cell>
          <table:table-cell office:value-type="float" office:value="0.25581" calcext:value-type="float">
            <text:p>0.25581</text:p>
          </table:table-cell>
          <table:table-cell office:value-type="float" office:value="0.24781" calcext:value-type="float">
            <text:p>0.24781</text:p>
          </table:table-cell>
          <table:table-cell office:value-type="float" office:value="0.162168" calcext:value-type="float">
            <text:p>0.162168</text:p>
          </table:table-cell>
          <table:table-cell office:value-type="float" office:value="0.187858" calcext:value-type="float">
            <text:p>0.187858</text:p>
          </table:table-cell>
          <table:table-cell table:number-columns-repeated="17"/>
        </table:table-row>
        <table:table-row table:style-name="ro1">
          <table:table-cell office:value-type="float" office:value="0.089764" calcext:value-type="float">
            <text:p>0.089764</text:p>
          </table:table-cell>
          <table:table-cell office:value-type="float" office:value="0.222958" calcext:value-type="float">
            <text:p>0.222958</text:p>
          </table:table-cell>
          <table:table-cell office:value-type="float" office:value="0.247645" calcext:value-type="float">
            <text:p>0.247645</text:p>
          </table:table-cell>
          <table:table-cell office:value-type="float" office:value="0.199343" calcext:value-type="float">
            <text:p>0.199343</text:p>
          </table:table-cell>
          <table:table-cell office:value-type="float" office:value="0.231741" calcext:value-type="float">
            <text:p>0.231741</text:p>
          </table:table-cell>
          <table:table-cell office:value-type="float" office:value="0.201122" calcext:value-type="float">
            <text:p>0.201122</text:p>
          </table:table-cell>
          <table:table-cell office:value-type="float" office:value="0.220342" calcext:value-type="float">
            <text:p>0.220342</text:p>
          </table:table-cell>
          <table:table-cell table:number-columns-repeated="17"/>
        </table:table-row>
        <table:table-row table:style-name="ro1">
          <table:table-cell office:value-type="float" office:value="0.092263" calcext:value-type="float">
            <text:p>0.092263</text:p>
          </table:table-cell>
          <table:table-cell office:value-type="float" office:value="0.234321" calcext:value-type="float">
            <text:p>0.234321</text:p>
          </table:table-cell>
          <table:table-cell office:value-type="float" office:value="0.212539" calcext:value-type="float">
            <text:p>0.212539</text:p>
          </table:table-cell>
          <table:table-cell office:value-type="float" office:value="0.21968" calcext:value-type="float">
            <text:p>0.21968</text:p>
          </table:table-cell>
          <table:table-cell office:value-type="float" office:value="0.160477" calcext:value-type="float">
            <text:p>0.160477</text:p>
          </table:table-cell>
          <table:table-cell office:value-type="float" office:value="0.21424" calcext:value-type="float">
            <text:p>0.21424</text:p>
          </table:table-cell>
          <table:table-cell office:value-type="float" office:value="0.235025" calcext:value-type="float">
            <text:p>0.235025</text:p>
          </table:table-cell>
          <table:table-cell table:number-columns-repeated="17"/>
        </table:table-row>
        <table:table-row table:style-name="ro1">
          <table:table-cell office:value-type="float" office:value="0.079171" calcext:value-type="float">
            <text:p>0.079171</text:p>
          </table:table-cell>
          <table:table-cell office:value-type="float" office:value="0.188727" calcext:value-type="float">
            <text:p>0.188727</text:p>
          </table:table-cell>
          <table:table-cell office:value-type="float" office:value="0.244549" calcext:value-type="float">
            <text:p>0.244549</text:p>
          </table:table-cell>
          <table:table-cell office:value-type="float" office:value="0.243199" calcext:value-type="float">
            <text:p>0.243199</text:p>
          </table:table-cell>
          <table:table-cell office:value-type="float" office:value="0.186054" calcext:value-type="float">
            <text:p>0.186054</text:p>
          </table:table-cell>
          <table:table-cell office:value-type="float" office:value="0.184783" calcext:value-type="float">
            <text:p>0.184783</text:p>
          </table:table-cell>
          <table:table-cell office:value-type="float" office:value="0.233956" calcext:value-type="float">
            <text:p>0.233956</text:p>
          </table:table-cell>
          <table:table-cell table:number-columns-repeated="17"/>
        </table:table-row>
        <table:table-row table:style-name="ro1">
          <table:table-cell office:value-type="float" office:value="0.063853" calcext:value-type="float">
            <text:p>0.063853</text:p>
          </table:table-cell>
          <table:table-cell office:value-type="float" office:value="0.198766" calcext:value-type="float">
            <text:p>0.198766</text:p>
          </table:table-cell>
          <table:table-cell office:value-type="float" office:value="0.250195" calcext:value-type="float">
            <text:p>0.250195</text:p>
          </table:table-cell>
          <table:table-cell office:value-type="float" office:value="0.200629" calcext:value-type="float">
            <text:p>0.200629</text:p>
          </table:table-cell>
          <table:table-cell office:value-type="float" office:value="0.240804" calcext:value-type="float">
            <text:p>0.240804</text:p>
          </table:table-cell>
          <table:table-cell office:value-type="float" office:value="0.187147" calcext:value-type="float">
            <text:p>0.187147</text:p>
          </table:table-cell>
          <table:table-cell office:value-type="float" office:value="0.192045" calcext:value-type="float">
            <text:p>0.192045</text:p>
          </table:table-cell>
          <table:table-cell table:number-columns-repeated="17"/>
        </table:table-row>
        <table:table-row table:style-name="ro1">
          <table:table-cell office:value-type="float" office:value="0.064232" calcext:value-type="float">
            <text:p>0.064232</text:p>
          </table:table-cell>
          <table:table-cell office:value-type="float" office:value="0.237038" calcext:value-type="float">
            <text:p>0.237038</text:p>
          </table:table-cell>
          <table:table-cell office:value-type="float" office:value="0.257276" calcext:value-type="float">
            <text:p>0.257276</text:p>
          </table:table-cell>
          <table:table-cell office:value-type="float" office:value="0.264862" calcext:value-type="float">
            <text:p>0.264862</text:p>
          </table:table-cell>
          <table:table-cell office:value-type="float" office:value="0.243322" calcext:value-type="float">
            <text:p>0.243322</text:p>
          </table:table-cell>
          <table:table-cell office:value-type="float" office:value="0.163815" calcext:value-type="float">
            <text:p>0.163815</text:p>
          </table:table-cell>
          <table:table-cell office:value-type="float" office:value="0.228362" calcext:value-type="float">
            <text:p>0.228362</text:p>
          </table:table-cell>
          <table:table-cell table:number-columns-repeated="17"/>
        </table:table-row>
        <table:table-row table:style-name="ro1">
          <table:table-cell office:value-type="float" office:value="0.092347" calcext:value-type="float">
            <text:p>0.092347</text:p>
          </table:table-cell>
          <table:table-cell office:value-type="float" office:value="0.24808" calcext:value-type="float">
            <text:p>0.24808</text:p>
          </table:table-cell>
          <table:table-cell office:value-type="float" office:value="0.209731" calcext:value-type="float">
            <text:p>0.209731</text:p>
          </table:table-cell>
          <table:table-cell office:value-type="float" office:value="0.167312" calcext:value-type="float">
            <text:p>0.167312</text:p>
          </table:table-cell>
          <table:table-cell office:value-type="float" office:value="0.227817" calcext:value-type="float">
            <text:p>0.227817</text:p>
          </table:table-cell>
          <table:table-cell office:value-type="float" office:value="0.185957" calcext:value-type="float">
            <text:p>0.185957</text:p>
          </table:table-cell>
          <table:table-cell office:value-type="float" office:value="0.223846" calcext:value-type="float">
            <text:p>0.223846</text:p>
          </table:table-cell>
          <table:table-cell table:number-columns-repeated="17"/>
        </table:table-row>
        <table:table-row table:style-name="ro1">
          <table:table-cell office:value-type="float" office:value="0.077242" calcext:value-type="float">
            <text:p>0.077242</text:p>
          </table:table-cell>
          <table:table-cell office:value-type="float" office:value="0.208227" calcext:value-type="float">
            <text:p>0.208227</text:p>
          </table:table-cell>
          <table:table-cell office:value-type="float" office:value="0.222174" calcext:value-type="float">
            <text:p>0.222174</text:p>
          </table:table-cell>
          <table:table-cell office:value-type="float" office:value="0.182341" calcext:value-type="float">
            <text:p>0.182341</text:p>
          </table:table-cell>
          <table:table-cell office:value-type="float" office:value="0.23058" calcext:value-type="float">
            <text:p>0.23058</text:p>
          </table:table-cell>
          <table:table-cell office:value-type="float" office:value="0.172533" calcext:value-type="float">
            <text:p>0.172533</text:p>
          </table:table-cell>
          <table:table-cell office:value-type="float" office:value="0.22215" calcext:value-type="float">
            <text:p>0.22215</text:p>
          </table:table-cell>
          <table:table-cell table:number-columns-repeated="17"/>
        </table:table-row>
        <table:table-row table:style-name="ro1">
          <table:table-cell office:value-type="float" office:value="0.081318" calcext:value-type="float">
            <text:p>0.081318</text:p>
          </table:table-cell>
          <table:table-cell office:value-type="float" office:value="0.248324" calcext:value-type="float">
            <text:p>0.248324</text:p>
          </table:table-cell>
          <table:table-cell office:value-type="float" office:value="0.26735" calcext:value-type="float">
            <text:p>0.26735</text:p>
          </table:table-cell>
          <table:table-cell office:value-type="float" office:value="0.214252" calcext:value-type="float">
            <text:p>0.214252</text:p>
          </table:table-cell>
          <table:table-cell office:value-type="float" office:value="0.17357" calcext:value-type="float">
            <text:p>0.17357</text:p>
          </table:table-cell>
          <table:table-cell office:value-type="float" office:value="0.174166" calcext:value-type="float">
            <text:p>0.174166</text:p>
          </table:table-cell>
          <table:table-cell office:value-type="float" office:value="0.189208" calcext:value-type="float">
            <text:p>0.189208</text:p>
          </table:table-cell>
          <table:table-cell table:number-columns-repeated="17"/>
        </table:table-row>
        <table:table-row table:style-name="ro1">
          <table:table-cell office:value-type="float" office:value="0.057041" calcext:value-type="float">
            <text:p>0.057041</text:p>
          </table:table-cell>
          <table:table-cell office:value-type="float" office:value="0.196287" calcext:value-type="float">
            <text:p>0.196287</text:p>
          </table:table-cell>
          <table:table-cell office:value-type="float" office:value="0.228782" calcext:value-type="float">
            <text:p>0.228782</text:p>
          </table:table-cell>
          <table:table-cell office:value-type="float" office:value="0.213906" calcext:value-type="float">
            <text:p>0.213906</text:p>
          </table:table-cell>
          <table:table-cell office:value-type="float" office:value="0.210375" calcext:value-type="float">
            <text:p>0.210375</text:p>
          </table:table-cell>
          <table:table-cell office:value-type="float" office:value="0.171363" calcext:value-type="float">
            <text:p>0.171363</text:p>
          </table:table-cell>
          <table:table-cell office:value-type="float" office:value="0.213748" calcext:value-type="float">
            <text:p>0.213748</text:p>
          </table:table-cell>
          <table:table-cell table:number-columns-repeated="17"/>
        </table:table-row>
        <table:table-row table:style-name="ro1">
          <table:table-cell office:value-type="float" office:value="0.052949" calcext:value-type="float">
            <text:p>0.052949</text:p>
          </table:table-cell>
          <table:table-cell office:value-type="float" office:value="0.225371" calcext:value-type="float">
            <text:p>0.225371</text:p>
          </table:table-cell>
          <table:table-cell office:value-type="float" office:value="0.243666" calcext:value-type="float">
            <text:p>0.243666</text:p>
          </table:table-cell>
          <table:table-cell office:value-type="float" office:value="0.226987" calcext:value-type="float">
            <text:p>0.226987</text:p>
          </table:table-cell>
          <table:table-cell office:value-type="float" office:value="0.231139" calcext:value-type="float">
            <text:p>0.231139</text:p>
          </table:table-cell>
          <table:table-cell office:value-type="float" office:value="0.20435" calcext:value-type="float">
            <text:p>0.20435</text:p>
          </table:table-cell>
          <table:table-cell office:value-type="float" office:value="0.171155" calcext:value-type="float">
            <text:p>0.171155</text:p>
          </table:table-cell>
          <table:table-cell table:number-columns-repeated="17"/>
        </table:table-row>
        <table:table-row table:style-name="ro1">
          <table:table-cell office:value-type="float" office:value="0.065711" calcext:value-type="float">
            <text:p>0.065711</text:p>
          </table:table-cell>
          <table:table-cell office:value-type="float" office:value="0.215015" calcext:value-type="float">
            <text:p>0.215015</text:p>
          </table:table-cell>
          <table:table-cell office:value-type="float" office:value="0.193318" calcext:value-type="float">
            <text:p>0.193318</text:p>
          </table:table-cell>
          <table:table-cell office:value-type="float" office:value="0.181005" calcext:value-type="float">
            <text:p>0.181005</text:p>
          </table:table-cell>
          <table:table-cell office:value-type="float" office:value="0.233442" calcext:value-type="float">
            <text:p>0.233442</text:p>
          </table:table-cell>
          <table:table-cell office:value-type="float" office:value="0.169251" calcext:value-type="float">
            <text:p>0.169251</text:p>
          </table:table-cell>
          <table:table-cell office:value-type="float" office:value="0.158113" calcext:value-type="float">
            <text:p>0.158113</text:p>
          </table:table-cell>
          <table:table-cell table:number-columns-repeated="17"/>
        </table:table-row>
        <table:table-row table:style-name="ro1">
          <table:table-cell office:value-type="float" office:value="0.06335" calcext:value-type="float">
            <text:p>0.06335</text:p>
          </table:table-cell>
          <table:table-cell office:value-type="float" office:value="0.24479" calcext:value-type="float">
            <text:p>0.24479</text:p>
          </table:table-cell>
          <table:table-cell office:value-type="float" office:value="0.193669" calcext:value-type="float">
            <text:p>0.193669</text:p>
          </table:table-cell>
          <table:table-cell office:value-type="float" office:value="0.187119" calcext:value-type="float">
            <text:p>0.187119</text:p>
          </table:table-cell>
          <table:table-cell office:value-type="float" office:value="0.231048" calcext:value-type="float">
            <text:p>0.231048</text:p>
          </table:table-cell>
          <table:table-cell office:value-type="float" office:value="0.157544" calcext:value-type="float">
            <text:p>0.157544</text:p>
          </table:table-cell>
          <table:table-cell office:value-type="float" office:value="0.146861" calcext:value-type="float">
            <text:p>0.146861</text:p>
          </table:table-cell>
          <table:table-cell table:number-columns-repeated="17"/>
        </table:table-row>
        <table:table-row table:style-name="ro1">
          <table:table-cell office:value-type="float" office:value="0.049706" calcext:value-type="float">
            <text:p>0.049706</text:p>
          </table:table-cell>
          <table:table-cell office:value-type="float" office:value="0.230622" calcext:value-type="float">
            <text:p>0.230622</text:p>
          </table:table-cell>
          <table:table-cell office:value-type="float" office:value="0.205679" calcext:value-type="float">
            <text:p>0.205679</text:p>
          </table:table-cell>
          <table:table-cell office:value-type="float" office:value="0.196983" calcext:value-type="float">
            <text:p>0.196983</text:p>
          </table:table-cell>
          <table:table-cell office:value-type="float" office:value="0.228973" calcext:value-type="float">
            <text:p>0.228973</text:p>
          </table:table-cell>
          <table:table-cell office:value-type="float" office:value="0.203691" calcext:value-type="float">
            <text:p>0.203691</text:p>
          </table:table-cell>
          <table:table-cell office:value-type="float" office:value="0.215531" calcext:value-type="float">
            <text:p>0.215531</text:p>
          </table:table-cell>
          <table:table-cell table:number-columns-repeated="17"/>
        </table:table-row>
        <table:table-row table:style-name="ro1">
          <table:table-cell office:value-type="float" office:value="0.080379" calcext:value-type="float">
            <text:p>0.080379</text:p>
          </table:table-cell>
          <table:table-cell office:value-type="float" office:value="0.201153" calcext:value-type="float">
            <text:p>0.201153</text:p>
          </table:table-cell>
          <table:table-cell office:value-type="float" office:value="0.223785" calcext:value-type="float">
            <text:p>0.223785</text:p>
          </table:table-cell>
          <table:table-cell office:value-type="float" office:value="0.214823" calcext:value-type="float">
            <text:p>0.214823</text:p>
          </table:table-cell>
          <table:table-cell office:value-type="float" office:value="0.247257" calcext:value-type="float">
            <text:p>0.247257</text:p>
          </table:table-cell>
          <table:table-cell office:value-type="float" office:value="0.185692" calcext:value-type="float">
            <text:p>0.185692</text:p>
          </table:table-cell>
          <table:table-cell office:value-type="float" office:value="0.169505" calcext:value-type="float">
            <text:p>0.169505</text:p>
          </table:table-cell>
          <table:table-cell table:number-columns-repeated="17"/>
        </table:table-row>
        <table:table-row table:style-name="ro1">
          <table:table-cell office:value-type="float" office:value="0.054186" calcext:value-type="float">
            <text:p>0.054186</text:p>
          </table:table-cell>
          <table:table-cell office:value-type="float" office:value="0.285523" calcext:value-type="float">
            <text:p>0.285523</text:p>
          </table:table-cell>
          <table:table-cell office:value-type="float" office:value="0.240445" calcext:value-type="float">
            <text:p>0.240445</text:p>
          </table:table-cell>
          <table:table-cell office:value-type="float" office:value="0.25081" calcext:value-type="float">
            <text:p>0.25081</text:p>
          </table:table-cell>
          <table:table-cell office:value-type="float" office:value="0.232343" calcext:value-type="float">
            <text:p>0.232343</text:p>
          </table:table-cell>
          <table:table-cell office:value-type="float" office:value="0.18118" calcext:value-type="float">
            <text:p>0.18118</text:p>
          </table:table-cell>
          <table:table-cell office:value-type="float" office:value="0.197819" calcext:value-type="float">
            <text:p>0.197819</text:p>
          </table:table-cell>
          <table:table-cell table:number-columns-repeated="17"/>
        </table:table-row>
        <table:table-row table:style-name="ro1">
          <table:table-cell office:value-type="float" office:value="0.079231" calcext:value-type="float">
            <text:p>0.079231</text:p>
          </table:table-cell>
          <table:table-cell office:value-type="float" office:value="0.219066" calcext:value-type="float">
            <text:p>0.219066</text:p>
          </table:table-cell>
          <table:table-cell office:value-type="float" office:value="0.247874" calcext:value-type="float">
            <text:p>0.247874</text:p>
          </table:table-cell>
          <table:table-cell office:value-type="float" office:value="0.228738" calcext:value-type="float">
            <text:p>0.228738</text:p>
          </table:table-cell>
          <table:table-cell office:value-type="float" office:value="0.237478" calcext:value-type="float">
            <text:p>0.237478</text:p>
          </table:table-cell>
          <table:table-cell office:value-type="float" office:value="0.149733" calcext:value-type="float">
            <text:p>0.149733</text:p>
          </table:table-cell>
          <table:table-cell office:value-type="float" office:value="0.18011" calcext:value-type="float">
            <text:p>0.18011</text:p>
          </table:table-cell>
          <table:table-cell table:number-columns-repeated="17"/>
        </table:table-row>
        <table:table-row table:style-name="ro1">
          <table:table-cell office:value-type="float" office:value="0.073377" calcext:value-type="float">
            <text:p>0.073377</text:p>
          </table:table-cell>
          <table:table-cell office:value-type="float" office:value="0.246675" calcext:value-type="float">
            <text:p>0.246675</text:p>
          </table:table-cell>
          <table:table-cell office:value-type="float" office:value="0.268474" calcext:value-type="float">
            <text:p>0.268474</text:p>
          </table:table-cell>
          <table:table-cell office:value-type="float" office:value="0.233025" calcext:value-type="float">
            <text:p>0.233025</text:p>
          </table:table-cell>
          <table:table-cell office:value-type="float" office:value="0.233899" calcext:value-type="float">
            <text:p>0.233899</text:p>
          </table:table-cell>
          <table:table-cell office:value-type="float" office:value="0.223971" calcext:value-type="float">
            <text:p>0.223971</text:p>
          </table:table-cell>
          <table:table-cell office:value-type="float" office:value="0.182236" calcext:value-type="float">
            <text:p>0.182236</text:p>
          </table:table-cell>
          <table:table-cell table:number-columns-repeated="17"/>
        </table:table-row>
        <table:table-row table:style-name="ro1">
          <table:table-cell office:value-type="float" office:value="0.065804" calcext:value-type="float">
            <text:p>0.065804</text:p>
          </table:table-cell>
          <table:table-cell office:value-type="float" office:value="0.217593" calcext:value-type="float">
            <text:p>0.217593</text:p>
          </table:table-cell>
          <table:table-cell office:value-type="float" office:value="0.255964" calcext:value-type="float">
            <text:p>0.255964</text:p>
          </table:table-cell>
          <table:table-cell office:value-type="float" office:value="0.256263" calcext:value-type="float">
            <text:p>0.256263</text:p>
          </table:table-cell>
          <table:table-cell office:value-type="float" office:value="0.228068" calcext:value-type="float">
            <text:p>0.228068</text:p>
          </table:table-cell>
          <table:table-cell office:value-type="float" office:value="0.177604" calcext:value-type="float">
            <text:p>0.177604</text:p>
          </table:table-cell>
          <table:table-cell office:value-type="float" office:value="0.226016" calcext:value-type="float">
            <text:p>0.226016</text:p>
          </table:table-cell>
          <table:table-cell table:number-columns-repeated="17"/>
        </table:table-row>
        <table:table-row table:style-name="ro1">
          <table:table-cell office:value-type="float" office:value="0.091843" calcext:value-type="float">
            <text:p>0.091843</text:p>
          </table:table-cell>
          <table:table-cell office:value-type="float" office:value="0.233892" calcext:value-type="float">
            <text:p>0.233892</text:p>
          </table:table-cell>
          <table:table-cell office:value-type="float" office:value="0.285741" calcext:value-type="float">
            <text:p>0.285741</text:p>
          </table:table-cell>
          <table:table-cell office:value-type="float" office:value="0.206485" calcext:value-type="float">
            <text:p>0.206485</text:p>
          </table:table-cell>
          <table:table-cell office:value-type="float" office:value="0.232375" calcext:value-type="float">
            <text:p>0.232375</text:p>
          </table:table-cell>
          <table:table-cell office:value-type="float" office:value="0.225171" calcext:value-type="float">
            <text:p>0.225171</text:p>
          </table:table-cell>
          <table:table-cell office:value-type="float" office:value="0.183736" calcext:value-type="float">
            <text:p>0.183736</text:p>
          </table:table-cell>
          <table:table-cell table:number-columns-repeated="17"/>
        </table:table-row>
        <table:table-row table:style-name="ro1">
          <table:table-cell office:value-type="float" office:value="0.058906" calcext:value-type="float">
            <text:p>0.058906</text:p>
          </table:table-cell>
          <table:table-cell office:value-type="float" office:value="0.244207" calcext:value-type="float">
            <text:p>0.244207</text:p>
          </table:table-cell>
          <table:table-cell office:value-type="float" office:value="0.23323" calcext:value-type="float">
            <text:p>0.23323</text:p>
          </table:table-cell>
          <table:table-cell office:value-type="float" office:value="0.202557" calcext:value-type="float">
            <text:p>0.202557</text:p>
          </table:table-cell>
          <table:table-cell office:value-type="float" office:value="0.241466" calcext:value-type="float">
            <text:p>0.241466</text:p>
          </table:table-cell>
          <table:table-cell office:value-type="float" office:value="0.167918" calcext:value-type="float">
            <text:p>0.167918</text:p>
          </table:table-cell>
          <table:table-cell office:value-type="float" office:value="0.163284" calcext:value-type="float">
            <text:p>0.163284</text:p>
          </table:table-cell>
          <table:table-cell table:number-columns-repeated="17"/>
        </table:table-row>
        <table:table-row table:style-name="ro1">
          <table:table-cell office:value-type="float" office:value="0.070496" calcext:value-type="float">
            <text:p>0.070496</text:p>
          </table:table-cell>
          <table:table-cell office:value-type="float" office:value="0.204469" calcext:value-type="float">
            <text:p>0.204469</text:p>
          </table:table-cell>
          <table:table-cell office:value-type="float" office:value="0.261108" calcext:value-type="float">
            <text:p>0.261108</text:p>
          </table:table-cell>
          <table:table-cell office:value-type="float" office:value="0.185318" calcext:value-type="float">
            <text:p>0.185318</text:p>
          </table:table-cell>
          <table:table-cell office:value-type="float" office:value="0.194524" calcext:value-type="float">
            <text:p>0.194524</text:p>
          </table:table-cell>
          <table:table-cell office:value-type="float" office:value="0.198575" calcext:value-type="float">
            <text:p>0.198575</text:p>
          </table:table-cell>
          <table:table-cell office:value-type="float" office:value="0.168558" calcext:value-type="float">
            <text:p>0.168558</text:p>
          </table:table-cell>
          <table:table-cell table:number-columns-repeated="17"/>
        </table:table-row>
        <table:table-row table:style-name="ro1">
          <table:table-cell office:value-type="float" office:value="0.079726" calcext:value-type="float">
            <text:p>0.079726</text:p>
          </table:table-cell>
          <table:table-cell office:value-type="float" office:value="0.339017" calcext:value-type="float">
            <text:p>0.339017</text:p>
          </table:table-cell>
          <table:table-cell office:value-type="float" office:value="0.192168" calcext:value-type="float">
            <text:p>0.192168</text:p>
          </table:table-cell>
          <table:table-cell office:value-type="float" office:value="0.246042" calcext:value-type="float">
            <text:p>0.246042</text:p>
          </table:table-cell>
          <table:table-cell office:value-type="float" office:value="0.178151" calcext:value-type="float">
            <text:p>0.178151</text:p>
          </table:table-cell>
          <table:table-cell office:value-type="float" office:value="0.196992" calcext:value-type="float">
            <text:p>0.196992</text:p>
          </table:table-cell>
          <table:table-cell office:value-type="float" office:value="0.209792" calcext:value-type="float">
            <text:p>0.209792</text:p>
          </table:table-cell>
          <table:table-cell table:number-columns-repeated="17"/>
        </table:table-row>
        <table:table-row table:style-name="ro1">
          <table:table-cell office:value-type="float" office:value="0.065933" calcext:value-type="float">
            <text:p>0.065933</text:p>
          </table:table-cell>
          <table:table-cell office:value-type="float" office:value="0.197486" calcext:value-type="float">
            <text:p>0.197486</text:p>
          </table:table-cell>
          <table:table-cell office:value-type="float" office:value="0.195916" calcext:value-type="float">
            <text:p>0.195916</text:p>
          </table:table-cell>
          <table:table-cell office:value-type="float" office:value="0.207318" calcext:value-type="float">
            <text:p>0.207318</text:p>
          </table:table-cell>
          <table:table-cell office:value-type="float" office:value="0.206301" calcext:value-type="float">
            <text:p>0.206301</text:p>
          </table:table-cell>
          <table:table-cell office:value-type="float" office:value="0.173686" calcext:value-type="float">
            <text:p>0.173686</text:p>
          </table:table-cell>
          <table:table-cell office:value-type="float" office:value="0.208631" calcext:value-type="float">
            <text:p>0.208631</text:p>
          </table:table-cell>
          <table:table-cell table:number-columns-repeated="17"/>
        </table:table-row>
        <table:table-row table:style-name="ro1">
          <table:table-cell office:value-type="float" office:value="0.060676" calcext:value-type="float">
            <text:p>0.060676</text:p>
          </table:table-cell>
          <table:table-cell office:value-type="float" office:value="0.224615" calcext:value-type="float">
            <text:p>0.224615</text:p>
          </table:table-cell>
          <table:table-cell office:value-type="float" office:value="0.173964" calcext:value-type="float">
            <text:p>0.173964</text:p>
          </table:table-cell>
          <table:table-cell office:value-type="float" office:value="0.231729" calcext:value-type="float">
            <text:p>0.231729</text:p>
          </table:table-cell>
          <table:table-cell office:value-type="float" office:value="0.240929" calcext:value-type="float">
            <text:p>0.240929</text:p>
          </table:table-cell>
          <table:table-cell office:value-type="float" office:value="0.165512" calcext:value-type="float">
            <text:p>0.165512</text:p>
          </table:table-cell>
          <table:table-cell office:value-type="float" office:value="0.234585" calcext:value-type="float">
            <text:p>0.234585</text:p>
          </table:table-cell>
          <table:table-cell table:number-columns-repeated="17"/>
        </table:table-row>
        <table:table-row table:style-name="ro1">
          <table:table-cell office:value-type="float" office:value="0.055494" calcext:value-type="float">
            <text:p>0.055494</text:p>
          </table:table-cell>
          <table:table-cell office:value-type="float" office:value="0.200012" calcext:value-type="float">
            <text:p>0.200012</text:p>
          </table:table-cell>
          <table:table-cell office:value-type="float" office:value="0.257695" calcext:value-type="float">
            <text:p>0.257695</text:p>
          </table:table-cell>
          <table:table-cell office:value-type="float" office:value="0.257048" calcext:value-type="float">
            <text:p>0.257048</text:p>
          </table:table-cell>
          <table:table-cell office:value-type="float" office:value="0.23409" calcext:value-type="float">
            <text:p>0.23409</text:p>
          </table:table-cell>
          <table:table-cell office:value-type="float" office:value="0.224142" calcext:value-type="float">
            <text:p>0.224142</text:p>
          </table:table-cell>
          <table:table-cell office:value-type="float" office:value="0.214395" calcext:value-type="float">
            <text:p>0.214395</text:p>
          </table:table-cell>
          <table:table-cell table:number-columns-repeated="17"/>
        </table:table-row>
        <table:table-row table:style-name="ro1">
          <table:table-cell office:value-type="float" office:value="0.054264" calcext:value-type="float">
            <text:p>0.054264</text:p>
          </table:table-cell>
          <table:table-cell office:value-type="float" office:value="0.201336" calcext:value-type="float">
            <text:p>0.201336</text:p>
          </table:table-cell>
          <table:table-cell office:value-type="float" office:value="0.260227" calcext:value-type="float">
            <text:p>0.260227</text:p>
          </table:table-cell>
          <table:table-cell office:value-type="float" office:value="0.262955" calcext:value-type="float">
            <text:p>0.262955</text:p>
          </table:table-cell>
          <table:table-cell office:value-type="float" office:value="0.23166" calcext:value-type="float">
            <text:p>0.23166</text:p>
          </table:table-cell>
          <table:table-cell office:value-type="float" office:value="0.187065" calcext:value-type="float">
            <text:p>0.187065</text:p>
          </table:table-cell>
          <table:table-cell office:value-type="float" office:value="0.210943" calcext:value-type="float">
            <text:p>0.210943</text:p>
          </table:table-cell>
          <table:table-cell table:number-columns-repeated="17"/>
        </table:table-row>
        <table:table-row table:style-name="ro1">
          <table:table-cell office:value-type="float" office:value="0.059703" calcext:value-type="float">
            <text:p>0.059703</text:p>
          </table:table-cell>
          <table:table-cell office:value-type="float" office:value="0.22227" calcext:value-type="float">
            <text:p>0.22227</text:p>
          </table:table-cell>
          <table:table-cell office:value-type="float" office:value="0.257019" calcext:value-type="float">
            <text:p>0.257019</text:p>
          </table:table-cell>
          <table:table-cell office:value-type="float" office:value="0.257739" calcext:value-type="float">
            <text:p>0.257739</text:p>
          </table:table-cell>
          <table:table-cell office:value-type="float" office:value="0.245704" calcext:value-type="float">
            <text:p>0.245704</text:p>
          </table:table-cell>
          <table:table-cell office:value-type="float" office:value="0.176014" calcext:value-type="float">
            <text:p>0.176014</text:p>
          </table:table-cell>
          <table:table-cell office:value-type="float" office:value="0.167887" calcext:value-type="float">
            <text:p>0.167887</text:p>
          </table:table-cell>
          <table:table-cell table:number-columns-repeated="17"/>
        </table:table-row>
        <table:table-row table:style-name="ro1">
          <table:table-cell office:value-type="float" office:value="0.092576" calcext:value-type="float">
            <text:p>0.092576</text:p>
          </table:table-cell>
          <table:table-cell office:value-type="float" office:value="0.239375" calcext:value-type="float">
            <text:p>0.239375</text:p>
          </table:table-cell>
          <table:table-cell office:value-type="float" office:value="0.213057" calcext:value-type="float">
            <text:p>0.213057</text:p>
          </table:table-cell>
          <table:table-cell office:value-type="float" office:value="0.246185" calcext:value-type="float">
            <text:p>0.246185</text:p>
          </table:table-cell>
          <table:table-cell office:value-type="float" office:value="0.244641" calcext:value-type="float">
            <text:p>0.244641</text:p>
          </table:table-cell>
          <table:table-cell office:value-type="float" office:value="0.180387" calcext:value-type="float">
            <text:p>0.180387</text:p>
          </table:table-cell>
          <table:table-cell office:value-type="float" office:value="0.164726" calcext:value-type="float">
            <text:p>0.164726</text:p>
          </table:table-cell>
          <table:table-cell table:number-columns-repeated="17"/>
        </table:table-row>
        <table:table-row table:style-name="ro1">
          <table:table-cell office:value-type="float" office:value="0.084059" calcext:value-type="float">
            <text:p>0.084059</text:p>
          </table:table-cell>
          <table:table-cell office:value-type="float" office:value="0.159962" calcext:value-type="float">
            <text:p>0.159962</text:p>
          </table:table-cell>
          <table:table-cell office:value-type="float" office:value="0.192693" calcext:value-type="float">
            <text:p>0.192693</text:p>
          </table:table-cell>
          <table:table-cell office:value-type="float" office:value="0.198877" calcext:value-type="float">
            <text:p>0.198877</text:p>
          </table:table-cell>
          <table:table-cell office:value-type="float" office:value="0.244102" calcext:value-type="float">
            <text:p>0.244102</text:p>
          </table:table-cell>
          <table:table-cell office:value-type="float" office:value="0.167051" calcext:value-type="float">
            <text:p>0.167051</text:p>
          </table:table-cell>
          <table:table-cell office:value-type="float" office:value="0.184687" calcext:value-type="float">
            <text:p>0.184687</text:p>
          </table:table-cell>
          <table:table-cell table:number-columns-repeated="17"/>
        </table:table-row>
        <table:table-row table:style-name="ro1">
          <table:table-cell office:value-type="float" office:value="0.09254" calcext:value-type="float">
            <text:p>0.09254</text:p>
          </table:table-cell>
          <table:table-cell office:value-type="float" office:value="0.246175" calcext:value-type="float">
            <text:p>0.246175</text:p>
          </table:table-cell>
          <table:table-cell office:value-type="float" office:value="0.157291" calcext:value-type="float">
            <text:p>0.157291</text:p>
          </table:table-cell>
          <table:table-cell office:value-type="float" office:value="0.242775" calcext:value-type="float">
            <text:p>0.242775</text:p>
          </table:table-cell>
          <table:table-cell office:value-type="float" office:value="0.2354" calcext:value-type="float">
            <text:p>0.2354</text:p>
          </table:table-cell>
          <table:table-cell office:value-type="float" office:value="0.229437" calcext:value-type="float">
            <text:p>0.229437</text:p>
          </table:table-cell>
          <table:table-cell office:value-type="float" office:value="0.218936" calcext:value-type="float">
            <text:p>0.218936</text:p>
          </table:table-cell>
          <table:table-cell table:number-columns-repeated="17"/>
        </table:table-row>
        <table:table-row table:style-name="ro1">
          <table:table-cell office:value-type="float" office:value="0.057856" calcext:value-type="float">
            <text:p>0.057856</text:p>
          </table:table-cell>
          <table:table-cell office:value-type="float" office:value="0.225527" calcext:value-type="float">
            <text:p>0.225527</text:p>
          </table:table-cell>
          <table:table-cell office:value-type="float" office:value="0.291027" calcext:value-type="float">
            <text:p>0.291027</text:p>
          </table:table-cell>
          <table:table-cell office:value-type="float" office:value="0.2601" calcext:value-type="float">
            <text:p>0.2601</text:p>
          </table:table-cell>
          <table:table-cell office:value-type="float" office:value="0.247084" calcext:value-type="float">
            <text:p>0.247084</text:p>
          </table:table-cell>
          <table:table-cell office:value-type="float" office:value="0.169344" calcext:value-type="float">
            <text:p>0.169344</text:p>
          </table:table-cell>
          <table:table-cell office:value-type="float" office:value="0.214848" calcext:value-type="float">
            <text:p>0.214848</text:p>
          </table:table-cell>
          <table:table-cell table:number-columns-repeated="17"/>
        </table:table-row>
        <table:table-row table:style-name="ro1">
          <table:table-cell office:value-type="float" office:value="0.093355" calcext:value-type="float">
            <text:p>0.093355</text:p>
          </table:table-cell>
          <table:table-cell office:value-type="float" office:value="0.20518" calcext:value-type="float">
            <text:p>0.20518</text:p>
          </table:table-cell>
          <table:table-cell office:value-type="float" office:value="0.296035" calcext:value-type="float">
            <text:p>0.296035</text:p>
          </table:table-cell>
          <table:table-cell office:value-type="float" office:value="0.258106" calcext:value-type="float">
            <text:p>0.258106</text:p>
          </table:table-cell>
          <table:table-cell office:value-type="float" office:value="0.233671" calcext:value-type="float">
            <text:p>0.233671</text:p>
          </table:table-cell>
          <table:table-cell office:value-type="float" office:value="0.174926" calcext:value-type="float">
            <text:p>0.174926</text:p>
          </table:table-cell>
          <table:table-cell office:value-type="float" office:value="0.212928" calcext:value-type="float">
            <text:p>0.212928</text:p>
          </table:table-cell>
          <table:table-cell table:number-columns-repeated="17"/>
        </table:table-row>
        <table:table-row table:style-name="ro1">
          <table:table-cell office:value-type="float" office:value="0.09268" calcext:value-type="float">
            <text:p>0.09268</text:p>
          </table:table-cell>
          <table:table-cell office:value-type="float" office:value="0.252513" calcext:value-type="float">
            <text:p>0.252513</text:p>
          </table:table-cell>
          <table:table-cell office:value-type="float" office:value="0.223529" calcext:value-type="float">
            <text:p>0.223529</text:p>
          </table:table-cell>
          <table:table-cell office:value-type="float" office:value="0.251639" calcext:value-type="float">
            <text:p>0.251639</text:p>
          </table:table-cell>
          <table:table-cell office:value-type="float" office:value="0.24425" calcext:value-type="float">
            <text:p>0.24425</text:p>
          </table:table-cell>
          <table:table-cell office:value-type="float" office:value="0.160271" calcext:value-type="float">
            <text:p>0.160271</text:p>
          </table:table-cell>
          <table:table-cell office:value-type="float" office:value="0.184094" calcext:value-type="float">
            <text:p>0.184094</text:p>
          </table:table-cell>
          <table:table-cell table:number-columns-repeated="17"/>
        </table:table-row>
        <table:table-row table:style-name="ro1">
          <table:table-cell office:value-type="float" office:value="0.05884" calcext:value-type="float">
            <text:p>0.05884</text:p>
          </table:table-cell>
          <table:table-cell office:value-type="float" office:value="0.293494" calcext:value-type="float">
            <text:p>0.293494</text:p>
          </table:table-cell>
          <table:table-cell office:value-type="float" office:value="0.218781" calcext:value-type="float">
            <text:p>0.218781</text:p>
          </table:table-cell>
          <table:table-cell office:value-type="float" office:value="0.254695" calcext:value-type="float">
            <text:p>0.254695</text:p>
          </table:table-cell>
          <table:table-cell office:value-type="float" office:value="0.235806" calcext:value-type="float">
            <text:p>0.235806</text:p>
          </table:table-cell>
          <table:table-cell office:value-type="float" office:value="0.186416" calcext:value-type="float">
            <text:p>0.186416</text:p>
          </table:table-cell>
          <table:table-cell office:value-type="float" office:value="0.214751" calcext:value-type="float">
            <text:p>0.214751</text:p>
          </table:table-cell>
          <table:table-cell table:number-columns-repeated="17"/>
        </table:table-row>
        <table:table-row table:style-name="ro1">
          <table:table-cell office:value-type="float" office:value="0.063442" calcext:value-type="float">
            <text:p>0.063442</text:p>
          </table:table-cell>
          <table:table-cell office:value-type="float" office:value="0.272977" calcext:value-type="float">
            <text:p>0.272977</text:p>
          </table:table-cell>
          <table:table-cell office:value-type="float" office:value="0.223475" calcext:value-type="float">
            <text:p>0.223475</text:p>
          </table:table-cell>
          <table:table-cell office:value-type="float" office:value="0.245019" calcext:value-type="float">
            <text:p>0.245019</text:p>
          </table:table-cell>
          <table:table-cell office:value-type="float" office:value="0.198461" calcext:value-type="float">
            <text:p>0.198461</text:p>
          </table:table-cell>
          <table:table-cell office:value-type="float" office:value="0.170925" calcext:value-type="float">
            <text:p>0.170925</text:p>
          </table:table-cell>
          <table:table-cell office:value-type="float" office:value="0.180899" calcext:value-type="float">
            <text:p>0.180899</text:p>
          </table:table-cell>
          <table:table-cell table:number-columns-repeated="17"/>
        </table:table-row>
        <table:table-row table:style-name="ro1">
          <table:table-cell office:value-type="float" office:value="0.086975" calcext:value-type="float">
            <text:p>0.086975</text:p>
          </table:table-cell>
          <table:table-cell office:value-type="float" office:value="0.258423" calcext:value-type="float">
            <text:p>0.258423</text:p>
          </table:table-cell>
          <table:table-cell office:value-type="float" office:value="0.256324" calcext:value-type="float">
            <text:p>0.256324</text:p>
          </table:table-cell>
          <table:table-cell office:value-type="float" office:value="0.20482" calcext:value-type="float">
            <text:p>0.20482</text:p>
          </table:table-cell>
          <table:table-cell office:value-type="float" office:value="0.230234" calcext:value-type="float">
            <text:p>0.230234</text:p>
          </table:table-cell>
          <table:table-cell office:value-type="float" office:value="0.183443" calcext:value-type="float">
            <text:p>0.183443</text:p>
          </table:table-cell>
          <table:table-cell office:value-type="float" office:value="0.195274" calcext:value-type="float">
            <text:p>0.195274</text:p>
          </table:table-cell>
          <table:table-cell table:number-columns-repeated="17"/>
        </table:table-row>
        <table:table-row table:style-name="ro1">
          <table:table-cell office:value-type="float" office:value="0.088858" calcext:value-type="float">
            <text:p>0.088858</text:p>
          </table:table-cell>
          <table:table-cell office:value-type="float" office:value="0.240101" calcext:value-type="float">
            <text:p>0.240101</text:p>
          </table:table-cell>
          <table:table-cell office:value-type="float" office:value="0.252567" calcext:value-type="float">
            <text:p>0.252567</text:p>
          </table:table-cell>
          <table:table-cell office:value-type="float" office:value="0.25841" calcext:value-type="float">
            <text:p>0.25841</text:p>
          </table:table-cell>
          <table:table-cell office:value-type="float" office:value="0.247128" calcext:value-type="float">
            <text:p>0.247128</text:p>
          </table:table-cell>
          <table:table-cell office:value-type="float" office:value="0.235837" calcext:value-type="float">
            <text:p>0.235837</text:p>
          </table:table-cell>
          <table:table-cell office:value-type="float" office:value="0.178647" calcext:value-type="float">
            <text:p>0.178647</text:p>
          </table:table-cell>
          <table:table-cell table:number-columns-repeated="17"/>
        </table:table-row>
        <table:table-row table:style-name="ro1">
          <table:table-cell office:value-type="float" office:value="0.069428" calcext:value-type="float">
            <text:p>0.069428</text:p>
          </table:table-cell>
          <table:table-cell office:value-type="float" office:value="0.202686" calcext:value-type="float">
            <text:p>0.202686</text:p>
          </table:table-cell>
          <table:table-cell office:value-type="float" office:value="0.248604" calcext:value-type="float">
            <text:p>0.248604</text:p>
          </table:table-cell>
          <table:table-cell office:value-type="float" office:value="0.15592" calcext:value-type="float">
            <text:p>0.15592</text:p>
          </table:table-cell>
          <table:table-cell office:value-type="float" office:value="0.240118" calcext:value-type="float">
            <text:p>0.240118</text:p>
          </table:table-cell>
          <table:table-cell office:value-type="float" office:value="0.225548" calcext:value-type="float">
            <text:p>0.225548</text:p>
          </table:table-cell>
          <table:table-cell office:value-type="float" office:value="0.195014" calcext:value-type="float">
            <text:p>0.195014</text:p>
          </table:table-cell>
          <table:table-cell table:number-columns-repeated="17"/>
        </table:table-row>
        <table:table-row table:style-name="ro1">
          <table:table-cell office:value-type="float" office:value="0.078571" calcext:value-type="float">
            <text:p>0.078571</text:p>
          </table:table-cell>
          <table:table-cell office:value-type="float" office:value="0.250279" calcext:value-type="float">
            <text:p>0.250279</text:p>
          </table:table-cell>
          <table:table-cell office:value-type="float" office:value="0.136863" calcext:value-type="float">
            <text:p>0.136863</text:p>
          </table:table-cell>
          <table:table-cell office:value-type="float" office:value="0.197138" calcext:value-type="float">
            <text:p>0.197138</text:p>
          </table:table-cell>
          <table:table-cell office:value-type="float" office:value="0.232561" calcext:value-type="float">
            <text:p>0.232561</text:p>
          </table:table-cell>
          <table:table-cell office:value-type="float" office:value="0.224954" calcext:value-type="float">
            <text:p>0.224954</text:p>
          </table:table-cell>
          <table:table-cell office:value-type="float" office:value="0.185025" calcext:value-type="float">
            <text:p>0.185025</text:p>
          </table:table-cell>
          <table:table-cell table:number-columns-repeated="17"/>
        </table:table-row>
        <table:table-row table:style-name="ro1">
          <table:table-cell office:value-type="float" office:value="0.071209" calcext:value-type="float">
            <text:p>0.071209</text:p>
          </table:table-cell>
          <table:table-cell office:value-type="float" office:value="0.224356" calcext:value-type="float">
            <text:p>0.224356</text:p>
          </table:table-cell>
          <table:table-cell office:value-type="float" office:value="0.238702" calcext:value-type="float">
            <text:p>0.238702</text:p>
          </table:table-cell>
          <table:table-cell office:value-type="float" office:value="0.210534" calcext:value-type="float">
            <text:p>0.210534</text:p>
          </table:table-cell>
          <table:table-cell office:value-type="float" office:value="0.248166" calcext:value-type="float">
            <text:p>0.248166</text:p>
          </table:table-cell>
          <table:table-cell office:value-type="float" office:value="0.186415" calcext:value-type="float">
            <text:p>0.186415</text:p>
          </table:table-cell>
          <table:table-cell office:value-type="float" office:value="0.191142" calcext:value-type="float">
            <text:p>0.191142</text:p>
          </table:table-cell>
          <table:table-cell table:number-columns-repeated="17"/>
        </table:table-row>
        <table:table-row table:style-name="ro1">
          <table:table-cell office:value-type="float" office:value="0.067447" calcext:value-type="float">
            <text:p>0.067447</text:p>
          </table:table-cell>
          <table:table-cell office:value-type="float" office:value="0.228889" calcext:value-type="float">
            <text:p>0.228889</text:p>
          </table:table-cell>
          <table:table-cell office:value-type="float" office:value="0.211975" calcext:value-type="float">
            <text:p>0.211975</text:p>
          </table:table-cell>
          <table:table-cell office:value-type="float" office:value="0.19663" calcext:value-type="float">
            <text:p>0.19663</text:p>
          </table:table-cell>
          <table:table-cell office:value-type="float" office:value="0.203498" calcext:value-type="float">
            <text:p>0.203498</text:p>
          </table:table-cell>
          <table:table-cell office:value-type="float" office:value="0.194641" calcext:value-type="float">
            <text:p>0.194641</text:p>
          </table:table-cell>
          <table:table-cell office:value-type="float" office:value="0.189291" calcext:value-type="float">
            <text:p>0.189291</text:p>
          </table:table-cell>
          <table:table-cell table:number-columns-repeated="17"/>
        </table:table-row>
        <table:table-row table:style-name="ro1">
          <table:table-cell office:value-type="float" office:value="0.069641" calcext:value-type="float">
            <text:p>0.069641</text:p>
          </table:table-cell>
          <table:table-cell office:value-type="float" office:value="0.271578" calcext:value-type="float">
            <text:p>0.271578</text:p>
          </table:table-cell>
          <table:table-cell office:value-type="float" office:value="0.228737" calcext:value-type="float">
            <text:p>0.228737</text:p>
          </table:table-cell>
          <table:table-cell office:value-type="float" office:value="0.190663" calcext:value-type="float">
            <text:p>0.190663</text:p>
          </table:table-cell>
          <table:table-cell office:value-type="float" office:value="0.24282" calcext:value-type="float">
            <text:p>0.24282</text:p>
          </table:table-cell>
          <table:table-cell office:value-type="float" office:value="0.195403" calcext:value-type="float">
            <text:p>0.195403</text:p>
          </table:table-cell>
          <table:table-cell office:value-type="float" office:value="0.18423" calcext:value-type="float">
            <text:p>0.18423</text:p>
          </table:table-cell>
          <table:table-cell table:number-columns-repeated="17"/>
        </table:table-row>
        <table:table-row table:style-name="ro1">
          <table:table-cell office:value-type="float" office:value="0.091617" calcext:value-type="float">
            <text:p>0.091617</text:p>
          </table:table-cell>
          <table:table-cell office:value-type="float" office:value="0.29963" calcext:value-type="float">
            <text:p>0.29963</text:p>
          </table:table-cell>
          <table:table-cell office:value-type="float" office:value="0.201278" calcext:value-type="float">
            <text:p>0.201278</text:p>
          </table:table-cell>
          <table:table-cell office:value-type="float" office:value="0.239685" calcext:value-type="float">
            <text:p>0.239685</text:p>
          </table:table-cell>
          <table:table-cell office:value-type="float" office:value="0.177326" calcext:value-type="float">
            <text:p>0.177326</text:p>
          </table:table-cell>
          <table:table-cell office:value-type="float" office:value="0.19893" calcext:value-type="float">
            <text:p>0.19893</text:p>
          </table:table-cell>
          <table:table-cell office:value-type="float" office:value="0.176865" calcext:value-type="float">
            <text:p>0.176865</text:p>
          </table:table-cell>
          <table:table-cell table:number-columns-repeated="17"/>
        </table:table-row>
        <table:table-row table:style-name="ro1">
          <table:table-cell office:value-type="float" office:value="0.071066" calcext:value-type="float">
            <text:p>0.071066</text:p>
          </table:table-cell>
          <table:table-cell office:value-type="float" office:value="0.233731" calcext:value-type="float">
            <text:p>0.233731</text:p>
          </table:table-cell>
          <table:table-cell office:value-type="float" office:value="0.181899" calcext:value-type="float">
            <text:p>0.181899</text:p>
          </table:table-cell>
          <table:table-cell office:value-type="float" office:value="0.252584" calcext:value-type="float">
            <text:p>0.252584</text:p>
          </table:table-cell>
          <table:table-cell office:value-type="float" office:value="0.233727" calcext:value-type="float">
            <text:p>0.233727</text:p>
          </table:table-cell>
          <table:table-cell office:value-type="float" office:value="0.215803" calcext:value-type="float">
            <text:p>0.215803</text:p>
          </table:table-cell>
          <table:table-cell office:value-type="float" office:value="0.195661" calcext:value-type="float">
            <text:p>0.195661</text:p>
          </table:table-cell>
          <table:table-cell table:number-columns-repeated="17"/>
        </table:table-row>
        <table:table-row table:style-name="ro1">
          <table:table-cell office:value-type="float" office:value="0.082183" calcext:value-type="float">
            <text:p>0.082183</text:p>
          </table:table-cell>
          <table:table-cell office:value-type="float" office:value="0.20795" calcext:value-type="float">
            <text:p>0.20795</text:p>
          </table:table-cell>
          <table:table-cell office:value-type="float" office:value="0.185093" calcext:value-type="float">
            <text:p>0.185093</text:p>
          </table:table-cell>
          <table:table-cell office:value-type="float" office:value="0.199867" calcext:value-type="float">
            <text:p>0.199867</text:p>
          </table:table-cell>
          <table:table-cell office:value-type="float" office:value="0.234586" calcext:value-type="float">
            <text:p>0.234586</text:p>
          </table:table-cell>
          <table:table-cell office:value-type="float" office:value="0.237171" calcext:value-type="float">
            <text:p>0.237171</text:p>
          </table:table-cell>
          <table:table-cell office:value-type="float" office:value="0.218022" calcext:value-type="float">
            <text:p>0.218022</text:p>
          </table:table-cell>
          <table:table-cell table:number-columns-repeated="17"/>
        </table:table-row>
        <table:table-row table:style-name="ro1">
          <table:table-cell office:value-type="float" office:value="0.059281" calcext:value-type="float">
            <text:p>0.059281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276607" calcext:value-type="float">
            <text:p>0.276607</text:p>
          </table:table-cell>
          <table:table-cell office:value-type="float" office:value="0.22771" calcext:value-type="float">
            <text:p>0.22771</text:p>
          </table:table-cell>
          <table:table-cell office:value-type="float" office:value="0.239371" calcext:value-type="float">
            <text:p>0.239371</text:p>
          </table:table-cell>
          <table:table-cell office:value-type="float" office:value="0.174616" calcext:value-type="float">
            <text:p>0.174616</text:p>
          </table:table-cell>
          <table:table-cell office:value-type="float" office:value="0.143536" calcext:value-type="float">
            <text:p>0.143536</text:p>
          </table:table-cell>
          <table:table-cell table:number-columns-repeated="17"/>
        </table:table-row>
        <table:table-row table:style-name="ro1">
          <table:table-cell office:value-type="float" office:value="0.091806" calcext:value-type="float">
            <text:p>0.091806</text:p>
          </table:table-cell>
          <table:table-cell office:value-type="float" office:value="0.184922" calcext:value-type="float">
            <text:p>0.184922</text:p>
          </table:table-cell>
          <table:table-cell office:value-type="float" office:value="0.228668" calcext:value-type="float">
            <text:p>0.228668</text:p>
          </table:table-cell>
          <table:table-cell office:value-type="float" office:value="0.141589" calcext:value-type="float">
            <text:p>0.141589</text:p>
          </table:table-cell>
          <table:table-cell office:value-type="float" office:value="0.24477" calcext:value-type="float">
            <text:p>0.24477</text:p>
          </table:table-cell>
          <table:table-cell office:value-type="float" office:value="0.210414" calcext:value-type="float">
            <text:p>0.210414</text:p>
          </table:table-cell>
          <table:table-cell office:value-type="float" office:value="0.231474" calcext:value-type="float">
            <text:p>0.231474</text:p>
          </table:table-cell>
          <table:table-cell table:number-columns-repeated="17"/>
        </table:table-row>
        <table:table-row table:style-name="ro1">
          <table:table-cell office:value-type="float" office:value="0.056374" calcext:value-type="float">
            <text:p>0.056374</text:p>
          </table:table-cell>
          <table:table-cell office:value-type="float" office:value="0.227148" calcext:value-type="float">
            <text:p>0.227148</text:p>
          </table:table-cell>
          <table:table-cell office:value-type="float" office:value="0.242948" calcext:value-type="float">
            <text:p>0.242948</text:p>
          </table:table-cell>
          <table:table-cell office:value-type="float" office:value="0.221094" calcext:value-type="float">
            <text:p>0.221094</text:p>
          </table:table-cell>
          <table:table-cell office:value-type="float" office:value="0.240392" calcext:value-type="float">
            <text:p>0.240392</text:p>
          </table:table-cell>
          <table:table-cell office:value-type="float" office:value="0.187097" calcext:value-type="float">
            <text:p>0.187097</text:p>
          </table:table-cell>
          <table:table-cell office:value-type="float" office:value="0.201236" calcext:value-type="float">
            <text:p>0.201236</text:p>
          </table:table-cell>
          <table:table-cell table:number-columns-repeated="17"/>
        </table:table-row>
        <table:table-row table:style-name="ro1">
          <table:table-cell office:value-type="float" office:value="0.088501" calcext:value-type="float">
            <text:p>0.088501</text:p>
          </table:table-cell>
          <table:table-cell office:value-type="float" office:value="0.279928" calcext:value-type="float">
            <text:p>0.279928</text:p>
          </table:table-cell>
          <table:table-cell office:value-type="float" office:value="0.211904" calcext:value-type="float">
            <text:p>0.211904</text:p>
          </table:table-cell>
          <table:table-cell office:value-type="float" office:value="0.236918" calcext:value-type="float">
            <text:p>0.236918</text:p>
          </table:table-cell>
          <table:table-cell office:value-type="float" office:value="0.190701" calcext:value-type="float">
            <text:p>0.190701</text:p>
          </table:table-cell>
          <table:table-cell office:value-type="float" office:value="0.186253" calcext:value-type="float">
            <text:p>0.186253</text:p>
          </table:table-cell>
          <table:table-cell office:value-type="float" office:value="0.19077" calcext:value-type="float">
            <text:p>0.19077</text:p>
          </table:table-cell>
          <table:table-cell table:number-columns-repeated="17"/>
        </table:table-row>
        <table:table-row table:style-name="ro1">
          <table:table-cell office:value-type="float" office:value="0.092126" calcext:value-type="float">
            <text:p>0.092126</text:p>
          </table:table-cell>
          <table:table-cell office:value-type="float" office:value="0.245497" calcext:value-type="float">
            <text:p>0.245497</text:p>
          </table:table-cell>
          <table:table-cell office:value-type="float" office:value="0.240974" calcext:value-type="float">
            <text:p>0.240974</text:p>
          </table:table-cell>
          <table:table-cell office:value-type="float" office:value="0.226477" calcext:value-type="float">
            <text:p>0.226477</text:p>
          </table:table-cell>
          <table:table-cell office:value-type="float" office:value="0.164863" calcext:value-type="float">
            <text:p>0.164863</text:p>
          </table:table-cell>
          <table:table-cell office:value-type="float" office:value="0.182799" calcext:value-type="float">
            <text:p>0.182799</text:p>
          </table:table-cell>
          <table:table-cell office:value-type="float" office:value="0.185618" calcext:value-type="float">
            <text:p>0.185618</text:p>
          </table:table-cell>
          <table:table-cell table:number-columns-repeated="17"/>
        </table:table-row>
        <table:table-row table:style-name="ro1">
          <table:table-cell office:value-type="float" office:value="0.092462" calcext:value-type="float">
            <text:p>0.092462</text:p>
          </table:table-cell>
          <table:table-cell office:value-type="float" office:value="0.230474" calcext:value-type="float">
            <text:p>0.230474</text:p>
          </table:table-cell>
          <table:table-cell office:value-type="float" office:value="0.182661" calcext:value-type="float">
            <text:p>0.182661</text:p>
          </table:table-cell>
          <table:table-cell office:value-type="float" office:value="0.211644" calcext:value-type="float">
            <text:p>0.211644</text:p>
          </table:table-cell>
          <table:table-cell office:value-type="float" office:value="0.18475" calcext:value-type="float">
            <text:p>0.18475</text:p>
          </table:table-cell>
          <table:table-cell office:value-type="float" office:value="0.205505" calcext:value-type="float">
            <text:p>0.205505</text:p>
          </table:table-cell>
          <table:table-cell office:value-type="float" office:value="0.211606" calcext:value-type="float">
            <text:p>0.211606</text:p>
          </table:table-cell>
          <table:table-cell table:number-columns-repeated="17"/>
        </table:table-row>
        <table:table-row table:style-name="ro1">
          <table:table-cell office:value-type="float" office:value="0.087067" calcext:value-type="float">
            <text:p>0.087067</text:p>
          </table:table-cell>
          <table:table-cell office:value-type="float" office:value="0.252189" calcext:value-type="float">
            <text:p>0.252189</text:p>
          </table:table-cell>
          <table:table-cell office:value-type="float" office:value="0.238704" calcext:value-type="float">
            <text:p>0.238704</text:p>
          </table:table-cell>
          <table:table-cell office:value-type="float" office:value="0.19269" calcext:value-type="float">
            <text:p>0.19269</text:p>
          </table:table-cell>
          <table:table-cell office:value-type="float" office:value="0.179325" calcext:value-type="float">
            <text:p>0.179325</text:p>
          </table:table-cell>
          <table:table-cell office:value-type="float" office:value="0.185655" calcext:value-type="float">
            <text:p>0.185655</text:p>
          </table:table-cell>
          <table:table-cell office:value-type="float" office:value="0.217988" calcext:value-type="float">
            <text:p>0.217988</text:p>
          </table:table-cell>
          <table:table-cell table:number-columns-repeated="17"/>
        </table:table-row>
        <table:table-row table:style-name="ro1">
          <table:table-cell office:value-type="float" office:value="0.06125" calcext:value-type="float">
            <text:p>0.06125</text:p>
          </table:table-cell>
          <table:table-cell office:value-type="float" office:value="0.308586" calcext:value-type="float">
            <text:p>0.308586</text:p>
          </table:table-cell>
          <table:table-cell office:value-type="float" office:value="0.230606" calcext:value-type="float">
            <text:p>0.230606</text:p>
          </table:table-cell>
          <table:table-cell office:value-type="float" office:value="0.214991" calcext:value-type="float">
            <text:p>0.214991</text:p>
          </table:table-cell>
          <table:table-cell office:value-type="float" office:value="0.160763" calcext:value-type="float">
            <text:p>0.160763</text:p>
          </table:table-cell>
          <table:table-cell office:value-type="float" office:value="0.203261" calcext:value-type="float">
            <text:p>0.203261</text:p>
          </table:table-cell>
          <table:table-cell office:value-type="float" office:value="0.230752" calcext:value-type="float">
            <text:p>0.230752</text:p>
          </table:table-cell>
          <table:table-cell table:number-columns-repeated="17"/>
        </table:table-row>
        <table:table-row table:style-name="ro1">
          <table:table-cell office:value-type="float" office:value="0.06493" calcext:value-type="float">
            <text:p>0.06493</text:p>
          </table:table-cell>
          <table:table-cell office:value-type="float" office:value="0.244907" calcext:value-type="float">
            <text:p>0.244907</text:p>
          </table:table-cell>
          <table:table-cell office:value-type="float" office:value="0.185469" calcext:value-type="float">
            <text:p>0.185469</text:p>
          </table:table-cell>
          <table:table-cell office:value-type="float" office:value="0.241494" calcext:value-type="float">
            <text:p>0.241494</text:p>
          </table:table-cell>
          <table:table-cell office:value-type="float" office:value="0.207489" calcext:value-type="float">
            <text:p>0.207489</text:p>
          </table:table-cell>
          <table:table-cell office:value-type="float" office:value="0.223687" calcext:value-type="float">
            <text:p>0.223687</text:p>
          </table:table-cell>
          <table:table-cell office:value-type="float" office:value="0.215588" calcext:value-type="float">
            <text:p>0.215588</text:p>
          </table:table-cell>
          <table:table-cell table:number-columns-repeated="17"/>
        </table:table-row>
        <table:table-row table:style-name="ro1">
          <table:table-cell office:value-type="float" office:value="0.052033" calcext:value-type="float">
            <text:p>0.052033</text:p>
          </table:table-cell>
          <table:table-cell office:value-type="float" office:value="0.280846" calcext:value-type="float">
            <text:p>0.280846</text:p>
          </table:table-cell>
          <table:table-cell office:value-type="float" office:value="0.20484" calcext:value-type="float">
            <text:p>0.20484</text:p>
          </table:table-cell>
          <table:table-cell office:value-type="float" office:value="0.181861" calcext:value-type="float">
            <text:p>0.181861</text:p>
          </table:table-cell>
          <table:table-cell office:value-type="float" office:value="0.186779" calcext:value-type="float">
            <text:p>0.186779</text:p>
          </table:table-cell>
          <table:table-cell office:value-type="float" office:value="0.203265" calcext:value-type="float">
            <text:p>0.203265</text:p>
          </table:table-cell>
          <table:table-cell office:value-type="float" office:value="0.19039" calcext:value-type="float">
            <text:p>0.19039</text:p>
          </table:table-cell>
          <table:table-cell table:number-columns-repeated="17"/>
        </table:table-row>
        <table:table-row table:style-name="ro1">
          <table:table-cell office:value-type="float" office:value="0.05419" calcext:value-type="float">
            <text:p>0.05419</text:p>
          </table:table-cell>
          <table:table-cell office:value-type="float" office:value="0.236496" calcext:value-type="float">
            <text:p>0.236496</text:p>
          </table:table-cell>
          <table:table-cell office:value-type="float" office:value="0.233086" calcext:value-type="float">
            <text:p>0.233086</text:p>
          </table:table-cell>
          <table:table-cell office:value-type="float" office:value="0.231758" calcext:value-type="float">
            <text:p>0.231758</text:p>
          </table:table-cell>
          <table:table-cell office:value-type="float" office:value="0.228937" calcext:value-type="float">
            <text:p>0.228937</text:p>
          </table:table-cell>
          <table:table-cell office:value-type="float" office:value="0.180938" calcext:value-type="float">
            <text:p>0.180938</text:p>
          </table:table-cell>
          <table:table-cell office:value-type="float" office:value="0.190069" calcext:value-type="float">
            <text:p>0.190069</text:p>
          </table:table-cell>
          <table:table-cell table:number-columns-repeated="17"/>
        </table:table-row>
        <table:table-row table:style-name="ro1">
          <table:table-cell office:value-type="float" office:value="0.093884" calcext:value-type="float">
            <text:p>0.093884</text:p>
          </table:table-cell>
          <table:table-cell office:value-type="float" office:value="0.210065" calcext:value-type="float">
            <text:p>0.210065</text:p>
          </table:table-cell>
          <table:table-cell office:value-type="float" office:value="0.228228" calcext:value-type="float">
            <text:p>0.228228</text:p>
          </table:table-cell>
          <table:table-cell office:value-type="float" office:value="0.220315" calcext:value-type="float">
            <text:p>0.220315</text:p>
          </table:table-cell>
          <table:table-cell office:value-type="float" office:value="0.141769" calcext:value-type="float">
            <text:p>0.141769</text:p>
          </table:table-cell>
          <table:table-cell office:value-type="float" office:value="0.195762" calcext:value-type="float">
            <text:p>0.195762</text:p>
          </table:table-cell>
          <table:table-cell office:value-type="float" office:value="0.186447" calcext:value-type="float">
            <text:p>0.186447</text:p>
          </table:table-cell>
          <table:table-cell table:number-columns-repeated="17"/>
        </table:table-row>
        <table:table-row table:style-name="ro1">
          <table:table-cell office:value-type="float" office:value="0.093206" calcext:value-type="float">
            <text:p>0.093206</text:p>
          </table:table-cell>
          <table:table-cell office:value-type="float" office:value="0.183917" calcext:value-type="float">
            <text:p>0.183917</text:p>
          </table:table-cell>
          <table:table-cell office:value-type="float" office:value="0.208668" calcext:value-type="float">
            <text:p>0.208668</text:p>
          </table:table-cell>
          <table:table-cell office:value-type="float" office:value="0.265488" calcext:value-type="float">
            <text:p>0.265488</text:p>
          </table:table-cell>
          <table:table-cell office:value-type="float" office:value="0.231085" calcext:value-type="float">
            <text:p>0.231085</text:p>
          </table:table-cell>
          <table:table-cell office:value-type="float" office:value="0.186609" calcext:value-type="float">
            <text:p>0.186609</text:p>
          </table:table-cell>
          <table:table-cell office:value-type="float" office:value="0.198579" calcext:value-type="float">
            <text:p>0.198579</text:p>
          </table:table-cell>
          <table:table-cell table:number-columns-repeated="17"/>
        </table:table-row>
        <table:table-row table:style-name="ro1">
          <table:table-cell office:value-type="float" office:value="0.092843" calcext:value-type="float">
            <text:p>0.092843</text:p>
          </table:table-cell>
          <table:table-cell office:value-type="float" office:value="0.230406" calcext:value-type="float">
            <text:p>0.230406</text:p>
          </table:table-cell>
          <table:table-cell office:value-type="float" office:value="0.183318" calcext:value-type="float">
            <text:p>0.183318</text:p>
          </table:table-cell>
          <table:table-cell office:value-type="float" office:value="0.254428" calcext:value-type="float">
            <text:p>0.254428</text:p>
          </table:table-cell>
          <table:table-cell office:value-type="float" office:value="0.232406" calcext:value-type="float">
            <text:p>0.232406</text:p>
          </table:table-cell>
          <table:table-cell office:value-type="float" office:value="0.20495" calcext:value-type="float">
            <text:p>0.20495</text:p>
          </table:table-cell>
          <table:table-cell office:value-type="float" office:value="0.179177" calcext:value-type="float">
            <text:p>0.179177</text:p>
          </table:table-cell>
          <table:table-cell table:number-columns-repeated="17"/>
        </table:table-row>
        <table:table-row table:style-name="ro1">
          <table:table-cell office:value-type="float" office:value="0.093719" calcext:value-type="float">
            <text:p>0.093719</text:p>
          </table:table-cell>
          <table:table-cell office:value-type="float" office:value="0.187705" calcext:value-type="float">
            <text:p>0.187705</text:p>
          </table:table-cell>
          <table:table-cell office:value-type="float" office:value="0.215335" calcext:value-type="float">
            <text:p>0.215335</text:p>
          </table:table-cell>
          <table:table-cell office:value-type="float" office:value="0.258395" calcext:value-type="float">
            <text:p>0.258395</text:p>
          </table:table-cell>
          <table:table-cell office:value-type="float" office:value="0.231759" calcext:value-type="float">
            <text:p>0.231759</text:p>
          </table:table-cell>
          <table:table-cell office:value-type="float" office:value="0.179769" calcext:value-type="float">
            <text:p>0.179769</text:p>
          </table:table-cell>
          <table:table-cell office:value-type="float" office:value="0.182809" calcext:value-type="float">
            <text:p>0.182809</text:p>
          </table:table-cell>
          <table:table-cell table:number-columns-repeated="17"/>
        </table:table-row>
        <table:table-row table:style-name="ro1">
          <table:table-cell office:value-type="float" office:value="0.048467" calcext:value-type="float">
            <text:p>0.048467</text:p>
          </table:table-cell>
          <table:table-cell office:value-type="float" office:value="0.207436" calcext:value-type="float">
            <text:p>0.207436</text:p>
          </table:table-cell>
          <table:table-cell office:value-type="float" office:value="0.275978" calcext:value-type="float">
            <text:p>0.275978</text:p>
          </table:table-cell>
          <table:table-cell office:value-type="float" office:value="0.255906" calcext:value-type="float">
            <text:p>0.255906</text:p>
          </table:table-cell>
          <table:table-cell office:value-type="float" office:value="0.234242" calcext:value-type="float">
            <text:p>0.234242</text:p>
          </table:table-cell>
          <table:table-cell office:value-type="float" office:value="0.211936" calcext:value-type="float">
            <text:p>0.211936</text:p>
          </table:table-cell>
          <table:table-cell office:value-type="float" office:value="0.188358" calcext:value-type="float">
            <text:p>0.188358</text:p>
          </table:table-cell>
          <table:table-cell table:number-columns-repeated="17"/>
        </table:table-row>
        <table:table-row table:style-name="ro1">
          <table:table-cell office:value-type="float" office:value="0.082332" calcext:value-type="float">
            <text:p>0.082332</text:p>
          </table:table-cell>
          <table:table-cell office:value-type="float" office:value="0.262198" calcext:value-type="float">
            <text:p>0.262198</text:p>
          </table:table-cell>
          <table:table-cell office:value-type="float" office:value="0.257732" calcext:value-type="float">
            <text:p>0.257732</text:p>
          </table:table-cell>
          <table:table-cell office:value-type="float" office:value="0.254086" calcext:value-type="float">
            <text:p>0.254086</text:p>
          </table:table-cell>
          <table:table-cell office:value-type="float" office:value="0.246529" calcext:value-type="float">
            <text:p>0.246529</text:p>
          </table:table-cell>
          <table:table-cell office:value-type="float" office:value="0.300006" calcext:value-type="float">
            <text:p>0.300006</text:p>
          </table:table-cell>
          <table:table-cell office:value-type="float" office:value="0.192325" calcext:value-type="float">
            <text:p>0.192325</text:p>
          </table:table-cell>
          <table:table-cell table:number-columns-repeated="17"/>
        </table:table-row>
        <table:table-row table:style-name="ro1">
          <table:table-cell office:value-type="float" office:value="0.066118" calcext:value-type="float">
            <text:p>0.066118</text:p>
          </table:table-cell>
          <table:table-cell office:value-type="float" office:value="0.206597" calcext:value-type="float">
            <text:p>0.206597</text:p>
          </table:table-cell>
          <table:table-cell office:value-type="float" office:value="0.237939" calcext:value-type="float">
            <text:p>0.237939</text:p>
          </table:table-cell>
          <table:table-cell office:value-type="float" office:value="0.258979" calcext:value-type="float">
            <text:p>0.258979</text:p>
          </table:table-cell>
          <table:table-cell office:value-type="float" office:value="0.225828" calcext:value-type="float">
            <text:p>0.225828</text:p>
          </table:table-cell>
          <table:table-cell office:value-type="float" office:value="0.202171" calcext:value-type="float">
            <text:p>0.202171</text:p>
          </table:table-cell>
          <table:table-cell office:value-type="float" office:value="0.174533" calcext:value-type="float">
            <text:p>0.174533</text:p>
          </table:table-cell>
          <table:table-cell table:number-columns-repeated="17"/>
        </table:table-row>
        <table:table-row table:style-name="ro1">
          <table:table-cell office:value-type="float" office:value="0.084139" calcext:value-type="float">
            <text:p>0.084139</text:p>
          </table:table-cell>
          <table:table-cell office:value-type="float" office:value="0.260171" calcext:value-type="float">
            <text:p>0.260171</text:p>
          </table:table-cell>
          <table:table-cell office:value-type="float" office:value="0.215769" calcext:value-type="float">
            <text:p>0.215769</text:p>
          </table:table-cell>
          <table:table-cell office:value-type="float" office:value="0.256915" calcext:value-type="float">
            <text:p>0.256915</text:p>
          </table:table-cell>
          <table:table-cell office:value-type="float" office:value="0.234237" calcext:value-type="float">
            <text:p>0.234237</text:p>
          </table:table-cell>
          <table:table-cell office:value-type="float" office:value="0.169255" calcext:value-type="float">
            <text:p>0.169255</text:p>
          </table:table-cell>
          <table:table-cell office:value-type="float" office:value="0.179019" calcext:value-type="float">
            <text:p>0.179019</text:p>
          </table:table-cell>
          <table:table-cell table:number-columns-repeated="17"/>
        </table:table-row>
        <table:table-row table:style-name="ro1">
          <table:table-cell office:value-type="float" office:value="0.078503" calcext:value-type="float">
            <text:p>0.078503</text:p>
          </table:table-cell>
          <table:table-cell office:value-type="float" office:value="0.195813" calcext:value-type="float">
            <text:p>0.195813</text:p>
          </table:table-cell>
          <table:table-cell office:value-type="float" office:value="0.217009" calcext:value-type="float">
            <text:p>0.217009</text:p>
          </table:table-cell>
          <table:table-cell office:value-type="float" office:value="0.259002" calcext:value-type="float">
            <text:p>0.259002</text:p>
          </table:table-cell>
          <table:table-cell office:value-type="float" office:value="0.228131" calcext:value-type="float">
            <text:p>0.228131</text:p>
          </table:table-cell>
          <table:table-cell office:value-type="float" office:value="0.207082" calcext:value-type="float">
            <text:p>0.207082</text:p>
          </table:table-cell>
          <table:table-cell office:value-type="float" office:value="0.168337" calcext:value-type="float">
            <text:p>0.168337</text:p>
          </table:table-cell>
          <table:table-cell table:number-columns-repeated="17"/>
        </table:table-row>
        <table:table-row table:style-name="ro1">
          <table:table-cell office:value-type="float" office:value="0.064636" calcext:value-type="float">
            <text:p>0.064636</text:p>
          </table:table-cell>
          <table:table-cell office:value-type="float" office:value="0.259786" calcext:value-type="float">
            <text:p>0.259786</text:p>
          </table:table-cell>
          <table:table-cell office:value-type="float" office:value="0.229797" calcext:value-type="float">
            <text:p>0.229797</text:p>
          </table:table-cell>
          <table:table-cell office:value-type="float" office:value="0.253432" calcext:value-type="float">
            <text:p>0.253432</text:p>
          </table:table-cell>
          <table:table-cell office:value-type="float" office:value="0.229224" calcext:value-type="float">
            <text:p>0.229224</text:p>
          </table:table-cell>
          <table:table-cell office:value-type="float" office:value="0.17549" calcext:value-type="float">
            <text:p>0.17549</text:p>
          </table:table-cell>
          <table:table-cell office:value-type="float" office:value="0.197713" calcext:value-type="float">
            <text:p>0.197713</text:p>
          </table:table-cell>
          <table:table-cell table:number-columns-repeated="17"/>
        </table:table-row>
        <table:table-row table:style-name="ro1">
          <table:table-cell office:value-type="float" office:value="0.077242" calcext:value-type="float">
            <text:p>0.077242</text:p>
          </table:table-cell>
          <table:table-cell office:value-type="float" office:value="0.253317" calcext:value-type="float">
            <text:p>0.253317</text:p>
          </table:table-cell>
          <table:table-cell office:value-type="float" office:value="0.229684" calcext:value-type="float">
            <text:p>0.229684</text:p>
          </table:table-cell>
          <table:table-cell office:value-type="float" office:value="0.265009" calcext:value-type="float">
            <text:p>0.265009</text:p>
          </table:table-cell>
          <table:table-cell office:value-type="float" office:value="0.196914" calcext:value-type="float">
            <text:p>0.196914</text:p>
          </table:table-cell>
          <table:table-cell office:value-type="float" office:value="0.221116" calcext:value-type="float">
            <text:p>0.221116</text:p>
          </table:table-cell>
          <table:table-cell office:value-type="float" office:value="0.200544" calcext:value-type="float">
            <text:p>0.200544</text:p>
          </table:table-cell>
          <table:table-cell table:number-columns-repeated="17"/>
        </table:table-row>
        <table:table-row table:style-name="ro1">
          <table:table-cell office:value-type="float" office:value="0.064159" calcext:value-type="float">
            <text:p>0.064159</text:p>
          </table:table-cell>
          <table:table-cell office:value-type="float" office:value="0.226446" calcext:value-type="float">
            <text:p>0.226446</text:p>
          </table:table-cell>
          <table:table-cell office:value-type="float" office:value="0.209728" calcext:value-type="float">
            <text:p>0.209728</text:p>
          </table:table-cell>
          <table:table-cell office:value-type="float" office:value="0.212543" calcext:value-type="float">
            <text:p>0.212543</text:p>
          </table:table-cell>
          <table:table-cell office:value-type="float" office:value="0.244803" calcext:value-type="float">
            <text:p>0.244803</text:p>
          </table:table-cell>
          <table:table-cell office:value-type="float" office:value="0.177237" calcext:value-type="float">
            <text:p>0.177237</text:p>
          </table:table-cell>
          <table:table-cell office:value-type="float" office:value="0.172353" calcext:value-type="float">
            <text:p>0.172353</text:p>
          </table:table-cell>
          <table:table-cell table:number-columns-repeated="17"/>
        </table:table-row>
        <table:table-row table:style-name="ro1">
          <table:table-cell office:value-type="float" office:value="0.063716" calcext:value-type="float">
            <text:p>0.063716</text:p>
          </table:table-cell>
          <table:table-cell office:value-type="float" office:value="0.208212" calcext:value-type="float">
            <text:p>0.208212</text:p>
          </table:table-cell>
          <table:table-cell office:value-type="float" office:value="0.196204" calcext:value-type="float">
            <text:p>0.196204</text:p>
          </table:table-cell>
          <table:table-cell office:value-type="float" office:value="0.254131" calcext:value-type="float">
            <text:p>0.254131</text:p>
          </table:table-cell>
          <table:table-cell office:value-type="float" office:value="0.221885" calcext:value-type="float">
            <text:p>0.221885</text:p>
          </table:table-cell>
          <table:table-cell office:value-type="float" office:value="0.188863" calcext:value-type="float">
            <text:p>0.188863</text:p>
          </table:table-cell>
          <table:table-cell office:value-type="float" office:value="0.178007" calcext:value-type="float">
            <text:p>0.178007</text:p>
          </table:table-cell>
          <table:table-cell table:number-columns-repeated="17"/>
        </table:table-row>
        <table:table-row table:style-name="ro1">
          <table:table-cell office:value-type="float" office:value="0.050786" calcext:value-type="float">
            <text:p>0.050786</text:p>
          </table:table-cell>
          <table:table-cell office:value-type="float" office:value="0.227467" calcext:value-type="float">
            <text:p>0.227467</text:p>
          </table:table-cell>
          <table:table-cell office:value-type="float" office:value="0.227332" calcext:value-type="float">
            <text:p>0.227332</text:p>
          </table:table-cell>
          <table:table-cell office:value-type="float" office:value="0.24989" calcext:value-type="float">
            <text:p>0.24989</text:p>
          </table:table-cell>
          <table:table-cell office:value-type="float" office:value="0.235292" calcext:value-type="float">
            <text:p>0.235292</text:p>
          </table:table-cell>
          <table:table-cell office:value-type="float" office:value="0.163824" calcext:value-type="float">
            <text:p>0.163824</text:p>
          </table:table-cell>
          <table:table-cell office:value-type="float" office:value="0.172571" calcext:value-type="float">
            <text:p>0.172571</text:p>
          </table:table-cell>
          <table:table-cell table:number-columns-repeated="17"/>
        </table:table-row>
        <table:table-row table:style-name="ro1">
          <table:table-cell office:value-type="float" office:value="0.092591" calcext:value-type="float">
            <text:p>0.092591</text:p>
          </table:table-cell>
          <table:table-cell office:value-type="float" office:value="0.23102" calcext:value-type="float">
            <text:p>0.23102</text:p>
          </table:table-cell>
          <table:table-cell office:value-type="float" office:value="0.234852" calcext:value-type="float">
            <text:p>0.234852</text:p>
          </table:table-cell>
          <table:table-cell office:value-type="float" office:value="0.206545" calcext:value-type="float">
            <text:p>0.206545</text:p>
          </table:table-cell>
          <table:table-cell office:value-type="float" office:value="0.241308" calcext:value-type="float">
            <text:p>0.241308</text:p>
          </table:table-cell>
          <table:table-cell office:value-type="float" office:value="0.197536" calcext:value-type="float">
            <text:p>0.197536</text:p>
          </table:table-cell>
          <table:table-cell office:value-type="float" office:value="0.18477" calcext:value-type="float">
            <text:p>0.18477</text:p>
          </table:table-cell>
          <table:table-cell table:number-columns-repeated="17"/>
        </table:table-row>
        <table:table-row table:style-name="ro1">
          <table:table-cell office:value-type="float" office:value="0.050191" calcext:value-type="float">
            <text:p>0.050191</text:p>
          </table:table-cell>
          <table:table-cell office:value-type="float" office:value="0.207245" calcext:value-type="float">
            <text:p>0.207245</text:p>
          </table:table-cell>
          <table:table-cell office:value-type="float" office:value="0.21909" calcext:value-type="float">
            <text:p>0.21909</text:p>
          </table:table-cell>
          <table:table-cell office:value-type="float" office:value="0.234154" calcext:value-type="float">
            <text:p>0.234154</text:p>
          </table:table-cell>
          <table:table-cell office:value-type="float" office:value="0.23563" calcext:value-type="float">
            <text:p>0.23563</text:p>
          </table:table-cell>
          <table:table-cell office:value-type="float" office:value="0.171835" calcext:value-type="float">
            <text:p>0.171835</text:p>
          </table:table-cell>
          <table:table-cell office:value-type="float" office:value="0.134947" calcext:value-type="float">
            <text:p>0.134947</text:p>
          </table:table-cell>
          <table:table-cell table:number-columns-repeated="17"/>
        </table:table-row>
        <table:table-row table:style-name="ro1">
          <table:table-cell office:value-type="float" office:value="0.093292" calcext:value-type="float">
            <text:p>0.093292</text:p>
          </table:table-cell>
          <table:table-cell office:value-type="float" office:value="0.233555" calcext:value-type="float">
            <text:p>0.233555</text:p>
          </table:table-cell>
          <table:table-cell office:value-type="float" office:value="0.211929" calcext:value-type="float">
            <text:p>0.211929</text:p>
          </table:table-cell>
          <table:table-cell office:value-type="float" office:value="0.174493" calcext:value-type="float">
            <text:p>0.174493</text:p>
          </table:table-cell>
          <table:table-cell office:value-type="float" office:value="0.245461" calcext:value-type="float">
            <text:p>0.245461</text:p>
          </table:table-cell>
          <table:table-cell office:value-type="float" office:value="0.192474" calcext:value-type="float">
            <text:p>0.192474</text:p>
          </table:table-cell>
          <table:table-cell office:value-type="float" office:value="0.192394" calcext:value-type="float">
            <text:p>0.192394</text:p>
          </table:table-cell>
          <table:table-cell table:number-columns-repeated="17"/>
        </table:table-row>
        <table:table-row table:style-name="ro1">
          <table:table-cell office:value-type="float" office:value="0.077255" calcext:value-type="float">
            <text:p>0.077255</text:p>
          </table:table-cell>
          <table:table-cell office:value-type="float" office:value="0.227591" calcext:value-type="float">
            <text:p>0.227591</text:p>
          </table:table-cell>
          <table:table-cell office:value-type="float" office:value="0.227496" calcext:value-type="float">
            <text:p>0.227496</text:p>
          </table:table-cell>
          <table:table-cell office:value-type="float" office:value="0.23498" calcext:value-type="float">
            <text:p>0.23498</text:p>
          </table:table-cell>
          <table:table-cell office:value-type="float" office:value="0.236738" calcext:value-type="float">
            <text:p>0.236738</text:p>
          </table:table-cell>
          <table:table-cell office:value-type="float" office:value="0.178047" calcext:value-type="float">
            <text:p>0.178047</text:p>
          </table:table-cell>
          <table:table-cell office:value-type="float" office:value="0.177196" calcext:value-type="float">
            <text:p>0.177196</text:p>
          </table:table-cell>
          <table:table-cell table:number-columns-repeated="17"/>
        </table:table-row>
        <table:table-row table:style-name="ro1">
          <table:table-cell office:value-type="float" office:value="0.062559" calcext:value-type="float">
            <text:p>0.062559</text:p>
          </table:table-cell>
          <table:table-cell office:value-type="float" office:value="0.21104" calcext:value-type="float">
            <text:p>0.21104</text:p>
          </table:table-cell>
          <table:table-cell office:value-type="float" office:value="0.189669" calcext:value-type="float">
            <text:p>0.189669</text:p>
          </table:table-cell>
          <table:table-cell office:value-type="float" office:value="0.208392" calcext:value-type="float">
            <text:p>0.208392</text:p>
          </table:table-cell>
          <table:table-cell office:value-type="float" office:value="0.24618" calcext:value-type="float">
            <text:p>0.24618</text:p>
          </table:table-cell>
          <table:table-cell office:value-type="float" office:value="0.173997" calcext:value-type="float">
            <text:p>0.173997</text:p>
          </table:table-cell>
          <table:table-cell office:value-type="float" office:value="0.175788" calcext:value-type="float">
            <text:p>0.175788</text:p>
          </table:table-cell>
          <table:table-cell table:number-columns-repeated="17"/>
        </table:table-row>
        <table:table-row table:style-name="ro1">
          <table:table-cell office:value-type="float" office:value="0.047277" calcext:value-type="float">
            <text:p>0.047277</text:p>
          </table:table-cell>
          <table:table-cell office:value-type="float" office:value="0.178743" calcext:value-type="float">
            <text:p>0.178743</text:p>
          </table:table-cell>
          <table:table-cell office:value-type="float" office:value="0.259779" calcext:value-type="float">
            <text:p>0.259779</text:p>
          </table:table-cell>
          <table:table-cell office:value-type="float" office:value="0.172819" calcext:value-type="float">
            <text:p>0.172819</text:p>
          </table:table-cell>
          <table:table-cell office:value-type="float" office:value="0.240805" calcext:value-type="float">
            <text:p>0.240805</text:p>
          </table:table-cell>
          <table:table-cell office:value-type="float" office:value="0.184673" calcext:value-type="float">
            <text:p>0.184673</text:p>
          </table:table-cell>
          <table:table-cell office:value-type="float" office:value="0.168666" calcext:value-type="float">
            <text:p>0.168666</text:p>
          </table:table-cell>
          <table:table-cell table:number-columns-repeated="17"/>
        </table:table-row>
        <table:table-row table:style-name="ro1">
          <table:table-cell office:value-type="float" office:value="0.070769" calcext:value-type="float">
            <text:p>0.070769</text:p>
          </table:table-cell>
          <table:table-cell office:value-type="float" office:value="0.190432" calcext:value-type="float">
            <text:p>0.190432</text:p>
          </table:table-cell>
          <table:table-cell office:value-type="float" office:value="0.231504" calcext:value-type="float">
            <text:p>0.231504</text:p>
          </table:table-cell>
          <table:table-cell office:value-type="float" office:value="0.228379" calcext:value-type="float">
            <text:p>0.228379</text:p>
          </table:table-cell>
          <table:table-cell office:value-type="float" office:value="0.260966" calcext:value-type="float">
            <text:p>0.260966</text:p>
          </table:table-cell>
          <table:table-cell office:value-type="float" office:value="0.178905" calcext:value-type="float">
            <text:p>0.178905</text:p>
          </table:table-cell>
          <table:table-cell office:value-type="float" office:value="0.19347" calcext:value-type="float">
            <text:p>0.19347</text:p>
          </table:table-cell>
          <table:table-cell table:number-columns-repeated="17"/>
        </table:table-row>
        <table:table-row table:style-name="ro1">
          <table:table-cell office:value-type="float" office:value="0.087668" calcext:value-type="float">
            <text:p>0.087668</text:p>
          </table:table-cell>
          <table:table-cell office:value-type="float" office:value="0.301772" calcext:value-type="float">
            <text:p>0.301772</text:p>
          </table:table-cell>
          <table:table-cell office:value-type="float" office:value="0.235448" calcext:value-type="float">
            <text:p>0.235448</text:p>
          </table:table-cell>
          <table:table-cell office:value-type="float" office:value="0.200611" calcext:value-type="float">
            <text:p>0.200611</text:p>
          </table:table-cell>
          <table:table-cell office:value-type="float" office:value="0.249488" calcext:value-type="float">
            <text:p>0.249488</text:p>
          </table:table-cell>
          <table:table-cell office:value-type="float" office:value="0.181451" calcext:value-type="float">
            <text:p>0.181451</text:p>
          </table:table-cell>
          <table:table-cell office:value-type="float" office:value="0.262038" calcext:value-type="float">
            <text:p>0.262038</text:p>
          </table:table-cell>
          <table:table-cell table:number-columns-repeated="17"/>
        </table:table-row>
        <table:table-row table:style-name="ro1">
          <table:table-cell office:value-type="float" office:value="0.091651" calcext:value-type="float">
            <text:p>0.091651</text:p>
          </table:table-cell>
          <table:table-cell office:value-type="float" office:value="0.275077" calcext:value-type="float">
            <text:p>0.275077</text:p>
          </table:table-cell>
          <table:table-cell office:value-type="float" office:value="0.251156" calcext:value-type="float">
            <text:p>0.251156</text:p>
          </table:table-cell>
          <table:table-cell office:value-type="float" office:value="0.216149" calcext:value-type="float">
            <text:p>0.216149</text:p>
          </table:table-cell>
          <table:table-cell office:value-type="float" office:value="0.170444" calcext:value-type="float">
            <text:p>0.170444</text:p>
          </table:table-cell>
          <table:table-cell office:value-type="float" office:value="0.207514" calcext:value-type="float">
            <text:p>0.207514</text:p>
          </table:table-cell>
          <table:table-cell office:value-type="float" office:value="0.231203" calcext:value-type="float">
            <text:p>0.231203</text:p>
          </table:table-cell>
          <table:table-cell table:number-columns-repeated="17"/>
        </table:table-row>
        <table:table-row table:style-name="ro1">
          <table:table-cell office:value-type="float" office:value="0.057492" calcext:value-type="float">
            <text:p>0.057492</text:p>
          </table:table-cell>
          <table:table-cell office:value-type="float" office:value="0.190403" calcext:value-type="float">
            <text:p>0.190403</text:p>
          </table:table-cell>
          <table:table-cell office:value-type="float" office:value="0.200831" calcext:value-type="float">
            <text:p>0.200831</text:p>
          </table:table-cell>
          <table:table-cell office:value-type="float" office:value="0.170369" calcext:value-type="float">
            <text:p>0.170369</text:p>
          </table:table-cell>
          <table:table-cell office:value-type="float" office:value="0.235535" calcext:value-type="float">
            <text:p>0.235535</text:p>
          </table:table-cell>
          <table:table-cell office:value-type="float" office:value="0.184835" calcext:value-type="float">
            <text:p>0.184835</text:p>
          </table:table-cell>
          <table:table-cell office:value-type="float" office:value="0.209494" calcext:value-type="float">
            <text:p>0.209494</text:p>
          </table:table-cell>
          <table:table-cell table:number-columns-repeated="17"/>
        </table:table-row>
        <table:table-row table:style-name="ro1">
          <table:table-cell office:value-type="float" office:value="0.057723" calcext:value-type="float">
            <text:p>0.057723</text:p>
          </table:table-cell>
          <table:table-cell office:value-type="float" office:value="0.19154" calcext:value-type="float">
            <text:p>0.19154</text:p>
          </table:table-cell>
          <table:table-cell office:value-type="float" office:value="0.188689" calcext:value-type="float">
            <text:p>0.188689</text:p>
          </table:table-cell>
          <table:table-cell office:value-type="float" office:value="0.230681" calcext:value-type="float">
            <text:p>0.230681</text:p>
          </table:table-cell>
          <table:table-cell office:value-type="float" office:value="0.231542" calcext:value-type="float">
            <text:p>0.231542</text:p>
          </table:table-cell>
          <table:table-cell office:value-type="float" office:value="0.158412" calcext:value-type="float">
            <text:p>0.158412</text:p>
          </table:table-cell>
          <table:table-cell office:value-type="float" office:value="0.194741" calcext:value-type="float">
            <text:p>0.194741</text:p>
          </table:table-cell>
          <table:table-cell table:number-columns-repeated="17"/>
        </table:table-row>
        <table:table-row table:style-name="ro1">
          <table:table-cell office:value-type="float" office:value="0.08038" calcext:value-type="float">
            <text:p>0.08038</text:p>
          </table:table-cell>
          <table:table-cell office:value-type="float" office:value="0.2611" calcext:value-type="float">
            <text:p>0.2611</text:p>
          </table:table-cell>
          <table:table-cell office:value-type="float" office:value="0.175098" calcext:value-type="float">
            <text:p>0.175098</text:p>
          </table:table-cell>
          <table:table-cell office:value-type="float" office:value="0.198995" calcext:value-type="float">
            <text:p>0.198995</text:p>
          </table:table-cell>
          <table:table-cell office:value-type="float" office:value="0.239374" calcext:value-type="float">
            <text:p>0.239374</text:p>
          </table:table-cell>
          <table:table-cell office:value-type="float" office:value="0.225839" calcext:value-type="float">
            <text:p>0.225839</text:p>
          </table:table-cell>
          <table:table-cell office:value-type="float" office:value="0.168892" calcext:value-type="float">
            <text:p>0.168892</text:p>
          </table:table-cell>
          <table:table-cell table:number-columns-repeated="17"/>
        </table:table-row>
        <table:table-row table:style-name="ro1">
          <table:table-cell office:value-type="float" office:value="0.05537" calcext:value-type="float">
            <text:p>0.05537</text:p>
          </table:table-cell>
          <table:table-cell office:value-type="float" office:value="0.278586" calcext:value-type="float">
            <text:p>0.278586</text:p>
          </table:table-cell>
          <table:table-cell office:value-type="float" office:value="0.196735" calcext:value-type="float">
            <text:p>0.196735</text:p>
          </table:table-cell>
          <table:table-cell office:value-type="float" office:value="0.220193" calcext:value-type="float">
            <text:p>0.220193</text:p>
          </table:table-cell>
          <table:table-cell office:value-type="float" office:value="0.195852" calcext:value-type="float">
            <text:p>0.195852</text:p>
          </table:table-cell>
          <table:table-cell office:value-type="float" office:value="0.188191" calcext:value-type="float">
            <text:p>0.188191</text:p>
          </table:table-cell>
          <table:table-cell office:value-type="float" office:value="0.199601" calcext:value-type="float">
            <text:p>0.199601</text:p>
          </table:table-cell>
          <table:table-cell table:number-columns-repeated="17"/>
        </table:table-row>
        <table:table-row table:style-name="ro1">
          <table:table-cell office:value-type="float" office:value="0.074419" calcext:value-type="float">
            <text:p>0.074419</text:p>
          </table:table-cell>
          <table:table-cell office:value-type="float" office:value="0.269993" calcext:value-type="float">
            <text:p>0.269993</text:p>
          </table:table-cell>
          <table:table-cell office:value-type="float" office:value="0.252242" calcext:value-type="float">
            <text:p>0.252242</text:p>
          </table:table-cell>
          <table:table-cell office:value-type="float" office:value="0.215397" calcext:value-type="float">
            <text:p>0.215397</text:p>
          </table:table-cell>
          <table:table-cell office:value-type="float" office:value="0.177074" calcext:value-type="float">
            <text:p>0.177074</text:p>
          </table:table-cell>
          <table:table-cell office:value-type="float" office:value="0.174226" calcext:value-type="float">
            <text:p>0.174226</text:p>
          </table:table-cell>
          <table:table-cell office:value-type="float" office:value="0.17573" calcext:value-type="float">
            <text:p>0.17573</text:p>
          </table:table-cell>
          <table:table-cell table:number-columns-repeated="17"/>
        </table:table-row>
        <table:table-row table:style-name="ro1">
          <table:table-cell office:value-type="float" office:value="0.079478" calcext:value-type="float">
            <text:p>0.079478</text:p>
          </table:table-cell>
          <table:table-cell office:value-type="float" office:value="0.268169" calcext:value-type="float">
            <text:p>0.268169</text:p>
          </table:table-cell>
          <table:table-cell office:value-type="float" office:value="0.182771" calcext:value-type="float">
            <text:p>0.182771</text:p>
          </table:table-cell>
          <table:table-cell office:value-type="float" office:value="0.225306" calcext:value-type="float">
            <text:p>0.225306</text:p>
          </table:table-cell>
          <table:table-cell office:value-type="float" office:value="0.191304" calcext:value-type="float">
            <text:p>0.191304</text:p>
          </table:table-cell>
          <table:table-cell office:value-type="float" office:value="0.196218" calcext:value-type="float">
            <text:p>0.196218</text:p>
          </table:table-cell>
          <table:table-cell office:value-type="float" office:value="0.204268" calcext:value-type="float">
            <text:p>0.204268</text:p>
          </table:table-cell>
          <table:table-cell table:number-columns-repeated="17"/>
        </table:table-row>
        <table:table-row table:style-name="ro1">
          <table:table-cell office:value-type="float" office:value="0.057025" calcext:value-type="float">
            <text:p>0.057025</text:p>
          </table:table-cell>
          <table:table-cell office:value-type="float" office:value="0.206531" calcext:value-type="float">
            <text:p>0.206531</text:p>
          </table:table-cell>
          <table:table-cell office:value-type="float" office:value="0.197352" calcext:value-type="float">
            <text:p>0.197352</text:p>
          </table:table-cell>
          <table:table-cell office:value-type="float" office:value="0.20958" calcext:value-type="float">
            <text:p>0.20958</text:p>
          </table:table-cell>
          <table:table-cell office:value-type="float" office:value="0.216856" calcext:value-type="float">
            <text:p>0.216856</text:p>
          </table:table-cell>
          <table:table-cell office:value-type="float" office:value="0.231558" calcext:value-type="float">
            <text:p>0.231558</text:p>
          </table:table-cell>
          <table:table-cell office:value-type="float" office:value="0.173206" calcext:value-type="float">
            <text:p>0.173206</text:p>
          </table:table-cell>
          <table:table-cell table:number-columns-repeated="17"/>
        </table:table-row>
        <table:table-row table:style-name="ro1">
          <table:table-cell office:value-type="float" office:value="0.051704" calcext:value-type="float">
            <text:p>0.051704</text:p>
          </table:table-cell>
          <table:table-cell office:value-type="float" office:value="0.256515" calcext:value-type="float">
            <text:p>0.256515</text:p>
          </table:table-cell>
          <table:table-cell office:value-type="float" office:value="0.222038" calcext:value-type="float">
            <text:p>0.222038</text:p>
          </table:table-cell>
          <table:table-cell office:value-type="float" office:value="0.24675" calcext:value-type="float">
            <text:p>0.24675</text:p>
          </table:table-cell>
          <table:table-cell office:value-type="float" office:value="0.188668" calcext:value-type="float">
            <text:p>0.188668</text:p>
          </table:table-cell>
          <table:table-cell office:value-type="float" office:value="0.185035" calcext:value-type="float">
            <text:p>0.185035</text:p>
          </table:table-cell>
          <table:table-cell office:value-type="float" office:value="0.186762" calcext:value-type="float">
            <text:p>0.186762</text:p>
          </table:table-cell>
          <table:table-cell table:number-columns-repeated="17"/>
        </table:table-row>
        <table:table-row table:style-name="ro1">
          <table:table-cell office:value-type="float" office:value="0.089785" calcext:value-type="float">
            <text:p>0.089785</text:p>
          </table:table-cell>
          <table:table-cell office:value-type="float" office:value="0.209126" calcext:value-type="float">
            <text:p>0.209126</text:p>
          </table:table-cell>
          <table:table-cell office:value-type="float" office:value="0.254157" calcext:value-type="float">
            <text:p>0.254157</text:p>
          </table:table-cell>
          <table:table-cell office:value-type="float" office:value="0.227574" calcext:value-type="float">
            <text:p>0.227574</text:p>
          </table:table-cell>
          <table:table-cell office:value-type="float" office:value="0.164282" calcext:value-type="float">
            <text:p>0.164282</text:p>
          </table:table-cell>
          <table:table-cell office:value-type="float" office:value="0.20784" calcext:value-type="float">
            <text:p>0.20784</text:p>
          </table:table-cell>
          <table:table-cell office:value-type="float" office:value="0.198902" calcext:value-type="float">
            <text:p>0.198902</text:p>
          </table:table-cell>
          <table:table-cell table:number-columns-repeated="17"/>
        </table:table-row>
        <table:table-row table:style-name="ro1">
          <table:table-cell office:value-type="float" office:value="0.080344" calcext:value-type="float">
            <text:p>0.080344</text:p>
          </table:table-cell>
          <table:table-cell office:value-type="float" office:value="0.215481" calcext:value-type="float">
            <text:p>0.215481</text:p>
          </table:table-cell>
          <table:table-cell office:value-type="float" office:value="0.250124" calcext:value-type="float">
            <text:p>0.250124</text:p>
          </table:table-cell>
          <table:table-cell office:value-type="float" office:value="0.211666" calcext:value-type="float">
            <text:p>0.211666</text:p>
          </table:table-cell>
          <table:table-cell office:value-type="float" office:value="0.213101" calcext:value-type="float">
            <text:p>0.213101</text:p>
          </table:table-cell>
          <table:table-cell office:value-type="float" office:value="0.157641" calcext:value-type="float">
            <text:p>0.157641</text:p>
          </table:table-cell>
          <table:table-cell office:value-type="float" office:value="0.185329" calcext:value-type="float">
            <text:p>0.185329</text:p>
          </table:table-cell>
          <table:table-cell table:number-columns-repeated="17"/>
        </table:table-row>
        <table:table-row table:style-name="ro1">
          <table:table-cell office:value-type="float" office:value="0.057179" calcext:value-type="float">
            <text:p>0.057179</text:p>
          </table:table-cell>
          <table:table-cell office:value-type="float" office:value="0.234073" calcext:value-type="float">
            <text:p>0.234073</text:p>
          </table:table-cell>
          <table:table-cell office:value-type="float" office:value="0.259473" calcext:value-type="float">
            <text:p>0.259473</text:p>
          </table:table-cell>
          <table:table-cell office:value-type="float" office:value="0.220207" calcext:value-type="float">
            <text:p>0.220207</text:p>
          </table:table-cell>
          <table:table-cell office:value-type="float" office:value="0.222716" calcext:value-type="float">
            <text:p>0.222716</text:p>
          </table:table-cell>
          <table:table-cell office:value-type="float" office:value="0.169125" calcext:value-type="float">
            <text:p>0.169125</text:p>
          </table:table-cell>
          <table:table-cell office:value-type="float" office:value="0.221124" calcext:value-type="float">
            <text:p>0.221124</text:p>
          </table:table-cell>
          <table:table-cell table:number-columns-repeated="17"/>
        </table:table-row>
        <table:table-row table:style-name="ro1">
          <table:table-cell office:value-type="float" office:value="0.083802" calcext:value-type="float">
            <text:p>0.083802</text:p>
          </table:table-cell>
          <table:table-cell office:value-type="float" office:value="0.22967" calcext:value-type="float">
            <text:p>0.22967</text:p>
          </table:table-cell>
          <table:table-cell office:value-type="float" office:value="0.220691" calcext:value-type="float">
            <text:p>0.220691</text:p>
          </table:table-cell>
          <table:table-cell office:value-type="float" office:value="0.204577" calcext:value-type="float">
            <text:p>0.204577</text:p>
          </table:table-cell>
          <table:table-cell office:value-type="float" office:value="0.212088" calcext:value-type="float">
            <text:p>0.212088</text:p>
          </table:table-cell>
          <table:table-cell office:value-type="float" office:value="0.211457" calcext:value-type="float">
            <text:p>0.211457</text:p>
          </table:table-cell>
          <table:table-cell office:value-type="float" office:value="0.180557" calcext:value-type="float">
            <text:p>0.180557</text:p>
          </table:table-cell>
          <table:table-cell table:number-columns-repeated="17"/>
        </table:table-row>
        <table:table-row table:style-name="ro1">
          <table:table-cell office:value-type="float" office:value="0.070696" calcext:value-type="float">
            <text:p>0.070696</text:p>
          </table:table-cell>
          <table:table-cell office:value-type="float" office:value="0.230468" calcext:value-type="float">
            <text:p>0.230468</text:p>
          </table:table-cell>
          <table:table-cell office:value-type="float" office:value="0.246111" calcext:value-type="float">
            <text:p>0.246111</text:p>
          </table:table-cell>
          <table:table-cell office:value-type="float" office:value="0.199579" calcext:value-type="float">
            <text:p>0.199579</text:p>
          </table:table-cell>
          <table:table-cell office:value-type="float" office:value="0.209436" calcext:value-type="float">
            <text:p>0.209436</text:p>
          </table:table-cell>
          <table:table-cell office:value-type="float" office:value="0.217253" calcext:value-type="float">
            <text:p>0.217253</text:p>
          </table:table-cell>
          <table:table-cell office:value-type="float" office:value="0.171177" calcext:value-type="float">
            <text:p>0.171177</text:p>
          </table:table-cell>
          <table:table-cell table:number-columns-repeated="17"/>
        </table:table-row>
        <table:table-row table:style-name="ro1">
          <table:table-cell office:value-type="float" office:value="0.053909" calcext:value-type="float">
            <text:p>0.053909</text:p>
          </table:table-cell>
          <table:table-cell office:value-type="float" office:value="0.286375" calcext:value-type="float">
            <text:p>0.286375</text:p>
          </table:table-cell>
          <table:table-cell office:value-type="float" office:value="0.228666" calcext:value-type="float">
            <text:p>0.228666</text:p>
          </table:table-cell>
          <table:table-cell office:value-type="float" office:value="0.227922" calcext:value-type="float">
            <text:p>0.227922</text:p>
          </table:table-cell>
          <table:table-cell office:value-type="float" office:value="0.181112" calcext:value-type="float">
            <text:p>0.181112</text:p>
          </table:table-cell>
          <table:table-cell office:value-type="float" office:value="0.159348" calcext:value-type="float">
            <text:p>0.159348</text:p>
          </table:table-cell>
          <table:table-cell office:value-type="float" office:value="0.170023" calcext:value-type="float">
            <text:p>0.170023</text:p>
          </table:table-cell>
          <table:table-cell table:number-columns-repeated="17"/>
        </table:table-row>
        <table:table-row table:style-name="ro1">
          <table:table-cell office:value-type="float" office:value="0.062811" calcext:value-type="float">
            <text:p>0.062811</text:p>
          </table:table-cell>
          <table:table-cell office:value-type="float" office:value="0.225476" calcext:value-type="float">
            <text:p>0.225476</text:p>
          </table:table-cell>
          <table:table-cell office:value-type="float" office:value="0.243779" calcext:value-type="float">
            <text:p>0.243779</text:p>
          </table:table-cell>
          <table:table-cell office:value-type="float" office:value="0.203318" calcext:value-type="float">
            <text:p>0.203318</text:p>
          </table:table-cell>
          <table:table-cell office:value-type="float" office:value="0.191716" calcext:value-type="float">
            <text:p>0.191716</text:p>
          </table:table-cell>
          <table:table-cell office:value-type="float" office:value="0.185765" calcext:value-type="float">
            <text:p>0.185765</text:p>
          </table:table-cell>
          <table:table-cell office:value-type="float" office:value="0.193773" calcext:value-type="float">
            <text:p>0.193773</text:p>
          </table:table-cell>
          <table:table-cell table:number-columns-repeated="17"/>
        </table:table-row>
        <table:table-row table:style-name="ro1">
          <table:table-cell office:value-type="float" office:value="0.074255" calcext:value-type="float">
            <text:p>0.074255</text:p>
          </table:table-cell>
          <table:table-cell office:value-type="float" office:value="0.208403" calcext:value-type="float">
            <text:p>0.208403</text:p>
          </table:table-cell>
          <table:table-cell office:value-type="float" office:value="0.243239" calcext:value-type="float">
            <text:p>0.243239</text:p>
          </table:table-cell>
          <table:table-cell office:value-type="float" office:value="0.223405" calcext:value-type="float">
            <text:p>0.223405</text:p>
          </table:table-cell>
          <table:table-cell office:value-type="float" office:value="0.178279" calcext:value-type="float">
            <text:p>0.178279</text:p>
          </table:table-cell>
          <table:table-cell office:value-type="float" office:value="0.177472" calcext:value-type="float">
            <text:p>0.177472</text:p>
          </table:table-cell>
          <table:table-cell office:value-type="float" office:value="0.179739" calcext:value-type="float">
            <text:p>0.179739</text:p>
          </table:table-cell>
          <table:table-cell table:number-columns-repeated="17"/>
        </table:table-row>
        <table:table-row table:style-name="ro1">
          <table:table-cell office:value-type="float" office:value="0.089193" calcext:value-type="float">
            <text:p>0.089193</text:p>
          </table:table-cell>
          <table:table-cell office:value-type="float" office:value="0.234614" calcext:value-type="float">
            <text:p>0.234614</text:p>
          </table:table-cell>
          <table:table-cell office:value-type="float" office:value="0.223698" calcext:value-type="float">
            <text:p>0.223698</text:p>
          </table:table-cell>
          <table:table-cell office:value-type="float" office:value="0.218553" calcext:value-type="float">
            <text:p>0.218553</text:p>
          </table:table-cell>
          <table:table-cell office:value-type="float" office:value="0.193868" calcext:value-type="float">
            <text:p>0.193868</text:p>
          </table:table-cell>
          <table:table-cell office:value-type="float" office:value="0.200383" calcext:value-type="float">
            <text:p>0.200383</text:p>
          </table:table-cell>
          <table:table-cell office:value-type="float" office:value="0.225236" calcext:value-type="float">
            <text:p>0.225236</text:p>
          </table:table-cell>
          <table:table-cell table:number-columns-repeated="17"/>
        </table:table-row>
        <table:table-row table:style-name="ro1">
          <table:table-cell office:value-type="float" office:value="0.058783" calcext:value-type="float">
            <text:p>0.058783</text:p>
          </table:table-cell>
          <table:table-cell office:value-type="float" office:value="0.26378" calcext:value-type="float">
            <text:p>0.26378</text:p>
          </table:table-cell>
          <table:table-cell office:value-type="float" office:value="0.237528" calcext:value-type="float">
            <text:p>0.237528</text:p>
          </table:table-cell>
          <table:table-cell office:value-type="float" office:value="0.219837" calcext:value-type="float">
            <text:p>0.219837</text:p>
          </table:table-cell>
          <table:table-cell office:value-type="float" office:value="0.246447" calcext:value-type="float">
            <text:p>0.246447</text:p>
          </table:table-cell>
          <table:table-cell office:value-type="float" office:value="0.165961" calcext:value-type="float">
            <text:p>0.165961</text:p>
          </table:table-cell>
          <table:table-cell office:value-type="float" office:value="0.179622" calcext:value-type="float">
            <text:p>0.179622</text:p>
          </table:table-cell>
          <table:table-cell table:number-columns-repeated="17"/>
        </table:table-row>
        <table:table-row table:style-name="ro1">
          <table:table-cell office:value-type="float" office:value="0.061721" calcext:value-type="float">
            <text:p>0.061721</text:p>
          </table:table-cell>
          <table:table-cell office:value-type="float" office:value="0.273534" calcext:value-type="float">
            <text:p>0.273534</text:p>
          </table:table-cell>
          <table:table-cell office:value-type="float" office:value="0.197221" calcext:value-type="float">
            <text:p>0.197221</text:p>
          </table:table-cell>
          <table:table-cell office:value-type="float" office:value="0.261037" calcext:value-type="float">
            <text:p>0.261037</text:p>
          </table:table-cell>
          <table:table-cell office:value-type="float" office:value="0.226865" calcext:value-type="float">
            <text:p>0.226865</text:p>
          </table:table-cell>
          <table:table-cell office:value-type="float" office:value="0.179869" calcext:value-type="float">
            <text:p>0.179869</text:p>
          </table:table-cell>
          <table:table-cell office:value-type="float" office:value="0.199561" calcext:value-type="float">
            <text:p>0.199561</text:p>
          </table:table-cell>
          <table:table-cell table:number-columns-repeated="17"/>
        </table:table-row>
        <table:table-row table:style-name="ro1">
          <table:table-cell office:value-type="float" office:value="0.064945" calcext:value-type="float">
            <text:p>0.064945</text:p>
          </table:table-cell>
          <table:table-cell office:value-type="float" office:value="0.223263" calcext:value-type="float">
            <text:p>0.223263</text:p>
          </table:table-cell>
          <table:table-cell office:value-type="float" office:value="0.223683" calcext:value-type="float">
            <text:p>0.223683</text:p>
          </table:table-cell>
          <table:table-cell office:value-type="float" office:value="0.256514" calcext:value-type="float">
            <text:p>0.256514</text:p>
          </table:table-cell>
          <table:table-cell office:value-type="float" office:value="0.246679" calcext:value-type="float">
            <text:p>0.246679</text:p>
          </table:table-cell>
          <table:table-cell office:value-type="float" office:value="0.20007" calcext:value-type="float">
            <text:p>0.20007</text:p>
          </table:table-cell>
          <table:table-cell office:value-type="float" office:value="0.173494" calcext:value-type="float">
            <text:p>0.173494</text:p>
          </table:table-cell>
          <table:table-cell table:number-columns-repeated="17"/>
        </table:table-row>
        <table:table-row table:style-name="ro1">
          <table:table-cell office:value-type="float" office:value="0.093331" calcext:value-type="float">
            <text:p>0.093331</text:p>
          </table:table-cell>
          <table:table-cell office:value-type="float" office:value="0.208035" calcext:value-type="float">
            <text:p>0.208035</text:p>
          </table:table-cell>
          <table:table-cell office:value-type="float" office:value="0.195373" calcext:value-type="float">
            <text:p>0.195373</text:p>
          </table:table-cell>
          <table:table-cell office:value-type="float" office:value="0.169088" calcext:value-type="float">
            <text:p>0.169088</text:p>
          </table:table-cell>
          <table:table-cell office:value-type="float" office:value="0.156479" calcext:value-type="float">
            <text:p>0.156479</text:p>
          </table:table-cell>
          <table:table-cell office:value-type="float" office:value="0.221401" calcext:value-type="float">
            <text:p>0.221401</text:p>
          </table:table-cell>
          <table:table-cell office:value-type="float" office:value="0.186332" calcext:value-type="float">
            <text:p>0.186332</text:p>
          </table:table-cell>
          <table:table-cell table:number-columns-repeated="17"/>
        </table:table-row>
        <table:table-row table:style-name="ro1">
          <table:table-cell office:value-type="float" office:value="0.060742" calcext:value-type="float">
            <text:p>0.060742</text:p>
          </table:table-cell>
          <table:table-cell office:value-type="float" office:value="0.240652" calcext:value-type="float">
            <text:p>0.240652</text:p>
          </table:table-cell>
          <table:table-cell office:value-type="float" office:value="0.180638" calcext:value-type="float">
            <text:p>0.180638</text:p>
          </table:table-cell>
          <table:table-cell office:value-type="float" office:value="0.20123" calcext:value-type="float">
            <text:p>0.20123</text:p>
          </table:table-cell>
          <table:table-cell office:value-type="float" office:value="0.197554" calcext:value-type="float">
            <text:p>0.197554</text:p>
          </table:table-cell>
          <table:table-cell office:value-type="float" office:value="0.201309" calcext:value-type="float">
            <text:p>0.201309</text:p>
          </table:table-cell>
          <table:table-cell office:value-type="float" office:value="0.180617" calcext:value-type="float">
            <text:p>0.180617</text:p>
          </table:table-cell>
          <table:table-cell table:number-columns-repeated="17"/>
        </table:table-row>
        <table:table-row table:style-name="ro1">
          <table:table-cell office:value-type="float" office:value="0.055961" calcext:value-type="float">
            <text:p>0.055961</text:p>
          </table:table-cell>
          <table:table-cell office:value-type="float" office:value="0.262992" calcext:value-type="float">
            <text:p>0.262992</text:p>
          </table:table-cell>
          <table:table-cell office:value-type="float" office:value="0.238634" calcext:value-type="float">
            <text:p>0.238634</text:p>
          </table:table-cell>
          <table:table-cell office:value-type="float" office:value="0.225033" calcext:value-type="float">
            <text:p>0.225033</text:p>
          </table:table-cell>
          <table:table-cell office:value-type="float" office:value="0.232221" calcext:value-type="float">
            <text:p>0.232221</text:p>
          </table:table-cell>
          <table:table-cell office:value-type="float" office:value="0.169231" calcext:value-type="float">
            <text:p>0.169231</text:p>
          </table:table-cell>
          <table:table-cell office:value-type="float" office:value="0.203725" calcext:value-type="float">
            <text:p>0.203725</text:p>
          </table:table-cell>
          <table:table-cell table:number-columns-repeated="17"/>
        </table:table-row>
        <table:table-row table:style-name="ro1">
          <table:table-cell office:value-type="float" office:value="0.093788" calcext:value-type="float">
            <text:p>0.093788</text:p>
          </table:table-cell>
          <table:table-cell office:value-type="float" office:value="0.232057" calcext:value-type="float">
            <text:p>0.232057</text:p>
          </table:table-cell>
          <table:table-cell office:value-type="float" office:value="0.296521" calcext:value-type="float">
            <text:p>0.296521</text:p>
          </table:table-cell>
          <table:table-cell office:value-type="float" office:value="0.183019" calcext:value-type="float">
            <text:p>0.183019</text:p>
          </table:table-cell>
          <table:table-cell office:value-type="float" office:value="0.235377" calcext:value-type="float">
            <text:p>0.235377</text:p>
          </table:table-cell>
          <table:table-cell office:value-type="float" office:value="0.399137" calcext:value-type="float">
            <text:p>0.399137</text:p>
          </table:table-cell>
          <table:table-cell office:value-type="float" office:value="0.173767" calcext:value-type="float">
            <text:p>0.173767</text:p>
          </table:table-cell>
          <table:table-cell table:number-columns-repeated="17"/>
        </table:table-row>
        <table:table-row table:style-name="ro1">
          <table:table-cell office:value-type="float" office:value="0.064946" calcext:value-type="float">
            <text:p>0.064946</text:p>
          </table:table-cell>
          <table:table-cell office:value-type="float" office:value="0.194455" calcext:value-type="float">
            <text:p>0.194455</text:p>
          </table:table-cell>
          <table:table-cell office:value-type="float" office:value="0.178167" calcext:value-type="float">
            <text:p>0.178167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240195" calcext:value-type="float">
            <text:p>0.240195</text:p>
          </table:table-cell>
          <table:table-cell office:value-type="float" office:value="0.184119" calcext:value-type="float">
            <text:p>0.184119</text:p>
          </table:table-cell>
          <table:table-cell office:value-type="float" office:value="0.166606" calcext:value-type="float">
            <text:p>0.166606</text:p>
          </table:table-cell>
          <table:table-cell table:number-columns-repeated="17"/>
        </table:table-row>
        <table:table-row table:style-name="ro1">
          <table:table-cell office:value-type="float" office:value="0.061131" calcext:value-type="float">
            <text:p>0.061131</text:p>
          </table:table-cell>
          <table:table-cell office:value-type="float" office:value="0.216005" calcext:value-type="float">
            <text:p>0.216005</text:p>
          </table:table-cell>
          <table:table-cell office:value-type="float" office:value="0.178602" calcext:value-type="float">
            <text:p>0.178602</text:p>
          </table:table-cell>
          <table:table-cell office:value-type="float" office:value="0.24515" calcext:value-type="float">
            <text:p>0.24515</text:p>
          </table:table-cell>
          <table:table-cell office:value-type="float" office:value="0.229558" calcext:value-type="float">
            <text:p>0.229558</text:p>
          </table:table-cell>
          <table:table-cell office:value-type="float" office:value="0.188637" calcext:value-type="float">
            <text:p>0.188637</text:p>
          </table:table-cell>
          <table:table-cell office:value-type="float" office:value="0.211268" calcext:value-type="float">
            <text:p>0.211268</text:p>
          </table:table-cell>
          <table:table-cell table:number-columns-repeated="17"/>
        </table:table-row>
        <table:table-row table:style-name="ro1">
          <table:table-cell office:value-type="float" office:value="0.069077" calcext:value-type="float">
            <text:p>0.069077</text:p>
          </table:table-cell>
          <table:table-cell office:value-type="float" office:value="0.234937" calcext:value-type="float">
            <text:p>0.234937</text:p>
          </table:table-cell>
          <table:table-cell office:value-type="float" office:value="0.233335" calcext:value-type="float">
            <text:p>0.233335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238533" calcext:value-type="float">
            <text:p>0.238533</text:p>
          </table:table-cell>
          <table:table-cell office:value-type="float" office:value="0.191285" calcext:value-type="float">
            <text:p>0.191285</text:p>
          </table:table-cell>
          <table:table-cell office:value-type="float" office:value="0.186411" calcext:value-type="float">
            <text:p>0.186411</text:p>
          </table:table-cell>
          <table:table-cell table:number-columns-repeated="17"/>
        </table:table-row>
        <table:table-row table:style-name="ro1">
          <table:table-cell office:value-type="float" office:value="0.066358" calcext:value-type="float">
            <text:p>0.066358</text:p>
          </table:table-cell>
          <table:table-cell office:value-type="float" office:value="0.227653" calcext:value-type="float">
            <text:p>0.227653</text:p>
          </table:table-cell>
          <table:table-cell office:value-type="float" office:value="0.240553" calcext:value-type="float">
            <text:p>0.240553</text:p>
          </table:table-cell>
          <table:table-cell office:value-type="float" office:value="0.192099" calcext:value-type="float">
            <text:p>0.192099</text:p>
          </table:table-cell>
          <table:table-cell office:value-type="float" office:value="0.228967" calcext:value-type="float">
            <text:p>0.228967</text:p>
          </table:table-cell>
          <table:table-cell office:value-type="float" office:value="0.16179" calcext:value-type="float">
            <text:p>0.16179</text:p>
          </table:table-cell>
          <table:table-cell office:value-type="float" office:value="0.179585" calcext:value-type="float">
            <text:p>0.179585</text:p>
          </table:table-cell>
          <table:table-cell table:number-columns-repeated="17"/>
        </table:table-row>
        <table:table-row table:style-name="ro1">
          <table:table-cell office:value-type="float" office:value="0.093404" calcext:value-type="float">
            <text:p>0.093404</text:p>
          </table:table-cell>
          <table:table-cell office:value-type="float" office:value="0.185415" calcext:value-type="float">
            <text:p>0.185415</text:p>
          </table:table-cell>
          <table:table-cell office:value-type="float" office:value="0.216232" calcext:value-type="float">
            <text:p>0.216232</text:p>
          </table:table-cell>
          <table:table-cell office:value-type="float" office:value="0.244059" calcext:value-type="float">
            <text:p>0.244059</text:p>
          </table:table-cell>
          <table:table-cell office:value-type="float" office:value="0.235551" calcext:value-type="float">
            <text:p>0.235551</text:p>
          </table:table-cell>
          <table:table-cell office:value-type="float" office:value="0.200933" calcext:value-type="float">
            <text:p>0.200933</text:p>
          </table:table-cell>
          <table:table-cell office:value-type="float" office:value="0.195147" calcext:value-type="float">
            <text:p>0.195147</text:p>
          </table:table-cell>
          <table:table-cell table:number-columns-repeated="17"/>
        </table:table-row>
        <table:table-row table:style-name="ro1">
          <table:table-cell office:value-type="float" office:value="0.057602" calcext:value-type="float">
            <text:p>0.057602</text:p>
          </table:table-cell>
          <table:table-cell office:value-type="float" office:value="0.233122" calcext:value-type="float">
            <text:p>0.233122</text:p>
          </table:table-cell>
          <table:table-cell office:value-type="float" office:value="0.254472" calcext:value-type="float">
            <text:p>0.254472</text:p>
          </table:table-cell>
          <table:table-cell office:value-type="float" office:value="0.223408" calcext:value-type="float">
            <text:p>0.223408</text:p>
          </table:table-cell>
          <table:table-cell office:value-type="float" office:value="0.226686" calcext:value-type="float">
            <text:p>0.226686</text:p>
          </table:table-cell>
          <table:table-cell office:value-type="float" office:value="0.173642" calcext:value-type="float">
            <text:p>0.173642</text:p>
          </table:table-cell>
          <table:table-cell office:value-type="float" office:value="0.177792" calcext:value-type="float">
            <text:p>0.177792</text:p>
          </table:table-cell>
          <table:table-cell table:number-columns-repeated="17"/>
        </table:table-row>
        <table:table-row table:style-name="ro1">
          <table:table-cell office:value-type="float" office:value="0.091281" calcext:value-type="float">
            <text:p>0.091281</text:p>
          </table:table-cell>
          <table:table-cell office:value-type="float" office:value="0.206408" calcext:value-type="float">
            <text:p>0.206408</text:p>
          </table:table-cell>
          <table:table-cell office:value-type="float" office:value="0.177561" calcext:value-type="float">
            <text:p>0.177561</text:p>
          </table:table-cell>
          <table:table-cell office:value-type="float" office:value="0.235514" calcext:value-type="float">
            <text:p>0.235514</text:p>
          </table:table-cell>
          <table:table-cell office:value-type="float" office:value="0.237664" calcext:value-type="float">
            <text:p>0.237664</text:p>
          </table:table-cell>
          <table:table-cell office:value-type="float" office:value="0.186761" calcext:value-type="float">
            <text:p>0.186761</text:p>
          </table:table-cell>
          <table:table-cell office:value-type="float" office:value="0.242036" calcext:value-type="float">
            <text:p>0.242036</text:p>
          </table:table-cell>
          <table:table-cell table:number-columns-repeated="17"/>
        </table:table-row>
        <table:table-row table:style-name="ro1">
          <table:table-cell office:value-type="float" office:value="0.050962" calcext:value-type="float">
            <text:p>0.050962</text:p>
          </table:table-cell>
          <table:table-cell office:value-type="float" office:value="0.218434" calcext:value-type="float">
            <text:p>0.218434</text:p>
          </table:table-cell>
          <table:table-cell office:value-type="float" office:value="0.24417" calcext:value-type="float">
            <text:p>0.24417</text:p>
          </table:table-cell>
          <table:table-cell office:value-type="float" office:value="0.226954" calcext:value-type="float">
            <text:p>0.226954</text:p>
          </table:table-cell>
          <table:table-cell office:value-type="float" office:value="0.224847" calcext:value-type="float">
            <text:p>0.224847</text:p>
          </table:table-cell>
          <table:table-cell office:value-type="float" office:value="0.20359" calcext:value-type="float">
            <text:p>0.20359</text:p>
          </table:table-cell>
          <table:table-cell office:value-type="float" office:value="0.178222" calcext:value-type="float">
            <text:p>0.178222</text:p>
          </table:table-cell>
          <table:table-cell table:number-columns-repeated="17"/>
        </table:table-row>
        <table:table-row table:style-name="ro1">
          <table:table-cell office:value-type="float" office:value="0.089482" calcext:value-type="float">
            <text:p>0.089482</text:p>
          </table:table-cell>
          <table:table-cell office:value-type="float" office:value="0.2419" calcext:value-type="float">
            <text:p>0.2419</text:p>
          </table:table-cell>
          <table:table-cell office:value-type="float" office:value="0.242505" calcext:value-type="float">
            <text:p>0.242505</text:p>
          </table:table-cell>
          <table:table-cell office:value-type="float" office:value="0.228082" calcext:value-type="float">
            <text:p>0.228082</text:p>
          </table:table-cell>
          <table:table-cell office:value-type="float" office:value="0.270164" calcext:value-type="float">
            <text:p>0.270164</text:p>
          </table:table-cell>
          <table:table-cell office:value-type="float" office:value="0.191291" calcext:value-type="float">
            <text:p>0.191291</text:p>
          </table:table-cell>
          <table:table-cell office:value-type="float" office:value="0.222893" calcext:value-type="float">
            <text:p>0.222893</text:p>
          </table:table-cell>
          <table:table-cell table:number-columns-repeated="17"/>
        </table:table-row>
        <table:table-row table:style-name="ro1">
          <table:table-cell office:value-type="float" office:value="0.045649" calcext:value-type="float">
            <text:p>0.045649</text:p>
          </table:table-cell>
          <table:table-cell office:value-type="float" office:value="0.247642" calcext:value-type="float">
            <text:p>0.247642</text:p>
          </table:table-cell>
          <table:table-cell office:value-type="float" office:value="0.190328" calcext:value-type="float">
            <text:p>0.190328</text:p>
          </table:table-cell>
          <table:table-cell office:value-type="float" office:value="0.203607" calcext:value-type="float">
            <text:p>0.203607</text:p>
          </table:table-cell>
          <table:table-cell office:value-type="float" office:value="0.227776" calcext:value-type="float">
            <text:p>0.227776</text:p>
          </table:table-cell>
          <table:table-cell office:value-type="float" office:value="0.185747" calcext:value-type="float">
            <text:p>0.185747</text:p>
          </table:table-cell>
          <table:table-cell office:value-type="float" office:value="0.180035" calcext:value-type="float">
            <text:p>0.180035</text:p>
          </table:table-cell>
          <table:table-cell table:number-columns-repeated="17"/>
        </table:table-row>
        <table:table-row table:style-name="ro1">
          <table:table-cell office:value-type="float" office:value="0.059498" calcext:value-type="float">
            <text:p>0.059498</text:p>
          </table:table-cell>
          <table:table-cell office:value-type="float" office:value="0.268602" calcext:value-type="float">
            <text:p>0.268602</text:p>
          </table:table-cell>
          <table:table-cell office:value-type="float" office:value="0.193557" calcext:value-type="float">
            <text:p>0.193557</text:p>
          </table:table-cell>
          <table:table-cell office:value-type="float" office:value="0.269704" calcext:value-type="float">
            <text:p>0.269704</text:p>
          </table:table-cell>
          <table:table-cell office:value-type="float" office:value="0.231108" calcext:value-type="float">
            <text:p>0.231108</text:p>
          </table:table-cell>
          <table:table-cell office:value-type="float" office:value="0.218571" calcext:value-type="float">
            <text:p>0.218571</text:p>
          </table:table-cell>
          <table:table-cell office:value-type="float" office:value="0.222194" calcext:value-type="float">
            <text:p>0.222194</text:p>
          </table:table-cell>
          <table:table-cell table:number-columns-repeated="17"/>
        </table:table-row>
        <table:table-row table:style-name="ro1">
          <table:table-cell office:value-type="float" office:value="0.056354" calcext:value-type="float">
            <text:p>0.056354</text:p>
          </table:table-cell>
          <table:table-cell office:value-type="float" office:value="0.206971" calcext:value-type="float">
            <text:p>0.206971</text:p>
          </table:table-cell>
          <table:table-cell office:value-type="float" office:value="0.263784" calcext:value-type="float">
            <text:p>0.263784</text:p>
          </table:table-cell>
          <table:table-cell office:value-type="float" office:value="0.231567" calcext:value-type="float">
            <text:p>0.231567</text:p>
          </table:table-cell>
          <table:table-cell office:value-type="float" office:value="0.21373" calcext:value-type="float">
            <text:p>0.21373</text:p>
          </table:table-cell>
          <table:table-cell office:value-type="float" office:value="0.16924" calcext:value-type="float">
            <text:p>0.16924</text:p>
          </table:table-cell>
          <table:table-cell office:value-type="float" office:value="0.209965" calcext:value-type="float">
            <text:p>0.209965</text:p>
          </table:table-cell>
          <table:table-cell table:number-columns-repeated="17"/>
        </table:table-row>
        <table:table-row table:style-name="ro1">
          <table:table-cell office:value-type="float" office:value="0.060204" calcext:value-type="float">
            <text:p>0.060204</text:p>
          </table:table-cell>
          <table:table-cell office:value-type="float" office:value="0.254412" calcext:value-type="float">
            <text:p>0.254412</text:p>
          </table:table-cell>
          <table:table-cell office:value-type="float" office:value="0.247801" calcext:value-type="float">
            <text:p>0.247801</text:p>
          </table:table-cell>
          <table:table-cell office:value-type="float" office:value="0.22164" calcext:value-type="float">
            <text:p>0.22164</text:p>
          </table:table-cell>
          <table:table-cell office:value-type="float" office:value="0.20146" calcext:value-type="float">
            <text:p>0.20146</text:p>
          </table:table-cell>
          <table:table-cell office:value-type="float" office:value="0.225393" calcext:value-type="float">
            <text:p>0.225393</text:p>
          </table:table-cell>
          <table:table-cell office:value-type="float" office:value="0.219761" calcext:value-type="float">
            <text:p>0.219761</text:p>
          </table:table-cell>
          <table:table-cell table:number-columns-repeated="17"/>
        </table:table-row>
        <table:table-row table:style-name="ro1">
          <table:table-cell office:value-type="float" office:value="0.091751" calcext:value-type="float">
            <text:p>0.091751</text:p>
          </table:table-cell>
          <table:table-cell office:value-type="float" office:value="0.231443" calcext:value-type="float">
            <text:p>0.231443</text:p>
          </table:table-cell>
          <table:table-cell office:value-type="float" office:value="0.244755" calcext:value-type="float">
            <text:p>0.244755</text:p>
          </table:table-cell>
          <table:table-cell office:value-type="float" office:value="0.19346" calcext:value-type="float">
            <text:p>0.19346</text:p>
          </table:table-cell>
          <table:table-cell office:value-type="float" office:value="0.185987" calcext:value-type="float">
            <text:p>0.185987</text:p>
          </table:table-cell>
          <table:table-cell office:value-type="float" office:value="0.184256" calcext:value-type="float">
            <text:p>0.184256</text:p>
          </table:table-cell>
          <table:table-cell office:value-type="float" office:value="0.209869" calcext:value-type="float">
            <text:p>0.209869</text:p>
          </table:table-cell>
          <table:table-cell table:number-columns-repeated="17"/>
        </table:table-row>
        <table:table-row table:style-name="ro1">
          <table:table-cell office:value-type="float" office:value="0.065648" calcext:value-type="float">
            <text:p>0.065648</text:p>
          </table:table-cell>
          <table:table-cell office:value-type="float" office:value="0.25728" calcext:value-type="float">
            <text:p>0.25728</text:p>
          </table:table-cell>
          <table:table-cell office:value-type="float" office:value="0.190051" calcext:value-type="float">
            <text:p>0.190051</text:p>
          </table:table-cell>
          <table:table-cell office:value-type="float" office:value="0.279555" calcext:value-type="float">
            <text:p>0.279555</text:p>
          </table:table-cell>
          <table:table-cell office:value-type="float" office:value="0.174278" calcext:value-type="float">
            <text:p>0.174278</text:p>
          </table:table-cell>
          <table:table-cell office:value-type="float" office:value="0.199808" calcext:value-type="float">
            <text:p>0.199808</text:p>
          </table:table-cell>
          <table:table-cell office:value-type="float" office:value="0.176098" calcext:value-type="float">
            <text:p>0.176098</text:p>
          </table:table-cell>
          <table:table-cell table:number-columns-repeated="17"/>
        </table:table-row>
        <table:table-row table:style-name="ro1">
          <table:table-cell office:value-type="float" office:value="0.063297" calcext:value-type="float">
            <text:p>0.063297</text:p>
          </table:table-cell>
          <table:table-cell office:value-type="float" office:value="0.258351" calcext:value-type="float">
            <text:p>0.258351</text:p>
          </table:table-cell>
          <table:table-cell office:value-type="float" office:value="0.23421" calcext:value-type="float">
            <text:p>0.23421</text:p>
          </table:table-cell>
          <table:table-cell office:value-type="float" office:value="0.243943" calcext:value-type="float">
            <text:p>0.243943</text:p>
          </table:table-cell>
          <table:table-cell office:value-type="float" office:value="0.213363" calcext:value-type="float">
            <text:p>0.213363</text:p>
          </table:table-cell>
          <table:table-cell office:value-type="float" office:value="0.173978" calcext:value-type="float">
            <text:p>0.173978</text:p>
          </table:table-cell>
          <table:table-cell office:value-type="float" office:value="0.221919" calcext:value-type="float">
            <text:p>0.221919</text:p>
          </table:table-cell>
          <table:table-cell table:number-columns-repeated="17"/>
        </table:table-row>
        <table:table-row table:style-name="ro1">
          <table:table-cell office:value-type="float" office:value="0.057137" calcext:value-type="float">
            <text:p>0.057137</text:p>
          </table:table-cell>
          <table:table-cell office:value-type="float" office:value="0.247829" calcext:value-type="float">
            <text:p>0.247829</text:p>
          </table:table-cell>
          <table:table-cell office:value-type="float" office:value="0.261326" calcext:value-type="float">
            <text:p>0.261326</text:p>
          </table:table-cell>
          <table:table-cell office:value-type="float" office:value="0.197267" calcext:value-type="float">
            <text:p>0.197267</text:p>
          </table:table-cell>
          <table:table-cell office:value-type="float" office:value="0.178684" calcext:value-type="float">
            <text:p>0.178684</text:p>
          </table:table-cell>
          <table:table-cell office:value-type="float" office:value="0.176424" calcext:value-type="float">
            <text:p>0.176424</text:p>
          </table:table-cell>
          <table:table-cell office:value-type="float" office:value="0.192334" calcext:value-type="float">
            <text:p>0.192334</text:p>
          </table:table-cell>
          <table:table-cell table:number-columns-repeated="17"/>
        </table:table-row>
        <table:table-row table:style-name="ro1">
          <table:table-cell office:value-type="float" office:value="0.081966" calcext:value-type="float">
            <text:p>0.081966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22769" calcext:value-type="float">
            <text:p>0.222769</text:p>
          </table:table-cell>
          <table:table-cell office:value-type="float" office:value="0.21581" calcext:value-type="float">
            <text:p>0.21581</text:p>
          </table:table-cell>
          <table:table-cell office:value-type="float" office:value="0.202925" calcext:value-type="float">
            <text:p>0.202925</text:p>
          </table:table-cell>
          <table:table-cell office:value-type="float" office:value="0.177879" calcext:value-type="float">
            <text:p>0.177879</text:p>
          </table:table-cell>
          <table:table-cell office:value-type="float" office:value="0.209487" calcext:value-type="float">
            <text:p>0.209487</text:p>
          </table:table-cell>
          <table:table-cell table:number-columns-repeated="17"/>
        </table:table-row>
        <table:table-row table:style-name="ro1">
          <table:table-cell office:value-type="float" office:value="0.055503" calcext:value-type="float">
            <text:p>0.055503</text:p>
          </table:table-cell>
          <table:table-cell office:value-type="float" office:value="0.287735" calcext:value-type="float">
            <text:p>0.287735</text:p>
          </table:table-cell>
          <table:table-cell office:value-type="float" office:value="0.245744" calcext:value-type="float">
            <text:p>0.245744</text:p>
          </table:table-cell>
          <table:table-cell office:value-type="float" office:value="0.201559" calcext:value-type="float">
            <text:p>0.201559</text:p>
          </table:table-cell>
          <table:table-cell office:value-type="float" office:value="0.160274" calcext:value-type="float">
            <text:p>0.160274</text:p>
          </table:table-cell>
          <table:table-cell office:value-type="float" office:value="0.192673" calcext:value-type="float">
            <text:p>0.192673</text:p>
          </table:table-cell>
          <table:table-cell office:value-type="float" office:value="0.193419" calcext:value-type="float">
            <text:p>0.193419</text:p>
          </table:table-cell>
          <table:table-cell table:number-columns-repeated="17"/>
        </table:table-row>
        <table:table-row table:style-name="ro1">
          <table:table-cell office:value-type="float" office:value="0.08244" calcext:value-type="float">
            <text:p>0.08244</text:p>
          </table:table-cell>
          <table:table-cell office:value-type="float" office:value="0.256313" calcext:value-type="float">
            <text:p>0.256313</text:p>
          </table:table-cell>
          <table:table-cell office:value-type="float" office:value="0.25548" calcext:value-type="float">
            <text:p>0.25548</text:p>
          </table:table-cell>
          <table:table-cell office:value-type="float" office:value="0.254228" calcext:value-type="float">
            <text:p>0.254228</text:p>
          </table:table-cell>
          <table:table-cell office:value-type="float" office:value="0.241339" calcext:value-type="float">
            <text:p>0.241339</text:p>
          </table:table-cell>
          <table:table-cell office:value-type="float" office:value="0.179961" calcext:value-type="float">
            <text:p>0.179961</text:p>
          </table:table-cell>
          <table:table-cell office:value-type="float" office:value="0.184874" calcext:value-type="float">
            <text:p>0.184874</text:p>
          </table:table-cell>
          <table:table-cell table:number-columns-repeated="17"/>
        </table:table-row>
        <table:table-row table:style-name="ro1">
          <table:table-cell office:value-type="float" office:value="0.065643" calcext:value-type="float">
            <text:p>0.065643</text:p>
          </table:table-cell>
          <table:table-cell office:value-type="float" office:value="0.297119" calcext:value-type="float">
            <text:p>0.297119</text:p>
          </table:table-cell>
          <table:table-cell office:value-type="float" office:value="0.234696" calcext:value-type="float">
            <text:p>0.234696</text:p>
          </table:table-cell>
          <table:table-cell office:value-type="float" office:value="0.254276" calcext:value-type="float">
            <text:p>0.254276</text:p>
          </table:table-cell>
          <table:table-cell office:value-type="float" office:value="0.188801" calcext:value-type="float">
            <text:p>0.188801</text:p>
          </table:table-cell>
          <table:table-cell office:value-type="float" office:value="0.190257" calcext:value-type="float">
            <text:p>0.190257</text:p>
          </table:table-cell>
          <table:table-cell office:value-type="float" office:value="0.252371" calcext:value-type="float">
            <text:p>0.252371</text:p>
          </table:table-cell>
          <table:table-cell table:number-columns-repeated="17"/>
        </table:table-row>
        <table:table-row table:style-name="ro1">
          <table:table-cell office:value-type="float" office:value="0.093413" calcext:value-type="float">
            <text:p>0.093413</text:p>
          </table:table-cell>
          <table:table-cell office:value-type="float" office:value="0.209112" calcext:value-type="float">
            <text:p>0.209112</text:p>
          </table:table-cell>
          <table:table-cell office:value-type="float" office:value="0.194777" calcext:value-type="float">
            <text:p>0.194777</text:p>
          </table:table-cell>
          <table:table-cell office:value-type="float" office:value="0.137847" calcext:value-type="float">
            <text:p>0.137847</text:p>
          </table:table-cell>
          <table:table-cell office:value-type="float" office:value="0.178305" calcext:value-type="float">
            <text:p>0.178305</text:p>
          </table:table-cell>
          <table:table-cell office:value-type="float" office:value="0.17245" calcext:value-type="float">
            <text:p>0.17245</text:p>
          </table:table-cell>
          <table:table-cell office:value-type="float" office:value="0.159434" calcext:value-type="float">
            <text:p>0.159434</text:p>
          </table:table-cell>
          <table:table-cell table:number-columns-repeated="17"/>
        </table:table-row>
        <table:table-row table:style-name="ro1">
          <table:table-cell office:value-type="float" office:value="0.088749" calcext:value-type="float">
            <text:p>0.088749</text:p>
          </table:table-cell>
          <table:table-cell office:value-type="float" office:value="0.227074" calcext:value-type="float">
            <text:p>0.227074</text:p>
          </table:table-cell>
          <table:table-cell office:value-type="float" office:value="0.141907" calcext:value-type="float">
            <text:p>0.141907</text:p>
          </table:table-cell>
          <table:table-cell office:value-type="float" office:value="0.234881" calcext:value-type="float">
            <text:p>0.234881</text:p>
          </table:table-cell>
          <table:table-cell office:value-type="float" office:value="0.180662" calcext:value-type="float">
            <text:p>0.180662</text:p>
          </table:table-cell>
          <table:table-cell office:value-type="float" office:value="0.203827" calcext:value-type="float">
            <text:p>0.203827</text:p>
          </table:table-cell>
          <table:table-cell office:value-type="float" office:value="0.209506" calcext:value-type="float">
            <text:p>0.209506</text:p>
          </table:table-cell>
          <table:table-cell table:number-columns-repeated="17"/>
        </table:table-row>
        <table:table-row table:style-name="ro1">
          <table:table-cell office:value-type="float" office:value="0.061767" calcext:value-type="float">
            <text:p>0.061767</text:p>
          </table:table-cell>
          <table:table-cell office:value-type="float" office:value="0.180088" calcext:value-type="float">
            <text:p>0.180088</text:p>
          </table:table-cell>
          <table:table-cell office:value-type="float" office:value="0.252354" calcext:value-type="float">
            <text:p>0.252354</text:p>
          </table:table-cell>
          <table:table-cell office:value-type="float" office:value="0.261357" calcext:value-type="float">
            <text:p>0.261357</text:p>
          </table:table-cell>
          <table:table-cell office:value-type="float" office:value="0.186241" calcext:value-type="float">
            <text:p>0.186241</text:p>
          </table:table-cell>
          <table:table-cell office:value-type="float" office:value="0.205415" calcext:value-type="float">
            <text:p>0.205415</text:p>
          </table:table-cell>
          <table:table-cell office:value-type="float" office:value="0.193278" calcext:value-type="float">
            <text:p>0.193278</text:p>
          </table:table-cell>
          <table:table-cell table:number-columns-repeated="17"/>
        </table:table-row>
        <table:table-row table:style-name="ro1">
          <table:table-cell office:value-type="float" office:value="0.081014" calcext:value-type="float">
            <text:p>0.081014</text:p>
          </table:table-cell>
          <table:table-cell office:value-type="float" office:value="0.259178" calcext:value-type="float">
            <text:p>0.259178</text:p>
          </table:table-cell>
          <table:table-cell office:value-type="float" office:value="0.242366" calcext:value-type="float">
            <text:p>0.242366</text:p>
          </table:table-cell>
          <table:table-cell office:value-type="float" office:value="0.254447" calcext:value-type="float">
            <text:p>0.254447</text:p>
          </table:table-cell>
          <table:table-cell office:value-type="float" office:value="0.175839" calcext:value-type="float">
            <text:p>0.175839</text:p>
          </table:table-cell>
          <table:table-cell office:value-type="float" office:value="0.152715" calcext:value-type="float">
            <text:p>0.152715</text:p>
          </table:table-cell>
          <table:table-cell office:value-type="float" office:value="0.173226" calcext:value-type="float">
            <text:p>0.173226</text:p>
          </table:table-cell>
          <table:table-cell table:number-columns-repeated="17"/>
        </table:table-row>
        <table:table-row table:style-name="ro1">
          <table:table-cell office:value-type="float" office:value="0.059318" calcext:value-type="float">
            <text:p>0.059318</text:p>
          </table:table-cell>
          <table:table-cell office:value-type="float" office:value="0.206925" calcext:value-type="float">
            <text:p>0.206925</text:p>
          </table:table-cell>
          <table:table-cell office:value-type="float" office:value="0.204645" calcext:value-type="float">
            <text:p>0.204645</text:p>
          </table:table-cell>
          <table:table-cell office:value-type="float" office:value="0.205347" calcext:value-type="float">
            <text:p>0.205347</text:p>
          </table:table-cell>
          <table:table-cell office:value-type="float" office:value="0.210346" calcext:value-type="float">
            <text:p>0.210346</text:p>
          </table:table-cell>
          <table:table-cell office:value-type="float" office:value="0.170505" calcext:value-type="float">
            <text:p>0.170505</text:p>
          </table:table-cell>
          <table:table-cell office:value-type="float" office:value="0.19907" calcext:value-type="float">
            <text:p>0.19907</text:p>
          </table:table-cell>
          <table:table-cell table:number-columns-repeated="17"/>
        </table:table-row>
        <table:table-row table:style-name="ro1">
          <table:table-cell office:value-type="float" office:value="0.086215" calcext:value-type="float">
            <text:p>0.086215</text:p>
          </table:table-cell>
          <table:table-cell office:value-type="float" office:value="0.171011" calcext:value-type="float">
            <text:p>0.171011</text:p>
          </table:table-cell>
          <table:table-cell office:value-type="float" office:value="0.26383" calcext:value-type="float">
            <text:p>0.26383</text:p>
          </table:table-cell>
          <table:table-cell office:value-type="float" office:value="0.262535" calcext:value-type="float">
            <text:p>0.262535</text:p>
          </table:table-cell>
          <table:table-cell office:value-type="float" office:value="0.145802" calcext:value-type="float">
            <text:p>0.145802</text:p>
          </table:table-cell>
          <table:table-cell office:value-type="float" office:value="0.135292" calcext:value-type="float">
            <text:p>0.135292</text:p>
          </table:table-cell>
          <table:table-cell office:value-type="float" office:value="0.184595" calcext:value-type="float">
            <text:p>0.184595</text:p>
          </table:table-cell>
          <table:table-cell table:number-columns-repeated="17"/>
        </table:table-row>
        <table:table-row table:style-name="ro1">
          <table:table-cell office:value-type="float" office:value="0.053446" calcext:value-type="float">
            <text:p>0.053446</text:p>
          </table:table-cell>
          <table:table-cell office:value-type="float" office:value="0.197487" calcext:value-type="float">
            <text:p>0.197487</text:p>
          </table:table-cell>
          <table:table-cell office:value-type="float" office:value="0.20799" calcext:value-type="float">
            <text:p>0.20799</text:p>
          </table:table-cell>
          <table:table-cell office:value-type="float" office:value="0.20557" calcext:value-type="float">
            <text:p>0.20557</text:p>
          </table:table-cell>
          <table:table-cell office:value-type="float" office:value="0.246001" calcext:value-type="float">
            <text:p>0.246001</text:p>
          </table:table-cell>
          <table:table-cell office:value-type="float" office:value="0.16864" calcext:value-type="float">
            <text:p>0.16864</text:p>
          </table:table-cell>
          <table:table-cell office:value-type="float" office:value="0.225656" calcext:value-type="float">
            <text:p>0.225656</text:p>
          </table:table-cell>
          <table:table-cell table:number-columns-repeated="17"/>
        </table:table-row>
        <table:table-row table:style-name="ro1">
          <table:table-cell office:value-type="float" office:value="0.050534" calcext:value-type="float">
            <text:p>0.050534</text:p>
          </table:table-cell>
          <table:table-cell office:value-type="float" office:value="0.257502" calcext:value-type="float">
            <text:p>0.257502</text:p>
          </table:table-cell>
          <table:table-cell office:value-type="float" office:value="0.260255" calcext:value-type="float">
            <text:p>0.260255</text:p>
          </table:table-cell>
          <table:table-cell office:value-type="float" office:value="0.271357" calcext:value-type="float">
            <text:p>0.271357</text:p>
          </table:table-cell>
          <table:table-cell office:value-type="float" office:value="0.1725" calcext:value-type="float">
            <text:p>0.1725</text:p>
          </table:table-cell>
          <table:table-cell office:value-type="float" office:value="0.212129" calcext:value-type="float">
            <text:p>0.212129</text:p>
          </table:table-cell>
          <table:table-cell office:value-type="float" office:value="0.180025" calcext:value-type="float">
            <text:p>0.180025</text:p>
          </table:table-cell>
          <table:table-cell table:number-columns-repeated="17"/>
        </table:table-row>
        <table:table-row table:style-name="ro1">
          <table:table-cell office:value-type="float" office:value="0.063467" calcext:value-type="float">
            <text:p>0.063467</text:p>
          </table:table-cell>
          <table:table-cell office:value-type="float" office:value="0.229536" calcext:value-type="float">
            <text:p>0.229536</text:p>
          </table:table-cell>
          <table:table-cell office:value-type="float" office:value="0.253495" calcext:value-type="float">
            <text:p>0.253495</text:p>
          </table:table-cell>
          <table:table-cell office:value-type="float" office:value="0.25612" calcext:value-type="float">
            <text:p>0.25612</text:p>
          </table:table-cell>
          <table:table-cell office:value-type="float" office:value="0.177521" calcext:value-type="float">
            <text:p>0.177521</text:p>
          </table:table-cell>
          <table:table-cell office:value-type="float" office:value="0.212362" calcext:value-type="float">
            <text:p>0.212362</text:p>
          </table:table-cell>
          <table:table-cell office:value-type="float" office:value="0.209673" calcext:value-type="float">
            <text:p>0.209673</text:p>
          </table:table-cell>
          <table:table-cell table:number-columns-repeated="17"/>
        </table:table-row>
        <table:table-row table:style-name="ro1">
          <table:table-cell office:value-type="float" office:value="0.056525" calcext:value-type="float">
            <text:p>0.056525</text:p>
          </table:table-cell>
          <table:table-cell office:value-type="float" office:value="0.276994" calcext:value-type="float">
            <text:p>0.276994</text:p>
          </table:table-cell>
          <table:table-cell office:value-type="float" office:value="0.239718" calcext:value-type="float">
            <text:p>0.239718</text:p>
          </table:table-cell>
          <table:table-cell office:value-type="float" office:value="0.242766" calcext:value-type="float">
            <text:p>0.242766</text:p>
          </table:table-cell>
          <table:table-cell office:value-type="float" office:value="0.184831" calcext:value-type="float">
            <text:p>0.184831</text:p>
          </table:table-cell>
          <table:table-cell office:value-type="float" office:value="0.154839" calcext:value-type="float">
            <text:p>0.154839</text:p>
          </table:table-cell>
          <table:table-cell office:value-type="float" office:value="0.205094" calcext:value-type="float">
            <text:p>0.205094</text:p>
          </table:table-cell>
          <table:table-cell table:number-columns-repeated="17"/>
        </table:table-row>
        <table:table-row table:style-name="ro1">
          <table:table-cell office:value-type="float" office:value="0.084342" calcext:value-type="float">
            <text:p>0.084342</text:p>
          </table:table-cell>
          <table:table-cell office:value-type="float" office:value="0.231236" calcext:value-type="float">
            <text:p>0.231236</text:p>
          </table:table-cell>
          <table:table-cell office:value-type="float" office:value="0.175088" calcext:value-type="float">
            <text:p>0.175088</text:p>
          </table:table-cell>
          <table:table-cell office:value-type="float" office:value="0.209396" calcext:value-type="float">
            <text:p>0.209396</text:p>
          </table:table-cell>
          <table:table-cell office:value-type="float" office:value="0.194675" calcext:value-type="float">
            <text:p>0.194675</text:p>
          </table:table-cell>
          <table:table-cell office:value-type="float" office:value="0.184841" calcext:value-type="float">
            <text:p>0.184841</text:p>
          </table:table-cell>
          <table:table-cell office:value-type="float" office:value="0.151203" calcext:value-type="float">
            <text:p>0.151203</text:p>
          </table:table-cell>
          <table:table-cell table:number-columns-repeated="17"/>
        </table:table-row>
        <table:table-row table:style-name="ro1">
          <table:table-cell office:value-type="float" office:value="0.054873" calcext:value-type="float">
            <text:p>0.054873</text:p>
          </table:table-cell>
          <table:table-cell office:value-type="float" office:value="0.243858" calcext:value-type="float">
            <text:p>0.243858</text:p>
          </table:table-cell>
          <table:table-cell office:value-type="float" office:value="0.247463" calcext:value-type="float">
            <text:p>0.247463</text:p>
          </table:table-cell>
          <table:table-cell office:value-type="float" office:value="0.243594" calcext:value-type="float">
            <text:p>0.243594</text:p>
          </table:table-cell>
          <table:table-cell office:value-type="float" office:value="0.195143" calcext:value-type="float">
            <text:p>0.195143</text:p>
          </table:table-cell>
          <table:table-cell office:value-type="float" office:value="0.174654" calcext:value-type="float">
            <text:p>0.174654</text:p>
          </table:table-cell>
          <table:table-cell office:value-type="float" office:value="0.189127" calcext:value-type="float">
            <text:p>0.189127</text:p>
          </table:table-cell>
          <table:table-cell table:number-columns-repeated="17"/>
        </table:table-row>
        <table:table-row table:style-name="ro1">
          <table:table-cell office:value-type="float" office:value="0.089517" calcext:value-type="float">
            <text:p>0.089517</text:p>
          </table:table-cell>
          <table:table-cell office:value-type="float" office:value="0.199983" calcext:value-type="float">
            <text:p>0.199983</text:p>
          </table:table-cell>
          <table:table-cell office:value-type="float" office:value="0.142641" calcext:value-type="float">
            <text:p>0.142641</text:p>
          </table:table-cell>
          <table:table-cell office:value-type="float" office:value="0.209333" calcext:value-type="float">
            <text:p>0.209333</text:p>
          </table:table-cell>
          <table:table-cell office:value-type="float" office:value="0.194104" calcext:value-type="float">
            <text:p>0.194104</text:p>
          </table:table-cell>
          <table:table-cell office:value-type="float" office:value="0.208554" calcext:value-type="float">
            <text:p>0.208554</text:p>
          </table:table-cell>
          <table:table-cell office:value-type="float" office:value="0.226069" calcext:value-type="float">
            <text:p>0.226069</text:p>
          </table:table-cell>
          <table:table-cell table:number-columns-repeated="17"/>
        </table:table-row>
        <table:table-row table:style-name="ro1">
          <table:table-cell office:value-type="float" office:value="0.056163" calcext:value-type="float">
            <text:p>0.056163</text:p>
          </table:table-cell>
          <table:table-cell office:value-type="float" office:value="0.220742" calcext:value-type="float">
            <text:p>0.220742</text:p>
          </table:table-cell>
          <table:table-cell office:value-type="float" office:value="0.273513" calcext:value-type="float">
            <text:p>0.273513</text:p>
          </table:table-cell>
          <table:table-cell office:value-type="float" office:value="0.192589" calcext:value-type="float">
            <text:p>0.192589</text:p>
          </table:table-cell>
          <table:table-cell office:value-type="float" office:value="0.155417" calcext:value-type="float">
            <text:p>0.155417</text:p>
          </table:table-cell>
          <table:table-cell office:value-type="float" office:value="0.207887" calcext:value-type="float">
            <text:p>0.207887</text:p>
          </table:table-cell>
          <table:table-cell office:value-type="float" office:value="0.155912" calcext:value-type="float">
            <text:p>0.155912</text:p>
          </table:table-cell>
          <table:table-cell table:number-columns-repeated="17"/>
        </table:table-row>
        <table:table-row table:style-name="ro1">
          <table:table-cell office:value-type="float" office:value="0.082509" calcext:value-type="float">
            <text:p>0.082509</text:p>
          </table:table-cell>
          <table:table-cell office:value-type="float" office:value="0.22042" calcext:value-type="float">
            <text:p>0.22042</text:p>
          </table:table-cell>
          <table:table-cell office:value-type="float" office:value="0.191706" calcext:value-type="float">
            <text:p>0.191706</text:p>
          </table:table-cell>
          <table:table-cell office:value-type="float" office:value="0.19984" calcext:value-type="float">
            <text:p>0.19984</text:p>
          </table:table-cell>
          <table:table-cell office:value-type="float" office:value="0.167548" calcext:value-type="float">
            <text:p>0.167548</text:p>
          </table:table-cell>
          <table:table-cell office:value-type="float" office:value="0.200449" calcext:value-type="float">
            <text:p>0.200449</text:p>
          </table:table-cell>
          <table:table-cell office:value-type="float" office:value="0.181556" calcext:value-type="float">
            <text:p>0.181556</text:p>
          </table:table-cell>
          <table:table-cell table:number-columns-repeated="17"/>
        </table:table-row>
        <table:table-row table:style-name="ro1">
          <table:table-cell office:value-type="float" office:value="0.065278" calcext:value-type="float">
            <text:p>0.065278</text:p>
          </table:table-cell>
          <table:table-cell office:value-type="float" office:value="0.22844" calcext:value-type="float">
            <text:p>0.22844</text:p>
          </table:table-cell>
          <table:table-cell office:value-type="float" office:value="0.230871" calcext:value-type="float">
            <text:p>0.230871</text:p>
          </table:table-cell>
          <table:table-cell office:value-type="float" office:value="0.255868" calcext:value-type="float">
            <text:p>0.255868</text:p>
          </table:table-cell>
          <table:table-cell office:value-type="float" office:value="0.229625" calcext:value-type="float">
            <text:p>0.229625</text:p>
          </table:table-cell>
          <table:table-cell office:value-type="float" office:value="0.167967" calcext:value-type="float">
            <text:p>0.167967</text:p>
          </table:table-cell>
          <table:table-cell office:value-type="float" office:value="0.18055" calcext:value-type="float">
            <text:p>0.18055</text:p>
          </table:table-cell>
          <table:table-cell table:number-columns-repeated="17"/>
        </table:table-row>
        <table:table-row table:style-name="ro1">
          <table:table-cell office:value-type="float" office:value="0.056959" calcext:value-type="float">
            <text:p>0.056959</text:p>
          </table:table-cell>
          <table:table-cell office:value-type="float" office:value="0.208407" calcext:value-type="float">
            <text:p>0.208407</text:p>
          </table:table-cell>
          <table:table-cell office:value-type="float" office:value="0.224204" calcext:value-type="float">
            <text:p>0.224204</text:p>
          </table:table-cell>
          <table:table-cell office:value-type="float" office:value="0.263117" calcext:value-type="float">
            <text:p>0.263117</text:p>
          </table:table-cell>
          <table:table-cell office:value-type="float" office:value="0.23521" calcext:value-type="float">
            <text:p>0.23521</text:p>
          </table:table-cell>
          <table:table-cell office:value-type="float" office:value="0.200655" calcext:value-type="float">
            <text:p>0.200655</text:p>
          </table:table-cell>
          <table:table-cell office:value-type="float" office:value="0.176068" calcext:value-type="float">
            <text:p>0.176068</text:p>
          </table:table-cell>
          <table:table-cell table:number-columns-repeated="17"/>
        </table:table-row>
        <table:table-row table:style-name="ro1">
          <table:table-cell office:value-type="float" office:value="0.056407" calcext:value-type="float">
            <text:p>0.056407</text:p>
          </table:table-cell>
          <table:table-cell office:value-type="float" office:value="0.228545" calcext:value-type="float">
            <text:p>0.228545</text:p>
          </table:table-cell>
          <table:table-cell office:value-type="float" office:value="0.190198" calcext:value-type="float">
            <text:p>0.190198</text:p>
          </table:table-cell>
          <table:table-cell office:value-type="float" office:value="0.275346" calcext:value-type="float">
            <text:p>0.275346</text:p>
          </table:table-cell>
          <table:table-cell office:value-type="float" office:value="0.246697" calcext:value-type="float">
            <text:p>0.246697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192016" calcext:value-type="float">
            <text:p>0.192016</text:p>
          </table:table-cell>
          <table:table-cell table:number-columns-repeated="17"/>
        </table:table-row>
        <table:table-row table:style-name="ro1">
          <table:table-cell office:value-type="float" office:value="0.065453" calcext:value-type="float">
            <text:p>0.065453</text:p>
          </table:table-cell>
          <table:table-cell office:value-type="float" office:value="0.177403" calcext:value-type="float">
            <text:p>0.177403</text:p>
          </table:table-cell>
          <table:table-cell office:value-type="float" office:value="0.232068" calcext:value-type="float">
            <text:p>0.232068</text:p>
          </table:table-cell>
          <table:table-cell office:value-type="float" office:value="0.243148" calcext:value-type="float">
            <text:p>0.243148</text:p>
          </table:table-cell>
          <table:table-cell office:value-type="float" office:value="0.236341" calcext:value-type="float">
            <text:p>0.236341</text:p>
          </table:table-cell>
          <table:table-cell office:value-type="float" office:value="0.18852" calcext:value-type="float">
            <text:p>0.18852</text:p>
          </table:table-cell>
          <table:table-cell office:value-type="float" office:value="0.190725" calcext:value-type="float">
            <text:p>0.190725</text:p>
          </table:table-cell>
          <table:table-cell table:number-columns-repeated="17"/>
        </table:table-row>
        <table:table-row table:style-name="ro1">
          <table:table-cell office:value-type="float" office:value="0.049962" calcext:value-type="float">
            <text:p>0.049962</text:p>
          </table:table-cell>
          <table:table-cell office:value-type="float" office:value="0.267484" calcext:value-type="float">
            <text:p>0.267484</text:p>
          </table:table-cell>
          <table:table-cell office:value-type="float" office:value="0.185741" calcext:value-type="float">
            <text:p>0.185741</text:p>
          </table:table-cell>
          <table:table-cell office:value-type="float" office:value="0.257043" calcext:value-type="float">
            <text:p>0.257043</text:p>
          </table:table-cell>
          <table:table-cell office:value-type="float" office:value="0.237018" calcext:value-type="float">
            <text:p>0.237018</text:p>
          </table:table-cell>
          <table:table-cell office:value-type="float" office:value="0.18187" calcext:value-type="float">
            <text:p>0.18187</text:p>
          </table:table-cell>
          <table:table-cell office:value-type="float" office:value="0.170929" calcext:value-type="float">
            <text:p>0.170929</text:p>
          </table:table-cell>
          <table:table-cell table:number-columns-repeated="17"/>
        </table:table-row>
        <table:table-row table:style-name="ro1">
          <table:table-cell office:value-type="float" office:value="0.054838" calcext:value-type="float">
            <text:p>0.054838</text:p>
          </table:table-cell>
          <table:table-cell office:value-type="float" office:value="0.181863" calcext:value-type="float">
            <text:p>0.181863</text:p>
          </table:table-cell>
          <table:table-cell office:value-type="float" office:value="0.219351" calcext:value-type="float">
            <text:p>0.219351</text:p>
          </table:table-cell>
          <table:table-cell office:value-type="float" office:value="0.255963" calcext:value-type="float">
            <text:p>0.255963</text:p>
          </table:table-cell>
          <table:table-cell office:value-type="float" office:value="0.227197" calcext:value-type="float">
            <text:p>0.227197</text:p>
          </table:table-cell>
          <table:table-cell office:value-type="float" office:value="0.196562" calcext:value-type="float">
            <text:p>0.196562</text:p>
          </table:table-cell>
          <table:table-cell office:value-type="float" office:value="0.200403" calcext:value-type="float">
            <text:p>0.200403</text:p>
          </table:table-cell>
          <table:table-cell table:number-columns-repeated="17"/>
        </table:table-row>
        <table:table-row table:style-name="ro1">
          <table:table-cell office:value-type="float" office:value="0.093846" calcext:value-type="float">
            <text:p>0.093846</text:p>
          </table:table-cell>
          <table:table-cell office:value-type="float" office:value="0.20555" calcext:value-type="float">
            <text:p>0.20555</text:p>
          </table:table-cell>
          <table:table-cell office:value-type="float" office:value="0.222003" calcext:value-type="float">
            <text:p>0.222003</text:p>
          </table:table-cell>
          <table:table-cell office:value-type="float" office:value="0.240343" calcext:value-type="float">
            <text:p>0.240343</text:p>
          </table:table-cell>
          <table:table-cell office:value-type="float" office:value="0.195856" calcext:value-type="float">
            <text:p>0.195856</text:p>
          </table:table-cell>
          <table:table-cell office:value-type="float" office:value="0.190042" calcext:value-type="float">
            <text:p>0.190042</text:p>
          </table:table-cell>
          <table:table-cell office:value-type="float" office:value="0.186983" calcext:value-type="float">
            <text:p>0.186983</text:p>
          </table:table-cell>
          <table:table-cell table:number-columns-repeated="17"/>
        </table:table-row>
        <table:table-row table:style-name="ro1">
          <table:table-cell office:value-type="float" office:value="0.057838" calcext:value-type="float">
            <text:p>0.057838</text:p>
          </table:table-cell>
          <table:table-cell office:value-type="float" office:value="0.222456" calcext:value-type="float">
            <text:p>0.222456</text:p>
          </table:table-cell>
          <table:table-cell office:value-type="float" office:value="0.178445" calcext:value-type="float">
            <text:p>0.178445</text:p>
          </table:table-cell>
          <table:table-cell office:value-type="float" office:value="0.183765" calcext:value-type="float">
            <text:p>0.183765</text:p>
          </table:table-cell>
          <table:table-cell office:value-type="float" office:value="0.186143" calcext:value-type="float">
            <text:p>0.186143</text:p>
          </table:table-cell>
          <table:table-cell office:value-type="float" office:value="0.232689" calcext:value-type="float">
            <text:p>0.232689</text:p>
          </table:table-cell>
          <table:table-cell office:value-type="float" office:value="0.223" calcext:value-type="float">
            <text:p>0.223</text:p>
          </table:table-cell>
          <table:table-cell table:number-columns-repeated="17"/>
        </table:table-row>
        <table:table-row table:style-name="ro1">
          <table:table-cell office:value-type="float" office:value="0.073684" calcext:value-type="float">
            <text:p>0.073684</text:p>
          </table:table-cell>
          <table:table-cell office:value-type="float" office:value="0.256681" calcext:value-type="float">
            <text:p>0.256681</text:p>
          </table:table-cell>
          <table:table-cell office:value-type="float" office:value="0.215017" calcext:value-type="float">
            <text:p>0.215017</text:p>
          </table:table-cell>
          <table:table-cell office:value-type="float" office:value="0.210446" calcext:value-type="float">
            <text:p>0.210446</text:p>
          </table:table-cell>
          <table:table-cell office:value-type="float" office:value="0.13928" calcext:value-type="float">
            <text:p>0.13928</text:p>
          </table:table-cell>
          <table:table-cell office:value-type="float" office:value="0.161922" calcext:value-type="float">
            <text:p>0.161922</text:p>
          </table:table-cell>
          <table:table-cell office:value-type="float" office:value="0.191805" calcext:value-type="float">
            <text:p>0.191805</text:p>
          </table:table-cell>
          <table:table-cell table:number-columns-repeated="17"/>
        </table:table-row>
        <table:table-row table:style-name="ro1">
          <table:table-cell office:value-type="float" office:value="0.09086" calcext:value-type="float">
            <text:p>0.09086</text:p>
          </table:table-cell>
          <table:table-cell office:value-type="float" office:value="0.210652" calcext:value-type="float">
            <text:p>0.210652</text:p>
          </table:table-cell>
          <table:table-cell office:value-type="float" office:value="0.190149" calcext:value-type="float">
            <text:p>0.190149</text:p>
          </table:table-cell>
          <table:table-cell office:value-type="float" office:value="0.23542" calcext:value-type="float">
            <text:p>0.23542</text:p>
          </table:table-cell>
          <table:table-cell office:value-type="float" office:value="0.220045" calcext:value-type="float">
            <text:p>0.220045</text:p>
          </table:table-cell>
          <table:table-cell office:value-type="float" office:value="0.234733" calcext:value-type="float">
            <text:p>0.234733</text:p>
          </table:table-cell>
          <table:table-cell office:value-type="float" office:value="0.203125" calcext:value-type="float">
            <text:p>0.203125</text:p>
          </table:table-cell>
          <table:table-cell table:number-columns-repeated="17"/>
        </table:table-row>
        <table:table-row table:style-name="ro1">
          <table:table-cell office:value-type="float" office:value="0.093382" calcext:value-type="float">
            <text:p>0.093382</text:p>
          </table:table-cell>
          <table:table-cell office:value-type="float" office:value="0.215356" calcext:value-type="float">
            <text:p>0.215356</text:p>
          </table:table-cell>
          <table:table-cell office:value-type="float" office:value="0.189995" calcext:value-type="float">
            <text:p>0.189995</text:p>
          </table:table-cell>
          <table:table-cell office:value-type="float" office:value="0.213414" calcext:value-type="float">
            <text:p>0.213414</text:p>
          </table:table-cell>
          <table:table-cell office:value-type="float" office:value="0.17683" calcext:value-type="float">
            <text:p>0.17683</text:p>
          </table:table-cell>
          <table:table-cell office:value-type="float" office:value="0.191685" calcext:value-type="float">
            <text:p>0.191685</text:p>
          </table:table-cell>
          <table:table-cell office:value-type="float" office:value="0.179288" calcext:value-type="float">
            <text:p>0.179288</text:p>
          </table:table-cell>
          <table:table-cell table:number-columns-repeated="17"/>
        </table:table-row>
        <table:table-row table:style-name="ro1">
          <table:table-cell office:value-type="float" office:value="0.093168" calcext:value-type="float">
            <text:p>0.093168</text:p>
          </table:table-cell>
          <table:table-cell office:value-type="float" office:value="0.236489" calcext:value-type="float">
            <text:p>0.236489</text:p>
          </table:table-cell>
          <table:table-cell office:value-type="float" office:value="0.179316" calcext:value-type="float">
            <text:p>0.179316</text:p>
          </table:table-cell>
          <table:table-cell office:value-type="float" office:value="0.262834" calcext:value-type="float">
            <text:p>0.262834</text:p>
          </table:table-cell>
          <table:table-cell office:value-type="float" office:value="0.195005" calcext:value-type="float">
            <text:p>0.195005</text:p>
          </table:table-cell>
          <table:table-cell office:value-type="float" office:value="0.166594" calcext:value-type="float">
            <text:p>0.166594</text:p>
          </table:table-cell>
          <table:table-cell office:value-type="float" office:value="0.196628" calcext:value-type="float">
            <text:p>0.196628</text:p>
          </table:table-cell>
          <table:table-cell table:number-columns-repeated="17"/>
        </table:table-row>
        <table:table-row table:style-name="ro1">
          <table:table-cell office:value-type="float" office:value="0.076822" calcext:value-type="float">
            <text:p>0.076822</text:p>
          </table:table-cell>
          <table:table-cell office:value-type="float" office:value="0.210822" calcext:value-type="float">
            <text:p>0.210822</text:p>
          </table:table-cell>
          <table:table-cell office:value-type="float" office:value="0.237338" calcext:value-type="float">
            <text:p>0.237338</text:p>
          </table:table-cell>
          <table:table-cell office:value-type="float" office:value="0.211933" calcext:value-type="float">
            <text:p>0.211933</text:p>
          </table:table-cell>
          <table:table-cell office:value-type="float" office:value="0.214481" calcext:value-type="float">
            <text:p>0.214481</text:p>
          </table:table-cell>
          <table:table-cell office:value-type="float" office:value="0.176498" calcext:value-type="float">
            <text:p>0.176498</text:p>
          </table:table-cell>
          <table:table-cell office:value-type="float" office:value="0.176072" calcext:value-type="float">
            <text:p>0.176072</text:p>
          </table:table-cell>
          <table:table-cell table:number-columns-repeated="17"/>
        </table:table-row>
        <table:table-row table:style-name="ro1">
          <table:table-cell office:value-type="float" office:value="0.051403" calcext:value-type="float">
            <text:p>0.051403</text:p>
          </table:table-cell>
          <table:table-cell office:value-type="float" office:value="0.184509" calcext:value-type="float">
            <text:p>0.184509</text:p>
          </table:table-cell>
          <table:table-cell office:value-type="float" office:value="0.226728" calcext:value-type="float">
            <text:p>0.226728</text:p>
          </table:table-cell>
          <table:table-cell office:value-type="float" office:value="0.215597" calcext:value-type="float">
            <text:p>0.215597</text:p>
          </table:table-cell>
          <table:table-cell office:value-type="float" office:value="0.173083" calcext:value-type="float">
            <text:p>0.173083</text:p>
          </table:table-cell>
          <table:table-cell office:value-type="float" office:value="0.235949" calcext:value-type="float">
            <text:p>0.235949</text:p>
          </table:table-cell>
          <table:table-cell office:value-type="float" office:value="0.180115" calcext:value-type="float">
            <text:p>0.180115</text:p>
          </table:table-cell>
          <table:table-cell table:number-columns-repeated="17"/>
        </table:table-row>
        <table:table-row table:style-name="ro1">
          <table:table-cell office:value-type="float" office:value="0.057348" calcext:value-type="float">
            <text:p>0.057348</text:p>
          </table:table-cell>
          <table:table-cell office:value-type="float" office:value="0.202217" calcext:value-type="float">
            <text:p>0.202217</text:p>
          </table:table-cell>
          <table:table-cell office:value-type="float" office:value="0.250012" calcext:value-type="float">
            <text:p>0.250012</text:p>
          </table:table-cell>
          <table:table-cell office:value-type="float" office:value="0.210944" calcext:value-type="float">
            <text:p>0.210944</text:p>
          </table:table-cell>
          <table:table-cell office:value-type="float" office:value="0.178218" calcext:value-type="float">
            <text:p>0.178218</text:p>
          </table:table-cell>
          <table:table-cell office:value-type="float" office:value="0.141183" calcext:value-type="float">
            <text:p>0.141183</text:p>
          </table:table-cell>
          <table:table-cell office:value-type="float" office:value="0.180723" calcext:value-type="float">
            <text:p>0.180723</text:p>
          </table:table-cell>
          <table:table-cell table:number-columns-repeated="17"/>
        </table:table-row>
        <table:table-row table:style-name="ro1">
          <table:table-cell office:value-type="float" office:value="0.081356" calcext:value-type="float">
            <text:p>0.081356</text:p>
          </table:table-cell>
          <table:table-cell office:value-type="float" office:value="0.209651" calcext:value-type="float">
            <text:p>0.209651</text:p>
          </table:table-cell>
          <table:table-cell office:value-type="float" office:value="0.213271" calcext:value-type="float">
            <text:p>0.213271</text:p>
          </table:table-cell>
          <table:table-cell office:value-type="float" office:value="0.229483" calcext:value-type="float">
            <text:p>0.229483</text:p>
          </table:table-cell>
          <table:table-cell office:value-type="float" office:value="0.161111" calcext:value-type="float">
            <text:p>0.161111</text:p>
          </table:table-cell>
          <table:table-cell office:value-type="float" office:value="0.210223" calcext:value-type="float">
            <text:p>0.210223</text:p>
          </table:table-cell>
          <table:table-cell office:value-type="float" office:value="0.175933" calcext:value-type="float">
            <text:p>0.175933</text:p>
          </table:table-cell>
          <table:table-cell table:number-columns-repeated="17"/>
        </table:table-row>
        <table:table-row table:style-name="ro1">
          <table:table-cell office:value-type="float" office:value="0.065748" calcext:value-type="float">
            <text:p>0.065748</text:p>
          </table:table-cell>
          <table:table-cell office:value-type="float" office:value="0.21993" calcext:value-type="float">
            <text:p>0.21993</text:p>
          </table:table-cell>
          <table:table-cell office:value-type="float" office:value="0.207184" calcext:value-type="float">
            <text:p>0.207184</text:p>
          </table:table-cell>
          <table:table-cell office:value-type="float" office:value="0.234196" calcext:value-type="float">
            <text:p>0.234196</text:p>
          </table:table-cell>
          <table:table-cell office:value-type="float" office:value="0.198261" calcext:value-type="float">
            <text:p>0.198261</text:p>
          </table:table-cell>
          <table:table-cell office:value-type="float" office:value="0.176485" calcext:value-type="float">
            <text:p>0.176485</text:p>
          </table:table-cell>
          <table:table-cell office:value-type="float" office:value="0.211539" calcext:value-type="float">
            <text:p>0.211539</text:p>
          </table:table-cell>
          <table:table-cell table:number-columns-repeated="17"/>
        </table:table-row>
        <table:table-row table:style-name="ro1">
          <table:table-cell office:value-type="float" office:value="0.092574" calcext:value-type="float">
            <text:p>0.092574</text:p>
          </table:table-cell>
          <table:table-cell office:value-type="float" office:value="0.267174" calcext:value-type="float">
            <text:p>0.267174</text:p>
          </table:table-cell>
          <table:table-cell office:value-type="float" office:value="0.260319" calcext:value-type="float">
            <text:p>0.260319</text:p>
          </table:table-cell>
          <table:table-cell office:value-type="float" office:value="0.222683" calcext:value-type="float">
            <text:p>0.222683</text:p>
          </table:table-cell>
          <table:table-cell office:value-type="float" office:value="0.178563" calcext:value-type="float">
            <text:p>0.178563</text:p>
          </table:table-cell>
          <table:table-cell office:value-type="float" office:value="0.217849" calcext:value-type="float">
            <text:p>0.217849</text:p>
          </table:table-cell>
          <table:table-cell office:value-type="float" office:value="0.185812" calcext:value-type="float">
            <text:p>0.185812</text:p>
          </table:table-cell>
          <table:table-cell table:number-columns-repeated="17"/>
        </table:table-row>
        <table:table-row table:style-name="ro1">
          <table:table-cell office:value-type="float" office:value="0.058231" calcext:value-type="float">
            <text:p>0.058231</text:p>
          </table:table-cell>
          <table:table-cell office:value-type="float" office:value="0.241436" calcext:value-type="float">
            <text:p>0.241436</text:p>
          </table:table-cell>
          <table:table-cell office:value-type="float" office:value="0.202156" calcext:value-type="float">
            <text:p>0.202156</text:p>
          </table:table-cell>
          <table:table-cell office:value-type="float" office:value="0.237388" calcext:value-type="float">
            <text:p>0.237388</text:p>
          </table:table-cell>
          <table:table-cell office:value-type="float" office:value="0.21664" calcext:value-type="float">
            <text:p>0.21664</text:p>
          </table:table-cell>
          <table:table-cell office:value-type="float" office:value="0.20899" calcext:value-type="float">
            <text:p>0.20899</text:p>
          </table:table-cell>
          <table:table-cell office:value-type="float" office:value="0.193294" calcext:value-type="float">
            <text:p>0.193294</text:p>
          </table:table-cell>
          <table:table-cell table:number-columns-repeated="17"/>
        </table:table-row>
        <table:table-row table:style-name="ro1">
          <table:table-cell office:value-type="float" office:value="0.060609" calcext:value-type="float">
            <text:p>0.060609</text:p>
          </table:table-cell>
          <table:table-cell office:value-type="float" office:value="0.182441" calcext:value-type="float">
            <text:p>0.182441</text:p>
          </table:table-cell>
          <table:table-cell office:value-type="float" office:value="0.258156" calcext:value-type="float">
            <text:p>0.258156</text:p>
          </table:table-cell>
          <table:table-cell office:value-type="float" office:value="0.217132" calcext:value-type="float">
            <text:p>0.217132</text:p>
          </table:table-cell>
          <table:table-cell office:value-type="float" office:value="0.22485" calcext:value-type="float">
            <text:p>0.22485</text:p>
          </table:table-cell>
          <table:table-cell office:value-type="float" office:value="0.173773" calcext:value-type="float">
            <text:p>0.173773</text:p>
          </table:table-cell>
          <table:table-cell office:value-type="float" office:value="0.174604" calcext:value-type="float">
            <text:p>0.174604</text:p>
          </table:table-cell>
          <table:table-cell table:number-columns-repeated="17"/>
        </table:table-row>
        <table:table-row table:style-name="ro1">
          <table:table-cell office:value-type="float" office:value="0.060117" calcext:value-type="float">
            <text:p>0.060117</text:p>
          </table:table-cell>
          <table:table-cell office:value-type="float" office:value="0.23124" calcext:value-type="float">
            <text:p>0.23124</text:p>
          </table:table-cell>
          <table:table-cell office:value-type="float" office:value="0.20973" calcext:value-type="float">
            <text:p>0.20973</text:p>
          </table:table-cell>
          <table:table-cell office:value-type="float" office:value="0.192047" calcext:value-type="float">
            <text:p>0.192047</text:p>
          </table:table-cell>
          <table:table-cell office:value-type="float" office:value="0.188009" calcext:value-type="float">
            <text:p>0.188009</text:p>
          </table:table-cell>
          <table:table-cell office:value-type="float" office:value="0.243575" calcext:value-type="float">
            <text:p>0.243575</text:p>
          </table:table-cell>
          <table:table-cell office:value-type="float" office:value="0.233881" calcext:value-type="float">
            <text:p>0.233881</text:p>
          </table:table-cell>
          <table:table-cell table:number-columns-repeated="17"/>
        </table:table-row>
        <table:table-row table:style-name="ro1">
          <table:table-cell office:value-type="float" office:value="0.091674" calcext:value-type="float">
            <text:p>0.091674</text:p>
          </table:table-cell>
          <table:table-cell office:value-type="float" office:value="0.196415" calcext:value-type="float">
            <text:p>0.196415</text:p>
          </table:table-cell>
          <table:table-cell office:value-type="float" office:value="0.20986" calcext:value-type="float">
            <text:p>0.20986</text:p>
          </table:table-cell>
          <table:table-cell office:value-type="float" office:value="0.18724" calcext:value-type="float">
            <text:p>0.18724</text:p>
          </table:table-cell>
          <table:table-cell office:value-type="float" office:value="0.184224" calcext:value-type="float">
            <text:p>0.184224</text:p>
          </table:table-cell>
          <table:table-cell office:value-type="float" office:value="0.185178" calcext:value-type="float">
            <text:p>0.185178</text:p>
          </table:table-cell>
          <table:table-cell office:value-type="float" office:value="0.210234" calcext:value-type="float">
            <text:p>0.210234</text:p>
          </table:table-cell>
          <table:table-cell table:number-columns-repeated="17"/>
        </table:table-row>
        <table:table-row table:style-name="ro1">
          <table:table-cell office:value-type="float" office:value="0.050225" calcext:value-type="float">
            <text:p>0.050225</text:p>
          </table:table-cell>
          <table:table-cell office:value-type="float" office:value="0.237863" calcext:value-type="float">
            <text:p>0.237863</text:p>
          </table:table-cell>
          <table:table-cell office:value-type="float" office:value="0.258083" calcext:value-type="float">
            <text:p>0.258083</text:p>
          </table:table-cell>
          <table:table-cell office:value-type="float" office:value="0.186833" calcext:value-type="float">
            <text:p>0.186833</text:p>
          </table:table-cell>
          <table:table-cell office:value-type="float" office:value="0.214764" calcext:value-type="float">
            <text:p>0.214764</text:p>
          </table:table-cell>
          <table:table-cell office:value-type="float" office:value="0.184218" calcext:value-type="float">
            <text:p>0.184218</text:p>
          </table:table-cell>
          <table:table-cell office:value-type="float" office:value="0.168829" calcext:value-type="float">
            <text:p>0.168829</text:p>
          </table:table-cell>
          <table:table-cell table:number-columns-repeated="17"/>
        </table:table-row>
        <table:table-row table:style-name="ro1">
          <table:table-cell office:value-type="float" office:value="0.090864" calcext:value-type="float">
            <text:p>0.090864</text:p>
          </table:table-cell>
          <table:table-cell office:value-type="float" office:value="0.258806" calcext:value-type="float">
            <text:p>0.258806</text:p>
          </table:table-cell>
          <table:table-cell office:value-type="float" office:value="0.252105" calcext:value-type="float">
            <text:p>0.252105</text:p>
          </table:table-cell>
          <table:table-cell office:value-type="float" office:value="0.224359" calcext:value-type="float">
            <text:p>0.224359</text:p>
          </table:table-cell>
          <table:table-cell office:value-type="float" office:value="0.187872" calcext:value-type="float">
            <text:p>0.187872</text:p>
          </table:table-cell>
          <table:table-cell office:value-type="float" office:value="0.18132" calcext:value-type="float">
            <text:p>0.18132</text:p>
          </table:table-cell>
          <table:table-cell office:value-type="float" office:value="0.194462" calcext:value-type="float">
            <text:p>0.194462</text:p>
          </table:table-cell>
          <table:table-cell table:number-columns-repeated="17"/>
        </table:table-row>
        <table:table-row table:style-name="ro1">
          <table:table-cell office:value-type="float" office:value="0.093433" calcext:value-type="float">
            <text:p>0.093433</text:p>
          </table:table-cell>
          <table:table-cell office:value-type="float" office:value="0.199342" calcext:value-type="float">
            <text:p>0.199342</text:p>
          </table:table-cell>
          <table:table-cell office:value-type="float" office:value="0.213579" calcext:value-type="float">
            <text:p>0.213579</text:p>
          </table:table-cell>
          <table:table-cell office:value-type="float" office:value="0.256015" calcext:value-type="float">
            <text:p>0.256015</text:p>
          </table:table-cell>
          <table:table-cell office:value-type="float" office:value="0.180847" calcext:value-type="float">
            <text:p>0.180847</text:p>
          </table:table-cell>
          <table:table-cell office:value-type="float" office:value="0.21571" calcext:value-type="float">
            <text:p>0.21571</text:p>
          </table:table-cell>
          <table:table-cell office:value-type="float" office:value="0.202682" calcext:value-type="float">
            <text:p>0.202682</text:p>
          </table:table-cell>
          <table:table-cell table:number-columns-repeated="17"/>
        </table:table-row>
        <table:table-row table:style-name="ro1">
          <table:table-cell office:value-type="float" office:value="0.065001" calcext:value-type="float">
            <text:p>0.065001</text:p>
          </table:table-cell>
          <table:table-cell office:value-type="float" office:value="0.249977" calcext:value-type="float">
            <text:p>0.249977</text:p>
          </table:table-cell>
          <table:table-cell office:value-type="float" office:value="0.146305" calcext:value-type="float">
            <text:p>0.146305</text:p>
          </table:table-cell>
          <table:table-cell office:value-type="float" office:value="0.23909" calcext:value-type="float">
            <text:p>0.23909</text:p>
          </table:table-cell>
          <table:table-cell office:value-type="float" office:value="0.168767" calcext:value-type="float">
            <text:p>0.168767</text:p>
          </table:table-cell>
          <table:table-cell office:value-type="float" office:value="0.167706" calcext:value-type="float">
            <text:p>0.167706</text:p>
          </table:table-cell>
          <table:table-cell office:value-type="float" office:value="0.172403" calcext:value-type="float">
            <text:p>0.172403</text:p>
          </table:table-cell>
          <table:table-cell table:number-columns-repeated="17"/>
        </table:table-row>
        <table:table-row table:style-name="ro1">
          <table:table-cell office:value-type="float" office:value="0.050357" calcext:value-type="float">
            <text:p>0.050357</text:p>
          </table:table-cell>
          <table:table-cell office:value-type="float" office:value="0.192068" calcext:value-type="float">
            <text:p>0.192068</text:p>
          </table:table-cell>
          <table:table-cell office:value-type="float" office:value="0.217883" calcext:value-type="float">
            <text:p>0.217883</text:p>
          </table:table-cell>
          <table:table-cell office:value-type="float" office:value="0.262787" calcext:value-type="float">
            <text:p>0.262787</text:p>
          </table:table-cell>
          <table:table-cell office:value-type="float" office:value="0.194518" calcext:value-type="float">
            <text:p>0.194518</text:p>
          </table:table-cell>
          <table:table-cell office:value-type="float" office:value="0.167254" calcext:value-type="float">
            <text:p>0.167254</text:p>
          </table:table-cell>
          <table:table-cell office:value-type="float" office:value="0.186216" calcext:value-type="float">
            <text:p>0.186216</text:p>
          </table:table-cell>
          <table:table-cell table:number-columns-repeated="17"/>
        </table:table-row>
        <table:table-row table:style-name="ro1">
          <table:table-cell office:value-type="float" office:value="0.074834" calcext:value-type="float">
            <text:p>0.074834</text:p>
          </table:table-cell>
          <table:table-cell office:value-type="float" office:value="0.267929" calcext:value-type="float">
            <text:p>0.267929</text:p>
          </table:table-cell>
          <table:table-cell office:value-type="float" office:value="0.259991" calcext:value-type="float">
            <text:p>0.259991</text:p>
          </table:table-cell>
          <table:table-cell office:value-type="float" office:value="0.24797" calcext:value-type="float">
            <text:p>0.24797</text:p>
          </table:table-cell>
          <table:table-cell office:value-type="float" office:value="0.178503" calcext:value-type="float">
            <text:p>0.178503</text:p>
          </table:table-cell>
          <table:table-cell office:value-type="float" office:value="0.20737" calcext:value-type="float">
            <text:p>0.20737</text:p>
          </table:table-cell>
          <table:table-cell office:value-type="float" office:value="0.202208" calcext:value-type="float">
            <text:p>0.202208</text:p>
          </table:table-cell>
          <table:table-cell table:number-columns-repeated="17"/>
        </table:table-row>
        <table:table-row table:style-name="ro1">
          <table:table-cell office:value-type="float" office:value="0.05908" calcext:value-type="float">
            <text:p>0.05908</text:p>
          </table:table-cell>
          <table:table-cell office:value-type="float" office:value="0.239739" calcext:value-type="float">
            <text:p>0.239739</text:p>
          </table:table-cell>
          <table:table-cell office:value-type="float" office:value="0.210487" calcext:value-type="float">
            <text:p>0.210487</text:p>
          </table:table-cell>
          <table:table-cell office:value-type="float" office:value="0.258763" calcext:value-type="float">
            <text:p>0.258763</text:p>
          </table:table-cell>
          <table:table-cell office:value-type="float" office:value="0.191193" calcext:value-type="float">
            <text:p>0.191193</text:p>
          </table:table-cell>
          <table:table-cell office:value-type="float" office:value="0.172821" calcext:value-type="float">
            <text:p>0.172821</text:p>
          </table:table-cell>
          <table:table-cell office:value-type="float" office:value="0.181097" calcext:value-type="float">
            <text:p>0.181097</text:p>
          </table:table-cell>
          <table:table-cell table:number-columns-repeated="17"/>
        </table:table-row>
        <table:table-row table:style-name="ro1">
          <table:table-cell office:value-type="float" office:value="0.058115" calcext:value-type="float">
            <text:p>0.058115</text:p>
          </table:table-cell>
          <table:table-cell office:value-type="float" office:value="0.263279" calcext:value-type="float">
            <text:p>0.263279</text:p>
          </table:table-cell>
          <table:table-cell office:value-type="float" office:value="0.260158" calcext:value-type="float">
            <text:p>0.260158</text:p>
          </table:table-cell>
          <table:table-cell office:value-type="float" office:value="0.15695" calcext:value-type="float">
            <text:p>0.15695</text:p>
          </table:table-cell>
          <table:table-cell office:value-type="float" office:value="0.212664" calcext:value-type="float">
            <text:p>0.212664</text:p>
          </table:table-cell>
          <table:table-cell office:value-type="float" office:value="0.198641" calcext:value-type="float">
            <text:p>0.198641</text:p>
          </table:table-cell>
          <table:table-cell office:value-type="float" office:value="0.170709" calcext:value-type="float">
            <text:p>0.170709</text:p>
          </table:table-cell>
          <table:table-cell table:number-columns-repeated="17"/>
        </table:table-row>
        <table:table-row table:style-name="ro1">
          <table:table-cell office:value-type="float" office:value="0.059464" calcext:value-type="float">
            <text:p>0.059464</text:p>
          </table:table-cell>
          <table:table-cell office:value-type="float" office:value="0.20404" calcext:value-type="float">
            <text:p>0.20404</text:p>
          </table:table-cell>
          <table:table-cell office:value-type="float" office:value="0.264444" calcext:value-type="float">
            <text:p>0.264444</text:p>
          </table:table-cell>
          <table:table-cell office:value-type="float" office:value="0.163246" calcext:value-type="float">
            <text:p>0.163246</text:p>
          </table:table-cell>
          <table:table-cell office:value-type="float" office:value="0.170506" calcext:value-type="float">
            <text:p>0.170506</text:p>
          </table:table-cell>
          <table:table-cell office:value-type="float" office:value="0.19332" calcext:value-type="float">
            <text:p>0.19332</text:p>
          </table:table-cell>
          <table:table-cell office:value-type="float" office:value="0.202171" calcext:value-type="float">
            <text:p>0.202171</text:p>
          </table:table-cell>
          <table:table-cell table:number-columns-repeated="17"/>
        </table:table-row>
        <table:table-row table:style-name="ro1">
          <table:table-cell office:value-type="float" office:value="0.093104" calcext:value-type="float">
            <text:p>0.093104</text:p>
          </table:table-cell>
          <table:table-cell office:value-type="float" office:value="0.249876" calcext:value-type="float">
            <text:p>0.249876</text:p>
          </table:table-cell>
          <table:table-cell office:value-type="float" office:value="0.243112" calcext:value-type="float">
            <text:p>0.243112</text:p>
          </table:table-cell>
          <table:table-cell office:value-type="float" office:value="0.216151" calcext:value-type="float">
            <text:p>0.216151</text:p>
          </table:table-cell>
          <table:table-cell office:value-type="float" office:value="0.166688" calcext:value-type="float">
            <text:p>0.166688</text:p>
          </table:table-cell>
          <table:table-cell office:value-type="float" office:value="0.192899" calcext:value-type="float">
            <text:p>0.192899</text:p>
          </table:table-cell>
          <table:table-cell office:value-type="float" office:value="0.193615" calcext:value-type="float">
            <text:p>0.193615</text:p>
          </table:table-cell>
          <table:table-cell table:number-columns-repeated="17"/>
        </table:table-row>
        <table:table-row table:style-name="ro1">
          <table:table-cell office:value-type="float" office:value="0.057112" calcext:value-type="float">
            <text:p>0.057112</text:p>
          </table:table-cell>
          <table:table-cell office:value-type="float" office:value="0.249506" calcext:value-type="float">
            <text:p>0.249506</text:p>
          </table:table-cell>
          <table:table-cell office:value-type="float" office:value="0.245486" calcext:value-type="float">
            <text:p>0.245486</text:p>
          </table:table-cell>
          <table:table-cell office:value-type="float" office:value="0.212244" calcext:value-type="float">
            <text:p>0.212244</text:p>
          </table:table-cell>
          <table:table-cell office:value-type="float" office:value="0.168923" calcext:value-type="float">
            <text:p>0.168923</text:p>
          </table:table-cell>
          <table:table-cell office:value-type="float" office:value="0.185715" calcext:value-type="float">
            <text:p>0.185715</text:p>
          </table:table-cell>
          <table:table-cell office:value-type="float" office:value="0.19499" calcext:value-type="float">
            <text:p>0.19499</text:p>
          </table:table-cell>
          <table:table-cell table:number-columns-repeated="17"/>
        </table:table-row>
        <table:table-row table:style-name="ro1">
          <table:table-cell office:value-type="float" office:value="0.079419" calcext:value-type="float">
            <text:p>0.079419</text:p>
          </table:table-cell>
          <table:table-cell office:value-type="float" office:value="0.255609" calcext:value-type="float">
            <text:p>0.255609</text:p>
          </table:table-cell>
          <table:table-cell office:value-type="float" office:value="0.214586" calcext:value-type="float">
            <text:p>0.214586</text:p>
          </table:table-cell>
          <table:table-cell office:value-type="float" office:value="0.200803" calcext:value-type="float">
            <text:p>0.200803</text:p>
          </table:table-cell>
          <table:table-cell office:value-type="float" office:value="0.184668" calcext:value-type="float">
            <text:p>0.184668</text:p>
          </table:table-cell>
          <table:table-cell office:value-type="float" office:value="0.176951" calcext:value-type="float">
            <text:p>0.176951</text:p>
          </table:table-cell>
          <table:table-cell office:value-type="float" office:value="0.194465" calcext:value-type="float">
            <text:p>0.194465</text:p>
          </table:table-cell>
          <table:table-cell table:number-columns-repeated="17"/>
        </table:table-row>
        <table:table-row table:style-name="ro1">
          <table:table-cell office:value-type="float" office:value="0.093713" calcext:value-type="float">
            <text:p>0.093713</text:p>
          </table:table-cell>
          <table:table-cell office:value-type="float" office:value="0.327675" calcext:value-type="float">
            <text:p>0.327675</text:p>
          </table:table-cell>
          <table:table-cell office:value-type="float" office:value="0.230706" calcext:value-type="float">
            <text:p>0.230706</text:p>
          </table:table-cell>
          <table:table-cell office:value-type="float" office:value="0.199553" calcext:value-type="float">
            <text:p>0.199553</text:p>
          </table:table-cell>
          <table:table-cell office:value-type="float" office:value="0.214718" calcext:value-type="float">
            <text:p>0.214718</text:p>
          </table:table-cell>
          <table:table-cell office:value-type="float" office:value="0.207313" calcext:value-type="float">
            <text:p>0.207313</text:p>
          </table:table-cell>
          <table:table-cell office:value-type="float" office:value="0.197159" calcext:value-type="float">
            <text:p>0.197159</text:p>
          </table:table-cell>
          <table:table-cell table:number-columns-repeated="17"/>
        </table:table-row>
        <table:table-row table:style-name="ro1">
          <table:table-cell office:value-type="float" office:value="0.089594" calcext:value-type="float">
            <text:p>0.089594</text:p>
          </table:table-cell>
          <table:table-cell office:value-type="float" office:value="0.231164" calcext:value-type="float">
            <text:p>0.231164</text:p>
          </table:table-cell>
          <table:table-cell office:value-type="float" office:value="0.242002" calcext:value-type="float">
            <text:p>0.242002</text:p>
          </table:table-cell>
          <table:table-cell office:value-type="float" office:value="0.184352" calcext:value-type="float">
            <text:p>0.184352</text:p>
          </table:table-cell>
          <table:table-cell office:value-type="float" office:value="0.234755" calcext:value-type="float">
            <text:p>0.234755</text:p>
          </table:table-cell>
          <table:table-cell office:value-type="float" office:value="0.158633" calcext:value-type="float">
            <text:p>0.158633</text:p>
          </table:table-cell>
          <table:table-cell office:value-type="float" office:value="0.215687" calcext:value-type="float">
            <text:p>0.215687</text:p>
          </table:table-cell>
          <table:table-cell table:number-columns-repeated="17"/>
        </table:table-row>
        <table:table-row table:style-name="ro1">
          <table:table-cell office:value-type="float" office:value="0.065506" calcext:value-type="float">
            <text:p>0.065506</text:p>
          </table:table-cell>
          <table:table-cell office:value-type="float" office:value="0.26716" calcext:value-type="float">
            <text:p>0.26716</text:p>
          </table:table-cell>
          <table:table-cell office:value-type="float" office:value="0.208644" calcext:value-type="float">
            <text:p>0.208644</text:p>
          </table:table-cell>
          <table:table-cell office:value-type="float" office:value="0.178379" calcext:value-type="float">
            <text:p>0.178379</text:p>
          </table:table-cell>
          <table:table-cell office:value-type="float" office:value="0.222564" calcext:value-type="float">
            <text:p>0.222564</text:p>
          </table:table-cell>
          <table:table-cell office:value-type="float" office:value="0.193161" calcext:value-type="float">
            <text:p>0.193161</text:p>
          </table:table-cell>
          <table:table-cell office:value-type="float" office:value="0.17743" calcext:value-type="float">
            <text:p>0.17743</text:p>
          </table:table-cell>
          <table:table-cell table:number-columns-repeated="17"/>
        </table:table-row>
        <table:table-row table:style-name="ro1">
          <table:table-cell office:value-type="float" office:value="0.064585" calcext:value-type="float">
            <text:p>0.064585</text:p>
          </table:table-cell>
          <table:table-cell office:value-type="float" office:value="0.261707" calcext:value-type="float">
            <text:p>0.261707</text:p>
          </table:table-cell>
          <table:table-cell office:value-type="float" office:value="0.20944" calcext:value-type="float">
            <text:p>0.20944</text:p>
          </table:table-cell>
          <table:table-cell office:value-type="float" office:value="0.267567" calcext:value-type="float">
            <text:p>0.267567</text:p>
          </table:table-cell>
          <table:table-cell office:value-type="float" office:value="0.226395" calcext:value-type="float">
            <text:p>0.226395</text:p>
          </table:table-cell>
          <table:table-cell office:value-type="float" office:value="0.19392" calcext:value-type="float">
            <text:p>0.19392</text:p>
          </table:table-cell>
          <table:table-cell office:value-type="float" office:value="0.184565" calcext:value-type="float">
            <text:p>0.184565</text:p>
          </table:table-cell>
          <table:table-cell table:number-columns-repeated="17"/>
        </table:table-row>
        <table:table-row table:style-name="ro1">
          <table:table-cell office:value-type="float" office:value="0.093844" calcext:value-type="float">
            <text:p>0.093844</text:p>
          </table:table-cell>
          <table:table-cell office:value-type="float" office:value="0.192904" calcext:value-type="float">
            <text:p>0.192904</text:p>
          </table:table-cell>
          <table:table-cell office:value-type="float" office:value="0.257472" calcext:value-type="float">
            <text:p>0.257472</text:p>
          </table:table-cell>
          <table:table-cell office:value-type="float" office:value="0.171246" calcext:value-type="float">
            <text:p>0.171246</text:p>
          </table:table-cell>
          <table:table-cell office:value-type="float" office:value="0.181444" calcext:value-type="float">
            <text:p>0.181444</text:p>
          </table:table-cell>
          <table:table-cell office:value-type="float" office:value="0.238306" calcext:value-type="float">
            <text:p>0.238306</text:p>
          </table:table-cell>
          <table:table-cell office:value-type="float" office:value="0.183061" calcext:value-type="float">
            <text:p>0.183061</text:p>
          </table:table-cell>
          <table:table-cell table:number-columns-repeated="17"/>
        </table:table-row>
        <table:table-row table:style-name="ro1">
          <table:table-cell office:value-type="float" office:value="0.058048" calcext:value-type="float">
            <text:p>0.058048</text:p>
          </table:table-cell>
          <table:table-cell office:value-type="float" office:value="0.213269" calcext:value-type="float">
            <text:p>0.213269</text:p>
          </table:table-cell>
          <table:table-cell office:value-type="float" office:value="0.234706" calcext:value-type="float">
            <text:p>0.234706</text:p>
          </table:table-cell>
          <table:table-cell office:value-type="float" office:value="0.208952" calcext:value-type="float">
            <text:p>0.208952</text:p>
          </table:table-cell>
          <table:table-cell office:value-type="float" office:value="0.242734" calcext:value-type="float">
            <text:p>0.242734</text:p>
          </table:table-cell>
          <table:table-cell office:value-type="float" office:value="0.168227" calcext:value-type="float">
            <text:p>0.168227</text:p>
          </table:table-cell>
          <table:table-cell office:value-type="float" office:value="0.16506" calcext:value-type="float">
            <text:p>0.16506</text:p>
          </table:table-cell>
          <table:table-cell table:number-columns-repeated="17"/>
        </table:table-row>
        <table:table-row table:style-name="ro1">
          <table:table-cell office:value-type="float" office:value="0.058297" calcext:value-type="float">
            <text:p>0.058297</text:p>
          </table:table-cell>
          <table:table-cell office:value-type="float" office:value="0.238445" calcext:value-type="float">
            <text:p>0.238445</text:p>
          </table:table-cell>
          <table:table-cell office:value-type="float" office:value="0.254568" calcext:value-type="float">
            <text:p>0.254568</text:p>
          </table:table-cell>
          <table:table-cell office:value-type="float" office:value="0.188446" calcext:value-type="float">
            <text:p>0.188446</text:p>
          </table:table-cell>
          <table:table-cell office:value-type="float" office:value="0.197884" calcext:value-type="float">
            <text:p>0.197884</text:p>
          </table:table-cell>
          <table:table-cell office:value-type="float" office:value="0.179007" calcext:value-type="float">
            <text:p>0.179007</text:p>
          </table:table-cell>
          <table:table-cell office:value-type="float" office:value="0.212099" calcext:value-type="float">
            <text:p>0.212099</text:p>
          </table:table-cell>
          <table:table-cell table:number-columns-repeated="17"/>
        </table:table-row>
        <table:table-row table:style-name="ro1">
          <table:table-cell office:value-type="float" office:value="0.092024" calcext:value-type="float">
            <text:p>0.092024</text:p>
          </table:table-cell>
          <table:table-cell office:value-type="float" office:value="0.22764" calcext:value-type="float">
            <text:p>0.22764</text:p>
          </table:table-cell>
          <table:table-cell office:value-type="float" office:value="0.142091" calcext:value-type="float">
            <text:p>0.142091</text:p>
          </table:table-cell>
          <table:table-cell office:value-type="float" office:value="0.197876" calcext:value-type="float">
            <text:p>0.197876</text:p>
          </table:table-cell>
          <table:table-cell office:value-type="float" office:value="0.180282" calcext:value-type="float">
            <text:p>0.180282</text:p>
          </table:table-cell>
          <table:table-cell office:value-type="float" office:value="0.179492" calcext:value-type="float">
            <text:p>0.179492</text:p>
          </table:table-cell>
          <table:table-cell office:value-type="float" office:value="0.233598" calcext:value-type="float">
            <text:p>0.233598</text:p>
          </table:table-cell>
          <table:table-cell table:number-columns-repeated="17"/>
        </table:table-row>
        <table:table-row table:style-name="ro1">
          <table:table-cell office:value-type="float" office:value="0.063478" calcext:value-type="float">
            <text:p>0.063478</text:p>
          </table:table-cell>
          <table:table-cell office:value-type="float" office:value="0.207332" calcext:value-type="float">
            <text:p>0.207332</text:p>
          </table:table-cell>
          <table:table-cell office:value-type="float" office:value="0.214668" calcext:value-type="float">
            <text:p>0.214668</text:p>
          </table:table-cell>
          <table:table-cell office:value-type="float" office:value="0.259617" calcext:value-type="float">
            <text:p>0.259617</text:p>
          </table:table-cell>
          <table:table-cell office:value-type="float" office:value="0.189595" calcext:value-type="float">
            <text:p>0.189595</text:p>
          </table:table-cell>
          <table:table-cell office:value-type="float" office:value="0.177486" calcext:value-type="float">
            <text:p>0.177486</text:p>
          </table:table-cell>
          <table:table-cell office:value-type="float" office:value="0.229247" calcext:value-type="float">
            <text:p>0.229247</text:p>
          </table:table-cell>
          <table:table-cell table:number-columns-repeated="17"/>
        </table:table-row>
        <table:table-row table:style-name="ro1">
          <table:table-cell office:value-type="float" office:value="0.090157" calcext:value-type="float">
            <text:p>0.090157</text:p>
          </table:table-cell>
          <table:table-cell office:value-type="float" office:value="0.231359" calcext:value-type="float">
            <text:p>0.231359</text:p>
          </table:table-cell>
          <table:table-cell office:value-type="float" office:value="0.256719" calcext:value-type="float">
            <text:p>0.256719</text:p>
          </table:table-cell>
          <table:table-cell office:value-type="float" office:value="0.204378" calcext:value-type="float">
            <text:p>0.204378</text:p>
          </table:table-cell>
          <table:table-cell office:value-type="float" office:value="0.186214" calcext:value-type="float">
            <text:p>0.186214</text:p>
          </table:table-cell>
          <table:table-cell office:value-type="float" office:value="0.22593" calcext:value-type="float">
            <text:p>0.22593</text:p>
          </table:table-cell>
          <table:table-cell office:value-type="float" office:value="0.213787" calcext:value-type="float">
            <text:p>0.213787</text:p>
          </table:table-cell>
          <table:table-cell table:number-columns-repeated="17"/>
        </table:table-row>
        <table:table-row table:style-name="ro1">
          <table:table-cell office:value-type="float" office:value="0.053293" calcext:value-type="float">
            <text:p>0.053293</text:p>
          </table:table-cell>
          <table:table-cell office:value-type="float" office:value="0.184217" calcext:value-type="float">
            <text:p>0.184217</text:p>
          </table:table-cell>
          <table:table-cell office:value-type="float" office:value="0.215956" calcext:value-type="float">
            <text:p>0.215956</text:p>
          </table:table-cell>
          <table:table-cell office:value-type="float" office:value="0.188132" calcext:value-type="float">
            <text:p>0.188132</text:p>
          </table:table-cell>
          <table:table-cell office:value-type="float" office:value="0.177553" calcext:value-type="float">
            <text:p>0.177553</text:p>
          </table:table-cell>
          <table:table-cell office:value-type="float" office:value="0.168625" calcext:value-type="float">
            <text:p>0.168625</text:p>
          </table:table-cell>
          <table:table-cell office:value-type="float" office:value="0.174349" calcext:value-type="float">
            <text:p>0.174349</text:p>
          </table:table-cell>
          <table:table-cell table:number-columns-repeated="17"/>
        </table:table-row>
        <table:table-row table:style-name="ro1">
          <table:table-cell office:value-type="float" office:value="0.052881" calcext:value-type="float">
            <text:p>0.052881</text:p>
          </table:table-cell>
          <table:table-cell office:value-type="float" office:value="0.232322" calcext:value-type="float">
            <text:p>0.232322</text:p>
          </table:table-cell>
          <table:table-cell office:value-type="float" office:value="0.23436" calcext:value-type="float">
            <text:p>0.23436</text:p>
          </table:table-cell>
          <table:table-cell office:value-type="float" office:value="0.242409" calcext:value-type="float">
            <text:p>0.242409</text:p>
          </table:table-cell>
          <table:table-cell office:value-type="float" office:value="0.184842" calcext:value-type="float">
            <text:p>0.184842</text:p>
          </table:table-cell>
          <table:table-cell office:value-type="float" office:value="0.170874" calcext:value-type="float">
            <text:p>0.170874</text:p>
          </table:table-cell>
          <table:table-cell office:value-type="float" office:value="0.223712" calcext:value-type="float">
            <text:p>0.223712</text:p>
          </table:table-cell>
          <table:table-cell table:number-columns-repeated="17"/>
        </table:table-row>
        <table:table-row table:style-name="ro1">
          <table:table-cell office:value-type="float" office:value="0.081261" calcext:value-type="float">
            <text:p>0.081261</text:p>
          </table:table-cell>
          <table:table-cell office:value-type="float" office:value="0.238233" calcext:value-type="float">
            <text:p>0.238233</text:p>
          </table:table-cell>
          <table:table-cell office:value-type="float" office:value="0.173489" calcext:value-type="float">
            <text:p>0.173489</text:p>
          </table:table-cell>
          <table:table-cell office:value-type="float" office:value="0.245761" calcext:value-type="float">
            <text:p>0.245761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168344" calcext:value-type="float">
            <text:p>0.168344</text:p>
          </table:table-cell>
          <table:table-cell office:value-type="float" office:value="0.185316" calcext:value-type="float">
            <text:p>0.185316</text:p>
          </table:table-cell>
          <table:table-cell table:number-columns-repeated="17"/>
        </table:table-row>
        <table:table-row table:style-name="ro1">
          <table:table-cell office:value-type="float" office:value="0.082165" calcext:value-type="float">
            <text:p>0.082165</text:p>
          </table:table-cell>
          <table:table-cell office:value-type="float" office:value="0.255615" calcext:value-type="float">
            <text:p>0.255615</text:p>
          </table:table-cell>
          <table:table-cell office:value-type="float" office:value="0.181218" calcext:value-type="float">
            <text:p>0.181218</text:p>
          </table:table-cell>
          <table:table-cell office:value-type="float" office:value="0.212523" calcext:value-type="float">
            <text:p>0.212523</text:p>
          </table:table-cell>
          <table:table-cell office:value-type="float" office:value="0.178091" calcext:value-type="float">
            <text:p>0.178091</text:p>
          </table:table-cell>
          <table:table-cell office:value-type="float" office:value="0.207938" calcext:value-type="float">
            <text:p>0.207938</text:p>
          </table:table-cell>
          <table:table-cell office:value-type="float" office:value="0.183547" calcext:value-type="float">
            <text:p>0.183547</text:p>
          </table:table-cell>
          <table:table-cell table:number-columns-repeated="17"/>
        </table:table-row>
        <table:table-row table:style-name="ro1">
          <table:table-cell office:value-type="float" office:value="0.086638" calcext:value-type="float">
            <text:p>0.086638</text:p>
          </table:table-cell>
          <table:table-cell office:value-type="float" office:value="0.216336" calcext:value-type="float">
            <text:p>0.216336</text:p>
          </table:table-cell>
          <table:table-cell office:value-type="float" office:value="0.151142" calcext:value-type="float">
            <text:p>0.151142</text:p>
          </table:table-cell>
          <table:table-cell office:value-type="float" office:value="0.243502" calcext:value-type="float">
            <text:p>0.243502</text:p>
          </table:table-cell>
          <table:table-cell office:value-type="float" office:value="0.183421" calcext:value-type="float">
            <text:p>0.183421</text:p>
          </table:table-cell>
          <table:table-cell office:value-type="float" office:value="0.156065" calcext:value-type="float">
            <text:p>0.156065</text:p>
          </table:table-cell>
          <table:table-cell office:value-type="float" office:value="0.255668" calcext:value-type="float">
            <text:p>0.255668</text:p>
          </table:table-cell>
          <table:table-cell table:number-columns-repeated="17"/>
        </table:table-row>
        <table:table-row table:style-name="ro1">
          <table:table-cell office:value-type="float" office:value="0.093688" calcext:value-type="float">
            <text:p>0.093688</text:p>
          </table:table-cell>
          <table:table-cell office:value-type="float" office:value="0.22299" calcext:value-type="float">
            <text:p>0.22299</text:p>
          </table:table-cell>
          <table:table-cell office:value-type="float" office:value="0.217275" calcext:value-type="float">
            <text:p>0.217275</text:p>
          </table:table-cell>
          <table:table-cell office:value-type="float" office:value="0.195001" calcext:value-type="float">
            <text:p>0.195001</text:p>
          </table:table-cell>
          <table:table-cell office:value-type="float" office:value="0.203288" calcext:value-type="float">
            <text:p>0.203288</text:p>
          </table:table-cell>
          <table:table-cell office:value-type="float" office:value="0.205091" calcext:value-type="float">
            <text:p>0.205091</text:p>
          </table:table-cell>
          <table:table-cell office:value-type="float" office:value="0.183778" calcext:value-type="float">
            <text:p>0.183778</text:p>
          </table:table-cell>
          <table:table-cell table:number-columns-repeated="17"/>
        </table:table-row>
        <table:table-row table:style-name="ro1">
          <table:table-cell office:value-type="float" office:value="0.093718" calcext:value-type="float">
            <text:p>0.093718</text:p>
          </table:table-cell>
          <table:table-cell office:value-type="float" office:value="0.236078" calcext:value-type="float">
            <text:p>0.236078</text:p>
          </table:table-cell>
          <table:table-cell office:value-type="float" office:value="0.223606" calcext:value-type="float">
            <text:p>0.223606</text:p>
          </table:table-cell>
          <table:table-cell office:value-type="float" office:value="0.245164" calcext:value-type="float">
            <text:p>0.245164</text:p>
          </table:table-cell>
          <table:table-cell office:value-type="float" office:value="0.185487" calcext:value-type="float">
            <text:p>0.185487</text:p>
          </table:table-cell>
          <table:table-cell office:value-type="float" office:value="0.179169" calcext:value-type="float">
            <text:p>0.179169</text:p>
          </table:table-cell>
          <table:table-cell office:value-type="float" office:value="0.214344" calcext:value-type="float">
            <text:p>0.214344</text:p>
          </table:table-cell>
          <table:table-cell table:number-columns-repeated="17"/>
        </table:table-row>
        <table:table-row table:style-name="ro1">
          <table:table-cell office:value-type="float" office:value="0.07281" calcext:value-type="float">
            <text:p>0.07281</text:p>
          </table:table-cell>
          <table:table-cell office:value-type="float" office:value="0.265201" calcext:value-type="float">
            <text:p>0.265201</text:p>
          </table:table-cell>
          <table:table-cell office:value-type="float" office:value="0.177869" calcext:value-type="float">
            <text:p>0.177869</text:p>
          </table:table-cell>
          <table:table-cell office:value-type="float" office:value="0.264803" calcext:value-type="float">
            <text:p>0.264803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33969" calcext:value-type="float">
            <text:p>0.233969</text:p>
          </table:table-cell>
          <table:table-cell office:value-type="float" office:value="0.194596" calcext:value-type="float">
            <text:p>0.194596</text:p>
          </table:table-cell>
          <table:table-cell table:number-columns-repeated="17"/>
        </table:table-row>
        <table:table-row table:style-name="ro1">
          <table:table-cell office:value-type="float" office:value="0.089463" calcext:value-type="float">
            <text:p>0.089463</text:p>
          </table:table-cell>
          <table:table-cell office:value-type="float" office:value="0.227326" calcext:value-type="float">
            <text:p>0.227326</text:p>
          </table:table-cell>
          <table:table-cell office:value-type="float" office:value="0.270623" calcext:value-type="float">
            <text:p>0.270623</text:p>
          </table:table-cell>
          <table:table-cell office:value-type="float" office:value="0.236228" calcext:value-type="float">
            <text:p>0.236228</text:p>
          </table:table-cell>
          <table:table-cell office:value-type="float" office:value="0.192096" calcext:value-type="float">
            <text:p>0.192096</text:p>
          </table:table-cell>
          <table:table-cell office:value-type="float" office:value="0.225122" calcext:value-type="float">
            <text:p>0.225122</text:p>
          </table:table-cell>
          <table:table-cell office:value-type="float" office:value="0.226761" calcext:value-type="float">
            <text:p>0.226761</text:p>
          </table:table-cell>
          <table:table-cell table:number-columns-repeated="17"/>
        </table:table-row>
        <table:table-row table:style-name="ro1">
          <table:table-cell office:value-type="float" office:value="0.076511" calcext:value-type="float">
            <text:p>0.076511</text:p>
          </table:table-cell>
          <table:table-cell office:value-type="float" office:value="0.213941" calcext:value-type="float">
            <text:p>0.213941</text:p>
          </table:table-cell>
          <table:table-cell office:value-type="float" office:value="0.258369" calcext:value-type="float">
            <text:p>0.258369</text:p>
          </table:table-cell>
          <table:table-cell office:value-type="float" office:value="0.245973" calcext:value-type="float">
            <text:p>0.245973</text:p>
          </table:table-cell>
          <table:table-cell office:value-type="float" office:value="0.208282" calcext:value-type="float">
            <text:p>0.208282</text:p>
          </table:table-cell>
          <table:table-cell office:value-type="float" office:value="0.221807" calcext:value-type="float">
            <text:p>0.221807</text:p>
          </table:table-cell>
          <table:table-cell office:value-type="float" office:value="0.21199" calcext:value-type="float">
            <text:p>0.21199</text:p>
          </table:table-cell>
          <table:table-cell table:number-columns-repeated="17"/>
        </table:table-row>
        <table:table-row table:style-name="ro1">
          <table:table-cell office:value-type="float" office:value="0.067701" calcext:value-type="float">
            <text:p>0.067701</text:p>
          </table:table-cell>
          <table:table-cell office:value-type="float" office:value="0.250788" calcext:value-type="float">
            <text:p>0.250788</text:p>
          </table:table-cell>
          <table:table-cell office:value-type="float" office:value="0.262095" calcext:value-type="float">
            <text:p>0.262095</text:p>
          </table:table-cell>
          <table:table-cell office:value-type="float" office:value="0.203377" calcext:value-type="float">
            <text:p>0.203377</text:p>
          </table:table-cell>
          <table:table-cell office:value-type="float" office:value="0.145501" calcext:value-type="float">
            <text:p>0.145501</text:p>
          </table:table-cell>
          <table:table-cell office:value-type="float" office:value="0.205953" calcext:value-type="float">
            <text:p>0.205953</text:p>
          </table:table-cell>
          <table:table-cell office:value-type="float" office:value="0.196383" calcext:value-type="float">
            <text:p>0.196383</text:p>
          </table:table-cell>
          <table:table-cell table:number-columns-repeated="17"/>
        </table:table-row>
        <table:table-row table:style-name="ro1">
          <table:table-cell office:value-type="float" office:value="0.062833" calcext:value-type="float">
            <text:p>0.062833</text:p>
          </table:table-cell>
          <table:table-cell office:value-type="float" office:value="0.216166" calcext:value-type="float">
            <text:p>0.216166</text:p>
          </table:table-cell>
          <table:table-cell office:value-type="float" office:value="0.194823" calcext:value-type="float">
            <text:p>0.194823</text:p>
          </table:table-cell>
          <table:table-cell office:value-type="float" office:value="0.264111" calcext:value-type="float">
            <text:p>0.264111</text:p>
          </table:table-cell>
          <table:table-cell office:value-type="float" office:value="0.25407" calcext:value-type="float">
            <text:p>0.25407</text:p>
          </table:table-cell>
          <table:table-cell office:value-type="float" office:value="0.249879" calcext:value-type="float">
            <text:p>0.249879</text:p>
          </table:table-cell>
          <table:table-cell office:value-type="float" office:value="0.175632" calcext:value-type="float">
            <text:p>0.175632</text:p>
          </table:table-cell>
          <table:table-cell table:number-columns-repeated="17"/>
        </table:table-row>
        <table:table-row table:style-name="ro1">
          <table:table-cell office:value-type="float" office:value="0.092645" calcext:value-type="float">
            <text:p>0.092645</text:p>
          </table:table-cell>
          <table:table-cell office:value-type="float" office:value="0.227308" calcext:value-type="float">
            <text:p>0.227308</text:p>
          </table:table-cell>
          <table:table-cell office:value-type="float" office:value="0.266729" calcext:value-type="float">
            <text:p>0.266729</text:p>
          </table:table-cell>
          <table:table-cell office:value-type="float" office:value="0.265395" calcext:value-type="float">
            <text:p>0.265395</text:p>
          </table:table-cell>
          <table:table-cell office:value-type="float" office:value="0.190684" calcext:value-type="float">
            <text:p>0.190684</text:p>
          </table:table-cell>
          <table:table-cell office:value-type="float" office:value="0.206709" calcext:value-type="float">
            <text:p>0.206709</text:p>
          </table:table-cell>
          <table:table-cell office:value-type="float" office:value="0.201261" calcext:value-type="float">
            <text:p>0.201261</text:p>
          </table:table-cell>
          <table:table-cell table:number-columns-repeated="17"/>
        </table:table-row>
        <table:table-row table:style-name="ro1">
          <table:table-cell office:value-type="float" office:value="0.088363" calcext:value-type="float">
            <text:p>0.088363</text:p>
          </table:table-cell>
          <table:table-cell office:value-type="float" office:value="0.203407" calcext:value-type="float">
            <text:p>0.203407</text:p>
          </table:table-cell>
          <table:table-cell office:value-type="float" office:value="0.243781" calcext:value-type="float">
            <text:p>0.243781</text:p>
          </table:table-cell>
          <table:table-cell office:value-type="float" office:value="0.264264" calcext:value-type="float">
            <text:p>0.264264</text:p>
          </table:table-cell>
          <table:table-cell office:value-type="float" office:value="0.177909" calcext:value-type="float">
            <text:p>0.177909</text:p>
          </table:table-cell>
          <table:table-cell office:value-type="float" office:value="0.208617" calcext:value-type="float">
            <text:p>0.208617</text:p>
          </table:table-cell>
          <table:table-cell office:value-type="float" office:value="0.193203" calcext:value-type="float">
            <text:p>0.193203</text:p>
          </table:table-cell>
          <table:table-cell table:number-columns-repeated="17"/>
        </table:table-row>
        <table:table-row table:style-name="ro1">
          <table:table-cell office:value-type="float" office:value="0.091788" calcext:value-type="float">
            <text:p>0.091788</text:p>
          </table:table-cell>
          <table:table-cell office:value-type="float" office:value="0.225285" calcext:value-type="float">
            <text:p>0.225285</text:p>
          </table:table-cell>
          <table:table-cell office:value-type="float" office:value="0.179601" calcext:value-type="float">
            <text:p>0.179601</text:p>
          </table:table-cell>
          <table:table-cell office:value-type="float" office:value="0.251994" calcext:value-type="float">
            <text:p>0.251994</text:p>
          </table:table-cell>
          <table:table-cell office:value-type="float" office:value="0.221408" calcext:value-type="float">
            <text:p>0.221408</text:p>
          </table:table-cell>
          <table:table-cell office:value-type="float" office:value="0.183674" calcext:value-type="float">
            <text:p>0.183674</text:p>
          </table:table-cell>
          <table:table-cell office:value-type="float" office:value="0.207825" calcext:value-type="float">
            <text:p>0.207825</text:p>
          </table:table-cell>
          <table:table-cell table:number-columns-repeated="17"/>
        </table:table-row>
        <table:table-row table:style-name="ro1">
          <table:table-cell office:value-type="float" office:value="0.060698" calcext:value-type="float">
            <text:p>0.060698</text:p>
          </table:table-cell>
          <table:table-cell office:value-type="float" office:value="0.196748" calcext:value-type="float">
            <text:p>0.196748</text:p>
          </table:table-cell>
          <table:table-cell office:value-type="float" office:value="0.067885" calcext:value-type="float">
            <text:p>0.067885</text:p>
          </table:table-cell>
          <table:table-cell office:value-type="float" office:value="0.252963" calcext:value-type="float">
            <text:p>0.252963</text:p>
          </table:table-cell>
          <table:table-cell office:value-type="float" office:value="0.210251" calcext:value-type="float">
            <text:p>0.210251</text:p>
          </table:table-cell>
          <table:table-cell office:value-type="float" office:value="0.170992" calcext:value-type="float">
            <text:p>0.170992</text:p>
          </table:table-cell>
          <table:table-cell office:value-type="float" office:value="0.185433" calcext:value-type="float">
            <text:p>0.185433</text:p>
          </table:table-cell>
          <table:table-cell table:number-columns-repeated="17"/>
        </table:table-row>
        <table:table-row table:style-name="ro1">
          <table:table-cell office:value-type="float" office:value="0.093786" calcext:value-type="float">
            <text:p>0.093786</text:p>
          </table:table-cell>
          <table:table-cell office:value-type="float" office:value="0.270608" calcext:value-type="float">
            <text:p>0.270608</text:p>
          </table:table-cell>
          <table:table-cell office:value-type="float" office:value="0.208378" calcext:value-type="float">
            <text:p>0.208378</text:p>
          </table:table-cell>
          <table:table-cell office:value-type="float" office:value="0.239362" calcext:value-type="float">
            <text:p>0.239362</text:p>
          </table:table-cell>
          <table:table-cell office:value-type="float" office:value="0.205417" calcext:value-type="float">
            <text:p>0.205417</text:p>
          </table:table-cell>
          <table:table-cell office:value-type="float" office:value="0.190194" calcext:value-type="float">
            <text:p>0.190194</text:p>
          </table:table-cell>
          <table:table-cell office:value-type="float" office:value="0.153532" calcext:value-type="float">
            <text:p>0.153532</text:p>
          </table:table-cell>
          <table:table-cell table:number-columns-repeated="17"/>
        </table:table-row>
        <table:table-row table:style-name="ro1">
          <table:table-cell office:value-type="float" office:value="0.089267" calcext:value-type="float">
            <text:p>0.089267</text:p>
          </table:table-cell>
          <table:table-cell office:value-type="float" office:value="0.198597" calcext:value-type="float">
            <text:p>0.198597</text:p>
          </table:table-cell>
          <table:table-cell office:value-type="float" office:value="0.209257" calcext:value-type="float">
            <text:p>0.209257</text:p>
          </table:table-cell>
          <table:table-cell office:value-type="float" office:value="0.237258" calcext:value-type="float">
            <text:p>0.237258</text:p>
          </table:table-cell>
          <table:table-cell office:value-type="float" office:value="0.200281" calcext:value-type="float">
            <text:p>0.200281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186637" calcext:value-type="float">
            <text:p>0.186637</text:p>
          </table:table-cell>
          <table:table-cell table:number-columns-repeated="17"/>
        </table:table-row>
        <table:table-row table:style-name="ro1">
          <table:table-cell office:value-type="float" office:value="0.093792" calcext:value-type="float">
            <text:p>0.093792</text:p>
          </table:table-cell>
          <table:table-cell office:value-type="float" office:value="0.187579" calcext:value-type="float">
            <text:p>0.187579</text:p>
          </table:table-cell>
          <table:table-cell office:value-type="float" office:value="0.185325" calcext:value-type="float">
            <text:p>0.185325</text:p>
          </table:table-cell>
          <table:table-cell office:value-type="float" office:value="0.217946" calcext:value-type="float">
            <text:p>0.217946</text:p>
          </table:table-cell>
          <table:table-cell office:value-type="float" office:value="0.181694" calcext:value-type="float">
            <text:p>0.181694</text:p>
          </table:table-cell>
          <table:table-cell office:value-type="float" office:value="0.2036" calcext:value-type="float">
            <text:p>0.2036</text:p>
          </table:table-cell>
          <table:table-cell office:value-type="float" office:value="0.186367" calcext:value-type="float">
            <text:p>0.186367</text:p>
          </table:table-cell>
          <table:table-cell table:number-columns-repeated="17"/>
        </table:table-row>
        <table:table-row table:style-name="ro1">
          <table:table-cell office:value-type="float" office:value="0.093652" calcext:value-type="float">
            <text:p>0.093652</text:p>
          </table:table-cell>
          <table:table-cell office:value-type="float" office:value="0.232154" calcext:value-type="float">
            <text:p>0.232154</text:p>
          </table:table-cell>
          <table:table-cell office:value-type="float" office:value="0.22118" calcext:value-type="float">
            <text:p>0.22118</text:p>
          </table:table-cell>
          <table:table-cell office:value-type="float" office:value="0.257479" calcext:value-type="float">
            <text:p>0.257479</text:p>
          </table:table-cell>
          <table:table-cell office:value-type="float" office:value="0.167134" calcext:value-type="float">
            <text:p>0.167134</text:p>
          </table:table-cell>
          <table:table-cell office:value-type="float" office:value="0.175655" calcext:value-type="float">
            <text:p>0.175655</text:p>
          </table:table-cell>
          <table:table-cell office:value-type="float" office:value="0.217024" calcext:value-type="float">
            <text:p>0.217024</text:p>
          </table:table-cell>
          <table:table-cell table:number-columns-repeated="17"/>
        </table:table-row>
        <table:table-row table:style-name="ro1">
          <table:table-cell office:value-type="float" office:value="0.09381" calcext:value-type="float">
            <text:p>0.09381</text:p>
          </table:table-cell>
          <table:table-cell office:value-type="float" office:value="0.261783" calcext:value-type="float">
            <text:p>0.261783</text:p>
          </table:table-cell>
          <table:table-cell office:value-type="float" office:value="0.178674" calcext:value-type="float">
            <text:p>0.178674</text:p>
          </table:table-cell>
          <table:table-cell office:value-type="float" office:value="0.267039" calcext:value-type="float">
            <text:p>0.267039</text:p>
          </table:table-cell>
          <table:table-cell office:value-type="float" office:value="0.22831" calcext:value-type="float">
            <text:p>0.22831</text:p>
          </table:table-cell>
          <table:table-cell office:value-type="float" office:value="0.159873" calcext:value-type="float">
            <text:p>0.159873</text:p>
          </table:table-cell>
          <table:table-cell office:value-type="float" office:value="0.197694" calcext:value-type="float">
            <text:p>0.197694</text:p>
          </table:table-cell>
          <table:table-cell table:number-columns-repeated="17"/>
        </table:table-row>
        <table:table-row table:style-name="ro1">
          <table:table-cell office:value-type="float" office:value="0.062554" calcext:value-type="float">
            <text:p>0.062554</text:p>
          </table:table-cell>
          <table:table-cell office:value-type="float" office:value="0.233734" calcext:value-type="float">
            <text:p>0.233734</text:p>
          </table:table-cell>
          <table:table-cell office:value-type="float" office:value="0.198682" calcext:value-type="float">
            <text:p>0.198682</text:p>
          </table:table-cell>
          <table:table-cell office:value-type="float" office:value="0.264574" calcext:value-type="float">
            <text:p>0.264574</text:p>
          </table:table-cell>
          <table:table-cell office:value-type="float" office:value="0.237553" calcext:value-type="float">
            <text:p>0.237553</text:p>
          </table:table-cell>
          <table:table-cell office:value-type="float" office:value="0.217393" calcext:value-type="float">
            <text:p>0.217393</text:p>
          </table:table-cell>
          <table:table-cell office:value-type="float" office:value="0.19177" calcext:value-type="float">
            <text:p>0.19177</text:p>
          </table:table-cell>
          <table:table-cell table:number-columns-repeated="17"/>
        </table:table-row>
        <table:table-row table:style-name="ro1">
          <table:table-cell office:value-type="float" office:value="0.057468" calcext:value-type="float">
            <text:p>0.057468</text:p>
          </table:table-cell>
          <table:table-cell office:value-type="float" office:value="0.216434" calcext:value-type="float">
            <text:p>0.216434</text:p>
          </table:table-cell>
          <table:table-cell office:value-type="float" office:value="0.23844" calcext:value-type="float">
            <text:p>0.23844</text:p>
          </table:table-cell>
          <table:table-cell office:value-type="float" office:value="0.245698" calcext:value-type="float">
            <text:p>0.245698</text:p>
          </table:table-cell>
          <table:table-cell office:value-type="float" office:value="0.217051" calcext:value-type="float">
            <text:p>0.217051</text:p>
          </table:table-cell>
          <table:table-cell office:value-type="float" office:value="0.165366" calcext:value-type="float">
            <text:p>0.165366</text:p>
          </table:table-cell>
          <table:table-cell office:value-type="float" office:value="0.207754" calcext:value-type="float">
            <text:p>0.207754</text:p>
          </table:table-cell>
          <table:table-cell table:number-columns-repeated="17"/>
        </table:table-row>
        <table:table-row table:style-name="ro1">
          <table:table-cell office:value-type="float" office:value="0.054811" calcext:value-type="float">
            <text:p>0.054811</text:p>
          </table:table-cell>
          <table:table-cell office:value-type="float" office:value="0.248258" calcext:value-type="float">
            <text:p>0.248258</text:p>
          </table:table-cell>
          <table:table-cell office:value-type="float" office:value="0.256646" calcext:value-type="float">
            <text:p>0.256646</text:p>
          </table:table-cell>
          <table:table-cell office:value-type="float" office:value="0.274461" calcext:value-type="float">
            <text:p>0.274461</text:p>
          </table:table-cell>
          <table:table-cell office:value-type="float" office:value="0.23964" calcext:value-type="float">
            <text:p>0.23964</text:p>
          </table:table-cell>
          <table:table-cell office:value-type="float" office:value="0.206574" calcext:value-type="float">
            <text:p>0.206574</text:p>
          </table:table-cell>
          <table:table-cell office:value-type="float" office:value="0.174176" calcext:value-type="float">
            <text:p>0.174176</text:p>
          </table:table-cell>
          <table:table-cell table:number-columns-repeated="17"/>
        </table:table-row>
        <table:table-row table:style-name="ro1">
          <table:table-cell office:value-type="float" office:value="0.093864" calcext:value-type="float">
            <text:p>0.093864</text:p>
          </table:table-cell>
          <table:table-cell office:value-type="float" office:value="0.206939" calcext:value-type="float">
            <text:p>0.206939</text:p>
          </table:table-cell>
          <table:table-cell office:value-type="float" office:value="0.190344" calcext:value-type="float">
            <text:p>0.190344</text:p>
          </table:table-cell>
          <table:table-cell office:value-type="float" office:value="0.199839" calcext:value-type="float">
            <text:p>0.199839</text:p>
          </table:table-cell>
          <table:table-cell office:value-type="float" office:value="0.21213" calcext:value-type="float">
            <text:p>0.21213</text:p>
          </table:table-cell>
          <table:table-cell office:value-type="float" office:value="0.190571" calcext:value-type="float">
            <text:p>0.190571</text:p>
          </table:table-cell>
          <table:table-cell office:value-type="float" office:value="0.186901" calcext:value-type="float">
            <text:p>0.186901</text:p>
          </table:table-cell>
          <table:table-cell table:number-columns-repeated="17"/>
        </table:table-row>
        <table:table-row table:style-name="ro1">
          <table:table-cell office:value-type="float" office:value="0.05136" calcext:value-type="float">
            <text:p>0.05136</text:p>
          </table:table-cell>
          <table:table-cell office:value-type="float" office:value="0.252104" calcext:value-type="float">
            <text:p>0.252104</text:p>
          </table:table-cell>
          <table:table-cell office:value-type="float" office:value="0.186305" calcext:value-type="float">
            <text:p>0.186305</text:p>
          </table:table-cell>
          <table:table-cell office:value-type="float" office:value="0.149348" calcext:value-type="float">
            <text:p>0.149348</text:p>
          </table:table-cell>
          <table:table-cell office:value-type="float" office:value="0.225137" calcext:value-type="float">
            <text:p>0.225137</text:p>
          </table:table-cell>
          <table:table-cell office:value-type="float" office:value="0.243252" calcext:value-type="float">
            <text:p>0.243252</text:p>
          </table:table-cell>
          <table:table-cell office:value-type="float" office:value="0.209931" calcext:value-type="float">
            <text:p>0.209931</text:p>
          </table:table-cell>
          <table:table-cell table:number-columns-repeated="17"/>
        </table:table-row>
        <table:table-row table:style-name="ro1">
          <table:table-cell office:value-type="float" office:value="0.084383" calcext:value-type="float">
            <text:p>0.084383</text:p>
          </table:table-cell>
          <table:table-cell office:value-type="float" office:value="0.257243" calcext:value-type="float">
            <text:p>0.257243</text:p>
          </table:table-cell>
          <table:table-cell office:value-type="float" office:value="0.180324" calcext:value-type="float">
            <text:p>0.180324</text:p>
          </table:table-cell>
          <table:table-cell office:value-type="float" office:value="0.167987" calcext:value-type="float">
            <text:p>0.167987</text:p>
          </table:table-cell>
          <table:table-cell office:value-type="float" office:value="0.279114" calcext:value-type="float">
            <text:p>0.279114</text:p>
          </table:table-cell>
          <table:table-cell office:value-type="float" office:value="0.213735" calcext:value-type="float">
            <text:p>0.213735</text:p>
          </table:table-cell>
          <table:table-cell office:value-type="float" office:value="0.237715" calcext:value-type="float">
            <text:p>0.237715</text:p>
          </table:table-cell>
          <table:table-cell table:number-columns-repeated="17"/>
        </table:table-row>
        <table:table-row table:style-name="ro1">
          <table:table-cell office:value-type="float" office:value="0.052214" calcext:value-type="float">
            <text:p>0.052214</text:p>
          </table:table-cell>
          <table:table-cell office:value-type="float" office:value="0.273926" calcext:value-type="float">
            <text:p>0.273926</text:p>
          </table:table-cell>
          <table:table-cell office:value-type="float" office:value="0.182153" calcext:value-type="float">
            <text:p>0.182153</text:p>
          </table:table-cell>
          <table:table-cell office:value-type="float" office:value="0.262726" calcext:value-type="float">
            <text:p>0.262726</text:p>
          </table:table-cell>
          <table:table-cell office:value-type="float" office:value="0.241852" calcext:value-type="float">
            <text:p>0.241852</text:p>
          </table:table-cell>
          <table:table-cell office:value-type="float" office:value="0.176967" calcext:value-type="float">
            <text:p>0.176967</text:p>
          </table:table-cell>
          <table:table-cell office:value-type="float" office:value="0.201878" calcext:value-type="float">
            <text:p>0.201878</text:p>
          </table:table-cell>
          <table:table-cell table:number-columns-repeated="17"/>
        </table:table-row>
        <table:table-row table:style-name="ro1">
          <table:table-cell office:value-type="float" office:value="0.060473" calcext:value-type="float">
            <text:p>0.060473</text:p>
          </table:table-cell>
          <table:table-cell office:value-type="float" office:value="0.209113" calcext:value-type="float">
            <text:p>0.209113</text:p>
          </table:table-cell>
          <table:table-cell office:value-type="float" office:value="0.18751" calcext:value-type="float">
            <text:p>0.18751</text:p>
          </table:table-cell>
          <table:table-cell office:value-type="float" office:value="0.165687" calcext:value-type="float">
            <text:p>0.165687</text:p>
          </table:table-cell>
          <table:table-cell office:value-type="float" office:value="0.157022" calcext:value-type="float">
            <text:p>0.157022</text:p>
          </table:table-cell>
          <table:table-cell office:value-type="float" office:value="0.191695" calcext:value-type="float">
            <text:p>0.191695</text:p>
          </table:table-cell>
          <table:table-cell office:value-type="float" office:value="0.213082" calcext:value-type="float">
            <text:p>0.213082</text:p>
          </table:table-cell>
          <table:table-cell table:number-columns-repeated="17"/>
        </table:table-row>
        <table:table-row table:style-name="ro1">
          <table:table-cell office:value-type="float" office:value="0.058851" calcext:value-type="float">
            <text:p>0.058851</text:p>
          </table:table-cell>
          <table:table-cell office:value-type="float" office:value="0.206417" calcext:value-type="float">
            <text:p>0.206417</text:p>
          </table:table-cell>
          <table:table-cell office:value-type="float" office:value="0.206383" calcext:value-type="float">
            <text:p>0.206383</text:p>
          </table:table-cell>
          <table:table-cell office:value-type="float" office:value="0.260106" calcext:value-type="float">
            <text:p>0.260106</text:p>
          </table:table-cell>
          <table:table-cell office:value-type="float" office:value="0.22897" calcext:value-type="float">
            <text:p>0.22897</text:p>
          </table:table-cell>
          <table:table-cell office:value-type="float" office:value="0.171984" calcext:value-type="float">
            <text:p>0.171984</text:p>
          </table:table-cell>
          <table:table-cell office:value-type="float" office:value="0.181623" calcext:value-type="float">
            <text:p>0.181623</text:p>
          </table:table-cell>
          <table:table-cell table:number-columns-repeated="17"/>
        </table:table-row>
        <table:table-row table:style-name="ro1">
          <table:table-cell office:value-type="float" office:value="0.073151" calcext:value-type="float">
            <text:p>0.073151</text:p>
          </table:table-cell>
          <table:table-cell office:value-type="float" office:value="0.208987" calcext:value-type="float">
            <text:p>0.208987</text:p>
          </table:table-cell>
          <table:table-cell office:value-type="float" office:value="0.208086" calcext:value-type="float">
            <text:p>0.208086</text:p>
          </table:table-cell>
          <table:table-cell office:value-type="float" office:value="0.256057" calcext:value-type="float">
            <text:p>0.256057</text:p>
          </table:table-cell>
          <table:table-cell office:value-type="float" office:value="0.213453" calcext:value-type="float">
            <text:p>0.213453</text:p>
          </table:table-cell>
          <table:table-cell office:value-type="float" office:value="0.178877" calcext:value-type="float">
            <text:p>0.178877</text:p>
          </table:table-cell>
          <table:table-cell office:value-type="float" office:value="0.21235" calcext:value-type="float">
            <text:p>0.21235</text:p>
          </table:table-cell>
          <table:table-cell table:number-columns-repeated="17"/>
        </table:table-row>
        <table:table-row table:style-name="ro1">
          <table:table-cell office:value-type="float" office:value="0.090248" calcext:value-type="float">
            <text:p>0.090248</text:p>
          </table:table-cell>
          <table:table-cell office:value-type="float" office:value="0.213328" calcext:value-type="float">
            <text:p>0.213328</text:p>
          </table:table-cell>
          <table:table-cell office:value-type="float" office:value="0.19586" calcext:value-type="float">
            <text:p>0.19586</text:p>
          </table:table-cell>
          <table:table-cell office:value-type="float" office:value="0.195579" calcext:value-type="float">
            <text:p>0.195579</text:p>
          </table:table-cell>
          <table:table-cell office:value-type="float" office:value="0.205668" calcext:value-type="float">
            <text:p>0.205668</text:p>
          </table:table-cell>
          <table:table-cell office:value-type="float" office:value="0.429112" calcext:value-type="float">
            <text:p>0.429112</text:p>
          </table:table-cell>
          <table:table-cell office:value-type="float" office:value="0.184837" calcext:value-type="float">
            <text:p>0.184837</text:p>
          </table:table-cell>
          <table:table-cell table:number-columns-repeated="17"/>
        </table:table-row>
        <table:table-row table:style-name="ro1">
          <table:table-cell office:value-type="float" office:value="0.081906" calcext:value-type="float">
            <text:p>0.081906</text:p>
          </table:table-cell>
          <table:table-cell office:value-type="float" office:value="0.222224" calcext:value-type="float">
            <text:p>0.222224</text:p>
          </table:table-cell>
          <table:table-cell office:value-type="float" office:value="0.249631" calcext:value-type="float">
            <text:p>0.249631</text:p>
          </table:table-cell>
          <table:table-cell office:value-type="float" office:value="0.22495" calcext:value-type="float">
            <text:p>0.22495</text:p>
          </table:table-cell>
          <table:table-cell office:value-type="float" office:value="0.189682" calcext:value-type="float">
            <text:p>0.189682</text:p>
          </table:table-cell>
          <table:table-cell office:value-type="float" office:value="0.246887" calcext:value-type="float">
            <text:p>0.246887</text:p>
          </table:table-cell>
          <table:table-cell office:value-type="float" office:value="0.190214" calcext:value-type="float">
            <text:p>0.190214</text:p>
          </table:table-cell>
          <table:table-cell table:number-columns-repeated="17"/>
        </table:table-row>
        <table:table-row table:style-name="ro1">
          <table:table-cell office:value-type="float" office:value="0.070185" calcext:value-type="float">
            <text:p>0.070185</text:p>
          </table:table-cell>
          <table:table-cell office:value-type="float" office:value="0.281578" calcext:value-type="float">
            <text:p>0.281578</text:p>
          </table:table-cell>
          <table:table-cell office:value-type="float" office:value="0.213286" calcext:value-type="float">
            <text:p>0.213286</text:p>
          </table:table-cell>
          <table:table-cell office:value-type="float" office:value="0.192707" calcext:value-type="float">
            <text:p>0.192707</text:p>
          </table:table-cell>
          <table:table-cell office:value-type="float" office:value="0.241489" calcext:value-type="float">
            <text:p>0.241489</text:p>
          </table:table-cell>
          <table:table-cell office:value-type="float" office:value="0.256986" calcext:value-type="float">
            <text:p>0.256986</text:p>
          </table:table-cell>
          <table:table-cell office:value-type="float" office:value="0.21684" calcext:value-type="float">
            <text:p>0.21684</text:p>
          </table:table-cell>
          <table:table-cell table:number-columns-repeated="17"/>
        </table:table-row>
        <table:table-row table:style-name="ro1">
          <table:table-cell office:value-type="float" office:value="0.054725" calcext:value-type="float">
            <text:p>0.054725</text:p>
          </table:table-cell>
          <table:table-cell office:value-type="float" office:value="0.212002" calcext:value-type="float">
            <text:p>0.212002</text:p>
          </table:table-cell>
          <table:table-cell office:value-type="float" office:value="0.215033" calcext:value-type="float">
            <text:p>0.215033</text:p>
          </table:table-cell>
          <table:table-cell office:value-type="float" office:value="0.197033" calcext:value-type="float">
            <text:p>0.197033</text:p>
          </table:table-cell>
          <table:table-cell office:value-type="float" office:value="0.247443" calcext:value-type="float">
            <text:p>0.247443</text:p>
          </table:table-cell>
          <table:table-cell office:value-type="float" office:value="0.18614" calcext:value-type="float">
            <text:p>0.18614</text:p>
          </table:table-cell>
          <table:table-cell office:value-type="float" office:value="0.177697" calcext:value-type="float">
            <text:p>0.177697</text:p>
          </table:table-cell>
          <table:table-cell table:number-columns-repeated="17"/>
        </table:table-row>
        <table:table-row table:style-name="ro1">
          <table:table-cell office:value-type="float" office:value="0.093578" calcext:value-type="float">
            <text:p>0.093578</text:p>
          </table:table-cell>
          <table:table-cell office:value-type="float" office:value="0.227941" calcext:value-type="float">
            <text:p>0.227941</text:p>
          </table:table-cell>
          <table:table-cell office:value-type="float" office:value="0.226257" calcext:value-type="float">
            <text:p>0.226257</text:p>
          </table:table-cell>
          <table:table-cell office:value-type="float" office:value="0.257312" calcext:value-type="float">
            <text:p>0.257312</text:p>
          </table:table-cell>
          <table:table-cell office:value-type="float" office:value="0.239708" calcext:value-type="float">
            <text:p>0.239708</text:p>
          </table:table-cell>
          <table:table-cell office:value-type="float" office:value="0.189393" calcext:value-type="float">
            <text:p>0.189393</text:p>
          </table:table-cell>
          <table:table-cell office:value-type="float" office:value="0.185467" calcext:value-type="float">
            <text:p>0.185467</text:p>
          </table:table-cell>
          <table:table-cell table:number-columns-repeated="17"/>
        </table:table-row>
        <table:table-row table:style-name="ro1">
          <table:table-cell office:value-type="float" office:value="0.065352" calcext:value-type="float">
            <text:p>0.065352</text:p>
          </table:table-cell>
          <table:table-cell office:value-type="float" office:value="0.252328" calcext:value-type="float">
            <text:p>0.252328</text:p>
          </table:table-cell>
          <table:table-cell office:value-type="float" office:value="0.192597" calcext:value-type="float">
            <text:p>0.192597</text:p>
          </table:table-cell>
          <table:table-cell office:value-type="float" office:value="0.227628" calcext:value-type="float">
            <text:p>0.227628</text:p>
          </table:table-cell>
          <table:table-cell office:value-type="float" office:value="0.232431" calcext:value-type="float">
            <text:p>0.232431</text:p>
          </table:table-cell>
          <table:table-cell office:value-type="float" office:value="0.239479" calcext:value-type="float">
            <text:p>0.239479</text:p>
          </table:table-cell>
          <table:table-cell office:value-type="float" office:value="0.177342" calcext:value-type="float">
            <text:p>0.177342</text:p>
          </table:table-cell>
          <table:table-cell table:number-columns-repeated="17"/>
        </table:table-row>
        <table:table-row table:style-name="ro1">
          <table:table-cell office:value-type="float" office:value="0.091763" calcext:value-type="float">
            <text:p>0.091763</text:p>
          </table:table-cell>
          <table:table-cell office:value-type="float" office:value="0.250701" calcext:value-type="float">
            <text:p>0.250701</text:p>
          </table:table-cell>
          <table:table-cell office:value-type="float" office:value="0.246214" calcext:value-type="float">
            <text:p>0.246214</text:p>
          </table:table-cell>
          <table:table-cell office:value-type="float" office:value="0.213478" calcext:value-type="float">
            <text:p>0.213478</text:p>
          </table:table-cell>
          <table:table-cell office:value-type="float" office:value="0.233726" calcext:value-type="float">
            <text:p>0.233726</text:p>
          </table:table-cell>
          <table:table-cell office:value-type="float" office:value="0.241034" calcext:value-type="float">
            <text:p>0.241034</text:p>
          </table:table-cell>
          <table:table-cell office:value-type="float" office:value="0.174465" calcext:value-type="float">
            <text:p>0.174465</text:p>
          </table:table-cell>
          <table:table-cell table:number-columns-repeated="17"/>
        </table:table-row>
        <table:table-row table:style-name="ro1">
          <table:table-cell office:value-type="float" office:value="0.054289" calcext:value-type="float">
            <text:p>0.054289</text:p>
          </table:table-cell>
          <table:table-cell office:value-type="float" office:value="0.264467" calcext:value-type="float">
            <text:p>0.264467</text:p>
          </table:table-cell>
          <table:table-cell office:value-type="float" office:value="0.228736" calcext:value-type="float">
            <text:p>0.228736</text:p>
          </table:table-cell>
          <table:table-cell office:value-type="float" office:value="0.171624" calcext:value-type="float">
            <text:p>0.171624</text:p>
          </table:table-cell>
          <table:table-cell office:value-type="float" office:value="0.253001" calcext:value-type="float">
            <text:p>0.253001</text:p>
          </table:table-cell>
          <table:table-cell office:value-type="float" office:value="0.181534" calcext:value-type="float">
            <text:p>0.181534</text:p>
          </table:table-cell>
          <table:table-cell office:value-type="float" office:value="0.173612" calcext:value-type="float">
            <text:p>0.173612</text:p>
          </table:table-cell>
          <table:table-cell table:number-columns-repeated="17"/>
        </table:table-row>
        <table:table-row table:style-name="ro1">
          <table:table-cell office:value-type="float" office:value="0.060923" calcext:value-type="float">
            <text:p>0.060923</text:p>
          </table:table-cell>
          <table:table-cell office:value-type="float" office:value="0.265027" calcext:value-type="float">
            <text:p>0.265027</text:p>
          </table:table-cell>
          <table:table-cell office:value-type="float" office:value="0.157921" calcext:value-type="float">
            <text:p>0.157921</text:p>
          </table:table-cell>
          <table:table-cell office:value-type="float" office:value="0.218988" calcext:value-type="float">
            <text:p>0.218988</text:p>
          </table:table-cell>
          <table:table-cell office:value-type="float" office:value="0.182886" calcext:value-type="float">
            <text:p>0.182886</text:p>
          </table:table-cell>
          <table:table-cell office:value-type="float" office:value="0.172738" calcext:value-type="float">
            <text:p>0.172738</text:p>
          </table:table-cell>
          <table:table-cell office:value-type="float" office:value="0.185363" calcext:value-type="float">
            <text:p>0.185363</text:p>
          </table:table-cell>
          <table:table-cell table:number-columns-repeated="17"/>
        </table:table-row>
        <table:table-row table:style-name="ro1">
          <table:table-cell office:value-type="float" office:value="0.093834" calcext:value-type="float">
            <text:p>0.093834</text:p>
          </table:table-cell>
          <table:table-cell office:value-type="float" office:value="0.19499" calcext:value-type="float">
            <text:p>0.19499</text:p>
          </table:table-cell>
          <table:table-cell office:value-type="float" office:value="0.199499" calcext:value-type="float">
            <text:p>0.199499</text:p>
          </table:table-cell>
          <table:table-cell office:value-type="float" office:value="0.218915" calcext:value-type="float">
            <text:p>0.218915</text:p>
          </table:table-cell>
          <table:table-cell office:value-type="float" office:value="0.181845" calcext:value-type="float">
            <text:p>0.181845</text:p>
          </table:table-cell>
          <table:table-cell office:value-type="float" office:value="0.219745" calcext:value-type="float">
            <text:p>0.219745</text:p>
          </table:table-cell>
          <table:table-cell office:value-type="float" office:value="0.167557" calcext:value-type="float">
            <text:p>0.167557</text:p>
          </table:table-cell>
          <table:table-cell table:number-columns-repeated="17"/>
        </table:table-row>
        <table:table-row table:style-name="ro1">
          <table:table-cell office:value-type="float" office:value="0.051824" calcext:value-type="float">
            <text:p>0.051824</text:p>
          </table:table-cell>
          <table:table-cell office:value-type="float" office:value="0.275083" calcext:value-type="float">
            <text:p>0.275083</text:p>
          </table:table-cell>
          <table:table-cell office:value-type="float" office:value="0.219441" calcext:value-type="float">
            <text:p>0.219441</text:p>
          </table:table-cell>
          <table:table-cell office:value-type="float" office:value="0.234572" calcext:value-type="float">
            <text:p>0.234572</text:p>
          </table:table-cell>
          <table:table-cell office:value-type="float" office:value="0.168124" calcext:value-type="float">
            <text:p>0.168124</text:p>
          </table:table-cell>
          <table:table-cell office:value-type="float" office:value="0.189717" calcext:value-type="float">
            <text:p>0.189717</text:p>
          </table:table-cell>
          <table:table-cell office:value-type="float" office:value="0.195754" calcext:value-type="float">
            <text:p>0.195754</text:p>
          </table:table-cell>
          <table:table-cell table:number-columns-repeated="17"/>
        </table:table-row>
        <table:table-row table:style-name="ro1">
          <table:table-cell office:value-type="float" office:value="0.083075" calcext:value-type="float">
            <text:p>0.083075</text:p>
          </table:table-cell>
          <table:table-cell office:value-type="float" office:value="0.26264" calcext:value-type="float">
            <text:p>0.26264</text:p>
          </table:table-cell>
          <table:table-cell office:value-type="float" office:value="0.25723" calcext:value-type="float">
            <text:p>0.25723</text:p>
          </table:table-cell>
          <table:table-cell office:value-type="float" office:value="0.228384" calcext:value-type="float">
            <text:p>0.228384</text:p>
          </table:table-cell>
          <table:table-cell office:value-type="float" office:value="0.232583" calcext:value-type="float">
            <text:p>0.232583</text:p>
          </table:table-cell>
          <table:table-cell office:value-type="float" office:value="0.208184" calcext:value-type="float">
            <text:p>0.208184</text:p>
          </table:table-cell>
          <table:table-cell office:value-type="float" office:value="0.199369" calcext:value-type="float">
            <text:p>0.199369</text:p>
          </table:table-cell>
          <table:table-cell table:number-columns-repeated="17"/>
        </table:table-row>
        <table:table-row table:style-name="ro1">
          <table:table-cell office:value-type="float" office:value="0.093011" calcext:value-type="float">
            <text:p>0.093011</text:p>
          </table:table-cell>
          <table:table-cell office:value-type="float" office:value="0.246835" calcext:value-type="float">
            <text:p>0.246835</text:p>
          </table:table-cell>
          <table:table-cell office:value-type="float" office:value="0.260475" calcext:value-type="float">
            <text:p>0.260475</text:p>
          </table:table-cell>
          <table:table-cell office:value-type="float" office:value="0.199699" calcext:value-type="float">
            <text:p>0.199699</text:p>
          </table:table-cell>
          <table:table-cell office:value-type="float" office:value="0.24136" calcext:value-type="float">
            <text:p>0.24136</text:p>
          </table:table-cell>
          <table:table-cell office:value-type="float" office:value="0.216925" calcext:value-type="float">
            <text:p>0.216925</text:p>
          </table:table-cell>
          <table:table-cell office:value-type="float" office:value="0.17999" calcext:value-type="float">
            <text:p>0.17999</text:p>
          </table:table-cell>
          <table:table-cell table:number-columns-repeated="17"/>
        </table:table-row>
        <table:table-row table:style-name="ro1">
          <table:table-cell office:value-type="float" office:value="0.093729" calcext:value-type="float">
            <text:p>0.093729</text:p>
          </table:table-cell>
          <table:table-cell office:value-type="float" office:value="0.247044" calcext:value-type="float">
            <text:p>0.247044</text:p>
          </table:table-cell>
          <table:table-cell office:value-type="float" office:value="0.227501" calcext:value-type="float">
            <text:p>0.227501</text:p>
          </table:table-cell>
          <table:table-cell office:value-type="float" office:value="0.235575" calcext:value-type="float">
            <text:p>0.235575</text:p>
          </table:table-cell>
          <table:table-cell office:value-type="float" office:value="0.206" calcext:value-type="float">
            <text:p>0.206</text:p>
          </table:table-cell>
          <table:table-cell office:value-type="float" office:value="0.158406" calcext:value-type="float">
            <text:p>0.158406</text:p>
          </table:table-cell>
          <table:table-cell office:value-type="float" office:value="0.213494" calcext:value-type="float">
            <text:p>0.213494</text:p>
          </table:table-cell>
          <table:table-cell table:number-columns-repeated="17"/>
        </table:table-row>
        <table:table-row table:style-name="ro1">
          <table:table-cell office:value-type="float" office:value="0.090475" calcext:value-type="float">
            <text:p>0.090475</text:p>
          </table:table-cell>
          <table:table-cell office:value-type="float" office:value="0.216437" calcext:value-type="float">
            <text:p>0.216437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0.229123" calcext:value-type="float">
            <text:p>0.229123</text:p>
          </table:table-cell>
          <table:table-cell office:value-type="float" office:value="0.192234" calcext:value-type="float">
            <text:p>0.192234</text:p>
          </table:table-cell>
          <table:table-cell office:value-type="float" office:value="0.201915" calcext:value-type="float">
            <text:p>0.201915</text:p>
          </table:table-cell>
          <table:table-cell office:value-type="float" office:value="0.210809" calcext:value-type="float">
            <text:p>0.210809</text:p>
          </table:table-cell>
          <table:table-cell table:number-columns-repeated="17"/>
        </table:table-row>
        <table:table-row table:style-name="ro1">
          <table:table-cell office:value-type="float" office:value="0.078644" calcext:value-type="float">
            <text:p>0.078644</text:p>
          </table:table-cell>
          <table:table-cell office:value-type="float" office:value="0.201008" calcext:value-type="float">
            <text:p>0.201008</text:p>
          </table:table-cell>
          <table:table-cell office:value-type="float" office:value="0.207775" calcext:value-type="float">
            <text:p>0.207775</text:p>
          </table:table-cell>
          <table:table-cell office:value-type="float" office:value="0.233395" calcext:value-type="float">
            <text:p>0.233395</text:p>
          </table:table-cell>
          <table:table-cell office:value-type="float" office:value="0.210392" calcext:value-type="float">
            <text:p>0.210392</text:p>
          </table:table-cell>
          <table:table-cell office:value-type="float" office:value="0.182761" calcext:value-type="float">
            <text:p>0.182761</text:p>
          </table:table-cell>
          <table:table-cell office:value-type="float" office:value="0.176884" calcext:value-type="float">
            <text:p>0.176884</text:p>
          </table:table-cell>
          <table:table-cell table:number-columns-repeated="17"/>
        </table:table-row>
        <table:table-row table:style-name="ro1">
          <table:table-cell office:value-type="float" office:value="0.090639" calcext:value-type="float">
            <text:p>0.090639</text:p>
          </table:table-cell>
          <table:table-cell office:value-type="float" office:value="0.118783" calcext:value-type="float">
            <text:p>0.118783</text:p>
          </table:table-cell>
          <table:table-cell office:value-type="float" office:value="0.176776" calcext:value-type="float">
            <text:p>0.176776</text:p>
          </table:table-cell>
          <table:table-cell office:value-type="float" office:value="0.219071" calcext:value-type="float">
            <text:p>0.219071</text:p>
          </table:table-cell>
          <table:table-cell office:value-type="float" office:value="0.189066" calcext:value-type="float">
            <text:p>0.189066</text:p>
          </table:table-cell>
          <table:table-cell office:value-type="float" office:value="0.201283" calcext:value-type="float">
            <text:p>0.201283</text:p>
          </table:table-cell>
          <table:table-cell office:value-type="float" office:value="0.210429" calcext:value-type="float">
            <text:p>0.210429</text:p>
          </table:table-cell>
          <table:table-cell table:number-columns-repeated="17"/>
        </table:table-row>
        <table:table-row table:style-name="ro1">
          <table:table-cell office:value-type="float" office:value="0.055363" calcext:value-type="float">
            <text:p>0.055363</text:p>
          </table:table-cell>
          <table:table-cell office:value-type="float" office:value="0.215462" calcext:value-type="float">
            <text:p>0.215462</text:p>
          </table:table-cell>
          <table:table-cell office:value-type="float" office:value="0.14519" calcext:value-type="float">
            <text:p>0.14519</text:p>
          </table:table-cell>
          <table:table-cell office:value-type="float" office:value="0.222856" calcext:value-type="float">
            <text:p>0.222856</text:p>
          </table:table-cell>
          <table:table-cell office:value-type="float" office:value="0.221542" calcext:value-type="float">
            <text:p>0.221542</text:p>
          </table:table-cell>
          <table:table-cell office:value-type="float" office:value="0.209002" calcext:value-type="float">
            <text:p>0.209002</text:p>
          </table:table-cell>
          <table:table-cell office:value-type="float" office:value="0.177154" calcext:value-type="float">
            <text:p>0.177154</text:p>
          </table:table-cell>
          <table:table-cell table:number-columns-repeated="17"/>
        </table:table-row>
        <table:table-row table:style-name="ro1">
          <table:table-cell office:value-type="float" office:value="0.065765" calcext:value-type="float">
            <text:p>0.065765</text:p>
          </table:table-cell>
          <table:table-cell office:value-type="float" office:value="0.229525" calcext:value-type="float">
            <text:p>0.229525</text:p>
          </table:table-cell>
          <table:table-cell office:value-type="float" office:value="0.211917" calcext:value-type="float">
            <text:p>0.211917</text:p>
          </table:table-cell>
          <table:table-cell office:value-type="float" office:value="0.159091" calcext:value-type="float">
            <text:p>0.159091</text:p>
          </table:table-cell>
          <table:table-cell office:value-type="float" office:value="0.198701" calcext:value-type="float">
            <text:p>0.198701</text:p>
          </table:table-cell>
          <table:table-cell office:value-type="float" office:value="0.211701" calcext:value-type="float">
            <text:p>0.211701</text:p>
          </table:table-cell>
          <table:table-cell office:value-type="float" office:value="0.190428" calcext:value-type="float">
            <text:p>0.190428</text:p>
          </table:table-cell>
          <table:table-cell table:number-columns-repeated="17"/>
        </table:table-row>
        <table:table-row table:style-name="ro1">
          <table:table-cell office:value-type="float" office:value="0.055416" calcext:value-type="float">
            <text:p>0.055416</text:p>
          </table:table-cell>
          <table:table-cell office:value-type="float" office:value="0.250231" calcext:value-type="float">
            <text:p>0.250231</text:p>
          </table:table-cell>
          <table:table-cell office:value-type="float" office:value="0.213115" calcext:value-type="float">
            <text:p>0.213115</text:p>
          </table:table-cell>
          <table:table-cell office:value-type="float" office:value="0.265852" calcext:value-type="float">
            <text:p>0.265852</text:p>
          </table:table-cell>
          <table:table-cell office:value-type="float" office:value="0.182146" calcext:value-type="float">
            <text:p>0.182146</text:p>
          </table:table-cell>
          <table:table-cell office:value-type="float" office:value="0.173034" calcext:value-type="float">
            <text:p>0.173034</text:p>
          </table:table-cell>
          <table:table-cell office:value-type="float" office:value="0.186371" calcext:value-type="float">
            <text:p>0.186371</text:p>
          </table:table-cell>
          <table:table-cell table:number-columns-repeated="17"/>
        </table:table-row>
        <table:table-row table:style-name="ro1">
          <table:table-cell office:value-type="float" office:value="0.067146" calcext:value-type="float">
            <text:p>0.067146</text:p>
          </table:table-cell>
          <table:table-cell office:value-type="float" office:value="0.25132" calcext:value-type="float">
            <text:p>0.25132</text:p>
          </table:table-cell>
          <table:table-cell office:value-type="float" office:value="0.225787" calcext:value-type="float">
            <text:p>0.225787</text:p>
          </table:table-cell>
          <table:table-cell office:value-type="float" office:value="0.210608" calcext:value-type="float">
            <text:p>0.210608</text:p>
          </table:table-cell>
          <table:table-cell office:value-type="float" office:value="0.200655" calcext:value-type="float">
            <text:p>0.200655</text:p>
          </table:table-cell>
          <table:table-cell office:value-type="float" office:value="0.188639" calcext:value-type="float">
            <text:p>0.188639</text:p>
          </table:table-cell>
          <table:table-cell office:value-type="float" office:value="0.202789" calcext:value-type="float">
            <text:p>0.202789</text:p>
          </table:table-cell>
          <table:table-cell table:number-columns-repeated="17"/>
        </table:table-row>
        <table:table-row table:style-name="ro1">
          <table:table-cell office:value-type="float" office:value="0.083896" calcext:value-type="float">
            <text:p>0.083896</text:p>
          </table:table-cell>
          <table:table-cell office:value-type="float" office:value="0.239909" calcext:value-type="float">
            <text:p>0.239909</text:p>
          </table:table-cell>
          <table:table-cell office:value-type="float" office:value="0.196038" calcext:value-type="float">
            <text:p>0.196038</text:p>
          </table:table-cell>
          <table:table-cell office:value-type="float" office:value="0.209443" calcext:value-type="float">
            <text:p>0.209443</text:p>
          </table:table-cell>
          <table:table-cell office:value-type="float" office:value="0.198298" calcext:value-type="float">
            <text:p>0.198298</text:p>
          </table:table-cell>
          <table:table-cell office:value-type="float" office:value="0.192659" calcext:value-type="float">
            <text:p>0.192659</text:p>
          </table:table-cell>
          <table:table-cell office:value-type="float" office:value="0.162527" calcext:value-type="float">
            <text:p>0.162527</text:p>
          </table:table-cell>
          <table:table-cell table:number-columns-repeated="17"/>
        </table:table-row>
        <table:table-row table:style-name="ro1">
          <table:table-cell office:value-type="float" office:value="0.090171" calcext:value-type="float">
            <text:p>0.090171</text:p>
          </table:table-cell>
          <table:table-cell office:value-type="float" office:value="0.22762" calcext:value-type="float">
            <text:p>0.22762</text:p>
          </table:table-cell>
          <table:table-cell office:value-type="float" office:value="0.219699" calcext:value-type="float">
            <text:p>0.219699</text:p>
          </table:table-cell>
          <table:table-cell office:value-type="float" office:value="0.269576" calcext:value-type="float">
            <text:p>0.269576</text:p>
          </table:table-cell>
          <table:table-cell office:value-type="float" office:value="0.203353" calcext:value-type="float">
            <text:p>0.203353</text:p>
          </table:table-cell>
          <table:table-cell office:value-type="float" office:value="0.21558" calcext:value-type="float">
            <text:p>0.21558</text:p>
          </table:table-cell>
          <table:table-cell office:value-type="float" office:value="0.199472" calcext:value-type="float">
            <text:p>0.199472</text:p>
          </table:table-cell>
          <table:table-cell table:number-columns-repeated="17"/>
        </table:table-row>
        <table:table-row table:style-name="ro1">
          <table:table-cell office:value-type="float" office:value="0.064428" calcext:value-type="float">
            <text:p>0.064428</text:p>
          </table:table-cell>
          <table:table-cell office:value-type="float" office:value="0.233119" calcext:value-type="float">
            <text:p>0.233119</text:p>
          </table:table-cell>
          <table:table-cell office:value-type="float" office:value="0.238198" calcext:value-type="float">
            <text:p>0.238198</text:p>
          </table:table-cell>
          <table:table-cell office:value-type="float" office:value="0.258149" calcext:value-type="float">
            <text:p>0.258149</text:p>
          </table:table-cell>
          <table:table-cell office:value-type="float" office:value="0.220967" calcext:value-type="float">
            <text:p>0.220967</text:p>
          </table:table-cell>
          <table:table-cell office:value-type="float" office:value="0.177507" calcext:value-type="float">
            <text:p>0.177507</text:p>
          </table:table-cell>
          <table:table-cell office:value-type="float" office:value="0.189242" calcext:value-type="float">
            <text:p>0.189242</text:p>
          </table:table-cell>
          <table:table-cell table:number-columns-repeated="17"/>
        </table:table-row>
        <table:table-row table:style-name="ro1">
          <table:table-cell office:value-type="float" office:value="0.064878" calcext:value-type="float">
            <text:p>0.064878</text:p>
          </table:table-cell>
          <table:table-cell office:value-type="float" office:value="0.274879" calcext:value-type="float">
            <text:p>0.274879</text:p>
          </table:table-cell>
          <table:table-cell office:value-type="float" office:value="0.218538" calcext:value-type="float">
            <text:p>0.218538</text:p>
          </table:table-cell>
          <table:table-cell office:value-type="float" office:value="0.245978" calcext:value-type="float">
            <text:p>0.245978</text:p>
          </table:table-cell>
          <table:table-cell office:value-type="float" office:value="0.234915" calcext:value-type="float">
            <text:p>0.234915</text:p>
          </table:table-cell>
          <table:table-cell office:value-type="float" office:value="0.218072" calcext:value-type="float">
            <text:p>0.218072</text:p>
          </table:table-cell>
          <table:table-cell office:value-type="float" office:value="0.176748" calcext:value-type="float">
            <text:p>0.176748</text:p>
          </table:table-cell>
          <table:table-cell table:number-columns-repeated="17"/>
        </table:table-row>
        <table:table-row table:style-name="ro1">
          <table:table-cell office:value-type="float" office:value="0.083987" calcext:value-type="float">
            <text:p>0.083987</text:p>
          </table:table-cell>
          <table:table-cell office:value-type="float" office:value="0.214621" calcext:value-type="float">
            <text:p>0.214621</text:p>
          </table:table-cell>
          <table:table-cell office:value-type="float" office:value="0.229125" calcext:value-type="float">
            <text:p>0.229125</text:p>
          </table:table-cell>
          <table:table-cell office:value-type="float" office:value="0.242397" calcext:value-type="float">
            <text:p>0.242397</text:p>
          </table:table-cell>
          <table:table-cell office:value-type="float" office:value="0.226168" calcext:value-type="float">
            <text:p>0.226168</text:p>
          </table:table-cell>
          <table:table-cell office:value-type="float" office:value="0.205197" calcext:value-type="float">
            <text:p>0.205197</text:p>
          </table:table-cell>
          <table:table-cell office:value-type="float" office:value="0.191981" calcext:value-type="float">
            <text:p>0.191981</text:p>
          </table:table-cell>
          <table:table-cell table:number-columns-repeated="17"/>
        </table:table-row>
        <table:table-row table:style-name="ro1">
          <table:table-cell office:value-type="float" office:value="0.090786" calcext:value-type="float">
            <text:p>0.090786</text:p>
          </table:table-cell>
          <table:table-cell office:value-type="float" office:value="0.275114" calcext:value-type="float">
            <text:p>0.275114</text:p>
          </table:table-cell>
          <table:table-cell office:value-type="float" office:value="0.198309" calcext:value-type="float">
            <text:p>0.198309</text:p>
          </table:table-cell>
          <table:table-cell office:value-type="float" office:value="0.251938" calcext:value-type="float">
            <text:p>0.251938</text:p>
          </table:table-cell>
          <table:table-cell office:value-type="float" office:value="0.205893" calcext:value-type="float">
            <text:p>0.205893</text:p>
          </table:table-cell>
          <table:table-cell office:value-type="float" office:value="0.170658" calcext:value-type="float">
            <text:p>0.170658</text:p>
          </table:table-cell>
          <table:table-cell office:value-type="float" office:value="0.186889" calcext:value-type="float">
            <text:p>0.186889</text:p>
          </table:table-cell>
          <table:table-cell table:number-columns-repeated="17"/>
        </table:table-row>
        <table:table-row table:style-name="ro1">
          <table:table-cell office:value-type="float" office:value="0.071465" calcext:value-type="float">
            <text:p>0.071465</text:p>
          </table:table-cell>
          <table:table-cell office:value-type="float" office:value="0.223482" calcext:value-type="float">
            <text:p>0.223482</text:p>
          </table:table-cell>
          <table:table-cell office:value-type="float" office:value="0.210886" calcext:value-type="float">
            <text:p>0.210886</text:p>
          </table:table-cell>
          <table:table-cell office:value-type="float" office:value="0.265144" calcext:value-type="float">
            <text:p>0.265144</text:p>
          </table:table-cell>
          <table:table-cell office:value-type="float" office:value="0.214145" calcext:value-type="float">
            <text:p>0.214145</text:p>
          </table:table-cell>
          <table:table-cell office:value-type="float" office:value="0.167572" calcext:value-type="float">
            <text:p>0.167572</text:p>
          </table:table-cell>
          <table:table-cell office:value-type="float" office:value="0.159087" calcext:value-type="float">
            <text:p>0.159087</text:p>
          </table:table-cell>
          <table:table-cell table:number-columns-repeated="17"/>
        </table:table-row>
        <table:table-row table:style-name="ro1">
          <table:table-cell office:value-type="float" office:value="0.093558" calcext:value-type="float">
            <text:p>0.093558</text:p>
          </table:table-cell>
          <table:table-cell office:value-type="float" office:value="0.211297" calcext:value-type="float">
            <text:p>0.211297</text:p>
          </table:table-cell>
          <table:table-cell office:value-type="float" office:value="0.217934" calcext:value-type="float">
            <text:p>0.217934</text:p>
          </table:table-cell>
          <table:table-cell office:value-type="float" office:value="0.25395" calcext:value-type="float">
            <text:p>0.25395</text:p>
          </table:table-cell>
          <table:table-cell office:value-type="float" office:value="0.179649" calcext:value-type="float">
            <text:p>0.179649</text:p>
          </table:table-cell>
          <table:table-cell office:value-type="float" office:value="0.169028" calcext:value-type="float">
            <text:p>0.169028</text:p>
          </table:table-cell>
          <table:table-cell office:value-type="float" office:value="0.186095" calcext:value-type="float">
            <text:p>0.186095</text:p>
          </table:table-cell>
          <table:table-cell table:number-columns-repeated="17"/>
        </table:table-row>
        <table:table-row table:style-name="ro1">
          <table:table-cell office:value-type="float" office:value="0.092824" calcext:value-type="float">
            <text:p>0.092824</text:p>
          </table:table-cell>
          <table:table-cell office:value-type="float" office:value="0.248943" calcext:value-type="float">
            <text:p>0.248943</text:p>
          </table:table-cell>
          <table:table-cell office:value-type="float" office:value="0.234226" calcext:value-type="float">
            <text:p>0.234226</text:p>
          </table:table-cell>
          <table:table-cell office:value-type="float" office:value="0.27227" calcext:value-type="float">
            <text:p>0.27227</text:p>
          </table:table-cell>
          <table:table-cell office:value-type="float" office:value="0.197054" calcext:value-type="float">
            <text:p>0.197054</text:p>
          </table:table-cell>
          <table:table-cell office:value-type="float" office:value="0.175239" calcext:value-type="float">
            <text:p>0.175239</text:p>
          </table:table-cell>
          <table:table-cell office:value-type="float" office:value="0.210311" calcext:value-type="float">
            <text:p>0.210311</text:p>
          </table:table-cell>
          <table:table-cell table:number-columns-repeated="17"/>
        </table:table-row>
        <table:table-row table:style-name="ro1">
          <table:table-cell office:value-type="float" office:value="0.058226" calcext:value-type="float">
            <text:p>0.058226</text:p>
          </table:table-cell>
          <table:table-cell office:value-type="float" office:value="0.210204" calcext:value-type="float">
            <text:p>0.210204</text:p>
          </table:table-cell>
          <table:table-cell office:value-type="float" office:value="0.219528" calcext:value-type="float">
            <text:p>0.219528</text:p>
          </table:table-cell>
          <table:table-cell office:value-type="float" office:value="0.254176" calcext:value-type="float">
            <text:p>0.254176</text:p>
          </table:table-cell>
          <table:table-cell office:value-type="float" office:value="0.158451" calcext:value-type="float">
            <text:p>0.158451</text:p>
          </table:table-cell>
          <table:table-cell office:value-type="float" office:value="0.215875" calcext:value-type="float">
            <text:p>0.215875</text:p>
          </table:table-cell>
          <table:table-cell office:value-type="float" office:value="0.18447" calcext:value-type="float">
            <text:p>0.18447</text:p>
          </table:table-cell>
          <table:table-cell table:number-columns-repeated="17"/>
        </table:table-row>
        <table:table-row table:style-name="ro1">
          <table:table-cell office:value-type="float" office:value="0.053045" calcext:value-type="float">
            <text:p>0.053045</text:p>
          </table:table-cell>
          <table:table-cell office:value-type="float" office:value="0.249098" calcext:value-type="float">
            <text:p>0.249098</text:p>
          </table:table-cell>
          <table:table-cell office:value-type="float" office:value="0.263022" calcext:value-type="float">
            <text:p>0.263022</text:p>
          </table:table-cell>
          <table:table-cell office:value-type="float" office:value="0.260724" calcext:value-type="float">
            <text:p>0.260724</text:p>
          </table:table-cell>
          <table:table-cell office:value-type="float" office:value="0.205007" calcext:value-type="float">
            <text:p>0.205007</text:p>
          </table:table-cell>
          <table:table-cell office:value-type="float" office:value="0.214515" calcext:value-type="float">
            <text:p>0.214515</text:p>
          </table:table-cell>
          <table:table-cell office:value-type="float" office:value="0.205546" calcext:value-type="float">
            <text:p>0.205546</text:p>
          </table:table-cell>
          <table:table-cell table:number-columns-repeated="17"/>
        </table:table-row>
        <table:table-row table:style-name="ro1">
          <table:table-cell office:value-type="float" office:value="0.093048" calcext:value-type="float">
            <text:p>0.093048</text:p>
          </table:table-cell>
          <table:table-cell office:value-type="float" office:value="0.303998" calcext:value-type="float">
            <text:p>0.303998</text:p>
          </table:table-cell>
          <table:table-cell office:value-type="float" office:value="0.224981" calcext:value-type="float">
            <text:p>0.224981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180104" calcext:value-type="float">
            <text:p>0.180104</text:p>
          </table:table-cell>
          <table:table-cell office:value-type="float" office:value="0.186074" calcext:value-type="float">
            <text:p>0.186074</text:p>
          </table:table-cell>
          <table:table-cell office:value-type="float" office:value="0.191557" calcext:value-type="float">
            <text:p>0.191557</text:p>
          </table:table-cell>
          <table:table-cell table:number-columns-repeated="17"/>
        </table:table-row>
        <table:table-row table:style-name="ro1">
          <table:table-cell office:value-type="float" office:value="0.08311" calcext:value-type="float">
            <text:p>0.08311</text:p>
          </table:table-cell>
          <table:table-cell office:value-type="float" office:value="0.240736" calcext:value-type="float">
            <text:p>0.240736</text:p>
          </table:table-cell>
          <table:table-cell office:value-type="float" office:value="0.196435" calcext:value-type="float">
            <text:p>0.196435</text:p>
          </table:table-cell>
          <table:table-cell office:value-type="float" office:value="0.26609" calcext:value-type="float">
            <text:p>0.26609</text:p>
          </table:table-cell>
          <table:table-cell office:value-type="float" office:value="0.198155" calcext:value-type="float">
            <text:p>0.198155</text:p>
          </table:table-cell>
          <table:table-cell office:value-type="float" office:value="0.17096" calcext:value-type="float">
            <text:p>0.17096</text:p>
          </table:table-cell>
          <table:table-cell office:value-type="float" office:value="0.210735" calcext:value-type="float">
            <text:p>0.210735</text:p>
          </table:table-cell>
          <table:table-cell table:number-columns-repeated="17"/>
        </table:table-row>
        <table:table-row table:style-name="ro1">
          <table:table-cell office:value-type="float" office:value="0.090485" calcext:value-type="float">
            <text:p>0.090485</text:p>
          </table:table-cell>
          <table:table-cell office:value-type="float" office:value="0.259421" calcext:value-type="float">
            <text:p>0.259421</text:p>
          </table:table-cell>
          <table:table-cell office:value-type="float" office:value="0.222529" calcext:value-type="float">
            <text:p>0.222529</text:p>
          </table:table-cell>
          <table:table-cell office:value-type="float" office:value="0.246288" calcext:value-type="float">
            <text:p>0.246288</text:p>
          </table:table-cell>
          <table:table-cell office:value-type="float" office:value="0.180009" calcext:value-type="float">
            <text:p>0.180009</text:p>
          </table:table-cell>
          <table:table-cell office:value-type="float" office:value="0.197258" calcext:value-type="float">
            <text:p>0.197258</text:p>
          </table:table-cell>
          <table:table-cell office:value-type="float" office:value="0.201934" calcext:value-type="float">
            <text:p>0.201934</text:p>
          </table:table-cell>
          <table:table-cell table:number-columns-repeated="17"/>
        </table:table-row>
        <table:table-row table:style-name="ro1">
          <table:table-cell office:value-type="float" office:value="0.053243" calcext:value-type="float">
            <text:p>0.053243</text:p>
          </table:table-cell>
          <table:table-cell office:value-type="float" office:value="0.251716" calcext:value-type="float">
            <text:p>0.251716</text:p>
          </table:table-cell>
          <table:table-cell office:value-type="float" office:value="0.222051" calcext:value-type="float">
            <text:p>0.222051</text:p>
          </table:table-cell>
          <table:table-cell office:value-type="float" office:value="0.264731" calcext:value-type="float">
            <text:p>0.264731</text:p>
          </table:table-cell>
          <table:table-cell office:value-type="float" office:value="0.187782" calcext:value-type="float">
            <text:p>0.187782</text:p>
          </table:table-cell>
          <table:table-cell office:value-type="float" office:value="0.198727" calcext:value-type="float">
            <text:p>0.198727</text:p>
          </table:table-cell>
          <table:table-cell office:value-type="float" office:value="0.195231" calcext:value-type="float">
            <text:p>0.195231</text:p>
          </table:table-cell>
          <table:table-cell table:number-columns-repeated="17"/>
        </table:table-row>
        <table:table-row table:style-name="ro1">
          <table:table-cell office:value-type="float" office:value="0.055337" calcext:value-type="float">
            <text:p>0.055337</text:p>
          </table:table-cell>
          <table:table-cell office:value-type="float" office:value="0.222288" calcext:value-type="float">
            <text:p>0.222288</text:p>
          </table:table-cell>
          <table:table-cell office:value-type="float" office:value="0.204541" calcext:value-type="float">
            <text:p>0.204541</text:p>
          </table:table-cell>
          <table:table-cell office:value-type="float" office:value="0.259617" calcext:value-type="float">
            <text:p>0.259617</text:p>
          </table:table-cell>
          <table:table-cell office:value-type="float" office:value="0.171457" calcext:value-type="float">
            <text:p>0.171457</text:p>
          </table:table-cell>
          <table:table-cell office:value-type="float" office:value="0.186657" calcext:value-type="float">
            <text:p>0.186657</text:p>
          </table:table-cell>
          <table:table-cell office:value-type="float" office:value="0.215073" calcext:value-type="float">
            <text:p>0.215073</text:p>
          </table:table-cell>
          <table:table-cell table:number-columns-repeated="17"/>
        </table:table-row>
        <table:table-row table:style-name="ro1">
          <table:table-cell office:value-type="float" office:value="0.092083" calcext:value-type="float">
            <text:p>0.092083</text:p>
          </table:table-cell>
          <table:table-cell office:value-type="float" office:value="0.238852" calcext:value-type="float">
            <text:p>0.238852</text:p>
          </table:table-cell>
          <table:table-cell office:value-type="float" office:value="0.244068" calcext:value-type="float">
            <text:p>0.244068</text:p>
          </table:table-cell>
          <table:table-cell office:value-type="float" office:value="0.150743" calcext:value-type="float">
            <text:p>0.150743</text:p>
          </table:table-cell>
          <table:table-cell office:value-type="float" office:value="0.209666" calcext:value-type="float">
            <text:p>0.209666</text:p>
          </table:table-cell>
          <table:table-cell office:value-type="float" office:value="0.204841" calcext:value-type="float">
            <text:p>0.204841</text:p>
          </table:table-cell>
          <table:table-cell office:value-type="float" office:value="0.201952" calcext:value-type="float">
            <text:p>0.201952</text:p>
          </table:table-cell>
          <table:table-cell table:number-columns-repeated="17"/>
        </table:table-row>
        <table:table-row table:style-name="ro1">
          <table:table-cell office:value-type="float" office:value="0.091837" calcext:value-type="float">
            <text:p>0.091837</text:p>
          </table:table-cell>
          <table:table-cell office:value-type="float" office:value="0.211447" calcext:value-type="float">
            <text:p>0.211447</text:p>
          </table:table-cell>
          <table:table-cell office:value-type="float" office:value="0.233293" calcext:value-type="float">
            <text:p>0.233293</text:p>
          </table:table-cell>
          <table:table-cell office:value-type="float" office:value="0.264633" calcext:value-type="float">
            <text:p>0.264633</text:p>
          </table:table-cell>
          <table:table-cell office:value-type="float" office:value="0.216429" calcext:value-type="float">
            <text:p>0.216429</text:p>
          </table:table-cell>
          <table:table-cell office:value-type="float" office:value="0.230596" calcext:value-type="float">
            <text:p>0.230596</text:p>
          </table:table-cell>
          <table:table-cell office:value-type="float" office:value="0.185656" calcext:value-type="float">
            <text:p>0.185656</text:p>
          </table:table-cell>
          <table:table-cell table:number-columns-repeated="17"/>
        </table:table-row>
        <table:table-row table:style-name="ro1">
          <table:table-cell office:value-type="float" office:value="0.057373" calcext:value-type="float">
            <text:p>0.057373</text:p>
          </table:table-cell>
          <table:table-cell office:value-type="float" office:value="0.245298" calcext:value-type="float">
            <text:p>0.245298</text:p>
          </table:table-cell>
          <table:table-cell office:value-type="float" office:value="0.207441" calcext:value-type="float">
            <text:p>0.207441</text:p>
          </table:table-cell>
          <table:table-cell office:value-type="float" office:value="0.247041" calcext:value-type="float">
            <text:p>0.247041</text:p>
          </table:table-cell>
          <table:table-cell office:value-type="float" office:value="0.170174" calcext:value-type="float">
            <text:p>0.170174</text:p>
          </table:table-cell>
          <table:table-cell office:value-type="float" office:value="0.200645" calcext:value-type="float">
            <text:p>0.200645</text:p>
          </table:table-cell>
          <table:table-cell office:value-type="float" office:value="0.178926" calcext:value-type="float">
            <text:p>0.178926</text:p>
          </table:table-cell>
          <table:table-cell table:number-columns-repeated="17"/>
        </table:table-row>
        <table:table-row table:style-name="ro1">
          <table:table-cell office:value-type="float" office:value="0.052923" calcext:value-type="float">
            <text:p>0.052923</text:p>
          </table:table-cell>
          <table:table-cell office:value-type="float" office:value="0.225594" calcext:value-type="float">
            <text:p>0.225594</text:p>
          </table:table-cell>
          <table:table-cell office:value-type="float" office:value="0.306814" calcext:value-type="float">
            <text:p>0.306814</text:p>
          </table:table-cell>
          <table:table-cell office:value-type="float" office:value="0.258511" calcext:value-type="float">
            <text:p>0.258511</text:p>
          </table:table-cell>
          <table:table-cell office:value-type="float" office:value="0.155309" calcext:value-type="float">
            <text:p>0.155309</text:p>
          </table:table-cell>
          <table:table-cell office:value-type="float" office:value="0.208504" calcext:value-type="float">
            <text:p>0.208504</text:p>
          </table:table-cell>
          <table:table-cell office:value-type="float" office:value="0.207071" calcext:value-type="float">
            <text:p>0.207071</text:p>
          </table:table-cell>
          <table:table-cell table:number-columns-repeated="17"/>
        </table:table-row>
        <table:table-row table:style-name="ro1">
          <table:table-cell office:value-type="float" office:value="0.060764" calcext:value-type="float">
            <text:p>0.060764</text:p>
          </table:table-cell>
          <table:table-cell office:value-type="float" office:value="0.264678" calcext:value-type="float">
            <text:p>0.264678</text:p>
          </table:table-cell>
          <table:table-cell office:value-type="float" office:value="0.198571" calcext:value-type="float">
            <text:p>0.198571</text:p>
          </table:table-cell>
          <table:table-cell office:value-type="float" office:value="0.202706" calcext:value-type="float">
            <text:p>0.202706</text:p>
          </table:table-cell>
          <table:table-cell office:value-type="float" office:value="0.222951" calcext:value-type="float">
            <text:p>0.222951</text:p>
          </table:table-cell>
          <table:table-cell office:value-type="float" office:value="0.204325" calcext:value-type="float">
            <text:p>0.204325</text:p>
          </table:table-cell>
          <table:table-cell office:value-type="float" office:value="0.18914" calcext:value-type="float">
            <text:p>0.18914</text:p>
          </table:table-cell>
          <table:table-cell table:number-columns-repeated="17"/>
        </table:table-row>
        <table:table-row table:style-name="ro1">
          <table:table-cell office:value-type="float" office:value="0.092176" calcext:value-type="float">
            <text:p>0.092176</text:p>
          </table:table-cell>
          <table:table-cell office:value-type="float" office:value="0.229918" calcext:value-type="float">
            <text:p>0.229918</text:p>
          </table:table-cell>
          <table:table-cell office:value-type="float" office:value="0.261434" calcext:value-type="float">
            <text:p>0.261434</text:p>
          </table:table-cell>
          <table:table-cell office:value-type="float" office:value="0.268261" calcext:value-type="float">
            <text:p>0.268261</text:p>
          </table:table-cell>
          <table:table-cell office:value-type="float" office:value="0.234353" calcext:value-type="float">
            <text:p>0.234353</text:p>
          </table:table-cell>
          <table:table-cell office:value-type="float" office:value="0.206632" calcext:value-type="float">
            <text:p>0.206632</text:p>
          </table:table-cell>
          <table:table-cell office:value-type="float" office:value="0.188204" calcext:value-type="float">
            <text:p>0.188204</text:p>
          </table:table-cell>
          <table:table-cell table:number-columns-repeated="17"/>
        </table:table-row>
        <table:table-row table:style-name="ro1">
          <table:table-cell office:value-type="float" office:value="0.059567" calcext:value-type="float">
            <text:p>0.059567</text:p>
          </table:table-cell>
          <table:table-cell office:value-type="float" office:value="0.326433" calcext:value-type="float">
            <text:p>0.326433</text:p>
          </table:table-cell>
          <table:table-cell office:value-type="float" office:value="0.176028" calcext:value-type="float">
            <text:p>0.176028</text:p>
          </table:table-cell>
          <table:table-cell office:value-type="float" office:value="0.259989" calcext:value-type="float">
            <text:p>0.259989</text:p>
          </table:table-cell>
          <table:table-cell office:value-type="float" office:value="0.206819" calcext:value-type="float">
            <text:p>0.206819</text:p>
          </table:table-cell>
          <table:table-cell office:value-type="float" office:value="0.180987" calcext:value-type="float">
            <text:p>0.180987</text:p>
          </table:table-cell>
          <table:table-cell office:value-type="float" office:value="0.178055" calcext:value-type="float">
            <text:p>0.178055</text:p>
          </table:table-cell>
          <table:table-cell table:number-columns-repeated="17"/>
        </table:table-row>
        <table:table-row table:style-name="ro1">
          <table:table-cell office:value-type="float" office:value="0.093143" calcext:value-type="float">
            <text:p>0.093143</text:p>
          </table:table-cell>
          <table:table-cell office:value-type="float" office:value="0.176104" calcext:value-type="float">
            <text:p>0.176104</text:p>
          </table:table-cell>
          <table:table-cell office:value-type="float" office:value="0.124466" calcext:value-type="float">
            <text:p>0.124466</text:p>
          </table:table-cell>
          <table:table-cell office:value-type="float" office:value="0.252869" calcext:value-type="float">
            <text:p>0.252869</text:p>
          </table:table-cell>
          <table:table-cell office:value-type="float" office:value="0.220727" calcext:value-type="float">
            <text:p>0.220727</text:p>
          </table:table-cell>
          <table:table-cell office:value-type="float" office:value="0.168116" calcext:value-type="float">
            <text:p>0.168116</text:p>
          </table:table-cell>
          <table:table-cell office:value-type="float" office:value="0.120611" calcext:value-type="float">
            <text:p>0.120611</text:p>
          </table:table-cell>
          <table:table-cell table:number-columns-repeated="17"/>
        </table:table-row>
        <table:table-row table:style-name="ro1">
          <table:table-cell office:value-type="float" office:value="0.050551" calcext:value-type="float">
            <text:p>0.050551</text:p>
          </table:table-cell>
          <table:table-cell office:value-type="float" office:value="0.245602" calcext:value-type="float">
            <text:p>0.245602</text:p>
          </table:table-cell>
          <table:table-cell office:value-type="float" office:value="0.149936" calcext:value-type="float">
            <text:p>0.149936</text:p>
          </table:table-cell>
          <table:table-cell office:value-type="float" office:value="0.247004" calcext:value-type="float">
            <text:p>0.247004</text:p>
          </table:table-cell>
          <table:table-cell office:value-type="float" office:value="0.233765" calcext:value-type="float">
            <text:p>0.233765</text:p>
          </table:table-cell>
          <table:table-cell office:value-type="float" office:value="0.223126" calcext:value-type="float">
            <text:p>0.223126</text:p>
          </table:table-cell>
          <table:table-cell office:value-type="float" office:value="0.237255" calcext:value-type="float">
            <text:p>0.237255</text:p>
          </table:table-cell>
          <table:table-cell table:number-columns-repeated="17"/>
        </table:table-row>
        <table:table-row table:style-name="ro1">
          <table:table-cell office:value-type="float" office:value="0.058309" calcext:value-type="float">
            <text:p>0.058309</text:p>
          </table:table-cell>
          <table:table-cell office:value-type="float" office:value="0.194488" calcext:value-type="float">
            <text:p>0.194488</text:p>
          </table:table-cell>
          <table:table-cell office:value-type="float" office:value="0.224105" calcext:value-type="float">
            <text:p>0.224105</text:p>
          </table:table-cell>
          <table:table-cell office:value-type="float" office:value="0.230514" calcext:value-type="float">
            <text:p>0.230514</text:p>
          </table:table-cell>
          <table:table-cell office:value-type="float" office:value="0.225388" calcext:value-type="float">
            <text:p>0.225388</text:p>
          </table:table-cell>
          <table:table-cell office:value-type="float" office:value="0.168838" calcext:value-type="float">
            <text:p>0.168838</text:p>
          </table:table-cell>
          <table:table-cell office:value-type="float" office:value="0.250951" calcext:value-type="float">
            <text:p>0.250951</text:p>
          </table:table-cell>
          <table:table-cell table:number-columns-repeated="17"/>
        </table:table-row>
        <table:table-row table:style-name="ro1">
          <table:table-cell office:value-type="float" office:value="0.083092" calcext:value-type="float">
            <text:p>0.083092</text:p>
          </table:table-cell>
          <table:table-cell office:value-type="float" office:value="0.246661" calcext:value-type="float">
            <text:p>0.246661</text:p>
          </table:table-cell>
          <table:table-cell office:value-type="float" office:value="0.209994" calcext:value-type="float">
            <text:p>0.209994</text:p>
          </table:table-cell>
          <table:table-cell office:value-type="float" office:value="0.266644" calcext:value-type="float">
            <text:p>0.266644</text:p>
          </table:table-cell>
          <table:table-cell office:value-type="float" office:value="0.229486" calcext:value-type="float">
            <text:p>0.229486</text:p>
          </table:table-cell>
          <table:table-cell office:value-type="float" office:value="0.159632" calcext:value-type="float">
            <text:p>0.159632</text:p>
          </table:table-cell>
          <table:table-cell office:value-type="float" office:value="0.191401" calcext:value-type="float">
            <text:p>0.191401</text:p>
          </table:table-cell>
          <table:table-cell table:number-columns-repeated="17"/>
        </table:table-row>
        <table:table-row table:style-name="ro1">
          <table:table-cell office:value-type="float" office:value="0.085422" calcext:value-type="float">
            <text:p>0.085422</text:p>
          </table:table-cell>
          <table:table-cell office:value-type="float" office:value="0.255676" calcext:value-type="float">
            <text:p>0.255676</text:p>
          </table:table-cell>
          <table:table-cell office:value-type="float" office:value="0.142522" calcext:value-type="float">
            <text:p>0.142522</text:p>
          </table:table-cell>
          <table:table-cell office:value-type="float" office:value="0.247618" calcext:value-type="float">
            <text:p>0.247618</text:p>
          </table:table-cell>
          <table:table-cell office:value-type="float" office:value="0.221712" calcext:value-type="float">
            <text:p>0.221712</text:p>
          </table:table-cell>
          <table:table-cell office:value-type="float" office:value="0.227997" calcext:value-type="float">
            <text:p>0.227997</text:p>
          </table:table-cell>
          <table:table-cell office:value-type="float" office:value="0.238128" calcext:value-type="float">
            <text:p>0.238128</text:p>
          </table:table-cell>
          <table:table-cell table:number-columns-repeated="17"/>
        </table:table-row>
        <table:table-row table:style-name="ro1">
          <table:table-cell office:value-type="float" office:value="0.080101" calcext:value-type="float">
            <text:p>0.080101</text:p>
          </table:table-cell>
          <table:table-cell office:value-type="float" office:value="0.225866" calcext:value-type="float">
            <text:p>0.225866</text:p>
          </table:table-cell>
          <table:table-cell office:value-type="float" office:value="0.23504" calcext:value-type="float">
            <text:p>0.23504</text:p>
          </table:table-cell>
          <table:table-cell office:value-type="float" office:value="0.26349" calcext:value-type="float">
            <text:p>0.26349</text:p>
          </table:table-cell>
          <table:table-cell office:value-type="float" office:value="0.175115" calcext:value-type="float">
            <text:p>0.175115</text:p>
          </table:table-cell>
          <table:table-cell office:value-type="float" office:value="0.174617" calcext:value-type="float">
            <text:p>0.174617</text:p>
          </table:table-cell>
          <table:table-cell office:value-type="float" office:value="0.233858" calcext:value-type="float">
            <text:p>0.233858</text:p>
          </table:table-cell>
          <table:table-cell table:number-columns-repeated="17"/>
        </table:table-row>
        <table:table-row table:style-name="ro1">
          <table:table-cell office:value-type="float" office:value="0.08209" calcext:value-type="float">
            <text:p>0.08209</text:p>
          </table:table-cell>
          <table:table-cell office:value-type="float" office:value="0.202302" calcext:value-type="float">
            <text:p>0.202302</text:p>
          </table:table-cell>
          <table:table-cell office:value-type="float" office:value="0.193389" calcext:value-type="float">
            <text:p>0.193389</text:p>
          </table:table-cell>
          <table:table-cell office:value-type="float" office:value="0.244281" calcext:value-type="float">
            <text:p>0.244281</text:p>
          </table:table-cell>
          <table:table-cell office:value-type="float" office:value="0.223482" calcext:value-type="float">
            <text:p>0.223482</text:p>
          </table:table-cell>
          <table:table-cell office:value-type="float" office:value="0.166954" calcext:value-type="float">
            <text:p>0.166954</text:p>
          </table:table-cell>
          <table:table-cell office:value-type="float" office:value="0.214327" calcext:value-type="float">
            <text:p>0.214327</text:p>
          </table:table-cell>
          <table:table-cell table:number-columns-repeated="17"/>
        </table:table-row>
        <table:table-row table:style-name="ro1">
          <table:table-cell office:value-type="float" office:value="0.054257" calcext:value-type="float">
            <text:p>0.054257</text:p>
          </table:table-cell>
          <table:table-cell office:value-type="float" office:value="0.27381" calcext:value-type="float">
            <text:p>0.27381</text:p>
          </table:table-cell>
          <table:table-cell office:value-type="float" office:value="0.247772" calcext:value-type="float">
            <text:p>0.247772</text:p>
          </table:table-cell>
          <table:table-cell office:value-type="float" office:value="0.260268" calcext:value-type="float">
            <text:p>0.260268</text:p>
          </table:table-cell>
          <table:table-cell office:value-type="float" office:value="0.227084" calcext:value-type="float">
            <text:p>0.227084</text:p>
          </table:table-cell>
          <table:table-cell office:value-type="float" office:value="0.19882" calcext:value-type="float">
            <text:p>0.19882</text:p>
          </table:table-cell>
          <table:table-cell office:value-type="float" office:value="0.230084" calcext:value-type="float">
            <text:p>0.230084</text:p>
          </table:table-cell>
          <table:table-cell table:number-columns-repeated="17"/>
        </table:table-row>
        <table:table-row table:style-name="ro1">
          <table:table-cell office:value-type="float" office:value="0.053985" calcext:value-type="float">
            <text:p>0.053985</text:p>
          </table:table-cell>
          <table:table-cell office:value-type="float" office:value="0.255969" calcext:value-type="float">
            <text:p>0.255969</text:p>
          </table:table-cell>
          <table:table-cell office:value-type="float" office:value="0.213528" calcext:value-type="float">
            <text:p>0.213528</text:p>
          </table:table-cell>
          <table:table-cell office:value-type="float" office:value="0.200228" calcext:value-type="float">
            <text:p>0.200228</text:p>
          </table:table-cell>
          <table:table-cell office:value-type="float" office:value="0.23317" calcext:value-type="float">
            <text:p>0.23317</text:p>
          </table:table-cell>
          <table:table-cell office:value-type="float" office:value="0.212822" calcext:value-type="float">
            <text:p>0.212822</text:p>
          </table:table-cell>
          <table:table-cell office:value-type="float" office:value="0.150534" calcext:value-type="float">
            <text:p>0.150534</text:p>
          </table:table-cell>
          <table:table-cell table:number-columns-repeated="17"/>
        </table:table-row>
        <table:table-row table:style-name="ro1">
          <table:table-cell office:value-type="float" office:value="0.053604" calcext:value-type="float">
            <text:p>0.053604</text:p>
          </table:table-cell>
          <table:table-cell office:value-type="float" office:value="0.222583" calcext:value-type="float">
            <text:p>0.222583</text:p>
          </table:table-cell>
          <table:table-cell office:value-type="float" office:value="0.220504" calcext:value-type="float">
            <text:p>0.220504</text:p>
          </table:table-cell>
          <table:table-cell office:value-type="float" office:value="0.258605" calcext:value-type="float">
            <text:p>0.258605</text:p>
          </table:table-cell>
          <table:table-cell office:value-type="float" office:value="0.191993" calcext:value-type="float">
            <text:p>0.191993</text:p>
          </table:table-cell>
          <table:table-cell office:value-type="float" office:value="0.188229" calcext:value-type="float">
            <text:p>0.188229</text:p>
          </table:table-cell>
          <table:table-cell office:value-type="float" office:value="0.241154" calcext:value-type="float">
            <text:p>0.241154</text:p>
          </table:table-cell>
          <table:table-cell table:number-columns-repeated="17"/>
        </table:table-row>
        <table:table-row table:style-name="ro1">
          <table:table-cell office:value-type="float" office:value="0.062691" calcext:value-type="float">
            <text:p>0.062691</text:p>
          </table:table-cell>
          <table:table-cell office:value-type="float" office:value="0.207758" calcext:value-type="float">
            <text:p>0.207758</text:p>
          </table:table-cell>
          <table:table-cell office:value-type="float" office:value="0.168335" calcext:value-type="float">
            <text:p>0.168335</text:p>
          </table:table-cell>
          <table:table-cell office:value-type="float" office:value="0.166601" calcext:value-type="float">
            <text:p>0.166601</text:p>
          </table:table-cell>
          <table:table-cell office:value-type="float" office:value="0.242911" calcext:value-type="float">
            <text:p>0.242911</text:p>
          </table:table-cell>
          <table:table-cell office:value-type="float" office:value="0.173958" calcext:value-type="float">
            <text:p>0.173958</text:p>
          </table:table-cell>
          <table:table-cell office:value-type="float" office:value="0.235442" calcext:value-type="float">
            <text:p>0.235442</text:p>
          </table:table-cell>
          <table:table-cell table:number-columns-repeated="17"/>
        </table:table-row>
        <table:table-row table:style-name="ro1">
          <table:table-cell office:value-type="float" office:value="0.057088" calcext:value-type="float">
            <text:p>0.057088</text:p>
          </table:table-cell>
          <table:table-cell office:value-type="float" office:value="0.252047" calcext:value-type="float">
            <text:p>0.252047</text:p>
          </table:table-cell>
          <table:table-cell office:value-type="float" office:value="0.202203" calcext:value-type="float">
            <text:p>0.202203</text:p>
          </table:table-cell>
          <table:table-cell office:value-type="float" office:value="0.264751" calcext:value-type="float">
            <text:p>0.264751</text:p>
          </table:table-cell>
          <table:table-cell office:value-type="float" office:value="0.180447" calcext:value-type="float">
            <text:p>0.180447</text:p>
          </table:table-cell>
          <table:table-cell office:value-type="float" office:value="0.138184" calcext:value-type="float">
            <text:p>0.138184</text:p>
          </table:table-cell>
          <table:table-cell office:value-type="float" office:value="0.236331" calcext:value-type="float">
            <text:p>0.236331</text:p>
          </table:table-cell>
          <table:table-cell table:number-columns-repeated="17"/>
        </table:table-row>
        <table:table-row table:style-name="ro1">
          <table:table-cell office:value-type="float" office:value="0.093657" calcext:value-type="float">
            <text:p>0.093657</text:p>
          </table:table-cell>
          <table:table-cell office:value-type="float" office:value="0.24067" calcext:value-type="float">
            <text:p>0.24067</text:p>
          </table:table-cell>
          <table:table-cell office:value-type="float" office:value="0.15553" calcext:value-type="float">
            <text:p>0.15553</text:p>
          </table:table-cell>
          <table:table-cell office:value-type="float" office:value="0.26118" calcext:value-type="float">
            <text:p>0.26118</text:p>
          </table:table-cell>
          <table:table-cell office:value-type="float" office:value="0.179944" calcext:value-type="float">
            <text:p>0.179944</text:p>
          </table:table-cell>
          <table:table-cell office:value-type="float" office:value="0.17508" calcext:value-type="float">
            <text:p>0.17508</text:p>
          </table:table-cell>
          <table:table-cell office:value-type="float" office:value="0.147815" calcext:value-type="float">
            <text:p>0.147815</text:p>
          </table:table-cell>
          <table:table-cell table:number-columns-repeated="17"/>
        </table:table-row>
        <table:table-row table:style-name="ro1">
          <table:table-cell office:value-type="float" office:value="0.093118" calcext:value-type="float">
            <text:p>0.093118</text:p>
          </table:table-cell>
          <table:table-cell office:value-type="float" office:value="0.231949" calcext:value-type="float">
            <text:p>0.231949</text:p>
          </table:table-cell>
          <table:table-cell office:value-type="float" office:value="0.281161" calcext:value-type="float">
            <text:p>0.281161</text:p>
          </table:table-cell>
          <table:table-cell office:value-type="float" office:value="0.260537" calcext:value-type="float">
            <text:p>0.260537</text:p>
          </table:table-cell>
          <table:table-cell office:value-type="float" office:value="0.174597" calcext:value-type="float">
            <text:p>0.174597</text:p>
          </table:table-cell>
          <table:table-cell office:value-type="float" office:value="0.17182" calcext:value-type="float">
            <text:p>0.17182</text:p>
          </table:table-cell>
          <table:table-cell office:value-type="float" office:value="0.183488" calcext:value-type="float">
            <text:p>0.183488</text:p>
          </table:table-cell>
          <table:table-cell table:number-columns-repeated="17"/>
        </table:table-row>
        <table:table-row table:style-name="ro1">
          <table:table-cell office:value-type="float" office:value="0.057367" calcext:value-type="float">
            <text:p>0.057367</text:p>
          </table:table-cell>
          <table:table-cell office:value-type="float" office:value="0.299052" calcext:value-type="float">
            <text:p>0.299052</text:p>
          </table:table-cell>
          <table:table-cell office:value-type="float" office:value="0.164016" calcext:value-type="float">
            <text:p>0.164016</text:p>
          </table:table-cell>
          <table:table-cell office:value-type="float" office:value="0.151953" calcext:value-type="float">
            <text:p>0.151953</text:p>
          </table:table-cell>
          <table:table-cell office:value-type="float" office:value="0.221106" calcext:value-type="float">
            <text:p>0.221106</text:p>
          </table:table-cell>
          <table:table-cell office:value-type="float" office:value="0.243893" calcext:value-type="float">
            <text:p>0.243893</text:p>
          </table:table-cell>
          <table:table-cell office:value-type="float" office:value="0.179147" calcext:value-type="float">
            <text:p>0.179147</text:p>
          </table:table-cell>
          <table:table-cell table:number-columns-repeated="17"/>
        </table:table-row>
        <table:table-row table:style-name="ro1">
          <table:table-cell office:value-type="float" office:value="0.056567" calcext:value-type="float">
            <text:p>0.056567</text:p>
          </table:table-cell>
          <table:table-cell office:value-type="float" office:value="0.212577" calcext:value-type="float">
            <text:p>0.212577</text:p>
          </table:table-cell>
          <table:table-cell office:value-type="float" office:value="0.267859" calcext:value-type="float">
            <text:p>0.267859</text:p>
          </table:table-cell>
          <table:table-cell office:value-type="float" office:value="0.20169" calcext:value-type="float">
            <text:p>0.20169</text:p>
          </table:table-cell>
          <table:table-cell office:value-type="float" office:value="0.187422" calcext:value-type="float">
            <text:p>0.187422</text:p>
          </table:table-cell>
          <table:table-cell office:value-type="float" office:value="0.20887" calcext:value-type="float">
            <text:p>0.20887</text:p>
          </table:table-cell>
          <table:table-cell office:value-type="float" office:value="0.22218" calcext:value-type="float">
            <text:p>0.22218</text:p>
          </table:table-cell>
          <table:table-cell table:number-columns-repeated="17"/>
        </table:table-row>
        <table:table-row table:style-name="ro1">
          <table:table-cell office:value-type="float" office:value="0.093422" calcext:value-type="float">
            <text:p>0.093422</text:p>
          </table:table-cell>
          <table:table-cell office:value-type="float" office:value="0.273677" calcext:value-type="float">
            <text:p>0.273677</text:p>
          </table:table-cell>
          <table:table-cell office:value-type="float" office:value="0.203665" calcext:value-type="float">
            <text:p>0.203665</text:p>
          </table:table-cell>
          <table:table-cell office:value-type="float" office:value="0.209286" calcext:value-type="float">
            <text:p>0.209286</text:p>
          </table:table-cell>
          <table:table-cell office:value-type="float" office:value="0.200192" calcext:value-type="float">
            <text:p>0.200192</text:p>
          </table:table-cell>
          <table:table-cell office:value-type="float" office:value="0.179873" calcext:value-type="float">
            <text:p>0.179873</text:p>
          </table:table-cell>
          <table:table-cell office:value-type="float" office:value="0.193157" calcext:value-type="float">
            <text:p>0.193157</text:p>
          </table:table-cell>
          <table:table-cell table:number-columns-repeated="17"/>
        </table:table-row>
        <table:table-row table:style-name="ro1">
          <table:table-cell office:value-type="float" office:value="0.050647" calcext:value-type="float">
            <text:p>0.050647</text:p>
          </table:table-cell>
          <table:table-cell office:value-type="float" office:value="0.272891" calcext:value-type="float">
            <text:p>0.272891</text:p>
          </table:table-cell>
          <table:table-cell office:value-type="float" office:value="0.234175" calcext:value-type="float">
            <text:p>0.234175</text:p>
          </table:table-cell>
          <table:table-cell office:value-type="float" office:value="0.233429" calcext:value-type="float">
            <text:p>0.233429</text:p>
          </table:table-cell>
          <table:table-cell office:value-type="float" office:value="0.240846" calcext:value-type="float">
            <text:p>0.240846</text:p>
          </table:table-cell>
          <table:table-cell office:value-type="float" office:value="0.146059" calcext:value-type="float">
            <text:p>0.146059</text:p>
          </table:table-cell>
          <table:table-cell office:value-type="float" office:value="0.184429" calcext:value-type="float">
            <text:p>0.184429</text:p>
          </table:table-cell>
          <table:table-cell table:number-columns-repeated="17"/>
        </table:table-row>
        <table:table-row table:style-name="ro1">
          <table:table-cell office:value-type="float" office:value="0.064378" calcext:value-type="float">
            <text:p>0.064378</text:p>
          </table:table-cell>
          <table:table-cell office:value-type="float" office:value="0.218699" calcext:value-type="float">
            <text:p>0.218699</text:p>
          </table:table-cell>
          <table:table-cell office:value-type="float" office:value="0.259008" calcext:value-type="float">
            <text:p>0.259008</text:p>
          </table:table-cell>
          <table:table-cell office:value-type="float" office:value="0.226558" calcext:value-type="float">
            <text:p>0.226558</text:p>
          </table:table-cell>
          <table:table-cell office:value-type="float" office:value="0.198783" calcext:value-type="float">
            <text:p>0.198783</text:p>
          </table:table-cell>
          <table:table-cell office:value-type="float" office:value="0.146262" calcext:value-type="float">
            <text:p>0.146262</text:p>
          </table:table-cell>
          <table:table-cell office:value-type="float" office:value="0.167261" calcext:value-type="float">
            <text:p>0.167261</text:p>
          </table:table-cell>
          <table:table-cell table:number-columns-repeated="17"/>
        </table:table-row>
        <table:table-row table:style-name="ro1">
          <table:table-cell office:value-type="float" office:value="0.057922" calcext:value-type="float">
            <text:p>0.057922</text:p>
          </table:table-cell>
          <table:table-cell office:value-type="float" office:value="0.27042" calcext:value-type="float">
            <text:p>0.27042</text:p>
          </table:table-cell>
          <table:table-cell office:value-type="float" office:value="0.227964" calcext:value-type="float">
            <text:p>0.227964</text:p>
          </table:table-cell>
          <table:table-cell office:value-type="float" office:value="0.18356" calcext:value-type="float">
            <text:p>0.18356</text:p>
          </table:table-cell>
          <table:table-cell office:value-type="float" office:value="0.210437" calcext:value-type="float">
            <text:p>0.210437</text:p>
          </table:table-cell>
          <table:table-cell office:value-type="float" office:value="0.19395" calcext:value-type="float">
            <text:p>0.19395</text:p>
          </table:table-cell>
          <table:table-cell office:value-type="float" office:value="0.181045" calcext:value-type="float">
            <text:p>0.181045</text:p>
          </table:table-cell>
          <table:table-cell table:number-columns-repeated="17"/>
        </table:table-row>
        <table:table-row table:style-name="ro1">
          <table:table-cell office:value-type="float" office:value="0.056725" calcext:value-type="float">
            <text:p>0.056725</text:p>
          </table:table-cell>
          <table:table-cell office:value-type="float" office:value="0.275666" calcext:value-type="float">
            <text:p>0.275666</text:p>
          </table:table-cell>
          <table:table-cell office:value-type="float" office:value="0.229482" calcext:value-type="float">
            <text:p>0.229482</text:p>
          </table:table-cell>
          <table:table-cell office:value-type="float" office:value="0.249015" calcext:value-type="float">
            <text:p>0.249015</text:p>
          </table:table-cell>
          <table:table-cell office:value-type="float" office:value="0.232248" calcext:value-type="float">
            <text:p>0.232248</text:p>
          </table:table-cell>
          <table:table-cell office:value-type="float" office:value="0.236989" calcext:value-type="float">
            <text:p>0.236989</text:p>
          </table:table-cell>
          <table:table-cell office:value-type="float" office:value="0.193327" calcext:value-type="float">
            <text:p>0.193327</text:p>
          </table:table-cell>
          <table:table-cell table:number-columns-repeated="17"/>
        </table:table-row>
        <table:table-row table:style-name="ro1">
          <table:table-cell office:value-type="float" office:value="0.046865" calcext:value-type="float">
            <text:p>0.046865</text:p>
          </table:table-cell>
          <table:table-cell office:value-type="float" office:value="0.214586" calcext:value-type="float">
            <text:p>0.214586</text:p>
          </table:table-cell>
          <table:table-cell office:value-type="float" office:value="0.190539" calcext:value-type="float">
            <text:p>0.190539</text:p>
          </table:table-cell>
          <table:table-cell office:value-type="float" office:value="0.245636" calcext:value-type="float">
            <text:p>0.245636</text:p>
          </table:table-cell>
          <table:table-cell office:value-type="float" office:value="0.226682" calcext:value-type="float">
            <text:p>0.226682</text:p>
          </table:table-cell>
          <table:table-cell office:value-type="float" office:value="0.222176" calcext:value-type="float">
            <text:p>0.222176</text:p>
          </table:table-cell>
          <table:table-cell office:value-type="float" office:value="0.176661" calcext:value-type="float">
            <text:p>0.176661</text:p>
          </table:table-cell>
          <table:table-cell table:number-columns-repeated="17"/>
        </table:table-row>
        <table:table-row table:style-name="ro1">
          <table:table-cell office:value-type="float" office:value="0.054054" calcext:value-type="float">
            <text:p>0.054054</text:p>
          </table:table-cell>
          <table:table-cell office:value-type="float" office:value="0.214348" calcext:value-type="float">
            <text:p>0.214348</text:p>
          </table:table-cell>
          <table:table-cell office:value-type="float" office:value="0.244016" calcext:value-type="float">
            <text:p>0.244016</text:p>
          </table:table-cell>
          <table:table-cell office:value-type="float" office:value="0.239169" calcext:value-type="float">
            <text:p>0.239169</text:p>
          </table:table-cell>
          <table:table-cell office:value-type="float" office:value="0.224143" calcext:value-type="float">
            <text:p>0.224143</text:p>
          </table:table-cell>
          <table:table-cell office:value-type="float" office:value="0.18849" calcext:value-type="float">
            <text:p>0.18849</text:p>
          </table:table-cell>
          <table:table-cell office:value-type="float" office:value="0.21232" calcext:value-type="float">
            <text:p>0.21232</text:p>
          </table:table-cell>
          <table:table-cell table:number-columns-repeated="17"/>
        </table:table-row>
        <table:table-row table:style-name="ro1">
          <table:table-cell office:value-type="float" office:value="0.093853" calcext:value-type="float">
            <text:p>0.093853</text:p>
          </table:table-cell>
          <table:table-cell office:value-type="float" office:value="0.270436" calcext:value-type="float">
            <text:p>0.270436</text:p>
          </table:table-cell>
          <table:table-cell office:value-type="float" office:value="0.263017" calcext:value-type="float">
            <text:p>0.263017</text:p>
          </table:table-cell>
          <table:table-cell office:value-type="float" office:value="0.227951" calcext:value-type="float">
            <text:p>0.227951</text:p>
          </table:table-cell>
          <table:table-cell office:value-type="float" office:value="0.207543" calcext:value-type="float">
            <text:p>0.207543</text:p>
          </table:table-cell>
          <table:table-cell office:value-type="float" office:value="0.189966" calcext:value-type="float">
            <text:p>0.189966</text:p>
          </table:table-cell>
          <table:table-cell office:value-type="float" office:value="0.176298" calcext:value-type="float">
            <text:p>0.176298</text:p>
          </table:table-cell>
          <table:table-cell table:number-columns-repeated="17"/>
        </table:table-row>
        <table:table-row table:style-name="ro1">
          <table:table-cell office:value-type="float" office:value="0.071621" calcext:value-type="float">
            <text:p>0.071621</text:p>
          </table:table-cell>
          <table:table-cell office:value-type="float" office:value="0.279781" calcext:value-type="float">
            <text:p>0.279781</text:p>
          </table:table-cell>
          <table:table-cell office:value-type="float" office:value="0.244551" calcext:value-type="float">
            <text:p>0.244551</text:p>
          </table:table-cell>
          <table:table-cell office:value-type="float" office:value="0.208834" calcext:value-type="float">
            <text:p>0.208834</text:p>
          </table:table-cell>
          <table:table-cell office:value-type="float" office:value="0.16587" calcext:value-type="float">
            <text:p>0.16587</text:p>
          </table:table-cell>
          <table:table-cell office:value-type="float" office:value="0.243438" calcext:value-type="float">
            <text:p>0.243438</text:p>
          </table:table-cell>
          <table:table-cell office:value-type="float" office:value="0.180548" calcext:value-type="float">
            <text:p>0.180548</text:p>
          </table:table-cell>
          <table:table-cell table:number-columns-repeated="17"/>
        </table:table-row>
        <table:table-row table:style-name="ro1">
          <table:table-cell office:value-type="float" office:value="0.057039" calcext:value-type="float">
            <text:p>0.057039</text:p>
          </table:table-cell>
          <table:table-cell office:value-type="float" office:value="0.22418" calcext:value-type="float">
            <text:p>0.22418</text:p>
          </table:table-cell>
          <table:table-cell office:value-type="float" office:value="0.261734" calcext:value-type="float">
            <text:p>0.261734</text:p>
          </table:table-cell>
          <table:table-cell office:value-type="float" office:value="0.247146" calcext:value-type="float">
            <text:p>0.247146</text:p>
          </table:table-cell>
          <table:table-cell office:value-type="float" office:value="0.197689" calcext:value-type="float">
            <text:p>0.197689</text:p>
          </table:table-cell>
          <table:table-cell office:value-type="float" office:value="0.183617" calcext:value-type="float">
            <text:p>0.183617</text:p>
          </table:table-cell>
          <table:table-cell office:value-type="float" office:value="0.211397" calcext:value-type="float">
            <text:p>0.211397</text:p>
          </table:table-cell>
          <table:table-cell table:number-columns-repeated="17"/>
        </table:table-row>
        <table:table-row table:style-name="ro1">
          <table:table-cell office:value-type="float" office:value="0.054101" calcext:value-type="float">
            <text:p>0.054101</text:p>
          </table:table-cell>
          <table:table-cell office:value-type="float" office:value="0.198494" calcext:value-type="float">
            <text:p>0.198494</text:p>
          </table:table-cell>
          <table:table-cell office:value-type="float" office:value="0.218228" calcext:value-type="float">
            <text:p>0.218228</text:p>
          </table:table-cell>
          <table:table-cell office:value-type="float" office:value="0.223334" calcext:value-type="float">
            <text:p>0.223334</text:p>
          </table:table-cell>
          <table:table-cell office:value-type="float" office:value="0.20739" calcext:value-type="float">
            <text:p>0.20739</text:p>
          </table:table-cell>
          <table:table-cell office:value-type="float" office:value="0.206522" calcext:value-type="float">
            <text:p>0.206522</text:p>
          </table:table-cell>
          <table:table-cell office:value-type="float" office:value="0.170142" calcext:value-type="float">
            <text:p>0.170142</text:p>
          </table:table-cell>
          <table:table-cell table:number-columns-repeated="17"/>
        </table:table-row>
        <table:table-row table:style-name="ro1">
          <table:table-cell office:value-type="float" office:value="0.061291" calcext:value-type="float">
            <text:p>0.061291</text:p>
          </table:table-cell>
          <table:table-cell office:value-type="float" office:value="0.241891" calcext:value-type="float">
            <text:p>0.241891</text:p>
          </table:table-cell>
          <table:table-cell office:value-type="float" office:value="0.183594" calcext:value-type="float">
            <text:p>0.183594</text:p>
          </table:table-cell>
          <table:table-cell office:value-type="float" office:value="0.150047" calcext:value-type="float">
            <text:p>0.150047</text:p>
          </table:table-cell>
          <table:table-cell office:value-type="float" office:value="0.246063" calcext:value-type="float">
            <text:p>0.246063</text:p>
          </table:table-cell>
          <table:table-cell office:value-type="float" office:value="0.187183" calcext:value-type="float">
            <text:p>0.187183</text:p>
          </table:table-cell>
          <table:table-cell office:value-type="float" office:value="0.171614" calcext:value-type="float">
            <text:p>0.171614</text:p>
          </table:table-cell>
          <table:table-cell table:number-columns-repeated="17"/>
        </table:table-row>
        <table:table-row table:style-name="ro1">
          <table:table-cell office:value-type="float" office:value="0.072066" calcext:value-type="float">
            <text:p>0.072066</text:p>
          </table:table-cell>
          <table:table-cell office:value-type="float" office:value="0.236135" calcext:value-type="float">
            <text:p>0.236135</text:p>
          </table:table-cell>
          <table:table-cell office:value-type="float" office:value="0.191951" calcext:value-type="float">
            <text:p>0.191951</text:p>
          </table:table-cell>
          <table:table-cell office:value-type="float" office:value="0.23475" calcext:value-type="float">
            <text:p>0.23475</text:p>
          </table:table-cell>
          <table:table-cell office:value-type="float" office:value="0.242214" calcext:value-type="float">
            <text:p>0.242214</text:p>
          </table:table-cell>
          <table:table-cell office:value-type="float" office:value="0.225113" calcext:value-type="float">
            <text:p>0.225113</text:p>
          </table:table-cell>
          <table:table-cell office:value-type="float" office:value="0.205225" calcext:value-type="float">
            <text:p>0.205225</text:p>
          </table:table-cell>
          <table:table-cell table:number-columns-repeated="17"/>
        </table:table-row>
        <table:table-row table:style-name="ro1">
          <table:table-cell office:value-type="float" office:value="0.089988" calcext:value-type="float">
            <text:p>0.089988</text:p>
          </table:table-cell>
          <table:table-cell office:value-type="float" office:value="0.211682" calcext:value-type="float">
            <text:p>0.211682</text:p>
          </table:table-cell>
          <table:table-cell office:value-type="float" office:value="0.151265" calcext:value-type="float">
            <text:p>0.151265</text:p>
          </table:table-cell>
          <table:table-cell office:value-type="float" office:value="0.215728" calcext:value-type="float">
            <text:p>0.215728</text:p>
          </table:table-cell>
          <table:table-cell office:value-type="float" office:value="0.191046" calcext:value-type="float">
            <text:p>0.191046</text:p>
          </table:table-cell>
          <table:table-cell office:value-type="float" office:value="0.216582" calcext:value-type="float">
            <text:p>0.216582</text:p>
          </table:table-cell>
          <table:table-cell office:value-type="float" office:value="0.158197" calcext:value-type="float">
            <text:p>0.158197</text:p>
          </table:table-cell>
          <table:table-cell table:number-columns-repeated="17"/>
        </table:table-row>
        <table:table-row table:style-name="ro1">
          <table:table-cell office:value-type="float" office:value="0.093764" calcext:value-type="float">
            <text:p>0.093764</text:p>
          </table:table-cell>
          <table:table-cell office:value-type="float" office:value="0.354507" calcext:value-type="float">
            <text:p>0.354507</text:p>
          </table:table-cell>
          <table:table-cell office:value-type="float" office:value="0.2495" calcext:value-type="float">
            <text:p>0.2495</text:p>
          </table:table-cell>
          <table:table-cell office:value-type="float" office:value="0.255873" calcext:value-type="float">
            <text:p>0.255873</text:p>
          </table:table-cell>
          <table:table-cell office:value-type="float" office:value="0.188682" calcext:value-type="float">
            <text:p>0.188682</text:p>
          </table:table-cell>
          <table:table-cell office:value-type="float" office:value="0.24357" calcext:value-type="float">
            <text:p>0.24357</text:p>
          </table:table-cell>
          <table:table-cell office:value-type="float" office:value="0.210323" calcext:value-type="float">
            <text:p>0.210323</text:p>
          </table:table-cell>
          <table:table-cell table:number-columns-repeated="17"/>
        </table:table-row>
        <table:table-row table:style-name="ro1">
          <table:table-cell office:value-type="float" office:value="0.089729" calcext:value-type="float">
            <text:p>0.089729</text:p>
          </table:table-cell>
          <table:table-cell office:value-type="float" office:value="0.22686" calcext:value-type="float">
            <text:p>0.22686</text:p>
          </table:table-cell>
          <table:table-cell office:value-type="float" office:value="0.193031" calcext:value-type="float">
            <text:p>0.193031</text:p>
          </table:table-cell>
          <table:table-cell office:value-type="float" office:value="0.192897" calcext:value-type="float">
            <text:p>0.192897</text:p>
          </table:table-cell>
          <table:table-cell office:value-type="float" office:value="0.25145" calcext:value-type="float">
            <text:p>0.25145</text:p>
          </table:table-cell>
          <table:table-cell office:value-type="float" office:value="0.255821" calcext:value-type="float">
            <text:p>0.255821</text:p>
          </table:table-cell>
          <table:table-cell office:value-type="float" office:value="0.244449" calcext:value-type="float">
            <text:p>0.244449</text:p>
          </table:table-cell>
          <table:table-cell table:number-columns-repeated="17"/>
        </table:table-row>
        <table:table-row table:style-name="ro1">
          <table:table-cell office:value-type="float" office:value="0.063472" calcext:value-type="float">
            <text:p>0.063472</text:p>
          </table:table-cell>
          <table:table-cell office:value-type="float" office:value="0.25295" calcext:value-type="float">
            <text:p>0.25295</text:p>
          </table:table-cell>
          <table:table-cell office:value-type="float" office:value="0.256782" calcext:value-type="float">
            <text:p>0.256782</text:p>
          </table:table-cell>
          <table:table-cell office:value-type="float" office:value="0.216656" calcext:value-type="float">
            <text:p>0.216656</text:p>
          </table:table-cell>
          <table:table-cell office:value-type="float" office:value="0.222198" calcext:value-type="float">
            <text:p>0.222198</text:p>
          </table:table-cell>
          <table:table-cell office:value-type="float" office:value="0.157285" calcext:value-type="float">
            <text:p>0.157285</text:p>
          </table:table-cell>
          <table:table-cell office:value-type="float" office:value="0.163001" calcext:value-type="float">
            <text:p>0.163001</text:p>
          </table:table-cell>
          <table:table-cell table:number-columns-repeated="17"/>
        </table:table-row>
        <table:table-row table:style-name="ro1">
          <table:table-cell office:value-type="float" office:value="0.092366" calcext:value-type="float">
            <text:p>0.092366</text:p>
          </table:table-cell>
          <table:table-cell office:value-type="float" office:value="0.194859" calcext:value-type="float">
            <text:p>0.194859</text:p>
          </table:table-cell>
          <table:table-cell office:value-type="float" office:value="0.220561" calcext:value-type="float">
            <text:p>0.220561</text:p>
          </table:table-cell>
          <table:table-cell office:value-type="float" office:value="0.179523" calcext:value-type="float">
            <text:p>0.179523</text:p>
          </table:table-cell>
          <table:table-cell office:value-type="float" office:value="0.215722" calcext:value-type="float">
            <text:p>0.215722</text:p>
          </table:table-cell>
          <table:table-cell office:value-type="float" office:value="0.149293" calcext:value-type="float">
            <text:p>0.149293</text:p>
          </table:table-cell>
          <table:table-cell office:value-type="float" office:value="0.247427" calcext:value-type="float">
            <text:p>0.247427</text:p>
          </table:table-cell>
          <table:table-cell table:number-columns-repeated="17"/>
        </table:table-row>
        <table:table-row table:style-name="ro1">
          <table:table-cell office:value-type="float" office:value="0.084107" calcext:value-type="float">
            <text:p>0.084107</text:p>
          </table:table-cell>
          <table:table-cell office:value-type="float" office:value="0.218389" calcext:value-type="float">
            <text:p>0.218389</text:p>
          </table:table-cell>
          <table:table-cell office:value-type="float" office:value="0.204588" calcext:value-type="float">
            <text:p>0.204588</text:p>
          </table:table-cell>
          <table:table-cell office:value-type="float" office:value="0.183123" calcext:value-type="float">
            <text:p>0.183123</text:p>
          </table:table-cell>
          <table:table-cell office:value-type="float" office:value="0.168515" calcext:value-type="float">
            <text:p>0.168515</text:p>
          </table:table-cell>
          <table:table-cell office:value-type="float" office:value="0.189516" calcext:value-type="float">
            <text:p>0.189516</text:p>
          </table:table-cell>
          <table:table-cell office:value-type="float" office:value="0.254045" calcext:value-type="float">
            <text:p>0.254045</text:p>
          </table:table-cell>
          <table:table-cell table:number-columns-repeated="17"/>
        </table:table-row>
        <table:table-row table:style-name="ro1">
          <table:table-cell office:value-type="float" office:value="0.051882" calcext:value-type="float">
            <text:p>0.051882</text:p>
          </table:table-cell>
          <table:table-cell office:value-type="float" office:value="0.232903" calcext:value-type="float">
            <text:p>0.232903</text:p>
          </table:table-cell>
          <table:table-cell office:value-type="float" office:value="0.220171" calcext:value-type="float">
            <text:p>0.220171</text:p>
          </table:table-cell>
          <table:table-cell office:value-type="float" office:value="0.143238" calcext:value-type="float">
            <text:p>0.143238</text:p>
          </table:table-cell>
          <table:table-cell office:value-type="float" office:value="0.230889" calcext:value-type="float">
            <text:p>0.230889</text:p>
          </table:table-cell>
          <table:table-cell office:value-type="float" office:value="0.169908" calcext:value-type="float">
            <text:p>0.169908</text:p>
          </table:table-cell>
          <table:table-cell office:value-type="float" office:value="0.230211" calcext:value-type="float">
            <text:p>0.230211</text:p>
          </table:table-cell>
          <table:table-cell table:number-columns-repeated="17"/>
        </table:table-row>
        <table:table-row table:style-name="ro1">
          <table:table-cell office:value-type="float" office:value="0.092127" calcext:value-type="float">
            <text:p>0.092127</text:p>
          </table:table-cell>
          <table:table-cell office:value-type="float" office:value="0.236864" calcext:value-type="float">
            <text:p>0.236864</text:p>
          </table:table-cell>
          <table:table-cell office:value-type="float" office:value="0.154867" calcext:value-type="float">
            <text:p>0.154867</text:p>
          </table:table-cell>
          <table:table-cell office:value-type="float" office:value="0.196896" calcext:value-type="float">
            <text:p>0.196896</text:p>
          </table:table-cell>
          <table:table-cell office:value-type="float" office:value="0.1944" calcext:value-type="float">
            <text:p>0.1944</text:p>
          </table:table-cell>
          <table:table-cell office:value-type="float" office:value="0.217464" calcext:value-type="float">
            <text:p>0.217464</text:p>
          </table:table-cell>
          <table:table-cell office:value-type="float" office:value="0.196493" calcext:value-type="float">
            <text:p>0.196493</text:p>
          </table:table-cell>
          <table:table-cell table:number-columns-repeated="17"/>
        </table:table-row>
        <table:table-row table:style-name="ro1">
          <table:table-cell office:value-type="float" office:value="0.048444" calcext:value-type="float">
            <text:p>0.048444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254603" calcext:value-type="float">
            <text:p>0.254603</text:p>
          </table:table-cell>
          <table:table-cell office:value-type="float" office:value="0.23423" calcext:value-type="float">
            <text:p>0.23423</text:p>
          </table:table-cell>
          <table:table-cell office:value-type="float" office:value="0.23768" calcext:value-type="float">
            <text:p>0.23768</text:p>
          </table:table-cell>
          <table:table-cell office:value-type="float" office:value="0.129932" calcext:value-type="float">
            <text:p>0.129932</text:p>
          </table:table-cell>
          <table:table-cell office:value-type="float" office:value="0.179814" calcext:value-type="float">
            <text:p>0.179814</text:p>
          </table:table-cell>
          <table:table-cell table:number-columns-repeated="17"/>
        </table:table-row>
        <table:table-row table:style-name="ro1">
          <table:table-cell office:value-type="float" office:value="0.054337" calcext:value-type="float">
            <text:p>0.054337</text:p>
          </table:table-cell>
          <table:table-cell office:value-type="float" office:value="0.2819" calcext:value-type="float">
            <text:p>0.2819</text:p>
          </table:table-cell>
          <table:table-cell office:value-type="float" office:value="0.241533" calcext:value-type="float">
            <text:p>0.241533</text:p>
          </table:table-cell>
          <table:table-cell office:value-type="float" office:value="0.160274" calcext:value-type="float">
            <text:p>0.160274</text:p>
          </table:table-cell>
          <table:table-cell office:value-type="float" office:value="0.142322" calcext:value-type="float">
            <text:p>0.142322</text:p>
          </table:table-cell>
          <table:table-cell office:value-type="float" office:value="0.186536" calcext:value-type="float">
            <text:p>0.186536</text:p>
          </table:table-cell>
          <table:table-cell office:value-type="float" office:value="0.22667" calcext:value-type="float">
            <text:p>0.22667</text:p>
          </table:table-cell>
          <table:table-cell table:number-columns-repeated="17"/>
        </table:table-row>
        <table:table-row table:style-name="ro1">
          <table:table-cell office:value-type="float" office:value="0.089538" calcext:value-type="float">
            <text:p>0.089538</text:p>
          </table:table-cell>
          <table:table-cell office:value-type="float" office:value="0.229077" calcext:value-type="float">
            <text:p>0.229077</text:p>
          </table:table-cell>
          <table:table-cell office:value-type="float" office:value="0.246849" calcext:value-type="float">
            <text:p>0.246849</text:p>
          </table:table-cell>
          <table:table-cell office:value-type="float" office:value="0.14053" calcext:value-type="float">
            <text:p>0.14053</text:p>
          </table:table-cell>
          <table:table-cell office:value-type="float" office:value="0.176953" calcext:value-type="float">
            <text:p>0.176953</text:p>
          </table:table-cell>
          <table:table-cell office:value-type="float" office:value="0.17136" calcext:value-type="float">
            <text:p>0.17136</text:p>
          </table:table-cell>
          <table:table-cell office:value-type="float" office:value="0.229371" calcext:value-type="float">
            <text:p>0.229371</text:p>
          </table:table-cell>
          <table:table-cell table:number-columns-repeated="17"/>
        </table:table-row>
        <table:table-row table:style-name="ro1">
          <table:table-cell office:value-type="float" office:value="0.048989" calcext:value-type="float">
            <text:p>0.048989</text:p>
          </table:table-cell>
          <table:table-cell office:value-type="float" office:value="0.272603" calcext:value-type="float">
            <text:p>0.272603</text:p>
          </table:table-cell>
          <table:table-cell office:value-type="float" office:value="0.236712" calcext:value-type="float">
            <text:p>0.236712</text:p>
          </table:table-cell>
          <table:table-cell office:value-type="float" office:value="0.266742" calcext:value-type="float">
            <text:p>0.266742</text:p>
          </table:table-cell>
          <table:table-cell office:value-type="float" office:value="0.196112" calcext:value-type="float">
            <text:p>0.196112</text:p>
          </table:table-cell>
          <table:table-cell office:value-type="float" office:value="0.229169" calcext:value-type="float">
            <text:p>0.229169</text:p>
          </table:table-cell>
          <table:table-cell office:value-type="float" office:value="0.248384" calcext:value-type="float">
            <text:p>0.248384</text:p>
          </table:table-cell>
          <table:table-cell table:number-columns-repeated="17"/>
        </table:table-row>
        <table:table-row table:style-name="ro1">
          <table:table-cell office:value-type="float" office:value="0.057756" calcext:value-type="float">
            <text:p>0.057756</text:p>
          </table:table-cell>
          <table:table-cell office:value-type="float" office:value="0.260656" calcext:value-type="float">
            <text:p>0.260656</text:p>
          </table:table-cell>
          <table:table-cell office:value-type="float" office:value="0.23449" calcext:value-type="float">
            <text:p>0.23449</text:p>
          </table:table-cell>
          <table:table-cell office:value-type="float" office:value="0.164183" calcext:value-type="float">
            <text:p>0.164183</text:p>
          </table:table-cell>
          <table:table-cell office:value-type="float" office:value="0.173864" calcext:value-type="float">
            <text:p>0.173864</text:p>
          </table:table-cell>
          <table:table-cell office:value-type="float" office:value="0.176269" calcext:value-type="float">
            <text:p>0.176269</text:p>
          </table:table-cell>
          <table:table-cell office:value-type="float" office:value="0.209972" calcext:value-type="float">
            <text:p>0.209972</text:p>
          </table:table-cell>
          <table:table-cell table:number-columns-repeated="17"/>
        </table:table-row>
        <table:table-row table:style-name="ro1">
          <table:table-cell office:value-type="float" office:value="0.058132" calcext:value-type="float">
            <text:p>0.058132</text:p>
          </table:table-cell>
          <table:table-cell office:value-type="float" office:value="0.266872" calcext:value-type="float">
            <text:p>0.266872</text:p>
          </table:table-cell>
          <table:table-cell office:value-type="float" office:value="0.185713" calcext:value-type="float">
            <text:p>0.185713</text:p>
          </table:table-cell>
          <table:table-cell office:value-type="float" office:value="0.142011" calcext:value-type="float">
            <text:p>0.142011</text:p>
          </table:table-cell>
          <table:table-cell office:value-type="float" office:value="0.19354" calcext:value-type="float">
            <text:p>0.19354</text:p>
          </table:table-cell>
          <table:table-cell office:value-type="float" office:value="0.179783" calcext:value-type="float">
            <text:p>0.179783</text:p>
          </table:table-cell>
          <table:table-cell office:value-type="float" office:value="0.227462" calcext:value-type="float">
            <text:p>0.227462</text:p>
          </table:table-cell>
          <table:table-cell table:number-columns-repeated="17"/>
        </table:table-row>
        <table:table-row table:style-name="ro1">
          <table:table-cell office:value-type="float" office:value="0.093885" calcext:value-type="float">
            <text:p>0.093885</text:p>
          </table:table-cell>
          <table:table-cell office:value-type="float" office:value="0.201249" calcext:value-type="float">
            <text:p>0.201249</text:p>
          </table:table-cell>
          <table:table-cell office:value-type="float" office:value="0.252959" calcext:value-type="float">
            <text:p>0.252959</text:p>
          </table:table-cell>
          <table:table-cell office:value-type="float" office:value="0.25699" calcext:value-type="float">
            <text:p>0.25699</text:p>
          </table:table-cell>
          <table:table-cell office:value-type="float" office:value="0.171375" calcext:value-type="float">
            <text:p>0.171375</text:p>
          </table:table-cell>
          <table:table-cell office:value-type="float" office:value="0.178437" calcext:value-type="float">
            <text:p>0.178437</text:p>
          </table:table-cell>
          <table:table-cell office:value-type="float" office:value="0.228532" calcext:value-type="float">
            <text:p>0.228532</text:p>
          </table:table-cell>
          <table:table-cell table:number-columns-repeated="17"/>
        </table:table-row>
        <table:table-row table:style-name="ro1">
          <table:table-cell office:value-type="float" office:value="0.089731" calcext:value-type="float">
            <text:p>0.089731</text:p>
          </table:table-cell>
          <table:table-cell office:value-type="float" office:value="0.181354" calcext:value-type="float">
            <text:p>0.181354</text:p>
          </table:table-cell>
          <table:table-cell office:value-type="float" office:value="0.174302" calcext:value-type="float">
            <text:p>0.174302</text:p>
          </table:table-cell>
          <table:table-cell office:value-type="float" office:value="0.26651" calcext:value-type="float">
            <text:p>0.26651</text:p>
          </table:table-cell>
          <table:table-cell office:value-type="float" office:value="0.176152" calcext:value-type="float">
            <text:p>0.176152</text:p>
          </table:table-cell>
          <table:table-cell office:value-type="float" office:value="0.185677" calcext:value-type="float">
            <text:p>0.185677</text:p>
          </table:table-cell>
          <table:table-cell office:value-type="float" office:value="0.249802" calcext:value-type="float">
            <text:p>0.249802</text:p>
          </table:table-cell>
          <table:table-cell table:number-columns-repeated="17"/>
        </table:table-row>
        <table:table-row table:style-name="ro1">
          <table:table-cell office:value-type="float" office:value="0.061999" calcext:value-type="float">
            <text:p>0.061999</text:p>
          </table:table-cell>
          <table:table-cell office:value-type="float" office:value="0.27796" calcext:value-type="float">
            <text:p>0.27796</text:p>
          </table:table-cell>
          <table:table-cell office:value-type="float" office:value="0.296653" calcext:value-type="float">
            <text:p>0.296653</text:p>
          </table:table-cell>
          <table:table-cell office:value-type="float" office:value="0.211233" calcext:value-type="float">
            <text:p>0.211233</text:p>
          </table:table-cell>
          <table:table-cell office:value-type="float" office:value="0.223602" calcext:value-type="float">
            <text:p>0.223602</text:p>
          </table:table-cell>
          <table:table-cell office:value-type="float" office:value="0.228233" calcext:value-type="float">
            <text:p>0.228233</text:p>
          </table:table-cell>
          <table:table-cell office:value-type="float" office:value="0.191064" calcext:value-type="float">
            <text:p>0.191064</text:p>
          </table:table-cell>
          <table:table-cell table:number-columns-repeated="17"/>
        </table:table-row>
        <table:table-row table:style-name="ro1">
          <table:table-cell office:value-type="float" office:value="0.060515" calcext:value-type="float">
            <text:p>0.060515</text:p>
          </table:table-cell>
          <table:table-cell office:value-type="float" office:value="0.367786" calcext:value-type="float">
            <text:p>0.367786</text:p>
          </table:table-cell>
          <table:table-cell office:value-type="float" office:value="0.183612" calcext:value-type="float">
            <text:p>0.183612</text:p>
          </table:table-cell>
          <table:table-cell office:value-type="float" office:value="0.194603" calcext:value-type="float">
            <text:p>0.194603</text:p>
          </table:table-cell>
          <table:table-cell office:value-type="float" office:value="0.221885" calcext:value-type="float">
            <text:p>0.221885</text:p>
          </table:table-cell>
          <table:table-cell office:value-type="float" office:value="0.165834" calcext:value-type="float">
            <text:p>0.165834</text:p>
          </table:table-cell>
          <table:table-cell office:value-type="float" office:value="0.238796" calcext:value-type="float">
            <text:p>0.238796</text:p>
          </table:table-cell>
          <table:table-cell table:number-columns-repeated="17"/>
        </table:table-row>
        <table:table-row table:style-name="ro1">
          <table:table-cell office:value-type="float" office:value="0.08953" calcext:value-type="float">
            <text:p>0.08953</text:p>
          </table:table-cell>
          <table:table-cell office:value-type="float" office:value="0.177149" calcext:value-type="float">
            <text:p>0.177149</text:p>
          </table:table-cell>
          <table:table-cell office:value-type="float" office:value="0.227108" calcext:value-type="float">
            <text:p>0.227108</text:p>
          </table:table-cell>
          <table:table-cell office:value-type="float" office:value="0.216353" calcext:value-type="float">
            <text:p>0.216353</text:p>
          </table:table-cell>
          <table:table-cell office:value-type="float" office:value="0.201565" calcext:value-type="float">
            <text:p>0.201565</text:p>
          </table:table-cell>
          <table:table-cell office:value-type="float" office:value="0.222651" calcext:value-type="float">
            <text:p>0.222651</text:p>
          </table:table-cell>
          <table:table-cell office:value-type="float" office:value="0.235824" calcext:value-type="float">
            <text:p>0.235824</text:p>
          </table:table-cell>
          <table:table-cell table:number-columns-repeated="17"/>
        </table:table-row>
        <table:table-row table:style-name="ro1">
          <table:table-cell office:value-type="float" office:value="0.065381" calcext:value-type="float">
            <text:p>0.065381</text:p>
          </table:table-cell>
          <table:table-cell office:value-type="float" office:value="0.265407" calcext:value-type="float">
            <text:p>0.265407</text:p>
          </table:table-cell>
          <table:table-cell office:value-type="float" office:value="0.239772" calcext:value-type="float">
            <text:p>0.239772</text:p>
          </table:table-cell>
          <table:table-cell office:value-type="float" office:value="0.201191" calcext:value-type="float">
            <text:p>0.201191</text:p>
          </table:table-cell>
          <table:table-cell office:value-type="float" office:value="0.191788" calcext:value-type="float">
            <text:p>0.191788</text:p>
          </table:table-cell>
          <table:table-cell office:value-type="float" office:value="0.203427" calcext:value-type="float">
            <text:p>0.203427</text:p>
          </table:table-cell>
          <table:table-cell office:value-type="float" office:value="0.256072" calcext:value-type="float">
            <text:p>0.256072</text:p>
          </table:table-cell>
          <table:table-cell table:number-columns-repeated="17"/>
        </table:table-row>
        <table:table-row table:style-name="ro1">
          <table:table-cell office:value-type="float" office:value="0.053593" calcext:value-type="float">
            <text:p>0.053593</text:p>
          </table:table-cell>
          <table:table-cell office:value-type="float" office:value="0.330269" calcext:value-type="float">
            <text:p>0.330269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25028" calcext:value-type="float">
            <text:p>0.25028</text:p>
          </table:table-cell>
          <table:table-cell office:value-type="float" office:value="0.146782" calcext:value-type="float">
            <text:p>0.146782</text:p>
          </table:table-cell>
          <table:table-cell office:value-type="float" office:value="0.215089" calcext:value-type="float">
            <text:p>0.215089</text:p>
          </table:table-cell>
          <table:table-cell office:value-type="float" office:value="0.213772" calcext:value-type="float">
            <text:p>0.213772</text:p>
          </table:table-cell>
          <table:table-cell table:number-columns-repeated="17"/>
        </table:table-row>
        <table:table-row table:style-name="ro1">
          <table:table-cell office:value-type="float" office:value="0.055705" calcext:value-type="float">
            <text:p>0.055705</text:p>
          </table:table-cell>
          <table:table-cell office:value-type="float" office:value="0.169052" calcext:value-type="float">
            <text:p>0.169052</text:p>
          </table:table-cell>
          <table:table-cell office:value-type="float" office:value="0.255089" calcext:value-type="float">
            <text:p>0.255089</text:p>
          </table:table-cell>
          <table:table-cell office:value-type="float" office:value="0.218174" calcext:value-type="float">
            <text:p>0.218174</text:p>
          </table:table-cell>
          <table:table-cell office:value-type="float" office:value="0.177538" calcext:value-type="float">
            <text:p>0.177538</text:p>
          </table:table-cell>
          <table:table-cell office:value-type="float" office:value="0.171986" calcext:value-type="float">
            <text:p>0.171986</text:p>
          </table:table-cell>
          <table:table-cell office:value-type="float" office:value="0.20404" calcext:value-type="float">
            <text:p>0.20404</text:p>
          </table:table-cell>
          <table:table-cell table:number-columns-repeated="17"/>
        </table:table-row>
        <table:table-row table:style-name="ro1">
          <table:table-cell office:value-type="float" office:value="0.091545" calcext:value-type="float">
            <text:p>0.091545</text:p>
          </table:table-cell>
          <table:table-cell office:value-type="float" office:value="0.289119" calcext:value-type="float">
            <text:p>0.289119</text:p>
          </table:table-cell>
          <table:table-cell office:value-type="float" office:value="0.245166" calcext:value-type="float">
            <text:p>0.245166</text:p>
          </table:table-cell>
          <table:table-cell office:value-type="float" office:value="0.190034" calcext:value-type="float">
            <text:p>0.190034</text:p>
          </table:table-cell>
          <table:table-cell office:value-type="float" office:value="0.195101" calcext:value-type="float">
            <text:p>0.195101</text:p>
          </table:table-cell>
          <table:table-cell office:value-type="float" office:value="0.141536" calcext:value-type="float">
            <text:p>0.141536</text:p>
          </table:table-cell>
          <table:table-cell office:value-type="float" office:value="0.195636" calcext:value-type="float">
            <text:p>0.195636</text:p>
          </table:table-cell>
          <table:table-cell table:number-columns-repeated="17"/>
        </table:table-row>
        <table:table-row table:style-name="ro1">
          <table:table-cell office:value-type="float" office:value="0.0528" calcext:value-type="float">
            <text:p>0.0528</text:p>
          </table:table-cell>
          <table:table-cell office:value-type="float" office:value="0.206724" calcext:value-type="float">
            <text:p>0.206724</text:p>
          </table:table-cell>
          <table:table-cell office:value-type="float" office:value="0.21307" calcext:value-type="float">
            <text:p>0.21307</text:p>
          </table:table-cell>
          <table:table-cell office:value-type="float" office:value="0.215342" calcext:value-type="float">
            <text:p>0.215342</text:p>
          </table:table-cell>
          <table:table-cell office:value-type="float" office:value="0.226856" calcext:value-type="float">
            <text:p>0.226856</text:p>
          </table:table-cell>
          <table:table-cell office:value-type="float" office:value="0.218676" calcext:value-type="float">
            <text:p>0.218676</text:p>
          </table:table-cell>
          <table:table-cell office:value-type="float" office:value="0.203141" calcext:value-type="float">
            <text:p>0.203141</text:p>
          </table:table-cell>
          <table:table-cell table:number-columns-repeated="17"/>
        </table:table-row>
        <table:table-row table:style-name="ro1">
          <table:table-cell office:value-type="float" office:value="0.08374" calcext:value-type="float">
            <text:p>0.08374</text:p>
          </table:table-cell>
          <table:table-cell office:value-type="float" office:value="0.269713" calcext:value-type="float">
            <text:p>0.269713</text:p>
          </table:table-cell>
          <table:table-cell office:value-type="float" office:value="0.161236" calcext:value-type="float">
            <text:p>0.161236</text:p>
          </table:table-cell>
          <table:table-cell office:value-type="float" office:value="0.222557" calcext:value-type="float">
            <text:p>0.222557</text:p>
          </table:table-cell>
          <table:table-cell office:value-type="float" office:value="0.183453" calcext:value-type="float">
            <text:p>0.183453</text:p>
          </table:table-cell>
          <table:table-cell office:value-type="float" office:value="0.193248" calcext:value-type="float">
            <text:p>0.193248</text:p>
          </table:table-cell>
          <table:table-cell office:value-type="float" office:value="0.206302" calcext:value-type="float">
            <text:p>0.206302</text:p>
          </table:table-cell>
          <table:table-cell table:number-columns-repeated="17"/>
        </table:table-row>
        <table:table-row table:style-name="ro1">
          <table:table-cell office:value-type="float" office:value="0.084278" calcext:value-type="float">
            <text:p>0.084278</text:p>
          </table:table-cell>
          <table:table-cell office:value-type="float" office:value="0.220388" calcext:value-type="float">
            <text:p>0.220388</text:p>
          </table:table-cell>
          <table:table-cell office:value-type="float" office:value="0.240217" calcext:value-type="float">
            <text:p>0.240217</text:p>
          </table:table-cell>
          <table:table-cell office:value-type="float" office:value="0.21132" calcext:value-type="float">
            <text:p>0.21132</text:p>
          </table:table-cell>
          <table:table-cell office:value-type="float" office:value="0.230532" calcext:value-type="float">
            <text:p>0.230532</text:p>
          </table:table-cell>
          <table:table-cell office:value-type="float" office:value="0.190071" calcext:value-type="float">
            <text:p>0.190071</text:p>
          </table:table-cell>
          <table:table-cell office:value-type="float" office:value="0.228262" calcext:value-type="float">
            <text:p>0.228262</text:p>
          </table:table-cell>
          <table:table-cell table:number-columns-repeated="17"/>
        </table:table-row>
        <table:table-row table:style-name="ro1">
          <table:table-cell office:value-type="float" office:value="0.055705" calcext:value-type="float">
            <text:p>0.055705</text:p>
          </table:table-cell>
          <table:table-cell office:value-type="float" office:value="0.221965" calcext:value-type="float">
            <text:p>0.221965</text:p>
          </table:table-cell>
          <table:table-cell office:value-type="float" office:value="0.224016" calcext:value-type="float">
            <text:p>0.224016</text:p>
          </table:table-cell>
          <table:table-cell office:value-type="float" office:value="0.202886" calcext:value-type="float">
            <text:p>0.202886</text:p>
          </table:table-cell>
          <table:table-cell office:value-type="float" office:value="0.235585" calcext:value-type="float">
            <text:p>0.235585</text:p>
          </table:table-cell>
          <table:table-cell office:value-type="float" office:value="0.18612" calcext:value-type="float">
            <text:p>0.18612</text:p>
          </table:table-cell>
          <table:table-cell office:value-type="float" office:value="0.19794" calcext:value-type="float">
            <text:p>0.19794</text:p>
          </table:table-cell>
          <table:table-cell table:number-columns-repeated="17"/>
        </table:table-row>
        <table:table-row table:style-name="ro1">
          <table:table-cell office:value-type="float" office:value="0.074857" calcext:value-type="float">
            <text:p>0.074857</text:p>
          </table:table-cell>
          <table:table-cell office:value-type="float" office:value="0.270984" calcext:value-type="float">
            <text:p>0.270984</text:p>
          </table:table-cell>
          <table:table-cell office:value-type="float" office:value="0.209439" calcext:value-type="float">
            <text:p>0.209439</text:p>
          </table:table-cell>
          <table:table-cell office:value-type="float" office:value="0.166216" calcext:value-type="float">
            <text:p>0.166216</text:p>
          </table:table-cell>
          <table:table-cell office:value-type="float" office:value="0.244829" calcext:value-type="float">
            <text:p>0.244829</text:p>
          </table:table-cell>
          <table:table-cell office:value-type="float" office:value="0.184997" calcext:value-type="float">
            <text:p>0.184997</text:p>
          </table:table-cell>
          <table:table-cell office:value-type="float" office:value="0.181451" calcext:value-type="float">
            <text:p>0.181451</text:p>
          </table:table-cell>
          <table:table-cell table:number-columns-repeated="17"/>
        </table:table-row>
        <table:table-row table:style-name="ro1">
          <table:table-cell office:value-type="float" office:value="0.093765" calcext:value-type="float">
            <text:p>0.093765</text:p>
          </table:table-cell>
          <table:table-cell office:value-type="float" office:value="0.198651" calcext:value-type="float">
            <text:p>0.198651</text:p>
          </table:table-cell>
          <table:table-cell office:value-type="float" office:value="0.174166" calcext:value-type="float">
            <text:p>0.174166</text:p>
          </table:table-cell>
          <table:table-cell office:value-type="float" office:value="0.240968" calcext:value-type="float">
            <text:p>0.240968</text:p>
          </table:table-cell>
          <table:table-cell office:value-type="float" office:value="0.178642" calcext:value-type="float">
            <text:p>0.178642</text:p>
          </table:table-cell>
          <table:table-cell office:value-type="float" office:value="0.196498" calcext:value-type="float">
            <text:p>0.196498</text:p>
          </table:table-cell>
          <table:table-cell office:value-type="float" office:value="0.152655" calcext:value-type="float">
            <text:p>0.152655</text:p>
          </table:table-cell>
          <table:table-cell table:number-columns-repeated="17"/>
        </table:table-row>
        <table:table-row table:style-name="ro1">
          <table:table-cell office:value-type="float" office:value="0.093157" calcext:value-type="float">
            <text:p>0.093157</text:p>
          </table:table-cell>
          <table:table-cell office:value-type="float" office:value="0.201725" calcext:value-type="float">
            <text:p>0.201725</text:p>
          </table:table-cell>
          <table:table-cell office:value-type="float" office:value="0.167791" calcext:value-type="float">
            <text:p>0.167791</text:p>
          </table:table-cell>
          <table:table-cell office:value-type="float" office:value="0.25753" calcext:value-type="float">
            <text:p>0.25753</text:p>
          </table:table-cell>
          <table:table-cell office:value-type="float" office:value="0.23948" calcext:value-type="float">
            <text:p>0.23948</text:p>
          </table:table-cell>
          <table:table-cell office:value-type="float" office:value="0.13543" calcext:value-type="float">
            <text:p>0.13543</text:p>
          </table:table-cell>
          <table:table-cell office:value-type="float" office:value="0.159725" calcext:value-type="float">
            <text:p>0.159725</text:p>
          </table:table-cell>
          <table:table-cell table:number-columns-repeated="17"/>
        </table:table-row>
        <table:table-row table:style-name="ro1">
          <table:table-cell office:value-type="float" office:value="0.051087" calcext:value-type="float">
            <text:p>0.051087</text:p>
          </table:table-cell>
          <table:table-cell office:value-type="float" office:value="0.206893" calcext:value-type="float">
            <text:p>0.206893</text:p>
          </table:table-cell>
          <table:table-cell office:value-type="float" office:value="0.275141" calcext:value-type="float">
            <text:p>0.275141</text:p>
          </table:table-cell>
          <table:table-cell office:value-type="float" office:value="0.227619" calcext:value-type="float">
            <text:p>0.227619</text:p>
          </table:table-cell>
          <table:table-cell office:value-type="float" office:value="0.227624" calcext:value-type="float">
            <text:p>0.227624</text:p>
          </table:table-cell>
          <table:table-cell office:value-type="float" office:value="0.195849" calcext:value-type="float">
            <text:p>0.195849</text:p>
          </table:table-cell>
          <table:table-cell office:value-type="float" office:value="0.187567" calcext:value-type="float">
            <text:p>0.187567</text:p>
          </table:table-cell>
          <table:table-cell table:number-columns-repeated="17"/>
        </table:table-row>
        <table:table-row table:style-name="ro1">
          <table:table-cell office:value-type="float" office:value="0.089368" calcext:value-type="float">
            <text:p>0.089368</text:p>
          </table:table-cell>
          <table:table-cell office:value-type="float" office:value="0.26067" calcext:value-type="float">
            <text:p>0.26067</text:p>
          </table:table-cell>
          <table:table-cell office:value-type="float" office:value="0.173989" calcext:value-type="float">
            <text:p>0.173989</text:p>
          </table:table-cell>
          <table:table-cell office:value-type="float" office:value="0.231648" calcext:value-type="float">
            <text:p>0.231648</text:p>
          </table:table-cell>
          <table:table-cell office:value-type="float" office:value="0.237995" calcext:value-type="float">
            <text:p>0.237995</text:p>
          </table:table-cell>
          <table:table-cell office:value-type="float" office:value="0.198511" calcext:value-type="float">
            <text:p>0.198511</text:p>
          </table:table-cell>
          <table:table-cell office:value-type="float" office:value="0.186713" calcext:value-type="float">
            <text:p>0.186713</text:p>
          </table:table-cell>
          <table:table-cell table:number-columns-repeated="17"/>
        </table:table-row>
        <table:table-row table:style-name="ro1">
          <table:table-cell office:value-type="float" office:value="0.055899" calcext:value-type="float">
            <text:p>0.055899</text:p>
          </table:table-cell>
          <table:table-cell office:value-type="float" office:value="0.24405" calcext:value-type="float">
            <text:p>0.24405</text:p>
          </table:table-cell>
          <table:table-cell office:value-type="float" office:value="0.233119" calcext:value-type="float">
            <text:p>0.233119</text:p>
          </table:table-cell>
          <table:table-cell office:value-type="float" office:value="0.217335" calcext:value-type="float">
            <text:p>0.217335</text:p>
          </table:table-cell>
          <table:table-cell office:value-type="float" office:value="0.239178" calcext:value-type="float">
            <text:p>0.239178</text:p>
          </table:table-cell>
          <table:table-cell office:value-type="float" office:value="0.127176" calcext:value-type="float">
            <text:p>0.127176</text:p>
          </table:table-cell>
          <table:table-cell office:value-type="float" office:value="0.231317" calcext:value-type="float">
            <text:p>0.231317</text:p>
          </table:table-cell>
          <table:table-cell table:number-columns-repeated="17"/>
        </table:table-row>
        <table:table-row table:style-name="ro1">
          <table:table-cell office:value-type="float" office:value="0.059336" calcext:value-type="float">
            <text:p>0.059336</text:p>
          </table:table-cell>
          <table:table-cell office:value-type="float" office:value="0.241756" calcext:value-type="float">
            <text:p>0.241756</text:p>
          </table:table-cell>
          <table:table-cell office:value-type="float" office:value="0.199345" calcext:value-type="float">
            <text:p>0.199345</text:p>
          </table:table-cell>
          <table:table-cell office:value-type="float" office:value="0.249093" calcext:value-type="float">
            <text:p>0.249093</text:p>
          </table:table-cell>
          <table:table-cell office:value-type="float" office:value="0.23428" calcext:value-type="float">
            <text:p>0.23428</text:p>
          </table:table-cell>
          <table:table-cell office:value-type="float" office:value="0.163187" calcext:value-type="float">
            <text:p>0.163187</text:p>
          </table:table-cell>
          <table:table-cell office:value-type="float" office:value="0.231578" calcext:value-type="float">
            <text:p>0.231578</text:p>
          </table:table-cell>
          <table:table-cell table:number-columns-repeated="17"/>
        </table:table-row>
        <table:table-row table:style-name="ro1">
          <table:table-cell office:value-type="float" office:value="0.057931" calcext:value-type="float">
            <text:p>0.057931</text:p>
          </table:table-cell>
          <table:table-cell office:value-type="float" office:value="0.273178" calcext:value-type="float">
            <text:p>0.273178</text:p>
          </table:table-cell>
          <table:table-cell office:value-type="float" office:value="0.245452" calcext:value-type="float">
            <text:p>0.245452</text:p>
          </table:table-cell>
          <table:table-cell office:value-type="float" office:value="0.254692" calcext:value-type="float">
            <text:p>0.254692</text:p>
          </table:table-cell>
          <table:table-cell office:value-type="float" office:value="0.203045" calcext:value-type="float">
            <text:p>0.203045</text:p>
          </table:table-cell>
          <table:table-cell office:value-type="float" office:value="0.185617" calcext:value-type="float">
            <text:p>0.185617</text:p>
          </table:table-cell>
          <table:table-cell office:value-type="float" office:value="0.235973" calcext:value-type="float">
            <text:p>0.235973</text:p>
          </table:table-cell>
          <table:table-cell table:number-columns-repeated="17"/>
        </table:table-row>
        <table:table-row table:style-name="ro1">
          <table:table-cell office:value-type="float" office:value="0.080822" calcext:value-type="float">
            <text:p>0.080822</text:p>
          </table:table-cell>
          <table:table-cell office:value-type="float" office:value="0.261125" calcext:value-type="float">
            <text:p>0.261125</text:p>
          </table:table-cell>
          <table:table-cell office:value-type="float" office:value="0.249478" calcext:value-type="float">
            <text:p>0.249478</text:p>
          </table:table-cell>
          <table:table-cell office:value-type="float" office:value="0.247867" calcext:value-type="float">
            <text:p>0.247867</text:p>
          </table:table-cell>
          <table:table-cell office:value-type="float" office:value="0.246847" calcext:value-type="float">
            <text:p>0.246847</text:p>
          </table:table-cell>
          <table:table-cell office:value-type="float" office:value="0.157797" calcext:value-type="float">
            <text:p>0.157797</text:p>
          </table:table-cell>
          <table:table-cell office:value-type="float" office:value="0.229938" calcext:value-type="float">
            <text:p>0.229938</text:p>
          </table:table-cell>
          <table:table-cell table:number-columns-repeated="17"/>
        </table:table-row>
        <table:table-row table:style-name="ro1">
          <table:table-cell office:value-type="float" office:value="0.064573" calcext:value-type="float">
            <text:p>0.064573</text:p>
          </table:table-cell>
          <table:table-cell office:value-type="float" office:value="0.288789" calcext:value-type="float">
            <text:p>0.288789</text:p>
          </table:table-cell>
          <table:table-cell office:value-type="float" office:value="0.22473" calcext:value-type="float">
            <text:p>0.22473</text:p>
          </table:table-cell>
          <table:table-cell office:value-type="float" office:value="0.230165" calcext:value-type="float">
            <text:p>0.230165</text:p>
          </table:table-cell>
          <table:table-cell office:value-type="float" office:value="0.209192" calcext:value-type="float">
            <text:p>0.209192</text:p>
          </table:table-cell>
          <table:table-cell office:value-type="float" office:value="0.195481" calcext:value-type="float">
            <text:p>0.195481</text:p>
          </table:table-cell>
          <table:table-cell office:value-type="float" office:value="0.239521" calcext:value-type="float">
            <text:p>0.239521</text:p>
          </table:table-cell>
          <table:table-cell table:number-columns-repeated="17"/>
        </table:table-row>
        <table:table-row table:style-name="ro1">
          <table:table-cell office:value-type="float" office:value="0.089514" calcext:value-type="float">
            <text:p>0.089514</text:p>
          </table:table-cell>
          <table:table-cell office:value-type="float" office:value="0.224956" calcext:value-type="float">
            <text:p>0.224956</text:p>
          </table:table-cell>
          <table:table-cell office:value-type="float" office:value="0.248988" calcext:value-type="float">
            <text:p>0.248988</text:p>
          </table:table-cell>
          <table:table-cell office:value-type="float" office:value="0.18483" calcext:value-type="float">
            <text:p>0.18483</text:p>
          </table:table-cell>
          <table:table-cell office:value-type="float" office:value="0.182476" calcext:value-type="float">
            <text:p>0.182476</text:p>
          </table:table-cell>
          <table:table-cell office:value-type="float" office:value="0.17703" calcext:value-type="float">
            <text:p>0.17703</text:p>
          </table:table-cell>
          <table:table-cell office:value-type="float" office:value="0.20982" calcext:value-type="float">
            <text:p>0.20982</text:p>
          </table:table-cell>
          <table:table-cell table:number-columns-repeated="17"/>
        </table:table-row>
        <table:table-row table:style-name="ro1">
          <table:table-cell office:value-type="float" office:value="0.093783" calcext:value-type="float">
            <text:p>0.093783</text:p>
          </table:table-cell>
          <table:table-cell office:value-type="float" office:value="0.218699" calcext:value-type="float">
            <text:p>0.218699</text:p>
          </table:table-cell>
          <table:table-cell office:value-type="float" office:value="0.182981" calcext:value-type="float">
            <text:p>0.182981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146188" calcext:value-type="float">
            <text:p>0.146188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165697" calcext:value-type="float">
            <text:p>0.165697</text:p>
          </table:table-cell>
          <table:table-cell table:number-columns-repeated="17"/>
        </table:table-row>
        <table:table-row table:style-name="ro1">
          <table:table-cell office:value-type="float" office:value="0.093686" calcext:value-type="float">
            <text:p>0.093686</text:p>
          </table:table-cell>
          <table:table-cell office:value-type="float" office:value="0.253959" calcext:value-type="float">
            <text:p>0.253959</text:p>
          </table:table-cell>
          <table:table-cell office:value-type="float" office:value="0.19984" calcext:value-type="float">
            <text:p>0.19984</text:p>
          </table:table-cell>
          <table:table-cell office:value-type="float" office:value="0.214804" calcext:value-type="float">
            <text:p>0.214804</text:p>
          </table:table-cell>
          <table:table-cell office:value-type="float" office:value="0.201285" calcext:value-type="float">
            <text:p>0.201285</text:p>
          </table:table-cell>
          <table:table-cell office:value-type="float" office:value="0.235319" calcext:value-type="float">
            <text:p>0.235319</text:p>
          </table:table-cell>
          <table:table-cell office:value-type="float" office:value="0.20514" calcext:value-type="float">
            <text:p>0.20514</text:p>
          </table:table-cell>
          <table:table-cell table:number-columns-repeated="17"/>
        </table:table-row>
        <table:table-row table:style-name="ro1">
          <table:table-cell office:value-type="float" office:value="0.085506" calcext:value-type="float">
            <text:p>0.085506</text:p>
          </table:table-cell>
          <table:table-cell office:value-type="float" office:value="0.198462" calcext:value-type="float">
            <text:p>0.198462</text:p>
          </table:table-cell>
          <table:table-cell office:value-type="float" office:value="0.183816" calcext:value-type="float">
            <text:p>0.183816</text:p>
          </table:table-cell>
          <table:table-cell office:value-type="float" office:value="0.213586" calcext:value-type="float">
            <text:p>0.213586</text:p>
          </table:table-cell>
          <table:table-cell office:value-type="float" office:value="0.189254" calcext:value-type="float">
            <text:p>0.189254</text:p>
          </table:table-cell>
          <table:table-cell office:value-type="float" office:value="0.22898" calcext:value-type="float">
            <text:p>0.22898</text:p>
          </table:table-cell>
          <table:table-cell office:value-type="float" office:value="0.209175" calcext:value-type="float">
            <text:p>0.209175</text:p>
          </table:table-cell>
          <table:table-cell table:number-columns-repeated="17"/>
        </table:table-row>
        <table:table-row table:style-name="ro1">
          <table:table-cell office:value-type="float" office:value="0.093642" calcext:value-type="float">
            <text:p>0.093642</text:p>
          </table:table-cell>
          <table:table-cell office:value-type="float" office:value="0.230542" calcext:value-type="float">
            <text:p>0.230542</text:p>
          </table:table-cell>
          <table:table-cell office:value-type="float" office:value="0.180994" calcext:value-type="float">
            <text:p>0.180994</text:p>
          </table:table-cell>
          <table:table-cell office:value-type="float" office:value="0.275961" calcext:value-type="float">
            <text:p>0.275961</text:p>
          </table:table-cell>
          <table:table-cell office:value-type="float" office:value="0.256096" calcext:value-type="float">
            <text:p>0.256096</text:p>
          </table:table-cell>
          <table:table-cell office:value-type="float" office:value="0.22403" calcext:value-type="float">
            <text:p>0.22403</text:p>
          </table:table-cell>
          <table:table-cell office:value-type="float" office:value="0.196237" calcext:value-type="float">
            <text:p>0.196237</text:p>
          </table:table-cell>
          <table:table-cell table:number-columns-repeated="17"/>
        </table:table-row>
        <table:table-row table:style-name="ro1">
          <table:table-cell office:value-type="float" office:value="0.076558" calcext:value-type="float">
            <text:p>0.076558</text:p>
          </table:table-cell>
          <table:table-cell office:value-type="float" office:value="0.265495" calcext:value-type="float">
            <text:p>0.265495</text:p>
          </table:table-cell>
          <table:table-cell office:value-type="float" office:value="0.2181" calcext:value-type="float">
            <text:p>0.2181</text:p>
          </table:table-cell>
          <table:table-cell office:value-type="float" office:value="0.207666" calcext:value-type="float">
            <text:p>0.207666</text:p>
          </table:table-cell>
          <table:table-cell office:value-type="float" office:value="0.19334" calcext:value-type="float">
            <text:p>0.19334</text:p>
          </table:table-cell>
          <table:table-cell office:value-type="float" office:value="0.202115" calcext:value-type="float">
            <text:p>0.202115</text:p>
          </table:table-cell>
          <table:table-cell office:value-type="float" office:value="0.229275" calcext:value-type="float">
            <text:p>0.229275</text:p>
          </table:table-cell>
          <table:table-cell table:number-columns-repeated="17"/>
        </table:table-row>
        <table:table-row table:style-name="ro1">
          <table:table-cell office:value-type="float" office:value="0.072003" calcext:value-type="float">
            <text:p>0.072003</text:p>
          </table:table-cell>
          <table:table-cell office:value-type="float" office:value="0.272028" calcext:value-type="float">
            <text:p>0.272028</text:p>
          </table:table-cell>
          <table:table-cell office:value-type="float" office:value="0.25304" calcext:value-type="float">
            <text:p>0.25304</text:p>
          </table:table-cell>
          <table:table-cell office:value-type="float" office:value="0.240893" calcext:value-type="float">
            <text:p>0.240893</text:p>
          </table:table-cell>
          <table:table-cell office:value-type="float" office:value="0.198181" calcext:value-type="float">
            <text:p>0.198181</text:p>
          </table:table-cell>
          <table:table-cell office:value-type="float" office:value="0.226707" calcext:value-type="float">
            <text:p>0.226707</text:p>
          </table:table-cell>
          <table:table-cell office:value-type="float" office:value="0.190981" calcext:value-type="float">
            <text:p>0.190981</text:p>
          </table:table-cell>
          <table:table-cell table:number-columns-repeated="17"/>
        </table:table-row>
        <table:table-row table:style-name="ro1">
          <table:table-cell office:value-type="float" office:value="0.089261" calcext:value-type="float">
            <text:p>0.089261</text:p>
          </table:table-cell>
          <table:table-cell office:value-type="float" office:value="0.225323" calcext:value-type="float">
            <text:p>0.225323</text:p>
          </table:table-cell>
          <table:table-cell office:value-type="float" office:value="0.179836" calcext:value-type="float">
            <text:p>0.179836</text:p>
          </table:table-cell>
          <table:table-cell office:value-type="float" office:value="0.207244" calcext:value-type="float">
            <text:p>0.207244</text:p>
          </table:table-cell>
          <table:table-cell office:value-type="float" office:value="0.22661" calcext:value-type="float">
            <text:p>0.22661</text:p>
          </table:table-cell>
          <table:table-cell office:value-type="float" office:value="0.191891" calcext:value-type="float">
            <text:p>0.191891</text:p>
          </table:table-cell>
          <table:table-cell office:value-type="float" office:value="0.233747" calcext:value-type="float">
            <text:p>0.233747</text:p>
          </table:table-cell>
          <table:table-cell table:number-columns-repeated="17"/>
        </table:table-row>
        <table:table-row table:style-name="ro1">
          <table:table-cell office:value-type="float" office:value="0.075567" calcext:value-type="float">
            <text:p>0.075567</text:p>
          </table:table-cell>
          <table:table-cell office:value-type="float" office:value="0.271383" calcext:value-type="float">
            <text:p>0.271383</text:p>
          </table:table-cell>
          <table:table-cell office:value-type="float" office:value="0.233893" calcext:value-type="float">
            <text:p>0.233893</text:p>
          </table:table-cell>
          <table:table-cell office:value-type="float" office:value="0.26421" calcext:value-type="float">
            <text:p>0.26421</text:p>
          </table:table-cell>
          <table:table-cell office:value-type="float" office:value="0.226482" calcext:value-type="float">
            <text:p>0.226482</text:p>
          </table:table-cell>
          <table:table-cell office:value-type="float" office:value="0.216969" calcext:value-type="float">
            <text:p>0.216969</text:p>
          </table:table-cell>
          <table:table-cell office:value-type="float" office:value="0.19018" calcext:value-type="float">
            <text:p>0.19018</text:p>
          </table:table-cell>
          <table:table-cell table:number-columns-repeated="17"/>
        </table:table-row>
        <table:table-row table:style-name="ro1">
          <table:table-cell office:value-type="float" office:value="0.093825" calcext:value-type="float">
            <text:p>0.093825</text:p>
          </table:table-cell>
          <table:table-cell office:value-type="float" office:value="0.21559" calcext:value-type="float">
            <text:p>0.21559</text:p>
          </table:table-cell>
          <table:table-cell office:value-type="float" office:value="0.260296" calcext:value-type="float">
            <text:p>0.260296</text:p>
          </table:table-cell>
          <table:table-cell office:value-type="float" office:value="0.257645" calcext:value-type="float">
            <text:p>0.257645</text:p>
          </table:table-cell>
          <table:table-cell office:value-type="float" office:value="0.221165" calcext:value-type="float">
            <text:p>0.221165</text:p>
          </table:table-cell>
          <table:table-cell office:value-type="float" office:value="0.211014" calcext:value-type="float">
            <text:p>0.211014</text:p>
          </table:table-cell>
          <table:table-cell office:value-type="float" office:value="0.180967" calcext:value-type="float">
            <text:p>0.180967</text:p>
          </table:table-cell>
          <table:table-cell table:number-columns-repeated="17"/>
        </table:table-row>
        <table:table-row table:style-name="ro1">
          <table:table-cell office:value-type="float" office:value="0.093872" calcext:value-type="float">
            <text:p>0.093872</text:p>
          </table:table-cell>
          <table:table-cell office:value-type="float" office:value="0.243123" calcext:value-type="float">
            <text:p>0.243123</text:p>
          </table:table-cell>
          <table:table-cell office:value-type="float" office:value="0.19027" calcext:value-type="float">
            <text:p>0.19027</text:p>
          </table:table-cell>
          <table:table-cell office:value-type="float" office:value="0.204761" calcext:value-type="float">
            <text:p>0.204761</text:p>
          </table:table-cell>
          <table:table-cell office:value-type="float" office:value="0.172269" calcext:value-type="float">
            <text:p>0.172269</text:p>
          </table:table-cell>
          <table:table-cell office:value-type="float" office:value="0.253595" calcext:value-type="float">
            <text:p>0.253595</text:p>
          </table:table-cell>
          <table:table-cell office:value-type="float" office:value="0.198166" calcext:value-type="float">
            <text:p>0.198166</text:p>
          </table:table-cell>
          <table:table-cell table:number-columns-repeated="17"/>
        </table:table-row>
        <table:table-row table:style-name="ro1">
          <table:table-cell office:value-type="float" office:value="0.056341" calcext:value-type="float">
            <text:p>0.056341</text:p>
          </table:table-cell>
          <table:table-cell office:value-type="float" office:value="0.182224" calcext:value-type="float">
            <text:p>0.182224</text:p>
          </table:table-cell>
          <table:table-cell office:value-type="float" office:value="0.258915" calcext:value-type="float">
            <text:p>0.258915</text:p>
          </table:table-cell>
          <table:table-cell office:value-type="float" office:value="0.262087" calcext:value-type="float">
            <text:p>0.262087</text:p>
          </table:table-cell>
          <table:table-cell office:value-type="float" office:value="0.196336" calcext:value-type="float">
            <text:p>0.196336</text:p>
          </table:table-cell>
          <table:table-cell office:value-type="float" office:value="0.256734" calcext:value-type="float">
            <text:p>0.256734</text:p>
          </table:table-cell>
          <table:table-cell office:value-type="float" office:value="0.189421" calcext:value-type="float">
            <text:p>0.189421</text:p>
          </table:table-cell>
          <table:table-cell table:number-columns-repeated="17"/>
        </table:table-row>
        <table:table-row table:style-name="ro1">
          <table:table-cell office:value-type="float" office:value="0.055386" calcext:value-type="float">
            <text:p>0.055386</text:p>
          </table:table-cell>
          <table:table-cell office:value-type="float" office:value="0.229132" calcext:value-type="float">
            <text:p>0.229132</text:p>
          </table:table-cell>
          <table:table-cell office:value-type="float" office:value="0.170279" calcext:value-type="float">
            <text:p>0.170279</text:p>
          </table:table-cell>
          <table:table-cell office:value-type="float" office:value="0.263953" calcext:value-type="float">
            <text:p>0.263953</text:p>
          </table:table-cell>
          <table:table-cell office:value-type="float" office:value="0.217036" calcext:value-type="float">
            <text:p>0.217036</text:p>
          </table:table-cell>
          <table:table-cell office:value-type="float" office:value="0.158987" calcext:value-type="float">
            <text:p>0.158987</text:p>
          </table:table-cell>
          <table:table-cell office:value-type="float" office:value="0.22245" calcext:value-type="float">
            <text:p>0.22245</text:p>
          </table:table-cell>
          <table:table-cell table:number-columns-repeated="17"/>
        </table:table-row>
        <table:table-row table:style-name="ro1">
          <table:table-cell office:value-type="float" office:value="0.09398" calcext:value-type="float">
            <text:p>0.09398</text:p>
          </table:table-cell>
          <table:table-cell office:value-type="float" office:value="0.240746" calcext:value-type="float">
            <text:p>0.240746</text:p>
          </table:table-cell>
          <table:table-cell office:value-type="float" office:value="0.221438" calcext:value-type="float">
            <text:p>0.221438</text:p>
          </table:table-cell>
          <table:table-cell office:value-type="float" office:value="0.208542" calcext:value-type="float">
            <text:p>0.208542</text:p>
          </table:table-cell>
          <table:table-cell office:value-type="float" office:value="0.143171" calcext:value-type="float">
            <text:p>0.143171</text:p>
          </table:table-cell>
          <table:table-cell office:value-type="float" office:value="0.19094" calcext:value-type="float">
            <text:p>0.19094</text:p>
          </table:table-cell>
          <table:table-cell office:value-type="float" office:value="0.174228" calcext:value-type="float">
            <text:p>0.174228</text:p>
          </table:table-cell>
          <table:table-cell table:number-columns-repeated="17"/>
        </table:table-row>
        <table:table-row table:style-name="ro1">
          <table:table-cell office:value-type="float" office:value="0.088465" calcext:value-type="float">
            <text:p>0.088465</text:p>
          </table:table-cell>
          <table:table-cell office:value-type="float" office:value="0.280564" calcext:value-type="float">
            <text:p>0.280564</text:p>
          </table:table-cell>
          <table:table-cell office:value-type="float" office:value="0.184784" calcext:value-type="float">
            <text:p>0.184784</text:p>
          </table:table-cell>
          <table:table-cell office:value-type="float" office:value="0.253418" calcext:value-type="float">
            <text:p>0.253418</text:p>
          </table:table-cell>
          <table:table-cell office:value-type="float" office:value="0.238133" calcext:value-type="float">
            <text:p>0.238133</text:p>
          </table:table-cell>
          <table:table-cell office:value-type="float" office:value="0.161675" calcext:value-type="float">
            <text:p>0.161675</text:p>
          </table:table-cell>
          <table:table-cell office:value-type="float" office:value="0.189087" calcext:value-type="float">
            <text:p>0.189087</text:p>
          </table:table-cell>
          <table:table-cell table:number-columns-repeated="17"/>
        </table:table-row>
        <table:table-row table:style-name="ro1">
          <table:table-cell office:value-type="float" office:value="0.057223" calcext:value-type="float">
            <text:p>0.057223</text:p>
          </table:table-cell>
          <table:table-cell office:value-type="float" office:value="0.268717" calcext:value-type="float">
            <text:p>0.268717</text:p>
          </table:table-cell>
          <table:table-cell office:value-type="float" office:value="0.192014" calcext:value-type="float">
            <text:p>0.192014</text:p>
          </table:table-cell>
          <table:table-cell office:value-type="float" office:value="0.25759" calcext:value-type="float">
            <text:p>0.25759</text:p>
          </table:table-cell>
          <table:table-cell office:value-type="float" office:value="0.175155" calcext:value-type="float">
            <text:p>0.175155</text:p>
          </table:table-cell>
          <table:table-cell office:value-type="float" office:value="0.210228" calcext:value-type="float">
            <text:p>0.210228</text:p>
          </table:table-cell>
          <table:table-cell office:value-type="float" office:value="0.226759" calcext:value-type="float">
            <text:p>0.226759</text:p>
          </table:table-cell>
          <table:table-cell table:number-columns-repeated="17"/>
        </table:table-row>
        <table:table-row table:style-name="ro1">
          <table:table-cell office:value-type="float" office:value="0.070331" calcext:value-type="float">
            <text:p>0.070331</text:p>
          </table:table-cell>
          <table:table-cell office:value-type="float" office:value="0.231575" calcext:value-type="float">
            <text:p>0.231575</text:p>
          </table:table-cell>
          <table:table-cell office:value-type="float" office:value="0.22366" calcext:value-type="float">
            <text:p>0.22366</text:p>
          </table:table-cell>
          <table:table-cell office:value-type="float" office:value="0.267593" calcext:value-type="float">
            <text:p>0.267593</text:p>
          </table:table-cell>
          <table:table-cell office:value-type="float" office:value="0.196055" calcext:value-type="float">
            <text:p>0.196055</text:p>
          </table:table-cell>
          <table:table-cell office:value-type="float" office:value="0.175571" calcext:value-type="float">
            <text:p>0.175571</text:p>
          </table:table-cell>
          <table:table-cell office:value-type="float" office:value="0.209872" calcext:value-type="float">
            <text:p>0.209872</text:p>
          </table:table-cell>
          <table:table-cell table:number-columns-repeated="17"/>
        </table:table-row>
        <table:table-row table:style-name="ro1">
          <table:table-cell office:value-type="float" office:value="0.093114" calcext:value-type="float">
            <text:p>0.093114</text:p>
          </table:table-cell>
          <table:table-cell office:value-type="float" office:value="0.374143" calcext:value-type="float">
            <text:p>0.374143</text:p>
          </table:table-cell>
          <table:table-cell office:value-type="float" office:value="0.224298" calcext:value-type="float">
            <text:p>0.224298</text:p>
          </table:table-cell>
          <table:table-cell office:value-type="float" office:value="0.264239" calcext:value-type="float">
            <text:p>0.264239</text:p>
          </table:table-cell>
          <table:table-cell office:value-type="float" office:value="0.153466" calcext:value-type="float">
            <text:p>0.153466</text:p>
          </table:table-cell>
          <table:table-cell office:value-type="float" office:value="0.135475" calcext:value-type="float">
            <text:p>0.135475</text:p>
          </table:table-cell>
          <table:table-cell office:value-type="float" office:value="0.180112" calcext:value-type="float">
            <text:p>0.180112</text:p>
          </table:table-cell>
          <table:table-cell table:number-columns-repeated="17"/>
        </table:table-row>
        <table:table-row table:style-name="ro1">
          <table:table-cell office:value-type="float" office:value="0.06344" calcext:value-type="float">
            <text:p>0.06344</text:p>
          </table:table-cell>
          <table:table-cell office:value-type="float" office:value="0.263278" calcext:value-type="float">
            <text:p>0.263278</text:p>
          </table:table-cell>
          <table:table-cell office:value-type="float" office:value="0.215781" calcext:value-type="float">
            <text:p>0.215781</text:p>
          </table:table-cell>
          <table:table-cell office:value-type="float" office:value="0.260198" calcext:value-type="float">
            <text:p>0.260198</text:p>
          </table:table-cell>
          <table:table-cell office:value-type="float" office:value="0.238027" calcext:value-type="float">
            <text:p>0.238027</text:p>
          </table:table-cell>
          <table:table-cell office:value-type="float" office:value="0.238315" calcext:value-type="float">
            <text:p>0.238315</text:p>
          </table:table-cell>
          <table:table-cell office:value-type="float" office:value="0.190929" calcext:value-type="float">
            <text:p>0.190929</text:p>
          </table:table-cell>
          <table:table-cell table:number-columns-repeated="17"/>
        </table:table-row>
        <table:table-row table:style-name="ro1">
          <table:table-cell office:value-type="float" office:value="0.061457" calcext:value-type="float">
            <text:p>0.061457</text:p>
          </table:table-cell>
          <table:table-cell office:value-type="float" office:value="0.2724" calcext:value-type="float">
            <text:p>0.2724</text:p>
          </table:table-cell>
          <table:table-cell office:value-type="float" office:value="0.222253" calcext:value-type="float">
            <text:p>0.222253</text:p>
          </table:table-cell>
          <table:table-cell office:value-type="float" office:value="0.200319" calcext:value-type="float">
            <text:p>0.200319</text:p>
          </table:table-cell>
          <table:table-cell office:value-type="float" office:value="0.233649" calcext:value-type="float">
            <text:p>0.233649</text:p>
          </table:table-cell>
          <table:table-cell office:value-type="float" office:value="0.16213" calcext:value-type="float">
            <text:p>0.16213</text:p>
          </table:table-cell>
          <table:table-cell office:value-type="float" office:value="0.187799" calcext:value-type="float">
            <text:p>0.187799</text:p>
          </table:table-cell>
          <table:table-cell table:number-columns-repeated="17"/>
        </table:table-row>
        <table:table-row table:style-name="ro1">
          <table:table-cell office:value-type="float" office:value="0.067427" calcext:value-type="float">
            <text:p>0.067427</text:p>
          </table:table-cell>
          <table:table-cell office:value-type="float" office:value="0.230504" calcext:value-type="float">
            <text:p>0.230504</text:p>
          </table:table-cell>
          <table:table-cell office:value-type="float" office:value="0.229468" calcext:value-type="float">
            <text:p>0.229468</text:p>
          </table:table-cell>
          <table:table-cell office:value-type="float" office:value="0.257295" calcext:value-type="float">
            <text:p>0.257295</text:p>
          </table:table-cell>
          <table:table-cell office:value-type="float" office:value="0.229346" calcext:value-type="float">
            <text:p>0.229346</text:p>
          </table:table-cell>
          <table:table-cell office:value-type="float" office:value="0.216657" calcext:value-type="float">
            <text:p>0.216657</text:p>
          </table:table-cell>
          <table:table-cell office:value-type="float" office:value="0.202562" calcext:value-type="float">
            <text:p>0.202562</text:p>
          </table:table-cell>
          <table:table-cell table:number-columns-repeated="17"/>
        </table:table-row>
        <table:table-row table:style-name="ro1">
          <table:table-cell office:value-type="float" office:value="0.08981" calcext:value-type="float">
            <text:p>0.08981</text:p>
          </table:table-cell>
          <table:table-cell office:value-type="float" office:value="0.193829" calcext:value-type="float">
            <text:p>0.193829</text:p>
          </table:table-cell>
          <table:table-cell office:value-type="float" office:value="0.24529" calcext:value-type="float">
            <text:p>0.24529</text:p>
          </table:table-cell>
          <table:table-cell office:value-type="float" office:value="0.260591" calcext:value-type="float">
            <text:p>0.260591</text:p>
          </table:table-cell>
          <table:table-cell office:value-type="float" office:value="0.169667" calcext:value-type="float">
            <text:p>0.169667</text:p>
          </table:table-cell>
          <table:table-cell office:value-type="float" office:value="0.218565" calcext:value-type="float">
            <text:p>0.218565</text:p>
          </table:table-cell>
          <table:table-cell office:value-type="float" office:value="0.241911" calcext:value-type="float">
            <text:p>0.241911</text:p>
          </table:table-cell>
          <table:table-cell table:number-columns-repeated="17"/>
        </table:table-row>
        <table:table-row table:style-name="ro1">
          <table:table-cell office:value-type="float" office:value="0.059678" calcext:value-type="float">
            <text:p>0.059678</text:p>
          </table:table-cell>
          <table:table-cell office:value-type="float" office:value="0.241491" calcext:value-type="float">
            <text:p>0.241491</text:p>
          </table:table-cell>
          <table:table-cell office:value-type="float" office:value="0.23912" calcext:value-type="float">
            <text:p>0.23912</text:p>
          </table:table-cell>
          <table:table-cell office:value-type="float" office:value="0.250412" calcext:value-type="float">
            <text:p>0.250412</text:p>
          </table:table-cell>
          <table:table-cell office:value-type="float" office:value="0.198225" calcext:value-type="float">
            <text:p>0.198225</text:p>
          </table:table-cell>
          <table:table-cell office:value-type="float" office:value="0.189588" calcext:value-type="float">
            <text:p>0.189588</text:p>
          </table:table-cell>
          <table:table-cell office:value-type="float" office:value="0.150753" calcext:value-type="float">
            <text:p>0.150753</text:p>
          </table:table-cell>
          <table:table-cell table:number-columns-repeated="17"/>
        </table:table-row>
        <table:table-row table:style-name="ro1">
          <table:table-cell office:value-type="float" office:value="0.054306" calcext:value-type="float">
            <text:p>0.054306</text:p>
          </table:table-cell>
          <table:table-cell office:value-type="float" office:value="0.27261" calcext:value-type="float">
            <text:p>0.27261</text:p>
          </table:table-cell>
          <table:table-cell office:value-type="float" office:value="0.23539" calcext:value-type="float">
            <text:p>0.23539</text:p>
          </table:table-cell>
          <table:table-cell office:value-type="float" office:value="0.247394" calcext:value-type="float">
            <text:p>0.247394</text:p>
          </table:table-cell>
          <table:table-cell office:value-type="float" office:value="0.233698" calcext:value-type="float">
            <text:p>0.233698</text:p>
          </table:table-cell>
          <table:table-cell office:value-type="float" office:value="0.185026" calcext:value-type="float">
            <text:p>0.185026</text:p>
          </table:table-cell>
          <table:table-cell office:value-type="float" office:value="0.241798" calcext:value-type="float">
            <text:p>0.241798</text:p>
          </table:table-cell>
          <table:table-cell table:number-columns-repeated="17"/>
        </table:table-row>
        <table:table-row table:style-name="ro1">
          <table:table-cell office:value-type="float" office:value="0.051363" calcext:value-type="float">
            <text:p>0.051363</text:p>
          </table:table-cell>
          <table:table-cell office:value-type="float" office:value="0.200477" calcext:value-type="float">
            <text:p>0.200477</text:p>
          </table:table-cell>
          <table:table-cell office:value-type="float" office:value="0.204832" calcext:value-type="float">
            <text:p>0.204832</text:p>
          </table:table-cell>
          <table:table-cell office:value-type="float" office:value="0.259019" calcext:value-type="float">
            <text:p>0.259019</text:p>
          </table:table-cell>
          <table:table-cell office:value-type="float" office:value="0.21286" calcext:value-type="float">
            <text:p>0.21286</text:p>
          </table:table-cell>
          <table:table-cell office:value-type="float" office:value="0.148526" calcext:value-type="float">
            <text:p>0.148526</text:p>
          </table:table-cell>
          <table:table-cell office:value-type="float" office:value="0.241391" calcext:value-type="float">
            <text:p>0.241391</text:p>
          </table:table-cell>
          <table:table-cell table:number-columns-repeated="17"/>
        </table:table-row>
        <table:table-row table:style-name="ro1">
          <table:table-cell office:value-type="float" office:value="0.091324" calcext:value-type="float">
            <text:p>0.091324</text:p>
          </table:table-cell>
          <table:table-cell office:value-type="float" office:value="0.179269" calcext:value-type="float">
            <text:p>0.179269</text:p>
          </table:table-cell>
          <table:table-cell office:value-type="float" office:value="0.165811" calcext:value-type="float">
            <text:p>0.165811</text:p>
          </table:table-cell>
          <table:table-cell office:value-type="float" office:value="0.238381" calcext:value-type="float">
            <text:p>0.238381</text:p>
          </table:table-cell>
          <table:table-cell office:value-type="float" office:value="0.20937" calcext:value-type="float">
            <text:p>0.20937</text:p>
          </table:table-cell>
          <table:table-cell office:value-type="float" office:value="0.198525" calcext:value-type="float">
            <text:p>0.198525</text:p>
          </table:table-cell>
          <table:table-cell office:value-type="float" office:value="0.250565" calcext:value-type="float">
            <text:p>0.250565</text:p>
          </table:table-cell>
          <table:table-cell table:number-columns-repeated="17"/>
        </table:table-row>
        <table:table-row table:style-name="ro1">
          <table:table-cell office:value-type="float" office:value="0.060164" calcext:value-type="float">
            <text:p>0.060164</text:p>
          </table:table-cell>
          <table:table-cell office:value-type="float" office:value="0.220303" calcext:value-type="float">
            <text:p>0.220303</text:p>
          </table:table-cell>
          <table:table-cell office:value-type="float" office:value="0.26347" calcext:value-type="float">
            <text:p>0.26347</text:p>
          </table:table-cell>
          <table:table-cell office:value-type="float" office:value="0.250525" calcext:value-type="float">
            <text:p>0.250525</text:p>
          </table:table-cell>
          <table:table-cell office:value-type="float" office:value="0.222412" calcext:value-type="float">
            <text:p>0.222412</text:p>
          </table:table-cell>
          <table:table-cell office:value-type="float" office:value="0.17549" calcext:value-type="float">
            <text:p>0.17549</text:p>
          </table:table-cell>
          <table:table-cell office:value-type="float" office:value="0.17311" calcext:value-type="float">
            <text:p>0.17311</text:p>
          </table:table-cell>
          <table:table-cell table:number-columns-repeated="17"/>
        </table:table-row>
        <table:table-row table:style-name="ro1">
          <table:table-cell office:value-type="float" office:value="0.056703" calcext:value-type="float">
            <text:p>0.056703</text:p>
          </table:table-cell>
          <table:table-cell office:value-type="float" office:value="0.243668" calcext:value-type="float">
            <text:p>0.243668</text:p>
          </table:table-cell>
          <table:table-cell office:value-type="float" office:value="0.208863" calcext:value-type="float">
            <text:p>0.208863</text:p>
          </table:table-cell>
          <table:table-cell office:value-type="float" office:value="0.260382" calcext:value-type="float">
            <text:p>0.260382</text:p>
          </table:table-cell>
          <table:table-cell office:value-type="float" office:value="0.17398" calcext:value-type="float">
            <text:p>0.17398</text:p>
          </table:table-cell>
          <table:table-cell office:value-type="float" office:value="0.195072" calcext:value-type="float">
            <text:p>0.195072</text:p>
          </table:table-cell>
          <table:table-cell office:value-type="float" office:value="0.197792" calcext:value-type="float">
            <text:p>0.197792</text:p>
          </table:table-cell>
          <table:table-cell table:number-columns-repeated="17"/>
        </table:table-row>
        <table:table-row table:style-name="ro1">
          <table:table-cell office:value-type="float" office:value="0.075535" calcext:value-type="float">
            <text:p>0.075535</text:p>
          </table:table-cell>
          <table:table-cell office:value-type="float" office:value="0.190874" calcext:value-type="float">
            <text:p>0.190874</text:p>
          </table:table-cell>
          <table:table-cell office:value-type="float" office:value="0.219449" calcext:value-type="float">
            <text:p>0.219449</text:p>
          </table:table-cell>
          <table:table-cell office:value-type="float" office:value="0.266975" calcext:value-type="float">
            <text:p>0.266975</text:p>
          </table:table-cell>
          <table:table-cell office:value-type="float" office:value="0.15703" calcext:value-type="float">
            <text:p>0.15703</text:p>
          </table:table-cell>
          <table:table-cell office:value-type="float" office:value="0.224496" calcext:value-type="float">
            <text:p>0.224496</text:p>
          </table:table-cell>
          <table:table-cell office:value-type="float" office:value="0.221817" calcext:value-type="float">
            <text:p>0.221817</text:p>
          </table:table-cell>
          <table:table-cell table:number-columns-repeated="17"/>
        </table:table-row>
        <table:table-row table:style-name="ro1">
          <table:table-cell office:value-type="float" office:value="0.066063" calcext:value-type="float">
            <text:p>0.066063</text:p>
          </table:table-cell>
          <table:table-cell office:value-type="float" office:value="0.285819" calcext:value-type="float">
            <text:p>0.285819</text:p>
          </table:table-cell>
          <table:table-cell office:value-type="float" office:value="0.176658" calcext:value-type="float">
            <text:p>0.176658</text:p>
          </table:table-cell>
          <table:table-cell office:value-type="float" office:value="0.262318" calcext:value-type="float">
            <text:p>0.262318</text:p>
          </table:table-cell>
          <table:table-cell office:value-type="float" office:value="0.17158" calcext:value-type="float">
            <text:p>0.17158</text:p>
          </table:table-cell>
          <table:table-cell office:value-type="float" office:value="0.200484" calcext:value-type="float">
            <text:p>0.200484</text:p>
          </table:table-cell>
          <table:table-cell office:value-type="float" office:value="0.17568" calcext:value-type="float">
            <text:p>0.17568</text:p>
          </table:table-cell>
          <table:table-cell table:number-columns-repeated="17"/>
        </table:table-row>
        <table:table-row table:style-name="ro1">
          <table:table-cell office:value-type="float" office:value="0.059974" calcext:value-type="float">
            <text:p>0.059974</text:p>
          </table:table-cell>
          <table:table-cell office:value-type="float" office:value="0.279229" calcext:value-type="float">
            <text:p>0.279229</text:p>
          </table:table-cell>
          <table:table-cell office:value-type="float" office:value="0.257873" calcext:value-type="float">
            <text:p>0.257873</text:p>
          </table:table-cell>
          <table:table-cell office:value-type="float" office:value="0.269546" calcext:value-type="float">
            <text:p>0.269546</text:p>
          </table:table-cell>
          <table:table-cell office:value-type="float" office:value="0.200431" calcext:value-type="float">
            <text:p>0.200431</text:p>
          </table:table-cell>
          <table:table-cell office:value-type="float" office:value="0.191771" calcext:value-type="float">
            <text:p>0.191771</text:p>
          </table:table-cell>
          <table:table-cell office:value-type="float" office:value="0.21603" calcext:value-type="float">
            <text:p>0.21603</text:p>
          </table:table-cell>
          <table:table-cell table:number-columns-repeated="17"/>
        </table:table-row>
        <table:table-row table:style-name="ro1">
          <table:table-cell office:value-type="float" office:value="0.054615" calcext:value-type="float">
            <text:p>0.054615</text:p>
          </table:table-cell>
          <table:table-cell office:value-type="float" office:value="0.249139" calcext:value-type="float">
            <text:p>0.249139</text:p>
          </table:table-cell>
          <table:table-cell office:value-type="float" office:value="0.262211" calcext:value-type="float">
            <text:p>0.262211</text:p>
          </table:table-cell>
          <table:table-cell office:value-type="float" office:value="0.248922" calcext:value-type="float">
            <text:p>0.248922</text:p>
          </table:table-cell>
          <table:table-cell office:value-type="float" office:value="0.204526" calcext:value-type="float">
            <text:p>0.204526</text:p>
          </table:table-cell>
          <table:table-cell office:value-type="float" office:value="0.181549" calcext:value-type="float">
            <text:p>0.181549</text:p>
          </table:table-cell>
          <table:table-cell office:value-type="float" office:value="0.240667" calcext:value-type="float">
            <text:p>0.240667</text:p>
          </table:table-cell>
          <table:table-cell table:number-columns-repeated="17"/>
        </table:table-row>
        <table:table-row table:style-name="ro1">
          <table:table-cell office:value-type="float" office:value="0.085381" calcext:value-type="float">
            <text:p>0.085381</text:p>
          </table:table-cell>
          <table:table-cell office:value-type="float" office:value="0.223121" calcext:value-type="float">
            <text:p>0.223121</text:p>
          </table:table-cell>
          <table:table-cell office:value-type="float" office:value="0.220658" calcext:value-type="float">
            <text:p>0.220658</text:p>
          </table:table-cell>
          <table:table-cell office:value-type="float" office:value="0.178182" calcext:value-type="float">
            <text:p>0.178182</text:p>
          </table:table-cell>
          <table:table-cell office:value-type="float" office:value="0.174215" calcext:value-type="float">
            <text:p>0.174215</text:p>
          </table:table-cell>
          <table:table-cell office:value-type="float" office:value="0.20677" calcext:value-type="float">
            <text:p>0.20677</text:p>
          </table:table-cell>
          <table:table-cell office:value-type="float" office:value="0.197134" calcext:value-type="float">
            <text:p>0.197134</text:p>
          </table:table-cell>
          <table:table-cell table:number-columns-repeated="17"/>
        </table:table-row>
        <table:table-row table:style-name="ro1">
          <table:table-cell office:value-type="float" office:value="0.049049" calcext:value-type="float">
            <text:p>0.049049</text:p>
          </table:table-cell>
          <table:table-cell office:value-type="float" office:value="0.233005" calcext:value-type="float">
            <text:p>0.233005</text:p>
          </table:table-cell>
          <table:table-cell office:value-type="float" office:value="0.231238" calcext:value-type="float">
            <text:p>0.231238</text:p>
          </table:table-cell>
          <table:table-cell office:value-type="float" office:value="0.239633" calcext:value-type="float">
            <text:p>0.239633</text:p>
          </table:table-cell>
          <table:table-cell office:value-type="float" office:value="0.230215" calcext:value-type="float">
            <text:p>0.230215</text:p>
          </table:table-cell>
          <table:table-cell office:value-type="float" office:value="0.206964" calcext:value-type="float">
            <text:p>0.206964</text:p>
          </table:table-cell>
          <table:table-cell office:value-type="float" office:value="0.174825" calcext:value-type="float">
            <text:p>0.174825</text:p>
          </table:table-cell>
          <table:table-cell table:number-columns-repeated="17"/>
        </table:table-row>
        <table:table-row table:style-name="ro1">
          <table:table-cell office:value-type="float" office:value="0.077365" calcext:value-type="float">
            <text:p>0.077365</text:p>
          </table:table-cell>
          <table:table-cell office:value-type="float" office:value="0.185035" calcext:value-type="float">
            <text:p>0.185035</text:p>
          </table:table-cell>
          <table:table-cell office:value-type="float" office:value="0.193208" calcext:value-type="float">
            <text:p>0.193208</text:p>
          </table:table-cell>
          <table:table-cell office:value-type="float" office:value="0.21355" calcext:value-type="float">
            <text:p>0.21355</text:p>
          </table:table-cell>
          <table:table-cell office:value-type="float" office:value="0.207325" calcext:value-type="float">
            <text:p>0.207325</text:p>
          </table:table-cell>
          <table:table-cell office:value-type="float" office:value="0.206458" calcext:value-type="float">
            <text:p>0.206458</text:p>
          </table:table-cell>
          <table:table-cell office:value-type="float" office:value="0.202626" calcext:value-type="float">
            <text:p>0.202626</text:p>
          </table:table-cell>
          <table:table-cell table:number-columns-repeated="17"/>
        </table:table-row>
        <table:table-row table:style-name="ro1">
          <table:table-cell office:value-type="float" office:value="0.093803" calcext:value-type="float">
            <text:p>0.093803</text:p>
          </table:table-cell>
          <table:table-cell office:value-type="float" office:value="0.232812" calcext:value-type="float">
            <text:p>0.232812</text:p>
          </table:table-cell>
          <table:table-cell office:value-type="float" office:value="0.261775" calcext:value-type="float">
            <text:p>0.261775</text:p>
          </table:table-cell>
          <table:table-cell office:value-type="float" office:value="0.193817" calcext:value-type="float">
            <text:p>0.193817</text:p>
          </table:table-cell>
          <table:table-cell office:value-type="float" office:value="0.15622" calcext:value-type="float">
            <text:p>0.15622</text:p>
          </table:table-cell>
          <table:table-cell office:value-type="float" office:value="0.20004" calcext:value-type="float">
            <text:p>0.20004</text:p>
          </table:table-cell>
          <table:table-cell office:value-type="float" office:value="0.196559" calcext:value-type="float">
            <text:p>0.196559</text:p>
          </table:table-cell>
          <table:table-cell table:number-columns-repeated="17"/>
        </table:table-row>
        <table:table-row table:style-name="ro1">
          <table:table-cell office:value-type="float" office:value="0.085416" calcext:value-type="float">
            <text:p>0.085416</text:p>
          </table:table-cell>
          <table:table-cell office:value-type="float" office:value="0.228178" calcext:value-type="float">
            <text:p>0.228178</text:p>
          </table:table-cell>
          <table:table-cell office:value-type="float" office:value="0.209225" calcext:value-type="float">
            <text:p>0.209225</text:p>
          </table:table-cell>
          <table:table-cell office:value-type="float" office:value="0.207596" calcext:value-type="float">
            <text:p>0.207596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183727" calcext:value-type="float">
            <text:p>0.183727</text:p>
          </table:table-cell>
          <table:table-cell office:value-type="float" office:value="0.195579" calcext:value-type="float">
            <text:p>0.195579</text:p>
          </table:table-cell>
          <table:table-cell table:number-columns-repeated="17"/>
        </table:table-row>
        <table:table-row table:style-name="ro1">
          <table:table-cell office:value-type="float" office:value="0.075984" calcext:value-type="float">
            <text:p>0.075984</text:p>
          </table:table-cell>
          <table:table-cell office:value-type="float" office:value="0.206435" calcext:value-type="float">
            <text:p>0.206435</text:p>
          </table:table-cell>
          <table:table-cell office:value-type="float" office:value="0.154787" calcext:value-type="float">
            <text:p>0.154787</text:p>
          </table:table-cell>
          <table:table-cell office:value-type="float" office:value="0.221119" calcext:value-type="float">
            <text:p>0.221119</text:p>
          </table:table-cell>
          <table:table-cell office:value-type="float" office:value="0.139514" calcext:value-type="float">
            <text:p>0.139514</text:p>
          </table:table-cell>
          <table:table-cell office:value-type="float" office:value="0.137159" calcext:value-type="float">
            <text:p>0.137159</text:p>
          </table:table-cell>
          <table:table-cell office:value-type="float" office:value="0.198762" calcext:value-type="float">
            <text:p>0.198762</text:p>
          </table:table-cell>
          <table:table-cell table:number-columns-repeated="17"/>
        </table:table-row>
        <table:table-row table:style-name="ro1">
          <table:table-cell office:value-type="float" office:value="0.091187" calcext:value-type="float">
            <text:p>0.091187</text:p>
          </table:table-cell>
          <table:table-cell office:value-type="float" office:value="0.203571" calcext:value-type="float">
            <text:p>0.203571</text:p>
          </table:table-cell>
          <table:table-cell office:value-type="float" office:value="0.247162" calcext:value-type="float">
            <text:p>0.247162</text:p>
          </table:table-cell>
          <table:table-cell office:value-type="float" office:value="0.236053" calcext:value-type="float">
            <text:p>0.236053</text:p>
          </table:table-cell>
          <table:table-cell office:value-type="float" office:value="0.18069" calcext:value-type="float">
            <text:p>0.18069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235179" calcext:value-type="float">
            <text:p>0.235179</text:p>
          </table:table-cell>
          <table:table-cell table:number-columns-repeated="17"/>
        </table:table-row>
        <table:table-row table:style-name="ro1">
          <table:table-cell office:value-type="float" office:value="0.093806" calcext:value-type="float">
            <text:p>0.093806</text:p>
          </table:table-cell>
          <table:table-cell office:value-type="float" office:value="0.192298" calcext:value-type="float">
            <text:p>0.192298</text:p>
          </table:table-cell>
          <table:table-cell office:value-type="float" office:value="0.202732" calcext:value-type="float">
            <text:p>0.202732</text:p>
          </table:table-cell>
          <table:table-cell office:value-type="float" office:value="0.211786" calcext:value-type="float">
            <text:p>0.211786</text:p>
          </table:table-cell>
          <table:table-cell office:value-type="float" office:value="0.205018" calcext:value-type="float">
            <text:p>0.205018</text:p>
          </table:table-cell>
          <table:table-cell office:value-type="float" office:value="0.187797" calcext:value-type="float">
            <text:p>0.187797</text:p>
          </table:table-cell>
          <table:table-cell office:value-type="float" office:value="0.174123" calcext:value-type="float">
            <text:p>0.174123</text:p>
          </table:table-cell>
          <table:table-cell table:number-columns-repeated="17"/>
        </table:table-row>
        <table:table-row table:style-name="ro1">
          <table:table-cell office:value-type="float" office:value="0.0582" calcext:value-type="float">
            <text:p>0.0582</text:p>
          </table:table-cell>
          <table:table-cell office:value-type="float" office:value="0.215568" calcext:value-type="float">
            <text:p>0.215568</text:p>
          </table:table-cell>
          <table:table-cell office:value-type="float" office:value="0.261438" calcext:value-type="float">
            <text:p>0.261438</text:p>
          </table:table-cell>
          <table:table-cell office:value-type="float" office:value="0.157601" calcext:value-type="float">
            <text:p>0.157601</text:p>
          </table:table-cell>
          <table:table-cell office:value-type="float" office:value="0.23932" calcext:value-type="float">
            <text:p>0.23932</text:p>
          </table:table-cell>
          <table:table-cell office:value-type="float" office:value="0.225855" calcext:value-type="float">
            <text:p>0.225855</text:p>
          </table:table-cell>
          <table:table-cell office:value-type="float" office:value="0.184539" calcext:value-type="float">
            <text:p>0.184539</text:p>
          </table:table-cell>
          <table:table-cell table:number-columns-repeated="17"/>
        </table:table-row>
        <table:table-row table:style-name="ro1">
          <table:table-cell office:value-type="float" office:value="0.080008" calcext:value-type="float">
            <text:p>0.080008</text:p>
          </table:table-cell>
          <table:table-cell office:value-type="float" office:value="0.267577" calcext:value-type="float">
            <text:p>0.267577</text:p>
          </table:table-cell>
          <table:table-cell office:value-type="float" office:value="0.190752" calcext:value-type="float">
            <text:p>0.190752</text:p>
          </table:table-cell>
          <table:table-cell office:value-type="float" office:value="0.16914" calcext:value-type="float">
            <text:p>0.16914</text:p>
          </table:table-cell>
          <table:table-cell office:value-type="float" office:value="0.145001" calcext:value-type="float">
            <text:p>0.145001</text:p>
          </table:table-cell>
          <table:table-cell office:value-type="float" office:value="0.174736" calcext:value-type="float">
            <text:p>0.174736</text:p>
          </table:table-cell>
          <table:table-cell office:value-type="float" office:value="0.194024" calcext:value-type="float">
            <text:p>0.194024</text:p>
          </table:table-cell>
          <table:table-cell table:number-columns-repeated="17"/>
        </table:table-row>
        <table:table-row table:style-name="ro1">
          <table:table-cell office:value-type="float" office:value="0.060365" calcext:value-type="float">
            <text:p>0.060365</text:p>
          </table:table-cell>
          <table:table-cell office:value-type="float" office:value="0.26448" calcext:value-type="float">
            <text:p>0.26448</text:p>
          </table:table-cell>
          <table:table-cell office:value-type="float" office:value="0.255194" calcext:value-type="float">
            <text:p>0.255194</text:p>
          </table:table-cell>
          <table:table-cell office:value-type="float" office:value="0.249422" calcext:value-type="float">
            <text:p>0.249422</text:p>
          </table:table-cell>
          <table:table-cell office:value-type="float" office:value="0.219182" calcext:value-type="float">
            <text:p>0.219182</text:p>
          </table:table-cell>
          <table:table-cell office:value-type="float" office:value="0.212783" calcext:value-type="float">
            <text:p>0.212783</text:p>
          </table:table-cell>
          <table:table-cell office:value-type="float" office:value="0.21041" calcext:value-type="float">
            <text:p>0.21041</text:p>
          </table:table-cell>
          <table:table-cell table:number-columns-repeated="17"/>
        </table:table-row>
        <table:table-row table:style-name="ro1">
          <table:table-cell office:value-type="float" office:value="0.08274" calcext:value-type="float">
            <text:p>0.08274</text:p>
          </table:table-cell>
          <table:table-cell office:value-type="float" office:value="0.267462" calcext:value-type="float">
            <text:p>0.267462</text:p>
          </table:table-cell>
          <table:table-cell office:value-type="float" office:value="0.178939" calcext:value-type="float">
            <text:p>0.178939</text:p>
          </table:table-cell>
          <table:table-cell office:value-type="float" office:value="0.213814" calcext:value-type="float">
            <text:p>0.213814</text:p>
          </table:table-cell>
          <table:table-cell office:value-type="float" office:value="0.196954" calcext:value-type="float">
            <text:p>0.196954</text:p>
          </table:table-cell>
          <table:table-cell office:value-type="float" office:value="0.170343" calcext:value-type="float">
            <text:p>0.170343</text:p>
          </table:table-cell>
          <table:table-cell office:value-type="float" office:value="0.183505" calcext:value-type="float">
            <text:p>0.183505</text:p>
          </table:table-cell>
          <table:table-cell table:number-columns-repeated="17"/>
        </table:table-row>
        <table:table-row table:style-name="ro1">
          <table:table-cell office:value-type="float" office:value="0.052004" calcext:value-type="float">
            <text:p>0.052004</text:p>
          </table:table-cell>
          <table:table-cell office:value-type="float" office:value="0.210142" calcext:value-type="float">
            <text:p>0.210142</text:p>
          </table:table-cell>
          <table:table-cell office:value-type="float" office:value="0.258201" calcext:value-type="float">
            <text:p>0.258201</text:p>
          </table:table-cell>
          <table:table-cell office:value-type="float" office:value="0.265084" calcext:value-type="float">
            <text:p>0.265084</text:p>
          </table:table-cell>
          <table:table-cell office:value-type="float" office:value="0.199261" calcext:value-type="float">
            <text:p>0.199261</text:p>
          </table:table-cell>
          <table:table-cell office:value-type="float" office:value="0.167183" calcext:value-type="float">
            <text:p>0.167183</text:p>
          </table:table-cell>
          <table:table-cell office:value-type="float" office:value="0.227433" calcext:value-type="float">
            <text:p>0.227433</text:p>
          </table:table-cell>
          <table:table-cell table:number-columns-repeated="17"/>
        </table:table-row>
        <table:table-row table:style-name="ro1">
          <table:table-cell office:value-type="float" office:value="0.065765" calcext:value-type="float">
            <text:p>0.065765</text:p>
          </table:table-cell>
          <table:table-cell office:value-type="float" office:value="0.221188" calcext:value-type="float">
            <text:p>0.221188</text:p>
          </table:table-cell>
          <table:table-cell office:value-type="float" office:value="0.195305" calcext:value-type="float">
            <text:p>0.195305</text:p>
          </table:table-cell>
          <table:table-cell office:value-type="float" office:value="0.244229" calcext:value-type="float">
            <text:p>0.244229</text:p>
          </table:table-cell>
          <table:table-cell office:value-type="float" office:value="0.193755" calcext:value-type="float">
            <text:p>0.193755</text:p>
          </table:table-cell>
          <table:table-cell office:value-type="float" office:value="0.189339" calcext:value-type="float">
            <text:p>0.189339</text:p>
          </table:table-cell>
          <table:table-cell office:value-type="float" office:value="0.256344" calcext:value-type="float">
            <text:p>0.256344</text:p>
          </table:table-cell>
          <table:table-cell table:number-columns-repeated="17"/>
        </table:table-row>
        <table:table-row table:style-name="ro1">
          <table:table-cell office:value-type="float" office:value="0.086304" calcext:value-type="float">
            <text:p>0.086304</text:p>
          </table:table-cell>
          <table:table-cell office:value-type="float" office:value="0.243342" calcext:value-type="float">
            <text:p>0.243342</text:p>
          </table:table-cell>
          <table:table-cell office:value-type="float" office:value="0.240275" calcext:value-type="float">
            <text:p>0.240275</text:p>
          </table:table-cell>
          <table:table-cell office:value-type="float" office:value="0.27292" calcext:value-type="float">
            <text:p>0.27292</text:p>
          </table:table-cell>
          <table:table-cell office:value-type="float" office:value="0.18447" calcext:value-type="float">
            <text:p>0.18447</text:p>
          </table:table-cell>
          <table:table-cell office:value-type="float" office:value="0.192261" calcext:value-type="float">
            <text:p>0.192261</text:p>
          </table:table-cell>
          <table:table-cell office:value-type="float" office:value="0.187659" calcext:value-type="float">
            <text:p>0.187659</text:p>
          </table:table-cell>
          <table:table-cell table:number-columns-repeated="17"/>
        </table:table-row>
        <table:table-row table:style-name="ro1">
          <table:table-cell office:value-type="float" office:value="0.073831" calcext:value-type="float">
            <text:p>0.073831</text:p>
          </table:table-cell>
          <table:table-cell office:value-type="float" office:value="0.236313" calcext:value-type="float">
            <text:p>0.236313</text:p>
          </table:table-cell>
          <table:table-cell office:value-type="float" office:value="0.273283" calcext:value-type="float">
            <text:p>0.273283</text:p>
          </table:table-cell>
          <table:table-cell office:value-type="float" office:value="0.260319" calcext:value-type="float">
            <text:p>0.260319</text:p>
          </table:table-cell>
          <table:table-cell office:value-type="float" office:value="0.179175" calcext:value-type="float">
            <text:p>0.179175</text:p>
          </table:table-cell>
          <table:table-cell office:value-type="float" office:value="0.196365" calcext:value-type="float">
            <text:p>0.196365</text:p>
          </table:table-cell>
          <table:table-cell office:value-type="float" office:value="0.175224" calcext:value-type="float">
            <text:p>0.175224</text:p>
          </table:table-cell>
          <table:table-cell table:number-columns-repeated="17"/>
        </table:table-row>
        <table:table-row table:style-name="ro1">
          <table:table-cell office:value-type="float" office:value="0.061522" calcext:value-type="float">
            <text:p>0.061522</text:p>
          </table:table-cell>
          <table:table-cell office:value-type="float" office:value="0.252335" calcext:value-type="float">
            <text:p>0.252335</text:p>
          </table:table-cell>
          <table:table-cell office:value-type="float" office:value="0.198027" calcext:value-type="float">
            <text:p>0.198027</text:p>
          </table:table-cell>
          <table:table-cell office:value-type="float" office:value="0.260223" calcext:value-type="float">
            <text:p>0.260223</text:p>
          </table:table-cell>
          <table:table-cell office:value-type="float" office:value="0.244585" calcext:value-type="float">
            <text:p>0.244585</text:p>
          </table:table-cell>
          <table:table-cell office:value-type="float" office:value="0.180879" calcext:value-type="float">
            <text:p>0.180879</text:p>
          </table:table-cell>
          <table:table-cell office:value-type="float" office:value="0.198505" calcext:value-type="float">
            <text:p>0.198505</text:p>
          </table:table-cell>
          <table:table-cell table:number-columns-repeated="17"/>
        </table:table-row>
        <table:table-row table:style-name="ro1">
          <table:table-cell office:value-type="float" office:value="0.053695" calcext:value-type="float">
            <text:p>0.053695</text:p>
          </table:table-cell>
          <table:table-cell office:value-type="float" office:value="0.231221" calcext:value-type="float">
            <text:p>0.231221</text:p>
          </table:table-cell>
          <table:table-cell office:value-type="float" office:value="0.210945" calcext:value-type="float">
            <text:p>0.210945</text:p>
          </table:table-cell>
          <table:table-cell office:value-type="float" office:value="0.257917" calcext:value-type="float">
            <text:p>0.257917</text:p>
          </table:table-cell>
          <table:table-cell office:value-type="float" office:value="0.254167" calcext:value-type="float">
            <text:p>0.254167</text:p>
          </table:table-cell>
          <table:table-cell office:value-type="float" office:value="0.238622" calcext:value-type="float">
            <text:p>0.238622</text:p>
          </table:table-cell>
          <table:table-cell office:value-type="float" office:value="0.19691" calcext:value-type="float">
            <text:p>0.19691</text:p>
          </table:table-cell>
          <table:table-cell table:number-columns-repeated="17"/>
        </table:table-row>
        <table:table-row table:style-name="ro1">
          <table:table-cell office:value-type="float" office:value="0.071009" calcext:value-type="float">
            <text:p>0.071009</text:p>
          </table:table-cell>
          <table:table-cell office:value-type="float" office:value="0.245797" calcext:value-type="float">
            <text:p>0.245797</text:p>
          </table:table-cell>
          <table:table-cell office:value-type="float" office:value="0.229494" calcext:value-type="float">
            <text:p>0.229494</text:p>
          </table:table-cell>
          <table:table-cell office:value-type="float" office:value="0.243636" calcext:value-type="float">
            <text:p>0.243636</text:p>
          </table:table-cell>
          <table:table-cell office:value-type="float" office:value="0.181703" calcext:value-type="float">
            <text:p>0.181703</text:p>
          </table:table-cell>
          <table:table-cell office:value-type="float" office:value="0.183477" calcext:value-type="float">
            <text:p>0.183477</text:p>
          </table:table-cell>
          <table:table-cell office:value-type="float" office:value="0.180034" calcext:value-type="float">
            <text:p>0.180034</text:p>
          </table:table-cell>
          <table:table-cell table:number-columns-repeated="17"/>
        </table:table-row>
        <table:table-row table:style-name="ro1">
          <table:table-cell office:value-type="float" office:value="0.093426" calcext:value-type="float">
            <text:p>0.093426</text:p>
          </table:table-cell>
          <table:table-cell office:value-type="float" office:value="0.235619" calcext:value-type="float">
            <text:p>0.235619</text:p>
          </table:table-cell>
          <table:table-cell office:value-type="float" office:value="0.232992" calcext:value-type="float">
            <text:p>0.232992</text:p>
          </table:table-cell>
          <table:table-cell office:value-type="float" office:value="0.251461" calcext:value-type="float">
            <text:p>0.251461</text:p>
          </table:table-cell>
          <table:table-cell office:value-type="float" office:value="0.212567" calcext:value-type="float">
            <text:p>0.212567</text:p>
          </table:table-cell>
          <table:table-cell office:value-type="float" office:value="0.20884" calcext:value-type="float">
            <text:p>0.20884</text:p>
          </table:table-cell>
          <table:table-cell office:value-type="float" office:value="0.148409" calcext:value-type="float">
            <text:p>0.148409</text:p>
          </table:table-cell>
          <table:table-cell table:number-columns-repeated="17"/>
        </table:table-row>
        <table:table-row table:style-name="ro1">
          <table:table-cell office:value-type="float" office:value="0.093375" calcext:value-type="float">
            <text:p>0.093375</text:p>
          </table:table-cell>
          <table:table-cell office:value-type="float" office:value="0.232147" calcext:value-type="float">
            <text:p>0.232147</text:p>
          </table:table-cell>
          <table:table-cell office:value-type="float" office:value="0.248359" calcext:value-type="float">
            <text:p>0.248359</text:p>
          </table:table-cell>
          <table:table-cell office:value-type="float" office:value="0.266635" calcext:value-type="float">
            <text:p>0.266635</text:p>
          </table:table-cell>
          <table:table-cell office:value-type="float" office:value="0.162779" calcext:value-type="float">
            <text:p>0.162779</text:p>
          </table:table-cell>
          <table:table-cell office:value-type="float" office:value="0.198354" calcext:value-type="float">
            <text:p>0.198354</text:p>
          </table:table-cell>
          <table:table-cell office:value-type="float" office:value="0.195832" calcext:value-type="float">
            <text:p>0.195832</text:p>
          </table:table-cell>
          <table:table-cell table:number-columns-repeated="17"/>
        </table:table-row>
        <table:table-row table:style-name="ro1">
          <table:table-cell office:value-type="float" office:value="0.078296" calcext:value-type="float">
            <text:p>0.078296</text:p>
          </table:table-cell>
          <table:table-cell office:value-type="float" office:value="0.226658" calcext:value-type="float">
            <text:p>0.226658</text:p>
          </table:table-cell>
          <table:table-cell office:value-type="float" office:value="0.247441" calcext:value-type="float">
            <text:p>0.247441</text:p>
          </table:table-cell>
          <table:table-cell office:value-type="float" office:value="0.272216" calcext:value-type="float">
            <text:p>0.272216</text:p>
          </table:table-cell>
          <table:table-cell office:value-type="float" office:value="0.172461" calcext:value-type="float">
            <text:p>0.172461</text:p>
          </table:table-cell>
          <table:table-cell office:value-type="float" office:value="0.189767" calcext:value-type="float">
            <text:p>0.189767</text:p>
          </table:table-cell>
          <table:table-cell office:value-type="float" office:value="0.202389" calcext:value-type="float">
            <text:p>0.202389</text:p>
          </table:table-cell>
          <table:table-cell table:number-columns-repeated="17"/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182087" calcext:value-type="float">
            <text:p>0.182087</text:p>
          </table:table-cell>
          <table:table-cell office:value-type="float" office:value="0.201349" calcext:value-type="float">
            <text:p>0.201349</text:p>
          </table:table-cell>
          <table:table-cell office:value-type="float" office:value="0.226301" calcext:value-type="float">
            <text:p>0.226301</text:p>
          </table:table-cell>
          <table:table-cell office:value-type="float" office:value="0.188398" calcext:value-type="float">
            <text:p>0.188398</text:p>
          </table:table-cell>
          <table:table-cell office:value-type="float" office:value="0.213024" calcext:value-type="float">
            <text:p>0.213024</text:p>
          </table:table-cell>
          <table:table-cell office:value-type="float" office:value="0.171704" calcext:value-type="float">
            <text:p>0.171704</text:p>
          </table:table-cell>
          <table:table-cell table:number-columns-repeated="17"/>
        </table:table-row>
        <table:table-row table:style-name="ro1">
          <table:table-cell office:value-type="float" office:value="0.060495" calcext:value-type="float">
            <text:p>0.060495</text:p>
          </table:table-cell>
          <table:table-cell office:value-type="float" office:value="0.296377" calcext:value-type="float">
            <text:p>0.296377</text:p>
          </table:table-cell>
          <table:table-cell office:value-type="float" office:value="0.27224" calcext:value-type="float">
            <text:p>0.27224</text:p>
          </table:table-cell>
          <table:table-cell office:value-type="float" office:value="0.261325" calcext:value-type="float">
            <text:p>0.261325</text:p>
          </table:table-cell>
          <table:table-cell office:value-type="float" office:value="0.254561" calcext:value-type="float">
            <text:p>0.254561</text:p>
          </table:table-cell>
          <table:table-cell office:value-type="float" office:value="0.186911" calcext:value-type="float">
            <text:p>0.186911</text:p>
          </table:table-cell>
          <table:table-cell office:value-type="float" office:value="0.245628" calcext:value-type="float">
            <text:p>0.245628</text:p>
          </table:table-cell>
          <table:table-cell table:number-columns-repeated="17"/>
        </table:table-row>
        <table:table-row table:style-name="ro1">
          <table:table-cell office:value-type="float" office:value="0.053497" calcext:value-type="float">
            <text:p>0.053497</text:p>
          </table:table-cell>
          <table:table-cell office:value-type="float" office:value="0.236269" calcext:value-type="float">
            <text:p>0.236269</text:p>
          </table:table-cell>
          <table:table-cell office:value-type="float" office:value="0.202146" calcext:value-type="float">
            <text:p>0.202146</text:p>
          </table:table-cell>
          <table:table-cell office:value-type="float" office:value="0.264267" calcext:value-type="float">
            <text:p>0.264267</text:p>
          </table:table-cell>
          <table:table-cell office:value-type="float" office:value="0.23184" calcext:value-type="float">
            <text:p>0.23184</text:p>
          </table:table-cell>
          <table:table-cell office:value-type="float" office:value="0.186404" calcext:value-type="float">
            <text:p>0.186404</text:p>
          </table:table-cell>
          <table:table-cell office:value-type="float" office:value="0.209973" calcext:value-type="float">
            <text:p>0.209973</text:p>
          </table:table-cell>
          <table:table-cell table:number-columns-repeated="17"/>
        </table:table-row>
        <table:table-row table:style-name="ro1">
          <table:table-cell office:value-type="float" office:value="0.086168" calcext:value-type="float">
            <text:p>0.086168</text:p>
          </table:table-cell>
          <table:table-cell office:value-type="float" office:value="0.251463" calcext:value-type="float">
            <text:p>0.251463</text:p>
          </table:table-cell>
          <table:table-cell office:value-type="float" office:value="0.216287" calcext:value-type="float">
            <text:p>0.216287</text:p>
          </table:table-cell>
          <table:table-cell office:value-type="float" office:value="0.260194" calcext:value-type="float">
            <text:p>0.260194</text:p>
          </table:table-cell>
          <table:table-cell office:value-type="float" office:value="0.218715" calcext:value-type="float">
            <text:p>0.218715</text:p>
          </table:table-cell>
          <table:table-cell office:value-type="float" office:value="0.206512" calcext:value-type="float">
            <text:p>0.206512</text:p>
          </table:table-cell>
          <table:table-cell office:value-type="float" office:value="0.192202" calcext:value-type="float">
            <text:p>0.192202</text:p>
          </table:table-cell>
          <table:table-cell table:number-columns-repeated="17"/>
        </table:table-row>
        <table:table-row table:style-name="ro1">
          <table:table-cell office:value-type="float" office:value="0.072723" calcext:value-type="float">
            <text:p>0.072723</text:p>
          </table:table-cell>
          <table:table-cell office:value-type="float" office:value="0.289643" calcext:value-type="float">
            <text:p>0.289643</text:p>
          </table:table-cell>
          <table:table-cell office:value-type="float" office:value="0.239488" calcext:value-type="float">
            <text:p>0.239488</text:p>
          </table:table-cell>
          <table:table-cell office:value-type="float" office:value="0.268687" calcext:value-type="float">
            <text:p>0.268687</text:p>
          </table:table-cell>
          <table:table-cell office:value-type="float" office:value="0.200541" calcext:value-type="float">
            <text:p>0.200541</text:p>
          </table:table-cell>
          <table:table-cell office:value-type="float" office:value="0.190003" calcext:value-type="float">
            <text:p>0.190003</text:p>
          </table:table-cell>
          <table:table-cell office:value-type="float" office:value="0.194561" calcext:value-type="float">
            <text:p>0.194561</text:p>
          </table:table-cell>
          <table:table-cell table:number-columns-repeated="17"/>
        </table:table-row>
        <table:table-row table:style-name="ro1">
          <table:table-cell office:value-type="float" office:value="0.092718" calcext:value-type="float">
            <text:p>0.092718</text:p>
          </table:table-cell>
          <table:table-cell office:value-type="float" office:value="0.240821" calcext:value-type="float">
            <text:p>0.240821</text:p>
          </table:table-cell>
          <table:table-cell office:value-type="float" office:value="0.222417" calcext:value-type="float">
            <text:p>0.222417</text:p>
          </table:table-cell>
          <table:table-cell office:value-type="float" office:value="0.255219" calcext:value-type="float">
            <text:p>0.255219</text:p>
          </table:table-cell>
          <table:table-cell office:value-type="float" office:value="0.226765" calcext:value-type="float">
            <text:p>0.226765</text:p>
          </table:table-cell>
          <table:table-cell office:value-type="float" office:value="0.208618" calcext:value-type="float">
            <text:p>0.208618</text:p>
          </table:table-cell>
          <table:table-cell office:value-type="float" office:value="0.175349" calcext:value-type="float">
            <text:p>0.175349</text:p>
          </table:table-cell>
          <table:table-cell table:number-columns-repeated="17"/>
        </table:table-row>
        <table:table-row table:style-name="ro1">
          <table:table-cell office:value-type="float" office:value="0.050283" calcext:value-type="float">
            <text:p>0.050283</text:p>
          </table:table-cell>
          <table:table-cell office:value-type="float" office:value="0.210362" calcext:value-type="float">
            <text:p>0.210362</text:p>
          </table:table-cell>
          <table:table-cell office:value-type="float" office:value="0.252896" calcext:value-type="float">
            <text:p>0.252896</text:p>
          </table:table-cell>
          <table:table-cell office:value-type="float" office:value="0.266064" calcext:value-type="float">
            <text:p>0.266064</text:p>
          </table:table-cell>
          <table:table-cell office:value-type="float" office:value="0.187298" calcext:value-type="float">
            <text:p>0.187298</text:p>
          </table:table-cell>
          <table:table-cell office:value-type="float" office:value="0.20518" calcext:value-type="float">
            <text:p>0.20518</text:p>
          </table:table-cell>
          <table:table-cell office:value-type="float" office:value="0.201126" calcext:value-type="float">
            <text:p>0.201126</text:p>
          </table:table-cell>
          <table:table-cell table:number-columns-repeated="17"/>
        </table:table-row>
        <table:table-row table:style-name="ro1">
          <table:table-cell office:value-type="float" office:value="0.092261" calcext:value-type="float">
            <text:p>0.092261</text:p>
          </table:table-cell>
          <table:table-cell office:value-type="float" office:value="0.245911" calcext:value-type="float">
            <text:p>0.245911</text:p>
          </table:table-cell>
          <table:table-cell office:value-type="float" office:value="0.243508" calcext:value-type="float">
            <text:p>0.243508</text:p>
          </table:table-cell>
          <table:table-cell office:value-type="float" office:value="0.268385" calcext:value-type="float">
            <text:p>0.268385</text:p>
          </table:table-cell>
          <table:table-cell office:value-type="float" office:value="0.236816" calcext:value-type="float">
            <text:p>0.236816</text:p>
          </table:table-cell>
          <table:table-cell office:value-type="float" office:value="0.201343" calcext:value-type="float">
            <text:p>0.201343</text:p>
          </table:table-cell>
          <table:table-cell office:value-type="float" office:value="0.203531" calcext:value-type="float">
            <text:p>0.203531</text:p>
          </table:table-cell>
          <table:table-cell table:number-columns-repeated="17"/>
        </table:table-row>
        <table:table-row table:style-name="ro1">
          <table:table-cell office:value-type="float" office:value="0.050094" calcext:value-type="float">
            <text:p>0.050094</text:p>
          </table:table-cell>
          <table:table-cell office:value-type="float" office:value="0.237288" calcext:value-type="float">
            <text:p>0.237288</text:p>
          </table:table-cell>
          <table:table-cell office:value-type="float" office:value="0.210569" calcext:value-type="float">
            <text:p>0.210569</text:p>
          </table:table-cell>
          <table:table-cell office:value-type="float" office:value="0.268319" calcext:value-type="float">
            <text:p>0.268319</text:p>
          </table:table-cell>
          <table:table-cell office:value-type="float" office:value="0.185555" calcext:value-type="float">
            <text:p>0.185555</text:p>
          </table:table-cell>
          <table:table-cell office:value-type="float" office:value="0.17601" calcext:value-type="float">
            <text:p>0.17601</text:p>
          </table:table-cell>
          <table:table-cell office:value-type="float" office:value="0.198775" calcext:value-type="float">
            <text:p>0.198775</text:p>
          </table:table-cell>
          <table:table-cell table:number-columns-repeated="17"/>
        </table:table-row>
        <table:table-row table:style-name="ro1">
          <table:table-cell office:value-type="float" office:value="0.058233" calcext:value-type="float">
            <text:p>0.058233</text:p>
          </table:table-cell>
          <table:table-cell office:value-type="float" office:value="0.266101" calcext:value-type="float">
            <text:p>0.266101</text:p>
          </table:table-cell>
          <table:table-cell office:value-type="float" office:value="0.204825" calcext:value-type="float">
            <text:p>0.204825</text:p>
          </table:table-cell>
          <table:table-cell office:value-type="float" office:value="0.262529" calcext:value-type="float">
            <text:p>0.262529</text:p>
          </table:table-cell>
          <table:table-cell office:value-type="float" office:value="0.175342" calcext:value-type="float">
            <text:p>0.175342</text:p>
          </table:table-cell>
          <table:table-cell office:value-type="float" office:value="0.204813" calcext:value-type="float">
            <text:p>0.204813</text:p>
          </table:table-cell>
          <table:table-cell office:value-type="float" office:value="0.161427" calcext:value-type="float">
            <text:p>0.161427</text:p>
          </table:table-cell>
          <table:table-cell table:number-columns-repeated="17"/>
        </table:table-row>
        <table:table-row table:style-name="ro1">
          <table:table-cell office:value-type="float" office:value="0.057509" calcext:value-type="float">
            <text:p>0.057509</text:p>
          </table:table-cell>
          <table:table-cell office:value-type="float" office:value="0.266036" calcext:value-type="float">
            <text:p>0.266036</text:p>
          </table:table-cell>
          <table:table-cell office:value-type="float" office:value="0.272999" calcext:value-type="float">
            <text:p>0.272999</text:p>
          </table:table-cell>
          <table:table-cell office:value-type="float" office:value="0.246284" calcext:value-type="float">
            <text:p>0.246284</text:p>
          </table:table-cell>
          <table:table-cell office:value-type="float" office:value="0.153234" calcext:value-type="float">
            <text:p>0.153234</text:p>
          </table:table-cell>
          <table:table-cell office:value-type="float" office:value="0.181154" calcext:value-type="float">
            <text:p>0.181154</text:p>
          </table:table-cell>
          <table:table-cell office:value-type="float" office:value="0.15866" calcext:value-type="float">
            <text:p>0.15866</text:p>
          </table:table-cell>
          <table:table-cell table:number-columns-repeated="17"/>
        </table:table-row>
        <table:table-row table:style-name="ro1">
          <table:table-cell office:value-type="float" office:value="0.074139" calcext:value-type="float">
            <text:p>0.074139</text:p>
          </table:table-cell>
          <table:table-cell office:value-type="float" office:value="0.280554" calcext:value-type="float">
            <text:p>0.280554</text:p>
          </table:table-cell>
          <table:table-cell office:value-type="float" office:value="0.270465" calcext:value-type="float">
            <text:p>0.270465</text:p>
          </table:table-cell>
          <table:table-cell office:value-type="float" office:value="0.20874" calcext:value-type="float">
            <text:p>0.20874</text:p>
          </table:table-cell>
          <table:table-cell office:value-type="float" office:value="0.187951" calcext:value-type="float">
            <text:p>0.187951</text:p>
          </table:table-cell>
          <table:table-cell office:value-type="float" office:value="0.202563" calcext:value-type="float">
            <text:p>0.202563</text:p>
          </table:table-cell>
          <table:table-cell office:value-type="float" office:value="0.223473" calcext:value-type="float">
            <text:p>0.223473</text:p>
          </table:table-cell>
          <table:table-cell table:number-columns-repeated="17"/>
        </table:table-row>
        <table:table-row table:style-name="ro1">
          <table:table-cell office:value-type="float" office:value="0.076328" calcext:value-type="float">
            <text:p>0.076328</text:p>
          </table:table-cell>
          <table:table-cell office:value-type="float" office:value="0.261971" calcext:value-type="float">
            <text:p>0.261971</text:p>
          </table:table-cell>
          <table:table-cell office:value-type="float" office:value="0.175244" calcext:value-type="float">
            <text:p>0.175244</text:p>
          </table:table-cell>
          <table:table-cell office:value-type="float" office:value="0.261946" calcext:value-type="float">
            <text:p>0.261946</text:p>
          </table:table-cell>
          <table:table-cell office:value-type="float" office:value="0.193176" calcext:value-type="float">
            <text:p>0.193176</text:p>
          </table:table-cell>
          <table:table-cell office:value-type="float" office:value="0.181998" calcext:value-type="float">
            <text:p>0.181998</text:p>
          </table:table-cell>
          <table:table-cell office:value-type="float" office:value="0.186635" calcext:value-type="float">
            <text:p>0.186635</text:p>
          </table:table-cell>
          <table:table-cell table:number-columns-repeated="17"/>
        </table:table-row>
        <table:table-row table:style-name="ro1">
          <table:table-cell office:value-type="float" office:value="0.092128" calcext:value-type="float">
            <text:p>0.092128</text:p>
          </table:table-cell>
          <table:table-cell office:value-type="float" office:value="0.268167" calcext:value-type="float">
            <text:p>0.268167</text:p>
          </table:table-cell>
          <table:table-cell office:value-type="float" office:value="0.241667" calcext:value-type="float">
            <text:p>0.241667</text:p>
          </table:table-cell>
          <table:table-cell office:value-type="float" office:value="0.21201" calcext:value-type="float">
            <text:p>0.21201</text:p>
          </table:table-cell>
          <table:table-cell office:value-type="float" office:value="0.220816" calcext:value-type="float">
            <text:p>0.220816</text:p>
          </table:table-cell>
          <table:table-cell office:value-type="float" office:value="0.159313" calcext:value-type="float">
            <text:p>0.159313</text:p>
          </table:table-cell>
          <table:table-cell office:value-type="float" office:value="0.193898" calcext:value-type="float">
            <text:p>0.193898</text:p>
          </table:table-cell>
          <table:table-cell table:number-columns-repeated="17"/>
        </table:table-row>
        <table:table-row table:style-name="ro1">
          <table:table-cell office:value-type="float" office:value="0.088879" calcext:value-type="float">
            <text:p>0.088879</text:p>
          </table:table-cell>
          <table:table-cell office:value-type="float" office:value="0.263341" calcext:value-type="float">
            <text:p>0.263341</text:p>
          </table:table-cell>
          <table:table-cell office:value-type="float" office:value="0.24279" calcext:value-type="float">
            <text:p>0.24279</text:p>
          </table:table-cell>
          <table:table-cell office:value-type="float" office:value="0.273281" calcext:value-type="float">
            <text:p>0.273281</text:p>
          </table:table-cell>
          <table:table-cell office:value-type="float" office:value="0.297796" calcext:value-type="float">
            <text:p>0.297796</text:p>
          </table:table-cell>
          <table:table-cell office:value-type="float" office:value="0.199253" calcext:value-type="float">
            <text:p>0.199253</text:p>
          </table:table-cell>
          <table:table-cell office:value-type="float" office:value="0.197034" calcext:value-type="float">
            <text:p>0.197034</text:p>
          </table:table-cell>
          <table:table-cell table:number-columns-repeated="17"/>
        </table:table-row>
        <table:table-row table:style-name="ro1">
          <table:table-cell office:value-type="float" office:value="0.093086" calcext:value-type="float">
            <text:p>0.093086</text:p>
          </table:table-cell>
          <table:table-cell office:value-type="float" office:value="0.274064" calcext:value-type="float">
            <text:p>0.274064</text:p>
          </table:table-cell>
          <table:table-cell office:value-type="float" office:value="0.197415" calcext:value-type="float">
            <text:p>0.197415</text:p>
          </table:table-cell>
          <table:table-cell office:value-type="float" office:value="0.265216" calcext:value-type="float">
            <text:p>0.265216</text:p>
          </table:table-cell>
          <table:table-cell office:value-type="float" office:value="0.211389" calcext:value-type="float">
            <text:p>0.211389</text:p>
          </table:table-cell>
          <table:table-cell office:value-type="float" office:value="0.207393" calcext:value-type="float">
            <text:p>0.207393</text:p>
          </table:table-cell>
          <table:table-cell office:value-type="float" office:value="0.173055" calcext:value-type="float">
            <text:p>0.173055</text:p>
          </table:table-cell>
          <table:table-cell table:number-columns-repeated="17"/>
        </table:table-row>
        <table:table-row table:style-name="ro1">
          <table:table-cell office:value-type="float" office:value="0.069073" calcext:value-type="float">
            <text:p>0.069073</text:p>
          </table:table-cell>
          <table:table-cell office:value-type="float" office:value="0.271453" calcext:value-type="float">
            <text:p>0.271453</text:p>
          </table:table-cell>
          <table:table-cell office:value-type="float" office:value="0.254458" calcext:value-type="float">
            <text:p>0.254458</text:p>
          </table:table-cell>
          <table:table-cell office:value-type="float" office:value="0.267379" calcext:value-type="float">
            <text:p>0.267379</text:p>
          </table:table-cell>
          <table:table-cell office:value-type="float" office:value="0.163785" calcext:value-type="float">
            <text:p>0.163785</text:p>
          </table:table-cell>
          <table:table-cell office:value-type="float" office:value="0.184124" calcext:value-type="float">
            <text:p>0.184124</text:p>
          </table:table-cell>
          <table:table-cell office:value-type="float" office:value="0.226745" calcext:value-type="float">
            <text:p>0.226745</text:p>
          </table:table-cell>
          <table:table-cell table:number-columns-repeated="17"/>
        </table:table-row>
        <table:table-row table:style-name="ro1">
          <table:table-cell office:value-type="float" office:value="0.089045" calcext:value-type="float">
            <text:p>0.089045</text:p>
          </table:table-cell>
          <table:table-cell office:value-type="float" office:value="0.27199" calcext:value-type="float">
            <text:p>0.27199</text:p>
          </table:table-cell>
          <table:table-cell office:value-type="float" office:value="0.213968" calcext:value-type="float">
            <text:p>0.213968</text:p>
          </table:table-cell>
          <table:table-cell office:value-type="float" office:value="0.259267" calcext:value-type="float">
            <text:p>0.259267</text:p>
          </table:table-cell>
          <table:table-cell office:value-type="float" office:value="0.15657" calcext:value-type="float">
            <text:p>0.15657</text:p>
          </table:table-cell>
          <table:table-cell office:value-type="float" office:value="0.217418" calcext:value-type="float">
            <text:p>0.217418</text:p>
          </table:table-cell>
          <table:table-cell office:value-type="float" office:value="0.183823" calcext:value-type="float">
            <text:p>0.183823</text:p>
          </table:table-cell>
          <table:table-cell table:number-columns-repeated="17"/>
        </table:table-row>
        <table:table-row table:style-name="ro1">
          <table:table-cell office:value-type="float" office:value="0.052266" calcext:value-type="float">
            <text:p>0.052266</text:p>
          </table:table-cell>
          <table:table-cell office:value-type="float" office:value="0.162193" calcext:value-type="float">
            <text:p>0.162193</text:p>
          </table:table-cell>
          <table:table-cell office:value-type="float" office:value="0.167974" calcext:value-type="float">
            <text:p>0.167974</text:p>
          </table:table-cell>
          <table:table-cell office:value-type="float" office:value="0.259361" calcext:value-type="float">
            <text:p>0.259361</text:p>
          </table:table-cell>
          <table:table-cell office:value-type="float" office:value="0.192407" calcext:value-type="float">
            <text:p>0.192407</text:p>
          </table:table-cell>
          <table:table-cell office:value-type="float" office:value="0.197836" calcext:value-type="float">
            <text:p>0.197836</text:p>
          </table:table-cell>
          <table:table-cell office:value-type="float" office:value="0.209061" calcext:value-type="float">
            <text:p>0.209061</text:p>
          </table:table-cell>
          <table:table-cell table:number-columns-repeated="17"/>
        </table:table-row>
        <table:table-row table:style-name="ro1">
          <table:table-cell office:value-type="float" office:value="0.082705" calcext:value-type="float">
            <text:p>0.082705</text:p>
          </table:table-cell>
          <table:table-cell office:value-type="float" office:value="0.264061" calcext:value-type="float">
            <text:p>0.264061</text:p>
          </table:table-cell>
          <table:table-cell office:value-type="float" office:value="0.235855" calcext:value-type="float">
            <text:p>0.235855</text:p>
          </table:table-cell>
          <table:table-cell office:value-type="float" office:value="0.265565" calcext:value-type="float">
            <text:p>0.265565</text:p>
          </table:table-cell>
          <table:table-cell office:value-type="float" office:value="0.182168" calcext:value-type="float">
            <text:p>0.182168</text:p>
          </table:table-cell>
          <table:table-cell office:value-type="float" office:value="0.199875" calcext:value-type="float">
            <text:p>0.199875</text:p>
          </table:table-cell>
          <table:table-cell office:value-type="float" office:value="0.199523" calcext:value-type="float">
            <text:p>0.199523</text:p>
          </table:table-cell>
          <table:table-cell table:number-columns-repeated="17"/>
        </table:table-row>
        <table:table-row table:style-name="ro1">
          <table:table-cell office:value-type="float" office:value="0.084001" calcext:value-type="float">
            <text:p>0.084001</text:p>
          </table:table-cell>
          <table:table-cell office:value-type="float" office:value="0.29384" calcext:value-type="float">
            <text:p>0.29384</text:p>
          </table:table-cell>
          <table:table-cell office:value-type="float" office:value="0.191776" calcext:value-type="float">
            <text:p>0.191776</text:p>
          </table:table-cell>
          <table:table-cell office:value-type="float" office:value="0.266676" calcext:value-type="float">
            <text:p>0.266676</text:p>
          </table:table-cell>
          <table:table-cell office:value-type="float" office:value="0.208562" calcext:value-type="float">
            <text:p>0.208562</text:p>
          </table:table-cell>
          <table:table-cell office:value-type="float" office:value="0.193825" calcext:value-type="float">
            <text:p>0.193825</text:p>
          </table:table-cell>
          <table:table-cell office:value-type="float" office:value="0.181817" calcext:value-type="float">
            <text:p>0.181817</text:p>
          </table:table-cell>
          <table:table-cell table:number-columns-repeated="17"/>
        </table:table-row>
        <table:table-row table:style-name="ro1">
          <table:table-cell office:value-type="float" office:value="0.087303" calcext:value-type="float">
            <text:p>0.087303</text:p>
          </table:table-cell>
          <table:table-cell office:value-type="float" office:value="0.295841" calcext:value-type="float">
            <text:p>0.295841</text:p>
          </table:table-cell>
          <table:table-cell office:value-type="float" office:value="0.200397" calcext:value-type="float">
            <text:p>0.200397</text:p>
          </table:table-cell>
          <table:table-cell office:value-type="float" office:value="0.254047" calcext:value-type="float">
            <text:p>0.254047</text:p>
          </table:table-cell>
          <table:table-cell office:value-type="float" office:value="0.183693" calcext:value-type="float">
            <text:p>0.183693</text:p>
          </table:table-cell>
          <table:table-cell office:value-type="float" office:value="0.191284" calcext:value-type="float">
            <text:p>0.191284</text:p>
          </table:table-cell>
          <table:table-cell office:value-type="float" office:value="0.179081" calcext:value-type="float">
            <text:p>0.179081</text:p>
          </table:table-cell>
          <table:table-cell table:number-columns-repeated="17"/>
        </table:table-row>
        <table:table-row table:style-name="ro1">
          <table:table-cell office:value-type="float" office:value="0.070958" calcext:value-type="float">
            <text:p>0.070958</text:p>
          </table:table-cell>
          <table:table-cell office:value-type="float" office:value="0.263163" calcext:value-type="float">
            <text:p>0.263163</text:p>
          </table:table-cell>
          <table:table-cell office:value-type="float" office:value="0.243577" calcext:value-type="float">
            <text:p>0.243577</text:p>
          </table:table-cell>
          <table:table-cell office:value-type="float" office:value="0.259688" calcext:value-type="float">
            <text:p>0.259688</text:p>
          </table:table-cell>
          <table:table-cell office:value-type="float" office:value="0.180916" calcext:value-type="float">
            <text:p>0.180916</text:p>
          </table:table-cell>
          <table:table-cell office:value-type="float" office:value="0.190037" calcext:value-type="float">
            <text:p>0.190037</text:p>
          </table:table-cell>
          <table:table-cell office:value-type="float" office:value="0.181858" calcext:value-type="float">
            <text:p>0.181858</text:p>
          </table:table-cell>
          <table:table-cell table:number-columns-repeated="17"/>
        </table:table-row>
        <table:table-row table:style-name="ro1">
          <table:table-cell office:value-type="float" office:value="0.093892" calcext:value-type="float">
            <text:p>0.093892</text:p>
          </table:table-cell>
          <table:table-cell office:value-type="float" office:value="0.267403" calcext:value-type="float">
            <text:p>0.267403</text:p>
          </table:table-cell>
          <table:table-cell office:value-type="float" office:value="0.262219" calcext:value-type="float">
            <text:p>0.262219</text:p>
          </table:table-cell>
          <table:table-cell office:value-type="float" office:value="0.262895" calcext:value-type="float">
            <text:p>0.262895</text:p>
          </table:table-cell>
          <table:table-cell office:value-type="float" office:value="0.187919" calcext:value-type="float">
            <text:p>0.187919</text:p>
          </table:table-cell>
          <table:table-cell office:value-type="float" office:value="0.214637" calcext:value-type="float">
            <text:p>0.214637</text:p>
          </table:table-cell>
          <table:table-cell office:value-type="float" office:value="0.211729" calcext:value-type="float">
            <text:p>0.211729</text:p>
          </table:table-cell>
          <table:table-cell table:number-columns-repeated="17"/>
        </table:table-row>
        <table:table-row table:style-name="ro1">
          <table:table-cell office:value-type="float" office:value="0.055736" calcext:value-type="float">
            <text:p>0.055736</text:p>
          </table:table-cell>
          <table:table-cell office:value-type="float" office:value="0.250775" calcext:value-type="float">
            <text:p>0.250775</text:p>
          </table:table-cell>
          <table:table-cell office:value-type="float" office:value="0.174694" calcext:value-type="float">
            <text:p>0.174694</text:p>
          </table:table-cell>
          <table:table-cell office:value-type="float" office:value="0.264568" calcext:value-type="float">
            <text:p>0.264568</text:p>
          </table:table-cell>
          <table:table-cell office:value-type="float" office:value="0.226477" calcext:value-type="float">
            <text:p>0.226477</text:p>
          </table:table-cell>
          <table:table-cell office:value-type="float" office:value="0.173039" calcext:value-type="float">
            <text:p>0.173039</text:p>
          </table:table-cell>
          <table:table-cell office:value-type="float" office:value="0.175194" calcext:value-type="float">
            <text:p>0.175194</text:p>
          </table:table-cell>
          <table:table-cell table:number-columns-repeated="17"/>
        </table:table-row>
        <table:table-row table:style-name="ro1">
          <table:table-cell office:value-type="float" office:value="0.051199" calcext:value-type="float">
            <text:p>0.051199</text:p>
          </table:table-cell>
          <table:table-cell office:value-type="float" office:value="0.287526" calcext:value-type="float">
            <text:p>0.287526</text:p>
          </table:table-cell>
          <table:table-cell office:value-type="float" office:value="0.175492" calcext:value-type="float">
            <text:p>0.175492</text:p>
          </table:table-cell>
          <table:table-cell office:value-type="float" office:value="0.259689" calcext:value-type="float">
            <text:p>0.259689</text:p>
          </table:table-cell>
          <table:table-cell office:value-type="float" office:value="0.172218" calcext:value-type="float">
            <text:p>0.172218</text:p>
          </table:table-cell>
          <table:table-cell office:value-type="float" office:value="0.241909" calcext:value-type="float">
            <text:p>0.241909</text:p>
          </table:table-cell>
          <table:table-cell office:value-type="float" office:value="0.206448" calcext:value-type="float">
            <text:p>0.206448</text:p>
          </table:table-cell>
          <table:table-cell table:number-columns-repeated="17"/>
        </table:table-row>
        <table:table-row table:style-name="ro1">
          <table:table-cell office:value-type="float" office:value="0.091394" calcext:value-type="float">
            <text:p>0.091394</text:p>
          </table:table-cell>
          <table:table-cell office:value-type="float" office:value="0.264845" calcext:value-type="float">
            <text:p>0.264845</text:p>
          </table:table-cell>
          <table:table-cell office:value-type="float" office:value="0.214207" calcext:value-type="float">
            <text:p>0.214207</text:p>
          </table:table-cell>
          <table:table-cell office:value-type="float" office:value="0.266084" calcext:value-type="float">
            <text:p>0.266084</text:p>
          </table:table-cell>
          <table:table-cell office:value-type="float" office:value="0.20509" calcext:value-type="float">
            <text:p>0.20509</text:p>
          </table:table-cell>
          <table:table-cell office:value-type="float" office:value="0.192052" calcext:value-type="float">
            <text:p>0.192052</text:p>
          </table:table-cell>
          <table:table-cell office:value-type="float" office:value="0.210735" calcext:value-type="float">
            <text:p>0.210735</text:p>
          </table:table-cell>
          <table:table-cell table:number-columns-repeated="17"/>
        </table:table-row>
        <table:table-row table:style-name="ro1">
          <table:table-cell office:value-type="float" office:value="0.091451" calcext:value-type="float">
            <text:p>0.091451</text:p>
          </table:table-cell>
          <table:table-cell office:value-type="float" office:value="0.264693" calcext:value-type="float">
            <text:p>0.264693</text:p>
          </table:table-cell>
          <table:table-cell office:value-type="float" office:value="0.277301" calcext:value-type="float">
            <text:p>0.277301</text:p>
          </table:table-cell>
          <table:table-cell office:value-type="float" office:value="0.243214" calcext:value-type="float">
            <text:p>0.243214</text:p>
          </table:table-cell>
          <table:table-cell office:value-type="float" office:value="0.220436" calcext:value-type="float">
            <text:p>0.220436</text:p>
          </table:table-cell>
          <table:table-cell office:value-type="float" office:value="0.172017" calcext:value-type="float">
            <text:p>0.172017</text:p>
          </table:table-cell>
          <table:table-cell office:value-type="float" office:value="0.228422" calcext:value-type="float">
            <text:p>0.228422</text:p>
          </table:table-cell>
          <table:table-cell table:number-columns-repeated="17"/>
        </table:table-row>
        <table:table-row table:style-name="ro1">
          <table:table-cell office:value-type="float" office:value="0.089752" calcext:value-type="float">
            <text:p>0.089752</text:p>
          </table:table-cell>
          <table:table-cell office:value-type="float" office:value="0.241127" calcext:value-type="float">
            <text:p>0.241127</text:p>
          </table:table-cell>
          <table:table-cell office:value-type="float" office:value="0.225823" calcext:value-type="float">
            <text:p>0.225823</text:p>
          </table:table-cell>
          <table:table-cell office:value-type="float" office:value="0.200663" calcext:value-type="float">
            <text:p>0.200663</text:p>
          </table:table-cell>
          <table:table-cell office:value-type="float" office:value="0.225574" calcext:value-type="float">
            <text:p>0.225574</text:p>
          </table:table-cell>
          <table:table-cell office:value-type="float" office:value="0.207918" calcext:value-type="float">
            <text:p>0.207918</text:p>
          </table:table-cell>
          <table:table-cell office:value-type="float" office:value="0.22139" calcext:value-type="float">
            <text:p>0.22139</text:p>
          </table:table-cell>
          <table:table-cell table:number-columns-repeated="17"/>
        </table:table-row>
        <table:table-row table:style-name="ro1">
          <table:table-cell office:value-type="float" office:value="0.080023" calcext:value-type="float">
            <text:p>0.080023</text:p>
          </table:table-cell>
          <table:table-cell office:value-type="float" office:value="0.220137" calcext:value-type="float">
            <text:p>0.220137</text:p>
          </table:table-cell>
          <table:table-cell office:value-type="float" office:value="0.196957" calcext:value-type="float">
            <text:p>0.196957</text:p>
          </table:table-cell>
          <table:table-cell office:value-type="float" office:value="0.261568" calcext:value-type="float">
            <text:p>0.261568</text:p>
          </table:table-cell>
          <table:table-cell office:value-type="float" office:value="0.206076" calcext:value-type="float">
            <text:p>0.206076</text:p>
          </table:table-cell>
          <table:table-cell office:value-type="float" office:value="0.176386" calcext:value-type="float">
            <text:p>0.176386</text:p>
          </table:table-cell>
          <table:table-cell office:value-type="float" office:value="0.229687" calcext:value-type="float">
            <text:p>0.229687</text:p>
          </table:table-cell>
          <table:table-cell table:number-columns-repeated="17"/>
        </table:table-row>
        <table:table-row table:style-name="ro1">
          <table:table-cell office:value-type="float" office:value="0.09385" calcext:value-type="float">
            <text:p>0.09385</text:p>
          </table:table-cell>
          <table:table-cell office:value-type="float" office:value="0.240501" calcext:value-type="float">
            <text:p>0.240501</text:p>
          </table:table-cell>
          <table:table-cell office:value-type="float" office:value="0.201977" calcext:value-type="float">
            <text:p>0.201977</text:p>
          </table:table-cell>
          <table:table-cell office:value-type="float" office:value="0.264452" calcext:value-type="float">
            <text:p>0.264452</text:p>
          </table:table-cell>
          <table:table-cell office:value-type="float" office:value="0.214222" calcext:value-type="float">
            <text:p>0.214222</text:p>
          </table:table-cell>
          <table:table-cell office:value-type="float" office:value="0.162516" calcext:value-type="float">
            <text:p>0.162516</text:p>
          </table:table-cell>
          <table:table-cell office:value-type="float" office:value="0.198277" calcext:value-type="float">
            <text:p>0.198277</text:p>
          </table:table-cell>
          <table:table-cell table:number-columns-repeated="17"/>
        </table:table-row>
        <table:table-row table:style-name="ro1">
          <table:table-cell office:value-type="float" office:value="0.054745" calcext:value-type="float">
            <text:p>0.054745</text:p>
          </table:table-cell>
          <table:table-cell office:value-type="float" office:value="0.271561" calcext:value-type="float">
            <text:p>0.271561</text:p>
          </table:table-cell>
          <table:table-cell office:value-type="float" office:value="0.216707" calcext:value-type="float">
            <text:p>0.216707</text:p>
          </table:table-cell>
          <table:table-cell office:value-type="float" office:value="0.247077" calcext:value-type="float">
            <text:p>0.247077</text:p>
          </table:table-cell>
          <table:table-cell office:value-type="float" office:value="0.176716" calcext:value-type="float">
            <text:p>0.176716</text:p>
          </table:table-cell>
          <table:table-cell office:value-type="float" office:value="0.17961" calcext:value-type="float">
            <text:p>0.17961</text:p>
          </table:table-cell>
          <table:table-cell office:value-type="float" office:value="0.172843" calcext:value-type="float">
            <text:p>0.172843</text:p>
          </table:table-cell>
          <table:table-cell table:number-columns-repeated="17"/>
        </table:table-row>
        <table:table-row table:style-name="ro1">
          <table:table-cell office:value-type="float" office:value="0.059695" calcext:value-type="float">
            <text:p>0.059695</text:p>
          </table:table-cell>
          <table:table-cell office:value-type="float" office:value="0.226635" calcext:value-type="float">
            <text:p>0.226635</text:p>
          </table:table-cell>
          <table:table-cell office:value-type="float" office:value="0.26787" calcext:value-type="float">
            <text:p>0.26787</text:p>
          </table:table-cell>
          <table:table-cell office:value-type="float" office:value="0.259694" calcext:value-type="float">
            <text:p>0.259694</text:p>
          </table:table-cell>
          <table:table-cell office:value-type="float" office:value="0.197992" calcext:value-type="float">
            <text:p>0.197992</text:p>
          </table:table-cell>
          <table:table-cell office:value-type="float" office:value="0.215475" calcext:value-type="float">
            <text:p>0.215475</text:p>
          </table:table-cell>
          <table:table-cell office:value-type="float" office:value="0.189679" calcext:value-type="float">
            <text:p>0.189679</text:p>
          </table:table-cell>
          <table:table-cell table:number-columns-repeated="17"/>
        </table:table-row>
        <table:table-row table:style-name="ro1">
          <table:table-cell office:value-type="float" office:value="0.080665" calcext:value-type="float">
            <text:p>0.080665</text:p>
          </table:table-cell>
          <table:table-cell office:value-type="float" office:value="0.246201" calcext:value-type="float">
            <text:p>0.246201</text:p>
          </table:table-cell>
          <table:table-cell office:value-type="float" office:value="0.293695" calcext:value-type="float">
            <text:p>0.293695</text:p>
          </table:table-cell>
          <table:table-cell office:value-type="float" office:value="0.265258" calcext:value-type="float">
            <text:p>0.265258</text:p>
          </table:table-cell>
          <table:table-cell office:value-type="float" office:value="0.191033" calcext:value-type="float">
            <text:p>0.191033</text:p>
          </table:table-cell>
          <table:table-cell office:value-type="float" office:value="0.216962" calcext:value-type="float">
            <text:p>0.216962</text:p>
          </table:table-cell>
          <table:table-cell office:value-type="float" office:value="0.200505" calcext:value-type="float">
            <text:p>0.200505</text:p>
          </table:table-cell>
          <table:table-cell table:number-columns-repeated="17"/>
        </table:table-row>
        <table:table-row table:style-name="ro1">
          <table:table-cell office:value-type="float" office:value="0.083778" calcext:value-type="float">
            <text:p>0.083778</text:p>
          </table:table-cell>
          <table:table-cell office:value-type="float" office:value="0.22894" calcext:value-type="float">
            <text:p>0.22894</text:p>
          </table:table-cell>
          <table:table-cell office:value-type="float" office:value="0.208481" calcext:value-type="float">
            <text:p>0.208481</text:p>
          </table:table-cell>
          <table:table-cell office:value-type="float" office:value="0.241436" calcext:value-type="float">
            <text:p>0.241436</text:p>
          </table:table-cell>
          <table:table-cell office:value-type="float" office:value="0.187436" calcext:value-type="float">
            <text:p>0.187436</text:p>
          </table:table-cell>
          <table:table-cell office:value-type="float" office:value="0.166196" calcext:value-type="float">
            <text:p>0.166196</text:p>
          </table:table-cell>
          <table:table-cell office:value-type="float" office:value="0.185625" calcext:value-type="float">
            <text:p>0.185625</text:p>
          </table:table-cell>
          <table:table-cell table:number-columns-repeated="17"/>
        </table:table-row>
        <table:table-row table:style-name="ro1">
          <table:table-cell office:value-type="float" office:value="0.087997" calcext:value-type="float">
            <text:p>0.087997</text:p>
          </table:table-cell>
          <table:table-cell office:value-type="float" office:value="0.232649" calcext:value-type="float">
            <text:p>0.232649</text:p>
          </table:table-cell>
          <table:table-cell office:value-type="float" office:value="0.233796" calcext:value-type="float">
            <text:p>0.233796</text:p>
          </table:table-cell>
          <table:table-cell office:value-type="float" office:value="0.264535" calcext:value-type="float">
            <text:p>0.264535</text:p>
          </table:table-cell>
          <table:table-cell office:value-type="float" office:value="0.171653" calcext:value-type="float">
            <text:p>0.171653</text:p>
          </table:table-cell>
          <table:table-cell office:value-type="float" office:value="0.241821" calcext:value-type="float">
            <text:p>0.241821</text:p>
          </table:table-cell>
          <table:table-cell office:value-type="float" office:value="0.162925" calcext:value-type="float">
            <text:p>0.162925</text:p>
          </table:table-cell>
          <table:table-cell table:number-columns-repeated="17"/>
        </table:table-row>
        <table:table-row table:style-name="ro1">
          <table:table-cell office:value-type="float" office:value="0.08962" calcext:value-type="float">
            <text:p>0.08962</text:p>
          </table:table-cell>
          <table:table-cell office:value-type="float" office:value="0.209239" calcext:value-type="float">
            <text:p>0.209239</text:p>
          </table:table-cell>
          <table:table-cell office:value-type="float" office:value="0.213937" calcext:value-type="float">
            <text:p>0.213937</text:p>
          </table:table-cell>
          <table:table-cell office:value-type="float" office:value="0.271552" calcext:value-type="float">
            <text:p>0.271552</text:p>
          </table:table-cell>
          <table:table-cell office:value-type="float" office:value="0.185246" calcext:value-type="float">
            <text:p>0.185246</text:p>
          </table:table-cell>
          <table:table-cell office:value-type="float" office:value="0.189108" calcext:value-type="float">
            <text:p>0.189108</text:p>
          </table:table-cell>
          <table:table-cell office:value-type="float" office:value="0.19022" calcext:value-type="float">
            <text:p>0.19022</text:p>
          </table:table-cell>
          <table:table-cell table:number-columns-repeated="17"/>
        </table:table-row>
        <table:table-row table:style-name="ro1">
          <table:table-cell office:value-type="float" office:value="0.087989" calcext:value-type="float">
            <text:p>0.087989</text:p>
          </table:table-cell>
          <table:table-cell office:value-type="float" office:value="0.242752" calcext:value-type="float">
            <text:p>0.242752</text:p>
          </table:table-cell>
          <table:table-cell office:value-type="float" office:value="0.222783" calcext:value-type="float">
            <text:p>0.222783</text:p>
          </table:table-cell>
          <table:table-cell office:value-type="float" office:value="0.201093" calcext:value-type="float">
            <text:p>0.201093</text:p>
          </table:table-cell>
          <table:table-cell office:value-type="float" office:value="0.213505" calcext:value-type="float">
            <text:p>0.213505</text:p>
          </table:table-cell>
          <table:table-cell office:value-type="float" office:value="0.175649" calcext:value-type="float">
            <text:p>0.175649</text:p>
          </table:table-cell>
          <table:table-cell office:value-type="float" office:value="0.23169" calcext:value-type="float">
            <text:p>0.23169</text:p>
          </table:table-cell>
          <table:table-cell table:number-columns-repeated="17"/>
        </table:table-row>
        <table:table-row table:style-name="ro1">
          <table:table-cell office:value-type="float" office:value="0.093732" calcext:value-type="float">
            <text:p>0.093732</text:p>
          </table:table-cell>
          <table:table-cell office:value-type="float" office:value="0.216668" calcext:value-type="float">
            <text:p>0.216668</text:p>
          </table:table-cell>
          <table:table-cell office:value-type="float" office:value="0.194749" calcext:value-type="float">
            <text:p>0.194749</text:p>
          </table:table-cell>
          <table:table-cell office:value-type="float" office:value="0.279668" calcext:value-type="float">
            <text:p>0.279668</text:p>
          </table:table-cell>
          <table:table-cell office:value-type="float" office:value="0.184206" calcext:value-type="float">
            <text:p>0.184206</text:p>
          </table:table-cell>
          <table:table-cell office:value-type="float" office:value="0.192945" calcext:value-type="float">
            <text:p>0.192945</text:p>
          </table:table-cell>
          <table:table-cell office:value-type="float" office:value="0.201074" calcext:value-type="float">
            <text:p>0.201074</text:p>
          </table:table-cell>
          <table:table-cell table:number-columns-repeated="17"/>
        </table:table-row>
        <table:table-row table:style-name="ro1">
          <table:table-cell office:value-type="float" office:value="0.061634" calcext:value-type="float">
            <text:p>0.061634</text:p>
          </table:table-cell>
          <table:table-cell office:value-type="float" office:value="0.231984" calcext:value-type="float">
            <text:p>0.231984</text:p>
          </table:table-cell>
          <table:table-cell office:value-type="float" office:value="0.185008" calcext:value-type="float">
            <text:p>0.185008</text:p>
          </table:table-cell>
          <table:table-cell office:value-type="float" office:value="0.227025" calcext:value-type="float">
            <text:p>0.227025</text:p>
          </table:table-cell>
          <table:table-cell office:value-type="float" office:value="0.170489" calcext:value-type="float">
            <text:p>0.170489</text:p>
          </table:table-cell>
          <table:table-cell office:value-type="float" office:value="0.197811" calcext:value-type="float">
            <text:p>0.197811</text:p>
          </table:table-cell>
          <table:table-cell office:value-type="float" office:value="0.192857" calcext:value-type="float">
            <text:p>0.192857</text:p>
          </table:table-cell>
          <table:table-cell table:number-columns-repeated="17"/>
        </table:table-row>
        <table:table-row table:style-name="ro1">
          <table:table-cell office:value-type="float" office:value="0.077373" calcext:value-type="float">
            <text:p>0.077373</text:p>
          </table:table-cell>
          <table:table-cell office:value-type="float" office:value="0.177508" calcext:value-type="float">
            <text:p>0.177508</text:p>
          </table:table-cell>
          <table:table-cell office:value-type="float" office:value="0.221863" calcext:value-type="float">
            <text:p>0.221863</text:p>
          </table:table-cell>
          <table:table-cell office:value-type="float" office:value="0.285216" calcext:value-type="float">
            <text:p>0.285216</text:p>
          </table:table-cell>
          <table:table-cell office:value-type="float" office:value="0.181239" calcext:value-type="float">
            <text:p>0.181239</text:p>
          </table:table-cell>
          <table:table-cell office:value-type="float" office:value="0.190751" calcext:value-type="float">
            <text:p>0.190751</text:p>
          </table:table-cell>
          <table:table-cell office:value-type="float" office:value="0.188756" calcext:value-type="float">
            <text:p>0.188756</text:p>
          </table:table-cell>
          <table:table-cell table:number-columns-repeated="17"/>
        </table:table-row>
        <table:table-row table:style-name="ro1">
          <table:table-cell office:value-type="float" office:value="0.057399" calcext:value-type="float">
            <text:p>0.057399</text:p>
          </table:table-cell>
          <table:table-cell office:value-type="float" office:value="0.276199" calcext:value-type="float">
            <text:p>0.276199</text:p>
          </table:table-cell>
          <table:table-cell office:value-type="float" office:value="0.265938" calcext:value-type="float">
            <text:p>0.265938</text:p>
          </table:table-cell>
          <table:table-cell office:value-type="float" office:value="0.263198" calcext:value-type="float">
            <text:p>0.263198</text:p>
          </table:table-cell>
          <table:table-cell office:value-type="float" office:value="0.181961" calcext:value-type="float">
            <text:p>0.181961</text:p>
          </table:table-cell>
          <table:table-cell office:value-type="float" office:value="0.164366" calcext:value-type="float">
            <text:p>0.164366</text:p>
          </table:table-cell>
          <table:table-cell office:value-type="float" office:value="0.206865" calcext:value-type="float">
            <text:p>0.206865</text:p>
          </table:table-cell>
          <table:table-cell table:number-columns-repeated="17"/>
        </table:table-row>
        <table:table-row table:style-name="ro1">
          <table:table-cell office:value-type="float" office:value="0.060092" calcext:value-type="float">
            <text:p>0.060092</text:p>
          </table:table-cell>
          <table:table-cell office:value-type="float" office:value="0.26491" calcext:value-type="float">
            <text:p>0.26491</text:p>
          </table:table-cell>
          <table:table-cell office:value-type="float" office:value="0.221106" calcext:value-type="float">
            <text:p>0.221106</text:p>
          </table:table-cell>
          <table:table-cell office:value-type="float" office:value="0.265764" calcext:value-type="float">
            <text:p>0.265764</text:p>
          </table:table-cell>
          <table:table-cell office:value-type="float" office:value="0.178318" calcext:value-type="float">
            <text:p>0.178318</text:p>
          </table:table-cell>
          <table:table-cell office:value-type="float" office:value="0.207444" calcext:value-type="float">
            <text:p>0.207444</text:p>
          </table:table-cell>
          <table:table-cell office:value-type="float" office:value="0.182327" calcext:value-type="float">
            <text:p>0.182327</text:p>
          </table:table-cell>
          <table:table-cell table:number-columns-repeated="17"/>
        </table:table-row>
        <table:table-row table:style-name="ro1">
          <table:table-cell office:value-type="float" office:value="0.093662" calcext:value-type="float">
            <text:p>0.093662</text:p>
          </table:table-cell>
          <table:table-cell office:value-type="float" office:value="0.279823" calcext:value-type="float">
            <text:p>0.279823</text:p>
          </table:table-cell>
          <table:table-cell office:value-type="float" office:value="0.154624" calcext:value-type="float">
            <text:p>0.154624</text:p>
          </table:table-cell>
          <table:table-cell office:value-type="float" office:value="0.246212" calcext:value-type="float">
            <text:p>0.246212</text:p>
          </table:table-cell>
          <table:table-cell office:value-type="float" office:value="0.220815" calcext:value-type="float">
            <text:p>0.220815</text:p>
          </table:table-cell>
          <table:table-cell office:value-type="float" office:value="0.214188" calcext:value-type="float">
            <text:p>0.214188</text:p>
          </table:table-cell>
          <table:table-cell office:value-type="float" office:value="0.20789" calcext:value-type="float">
            <text:p>0.20789</text:p>
          </table:table-cell>
          <table:table-cell table:number-columns-repeated="17"/>
        </table:table-row>
        <table:table-row table:style-name="ro1">
          <table:table-cell office:value-type="float" office:value="0.093489" calcext:value-type="float">
            <text:p>0.093489</text:p>
          </table:table-cell>
          <table:table-cell office:value-type="float" office:value="0.293969" calcext:value-type="float">
            <text:p>0.293969</text:p>
          </table:table-cell>
          <table:table-cell office:value-type="float" office:value="0.221892" calcext:value-type="float">
            <text:p>0.221892</text:p>
          </table:table-cell>
          <table:table-cell office:value-type="float" office:value="0.27167" calcext:value-type="float">
            <text:p>0.27167</text:p>
          </table:table-cell>
          <table:table-cell office:value-type="float" office:value="0.187919" calcext:value-type="float">
            <text:p>0.187919</text:p>
          </table:table-cell>
          <table:table-cell office:value-type="float" office:value="0.167781" calcext:value-type="float">
            <text:p>0.167781</text:p>
          </table:table-cell>
          <table:table-cell office:value-type="float" office:value="0.18921" calcext:value-type="float">
            <text:p>0.18921</text:p>
          </table:table-cell>
          <table:table-cell table:number-columns-repeated="17"/>
        </table:table-row>
        <table:table-row table:style-name="ro1">
          <table:table-cell office:value-type="float" office:value="0.062898" calcext:value-type="float">
            <text:p>0.062898</text:p>
          </table:table-cell>
          <table:table-cell office:value-type="float" office:value="0.254922" calcext:value-type="float">
            <text:p>0.254922</text:p>
          </table:table-cell>
          <table:table-cell office:value-type="float" office:value="0.241059" calcext:value-type="float">
            <text:p>0.241059</text:p>
          </table:table-cell>
          <table:table-cell office:value-type="float" office:value="0.206319" calcext:value-type="float">
            <text:p>0.206319</text:p>
          </table:table-cell>
          <table:table-cell office:value-type="float" office:value="0.206653" calcext:value-type="float">
            <text:p>0.206653</text:p>
          </table:table-cell>
          <table:table-cell office:value-type="float" office:value="0.212" calcext:value-type="float">
            <text:p>0.212</text:p>
          </table:table-cell>
          <table:table-cell office:value-type="float" office:value="0.173437" calcext:value-type="float">
            <text:p>0.173437</text:p>
          </table:table-cell>
          <table:table-cell table:number-columns-repeated="17"/>
        </table:table-row>
        <table:table-row table:style-name="ro1">
          <table:table-cell office:value-type="float" office:value="0.09394" calcext:value-type="float">
            <text:p>0.09394</text:p>
          </table:table-cell>
          <table:table-cell office:value-type="float" office:value="0.258651" calcext:value-type="float">
            <text:p>0.258651</text:p>
          </table:table-cell>
          <table:table-cell office:value-type="float" office:value="0.211177" calcext:value-type="float">
            <text:p>0.211177</text:p>
          </table:table-cell>
          <table:table-cell office:value-type="float" office:value="0.267305" calcext:value-type="float">
            <text:p>0.267305</text:p>
          </table:table-cell>
          <table:table-cell office:value-type="float" office:value="0.176112" calcext:value-type="float">
            <text:p>0.176112</text:p>
          </table:table-cell>
          <table:table-cell office:value-type="float" office:value="0.167186" calcext:value-type="float">
            <text:p>0.167186</text:p>
          </table:table-cell>
          <table:table-cell office:value-type="float" office:value="0.174072" calcext:value-type="float">
            <text:p>0.174072</text:p>
          </table:table-cell>
          <table:table-cell table:number-columns-repeated="17"/>
        </table:table-row>
        <table:table-row table:style-name="ro1">
          <table:table-cell office:value-type="float" office:value="0.060403" calcext:value-type="float">
            <text:p>0.060403</text:p>
          </table:table-cell>
          <table:table-cell office:value-type="float" office:value="0.25662" calcext:value-type="float">
            <text:p>0.25662</text:p>
          </table:table-cell>
          <table:table-cell office:value-type="float" office:value="0.29366" calcext:value-type="float">
            <text:p>0.29366</text:p>
          </table:table-cell>
          <table:table-cell office:value-type="float" office:value="0.273741" calcext:value-type="float">
            <text:p>0.273741</text:p>
          </table:table-cell>
          <table:table-cell office:value-type="float" office:value="0.201169" calcext:value-type="float">
            <text:p>0.201169</text:p>
          </table:table-cell>
          <table:table-cell office:value-type="float" office:value="0.209409" calcext:value-type="float">
            <text:p>0.209409</text:p>
          </table:table-cell>
          <table:table-cell office:value-type="float" office:value="0.180302" calcext:value-type="float">
            <text:p>0.180302</text:p>
          </table:table-cell>
          <table:table-cell table:number-columns-repeated="17"/>
        </table:table-row>
        <table:table-row table:style-name="ro1">
          <table:table-cell office:value-type="float" office:value="0.051209" calcext:value-type="float">
            <text:p>0.051209</text:p>
          </table:table-cell>
          <table:table-cell office:value-type="float" office:value="0.247723" calcext:value-type="float">
            <text:p>0.247723</text:p>
          </table:table-cell>
          <table:table-cell office:value-type="float" office:value="0.178759" calcext:value-type="float">
            <text:p>0.178759</text:p>
          </table:table-cell>
          <table:table-cell office:value-type="float" office:value="0.246293" calcext:value-type="float">
            <text:p>0.246293</text:p>
          </table:table-cell>
          <table:table-cell office:value-type="float" office:value="0.188046" calcext:value-type="float">
            <text:p>0.188046</text:p>
          </table:table-cell>
          <table:table-cell office:value-type="float" office:value="0.219566" calcext:value-type="float">
            <text:p>0.219566</text:p>
          </table:table-cell>
          <table:table-cell office:value-type="float" office:value="0.210924" calcext:value-type="float">
            <text:p>0.210924</text:p>
          </table:table-cell>
          <table:table-cell table:number-columns-repeated="17"/>
        </table:table-row>
        <table:table-row table:style-name="ro1">
          <table:table-cell office:value-type="float" office:value="0.08562" calcext:value-type="float">
            <text:p>0.08562</text:p>
          </table:table-cell>
          <table:table-cell office:value-type="float" office:value="0.254065" calcext:value-type="float">
            <text:p>0.254065</text:p>
          </table:table-cell>
          <table:table-cell office:value-type="float" office:value="0.224074" calcext:value-type="float">
            <text:p>0.224074</text:p>
          </table:table-cell>
          <table:table-cell office:value-type="float" office:value="0.269162" calcext:value-type="float">
            <text:p>0.269162</text:p>
          </table:table-cell>
          <table:table-cell office:value-type="float" office:value="0.179888" calcext:value-type="float">
            <text:p>0.179888</text:p>
          </table:table-cell>
          <table:table-cell office:value-type="float" office:value="0.212023" calcext:value-type="float">
            <text:p>0.212023</text:p>
          </table:table-cell>
          <table:table-cell office:value-type="float" office:value="0.194084" calcext:value-type="float">
            <text:p>0.194084</text:p>
          </table:table-cell>
          <table:table-cell table:number-columns-repeated="17"/>
        </table:table-row>
        <table:table-row table:style-name="ro1">
          <table:table-cell office:value-type="float" office:value="0.051284" calcext:value-type="float">
            <text:p>0.051284</text:p>
          </table:table-cell>
          <table:table-cell office:value-type="float" office:value="0.206034" calcext:value-type="float">
            <text:p>0.206034</text:p>
          </table:table-cell>
          <table:table-cell office:value-type="float" office:value="0.254225" calcext:value-type="float">
            <text:p>0.254225</text:p>
          </table:table-cell>
          <table:table-cell office:value-type="float" office:value="0.261905" calcext:value-type="float">
            <text:p>0.261905</text:p>
          </table:table-cell>
          <table:table-cell office:value-type="float" office:value="0.219679" calcext:value-type="float">
            <text:p>0.219679</text:p>
          </table:table-cell>
          <table:table-cell office:value-type="float" office:value="0.225052" calcext:value-type="float">
            <text:p>0.225052</text:p>
          </table:table-cell>
          <table:table-cell office:value-type="float" office:value="0.176091" calcext:value-type="float">
            <text:p>0.176091</text:p>
          </table:table-cell>
          <table:table-cell table:number-columns-repeated="17"/>
        </table:table-row>
        <table:table-row table:style-name="ro1">
          <table:table-cell office:value-type="float" office:value="0.065337" calcext:value-type="float">
            <text:p>0.065337</text:p>
          </table:table-cell>
          <table:table-cell office:value-type="float" office:value="0.25423" calcext:value-type="float">
            <text:p>0.25423</text:p>
          </table:table-cell>
          <table:table-cell office:value-type="float" office:value="0.221261" calcext:value-type="float">
            <text:p>0.221261</text:p>
          </table:table-cell>
          <table:table-cell office:value-type="float" office:value="0.251981" calcext:value-type="float">
            <text:p>0.251981</text:p>
          </table:table-cell>
          <table:table-cell office:value-type="float" office:value="0.161116" calcext:value-type="float">
            <text:p>0.161116</text:p>
          </table:table-cell>
          <table:table-cell office:value-type="float" office:value="0.201778" calcext:value-type="float">
            <text:p>0.201778</text:p>
          </table:table-cell>
          <table:table-cell office:value-type="float" office:value="0.213453" calcext:value-type="float">
            <text:p>0.213453</text:p>
          </table:table-cell>
          <table:table-cell table:number-columns-repeated="17"/>
        </table:table-row>
        <table:table-row table:style-name="ro1">
          <table:table-cell office:value-type="float" office:value="0.053397" calcext:value-type="float">
            <text:p>0.053397</text:p>
          </table:table-cell>
          <table:table-cell office:value-type="float" office:value="0.280838" calcext:value-type="float">
            <text:p>0.280838</text:p>
          </table:table-cell>
          <table:table-cell office:value-type="float" office:value="0.223417" calcext:value-type="float">
            <text:p>0.223417</text:p>
          </table:table-cell>
          <table:table-cell office:value-type="float" office:value="0.265879" calcext:value-type="float">
            <text:p>0.265879</text:p>
          </table:table-cell>
          <table:table-cell office:value-type="float" office:value="0.190294" calcext:value-type="float">
            <text:p>0.190294</text:p>
          </table:table-cell>
          <table:table-cell office:value-type="float" office:value="0.199976" calcext:value-type="float">
            <text:p>0.199976</text:p>
          </table:table-cell>
          <table:table-cell office:value-type="float" office:value="0.19429" calcext:value-type="float">
            <text:p>0.19429</text:p>
          </table:table-cell>
          <table:table-cell table:number-columns-repeated="17"/>
        </table:table-row>
        <table:table-row table:style-name="ro1">
          <table:table-cell office:value-type="float" office:value="0.087886" calcext:value-type="float">
            <text:p>0.087886</text:p>
          </table:table-cell>
          <table:table-cell office:value-type="float" office:value="0.227645" calcext:value-type="float">
            <text:p>0.227645</text:p>
          </table:table-cell>
          <table:table-cell office:value-type="float" office:value="0.194195" calcext:value-type="float">
            <text:p>0.194195</text:p>
          </table:table-cell>
          <table:table-cell office:value-type="float" office:value="0.227264" calcext:value-type="float">
            <text:p>0.227264</text:p>
          </table:table-cell>
          <table:table-cell office:value-type="float" office:value="0.250807" calcext:value-type="float">
            <text:p>0.250807</text:p>
          </table:table-cell>
          <table:table-cell office:value-type="float" office:value="0.181457" calcext:value-type="float">
            <text:p>0.181457</text:p>
          </table:table-cell>
          <table:table-cell office:value-type="float" office:value="0.166582" calcext:value-type="float">
            <text:p>0.166582</text:p>
          </table:table-cell>
          <table:table-cell table:number-columns-repeated="17"/>
        </table:table-row>
        <table:table-row table:style-name="ro1">
          <table:table-cell office:value-type="float" office:value="0.059319" calcext:value-type="float">
            <text:p>0.059319</text:p>
          </table:table-cell>
          <table:table-cell office:value-type="float" office:value="0.224076" calcext:value-type="float">
            <text:p>0.224076</text:p>
          </table:table-cell>
          <table:table-cell office:value-type="float" office:value="0.216228" calcext:value-type="float">
            <text:p>0.216228</text:p>
          </table:table-cell>
          <table:table-cell office:value-type="float" office:value="0.158215" calcext:value-type="float">
            <text:p>0.158215</text:p>
          </table:table-cell>
          <table:table-cell office:value-type="float" office:value="0.164295" calcext:value-type="float">
            <text:p>0.164295</text:p>
          </table:table-cell>
          <table:table-cell office:value-type="float" office:value="0.188629" calcext:value-type="float">
            <text:p>0.188629</text:p>
          </table:table-cell>
          <table:table-cell office:value-type="float" office:value="0.179234" calcext:value-type="float">
            <text:p>0.179234</text:p>
          </table:table-cell>
          <table:table-cell table:number-columns-repeated="17"/>
        </table:table-row>
        <table:table-row table:style-name="ro1">
          <table:table-cell office:value-type="float" office:value="0.058024" calcext:value-type="float">
            <text:p>0.058024</text:p>
          </table:table-cell>
          <table:table-cell office:value-type="float" office:value="0.237966" calcext:value-type="float">
            <text:p>0.237966</text:p>
          </table:table-cell>
          <table:table-cell office:value-type="float" office:value="0.196896" calcext:value-type="float">
            <text:p>0.196896</text:p>
          </table:table-cell>
          <table:table-cell office:value-type="float" office:value="0.252649" calcext:value-type="float">
            <text:p>0.252649</text:p>
          </table:table-cell>
          <table:table-cell office:value-type="float" office:value="0.185663" calcext:value-type="float">
            <text:p>0.185663</text:p>
          </table:table-cell>
          <table:table-cell office:value-type="float" office:value="0.179147" calcext:value-type="float">
            <text:p>0.179147</text:p>
          </table:table-cell>
          <table:table-cell office:value-type="float" office:value="0.18541" calcext:value-type="float">
            <text:p>0.18541</text:p>
          </table:table-cell>
          <table:table-cell table:number-columns-repeated="17"/>
        </table:table-row>
        <table:table-row table:style-name="ro1">
          <table:table-cell office:value-type="float" office:value="0.054449" calcext:value-type="float">
            <text:p>0.054449</text:p>
          </table:table-cell>
          <table:table-cell office:value-type="float" office:value="0.216803" calcext:value-type="float">
            <text:p>0.216803</text:p>
          </table:table-cell>
          <table:table-cell office:value-type="float" office:value="0.245381" calcext:value-type="float">
            <text:p>0.245381</text:p>
          </table:table-cell>
          <table:table-cell office:value-type="float" office:value="0.274062" calcext:value-type="float">
            <text:p>0.274062</text:p>
          </table:table-cell>
          <table:table-cell office:value-type="float" office:value="0.191475" calcext:value-type="float">
            <text:p>0.191475</text:p>
          </table:table-cell>
          <table:table-cell office:value-type="float" office:value="0.198831" calcext:value-type="float">
            <text:p>0.198831</text:p>
          </table:table-cell>
          <table:table-cell office:value-type="float" office:value="0.202735" calcext:value-type="float">
            <text:p>0.202735</text:p>
          </table:table-cell>
          <table:table-cell table:number-columns-repeated="17"/>
        </table:table-row>
        <table:table-row table:style-name="ro1">
          <table:table-cell office:value-type="float" office:value="0.046046" calcext:value-type="float">
            <text:p>0.046046</text:p>
          </table:table-cell>
          <table:table-cell office:value-type="float" office:value="0.27334" calcext:value-type="float">
            <text:p>0.27334</text:p>
          </table:table-cell>
          <table:table-cell office:value-type="float" office:value="0.191381" calcext:value-type="float">
            <text:p>0.191381</text:p>
          </table:table-cell>
          <table:table-cell office:value-type="float" office:value="0.24033" calcext:value-type="float">
            <text:p>0.24033</text:p>
          </table:table-cell>
          <table:table-cell office:value-type="float" office:value="0.182028" calcext:value-type="float">
            <text:p>0.182028</text:p>
          </table:table-cell>
          <table:table-cell office:value-type="float" office:value="0.19311" calcext:value-type="float">
            <text:p>0.19311</text:p>
          </table:table-cell>
          <table:table-cell office:value-type="float" office:value="0.237508" calcext:value-type="float">
            <text:p>0.237508</text:p>
          </table:table-cell>
          <table:table-cell table:number-columns-repeated="17"/>
        </table:table-row>
        <table:table-row table:style-name="ro1">
          <table:table-cell office:value-type="float" office:value="0.085346" calcext:value-type="float">
            <text:p>0.085346</text:p>
          </table:table-cell>
          <table:table-cell office:value-type="float" office:value="0.300069" calcext:value-type="float">
            <text:p>0.300069</text:p>
          </table:table-cell>
          <table:table-cell office:value-type="float" office:value="0.231835" calcext:value-type="float">
            <text:p>0.231835</text:p>
          </table:table-cell>
          <table:table-cell office:value-type="float" office:value="0.198819" calcext:value-type="float">
            <text:p>0.198819</text:p>
          </table:table-cell>
          <table:table-cell office:value-type="float" office:value="0.210987" calcext:value-type="float">
            <text:p>0.210987</text:p>
          </table:table-cell>
          <table:table-cell office:value-type="float" office:value="0.154666" calcext:value-type="float">
            <text:p>0.154666</text:p>
          </table:table-cell>
          <table:table-cell office:value-type="float" office:value="0.195245" calcext:value-type="float">
            <text:p>0.195245</text:p>
          </table:table-cell>
          <table:table-cell table:number-columns-repeated="17"/>
        </table:table-row>
        <table:table-row table:style-name="ro1">
          <table:table-cell office:value-type="float" office:value="0.074489" calcext:value-type="float">
            <text:p>0.074489</text:p>
          </table:table-cell>
          <table:table-cell office:value-type="float" office:value="0.185754" calcext:value-type="float">
            <text:p>0.185754</text:p>
          </table:table-cell>
          <table:table-cell office:value-type="float" office:value="0.250596" calcext:value-type="float">
            <text:p>0.250596</text:p>
          </table:table-cell>
          <table:table-cell office:value-type="float" office:value="0.26649" calcext:value-type="float">
            <text:p>0.26649</text:p>
          </table:table-cell>
          <table:table-cell office:value-type="float" office:value="0.177054" calcext:value-type="float">
            <text:p>0.177054</text:p>
          </table:table-cell>
          <table:table-cell office:value-type="float" office:value="0.174554" calcext:value-type="float">
            <text:p>0.174554</text:p>
          </table:table-cell>
          <table:table-cell office:value-type="float" office:value="0.250612" calcext:value-type="float">
            <text:p>0.250612</text:p>
          </table:table-cell>
          <table:table-cell table:number-columns-repeated="17"/>
        </table:table-row>
        <table:table-row table:style-name="ro1">
          <table:table-cell office:value-type="float" office:value="0.049719" calcext:value-type="float">
            <text:p>0.049719</text:p>
          </table:table-cell>
          <table:table-cell office:value-type="float" office:value="0.230523" calcext:value-type="float">
            <text:p>0.230523</text:p>
          </table:table-cell>
          <table:table-cell office:value-type="float" office:value="0.26587" calcext:value-type="float">
            <text:p>0.26587</text:p>
          </table:table-cell>
          <table:table-cell office:value-type="float" office:value="0.238619" calcext:value-type="float">
            <text:p>0.238619</text:p>
          </table:table-cell>
          <table:table-cell office:value-type="float" office:value="0.211872" calcext:value-type="float">
            <text:p>0.211872</text:p>
          </table:table-cell>
          <table:table-cell office:value-type="float" office:value="0.179745" calcext:value-type="float">
            <text:p>0.179745</text:p>
          </table:table-cell>
          <table:table-cell office:value-type="float" office:value="0.253435" calcext:value-type="float">
            <text:p>0.253435</text:p>
          </table:table-cell>
          <table:table-cell table:number-columns-repeated="17"/>
        </table:table-row>
        <table:table-row table:style-name="ro1">
          <table:table-cell office:value-type="float" office:value="0.065778" calcext:value-type="float">
            <text:p>0.065778</text:p>
          </table:table-cell>
          <table:table-cell office:value-type="float" office:value="0.231666" calcext:value-type="float">
            <text:p>0.231666</text:p>
          </table:table-cell>
          <table:table-cell office:value-type="float" office:value="0.200171" calcext:value-type="float">
            <text:p>0.200171</text:p>
          </table:table-cell>
          <table:table-cell office:value-type="float" office:value="0.264008" calcext:value-type="float">
            <text:p>0.264008</text:p>
          </table:table-cell>
          <table:table-cell office:value-type="float" office:value="0.178366" calcext:value-type="float">
            <text:p>0.178366</text:p>
          </table:table-cell>
          <table:table-cell office:value-type="float" office:value="0.167991" calcext:value-type="float">
            <text:p>0.167991</text:p>
          </table:table-cell>
          <table:table-cell office:value-type="float" office:value="0.229935" calcext:value-type="float">
            <text:p>0.229935</text:p>
          </table:table-cell>
          <table:table-cell table:number-columns-repeated="17"/>
        </table:table-row>
        <table:table-row table:style-name="ro1">
          <table:table-cell office:value-type="float" office:value="0.050452" calcext:value-type="float">
            <text:p>0.050452</text:p>
          </table:table-cell>
          <table:table-cell office:value-type="float" office:value="0.188704" calcext:value-type="float">
            <text:p>0.188704</text:p>
          </table:table-cell>
          <table:table-cell office:value-type="float" office:value="0.227442" calcext:value-type="float">
            <text:p>0.227442</text:p>
          </table:table-cell>
          <table:table-cell office:value-type="float" office:value="0.184982" calcext:value-type="float">
            <text:p>0.184982</text:p>
          </table:table-cell>
          <table:table-cell office:value-type="float" office:value="0.16401" calcext:value-type="float">
            <text:p>0.16401</text:p>
          </table:table-cell>
          <table:table-cell office:value-type="float" office:value="0.215169" calcext:value-type="float">
            <text:p>0.215169</text:p>
          </table:table-cell>
          <table:table-cell office:value-type="float" office:value="0.269496" calcext:value-type="float">
            <text:p>0.269496</text:p>
          </table:table-cell>
          <table:table-cell table:number-columns-repeated="17"/>
        </table:table-row>
        <table:table-row table:style-name="ro1">
          <table:table-cell office:value-type="float" office:value="0.081119" calcext:value-type="float">
            <text:p>0.081119</text:p>
          </table:table-cell>
          <table:table-cell office:value-type="float" office:value="0.269733" calcext:value-type="float">
            <text:p>0.269733</text:p>
          </table:table-cell>
          <table:table-cell office:value-type="float" office:value="0.237165" calcext:value-type="float">
            <text:p>0.237165</text:p>
          </table:table-cell>
          <table:table-cell office:value-type="float" office:value="0.165515" calcext:value-type="float">
            <text:p>0.165515</text:p>
          </table:table-cell>
          <table:table-cell office:value-type="float" office:value="0.180724" calcext:value-type="float">
            <text:p>0.180724</text:p>
          </table:table-cell>
          <table:table-cell office:value-type="float" office:value="0.173842" calcext:value-type="float">
            <text:p>0.173842</text:p>
          </table:table-cell>
          <table:table-cell office:value-type="float" office:value="0.251501" calcext:value-type="float">
            <text:p>0.251501</text:p>
          </table:table-cell>
          <table:table-cell table:number-columns-repeated="17"/>
        </table:table-row>
        <table:table-row table:style-name="ro1">
          <table:table-cell office:value-type="float" office:value="0.050055" calcext:value-type="float">
            <text:p>0.050055</text:p>
          </table:table-cell>
          <table:table-cell office:value-type="float" office:value="0.26391" calcext:value-type="float">
            <text:p>0.26391</text:p>
          </table:table-cell>
          <table:table-cell office:value-type="float" office:value="0.230215" calcext:value-type="float">
            <text:p>0.230215</text:p>
          </table:table-cell>
          <table:table-cell office:value-type="float" office:value="0.217668" calcext:value-type="float">
            <text:p>0.217668</text:p>
          </table:table-cell>
          <table:table-cell office:value-type="float" office:value="0.243447" calcext:value-type="float">
            <text:p>0.243447</text:p>
          </table:table-cell>
          <table:table-cell office:value-type="float" office:value="0.198759" calcext:value-type="float">
            <text:p>0.198759</text:p>
          </table:table-cell>
          <table:table-cell office:value-type="float" office:value="0.231525" calcext:value-type="float">
            <text:p>0.231525</text:p>
          </table:table-cell>
          <table:table-cell table:number-columns-repeated="17"/>
        </table:table-row>
        <table:table-row table:style-name="ro1">
          <table:table-cell office:value-type="float" office:value="0.05449" calcext:value-type="float">
            <text:p>0.05449</text:p>
          </table:table-cell>
          <table:table-cell office:value-type="float" office:value="0.198307" calcext:value-type="float">
            <text:p>0.198307</text:p>
          </table:table-cell>
          <table:table-cell office:value-type="float" office:value="0.203801" calcext:value-type="float">
            <text:p>0.203801</text:p>
          </table:table-cell>
          <table:table-cell office:value-type="float" office:value="0.232705" calcext:value-type="float">
            <text:p>0.232705</text:p>
          </table:table-cell>
          <table:table-cell office:value-type="float" office:value="0.17018" calcext:value-type="float">
            <text:p>0.17018</text:p>
          </table:table-cell>
          <table:table-cell office:value-type="float" office:value="0.186796" calcext:value-type="float">
            <text:p>0.186796</text:p>
          </table:table-cell>
          <table:table-cell office:value-type="float" office:value="0.157996" calcext:value-type="float">
            <text:p>0.157996</text:p>
          </table:table-cell>
          <table:table-cell table:number-columns-repeated="17"/>
        </table:table-row>
        <table:table-row table:style-name="ro1">
          <table:table-cell office:value-type="float" office:value="0.055674" calcext:value-type="float">
            <text:p>0.055674</text:p>
          </table:table-cell>
          <table:table-cell office:value-type="float" office:value="0.260961" calcext:value-type="float">
            <text:p>0.260961</text:p>
          </table:table-cell>
          <table:table-cell office:value-type="float" office:value="0.195669" calcext:value-type="float">
            <text:p>0.195669</text:p>
          </table:table-cell>
          <table:table-cell office:value-type="float" office:value="0.228513" calcext:value-type="float">
            <text:p>0.228513</text:p>
          </table:table-cell>
          <table:table-cell office:value-type="float" office:value="0.186439" calcext:value-type="float">
            <text:p>0.186439</text:p>
          </table:table-cell>
          <table:table-cell office:value-type="float" office:value="0.229475" calcext:value-type="float">
            <text:p>0.229475</text:p>
          </table:table-cell>
          <table:table-cell office:value-type="float" office:value="0.212017" calcext:value-type="float">
            <text:p>0.212017</text:p>
          </table:table-cell>
          <table:table-cell table:number-columns-repeated="17"/>
        </table:table-row>
        <table:table-row table:style-name="ro1">
          <table:table-cell office:value-type="float" office:value="0.086732" calcext:value-type="float">
            <text:p>0.086732</text:p>
          </table:table-cell>
          <table:table-cell office:value-type="float" office:value="0.200573" calcext:value-type="float">
            <text:p>0.200573</text:p>
          </table:table-cell>
          <table:table-cell office:value-type="float" office:value="0.21254" calcext:value-type="float">
            <text:p>0.21254</text:p>
          </table:table-cell>
          <table:table-cell office:value-type="float" office:value="0.226729" calcext:value-type="float">
            <text:p>0.226729</text:p>
          </table:table-cell>
          <table:table-cell office:value-type="float" office:value="0.156632" calcext:value-type="float">
            <text:p>0.156632</text:p>
          </table:table-cell>
          <table:table-cell office:value-type="float" office:value="0.217173" calcext:value-type="float">
            <text:p>0.217173</text:p>
          </table:table-cell>
          <table:table-cell office:value-type="float" office:value="0.238585" calcext:value-type="float">
            <text:p>0.238585</text:p>
          </table:table-cell>
          <table:table-cell table:number-columns-repeated="17"/>
        </table:table-row>
        <table:table-row table:style-name="ro1">
          <table:table-cell office:value-type="float" office:value="0.054922" calcext:value-type="float">
            <text:p>0.054922</text:p>
          </table:table-cell>
          <table:table-cell office:value-type="float" office:value="0.310584" calcext:value-type="float">
            <text:p>0.310584</text:p>
          </table:table-cell>
          <table:table-cell office:value-type="float" office:value="0.269825" calcext:value-type="float">
            <text:p>0.269825</text:p>
          </table:table-cell>
          <table:table-cell office:value-type="float" office:value="0.235946" calcext:value-type="float">
            <text:p>0.235946</text:p>
          </table:table-cell>
          <table:table-cell office:value-type="float" office:value="0.167582" calcext:value-type="float">
            <text:p>0.167582</text:p>
          </table:table-cell>
          <table:table-cell office:value-type="float" office:value="0.230669" calcext:value-type="float">
            <text:p>0.230669</text:p>
          </table:table-cell>
          <table:table-cell office:value-type="float" office:value="0.242261" calcext:value-type="float">
            <text:p>0.242261</text:p>
          </table:table-cell>
          <table:table-cell table:number-columns-repeated="17"/>
        </table:table-row>
        <table:table-row table:style-name="ro1">
          <table:table-cell office:value-type="float" office:value="0.088621" calcext:value-type="float">
            <text:p>0.088621</text:p>
          </table:table-cell>
          <table:table-cell office:value-type="float" office:value="0.226135" calcext:value-type="float">
            <text:p>0.226135</text:p>
          </table:table-cell>
          <table:table-cell office:value-type="float" office:value="0.230497" calcext:value-type="float">
            <text:p>0.230497</text:p>
          </table:table-cell>
          <table:table-cell office:value-type="float" office:value="0.154936" calcext:value-type="float">
            <text:p>0.154936</text:p>
          </table:table-cell>
          <table:table-cell office:value-type="float" office:value="0.204402" calcext:value-type="float">
            <text:p>0.204402</text:p>
          </table:table-cell>
          <table:table-cell office:value-type="float" office:value="0.23772" calcext:value-type="float">
            <text:p>0.23772</text:p>
          </table:table-cell>
          <table:table-cell office:value-type="float" office:value="0.173916" calcext:value-type="float">
            <text:p>0.173916</text:p>
          </table:table-cell>
          <table:table-cell table:number-columns-repeated="17"/>
        </table:table-row>
        <table:table-row table:style-name="ro1">
          <table:table-cell office:value-type="float" office:value="0.054679" calcext:value-type="float">
            <text:p>0.054679</text:p>
          </table:table-cell>
          <table:table-cell office:value-type="float" office:value="0.227374" calcext:value-type="float">
            <text:p>0.227374</text:p>
          </table:table-cell>
          <table:table-cell office:value-type="float" office:value="0.206289" calcext:value-type="float">
            <text:p>0.206289</text:p>
          </table:table-cell>
          <table:table-cell office:value-type="float" office:value="0.170334" calcext:value-type="float">
            <text:p>0.170334</text:p>
          </table:table-cell>
          <table:table-cell office:value-type="float" office:value="0.178071" calcext:value-type="float">
            <text:p>0.178071</text:p>
          </table:table-cell>
          <table:table-cell office:value-type="float" office:value="0.244787" calcext:value-type="float">
            <text:p>0.244787</text:p>
          </table:table-cell>
          <table:table-cell office:value-type="float" office:value="0.179673" calcext:value-type="float">
            <text:p>0.179673</text:p>
          </table:table-cell>
          <table:table-cell table:number-columns-repeated="17"/>
        </table:table-row>
        <table:table-row table:style-name="ro1">
          <table:table-cell office:value-type="float" office:value="0.089525" calcext:value-type="float">
            <text:p>0.089525</text:p>
          </table:table-cell>
          <table:table-cell office:value-type="float" office:value="0.231755" calcext:value-type="float">
            <text:p>0.231755</text:p>
          </table:table-cell>
          <table:table-cell office:value-type="float" office:value="0.181291" calcext:value-type="float">
            <text:p>0.181291</text:p>
          </table:table-cell>
          <table:table-cell office:value-type="float" office:value="0.244734" calcext:value-type="float">
            <text:p>0.244734</text:p>
          </table:table-cell>
          <table:table-cell office:value-type="float" office:value="0.163286" calcext:value-type="float">
            <text:p>0.163286</text:p>
          </table:table-cell>
          <table:table-cell office:value-type="float" office:value="0.230452" calcext:value-type="float">
            <text:p>0.230452</text:p>
          </table:table-cell>
          <table:table-cell office:value-type="float" office:value="0.171238" calcext:value-type="float">
            <text:p>0.171238</text:p>
          </table:table-cell>
          <table:table-cell table:number-columns-repeated="17"/>
        </table:table-row>
        <table:table-row table:style-name="ro1">
          <table:table-cell office:value-type="float" office:value="0.049828" calcext:value-type="float">
            <text:p>0.049828</text:p>
          </table:table-cell>
          <table:table-cell office:value-type="float" office:value="0.257314" calcext:value-type="float">
            <text:p>0.257314</text:p>
          </table:table-cell>
          <table:table-cell office:value-type="float" office:value="0.224302" calcext:value-type="float">
            <text:p>0.224302</text:p>
          </table:table-cell>
          <table:table-cell office:value-type="float" office:value="0.258564" calcext:value-type="float">
            <text:p>0.258564</text:p>
          </table:table-cell>
          <table:table-cell office:value-type="float" office:value="0.18829" calcext:value-type="float">
            <text:p>0.18829</text:p>
          </table:table-cell>
          <table:table-cell office:value-type="float" office:value="0.195312" calcext:value-type="float">
            <text:p>0.195312</text:p>
          </table:table-cell>
          <table:table-cell office:value-type="float" office:value="0.213756" calcext:value-type="float">
            <text:p>0.213756</text:p>
          </table:table-cell>
          <table:table-cell table:number-columns-repeated="17"/>
        </table:table-row>
        <table:table-row table:style-name="ro1">
          <table:table-cell office:value-type="float" office:value="0.04755" calcext:value-type="float">
            <text:p>0.04755</text:p>
          </table:table-cell>
          <table:table-cell office:value-type="float" office:value="0.218293" calcext:value-type="float">
            <text:p>0.218293</text:p>
          </table:table-cell>
          <table:table-cell office:value-type="float" office:value="0.263431" calcext:value-type="float">
            <text:p>0.263431</text:p>
          </table:table-cell>
          <table:table-cell office:value-type="float" office:value="0.266052" calcext:value-type="float">
            <text:p>0.266052</text:p>
          </table:table-cell>
          <table:table-cell office:value-type="float" office:value="0.182963" calcext:value-type="float">
            <text:p>0.182963</text:p>
          </table:table-cell>
          <table:table-cell office:value-type="float" office:value="0.22424" calcext:value-type="float">
            <text:p>0.22424</text:p>
          </table:table-cell>
          <table:table-cell office:value-type="float" office:value="0.171733" calcext:value-type="float">
            <text:p>0.171733</text:p>
          </table:table-cell>
          <table:table-cell table:number-columns-repeated="17"/>
        </table:table-row>
        <table:table-row table:style-name="ro1">
          <table:table-cell office:value-type="float" office:value="0.09377" calcext:value-type="float">
            <text:p>0.09377</text:p>
          </table:table-cell>
          <table:table-cell office:value-type="float" office:value="0.267978" calcext:value-type="float">
            <text:p>0.267978</text:p>
          </table:table-cell>
          <table:table-cell office:value-type="float" office:value="0.239514" calcext:value-type="float">
            <text:p>0.239514</text:p>
          </table:table-cell>
          <table:table-cell office:value-type="float" office:value="0.218464" calcext:value-type="float">
            <text:p>0.218464</text:p>
          </table:table-cell>
          <table:table-cell office:value-type="float" office:value="0.175877" calcext:value-type="float">
            <text:p>0.175877</text:p>
          </table:table-cell>
          <table:table-cell office:value-type="float" office:value="0.176978" calcext:value-type="float">
            <text:p>0.176978</text:p>
          </table:table-cell>
          <table:table-cell office:value-type="float" office:value="0.162158" calcext:value-type="float">
            <text:p>0.162158</text:p>
          </table:table-cell>
          <table:table-cell table:number-columns-repeated="17"/>
        </table:table-row>
        <table:table-row table:style-name="ro1">
          <table:table-cell office:value-type="float" office:value="0.093852" calcext:value-type="float">
            <text:p>0.093852</text:p>
          </table:table-cell>
          <table:table-cell office:value-type="float" office:value="0.237988" calcext:value-type="float">
            <text:p>0.237988</text:p>
          </table:table-cell>
          <table:table-cell office:value-type="float" office:value="0.290949" calcext:value-type="float">
            <text:p>0.290949</text:p>
          </table:table-cell>
          <table:table-cell office:value-type="float" office:value="0.223773" calcext:value-type="float">
            <text:p>0.223773</text:p>
          </table:table-cell>
          <table:table-cell office:value-type="float" office:value="0.177246" calcext:value-type="float">
            <text:p>0.177246</text:p>
          </table:table-cell>
          <table:table-cell office:value-type="float" office:value="0.174145" calcext:value-type="float">
            <text:p>0.174145</text:p>
          </table:table-cell>
          <table:table-cell office:value-type="float" office:value="0.22589" calcext:value-type="float">
            <text:p>0.22589</text:p>
          </table:table-cell>
          <table:table-cell table:number-columns-repeated="17"/>
        </table:table-row>
        <table:table-row table:style-name="ro1">
          <table:table-cell office:value-type="float" office:value="0.093692" calcext:value-type="float">
            <text:p>0.093692</text:p>
          </table:table-cell>
          <table:table-cell office:value-type="float" office:value="0.28605" calcext:value-type="float">
            <text:p>0.28605</text:p>
          </table:table-cell>
          <table:table-cell office:value-type="float" office:value="0.171313" calcext:value-type="float">
            <text:p>0.171313</text:p>
          </table:table-cell>
          <table:table-cell office:value-type="float" office:value="0.181998" calcext:value-type="float">
            <text:p>0.181998</text:p>
          </table:table-cell>
          <table:table-cell office:value-type="float" office:value="0.221093" calcext:value-type="float">
            <text:p>0.221093</text:p>
          </table:table-cell>
          <table:table-cell office:value-type="float" office:value="0.17608" calcext:value-type="float">
            <text:p>0.17608</text:p>
          </table:table-cell>
          <table:table-cell office:value-type="float" office:value="0.16996" calcext:value-type="float">
            <text:p>0.16996</text:p>
          </table:table-cell>
          <table:table-cell table:number-columns-repeated="17"/>
        </table:table-row>
        <table:table-row table:style-name="ro1">
          <table:table-cell office:value-type="float" office:value="0.062748" calcext:value-type="float">
            <text:p>0.062748</text:p>
          </table:table-cell>
          <table:table-cell office:value-type="float" office:value="0.255825" calcext:value-type="float">
            <text:p>0.255825</text:p>
          </table:table-cell>
          <table:table-cell office:value-type="float" office:value="0.225694" calcext:value-type="float">
            <text:p>0.225694</text:p>
          </table:table-cell>
          <table:table-cell office:value-type="float" office:value="0.197129" calcext:value-type="float">
            <text:p>0.197129</text:p>
          </table:table-cell>
          <table:table-cell office:value-type="float" office:value="0.170838" calcext:value-type="float">
            <text:p>0.170838</text:p>
          </table:table-cell>
          <table:table-cell office:value-type="float" office:value="0.224546" calcext:value-type="float">
            <text:p>0.224546</text:p>
          </table:table-cell>
          <table:table-cell office:value-type="float" office:value="0.191978" calcext:value-type="float">
            <text:p>0.191978</text:p>
          </table:table-cell>
          <table:table-cell table:number-columns-repeated="17"/>
        </table:table-row>
        <table:table-row table:style-name="ro1">
          <table:table-cell office:value-type="float" office:value="0.080053" calcext:value-type="float">
            <text:p>0.080053</text:p>
          </table:table-cell>
          <table:table-cell office:value-type="float" office:value="0.247434" calcext:value-type="float">
            <text:p>0.247434</text:p>
          </table:table-cell>
          <table:table-cell office:value-type="float" office:value="0.215863" calcext:value-type="float">
            <text:p>0.215863</text:p>
          </table:table-cell>
          <table:table-cell office:value-type="float" office:value="0.243006" calcext:value-type="float">
            <text:p>0.243006</text:p>
          </table:table-cell>
          <table:table-cell office:value-type="float" office:value="0.209549" calcext:value-type="float">
            <text:p>0.209549</text:p>
          </table:table-cell>
          <table:table-cell office:value-type="float" office:value="0.227436" calcext:value-type="float">
            <text:p>0.227436</text:p>
          </table:table-cell>
          <table:table-cell office:value-type="float" office:value="0.187779" calcext:value-type="float">
            <text:p>0.187779</text:p>
          </table:table-cell>
          <table:table-cell table:number-columns-repeated="17"/>
        </table:table-row>
        <table:table-row table:style-name="ro1">
          <table:table-cell office:value-type="float" office:value="0.093893" calcext:value-type="float">
            <text:p>0.093893</text:p>
          </table:table-cell>
          <table:table-cell office:value-type="float" office:value="0.264598" calcext:value-type="float">
            <text:p>0.264598</text:p>
          </table:table-cell>
          <table:table-cell office:value-type="float" office:value="0.294245" calcext:value-type="float">
            <text:p>0.294245</text:p>
          </table:table-cell>
          <table:table-cell office:value-type="float" office:value="0.260311" calcext:value-type="float">
            <text:p>0.260311</text:p>
          </table:table-cell>
          <table:table-cell office:value-type="float" office:value="0.230768" calcext:value-type="float">
            <text:p>0.230768</text:p>
          </table:table-cell>
          <table:table-cell office:value-type="float" office:value="0.215997" calcext:value-type="float">
            <text:p>0.215997</text:p>
          </table:table-cell>
          <table:table-cell office:value-type="float" office:value="0.155827" calcext:value-type="float">
            <text:p>0.155827</text:p>
          </table:table-cell>
          <table:table-cell table:number-columns-repeated="17"/>
        </table:table-row>
        <table:table-row table:style-name="ro1">
          <table:table-cell office:value-type="float" office:value="0.093884" calcext:value-type="float">
            <text:p>0.093884</text:p>
          </table:table-cell>
          <table:table-cell office:value-type="float" office:value="0.238442" calcext:value-type="float">
            <text:p>0.238442</text:p>
          </table:table-cell>
          <table:table-cell office:value-type="float" office:value="0.228216" calcext:value-type="float">
            <text:p>0.228216</text:p>
          </table:table-cell>
          <table:table-cell office:value-type="float" office:value="0.188532" calcext:value-type="float">
            <text:p>0.188532</text:p>
          </table:table-cell>
          <table:table-cell office:value-type="float" office:value="0.18402" calcext:value-type="float">
            <text:p>0.18402</text:p>
          </table:table-cell>
          <table:table-cell office:value-type="float" office:value="0.18577" calcext:value-type="float">
            <text:p>0.18577</text:p>
          </table:table-cell>
          <table:table-cell office:value-type="float" office:value="0.18966" calcext:value-type="float">
            <text:p>0.18966</text:p>
          </table:table-cell>
          <table:table-cell table:number-columns-repeated="17"/>
        </table:table-row>
        <table:table-row table:style-name="ro1">
          <table:table-cell office:value-type="float" office:value="0.059351" calcext:value-type="float">
            <text:p>0.059351</text:p>
          </table:table-cell>
          <table:table-cell office:value-type="float" office:value="0.223276" calcext:value-type="float">
            <text:p>0.223276</text:p>
          </table:table-cell>
          <table:table-cell office:value-type="float" office:value="0.212854" calcext:value-type="float">
            <text:p>0.212854</text:p>
          </table:table-cell>
          <table:table-cell office:value-type="float" office:value="0.239426" calcext:value-type="float">
            <text:p>0.239426</text:p>
          </table:table-cell>
          <table:table-cell office:value-type="float" office:value="0.197426" calcext:value-type="float">
            <text:p>0.197426</text:p>
          </table:table-cell>
          <table:table-cell office:value-type="float" office:value="0.169479" calcext:value-type="float">
            <text:p>0.169479</text:p>
          </table:table-cell>
          <table:table-cell office:value-type="float" office:value="0.176282" calcext:value-type="float">
            <text:p>0.176282</text:p>
          </table:table-cell>
          <table:table-cell table:number-columns-repeated="17"/>
        </table:table-row>
        <table:table-row table:style-name="ro1">
          <table:table-cell office:value-type="float" office:value="0.04738" calcext:value-type="float">
            <text:p>0.04738</text:p>
          </table:table-cell>
          <table:table-cell office:value-type="float" office:value="0.24455" calcext:value-type="float">
            <text:p>0.24455</text:p>
          </table:table-cell>
          <table:table-cell office:value-type="float" office:value="0.224779" calcext:value-type="float">
            <text:p>0.224779</text:p>
          </table:table-cell>
          <table:table-cell office:value-type="float" office:value="0.218131" calcext:value-type="float">
            <text:p>0.218131</text:p>
          </table:table-cell>
          <table:table-cell office:value-type="float" office:value="0.183483" calcext:value-type="float">
            <text:p>0.183483</text:p>
          </table:table-cell>
          <table:table-cell office:value-type="float" office:value="0.199233" calcext:value-type="float">
            <text:p>0.199233</text:p>
          </table:table-cell>
          <table:table-cell office:value-type="float" office:value="0.201609" calcext:value-type="float">
            <text:p>0.201609</text:p>
          </table:table-cell>
          <table:table-cell table:number-columns-repeated="17"/>
        </table:table-row>
        <table:table-row table:style-name="ro1">
          <table:table-cell office:value-type="float" office:value="0.08571" calcext:value-type="float">
            <text:p>0.08571</text:p>
          </table:table-cell>
          <table:table-cell office:value-type="float" office:value="0.298583" calcext:value-type="float">
            <text:p>0.298583</text:p>
          </table:table-cell>
          <table:table-cell office:value-type="float" office:value="0.289111" calcext:value-type="float">
            <text:p>0.289111</text:p>
          </table:table-cell>
          <table:table-cell office:value-type="float" office:value="0.247621" calcext:value-type="float">
            <text:p>0.247621</text:p>
          </table:table-cell>
          <table:table-cell office:value-type="float" office:value="0.172115" calcext:value-type="float">
            <text:p>0.172115</text:p>
          </table:table-cell>
          <table:table-cell office:value-type="float" office:value="0.21057" calcext:value-type="float">
            <text:p>0.21057</text:p>
          </table:table-cell>
          <table:table-cell office:value-type="float" office:value="0.162359" calcext:value-type="float">
            <text:p>0.162359</text:p>
          </table:table-cell>
          <table:table-cell table:number-columns-repeated="17"/>
        </table:table-row>
        <table:table-row table:style-name="ro1">
          <table:table-cell office:value-type="float" office:value="0.049902" calcext:value-type="float">
            <text:p>0.049902</text:p>
          </table:table-cell>
          <table:table-cell office:value-type="float" office:value="0.224729" calcext:value-type="float">
            <text:p>0.224729</text:p>
          </table:table-cell>
          <table:table-cell office:value-type="float" office:value="0.194679" calcext:value-type="float">
            <text:p>0.194679</text:p>
          </table:table-cell>
          <table:table-cell office:value-type="float" office:value="0.260114" calcext:value-type="float">
            <text:p>0.260114</text:p>
          </table:table-cell>
          <table:table-cell office:value-type="float" office:value="0.170994" calcext:value-type="float">
            <text:p>0.170994</text:p>
          </table:table-cell>
          <table:table-cell office:value-type="float" office:value="0.218793" calcext:value-type="float">
            <text:p>0.218793</text:p>
          </table:table-cell>
          <table:table-cell office:value-type="float" office:value="0.239355" calcext:value-type="float">
            <text:p>0.239355</text:p>
          </table:table-cell>
          <table:table-cell table:number-columns-repeated="17"/>
        </table:table-row>
        <table:table-row table:style-name="ro1">
          <table:table-cell office:value-type="float" office:value="0.058205" calcext:value-type="float">
            <text:p>0.058205</text:p>
          </table:table-cell>
          <table:table-cell office:value-type="float" office:value="0.262221" calcext:value-type="float">
            <text:p>0.262221</text:p>
          </table:table-cell>
          <table:table-cell office:value-type="float" office:value="0.245208" calcext:value-type="float">
            <text:p>0.245208</text:p>
          </table:table-cell>
          <table:table-cell office:value-type="float" office:value="0.193788" calcext:value-type="float">
            <text:p>0.193788</text:p>
          </table:table-cell>
          <table:table-cell office:value-type="float" office:value="0.223932" calcext:value-type="float">
            <text:p>0.223932</text:p>
          </table:table-cell>
          <table:table-cell office:value-type="float" office:value="0.209126" calcext:value-type="float">
            <text:p>0.209126</text:p>
          </table:table-cell>
          <table:table-cell office:value-type="float" office:value="0.203474" calcext:value-type="float">
            <text:p>0.203474</text:p>
          </table:table-cell>
          <table:table-cell table:number-columns-repeated="17"/>
        </table:table-row>
        <table:table-row table:style-name="ro1">
          <table:table-cell office:value-type="float" office:value="0.08535" calcext:value-type="float">
            <text:p>0.08535</text:p>
          </table:table-cell>
          <table:table-cell office:value-type="float" office:value="0.258928" calcext:value-type="float">
            <text:p>0.258928</text:p>
          </table:table-cell>
          <table:table-cell office:value-type="float" office:value="0.212938" calcext:value-type="float">
            <text:p>0.212938</text:p>
          </table:table-cell>
          <table:table-cell office:value-type="float" office:value="0.234865" calcext:value-type="float">
            <text:p>0.234865</text:p>
          </table:table-cell>
          <table:table-cell office:value-type="float" office:value="0.206014" calcext:value-type="float">
            <text:p>0.206014</text:p>
          </table:table-cell>
          <table:table-cell office:value-type="float" office:value="0.202175" calcext:value-type="float">
            <text:p>0.202175</text:p>
          </table:table-cell>
          <table:table-cell office:value-type="float" office:value="0.194183" calcext:value-type="float">
            <text:p>0.194183</text:p>
          </table:table-cell>
          <table:table-cell table:number-columns-repeated="17"/>
        </table:table-row>
        <table:table-row table:style-name="ro1">
          <table:table-cell office:value-type="float" office:value="0.093948" calcext:value-type="float">
            <text:p>0.093948</text:p>
          </table:table-cell>
          <table:table-cell office:value-type="float" office:value="0.196791" calcext:value-type="float">
            <text:p>0.196791</text:p>
          </table:table-cell>
          <table:table-cell office:value-type="float" office:value="0.230014" calcext:value-type="float">
            <text:p>0.230014</text:p>
          </table:table-cell>
          <table:table-cell office:value-type="float" office:value="0.249464" calcext:value-type="float">
            <text:p>0.249464</text:p>
          </table:table-cell>
          <table:table-cell office:value-type="float" office:value="0.1936" calcext:value-type="float">
            <text:p>0.1936</text:p>
          </table:table-cell>
          <table:table-cell office:value-type="float" office:value="0.214246" calcext:value-type="float">
            <text:p>0.214246</text:p>
          </table:table-cell>
          <table:table-cell office:value-type="float" office:value="0.181423" calcext:value-type="float">
            <text:p>0.181423</text:p>
          </table:table-cell>
          <table:table-cell table:number-columns-repeated="17"/>
        </table:table-row>
        <table:table-row table:style-name="ro1">
          <table:table-cell office:value-type="float" office:value="0.054385" calcext:value-type="float">
            <text:p>0.054385</text:p>
          </table:table-cell>
          <table:table-cell office:value-type="float" office:value="0.237741" calcext:value-type="float">
            <text:p>0.237741</text:p>
          </table:table-cell>
          <table:table-cell office:value-type="float" office:value="0.216415" calcext:value-type="float">
            <text:p>0.216415</text:p>
          </table:table-cell>
          <table:table-cell office:value-type="float" office:value="0.216623" calcext:value-type="float">
            <text:p>0.216623</text:p>
          </table:table-cell>
          <table:table-cell office:value-type="float" office:value="0.17639" calcext:value-type="float">
            <text:p>0.17639</text:p>
          </table:table-cell>
          <table:table-cell office:value-type="float" office:value="0.210139" calcext:value-type="float">
            <text:p>0.210139</text:p>
          </table:table-cell>
          <table:table-cell office:value-type="float" office:value="0.201414" calcext:value-type="float">
            <text:p>0.201414</text:p>
          </table:table-cell>
          <table:table-cell table:number-columns-repeated="17"/>
        </table:table-row>
        <table:table-row table:style-name="ro1">
          <table:table-cell office:value-type="float" office:value="0.06876" calcext:value-type="float">
            <text:p>0.06876</text:p>
          </table:table-cell>
          <table:table-cell office:value-type="float" office:value="0.218631" calcext:value-type="float">
            <text:p>0.218631</text:p>
          </table:table-cell>
          <table:table-cell office:value-type="float" office:value="0.174944" calcext:value-type="float">
            <text:p>0.174944</text:p>
          </table:table-cell>
          <table:table-cell office:value-type="float" office:value="0.199895" calcext:value-type="float">
            <text:p>0.199895</text:p>
          </table:table-cell>
          <table:table-cell office:value-type="float" office:value="0.187752" calcext:value-type="float">
            <text:p>0.187752</text:p>
          </table:table-cell>
          <table:table-cell office:value-type="float" office:value="0.231183" calcext:value-type="float">
            <text:p>0.231183</text:p>
          </table:table-cell>
          <table:table-cell office:value-type="float" office:value="0.218959" calcext:value-type="float">
            <text:p>0.218959</text:p>
          </table:table-cell>
          <table:table-cell table:number-columns-repeated="17"/>
        </table:table-row>
        <table:table-row table:style-name="ro1">
          <table:table-cell office:value-type="float" office:value="0.054393" calcext:value-type="float">
            <text:p>0.054393</text:p>
          </table:table-cell>
          <table:table-cell office:value-type="float" office:value="0.314971" calcext:value-type="float">
            <text:p>0.314971</text:p>
          </table:table-cell>
          <table:table-cell office:value-type="float" office:value="0.257893" calcext:value-type="float">
            <text:p>0.257893</text:p>
          </table:table-cell>
          <table:table-cell office:value-type="float" office:value="0.224855" calcext:value-type="float">
            <text:p>0.224855</text:p>
          </table:table-cell>
          <table:table-cell office:value-type="float" office:value="0.181779" calcext:value-type="float">
            <text:p>0.181779</text:p>
          </table:table-cell>
          <table:table-cell office:value-type="float" office:value="0.213164" calcext:value-type="float">
            <text:p>0.213164</text:p>
          </table:table-cell>
          <table:table-cell office:value-type="float" office:value="0.180806" calcext:value-type="float">
            <text:p>0.180806</text:p>
          </table:table-cell>
          <table:table-cell table:number-columns-repeated="17"/>
        </table:table-row>
        <table:table-row table:style-name="ro1">
          <table:table-cell office:value-type="float" office:value="0.093527" calcext:value-type="float">
            <text:p>0.093527</text:p>
          </table:table-cell>
          <table:table-cell office:value-type="float" office:value="0.276953" calcext:value-type="float">
            <text:p>0.276953</text:p>
          </table:table-cell>
          <table:table-cell office:value-type="float" office:value="0.159557" calcext:value-type="float">
            <text:p>0.159557</text:p>
          </table:table-cell>
          <table:table-cell office:value-type="float" office:value="0.188682" calcext:value-type="float">
            <text:p>0.188682</text:p>
          </table:table-cell>
          <table:table-cell office:value-type="float" office:value="0.187864" calcext:value-type="float">
            <text:p>0.187864</text:p>
          </table:table-cell>
          <table:table-cell office:value-type="float" office:value="0.211292" calcext:value-type="float">
            <text:p>0.211292</text:p>
          </table:table-cell>
          <table:table-cell office:value-type="float" office:value="0.250702" calcext:value-type="float">
            <text:p>0.250702</text:p>
          </table:table-cell>
          <table:table-cell table:number-columns-repeated="17"/>
        </table:table-row>
        <table:table-row table:style-name="ro1">
          <table:table-cell office:value-type="float" office:value="0.054942" calcext:value-type="float">
            <text:p>0.054942</text:p>
          </table:table-cell>
          <table:table-cell office:value-type="float" office:value="0.215913" calcext:value-type="float">
            <text:p>0.215913</text:p>
          </table:table-cell>
          <table:table-cell office:value-type="float" office:value="0.217438" calcext:value-type="float">
            <text:p>0.217438</text:p>
          </table:table-cell>
          <table:table-cell office:value-type="float" office:value="0.258434" calcext:value-type="float">
            <text:p>0.258434</text:p>
          </table:table-cell>
          <table:table-cell office:value-type="float" office:value="0.230411" calcext:value-type="float">
            <text:p>0.230411</text:p>
          </table:table-cell>
          <table:table-cell office:value-type="float" office:value="0.202672" calcext:value-type="float">
            <text:p>0.202672</text:p>
          </table:table-cell>
          <table:table-cell office:value-type="float" office:value="0.236086" calcext:value-type="float">
            <text:p>0.236086</text:p>
          </table:table-cell>
          <table:table-cell table:number-columns-repeated="17"/>
        </table:table-row>
        <table:table-row table:style-name="ro1">
          <table:table-cell office:value-type="float" office:value="0.092876" calcext:value-type="float">
            <text:p>0.092876</text:p>
          </table:table-cell>
          <table:table-cell office:value-type="float" office:value="0.282585" calcext:value-type="float">
            <text:p>0.282585</text:p>
          </table:table-cell>
          <table:table-cell office:value-type="float" office:value="0.204662" calcext:value-type="float">
            <text:p>0.204662</text:p>
          </table:table-cell>
          <table:table-cell office:value-type="float" office:value="0.230387" calcext:value-type="float">
            <text:p>0.230387</text:p>
          </table:table-cell>
          <table:table-cell office:value-type="float" office:value="0.176735" calcext:value-type="float">
            <text:p>0.176735</text:p>
          </table:table-cell>
          <table:table-cell office:value-type="float" office:value="0.205214" calcext:value-type="float">
            <text:p>0.205214</text:p>
          </table:table-cell>
          <table:table-cell office:value-type="float" office:value="0.235438" calcext:value-type="float">
            <text:p>0.235438</text:p>
          </table:table-cell>
          <table:table-cell table:number-columns-repeated="17"/>
        </table:table-row>
        <table:table-row table:style-name="ro1">
          <table:table-cell office:value-type="float" office:value="0.056528" calcext:value-type="float">
            <text:p>0.056528</text:p>
          </table:table-cell>
          <table:table-cell office:value-type="float" office:value="0.186793" calcext:value-type="float">
            <text:p>0.186793</text:p>
          </table:table-cell>
          <table:table-cell office:value-type="float" office:value="0.183348" calcext:value-type="float">
            <text:p>0.183348</text:p>
          </table:table-cell>
          <table:table-cell office:value-type="float" office:value="0.234916" calcext:value-type="float">
            <text:p>0.234916</text:p>
          </table:table-cell>
          <table:table-cell office:value-type="float" office:value="0.173989" calcext:value-type="float">
            <text:p>0.173989</text:p>
          </table:table-cell>
          <table:table-cell office:value-type="float" office:value="0.163857" calcext:value-type="float">
            <text:p>0.163857</text:p>
          </table:table-cell>
          <table:table-cell office:value-type="float" office:value="0.239902" calcext:value-type="float">
            <text:p>0.239902</text:p>
          </table:table-cell>
          <table:table-cell table:number-columns-repeated="17"/>
        </table:table-row>
        <table:table-row table:style-name="ro1">
          <table:table-cell office:value-type="float" office:value="0.093669" calcext:value-type="float">
            <text:p>0.093669</text:p>
          </table:table-cell>
          <table:table-cell office:value-type="float" office:value="0.221341" calcext:value-type="float">
            <text:p>0.221341</text:p>
          </table:table-cell>
          <table:table-cell office:value-type="float" office:value="0.237415" calcext:value-type="float">
            <text:p>0.237415</text:p>
          </table:table-cell>
          <table:table-cell office:value-type="float" office:value="0.19016" calcext:value-type="float">
            <text:p>0.19016</text:p>
          </table:table-cell>
          <table:table-cell office:value-type="float" office:value="0.179813" calcext:value-type="float">
            <text:p>0.179813</text:p>
          </table:table-cell>
          <table:table-cell office:value-type="float" office:value="0.198029" calcext:value-type="float">
            <text:p>0.198029</text:p>
          </table:table-cell>
          <table:table-cell office:value-type="float" office:value="0.189976" calcext:value-type="float">
            <text:p>0.189976</text:p>
          </table:table-cell>
          <table:table-cell table:number-columns-repeated="17"/>
        </table:table-row>
        <table:table-row table:style-name="ro1">
          <table:table-cell office:value-type="float" office:value="0.093036" calcext:value-type="float">
            <text:p>0.093036</text:p>
          </table:table-cell>
          <table:table-cell office:value-type="float" office:value="0.24167" calcext:value-type="float">
            <text:p>0.24167</text:p>
          </table:table-cell>
          <table:table-cell office:value-type="float" office:value="0.251549" calcext:value-type="float">
            <text:p>0.251549</text:p>
          </table:table-cell>
          <table:table-cell office:value-type="float" office:value="0.249734" calcext:value-type="float">
            <text:p>0.249734</text:p>
          </table:table-cell>
          <table:table-cell office:value-type="float" office:value="0.230953" calcext:value-type="float">
            <text:p>0.230953</text:p>
          </table:table-cell>
          <table:table-cell office:value-type="float" office:value="0.165485" calcext:value-type="float">
            <text:p>0.165485</text:p>
          </table:table-cell>
          <table:table-cell office:value-type="float" office:value="0.25309" calcext:value-type="float">
            <text:p>0.25309</text:p>
          </table:table-cell>
          <table:table-cell table:number-columns-repeated="17"/>
        </table:table-row>
        <table:table-row table:style-name="ro1">
          <table:table-cell office:value-type="float" office:value="0.054783" calcext:value-type="float">
            <text:p>0.054783</text:p>
          </table:table-cell>
          <table:table-cell office:value-type="float" office:value="0.218141" calcext:value-type="float">
            <text:p>0.218141</text:p>
          </table:table-cell>
          <table:table-cell office:value-type="float" office:value="0.082612" calcext:value-type="float">
            <text:p>0.082612</text:p>
          </table:table-cell>
          <table:table-cell office:value-type="float" office:value="0.280849" calcext:value-type="float">
            <text:p>0.280849</text:p>
          </table:table-cell>
          <table:table-cell office:value-type="float" office:value="0.164697" calcext:value-type="float">
            <text:p>0.164697</text:p>
          </table:table-cell>
          <table:table-cell office:value-type="float" office:value="0.16466" calcext:value-type="float">
            <text:p>0.16466</text:p>
          </table:table-cell>
          <table:table-cell office:value-type="float" office:value="0.229846" calcext:value-type="float">
            <text:p>0.229846</text:p>
          </table:table-cell>
          <table:table-cell table:number-columns-repeated="17"/>
        </table:table-row>
        <table:table-row table:style-name="ro1">
          <table:table-cell office:value-type="float" office:value="0.058588" calcext:value-type="float">
            <text:p>0.058588</text:p>
          </table:table-cell>
          <table:table-cell office:value-type="float" office:value="0.27228" calcext:value-type="float">
            <text:p>0.27228</text:p>
          </table:table-cell>
          <table:table-cell office:value-type="float" office:value="0.195399" calcext:value-type="float">
            <text:p>0.195399</text:p>
          </table:table-cell>
          <table:table-cell office:value-type="float" office:value="0.219569" calcext:value-type="float">
            <text:p>0.219569</text:p>
          </table:table-cell>
          <table:table-cell office:value-type="float" office:value="0.22506" calcext:value-type="float">
            <text:p>0.22506</text:p>
          </table:table-cell>
          <table:table-cell office:value-type="float" office:value="0.196594" calcext:value-type="float">
            <text:p>0.196594</text:p>
          </table:table-cell>
          <table:table-cell office:value-type="float" office:value="0.230934" calcext:value-type="float">
            <text:p>0.230934</text:p>
          </table:table-cell>
          <table:table-cell table:number-columns-repeated="17"/>
        </table:table-row>
        <table:table-row table:style-name="ro1">
          <table:table-cell office:value-type="float" office:value="0.05849" calcext:value-type="float">
            <text:p>0.05849</text:p>
          </table:table-cell>
          <table:table-cell office:value-type="float" office:value="0.242875" calcext:value-type="float">
            <text:p>0.242875</text:p>
          </table:table-cell>
          <table:table-cell office:value-type="float" office:value="0.251278" calcext:value-type="float">
            <text:p>0.251278</text:p>
          </table:table-cell>
          <table:table-cell office:value-type="float" office:value="0.177071" calcext:value-type="float">
            <text:p>0.177071</text:p>
          </table:table-cell>
          <table:table-cell office:value-type="float" office:value="0.237451" calcext:value-type="float">
            <text:p>0.237451</text:p>
          </table:table-cell>
          <table:table-cell office:value-type="float" office:value="0.180343" calcext:value-type="float">
            <text:p>0.180343</text:p>
          </table:table-cell>
          <table:table-cell office:value-type="float" office:value="0.204575" calcext:value-type="float">
            <text:p>0.204575</text:p>
          </table:table-cell>
          <table:table-cell table:number-columns-repeated="17"/>
        </table:table-row>
        <table:table-row table:style-name="ro1">
          <table:table-cell office:value-type="float" office:value="0.047983" calcext:value-type="float">
            <text:p>0.047983</text:p>
          </table:table-cell>
          <table:table-cell office:value-type="float" office:value="0.260042" calcext:value-type="float">
            <text:p>0.260042</text:p>
          </table:table-cell>
          <table:table-cell office:value-type="float" office:value="0.212119" calcext:value-type="float">
            <text:p>0.212119</text:p>
          </table:table-cell>
          <table:table-cell office:value-type="float" office:value="0.235467" calcext:value-type="float">
            <text:p>0.235467</text:p>
          </table:table-cell>
          <table:table-cell office:value-type="float" office:value="0.177117" calcext:value-type="float">
            <text:p>0.177117</text:p>
          </table:table-cell>
          <table:table-cell office:value-type="float" office:value="0.192176" calcext:value-type="float">
            <text:p>0.192176</text:p>
          </table:table-cell>
          <table:table-cell office:value-type="float" office:value="0.23953" calcext:value-type="float">
            <text:p>0.23953</text:p>
          </table:table-cell>
          <table:table-cell table:number-columns-repeated="17"/>
        </table:table-row>
        <table:table-row table:style-name="ro1">
          <table:table-cell office:value-type="float" office:value="0.09184" calcext:value-type="float">
            <text:p>0.09184</text:p>
          </table:table-cell>
          <table:table-cell office:value-type="float" office:value="0.256559" calcext:value-type="float">
            <text:p>0.256559</text:p>
          </table:table-cell>
          <table:table-cell office:value-type="float" office:value="0.169121" calcext:value-type="float">
            <text:p>0.169121</text:p>
          </table:table-cell>
          <table:table-cell office:value-type="float" office:value="0.172698" calcext:value-type="float">
            <text:p>0.172698</text:p>
          </table:table-cell>
          <table:table-cell office:value-type="float" office:value="0.187969" calcext:value-type="float">
            <text:p>0.187969</text:p>
          </table:table-cell>
          <table:table-cell office:value-type="float" office:value="0.245743" calcext:value-type="float">
            <text:p>0.245743</text:p>
          </table:table-cell>
          <table:table-cell office:value-type="float" office:value="0.247859" calcext:value-type="float">
            <text:p>0.247859</text:p>
          </table:table-cell>
          <table:table-cell table:number-columns-repeated="17"/>
        </table:table-row>
        <table:table-row table:style-name="ro1">
          <table:table-cell office:value-type="float" office:value="0.079554" calcext:value-type="float">
            <text:p>0.079554</text:p>
          </table:table-cell>
          <table:table-cell office:value-type="float" office:value="0.232005" calcext:value-type="float">
            <text:p>0.232005</text:p>
          </table:table-cell>
          <table:table-cell office:value-type="float" office:value="0.256934" calcext:value-type="float">
            <text:p>0.256934</text:p>
          </table:table-cell>
          <table:table-cell office:value-type="float" office:value="0.263852" calcext:value-type="float">
            <text:p>0.263852</text:p>
          </table:table-cell>
          <table:table-cell office:value-type="float" office:value="0.22106" calcext:value-type="float">
            <text:p>0.22106</text:p>
          </table:table-cell>
          <table:table-cell office:value-type="float" office:value="0.176378" calcext:value-type="float">
            <text:p>0.176378</text:p>
          </table:table-cell>
          <table:table-cell office:value-type="float" office:value="0.236859" calcext:value-type="float">
            <text:p>0.236859</text:p>
          </table:table-cell>
          <table:table-cell table:number-columns-repeated="17"/>
        </table:table-row>
        <table:table-row table:style-name="ro1">
          <table:table-cell office:value-type="float" office:value="0.078588" calcext:value-type="float">
            <text:p>0.078588</text:p>
          </table:table-cell>
          <table:table-cell office:value-type="float" office:value="0.273606" calcext:value-type="float">
            <text:p>0.273606</text:p>
          </table:table-cell>
          <table:table-cell office:value-type="float" office:value="0.223683" calcext:value-type="float">
            <text:p>0.223683</text:p>
          </table:table-cell>
          <table:table-cell office:value-type="float" office:value="0.260458" calcext:value-type="float">
            <text:p>0.260458</text:p>
          </table:table-cell>
          <table:table-cell office:value-type="float" office:value="0.194852" calcext:value-type="float">
            <text:p>0.194852</text:p>
          </table:table-cell>
          <table:table-cell office:value-type="float" office:value="0.205207" calcext:value-type="float">
            <text:p>0.205207</text:p>
          </table:table-cell>
          <table:table-cell office:value-type="float" office:value="0.227113" calcext:value-type="float">
            <text:p>0.227113</text:p>
          </table:table-cell>
          <table:table-cell table:number-columns-repeated="17"/>
        </table:table-row>
        <table:table-row table:style-name="ro1">
          <table:table-cell office:value-type="float" office:value="0.05462" calcext:value-type="float">
            <text:p>0.05462</text:p>
          </table:table-cell>
          <table:table-cell office:value-type="float" office:value="0.257972" calcext:value-type="float">
            <text:p>0.257972</text:p>
          </table:table-cell>
          <table:table-cell office:value-type="float" office:value="0.157682" calcext:value-type="float">
            <text:p>0.157682</text:p>
          </table:table-cell>
          <table:table-cell office:value-type="float" office:value="0.264817" calcext:value-type="float">
            <text:p>0.264817</text:p>
          </table:table-cell>
          <table:table-cell office:value-type="float" office:value="0.18308" calcext:value-type="float">
            <text:p>0.18308</text:p>
          </table:table-cell>
          <table:table-cell office:value-type="float" office:value="0.190275" calcext:value-type="float">
            <text:p>0.190275</text:p>
          </table:table-cell>
          <table:table-cell office:value-type="float" office:value="0.243794" calcext:value-type="float">
            <text:p>0.243794</text:p>
          </table:table-cell>
          <table:table-cell table:number-columns-repeated="17"/>
        </table:table-row>
        <table:table-row table:style-name="ro1">
          <table:table-cell office:value-type="float" office:value="0.057278" calcext:value-type="float">
            <text:p>0.057278</text:p>
          </table:table-cell>
          <table:table-cell office:value-type="float" office:value="0.227092" calcext:value-type="float">
            <text:p>0.227092</text:p>
          </table:table-cell>
          <table:table-cell office:value-type="float" office:value="0.228479" calcext:value-type="float">
            <text:p>0.228479</text:p>
          </table:table-cell>
          <table:table-cell office:value-type="float" office:value="0.250851" calcext:value-type="float">
            <text:p>0.250851</text:p>
          </table:table-cell>
          <table:table-cell office:value-type="float" office:value="0.170757" calcext:value-type="float">
            <text:p>0.170757</text:p>
          </table:table-cell>
          <table:table-cell office:value-type="float" office:value="0.162517" calcext:value-type="float">
            <text:p>0.162517</text:p>
          </table:table-cell>
          <table:table-cell office:value-type="float" office:value="0.19076" calcext:value-type="float">
            <text:p>0.19076</text:p>
          </table:table-cell>
          <table:table-cell table:number-columns-repeated="17"/>
        </table:table-row>
        <table:table-row table:style-name="ro1">
          <table:table-cell office:value-type="float" office:value="0.09325" calcext:value-type="float">
            <text:p>0.09325</text:p>
          </table:table-cell>
          <table:table-cell office:value-type="float" office:value="0.213612" calcext:value-type="float">
            <text:p>0.213612</text:p>
          </table:table-cell>
          <table:table-cell office:value-type="float" office:value="0.223039" calcext:value-type="float">
            <text:p>0.223039</text:p>
          </table:table-cell>
          <table:table-cell office:value-type="float" office:value="0.265029" calcext:value-type="float">
            <text:p>0.265029</text:p>
          </table:table-cell>
          <table:table-cell office:value-type="float" office:value="0.189235" calcext:value-type="float">
            <text:p>0.189235</text:p>
          </table:table-cell>
          <table:table-cell office:value-type="float" office:value="0.221977" calcext:value-type="float">
            <text:p>0.221977</text:p>
          </table:table-cell>
          <table:table-cell office:value-type="float" office:value="0.101522" calcext:value-type="float">
            <text:p>0.101522</text:p>
          </table:table-cell>
          <table:table-cell table:number-columns-repeated="17"/>
        </table:table-row>
        <table:table-row table:style-name="ro1">
          <table:table-cell office:value-type="float" office:value="0.076688" calcext:value-type="float">
            <text:p>0.076688</text:p>
          </table:table-cell>
          <table:table-cell office:value-type="float" office:value="0.211329" calcext:value-type="float">
            <text:p>0.211329</text:p>
          </table:table-cell>
          <table:table-cell office:value-type="float" office:value="0.192484" calcext:value-type="float">
            <text:p>0.192484</text:p>
          </table:table-cell>
          <table:table-cell office:value-type="float" office:value="0.258563" calcext:value-type="float">
            <text:p>0.258563</text:p>
          </table:table-cell>
          <table:table-cell office:value-type="float" office:value="0.177994" calcext:value-type="float">
            <text:p>0.177994</text:p>
          </table:table-cell>
          <table:table-cell office:value-type="float" office:value="0.159847" calcext:value-type="float">
            <text:p>0.159847</text:p>
          </table:table-cell>
          <table:table-cell office:value-type="float" office:value="0.253042" calcext:value-type="float">
            <text:p>0.253042</text:p>
          </table:table-cell>
          <table:table-cell table:number-columns-repeated="17"/>
        </table:table-row>
        <table:table-row table:style-name="ro1">
          <table:table-cell office:value-type="float" office:value="0.089759" calcext:value-type="float">
            <text:p>0.089759</text:p>
          </table:table-cell>
          <table:table-cell office:value-type="float" office:value="0.233972" calcext:value-type="float">
            <text:p>0.233972</text:p>
          </table:table-cell>
          <table:table-cell office:value-type="float" office:value="0.264455" calcext:value-type="float">
            <text:p>0.264455</text:p>
          </table:table-cell>
          <table:table-cell office:value-type="float" office:value="0.261211" calcext:value-type="float">
            <text:p>0.261211</text:p>
          </table:table-cell>
          <table:table-cell office:value-type="float" office:value="0.216697" calcext:value-type="float">
            <text:p>0.216697</text:p>
          </table:table-cell>
          <table:table-cell office:value-type="float" office:value="0.160314" calcext:value-type="float">
            <text:p>0.160314</text:p>
          </table:table-cell>
          <table:table-cell office:value-type="float" office:value="0.254159" calcext:value-type="float">
            <text:p>0.254159</text:p>
          </table:table-cell>
          <table:table-cell table:number-columns-repeated="17"/>
        </table:table-row>
        <table:table-row table:style-name="ro1">
          <table:table-cell office:value-type="float" office:value="0.059525" calcext:value-type="float">
            <text:p>0.059525</text:p>
          </table:table-cell>
          <table:table-cell office:value-type="float" office:value="0.231479" calcext:value-type="float">
            <text:p>0.231479</text:p>
          </table:table-cell>
          <table:table-cell office:value-type="float" office:value="0.266268" calcext:value-type="float">
            <text:p>0.266268</text:p>
          </table:table-cell>
          <table:table-cell office:value-type="float" office:value="0.260824" calcext:value-type="float">
            <text:p>0.260824</text:p>
          </table:table-cell>
          <table:table-cell office:value-type="float" office:value="0.188421" calcext:value-type="float">
            <text:p>0.188421</text:p>
          </table:table-cell>
          <table:table-cell office:value-type="float" office:value="0.212225" calcext:value-type="float">
            <text:p>0.212225</text:p>
          </table:table-cell>
          <table:table-cell office:value-type="float" office:value="0.230603" calcext:value-type="float">
            <text:p>0.230603</text:p>
          </table:table-cell>
          <table:table-cell table:number-columns-repeated="17"/>
        </table:table-row>
        <table:table-row table:style-name="ro1">
          <table:table-cell office:value-type="float" office:value="0.055456" calcext:value-type="float">
            <text:p>0.055456</text:p>
          </table:table-cell>
          <table:table-cell office:value-type="float" office:value="0.215473" calcext:value-type="float">
            <text:p>0.215473</text:p>
          </table:table-cell>
          <table:table-cell office:value-type="float" office:value="0.204822" calcext:value-type="float">
            <text:p>0.204822</text:p>
          </table:table-cell>
          <table:table-cell office:value-type="float" office:value="0.251609" calcext:value-type="float">
            <text:p>0.251609</text:p>
          </table:table-cell>
          <table:table-cell office:value-type="float" office:value="0.215653" calcext:value-type="float">
            <text:p>0.215653</text:p>
          </table:table-cell>
          <table:table-cell office:value-type="float" office:value="0.170275" calcext:value-type="float">
            <text:p>0.170275</text:p>
          </table:table-cell>
          <table:table-cell office:value-type="float" office:value="0.244116" calcext:value-type="float">
            <text:p>0.244116</text:p>
          </table:table-cell>
          <table:table-cell table:number-columns-repeated="17"/>
        </table:table-row>
        <table:table-row table:style-name="ro1">
          <table:table-cell office:value-type="float" office:value="0.05287" calcext:value-type="float">
            <text:p>0.05287</text:p>
          </table:table-cell>
          <table:table-cell office:value-type="float" office:value="0.16203" calcext:value-type="float">
            <text:p>0.16203</text:p>
          </table:table-cell>
          <table:table-cell office:value-type="float" office:value="0.270879" calcext:value-type="float">
            <text:p>0.270879</text:p>
          </table:table-cell>
          <table:table-cell office:value-type="float" office:value="0.264018" calcext:value-type="float">
            <text:p>0.264018</text:p>
          </table:table-cell>
          <table:table-cell office:value-type="float" office:value="0.229904" calcext:value-type="float">
            <text:p>0.229904</text:p>
          </table:table-cell>
          <table:table-cell office:value-type="float" office:value="0.160382" calcext:value-type="float">
            <text:p>0.160382</text:p>
          </table:table-cell>
          <table:table-cell office:value-type="float" office:value="0.18642" calcext:value-type="float">
            <text:p>0.18642</text:p>
          </table:table-cell>
          <table:table-cell table:number-columns-repeated="17"/>
        </table:table-row>
        <table:table-row table:style-name="ro1">
          <table:table-cell office:value-type="float" office:value="0.074004" calcext:value-type="float">
            <text:p>0.074004</text:p>
          </table:table-cell>
          <table:table-cell office:value-type="float" office:value="0.298408" calcext:value-type="float">
            <text:p>0.298408</text:p>
          </table:table-cell>
          <table:table-cell office:value-type="float" office:value="0.261726" calcext:value-type="float">
            <text:p>0.261726</text:p>
          </table:table-cell>
          <table:table-cell office:value-type="float" office:value="0.262067" calcext:value-type="float">
            <text:p>0.262067</text:p>
          </table:table-cell>
          <table:table-cell office:value-type="float" office:value="0.19635" calcext:value-type="float">
            <text:p>0.19635</text:p>
          </table:table-cell>
          <table:table-cell office:value-type="float" office:value="0.163052" calcext:value-type="float">
            <text:p>0.163052</text:p>
          </table:table-cell>
          <table:table-cell office:value-type="float" office:value="0.244026" calcext:value-type="float">
            <text:p>0.244026</text:p>
          </table:table-cell>
          <table:table-cell table:number-columns-repeated="17"/>
        </table:table-row>
        <table:table-row table:style-name="ro1">
          <table:table-cell office:value-type="float" office:value="0.093073" calcext:value-type="float">
            <text:p>0.093073</text:p>
          </table:table-cell>
          <table:table-cell office:value-type="float" office:value="0.328267" calcext:value-type="float">
            <text:p>0.328267</text:p>
          </table:table-cell>
          <table:table-cell office:value-type="float" office:value="0.232718" calcext:value-type="float">
            <text:p>0.232718</text:p>
          </table:table-cell>
          <table:table-cell office:value-type="float" office:value="0.261898" calcext:value-type="float">
            <text:p>0.261898</text:p>
          </table:table-cell>
          <table:table-cell office:value-type="float" office:value="0.207239" calcext:value-type="float">
            <text:p>0.207239</text:p>
          </table:table-cell>
          <table:table-cell office:value-type="float" office:value="0.159613" calcext:value-type="float">
            <text:p>0.159613</text:p>
          </table:table-cell>
          <table:table-cell office:value-type="float" office:value="0.25868" calcext:value-type="float">
            <text:p>0.25868</text:p>
          </table:table-cell>
          <table:table-cell table:number-columns-repeated="17"/>
        </table:table-row>
        <table:table-row table:style-name="ro1">
          <table:table-cell office:value-type="float" office:value="0.087716" calcext:value-type="float">
            <text:p>0.087716</text:p>
          </table:table-cell>
          <table:table-cell office:value-type="float" office:value="0.259982" calcext:value-type="float">
            <text:p>0.259982</text:p>
          </table:table-cell>
          <table:table-cell office:value-type="float" office:value="0.190074" calcext:value-type="float">
            <text:p>0.190074</text:p>
          </table:table-cell>
          <table:table-cell office:value-type="float" office:value="0.264989" calcext:value-type="float">
            <text:p>0.264989</text:p>
          </table:table-cell>
          <table:table-cell office:value-type="float" office:value="0.196084" calcext:value-type="float">
            <text:p>0.196084</text:p>
          </table:table-cell>
          <table:table-cell office:value-type="float" office:value="0.182286" calcext:value-type="float">
            <text:p>0.182286</text:p>
          </table:table-cell>
          <table:table-cell office:value-type="float" office:value="0.245418" calcext:value-type="float">
            <text:p>0.245418</text:p>
          </table:table-cell>
          <table:table-cell table:number-columns-repeated="17"/>
        </table:table-row>
        <table:table-row table:style-name="ro1">
          <table:table-cell office:value-type="float" office:value="0.064319" calcext:value-type="float">
            <text:p>0.064319</text:p>
          </table:table-cell>
          <table:table-cell office:value-type="float" office:value="0.152169" calcext:value-type="float">
            <text:p>0.152169</text:p>
          </table:table-cell>
          <table:table-cell office:value-type="float" office:value="0.165071" calcext:value-type="float">
            <text:p>0.165071</text:p>
          </table:table-cell>
          <table:table-cell office:value-type="float" office:value="0.271944" calcext:value-type="float">
            <text:p>0.271944</text:p>
          </table:table-cell>
          <table:table-cell office:value-type="float" office:value="0.18802" calcext:value-type="float">
            <text:p>0.18802</text:p>
          </table:table-cell>
          <table:table-cell office:value-type="float" office:value="0.188574" calcext:value-type="float">
            <text:p>0.188574</text:p>
          </table:table-cell>
          <table:table-cell office:value-type="float" office:value="0.251167" calcext:value-type="float">
            <text:p>0.251167</text:p>
          </table:table-cell>
          <table:table-cell table:number-columns-repeated="17"/>
        </table:table-row>
        <table:table-row table:style-name="ro1">
          <table:table-cell office:value-type="float" office:value="0.056143" calcext:value-type="float">
            <text:p>0.056143</text:p>
          </table:table-cell>
          <table:table-cell office:value-type="float" office:value="0.198414" calcext:value-type="float">
            <text:p>0.198414</text:p>
          </table:table-cell>
          <table:table-cell office:value-type="float" office:value="0.25938" calcext:value-type="float">
            <text:p>0.25938</text:p>
          </table:table-cell>
          <table:table-cell office:value-type="float" office:value="0.260983" calcext:value-type="float">
            <text:p>0.260983</text:p>
          </table:table-cell>
          <table:table-cell office:value-type="float" office:value="0.213791" calcext:value-type="float">
            <text:p>0.213791</text:p>
          </table:table-cell>
          <table:table-cell office:value-type="float" office:value="0.190395" calcext:value-type="float">
            <text:p>0.190395</text:p>
          </table:table-cell>
          <table:table-cell office:value-type="float" office:value="0.190794" calcext:value-type="float">
            <text:p>0.190794</text:p>
          </table:table-cell>
          <table:table-cell table:number-columns-repeated="17"/>
        </table:table-row>
        <table:table-row table:style-name="ro1">
          <table:table-cell office:value-type="float" office:value="0.052304" calcext:value-type="float">
            <text:p>0.052304</text:p>
          </table:table-cell>
          <table:table-cell office:value-type="float" office:value="0.255269" calcext:value-type="float">
            <text:p>0.255269</text:p>
          </table:table-cell>
          <table:table-cell office:value-type="float" office:value="0.216434" calcext:value-type="float">
            <text:p>0.216434</text:p>
          </table:table-cell>
          <table:table-cell office:value-type="float" office:value="0.249378" calcext:value-type="float">
            <text:p>0.249378</text:p>
          </table:table-cell>
          <table:table-cell office:value-type="float" office:value="0.220746" calcext:value-type="float">
            <text:p>0.220746</text:p>
          </table:table-cell>
          <table:table-cell office:value-type="float" office:value="0.190341" calcext:value-type="float">
            <text:p>0.190341</text:p>
          </table:table-cell>
          <table:table-cell office:value-type="float" office:value="0.241788" calcext:value-type="float">
            <text:p>0.241788</text:p>
          </table:table-cell>
          <table:table-cell table:number-columns-repeated="17"/>
        </table:table-row>
        <table:table-row table:style-name="ro1">
          <table:table-cell office:value-type="float" office:value="0.071621" calcext:value-type="float">
            <text:p>0.071621</text:p>
          </table:table-cell>
          <table:table-cell office:value-type="float" office:value="0.191938" calcext:value-type="float">
            <text:p>0.191938</text:p>
          </table:table-cell>
          <table:table-cell office:value-type="float" office:value="0.261693" calcext:value-type="float">
            <text:p>0.261693</text:p>
          </table:table-cell>
          <table:table-cell office:value-type="float" office:value="0.264869" calcext:value-type="float">
            <text:p>0.264869</text:p>
          </table:table-cell>
          <table:table-cell office:value-type="float" office:value="0.205786" calcext:value-type="float">
            <text:p>0.205786</text:p>
          </table:table-cell>
          <table:table-cell office:value-type="float" office:value="0.206959" calcext:value-type="float">
            <text:p>0.206959</text:p>
          </table:table-cell>
          <table:table-cell office:value-type="float" office:value="0.20707" calcext:value-type="float">
            <text:p>0.20707</text:p>
          </table:table-cell>
          <table:table-cell table:number-columns-repeated="17"/>
        </table:table-row>
        <table:table-row table:style-name="ro1">
          <table:table-cell office:value-type="float" office:value="0.082134" calcext:value-type="float">
            <text:p>0.082134</text:p>
          </table:table-cell>
          <table:table-cell office:value-type="float" office:value="0.184081" calcext:value-type="float">
            <text:p>0.184081</text:p>
          </table:table-cell>
          <table:table-cell office:value-type="float" office:value="0.268945" calcext:value-type="float">
            <text:p>0.268945</text:p>
          </table:table-cell>
          <table:table-cell office:value-type="float" office:value="0.266542" calcext:value-type="float">
            <text:p>0.266542</text:p>
          </table:table-cell>
          <table:table-cell office:value-type="float" office:value="0.217489" calcext:value-type="float">
            <text:p>0.217489</text:p>
          </table:table-cell>
          <table:table-cell office:value-type="float" office:value="0.18236" calcext:value-type="float">
            <text:p>0.18236</text:p>
          </table:table-cell>
          <table:table-cell office:value-type="float" office:value="0.247425" calcext:value-type="float">
            <text:p>0.247425</text:p>
          </table:table-cell>
          <table:table-cell table:number-columns-repeated="17"/>
        </table:table-row>
        <table:table-row table:style-name="ro1">
          <table:table-cell office:value-type="float" office:value="0.087794" calcext:value-type="float">
            <text:p>0.087794</text:p>
          </table:table-cell>
          <table:table-cell office:value-type="float" office:value="0.195192" calcext:value-type="float">
            <text:p>0.195192</text:p>
          </table:table-cell>
          <table:table-cell office:value-type="float" office:value="0.242053" calcext:value-type="float">
            <text:p>0.242053</text:p>
          </table:table-cell>
          <table:table-cell office:value-type="float" office:value="0.264057" calcext:value-type="float">
            <text:p>0.264057</text:p>
          </table:table-cell>
          <table:table-cell office:value-type="float" office:value="0.182644" calcext:value-type="float">
            <text:p>0.182644</text:p>
          </table:table-cell>
          <table:table-cell office:value-type="float" office:value="0.196377" calcext:value-type="float">
            <text:p>0.196377</text:p>
          </table:table-cell>
          <table:table-cell office:value-type="float" office:value="0.144894" calcext:value-type="float">
            <text:p>0.144894</text:p>
          </table:table-cell>
          <table:table-cell table:number-columns-repeated="17"/>
        </table:table-row>
        <table:table-row table:style-name="ro1">
          <table:table-cell office:value-type="float" office:value="0.062434" calcext:value-type="float">
            <text:p>0.062434</text:p>
          </table:table-cell>
          <table:table-cell office:value-type="float" office:value="0.211169" calcext:value-type="float">
            <text:p>0.211169</text:p>
          </table:table-cell>
          <table:table-cell office:value-type="float" office:value="0.210028" calcext:value-type="float">
            <text:p>0.210028</text:p>
          </table:table-cell>
          <table:table-cell office:value-type="float" office:value="0.250569" calcext:value-type="float">
            <text:p>0.250569</text:p>
          </table:table-cell>
          <table:table-cell office:value-type="float" office:value="0.198361" calcext:value-type="float">
            <text:p>0.198361</text:p>
          </table:table-cell>
          <table:table-cell office:value-type="float" office:value="0.175736" calcext:value-type="float">
            <text:p>0.175736</text:p>
          </table:table-cell>
          <table:table-cell office:value-type="float" office:value="0.15704" calcext:value-type="float">
            <text:p>0.15704</text:p>
          </table:table-cell>
          <table:table-cell table:number-columns-repeated="17"/>
        </table:table-row>
        <table:table-row table:style-name="ro1">
          <table:table-cell office:value-type="float" office:value="0.085905" calcext:value-type="float">
            <text:p>0.085905</text:p>
          </table:table-cell>
          <table:table-cell office:value-type="float" office:value="0.251192" calcext:value-type="float">
            <text:p>0.251192</text:p>
          </table:table-cell>
          <table:table-cell office:value-type="float" office:value="0.209418" calcext:value-type="float">
            <text:p>0.209418</text:p>
          </table:table-cell>
          <table:table-cell office:value-type="float" office:value="0.261354" calcext:value-type="float">
            <text:p>0.261354</text:p>
          </table:table-cell>
          <table:table-cell office:value-type="float" office:value="0.230783" calcext:value-type="float">
            <text:p>0.230783</text:p>
          </table:table-cell>
          <table:table-cell office:value-type="float" office:value="0.224448" calcext:value-type="float">
            <text:p>0.224448</text:p>
          </table:table-cell>
          <table:table-cell office:value-type="float" office:value="0.244067" calcext:value-type="float">
            <text:p>0.244067</text:p>
          </table:table-cell>
          <table:table-cell table:number-columns-repeated="17"/>
        </table:table-row>
        <table:table-row table:style-name="ro1">
          <table:table-cell office:value-type="float" office:value="0.065407" calcext:value-type="float">
            <text:p>0.065407</text:p>
          </table:table-cell>
          <table:table-cell office:value-type="float" office:value="0.221521" calcext:value-type="float">
            <text:p>0.221521</text:p>
          </table:table-cell>
          <table:table-cell office:value-type="float" office:value="0.205301" calcext:value-type="float">
            <text:p>0.205301</text:p>
          </table:table-cell>
          <table:table-cell office:value-type="float" office:value="0.259897" calcext:value-type="float">
            <text:p>0.259897</text:p>
          </table:table-cell>
          <table:table-cell office:value-type="float" office:value="0.240546" calcext:value-type="float">
            <text:p>0.240546</text:p>
          </table:table-cell>
          <table:table-cell office:value-type="float" office:value="0.170813" calcext:value-type="float">
            <text:p>0.170813</text:p>
          </table:table-cell>
          <table:table-cell office:value-type="float" office:value="0.187536" calcext:value-type="float">
            <text:p>0.187536</text:p>
          </table:table-cell>
          <table:table-cell table:number-columns-repeated="17"/>
        </table:table-row>
        <table:table-row table:style-name="ro1">
          <table:table-cell office:value-type="float" office:value="0.055104" calcext:value-type="float">
            <text:p>0.055104</text:p>
          </table:table-cell>
          <table:table-cell office:value-type="float" office:value="0.238099" calcext:value-type="float">
            <text:p>0.238099</text:p>
          </table:table-cell>
          <table:table-cell office:value-type="float" office:value="0.192052" calcext:value-type="float">
            <text:p>0.192052</text:p>
          </table:table-cell>
          <table:table-cell office:value-type="float" office:value="0.275906" calcext:value-type="float">
            <text:p>0.275906</text:p>
          </table:table-cell>
          <table:table-cell office:value-type="float" office:value="0.244071" calcext:value-type="float">
            <text:p>0.244071</text:p>
          </table:table-cell>
          <table:table-cell office:value-type="float" office:value="0.209648" calcext:value-type="float">
            <text:p>0.209648</text:p>
          </table:table-cell>
          <table:table-cell office:value-type="float" office:value="0.237425" calcext:value-type="float">
            <text:p>0.237425</text:p>
          </table:table-cell>
          <table:table-cell table:number-columns-repeated="17"/>
        </table:table-row>
        <table:table-row table:style-name="ro1">
          <table:table-cell office:value-type="float" office:value="0.057388" calcext:value-type="float">
            <text:p>0.057388</text:p>
          </table:table-cell>
          <table:table-cell office:value-type="float" office:value="0.242732" calcext:value-type="float">
            <text:p>0.242732</text:p>
          </table:table-cell>
          <table:table-cell office:value-type="float" office:value="0.176895" calcext:value-type="float">
            <text:p>0.176895</text:p>
          </table:table-cell>
          <table:table-cell office:value-type="float" office:value="0.275399" calcext:value-type="float">
            <text:p>0.275399</text:p>
          </table:table-cell>
          <table:table-cell office:value-type="float" office:value="0.226827" calcext:value-type="float">
            <text:p>0.226827</text:p>
          </table:table-cell>
          <table:table-cell office:value-type="float" office:value="0.202441" calcext:value-type="float">
            <text:p>0.202441</text:p>
          </table:table-cell>
          <table:table-cell office:value-type="float" office:value="0.250596" calcext:value-type="float">
            <text:p>0.250596</text:p>
          </table:table-cell>
          <table:table-cell table:number-columns-repeated="17"/>
        </table:table-row>
        <table:table-row table:style-name="ro1">
          <table:table-cell office:value-type="float" office:value="0.084309" calcext:value-type="float">
            <text:p>0.084309</text:p>
          </table:table-cell>
          <table:table-cell office:value-type="float" office:value="0.23931" calcext:value-type="float">
            <text:p>0.23931</text:p>
          </table:table-cell>
          <table:table-cell office:value-type="float" office:value="0.196756" calcext:value-type="float">
            <text:p>0.196756</text:p>
          </table:table-cell>
          <table:table-cell office:value-type="float" office:value="0.259067" calcext:value-type="float">
            <text:p>0.259067</text:p>
          </table:table-cell>
          <table:table-cell office:value-type="float" office:value="0.246194" calcext:value-type="float">
            <text:p>0.246194</text:p>
          </table:table-cell>
          <table:table-cell office:value-type="float" office:value="0.192334" calcext:value-type="float">
            <text:p>0.192334</text:p>
          </table:table-cell>
          <table:table-cell office:value-type="float" office:value="0.24742" calcext:value-type="float">
            <text:p>0.24742</text:p>
          </table:table-cell>
          <table:table-cell table:number-columns-repeated="17"/>
        </table:table-row>
        <table:table-row table:style-name="ro1">
          <table:table-cell office:value-type="float" office:value="0.091366" calcext:value-type="float">
            <text:p>0.091366</text:p>
          </table:table-cell>
          <table:table-cell office:value-type="float" office:value="0.232751" calcext:value-type="float">
            <text:p>0.232751</text:p>
          </table:table-cell>
          <table:table-cell office:value-type="float" office:value="0.225893" calcext:value-type="float">
            <text:p>0.225893</text:p>
          </table:table-cell>
          <table:table-cell office:value-type="float" office:value="0.270272" calcext:value-type="float">
            <text:p>0.270272</text:p>
          </table:table-cell>
          <table:table-cell office:value-type="float" office:value="0.244701" calcext:value-type="float">
            <text:p>0.244701</text:p>
          </table:table-cell>
          <table:table-cell office:value-type="float" office:value="0.1967" calcext:value-type="float">
            <text:p>0.1967</text:p>
          </table:table-cell>
          <table:table-cell office:value-type="float" office:value="0.187712" calcext:value-type="float">
            <text:p>0.187712</text:p>
          </table:table-cell>
          <table:table-cell table:number-columns-repeated="17"/>
        </table:table-row>
        <table:table-row table:style-name="ro1">
          <table:table-cell office:value-type="float" office:value="0.09001" calcext:value-type="float">
            <text:p>0.09001</text:p>
          </table:table-cell>
          <table:table-cell office:value-type="float" office:value="0.230266" calcext:value-type="float">
            <text:p>0.230266</text:p>
          </table:table-cell>
          <table:table-cell office:value-type="float" office:value="0.226547" calcext:value-type="float">
            <text:p>0.226547</text:p>
          </table:table-cell>
          <table:table-cell office:value-type="float" office:value="0.262407" calcext:value-type="float">
            <text:p>0.262407</text:p>
          </table:table-cell>
          <table:table-cell office:value-type="float" office:value="0.187255" calcext:value-type="float">
            <text:p>0.187255</text:p>
          </table:table-cell>
          <table:table-cell office:value-type="float" office:value="0.191679" calcext:value-type="float">
            <text:p>0.191679</text:p>
          </table:table-cell>
          <table:table-cell office:value-type="float" office:value="0.184077" calcext:value-type="float">
            <text:p>0.184077</text:p>
          </table:table-cell>
          <table:table-cell table:number-columns-repeated="17"/>
        </table:table-row>
        <table:table-row table:style-name="ro1">
          <table:table-cell office:value-type="float" office:value="0.09162" calcext:value-type="float">
            <text:p>0.09162</text:p>
          </table:table-cell>
          <table:table-cell office:value-type="float" office:value="0.238126" calcext:value-type="float">
            <text:p>0.238126</text:p>
          </table:table-cell>
          <table:table-cell office:value-type="float" office:value="0.265211" calcext:value-type="float">
            <text:p>0.265211</text:p>
          </table:table-cell>
          <table:table-cell office:value-type="float" office:value="0.261409" calcext:value-type="float">
            <text:p>0.261409</text:p>
          </table:table-cell>
          <table:table-cell office:value-type="float" office:value="0.233793" calcext:value-type="float">
            <text:p>0.233793</text:p>
          </table:table-cell>
          <table:table-cell office:value-type="float" office:value="0.169799" calcext:value-type="float">
            <text:p>0.169799</text:p>
          </table:table-cell>
          <table:table-cell office:value-type="float" office:value="0.200491" calcext:value-type="float">
            <text:p>0.200491</text:p>
          </table:table-cell>
          <table:table-cell table:number-columns-repeated="17"/>
        </table:table-row>
        <table:table-row table:style-name="ro1">
          <table:table-cell office:value-type="float" office:value="0.070002" calcext:value-type="float">
            <text:p>0.070002</text:p>
          </table:table-cell>
          <table:table-cell office:value-type="float" office:value="0.169053" calcext:value-type="float">
            <text:p>0.169053</text:p>
          </table:table-cell>
          <table:table-cell office:value-type="float" office:value="0.192534" calcext:value-type="float">
            <text:p>0.192534</text:p>
          </table:table-cell>
          <table:table-cell office:value-type="float" office:value="0.259845" calcext:value-type="float">
            <text:p>0.259845</text:p>
          </table:table-cell>
          <table:table-cell office:value-type="float" office:value="0.139882" calcext:value-type="float">
            <text:p>0.139882</text:p>
          </table:table-cell>
          <table:table-cell office:value-type="float" office:value="0.17166" calcext:value-type="float">
            <text:p>0.17166</text:p>
          </table:table-cell>
          <table:table-cell office:value-type="float" office:value="0.164498" calcext:value-type="float">
            <text:p>0.164498</text:p>
          </table:table-cell>
          <table:table-cell table:number-columns-repeated="17"/>
        </table:table-row>
        <table:table-row table:style-name="ro1">
          <table:table-cell office:value-type="float" office:value="0.077636" calcext:value-type="float">
            <text:p>0.077636</text:p>
          </table:table-cell>
          <table:table-cell office:value-type="float" office:value="0.224904" calcext:value-type="float">
            <text:p>0.224904</text:p>
          </table:table-cell>
          <table:table-cell office:value-type="float" office:value="0.211873" calcext:value-type="float">
            <text:p>0.211873</text:p>
          </table:table-cell>
          <table:table-cell office:value-type="float" office:value="0.26297" calcext:value-type="float">
            <text:p>0.26297</text:p>
          </table:table-cell>
          <table:table-cell office:value-type="float" office:value="0.225832" calcext:value-type="float">
            <text:p>0.225832</text:p>
          </table:table-cell>
          <table:table-cell office:value-type="float" office:value="0.174153" calcext:value-type="float">
            <text:p>0.174153</text:p>
          </table:table-cell>
          <table:table-cell office:value-type="float" office:value="0.187738" calcext:value-type="float">
            <text:p>0.187738</text:p>
          </table:table-cell>
          <table:table-cell table:number-columns-repeated="17"/>
        </table:table-row>
        <table:table-row table:style-name="ro1">
          <table:table-cell office:value-type="float" office:value="0.057909" calcext:value-type="float">
            <text:p>0.057909</text:p>
          </table:table-cell>
          <table:table-cell office:value-type="float" office:value="0.221634" calcext:value-type="float">
            <text:p>0.221634</text:p>
          </table:table-cell>
          <table:table-cell office:value-type="float" office:value="0.246639" calcext:value-type="float">
            <text:p>0.246639</text:p>
          </table:table-cell>
          <table:table-cell office:value-type="float" office:value="0.264175" calcext:value-type="float">
            <text:p>0.264175</text:p>
          </table:table-cell>
          <table:table-cell office:value-type="float" office:value="0.227622" calcext:value-type="float">
            <text:p>0.227622</text:p>
          </table:table-cell>
          <table:table-cell office:value-type="float" office:value="0.209693" calcext:value-type="float">
            <text:p>0.209693</text:p>
          </table:table-cell>
          <table:table-cell office:value-type="float" office:value="0.183647" calcext:value-type="float">
            <text:p>0.183647</text:p>
          </table:table-cell>
          <table:table-cell table:number-columns-repeated="17"/>
        </table:table-row>
        <table:table-row table:style-name="ro1">
          <table:table-cell office:value-type="float" office:value="0.071877" calcext:value-type="float">
            <text:p>0.071877</text:p>
          </table:table-cell>
          <table:table-cell office:value-type="float" office:value="0.290639" calcext:value-type="float">
            <text:p>0.290639</text:p>
          </table:table-cell>
          <table:table-cell office:value-type="float" office:value="0.252084" calcext:value-type="float">
            <text:p>0.252084</text:p>
          </table:table-cell>
          <table:table-cell office:value-type="float" office:value="0.262145" calcext:value-type="float">
            <text:p>0.262145</text:p>
          </table:table-cell>
          <table:table-cell office:value-type="float" office:value="0.172036" calcext:value-type="float">
            <text:p>0.172036</text:p>
          </table:table-cell>
          <table:table-cell office:value-type="float" office:value="0.17905" calcext:value-type="float">
            <text:p>0.17905</text:p>
          </table:table-cell>
          <table:table-cell office:value-type="float" office:value="0.183546" calcext:value-type="float">
            <text:p>0.183546</text:p>
          </table:table-cell>
          <table:table-cell table:number-columns-repeated="17"/>
        </table:table-row>
        <table:table-row table:style-name="ro1">
          <table:table-cell office:value-type="float" office:value="0.05165" calcext:value-type="float">
            <text:p>0.05165</text:p>
          </table:table-cell>
          <table:table-cell office:value-type="float" office:value="0.250322" calcext:value-type="float">
            <text:p>0.250322</text:p>
          </table:table-cell>
          <table:table-cell office:value-type="float" office:value="0.222138" calcext:value-type="float">
            <text:p>0.222138</text:p>
          </table:table-cell>
          <table:table-cell office:value-type="float" office:value="0.246209" calcext:value-type="float">
            <text:p>0.246209</text:p>
          </table:table-cell>
          <table:table-cell office:value-type="float" office:value="0.181197" calcext:value-type="float">
            <text:p>0.181197</text:p>
          </table:table-cell>
          <table:table-cell office:value-type="float" office:value="0.162272" calcext:value-type="float">
            <text:p>0.162272</text:p>
          </table:table-cell>
          <table:table-cell office:value-type="float" office:value="0.229557" calcext:value-type="float">
            <text:p>0.229557</text:p>
          </table:table-cell>
          <table:table-cell table:number-columns-repeated="17"/>
        </table:table-row>
        <table:table-row table:style-name="ro1">
          <table:table-cell office:value-type="float" office:value="0.090936" calcext:value-type="float">
            <text:p>0.090936</text:p>
          </table:table-cell>
          <table:table-cell office:value-type="float" office:value="0.285867" calcext:value-type="float">
            <text:p>0.285867</text:p>
          </table:table-cell>
          <table:table-cell office:value-type="float" office:value="0.171237" calcext:value-type="float">
            <text:p>0.171237</text:p>
          </table:table-cell>
          <table:table-cell office:value-type="float" office:value="0.263795" calcext:value-type="float">
            <text:p>0.263795</text:p>
          </table:table-cell>
          <table:table-cell office:value-type="float" office:value="0.202643" calcext:value-type="float">
            <text:p>0.202643</text:p>
          </table:table-cell>
          <table:table-cell office:value-type="float" office:value="0.188556" calcext:value-type="float">
            <text:p>0.188556</text:p>
          </table:table-cell>
          <table:table-cell office:value-type="float" office:value="0.203402" calcext:value-type="float">
            <text:p>0.203402</text:p>
          </table:table-cell>
          <table:table-cell table:number-columns-repeated="17"/>
        </table:table-row>
        <table:table-row table:style-name="ro1">
          <table:table-cell office:value-type="float" office:value="0.059097" calcext:value-type="float">
            <text:p>0.059097</text:p>
          </table:table-cell>
          <table:table-cell office:value-type="float" office:value="0.232291" calcext:value-type="float">
            <text:p>0.232291</text:p>
          </table:table-cell>
          <table:table-cell office:value-type="float" office:value="0.235448" calcext:value-type="float">
            <text:p>0.235448</text:p>
          </table:table-cell>
          <table:table-cell office:value-type="float" office:value="0.262343" calcext:value-type="float">
            <text:p>0.262343</text:p>
          </table:table-cell>
          <table:table-cell office:value-type="float" office:value="0.206024" calcext:value-type="float">
            <text:p>0.206024</text:p>
          </table:table-cell>
          <table:table-cell office:value-type="float" office:value="0.174061" calcext:value-type="float">
            <text:p>0.174061</text:p>
          </table:table-cell>
          <table:table-cell office:value-type="float" office:value="0.23502" calcext:value-type="float">
            <text:p>0.23502</text:p>
          </table:table-cell>
          <table:table-cell table:number-columns-repeated="17"/>
        </table:table-row>
        <table:table-row table:style-name="ro1">
          <table:table-cell office:value-type="float" office:value="0.091111" calcext:value-type="float">
            <text:p>0.091111</text:p>
          </table:table-cell>
          <table:table-cell office:value-type="float" office:value="0.187814" calcext:value-type="float">
            <text:p>0.187814</text:p>
          </table:table-cell>
          <table:table-cell office:value-type="float" office:value="0.246881" calcext:value-type="float">
            <text:p>0.246881</text:p>
          </table:table-cell>
          <table:table-cell office:value-type="float" office:value="0.252736" calcext:value-type="float">
            <text:p>0.252736</text:p>
          </table:table-cell>
          <table:table-cell office:value-type="float" office:value="0.212866" calcext:value-type="float">
            <text:p>0.212866</text:p>
          </table:table-cell>
          <table:table-cell office:value-type="float" office:value="0.202578" calcext:value-type="float">
            <text:p>0.202578</text:p>
          </table:table-cell>
          <table:table-cell office:value-type="float" office:value="0.239703" calcext:value-type="float">
            <text:p>0.239703</text:p>
          </table:table-cell>
          <table:table-cell table:number-columns-repeated="17"/>
        </table:table-row>
        <table:table-row table:style-name="ro1">
          <table:table-cell office:value-type="float" office:value="0.068199" calcext:value-type="float">
            <text:p>0.068199</text:p>
          </table:table-cell>
          <table:table-cell office:value-type="float" office:value="0.230062" calcext:value-type="float">
            <text:p>0.230062</text:p>
          </table:table-cell>
          <table:table-cell office:value-type="float" office:value="0.212437" calcext:value-type="float">
            <text:p>0.212437</text:p>
          </table:table-cell>
          <table:table-cell office:value-type="float" office:value="0.206448" calcext:value-type="float">
            <text:p>0.206448</text:p>
          </table:table-cell>
          <table:table-cell office:value-type="float" office:value="0.224588" calcext:value-type="float">
            <text:p>0.224588</text:p>
          </table:table-cell>
          <table:table-cell office:value-type="float" office:value="0.219561" calcext:value-type="float">
            <text:p>0.219561</text:p>
          </table:table-cell>
          <table:table-cell office:value-type="float" office:value="0.212793" calcext:value-type="float">
            <text:p>0.212793</text:p>
          </table:table-cell>
          <table:table-cell table:number-columns-repeated="17"/>
        </table:table-row>
        <table:table-row table:style-name="ro1">
          <table:table-cell office:value-type="float" office:value="0.067553" calcext:value-type="float">
            <text:p>0.067553</text:p>
          </table:table-cell>
          <table:table-cell office:value-type="float" office:value="0.238342" calcext:value-type="float">
            <text:p>0.238342</text:p>
          </table:table-cell>
          <table:table-cell office:value-type="float" office:value="0.173668" calcext:value-type="float">
            <text:p>0.173668</text:p>
          </table:table-cell>
          <table:table-cell office:value-type="float" office:value="0.218761" calcext:value-type="float">
            <text:p>0.218761</text:p>
          </table:table-cell>
          <table:table-cell office:value-type="float" office:value="0.217767" calcext:value-type="float">
            <text:p>0.217767</text:p>
          </table:table-cell>
          <table:table-cell office:value-type="float" office:value="0.1835" calcext:value-type="float">
            <text:p>0.1835</text:p>
          </table:table-cell>
          <table:table-cell office:value-type="float" office:value="0.232839" calcext:value-type="float">
            <text:p>0.232839</text:p>
          </table:table-cell>
          <table:table-cell table:number-columns-repeated="17"/>
        </table:table-row>
        <table:table-row table:style-name="ro1">
          <table:table-cell office:value-type="float" office:value="0.060088" calcext:value-type="float">
            <text:p>0.060088</text:p>
          </table:table-cell>
          <table:table-cell office:value-type="float" office:value="0.273126" calcext:value-type="float">
            <text:p>0.273126</text:p>
          </table:table-cell>
          <table:table-cell office:value-type="float" office:value="0.196753" calcext:value-type="float">
            <text:p>0.196753</text:p>
          </table:table-cell>
          <table:table-cell office:value-type="float" office:value="0.24484" calcext:value-type="float">
            <text:p>0.24484</text:p>
          </table:table-cell>
          <table:table-cell office:value-type="float" office:value="0.220036" calcext:value-type="float">
            <text:p>0.220036</text:p>
          </table:table-cell>
          <table:table-cell office:value-type="float" office:value="0.207134" calcext:value-type="float">
            <text:p>0.207134</text:p>
          </table:table-cell>
          <table:table-cell office:value-type="float" office:value="0.170425" calcext:value-type="float">
            <text:p>0.170425</text:p>
          </table:table-cell>
          <table:table-cell table:number-columns-repeated="17"/>
        </table:table-row>
        <table:table-row table:style-name="ro1">
          <table:table-cell office:value-type="float" office:value="0.091749" calcext:value-type="float">
            <text:p>0.091749</text:p>
          </table:table-cell>
          <table:table-cell office:value-type="float" office:value="0.313723" calcext:value-type="float">
            <text:p>0.313723</text:p>
          </table:table-cell>
          <table:table-cell office:value-type="float" office:value="0.229162" calcext:value-type="float">
            <text:p>0.229162</text:p>
          </table:table-cell>
          <table:table-cell office:value-type="float" office:value="0.261025" calcext:value-type="float">
            <text:p>0.261025</text:p>
          </table:table-cell>
          <table:table-cell office:value-type="float" office:value="0.184111" calcext:value-type="float">
            <text:p>0.184111</text:p>
          </table:table-cell>
          <table:table-cell office:value-type="float" office:value="0.206693" calcext:value-type="float">
            <text:p>0.206693</text:p>
          </table:table-cell>
          <table:table-cell office:value-type="float" office:value="0.18494" calcext:value-type="float">
            <text:p>0.18494</text:p>
          </table:table-cell>
          <table:table-cell table:number-columns-repeated="17"/>
        </table:table-row>
        <table:table-row table:style-name="ro1">
          <table:table-cell office:value-type="float" office:value="0.089294" calcext:value-type="float">
            <text:p>0.089294</text:p>
          </table:table-cell>
          <table:table-cell office:value-type="float" office:value="0.177802" calcext:value-type="float">
            <text:p>0.177802</text:p>
          </table:table-cell>
          <table:table-cell office:value-type="float" office:value="0.193547" calcext:value-type="float">
            <text:p>0.193547</text:p>
          </table:table-cell>
          <table:table-cell office:value-type="float" office:value="0.247064" calcext:value-type="float">
            <text:p>0.247064</text:p>
          </table:table-cell>
          <table:table-cell office:value-type="float" office:value="0.176109" calcext:value-type="float">
            <text:p>0.176109</text:p>
          </table:table-cell>
          <table:table-cell office:value-type="float" office:value="0.185888" calcext:value-type="float">
            <text:p>0.185888</text:p>
          </table:table-cell>
          <table:table-cell office:value-type="float" office:value="0.22685" calcext:value-type="float">
            <text:p>0.22685</text:p>
          </table:table-cell>
          <table:table-cell table:number-columns-repeated="17"/>
        </table:table-row>
        <table:table-row table:style-name="ro1">
          <table:table-cell office:value-type="float" office:value="0.059176" calcext:value-type="float">
            <text:p>0.059176</text:p>
          </table:table-cell>
          <table:table-cell office:value-type="float" office:value="0.198202" calcext:value-type="float">
            <text:p>0.198202</text:p>
          </table:table-cell>
          <table:table-cell office:value-type="float" office:value="0.218549" calcext:value-type="float">
            <text:p>0.218549</text:p>
          </table:table-cell>
          <table:table-cell office:value-type="float" office:value="0.26405" calcext:value-type="float">
            <text:p>0.26405</text:p>
          </table:table-cell>
          <table:table-cell office:value-type="float" office:value="0.171188" calcext:value-type="float">
            <text:p>0.171188</text:p>
          </table:table-cell>
          <table:table-cell office:value-type="float" office:value="0.176851" calcext:value-type="float">
            <text:p>0.176851</text:p>
          </table:table-cell>
          <table:table-cell office:value-type="float" office:value="0.183235" calcext:value-type="float">
            <text:p>0.183235</text:p>
          </table:table-cell>
          <table:table-cell table:number-columns-repeated="17"/>
        </table:table-row>
        <table:table-row table:style-name="ro1">
          <table:table-cell office:value-type="float" office:value="0.073873" calcext:value-type="float">
            <text:p>0.073873</text:p>
          </table:table-cell>
          <table:table-cell office:value-type="float" office:value="0.291215" calcext:value-type="float">
            <text:p>0.291215</text:p>
          </table:table-cell>
          <table:table-cell office:value-type="float" office:value="0.222223" calcext:value-type="float">
            <text:p>0.222223</text:p>
          </table:table-cell>
          <table:table-cell office:value-type="float" office:value="0.207921" calcext:value-type="float">
            <text:p>0.207921</text:p>
          </table:table-cell>
          <table:table-cell office:value-type="float" office:value="0.177341" calcext:value-type="float">
            <text:p>0.177341</text:p>
          </table:table-cell>
          <table:table-cell office:value-type="float" office:value="0.191237" calcext:value-type="float">
            <text:p>0.191237</text:p>
          </table:table-cell>
          <table:table-cell office:value-type="float" office:value="0.209303" calcext:value-type="float">
            <text:p>0.209303</text:p>
          </table:table-cell>
          <table:table-cell table:number-columns-repeated="17"/>
        </table:table-row>
        <table:table-row table:style-name="ro1">
          <table:table-cell office:value-type="float" office:value="0.093653" calcext:value-type="float">
            <text:p>0.093653</text:p>
          </table:table-cell>
          <table:table-cell office:value-type="float" office:value="0.229302" calcext:value-type="float">
            <text:p>0.229302</text:p>
          </table:table-cell>
          <table:table-cell office:value-type="float" office:value="0.1863" calcext:value-type="float">
            <text:p>0.1863</text:p>
          </table:table-cell>
          <table:table-cell office:value-type="float" office:value="0.245807" calcext:value-type="float">
            <text:p>0.245807</text:p>
          </table:table-cell>
          <table:table-cell office:value-type="float" office:value="0.172471" calcext:value-type="float">
            <text:p>0.172471</text:p>
          </table:table-cell>
          <table:table-cell office:value-type="float" office:value="0.217923" calcext:value-type="float">
            <text:p>0.217923</text:p>
          </table:table-cell>
          <table:table-cell office:value-type="float" office:value="0.181891" calcext:value-type="float">
            <text:p>0.181891</text:p>
          </table:table-cell>
          <table:table-cell table:number-columns-repeated="17"/>
        </table:table-row>
        <table:table-row table:style-name="ro1">
          <table:table-cell office:value-type="float" office:value="0.086779" calcext:value-type="float">
            <text:p>0.086779</text:p>
          </table:table-cell>
          <table:table-cell office:value-type="float" office:value="0.255618" calcext:value-type="float">
            <text:p>0.255618</text:p>
          </table:table-cell>
          <table:table-cell office:value-type="float" office:value="0.257467" calcext:value-type="float">
            <text:p>0.257467</text:p>
          </table:table-cell>
          <table:table-cell office:value-type="float" office:value="0.275469" calcext:value-type="float">
            <text:p>0.275469</text:p>
          </table:table-cell>
          <table:table-cell office:value-type="float" office:value="0.17581" calcext:value-type="float">
            <text:p>0.17581</text:p>
          </table:table-cell>
          <table:table-cell office:value-type="float" office:value="0.222323" calcext:value-type="float">
            <text:p>0.222323</text:p>
          </table:table-cell>
          <table:table-cell office:value-type="float" office:value="0.231951" calcext:value-type="float">
            <text:p>0.231951</text:p>
          </table:table-cell>
          <table:table-cell table:number-columns-repeated="17"/>
        </table:table-row>
        <table:table-row table:style-name="ro1">
          <table:table-cell office:value-type="float" office:value="0.093697" calcext:value-type="float">
            <text:p>0.093697</text:p>
          </table:table-cell>
          <table:table-cell office:value-type="float" office:value="0.196108" calcext:value-type="float">
            <text:p>0.196108</text:p>
          </table:table-cell>
          <table:table-cell office:value-type="float" office:value="0.189024" calcext:value-type="float">
            <text:p>0.189024</text:p>
          </table:table-cell>
          <table:table-cell office:value-type="float" office:value="0.244202" calcext:value-type="float">
            <text:p>0.244202</text:p>
          </table:table-cell>
          <table:table-cell office:value-type="float" office:value="0.214631" calcext:value-type="float">
            <text:p>0.214631</text:p>
          </table:table-cell>
          <table:table-cell office:value-type="float" office:value="0.219123" calcext:value-type="float">
            <text:p>0.219123</text:p>
          </table:table-cell>
          <table:table-cell office:value-type="float" office:value="0.161259" calcext:value-type="float">
            <text:p>0.161259</text:p>
          </table:table-cell>
          <table:table-cell table:number-columns-repeated="17"/>
        </table:table-row>
        <table:table-row table:style-name="ro1">
          <table:table-cell office:value-type="float" office:value="0.091866" calcext:value-type="float">
            <text:p>0.091866</text:p>
          </table:table-cell>
          <table:table-cell office:value-type="float" office:value="0.265803" calcext:value-type="float">
            <text:p>0.265803</text:p>
          </table:table-cell>
          <table:table-cell office:value-type="float" office:value="0.185874" calcext:value-type="float">
            <text:p>0.185874</text:p>
          </table:table-cell>
          <table:table-cell office:value-type="float" office:value="0.269252" calcext:value-type="float">
            <text:p>0.269252</text:p>
          </table:table-cell>
          <table:table-cell office:value-type="float" office:value="0.199137" calcext:value-type="float">
            <text:p>0.199137</text:p>
          </table:table-cell>
          <table:table-cell office:value-type="float" office:value="0.141367" calcext:value-type="float">
            <text:p>0.141367</text:p>
          </table:table-cell>
          <table:table-cell office:value-type="float" office:value="0.225212" calcext:value-type="float">
            <text:p>0.225212</text:p>
          </table:table-cell>
          <table:table-cell table:number-columns-repeated="17"/>
        </table:table-row>
        <table:table-row table:style-name="ro1">
          <table:table-cell office:value-type="float" office:value="0.073476" calcext:value-type="float">
            <text:p>0.073476</text:p>
          </table:table-cell>
          <table:table-cell office:value-type="float" office:value="0.216722" calcext:value-type="float">
            <text:p>0.216722</text:p>
          </table:table-cell>
          <table:table-cell office:value-type="float" office:value="0.251738" calcext:value-type="float">
            <text:p>0.251738</text:p>
          </table:table-cell>
          <table:table-cell office:value-type="float" office:value="0.200063" calcext:value-type="float">
            <text:p>0.200063</text:p>
          </table:table-cell>
          <table:table-cell office:value-type="float" office:value="0.15393" calcext:value-type="float">
            <text:p>0.15393</text:p>
          </table:table-cell>
          <table:table-cell office:value-type="float" office:value="0.209078" calcext:value-type="float">
            <text:p>0.209078</text:p>
          </table:table-cell>
          <table:table-cell office:value-type="float" office:value="0.190177" calcext:value-type="float">
            <text:p>0.190177</text:p>
          </table:table-cell>
          <table:table-cell table:number-columns-repeated="17"/>
        </table:table-row>
        <table:table-row table:style-name="ro1">
          <table:table-cell office:value-type="float" office:value="0.057489" calcext:value-type="float">
            <text:p>0.057489</text:p>
          </table:table-cell>
          <table:table-cell office:value-type="float" office:value="0.268951" calcext:value-type="float">
            <text:p>0.268951</text:p>
          </table:table-cell>
          <table:table-cell office:value-type="float" office:value="0.224087" calcext:value-type="float">
            <text:p>0.224087</text:p>
          </table:table-cell>
          <table:table-cell office:value-type="float" office:value="0.211255" calcext:value-type="float">
            <text:p>0.211255</text:p>
          </table:table-cell>
          <table:table-cell office:value-type="float" office:value="0.211562" calcext:value-type="float">
            <text:p>0.211562</text:p>
          </table:table-cell>
          <table:table-cell office:value-type="float" office:value="0.195271" calcext:value-type="float">
            <text:p>0.195271</text:p>
          </table:table-cell>
          <table:table-cell office:value-type="float" office:value="0.22344" calcext:value-type="float">
            <text:p>0.22344</text:p>
          </table:table-cell>
          <table:table-cell table:number-columns-repeated="17"/>
        </table:table-row>
        <table:table-row table:style-name="ro1">
          <table:table-cell office:value-type="float" office:value="0.070926" calcext:value-type="float">
            <text:p>0.070926</text:p>
          </table:table-cell>
          <table:table-cell office:value-type="float" office:value="0.270041" calcext:value-type="float">
            <text:p>0.270041</text:p>
          </table:table-cell>
          <table:table-cell office:value-type="float" office:value="0.237693" calcext:value-type="float">
            <text:p>0.237693</text:p>
          </table:table-cell>
          <table:table-cell office:value-type="float" office:value="0.250584" calcext:value-type="float">
            <text:p>0.250584</text:p>
          </table:table-cell>
          <table:table-cell office:value-type="float" office:value="0.156119" calcext:value-type="float">
            <text:p>0.156119</text:p>
          </table:table-cell>
          <table:table-cell office:value-type="float" office:value="0.191539" calcext:value-type="float">
            <text:p>0.191539</text:p>
          </table:table-cell>
          <table:table-cell office:value-type="float" office:value="0.19479" calcext:value-type="float">
            <text:p>0.19479</text:p>
          </table:table-cell>
          <table:table-cell table:number-columns-repeated="17"/>
        </table:table-row>
        <table:table-row table:style-name="ro1">
          <table:table-cell office:value-type="float" office:value="0.093699" calcext:value-type="float">
            <text:p>0.093699</text:p>
          </table:table-cell>
          <table:table-cell office:value-type="float" office:value="0.242694" calcext:value-type="float">
            <text:p>0.242694</text:p>
          </table:table-cell>
          <table:table-cell office:value-type="float" office:value="0.22408" calcext:value-type="float">
            <text:p>0.22408</text:p>
          </table:table-cell>
          <table:table-cell office:value-type="float" office:value="0.256371" calcext:value-type="float">
            <text:p>0.256371</text:p>
          </table:table-cell>
          <table:table-cell office:value-type="float" office:value="0.176654" calcext:value-type="float">
            <text:p>0.176654</text:p>
          </table:table-cell>
          <table:table-cell office:value-type="float" office:value="0.209569" calcext:value-type="float">
            <text:p>0.209569</text:p>
          </table:table-cell>
          <table:table-cell office:value-type="float" office:value="0.194275" calcext:value-type="float">
            <text:p>0.194275</text:p>
          </table:table-cell>
          <table:table-cell table:number-columns-repeated="17"/>
        </table:table-row>
        <table:table-row table:style-name="ro1">
          <table:table-cell office:value-type="float" office:value="0.053821" calcext:value-type="float">
            <text:p>0.053821</text:p>
          </table:table-cell>
          <table:table-cell office:value-type="float" office:value="0.212371" calcext:value-type="float">
            <text:p>0.212371</text:p>
          </table:table-cell>
          <table:table-cell office:value-type="float" office:value="0.203871" calcext:value-type="float">
            <text:p>0.203871</text:p>
          </table:table-cell>
          <table:table-cell office:value-type="float" office:value="0.275034" calcext:value-type="float">
            <text:p>0.275034</text:p>
          </table:table-cell>
          <table:table-cell office:value-type="float" office:value="0.207471" calcext:value-type="float">
            <text:p>0.207471</text:p>
          </table:table-cell>
          <table:table-cell office:value-type="float" office:value="0.161256" calcext:value-type="float">
            <text:p>0.161256</text:p>
          </table:table-cell>
          <table:table-cell office:value-type="float" office:value="0.154987" calcext:value-type="float">
            <text:p>0.154987</text:p>
          </table:table-cell>
          <table:table-cell table:number-columns-repeated="17"/>
        </table:table-row>
        <table:table-row table:style-name="ro1">
          <table:table-cell office:value-type="float" office:value="0.047344" calcext:value-type="float">
            <text:p>0.047344</text:p>
          </table:table-cell>
          <table:table-cell office:value-type="float" office:value="0.208082" calcext:value-type="float">
            <text:p>0.208082</text:p>
          </table:table-cell>
          <table:table-cell office:value-type="float" office:value="0.237009" calcext:value-type="float">
            <text:p>0.237009</text:p>
          </table:table-cell>
          <table:table-cell office:value-type="float" office:value="0.248628" calcext:value-type="float">
            <text:p>0.248628</text:p>
          </table:table-cell>
          <table:table-cell office:value-type="float" office:value="0.222167" calcext:value-type="float">
            <text:p>0.222167</text:p>
          </table:table-cell>
          <table:table-cell office:value-type="float" office:value="0.148578" calcext:value-type="float">
            <text:p>0.148578</text:p>
          </table:table-cell>
          <table:table-cell office:value-type="float" office:value="0.15028" calcext:value-type="float">
            <text:p>0.15028</text:p>
          </table:table-cell>
          <table:table-cell table:number-columns-repeated="17"/>
        </table:table-row>
        <table:table-row table:style-name="ro1">
          <table:table-cell office:value-type="float" office:value="0.077924" calcext:value-type="float">
            <text:p>0.077924</text:p>
          </table:table-cell>
          <table:table-cell office:value-type="float" office:value="0.280295" calcext:value-type="float">
            <text:p>0.280295</text:p>
          </table:table-cell>
          <table:table-cell office:value-type="float" office:value="0.217213" calcext:value-type="float">
            <text:p>0.217213</text:p>
          </table:table-cell>
          <table:table-cell office:value-type="float" office:value="0.256465" calcext:value-type="float">
            <text:p>0.256465</text:p>
          </table:table-cell>
          <table:table-cell office:value-type="float" office:value="0.18919" calcext:value-type="float">
            <text:p>0.18919</text:p>
          </table:table-cell>
          <table:table-cell office:value-type="float" office:value="0.175559" calcext:value-type="float">
            <text:p>0.175559</text:p>
          </table:table-cell>
          <table:table-cell office:value-type="float" office:value="0.24847" calcext:value-type="float">
            <text:p>0.24847</text:p>
          </table:table-cell>
          <table:table-cell table:number-columns-repeated="17"/>
        </table:table-row>
        <table:table-row table:style-name="ro1">
          <table:table-cell office:value-type="float" office:value="0.090506" calcext:value-type="float">
            <text:p>0.090506</text:p>
          </table:table-cell>
          <table:table-cell office:value-type="float" office:value="0.286235" calcext:value-type="float">
            <text:p>0.286235</text:p>
          </table:table-cell>
          <table:table-cell office:value-type="float" office:value="0.222945" calcext:value-type="float">
            <text:p>0.222945</text:p>
          </table:table-cell>
          <table:table-cell office:value-type="float" office:value="0.266828" calcext:value-type="float">
            <text:p>0.266828</text:p>
          </table:table-cell>
          <table:table-cell office:value-type="float" office:value="0.192565" calcext:value-type="float">
            <text:p>0.192565</text:p>
          </table:table-cell>
          <table:table-cell office:value-type="float" office:value="0.164452" calcext:value-type="float">
            <text:p>0.164452</text:p>
          </table:table-cell>
          <table:table-cell office:value-type="float" office:value="0.205111" calcext:value-type="float">
            <text:p>0.205111</text:p>
          </table:table-cell>
          <table:table-cell table:number-columns-repeated="17"/>
        </table:table-row>
        <table:table-row table:style-name="ro1">
          <table:table-cell office:value-type="float" office:value="0.09382" calcext:value-type="float">
            <text:p>0.09382</text:p>
          </table:table-cell>
          <table:table-cell office:value-type="float" office:value="0.224579" calcext:value-type="float">
            <text:p>0.224579</text:p>
          </table:table-cell>
          <table:table-cell office:value-type="float" office:value="0.256062" calcext:value-type="float">
            <text:p>0.256062</text:p>
          </table:table-cell>
          <table:table-cell office:value-type="float" office:value="0.257729" calcext:value-type="float">
            <text:p>0.257729</text:p>
          </table:table-cell>
          <table:table-cell office:value-type="float" office:value="0.190998" calcext:value-type="float">
            <text:p>0.190998</text:p>
          </table:table-cell>
          <table:table-cell office:value-type="float" office:value="0.168231" calcext:value-type="float">
            <text:p>0.168231</text:p>
          </table:table-cell>
          <table:table-cell office:value-type="float" office:value="0.252148" calcext:value-type="float">
            <text:p>0.252148</text:p>
          </table:table-cell>
          <table:table-cell table:number-columns-repeated="17"/>
        </table:table-row>
        <table:table-row table:style-name="ro1">
          <table:table-cell office:value-type="float" office:value="0.089856" calcext:value-type="float">
            <text:p>0.089856</text:p>
          </table:table-cell>
          <table:table-cell office:value-type="float" office:value="0.271033" calcext:value-type="float">
            <text:p>0.271033</text:p>
          </table:table-cell>
          <table:table-cell office:value-type="float" office:value="0.203974" calcext:value-type="float">
            <text:p>0.203974</text:p>
          </table:table-cell>
          <table:table-cell office:value-type="float" office:value="0.26413" calcext:value-type="float">
            <text:p>0.26413</text:p>
          </table:table-cell>
          <table:table-cell office:value-type="float" office:value="0.208517" calcext:value-type="float">
            <text:p>0.208517</text:p>
          </table:table-cell>
          <table:table-cell office:value-type="float" office:value="0.161553" calcext:value-type="float">
            <text:p>0.161553</text:p>
          </table:table-cell>
          <table:table-cell office:value-type="float" office:value="0.190267" calcext:value-type="float">
            <text:p>0.190267</text:p>
          </table:table-cell>
          <table:table-cell table:number-columns-repeated="17"/>
        </table:table-row>
        <table:table-row table:style-name="ro1">
          <table:table-cell office:value-type="float" office:value="0.080044" calcext:value-type="float">
            <text:p>0.080044</text:p>
          </table:table-cell>
          <table:table-cell office:value-type="float" office:value="0.253636" calcext:value-type="float">
            <text:p>0.253636</text:p>
          </table:table-cell>
          <table:table-cell office:value-type="float" office:value="0.261269" calcext:value-type="float">
            <text:p>0.261269</text:p>
          </table:table-cell>
          <table:table-cell office:value-type="float" office:value="0.261292" calcext:value-type="float">
            <text:p>0.261292</text:p>
          </table:table-cell>
          <table:table-cell office:value-type="float" office:value="0.165447" calcext:value-type="float">
            <text:p>0.165447</text:p>
          </table:table-cell>
          <table:table-cell office:value-type="float" office:value="0.228422" calcext:value-type="float">
            <text:p>0.228422</text:p>
          </table:table-cell>
          <table:table-cell office:value-type="float" office:value="0.21834" calcext:value-type="float">
            <text:p>0.21834</text:p>
          </table:table-cell>
          <table:table-cell table:number-columns-repeated="17"/>
        </table:table-row>
        <table:table-row table:style-name="ro1">
          <table:table-cell office:value-type="float" office:value="0.057267" calcext:value-type="float">
            <text:p>0.057267</text:p>
          </table:table-cell>
          <table:table-cell office:value-type="float" office:value="0.202267" calcext:value-type="float">
            <text:p>0.202267</text:p>
          </table:table-cell>
          <table:table-cell office:value-type="float" office:value="0.245712" calcext:value-type="float">
            <text:p>0.245712</text:p>
          </table:table-cell>
          <table:table-cell office:value-type="float" office:value="0.265277" calcext:value-type="float">
            <text:p>0.265277</text:p>
          </table:table-cell>
          <table:table-cell office:value-type="float" office:value="0.19401" calcext:value-type="float">
            <text:p>0.19401</text:p>
          </table:table-cell>
          <table:table-cell office:value-type="float" office:value="0.224979" calcext:value-type="float">
            <text:p>0.224979</text:p>
          </table:table-cell>
          <table:table-cell office:value-type="float" office:value="0.200389" calcext:value-type="float">
            <text:p>0.200389</text:p>
          </table:table-cell>
          <table:table-cell table:number-columns-repeated="17"/>
        </table:table-row>
        <table:table-row table:style-name="ro1">
          <table:table-cell office:value-type="float" office:value="0.094521" calcext:value-type="float">
            <text:p>0.094521</text:p>
          </table:table-cell>
          <table:table-cell office:value-type="float" office:value="0.248255" calcext:value-type="float">
            <text:p>0.248255</text:p>
          </table:table-cell>
          <table:table-cell office:value-type="float" office:value="0.245273" calcext:value-type="float">
            <text:p>0.245273</text:p>
          </table:table-cell>
          <table:table-cell office:value-type="float" office:value="0.26045" calcext:value-type="float">
            <text:p>0.26045</text:p>
          </table:table-cell>
          <table:table-cell office:value-type="float" office:value="0.189424" calcext:value-type="float">
            <text:p>0.189424</text:p>
          </table:table-cell>
          <table:table-cell office:value-type="float" office:value="0.211146" calcext:value-type="float">
            <text:p>0.211146</text:p>
          </table:table-cell>
          <table:table-cell office:value-type="float" office:value="0.17663" calcext:value-type="float">
            <text:p>0.17663</text:p>
          </table:table-cell>
          <table:table-cell table:number-columns-repeated="17"/>
        </table:table-row>
        <table:table-row table:style-name="ro1">
          <table:table-cell office:value-type="float" office:value="0.053872" calcext:value-type="float">
            <text:p>0.053872</text:p>
          </table:table-cell>
          <table:table-cell office:value-type="float" office:value="0.235667" calcext:value-type="float">
            <text:p>0.235667</text:p>
          </table:table-cell>
          <table:table-cell office:value-type="float" office:value="0.259972" calcext:value-type="float">
            <text:p>0.259972</text:p>
          </table:table-cell>
          <table:table-cell office:value-type="float" office:value="0.258444" calcext:value-type="float">
            <text:p>0.258444</text:p>
          </table:table-cell>
          <table:table-cell office:value-type="float" office:value="0.191539" calcext:value-type="float">
            <text:p>0.191539</text:p>
          </table:table-cell>
          <table:table-cell office:value-type="float" office:value="0.223122" calcext:value-type="float">
            <text:p>0.223122</text:p>
          </table:table-cell>
          <table:table-cell office:value-type="float" office:value="0.191874" calcext:value-type="float">
            <text:p>0.191874</text:p>
          </table:table-cell>
          <table:table-cell table:number-columns-repeated="17"/>
        </table:table-row>
        <table:table-row table:style-name="ro1">
          <table:table-cell office:value-type="float" office:value="0.057372" calcext:value-type="float">
            <text:p>0.057372</text:p>
          </table:table-cell>
          <table:table-cell office:value-type="float" office:value="0.266767" calcext:value-type="float">
            <text:p>0.266767</text:p>
          </table:table-cell>
          <table:table-cell office:value-type="float" office:value="0.203584" calcext:value-type="float">
            <text:p>0.203584</text:p>
          </table:table-cell>
          <table:table-cell office:value-type="float" office:value="0.264418" calcext:value-type="float">
            <text:p>0.264418</text:p>
          </table:table-cell>
          <table:table-cell office:value-type="float" office:value="0.214005" calcext:value-type="float">
            <text:p>0.214005</text:p>
          </table:table-cell>
          <table:table-cell office:value-type="float" office:value="0.223001" calcext:value-type="float">
            <text:p>0.223001</text:p>
          </table:table-cell>
          <table:table-cell office:value-type="float" office:value="0.2313" calcext:value-type="float">
            <text:p>0.2313</text:p>
          </table:table-cell>
          <table:table-cell table:number-columns-repeated="17"/>
        </table:table-row>
        <table:table-row table:style-name="ro1">
          <table:table-cell office:value-type="float" office:value="0.083552" calcext:value-type="float">
            <text:p>0.083552</text:p>
          </table:table-cell>
          <table:table-cell office:value-type="float" office:value="0.245349" calcext:value-type="float">
            <text:p>0.245349</text:p>
          </table:table-cell>
          <table:table-cell office:value-type="float" office:value="0.26159" calcext:value-type="float">
            <text:p>0.26159</text:p>
          </table:table-cell>
          <table:table-cell office:value-type="float" office:value="0.264128" calcext:value-type="float">
            <text:p>0.264128</text:p>
          </table:table-cell>
          <table:table-cell office:value-type="float" office:value="0.168054" calcext:value-type="float">
            <text:p>0.168054</text:p>
          </table:table-cell>
          <table:table-cell office:value-type="float" office:value="0.171003" calcext:value-type="float">
            <text:p>0.171003</text:p>
          </table:table-cell>
          <table:table-cell office:value-type="float" office:value="0.217598" calcext:value-type="float">
            <text:p>0.217598</text:p>
          </table:table-cell>
          <table:table-cell table:number-columns-repeated="17"/>
        </table:table-row>
        <table:table-row table:style-name="ro1">
          <table:table-cell office:value-type="float" office:value="0.074999" calcext:value-type="float">
            <text:p>0.074999</text:p>
          </table:table-cell>
          <table:table-cell office:value-type="float" office:value="0.291054" calcext:value-type="float">
            <text:p>0.291054</text:p>
          </table:table-cell>
          <table:table-cell office:value-type="float" office:value="0.180253" calcext:value-type="float">
            <text:p>0.180253</text:p>
          </table:table-cell>
          <table:table-cell office:value-type="float" office:value="0.263503" calcext:value-type="float">
            <text:p>0.263503</text:p>
          </table:table-cell>
          <table:table-cell office:value-type="float" office:value="0.168778" calcext:value-type="float">
            <text:p>0.168778</text:p>
          </table:table-cell>
          <table:table-cell office:value-type="float" office:value="0.182325" calcext:value-type="float">
            <text:p>0.182325</text:p>
          </table:table-cell>
          <table:table-cell office:value-type="float" office:value="0.222798" calcext:value-type="float">
            <text:p>0.222798</text:p>
          </table:table-cell>
          <table:table-cell table:number-columns-repeated="17"/>
        </table:table-row>
        <table:table-row table:style-name="ro1">
          <table:table-cell office:value-type="float" office:value="0.061592" calcext:value-type="float">
            <text:p>0.061592</text:p>
          </table:table-cell>
          <table:table-cell office:value-type="float" office:value="0.232324" calcext:value-type="float">
            <text:p>0.232324</text:p>
          </table:table-cell>
          <table:table-cell office:value-type="float" office:value="0.292637" calcext:value-type="float">
            <text:p>0.292637</text:p>
          </table:table-cell>
          <table:table-cell office:value-type="float" office:value="0.260272" calcext:value-type="float">
            <text:p>0.260272</text:p>
          </table:table-cell>
          <table:table-cell office:value-type="float" office:value="0.21561" calcext:value-type="float">
            <text:p>0.21561</text:p>
          </table:table-cell>
          <table:table-cell office:value-type="float" office:value="0.163337" calcext:value-type="float">
            <text:p>0.163337</text:p>
          </table:table-cell>
          <table:table-cell office:value-type="float" office:value="0.229948" calcext:value-type="float">
            <text:p>0.229948</text:p>
          </table:table-cell>
          <table:table-cell table:number-columns-repeated="17"/>
        </table:table-row>
        <table:table-row table:style-name="ro1">
          <table:table-cell office:value-type="float" office:value="0.07586" calcext:value-type="float">
            <text:p>0.07586</text:p>
          </table:table-cell>
          <table:table-cell office:value-type="float" office:value="0.250173" calcext:value-type="float">
            <text:p>0.250173</text:p>
          </table:table-cell>
          <table:table-cell office:value-type="float" office:value="0.190854" calcext:value-type="float">
            <text:p>0.190854</text:p>
          </table:table-cell>
          <table:table-cell office:value-type="float" office:value="0.25891" calcext:value-type="float">
            <text:p>0.25891</text:p>
          </table:table-cell>
          <table:table-cell office:value-type="float" office:value="0.189052" calcext:value-type="float">
            <text:p>0.189052</text:p>
          </table:table-cell>
          <table:table-cell office:value-type="float" office:value="0.172403" calcext:value-type="float">
            <text:p>0.172403</text:p>
          </table:table-cell>
          <table:table-cell office:value-type="float" office:value="0.227588" calcext:value-type="float">
            <text:p>0.227588</text:p>
          </table:table-cell>
          <table:table-cell table:number-columns-repeated="17"/>
        </table:table-row>
        <table:table-row table:style-name="ro1">
          <table:table-cell office:value-type="float" office:value="0.092936" calcext:value-type="float">
            <text:p>0.092936</text:p>
          </table:table-cell>
          <table:table-cell office:value-type="float" office:value="0.22168" calcext:value-type="float">
            <text:p>0.22168</text:p>
          </table:table-cell>
          <table:table-cell office:value-type="float" office:value="0.212215" calcext:value-type="float">
            <text:p>0.212215</text:p>
          </table:table-cell>
          <table:table-cell office:value-type="float" office:value="0.21791" calcext:value-type="float">
            <text:p>0.21791</text:p>
          </table:table-cell>
          <table:table-cell office:value-type="float" office:value="0.196669" calcext:value-type="float">
            <text:p>0.196669</text:p>
          </table:table-cell>
          <table:table-cell office:value-type="float" office:value="0.182415" calcext:value-type="float">
            <text:p>0.182415</text:p>
          </table:table-cell>
          <table:table-cell office:value-type="float" office:value="0.215459" calcext:value-type="float">
            <text:p>0.215459</text:p>
          </table:table-cell>
          <table:table-cell table:number-columns-repeated="17"/>
        </table:table-row>
        <table:table-row table:style-name="ro1">
          <table:table-cell office:value-type="float" office:value="0.081935" calcext:value-type="float">
            <text:p>0.081935</text:p>
          </table:table-cell>
          <table:table-cell office:value-type="float" office:value="0.229018" calcext:value-type="float">
            <text:p>0.229018</text:p>
          </table:table-cell>
          <table:table-cell office:value-type="float" office:value="0.219825" calcext:value-type="float">
            <text:p>0.219825</text:p>
          </table:table-cell>
          <table:table-cell office:value-type="float" office:value="0.200408" calcext:value-type="float">
            <text:p>0.200408</text:p>
          </table:table-cell>
          <table:table-cell office:value-type="float" office:value="0.185917" calcext:value-type="float">
            <text:p>0.185917</text:p>
          </table:table-cell>
          <table:table-cell office:value-type="float" office:value="0.188686" calcext:value-type="float">
            <text:p>0.188686</text:p>
          </table:table-cell>
          <table:table-cell office:value-type="float" office:value="0.221279" calcext:value-type="float">
            <text:p>0.221279</text:p>
          </table:table-cell>
          <table:table-cell table:number-columns-repeated="17"/>
        </table:table-row>
        <table:table-row table:style-name="ro1">
          <table:table-cell office:value-type="float" office:value="0.081157" calcext:value-type="float">
            <text:p>0.081157</text:p>
          </table:table-cell>
          <table:table-cell office:value-type="float" office:value="0.274155" calcext:value-type="float">
            <text:p>0.274155</text:p>
          </table:table-cell>
          <table:table-cell office:value-type="float" office:value="0.239494" calcext:value-type="float">
            <text:p>0.239494</text:p>
          </table:table-cell>
          <table:table-cell office:value-type="float" office:value="0.276512" calcext:value-type="float">
            <text:p>0.276512</text:p>
          </table:table-cell>
          <table:table-cell office:value-type="float" office:value="0.189269" calcext:value-type="float">
            <text:p>0.189269</text:p>
          </table:table-cell>
          <table:table-cell office:value-type="float" office:value="0.19157" calcext:value-type="float">
            <text:p>0.19157</text:p>
          </table:table-cell>
          <table:table-cell office:value-type="float" office:value="0.174766" calcext:value-type="float">
            <text:p>0.174766</text:p>
          </table:table-cell>
          <table:table-cell table:number-columns-repeated="17"/>
        </table:table-row>
        <table:table-row table:style-name="ro1">
          <table:table-cell office:value-type="float" office:value="0.091671" calcext:value-type="float">
            <text:p>0.091671</text:p>
          </table:table-cell>
          <table:table-cell office:value-type="float" office:value="0.216982" calcext:value-type="float">
            <text:p>0.216982</text:p>
          </table:table-cell>
          <table:table-cell office:value-type="float" office:value="0.197245" calcext:value-type="float">
            <text:p>0.197245</text:p>
          </table:table-cell>
          <table:table-cell office:value-type="float" office:value="0.263291" calcext:value-type="float">
            <text:p>0.263291</text:p>
          </table:table-cell>
          <table:table-cell office:value-type="float" office:value="0.205239" calcext:value-type="float">
            <text:p>0.205239</text:p>
          </table:table-cell>
          <table:table-cell office:value-type="float" office:value="0.190504" calcext:value-type="float">
            <text:p>0.190504</text:p>
          </table:table-cell>
          <table:table-cell office:value-type="float" office:value="0.189601" calcext:value-type="float">
            <text:p>0.189601</text:p>
          </table:table-cell>
          <table:table-cell table:number-columns-repeated="17"/>
        </table:table-row>
        <table:table-row table:style-name="ro1">
          <table:table-cell office:value-type="float" office:value="0.076842" calcext:value-type="float">
            <text:p>0.076842</text:p>
          </table:table-cell>
          <table:table-cell office:value-type="float" office:value="0.274138" calcext:value-type="float">
            <text:p>0.274138</text:p>
          </table:table-cell>
          <table:table-cell office:value-type="float" office:value="0.261157" calcext:value-type="float">
            <text:p>0.261157</text:p>
          </table:table-cell>
          <table:table-cell office:value-type="float" office:value="0.163551" calcext:value-type="float">
            <text:p>0.163551</text:p>
          </table:table-cell>
          <table:table-cell office:value-type="float" office:value="0.166255" calcext:value-type="float">
            <text:p>0.166255</text:p>
          </table:table-cell>
          <table:table-cell office:value-type="float" office:value="0.159135" calcext:value-type="float">
            <text:p>0.159135</text:p>
          </table:table-cell>
          <table:table-cell office:value-type="float" office:value="0.227191" calcext:value-type="float">
            <text:p>0.227191</text:p>
          </table:table-cell>
          <table:table-cell table:number-columns-repeated="17"/>
        </table:table-row>
        <table:table-row table:style-name="ro1">
          <table:table-cell office:value-type="float" office:value="0.051818" calcext:value-type="float">
            <text:p>0.051818</text:p>
          </table:table-cell>
          <table:table-cell office:value-type="float" office:value="0.270475" calcext:value-type="float">
            <text:p>0.270475</text:p>
          </table:table-cell>
          <table:table-cell office:value-type="float" office:value="0.258615" calcext:value-type="float">
            <text:p>0.258615</text:p>
          </table:table-cell>
          <table:table-cell office:value-type="float" office:value="0.227137" calcext:value-type="float">
            <text:p>0.227137</text:p>
          </table:table-cell>
          <table:table-cell office:value-type="float" office:value="0.184353" calcext:value-type="float">
            <text:p>0.184353</text:p>
          </table:table-cell>
          <table:table-cell office:value-type="float" office:value="0.205229" calcext:value-type="float">
            <text:p>0.205229</text:p>
          </table:table-cell>
          <table:table-cell office:value-type="float" office:value="0.166231" calcext:value-type="float">
            <text:p>0.166231</text:p>
          </table:table-cell>
          <table:table-cell table:number-columns-repeated="17"/>
        </table:table-row>
        <table:table-row table:style-name="ro1">
          <table:table-cell office:value-type="float" office:value="0.060998" calcext:value-type="float">
            <text:p>0.060998</text:p>
          </table:table-cell>
          <table:table-cell office:value-type="float" office:value="0.173654" calcext:value-type="float">
            <text:p>0.173654</text:p>
          </table:table-cell>
          <table:table-cell office:value-type="float" office:value="0.252689" calcext:value-type="float">
            <text:p>0.252689</text:p>
          </table:table-cell>
          <table:table-cell office:value-type="float" office:value="0.227159" calcext:value-type="float">
            <text:p>0.227159</text:p>
          </table:table-cell>
          <table:table-cell office:value-type="float" office:value="0.199083" calcext:value-type="float">
            <text:p>0.199083</text:p>
          </table:table-cell>
          <table:table-cell office:value-type="float" office:value="0.196102" calcext:value-type="float">
            <text:p>0.196102</text:p>
          </table:table-cell>
          <table:table-cell office:value-type="float" office:value="0.174781" calcext:value-type="float">
            <text:p>0.174781</text:p>
          </table:table-cell>
          <table:table-cell table:number-columns-repeated="17"/>
        </table:table-row>
        <table:table-row table:style-name="ro1">
          <table:table-cell office:value-type="float" office:value="0.056375" calcext:value-type="float">
            <text:p>0.056375</text:p>
          </table:table-cell>
          <table:table-cell office:value-type="float" office:value="0.199689" calcext:value-type="float">
            <text:p>0.199689</text:p>
          </table:table-cell>
          <table:table-cell office:value-type="float" office:value="0.165091" calcext:value-type="float">
            <text:p>0.165091</text:p>
          </table:table-cell>
          <table:table-cell office:value-type="float" office:value="0.256033" calcext:value-type="float">
            <text:p>0.256033</text:p>
          </table:table-cell>
          <table:table-cell office:value-type="float" office:value="0.177538" calcext:value-type="float">
            <text:p>0.177538</text:p>
          </table:table-cell>
          <table:table-cell office:value-type="float" office:value="0.17588" calcext:value-type="float">
            <text:p>0.17588</text:p>
          </table:table-cell>
          <table:table-cell office:value-type="float" office:value="0.191813" calcext:value-type="float">
            <text:p>0.191813</text:p>
          </table:table-cell>
          <table:table-cell table:number-columns-repeated="17"/>
        </table:table-row>
        <table:table-row table:style-name="ro1">
          <table:table-cell office:value-type="float" office:value="0.083109" calcext:value-type="float">
            <text:p>0.083109</text:p>
          </table:table-cell>
          <table:table-cell office:value-type="float" office:value="0.259432" calcext:value-type="float">
            <text:p>0.259432</text:p>
          </table:table-cell>
          <table:table-cell office:value-type="float" office:value="0.244041" calcext:value-type="float">
            <text:p>0.244041</text:p>
          </table:table-cell>
          <table:table-cell office:value-type="float" office:value="0.24756" calcext:value-type="float">
            <text:p>0.24756</text:p>
          </table:table-cell>
          <table:table-cell office:value-type="float" office:value="0.175917" calcext:value-type="float">
            <text:p>0.175917</text:p>
          </table:table-cell>
          <table:table-cell office:value-type="float" office:value="0.200732" calcext:value-type="float">
            <text:p>0.200732</text:p>
          </table:table-cell>
          <table:table-cell office:value-type="float" office:value="0.179135" calcext:value-type="float">
            <text:p>0.179135</text:p>
          </table:table-cell>
          <table:table-cell table:number-columns-repeated="17"/>
        </table:table-row>
        <table:table-row table:style-name="ro1">
          <table:table-cell office:value-type="float" office:value="0.068938" calcext:value-type="float">
            <text:p>0.068938</text:p>
          </table:table-cell>
          <table:table-cell office:value-type="float" office:value="0.230207" calcext:value-type="float">
            <text:p>0.230207</text:p>
          </table:table-cell>
          <table:table-cell office:value-type="float" office:value="0.216823" calcext:value-type="float">
            <text:p>0.216823</text:p>
          </table:table-cell>
          <table:table-cell office:value-type="float" office:value="0.247287" calcext:value-type="float">
            <text:p>0.247287</text:p>
          </table:table-cell>
          <table:table-cell office:value-type="float" office:value="0.171253" calcext:value-type="float">
            <text:p>0.171253</text:p>
          </table:table-cell>
          <table:table-cell office:value-type="float" office:value="0.193495" calcext:value-type="float">
            <text:p>0.193495</text:p>
          </table:table-cell>
          <table:table-cell office:value-type="float" office:value="0.156282" calcext:value-type="float">
            <text:p>0.156282</text:p>
          </table:table-cell>
          <table:table-cell table:number-columns-repeated="17"/>
        </table:table-row>
        <table:table-row table:style-name="ro1">
          <table:table-cell office:value-type="float" office:value="0.063865" calcext:value-type="float">
            <text:p>0.063865</text:p>
          </table:table-cell>
          <table:table-cell office:value-type="float" office:value="0.253252" calcext:value-type="float">
            <text:p>0.253252</text:p>
          </table:table-cell>
          <table:table-cell office:value-type="float" office:value="0.277292" calcext:value-type="float">
            <text:p>0.277292</text:p>
          </table:table-cell>
          <table:table-cell office:value-type="float" office:value="0.268928" calcext:value-type="float">
            <text:p>0.268928</text:p>
          </table:table-cell>
          <table:table-cell office:value-type="float" office:value="0.174424" calcext:value-type="float">
            <text:p>0.174424</text:p>
          </table:table-cell>
          <table:table-cell office:value-type="float" office:value="0.213352" calcext:value-type="float">
            <text:p>0.213352</text:p>
          </table:table-cell>
          <table:table-cell office:value-type="float" office:value="0.261548" calcext:value-type="float">
            <text:p>0.261548</text:p>
          </table:table-cell>
          <table:table-cell table:number-columns-repeated="17"/>
        </table:table-row>
        <table:table-row table:style-name="ro1">
          <table:table-cell office:value-type="float" office:value="0.065451" calcext:value-type="float">
            <text:p>0.065451</text:p>
          </table:table-cell>
          <table:table-cell office:value-type="float" office:value="0.269459" calcext:value-type="float">
            <text:p>0.269459</text:p>
          </table:table-cell>
          <table:table-cell office:value-type="float" office:value="0.247137" calcext:value-type="float">
            <text:p>0.247137</text:p>
          </table:table-cell>
          <table:table-cell office:value-type="float" office:value="0.246081" calcext:value-type="float">
            <text:p>0.246081</text:p>
          </table:table-cell>
          <table:table-cell office:value-type="float" office:value="0.187364" calcext:value-type="float">
            <text:p>0.187364</text:p>
          </table:table-cell>
          <table:table-cell office:value-type="float" office:value="0.168495" calcext:value-type="float">
            <text:p>0.168495</text:p>
          </table:table-cell>
          <table:table-cell office:value-type="float" office:value="0.204355" calcext:value-type="float">
            <text:p>0.204355</text:p>
          </table:table-cell>
          <table:table-cell table:number-columns-repeated="17"/>
        </table:table-row>
        <table:table-row table:style-name="ro1">
          <table:table-cell office:value-type="float" office:value="0.057691" calcext:value-type="float">
            <text:p>0.057691</text:p>
          </table:table-cell>
          <table:table-cell office:value-type="float" office:value="0.197535" calcext:value-type="float">
            <text:p>0.197535</text:p>
          </table:table-cell>
          <table:table-cell office:value-type="float" office:value="0.146358" calcext:value-type="float">
            <text:p>0.146358</text:p>
          </table:table-cell>
          <table:table-cell office:value-type="float" office:value="0.235767" calcext:value-type="float">
            <text:p>0.235767</text:p>
          </table:table-cell>
          <table:table-cell office:value-type="float" office:value="0.196516" calcext:value-type="float">
            <text:p>0.196516</text:p>
          </table:table-cell>
          <table:table-cell office:value-type="float" office:value="0.194553" calcext:value-type="float">
            <text:p>0.194553</text:p>
          </table:table-cell>
          <table:table-cell office:value-type="float" office:value="0.144825" calcext:value-type="float">
            <text:p>0.144825</text:p>
          </table:table-cell>
          <table:table-cell table:number-columns-repeated="17"/>
        </table:table-row>
        <table:table-row table:style-name="ro1">
          <table:table-cell office:value-type="float" office:value="0.066908" calcext:value-type="float">
            <text:p>0.066908</text:p>
          </table:table-cell>
          <table:table-cell office:value-type="float" office:value="0.231379" calcext:value-type="float">
            <text:p>0.231379</text:p>
          </table:table-cell>
          <table:table-cell office:value-type="float" office:value="0.203606" calcext:value-type="float">
            <text:p>0.203606</text:p>
          </table:table-cell>
          <table:table-cell office:value-type="float" office:value="0.221146" calcext:value-type="float">
            <text:p>0.221146</text:p>
          </table:table-cell>
          <table:table-cell office:value-type="float" office:value="0.183593" calcext:value-type="float">
            <text:p>0.183593</text:p>
          </table:table-cell>
          <table:table-cell office:value-type="float" office:value="0.204776" calcext:value-type="float">
            <text:p>0.204776</text:p>
          </table:table-cell>
          <table:table-cell office:value-type="float" office:value="0.190485" calcext:value-type="float">
            <text:p>0.190485</text:p>
          </table:table-cell>
          <table:table-cell table:number-columns-repeated="17"/>
        </table:table-row>
        <table:table-row table:style-name="ro1">
          <table:table-cell office:value-type="float" office:value="0.092767" calcext:value-type="float">
            <text:p>0.092767</text:p>
          </table:table-cell>
          <table:table-cell office:value-type="float" office:value="0.262612" calcext:value-type="float">
            <text:p>0.262612</text:p>
          </table:table-cell>
          <table:table-cell office:value-type="float" office:value="0.2441" calcext:value-type="float">
            <text:p>0.2441</text:p>
          </table:table-cell>
          <table:table-cell office:value-type="float" office:value="0.2654" calcext:value-type="float">
            <text:p>0.2654</text:p>
          </table:table-cell>
          <table:table-cell office:value-type="float" office:value="0.183979" calcext:value-type="float">
            <text:p>0.183979</text:p>
          </table:table-cell>
          <table:table-cell office:value-type="float" office:value="0.190439" calcext:value-type="float">
            <text:p>0.190439</text:p>
          </table:table-cell>
          <table:table-cell office:value-type="float" office:value="0.21386" calcext:value-type="float">
            <text:p>0.21386</text:p>
          </table:table-cell>
          <table:table-cell table:number-columns-repeated="17"/>
        </table:table-row>
        <table:table-row table:style-name="ro1">
          <table:table-cell office:value-type="float" office:value="0.055521" calcext:value-type="float">
            <text:p>0.055521</text:p>
          </table:table-cell>
          <table:table-cell office:value-type="float" office:value="0.233508" calcext:value-type="float">
            <text:p>0.233508</text:p>
          </table:table-cell>
          <table:table-cell office:value-type="float" office:value="0.261329" calcext:value-type="float">
            <text:p>0.261329</text:p>
          </table:table-cell>
          <table:table-cell office:value-type="float" office:value="0.261492" calcext:value-type="float">
            <text:p>0.261492</text:p>
          </table:table-cell>
          <table:table-cell office:value-type="float" office:value="0.181621" calcext:value-type="float">
            <text:p>0.181621</text:p>
          </table:table-cell>
          <table:table-cell office:value-type="float" office:value="0.182907" calcext:value-type="float">
            <text:p>0.182907</text:p>
          </table:table-cell>
          <table:table-cell office:value-type="float" office:value="0.1848" calcext:value-type="float">
            <text:p>0.1848</text:p>
          </table:table-cell>
          <table:table-cell table:number-columns-repeated="17"/>
        </table:table-row>
        <table:table-row table:style-name="ro1">
          <table:table-cell office:value-type="float" office:value="0.074399" calcext:value-type="float">
            <text:p>0.074399</text:p>
          </table:table-cell>
          <table:table-cell office:value-type="float" office:value="0.215497" calcext:value-type="float">
            <text:p>0.215497</text:p>
          </table:table-cell>
          <table:table-cell office:value-type="float" office:value="0.196555" calcext:value-type="float">
            <text:p>0.196555</text:p>
          </table:table-cell>
          <table:table-cell office:value-type="float" office:value="0.249665" calcext:value-type="float">
            <text:p>0.249665</text:p>
          </table:table-cell>
          <table:table-cell office:value-type="float" office:value="0.173013" calcext:value-type="float">
            <text:p>0.173013</text:p>
          </table:table-cell>
          <table:table-cell office:value-type="float" office:value="0.197411" calcext:value-type="float">
            <text:p>0.197411</text:p>
          </table:table-cell>
          <table:table-cell office:value-type="float" office:value="0.208154" calcext:value-type="float">
            <text:p>0.208154</text:p>
          </table:table-cell>
          <table:table-cell table:number-columns-repeated="17"/>
        </table:table-row>
        <table:table-row table:style-name="ro1">
          <table:table-cell office:value-type="float" office:value="0.062681" calcext:value-type="float">
            <text:p>0.062681</text:p>
          </table:table-cell>
          <table:table-cell office:value-type="float" office:value="0.267762" calcext:value-type="float">
            <text:p>0.267762</text:p>
          </table:table-cell>
          <table:table-cell office:value-type="float" office:value="0.212748" calcext:value-type="float">
            <text:p>0.212748</text:p>
          </table:table-cell>
          <table:table-cell office:value-type="float" office:value="0.279165" calcext:value-type="float">
            <text:p>0.279165</text:p>
          </table:table-cell>
          <table:table-cell office:value-type="float" office:value="0.16802" calcext:value-type="float">
            <text:p>0.16802</text:p>
          </table:table-cell>
          <table:table-cell office:value-type="float" office:value="0.211324" calcext:value-type="float">
            <text:p>0.211324</text:p>
          </table:table-cell>
          <table:table-cell office:value-type="float" office:value="0.190901" calcext:value-type="float">
            <text:p>0.190901</text:p>
          </table:table-cell>
          <table:table-cell table:number-columns-repeated="17"/>
        </table:table-row>
        <table:table-row table:style-name="ro1">
          <table:table-cell office:value-type="float" office:value="0.061696" calcext:value-type="float">
            <text:p>0.061696</text:p>
          </table:table-cell>
          <table:table-cell office:value-type="float" office:value="0.232263" calcext:value-type="float">
            <text:p>0.232263</text:p>
          </table:table-cell>
          <table:table-cell office:value-type="float" office:value="0.227962" calcext:value-type="float">
            <text:p>0.227962</text:p>
          </table:table-cell>
          <table:table-cell office:value-type="float" office:value="0.270719" calcext:value-type="float">
            <text:p>0.270719</text:p>
          </table:table-cell>
          <table:table-cell office:value-type="float" office:value="0.178456" calcext:value-type="float">
            <text:p>0.178456</text:p>
          </table:table-cell>
          <table:table-cell office:value-type="float" office:value="0.176034" calcext:value-type="float">
            <text:p>0.176034</text:p>
          </table:table-cell>
          <table:table-cell office:value-type="float" office:value="0.177102" calcext:value-type="float">
            <text:p>0.177102</text:p>
          </table:table-cell>
          <table:table-cell table:number-columns-repeated="17"/>
        </table:table-row>
        <table:table-row table:style-name="ro1">
          <table:table-cell office:value-type="float" office:value="0.05982" calcext:value-type="float">
            <text:p>0.05982</text:p>
          </table:table-cell>
          <table:table-cell office:value-type="float" office:value="0.201495" calcext:value-type="float">
            <text:p>0.201495</text:p>
          </table:table-cell>
          <table:table-cell office:value-type="float" office:value="0.168063" calcext:value-type="float">
            <text:p>0.168063</text:p>
          </table:table-cell>
          <table:table-cell office:value-type="float" office:value="0.244749" calcext:value-type="float">
            <text:p>0.244749</text:p>
          </table:table-cell>
          <table:table-cell office:value-type="float" office:value="0.190632" calcext:value-type="float">
            <text:p>0.190632</text:p>
          </table:table-cell>
          <table:table-cell office:value-type="float" office:value="0.223459" calcext:value-type="float">
            <text:p>0.223459</text:p>
          </table:table-cell>
          <table:table-cell office:value-type="float" office:value="0.186763" calcext:value-type="float">
            <text:p>0.186763</text:p>
          </table:table-cell>
          <table:table-cell table:number-columns-repeated="17"/>
        </table:table-row>
        <table:table-row table:style-name="ro1">
          <table:table-cell office:value-type="float" office:value="0.067197" calcext:value-type="float">
            <text:p>0.067197</text:p>
          </table:table-cell>
          <table:table-cell office:value-type="float" office:value="0.193886" calcext:value-type="float">
            <text:p>0.193886</text:p>
          </table:table-cell>
          <table:table-cell office:value-type="float" office:value="0.222722" calcext:value-type="float">
            <text:p>0.222722</text:p>
          </table:table-cell>
          <table:table-cell office:value-type="float" office:value="0.25556" calcext:value-type="float">
            <text:p>0.25556</text:p>
          </table:table-cell>
          <table:table-cell office:value-type="float" office:value="0.22638" calcext:value-type="float">
            <text:p>0.22638</text:p>
          </table:table-cell>
          <table:table-cell office:value-type="float" office:value="0.179087" calcext:value-type="float">
            <text:p>0.179087</text:p>
          </table:table-cell>
          <table:table-cell office:value-type="float" office:value="0.141631" calcext:value-type="float">
            <text:p>0.141631</text:p>
          </table:table-cell>
          <table:table-cell table:number-columns-repeated="17"/>
        </table:table-row>
        <table:table-row table:style-name="ro1">
          <table:table-cell office:value-type="float" office:value="0.087789" calcext:value-type="float">
            <text:p>0.087789</text:p>
          </table:table-cell>
          <table:table-cell office:value-type="float" office:value="0.222508" calcext:value-type="float">
            <text:p>0.222508</text:p>
          </table:table-cell>
          <table:table-cell office:value-type="float" office:value="0.203507" calcext:value-type="float">
            <text:p>0.203507</text:p>
          </table:table-cell>
          <table:table-cell office:value-type="float" office:value="0.267119" calcext:value-type="float">
            <text:p>0.267119</text:p>
          </table:table-cell>
          <table:table-cell office:value-type="float" office:value="0.17271" calcext:value-type="float">
            <text:p>0.17271</text:p>
          </table:table-cell>
          <table:table-cell office:value-type="float" office:value="0.179891" calcext:value-type="float">
            <text:p>0.179891</text:p>
          </table:table-cell>
          <table:table-cell office:value-type="float" office:value="0.189947" calcext:value-type="float">
            <text:p>0.189947</text:p>
          </table:table-cell>
          <table:table-cell table:number-columns-repeated="17"/>
        </table:table-row>
        <table:table-row table:style-name="ro1">
          <table:table-cell office:value-type="float" office:value="0.058506" calcext:value-type="float">
            <text:p>0.058506</text:p>
          </table:table-cell>
          <table:table-cell office:value-type="float" office:value="0.220174" calcext:value-type="float">
            <text:p>0.220174</text:p>
          </table:table-cell>
          <table:table-cell office:value-type="float" office:value="0.21143" calcext:value-type="float">
            <text:p>0.21143</text:p>
          </table:table-cell>
          <table:table-cell office:value-type="float" office:value="0.282687" calcext:value-type="float">
            <text:p>0.282687</text:p>
          </table:table-cell>
          <table:table-cell office:value-type="float" office:value="0.174348" calcext:value-type="float">
            <text:p>0.174348</text:p>
          </table:table-cell>
          <table:table-cell office:value-type="float" office:value="0.168037" calcext:value-type="float">
            <text:p>0.168037</text:p>
          </table:table-cell>
          <table:table-cell office:value-type="float" office:value="0.174862" calcext:value-type="float">
            <text:p>0.174862</text:p>
          </table:table-cell>
          <table:table-cell table:number-columns-repeated="17"/>
        </table:table-row>
        <table:table-row table:style-name="ro1">
          <table:table-cell office:value-type="float" office:value="0.057324" calcext:value-type="float">
            <text:p>0.057324</text:p>
          </table:table-cell>
          <table:table-cell office:value-type="float" office:value="0.277374" calcext:value-type="float">
            <text:p>0.277374</text:p>
          </table:table-cell>
          <table:table-cell office:value-type="float" office:value="0.263885" calcext:value-type="float">
            <text:p>0.263885</text:p>
          </table:table-cell>
          <table:table-cell office:value-type="float" office:value="0.246956" calcext:value-type="float">
            <text:p>0.246956</text:p>
          </table:table-cell>
          <table:table-cell office:value-type="float" office:value="0.206631" calcext:value-type="float">
            <text:p>0.206631</text:p>
          </table:table-cell>
          <table:table-cell office:value-type="float" office:value="0.18752" calcext:value-type="float">
            <text:p>0.18752</text:p>
          </table:table-cell>
          <table:table-cell office:value-type="float" office:value="0.253819" calcext:value-type="float">
            <text:p>0.253819</text:p>
          </table:table-cell>
          <table:table-cell table:number-columns-repeated="17"/>
        </table:table-row>
        <table:table-row table:style-name="ro1">
          <table:table-cell office:value-type="float" office:value="0.085877" calcext:value-type="float">
            <text:p>0.085877</text:p>
          </table:table-cell>
          <table:table-cell office:value-type="float" office:value="0.190415" calcext:value-type="float">
            <text:p>0.190415</text:p>
          </table:table-cell>
          <table:table-cell office:value-type="float" office:value="0.247657" calcext:value-type="float">
            <text:p>0.247657</text:p>
          </table:table-cell>
          <table:table-cell office:value-type="float" office:value="0.281314" calcext:value-type="float">
            <text:p>0.281314</text:p>
          </table:table-cell>
          <table:table-cell office:value-type="float" office:value="0.18788" calcext:value-type="float">
            <text:p>0.18788</text:p>
          </table:table-cell>
          <table:table-cell office:value-type="float" office:value="0.197992" calcext:value-type="float">
            <text:p>0.197992</text:p>
          </table:table-cell>
          <table:table-cell office:value-type="float" office:value="0.172574" calcext:value-type="float">
            <text:p>0.172574</text:p>
          </table:table-cell>
          <table:table-cell table:number-columns-repeated="17"/>
        </table:table-row>
        <table:table-row table:style-name="ro1">
          <table:table-cell office:value-type="float" office:value="0.078449" calcext:value-type="float">
            <text:p>0.078449</text:p>
          </table:table-cell>
          <table:table-cell office:value-type="float" office:value="0.221344" calcext:value-type="float">
            <text:p>0.221344</text:p>
          </table:table-cell>
          <table:table-cell office:value-type="float" office:value="0.238018" calcext:value-type="float">
            <text:p>0.238018</text:p>
          </table:table-cell>
          <table:table-cell office:value-type="float" office:value="0.25765" calcext:value-type="float">
            <text:p>0.25765</text:p>
          </table:table-cell>
          <table:table-cell office:value-type="float" office:value="0.218668" calcext:value-type="float">
            <text:p>0.218668</text:p>
          </table:table-cell>
          <table:table-cell office:value-type="float" office:value="0.17458" calcext:value-type="float">
            <text:p>0.17458</text:p>
          </table:table-cell>
          <table:table-cell office:value-type="float" office:value="0.2074" calcext:value-type="float">
            <text:p>0.2074</text:p>
          </table:table-cell>
          <table:table-cell table:number-columns-repeated="17"/>
        </table:table-row>
        <table:table-row table:style-name="ro1">
          <table:table-cell office:value-type="float" office:value="0.080515" calcext:value-type="float">
            <text:p>0.080515</text:p>
          </table:table-cell>
          <table:table-cell office:value-type="float" office:value="0.217321" calcext:value-type="float">
            <text:p>0.217321</text:p>
          </table:table-cell>
          <table:table-cell office:value-type="float" office:value="0.202012" calcext:value-type="float">
            <text:p>0.202012</text:p>
          </table:table-cell>
          <table:table-cell office:value-type="float" office:value="0.26878" calcext:value-type="float">
            <text:p>0.26878</text:p>
          </table:table-cell>
          <table:table-cell office:value-type="float" office:value="0.17857" calcext:value-type="float">
            <text:p>0.17857</text:p>
          </table:table-cell>
          <table:table-cell office:value-type="float" office:value="0.137487" calcext:value-type="float">
            <text:p>0.137487</text:p>
          </table:table-cell>
          <table:table-cell office:value-type="float" office:value="0.195546" calcext:value-type="float">
            <text:p>0.195546</text:p>
          </table:table-cell>
          <table:table-cell table:number-columns-repeated="17"/>
        </table:table-row>
        <table:table-row table:style-name="ro1">
          <table:table-cell office:value-type="float" office:value="0.092642" calcext:value-type="float">
            <text:p>0.092642</text:p>
          </table:table-cell>
          <table:table-cell office:value-type="float" office:value="0.251165" calcext:value-type="float">
            <text:p>0.251165</text:p>
          </table:table-cell>
          <table:table-cell office:value-type="float" office:value="0.222789" calcext:value-type="float">
            <text:p>0.222789</text:p>
          </table:table-cell>
          <table:table-cell office:value-type="float" office:value="0.201537" calcext:value-type="float">
            <text:p>0.201537</text:p>
          </table:table-cell>
          <table:table-cell office:value-type="float" office:value="0.17902" calcext:value-type="float">
            <text:p>0.17902</text:p>
          </table:table-cell>
          <table:table-cell office:value-type="float" office:value="0.176152" calcext:value-type="float">
            <text:p>0.176152</text:p>
          </table:table-cell>
          <table:table-cell office:value-type="float" office:value="0.177005" calcext:value-type="float">
            <text:p>0.177005</text:p>
          </table:table-cell>
          <table:table-cell table:number-columns-repeated="17"/>
        </table:table-row>
        <table:table-row table:style-name="ro1">
          <table:table-cell office:value-type="float" office:value="0.05342" calcext:value-type="float">
            <text:p>0.05342</text:p>
          </table:table-cell>
          <table:table-cell office:value-type="float" office:value="0.234351" calcext:value-type="float">
            <text:p>0.234351</text:p>
          </table:table-cell>
          <table:table-cell office:value-type="float" office:value="0.201606" calcext:value-type="float">
            <text:p>0.201606</text:p>
          </table:table-cell>
          <table:table-cell office:value-type="float" office:value="0.26526" calcext:value-type="float">
            <text:p>0.26526</text:p>
          </table:table-cell>
          <table:table-cell office:value-type="float" office:value="0.183357" calcext:value-type="float">
            <text:p>0.183357</text:p>
          </table:table-cell>
          <table:table-cell office:value-type="float" office:value="0.191962" calcext:value-type="float">
            <text:p>0.191962</text:p>
          </table:table-cell>
          <table:table-cell office:value-type="float" office:value="0.165176" calcext:value-type="float">
            <text:p>0.165176</text:p>
          </table:table-cell>
          <table:table-cell table:number-columns-repeated="17"/>
        </table:table-row>
        <table:table-row table:style-name="ro1">
          <table:table-cell office:value-type="float" office:value="0.059777" calcext:value-type="float">
            <text:p>0.059777</text:p>
          </table:table-cell>
          <table:table-cell office:value-type="float" office:value="0.262839" calcext:value-type="float">
            <text:p>0.262839</text:p>
          </table:table-cell>
          <table:table-cell office:value-type="float" office:value="0.245342" calcext:value-type="float">
            <text:p>0.245342</text:p>
          </table:table-cell>
          <table:table-cell office:value-type="float" office:value="0.264864" calcext:value-type="float">
            <text:p>0.264864</text:p>
          </table:table-cell>
          <table:table-cell office:value-type="float" office:value="0.17982" calcext:value-type="float">
            <text:p>0.17982</text:p>
          </table:table-cell>
          <table:table-cell office:value-type="float" office:value="0.193465" calcext:value-type="float">
            <text:p>0.193465</text:p>
          </table:table-cell>
          <table:table-cell office:value-type="float" office:value="0.204095" calcext:value-type="float">
            <text:p>0.204095</text:p>
          </table:table-cell>
          <table:table-cell table:number-columns-repeated="17"/>
        </table:table-row>
        <table:table-row table:style-name="ro1">
          <table:table-cell office:value-type="float" office:value="0.057639" calcext:value-type="float">
            <text:p>0.057639</text:p>
          </table:table-cell>
          <table:table-cell office:value-type="float" office:value="0.270031" calcext:value-type="float">
            <text:p>0.270031</text:p>
          </table:table-cell>
          <table:table-cell office:value-type="float" office:value="0.250306" calcext:value-type="float">
            <text:p>0.250306</text:p>
          </table:table-cell>
          <table:table-cell office:value-type="float" office:value="0.261307" calcext:value-type="float">
            <text:p>0.261307</text:p>
          </table:table-cell>
          <table:table-cell office:value-type="float" office:value="0.234521" calcext:value-type="float">
            <text:p>0.234521</text:p>
          </table:table-cell>
          <table:table-cell office:value-type="float" office:value="0.155418" calcext:value-type="float">
            <text:p>0.155418</text:p>
          </table:table-cell>
          <table:table-cell office:value-type="float" office:value="0.197354" calcext:value-type="float">
            <text:p>0.197354</text:p>
          </table:table-cell>
          <table:table-cell table:number-columns-repeated="17"/>
        </table:table-row>
        <table:table-row table:style-name="ro1">
          <table:table-cell office:value-type="float" office:value="0.076133" calcext:value-type="float">
            <text:p>0.076133</text:p>
          </table:table-cell>
          <table:table-cell office:value-type="float" office:value="0.208259" calcext:value-type="float">
            <text:p>0.208259</text:p>
          </table:table-cell>
          <table:table-cell office:value-type="float" office:value="0.255991" calcext:value-type="float">
            <text:p>0.255991</text:p>
          </table:table-cell>
          <table:table-cell office:value-type="float" office:value="0.250672" calcext:value-type="float">
            <text:p>0.250672</text:p>
          </table:table-cell>
          <table:table-cell office:value-type="float" office:value="0.233731" calcext:value-type="float">
            <text:p>0.233731</text:p>
          </table:table-cell>
          <table:table-cell office:value-type="float" office:value="0.194596" calcext:value-type="float">
            <text:p>0.194596</text:p>
          </table:table-cell>
          <table:table-cell office:value-type="float" office:value="0.234955" calcext:value-type="float">
            <text:p>0.234955</text:p>
          </table:table-cell>
          <table:table-cell table:number-columns-repeated="17"/>
        </table:table-row>
        <table:table-row table:style-name="ro1">
          <table:table-cell office:value-type="float" office:value="0.075372" calcext:value-type="float">
            <text:p>0.075372</text:p>
          </table:table-cell>
          <table:table-cell office:value-type="float" office:value="0.231626" calcext:value-type="float">
            <text:p>0.231626</text:p>
          </table:table-cell>
          <table:table-cell office:value-type="float" office:value="0.256101" calcext:value-type="float">
            <text:p>0.256101</text:p>
          </table:table-cell>
          <table:table-cell office:value-type="float" office:value="0.265826" calcext:value-type="float">
            <text:p>0.265826</text:p>
          </table:table-cell>
          <table:table-cell office:value-type="float" office:value="0.252741" calcext:value-type="float">
            <text:p>0.252741</text:p>
          </table:table-cell>
          <table:table-cell office:value-type="float" office:value="0.166278" calcext:value-type="float">
            <text:p>0.166278</text:p>
          </table:table-cell>
          <table:table-cell office:value-type="float" office:value="0.188296" calcext:value-type="float">
            <text:p>0.188296</text:p>
          </table:table-cell>
          <table:table-cell table:number-columns-repeated="17"/>
        </table:table-row>
        <table:table-row table:style-name="ro1">
          <table:table-cell office:value-type="float" office:value="0.077251" calcext:value-type="float">
            <text:p>0.077251</text:p>
          </table:table-cell>
          <table:table-cell office:value-type="float" office:value="0.201725" calcext:value-type="float">
            <text:p>0.201725</text:p>
          </table:table-cell>
          <table:table-cell office:value-type="float" office:value="0.261794" calcext:value-type="float">
            <text:p>0.261794</text:p>
          </table:table-cell>
          <table:table-cell office:value-type="float" office:value="0.244453" calcext:value-type="float">
            <text:p>0.244453</text:p>
          </table:table-cell>
          <table:table-cell office:value-type="float" office:value="0.25172" calcext:value-type="float">
            <text:p>0.25172</text:p>
          </table:table-cell>
          <table:table-cell office:value-type="float" office:value="0.191906" calcext:value-type="float">
            <text:p>0.191906</text:p>
          </table:table-cell>
          <table:table-cell office:value-type="float" office:value="0.175634" calcext:value-type="float">
            <text:p>0.175634</text:p>
          </table:table-cell>
          <table:table-cell table:number-columns-repeated="17"/>
        </table:table-row>
        <table:table-row table:style-name="ro1">
          <table:table-cell office:value-type="float" office:value="0.058814" calcext:value-type="float">
            <text:p>0.058814</text:p>
          </table:table-cell>
          <table:table-cell office:value-type="float" office:value="0.281562" calcext:value-type="float">
            <text:p>0.281562</text:p>
          </table:table-cell>
          <table:table-cell office:value-type="float" office:value="0.25066" calcext:value-type="float">
            <text:p>0.25066</text:p>
          </table:table-cell>
          <table:table-cell office:value-type="float" office:value="0.264625" calcext:value-type="float">
            <text:p>0.264625</text:p>
          </table:table-cell>
          <table:table-cell office:value-type="float" office:value="0.220027" calcext:value-type="float">
            <text:p>0.220027</text:p>
          </table:table-cell>
          <table:table-cell office:value-type="float" office:value="0.210776" calcext:value-type="float">
            <text:p>0.210776</text:p>
          </table:table-cell>
          <table:table-cell office:value-type="float" office:value="0.204591" calcext:value-type="float">
            <text:p>0.204591</text:p>
          </table:table-cell>
          <table:table-cell table:number-columns-repeated="17"/>
        </table:table-row>
        <table:table-row table:style-name="ro1">
          <table:table-cell office:value-type="float" office:value="0.08524" calcext:value-type="float">
            <text:p>0.08524</text:p>
          </table:table-cell>
          <table:table-cell office:value-type="float" office:value="0.242614" calcext:value-type="float">
            <text:p>0.242614</text:p>
          </table:table-cell>
          <table:table-cell office:value-type="float" office:value="0.267003" calcext:value-type="float">
            <text:p>0.267003</text:p>
          </table:table-cell>
          <table:table-cell office:value-type="float" office:value="0.26045" calcext:value-type="float">
            <text:p>0.2604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210396" calcext:value-type="float">
            <text:p>0.210396</text:p>
          </table:table-cell>
          <table:table-cell office:value-type="float" office:value="0.173742" calcext:value-type="float">
            <text:p>0.173742</text:p>
          </table:table-cell>
          <table:table-cell table:number-columns-repeated="17"/>
        </table:table-row>
        <table:table-row table:style-name="ro1">
          <table:table-cell office:value-type="float" office:value="0.08272" calcext:value-type="float">
            <text:p>0.08272</text:p>
          </table:table-cell>
          <table:table-cell office:value-type="float" office:value="0.243473" calcext:value-type="float">
            <text:p>0.243473</text:p>
          </table:table-cell>
          <table:table-cell office:value-type="float" office:value="0.229931" calcext:value-type="float">
            <text:p>0.229931</text:p>
          </table:table-cell>
          <table:table-cell office:value-type="float" office:value="0.248317" calcext:value-type="float">
            <text:p>0.248317</text:p>
          </table:table-cell>
          <table:table-cell office:value-type="float" office:value="0.226285" calcext:value-type="float">
            <text:p>0.226285</text:p>
          </table:table-cell>
          <table:table-cell office:value-type="float" office:value="0.185218" calcext:value-type="float">
            <text:p>0.185218</text:p>
          </table:table-cell>
          <table:table-cell office:value-type="float" office:value="0.219465" calcext:value-type="float">
            <text:p>0.219465</text:p>
          </table:table-cell>
          <table:table-cell table:number-columns-repeated="17"/>
        </table:table-row>
        <table:table-row table:style-name="ro1">
          <table:table-cell office:value-type="float" office:value="0.054411" calcext:value-type="float">
            <text:p>0.054411</text:p>
          </table:table-cell>
          <table:table-cell office:value-type="float" office:value="0.22232" calcext:value-type="float">
            <text:p>0.22232</text:p>
          </table:table-cell>
          <table:table-cell office:value-type="float" office:value="0.260609" calcext:value-type="float">
            <text:p>0.260609</text:p>
          </table:table-cell>
          <table:table-cell office:value-type="float" office:value="0.258452" calcext:value-type="float">
            <text:p>0.258452</text:p>
          </table:table-cell>
          <table:table-cell office:value-type="float" office:value="0.23141" calcext:value-type="float">
            <text:p>0.23141</text:p>
          </table:table-cell>
          <table:table-cell office:value-type="float" office:value="0.213357" calcext:value-type="float">
            <text:p>0.213357</text:p>
          </table:table-cell>
          <table:table-cell office:value-type="float" office:value="0.216942" calcext:value-type="float">
            <text:p>0.216942</text:p>
          </table:table-cell>
          <table:table-cell table:number-columns-repeated="17"/>
        </table:table-row>
        <table:table-row table:style-name="ro1">
          <table:table-cell office:value-type="float" office:value="0.063908" calcext:value-type="float">
            <text:p>0.063908</text:p>
          </table:table-cell>
          <table:table-cell office:value-type="float" office:value="0.218118" calcext:value-type="float">
            <text:p>0.218118</text:p>
          </table:table-cell>
          <table:table-cell office:value-type="float" office:value="0.248286" calcext:value-type="float">
            <text:p>0.248286</text:p>
          </table:table-cell>
          <table:table-cell office:value-type="float" office:value="0.264791" calcext:value-type="float">
            <text:p>0.264791</text:p>
          </table:table-cell>
          <table:table-cell office:value-type="float" office:value="0.244873" calcext:value-type="float">
            <text:p>0.244873</text:p>
          </table:table-cell>
          <table:table-cell office:value-type="float" office:value="0.173984" calcext:value-type="float">
            <text:p>0.173984</text:p>
          </table:table-cell>
          <table:table-cell office:value-type="float" office:value="0.224848" calcext:value-type="float">
            <text:p>0.224848</text:p>
          </table:table-cell>
          <table:table-cell table:number-columns-repeated="17"/>
        </table:table-row>
        <table:table-row table:style-name="ro1">
          <table:table-cell office:value-type="float" office:value="0.065209" calcext:value-type="float">
            <text:p>0.065209</text:p>
          </table:table-cell>
          <table:table-cell office:value-type="float" office:value="0.294042" calcext:value-type="float">
            <text:p>0.294042</text:p>
          </table:table-cell>
          <table:table-cell office:value-type="float" office:value="0.267005" calcext:value-type="float">
            <text:p>0.267005</text:p>
          </table:table-cell>
          <table:table-cell office:value-type="float" office:value="0.26114" calcext:value-type="float">
            <text:p>0.26114</text:p>
          </table:table-cell>
          <table:table-cell office:value-type="float" office:value="0.225366" calcext:value-type="float">
            <text:p>0.225366</text:p>
          </table:table-cell>
          <table:table-cell office:value-type="float" office:value="0.175482" calcext:value-type="float">
            <text:p>0.175482</text:p>
          </table:table-cell>
          <table:table-cell office:value-type="float" office:value="0.201693" calcext:value-type="float">
            <text:p>0.201693</text:p>
          </table:table-cell>
          <table:table-cell table:number-columns-repeated="17"/>
        </table:table-row>
        <table:table-row table:style-name="ro1">
          <table:table-cell office:value-type="float" office:value="0.093139" calcext:value-type="float">
            <text:p>0.093139</text:p>
          </table:table-cell>
          <table:table-cell office:value-type="float" office:value="0.257116" calcext:value-type="float">
            <text:p>0.257116</text:p>
          </table:table-cell>
          <table:table-cell office:value-type="float" office:value="0.260776" calcext:value-type="float">
            <text:p>0.260776</text:p>
          </table:table-cell>
          <table:table-cell office:value-type="float" office:value="0.265944" calcext:value-type="float">
            <text:p>0.265944</text:p>
          </table:table-cell>
          <table:table-cell office:value-type="float" office:value="0.244062" calcext:value-type="float">
            <text:p>0.244062</text:p>
          </table:table-cell>
          <table:table-cell office:value-type="float" office:value="0.217105" calcext:value-type="float">
            <text:p>0.217105</text:p>
          </table:table-cell>
          <table:table-cell office:value-type="float" office:value="0.21982" calcext:value-type="float">
            <text:p>0.21982</text:p>
          </table:table-cell>
          <table:table-cell table:number-columns-repeated="17"/>
        </table:table-row>
        <table:table-row table:style-name="ro1">
          <table:table-cell office:value-type="float" office:value="0.052515" calcext:value-type="float">
            <text:p>0.052515</text:p>
          </table:table-cell>
          <table:table-cell office:value-type="float" office:value="0.257722" calcext:value-type="float">
            <text:p>0.257722</text:p>
          </table:table-cell>
          <table:table-cell office:value-type="float" office:value="0.247549" calcext:value-type="float">
            <text:p>0.247549</text:p>
          </table:table-cell>
          <table:table-cell office:value-type="float" office:value="0.251291" calcext:value-type="float">
            <text:p>0.251291</text:p>
          </table:table-cell>
          <table:table-cell office:value-type="float" office:value="0.134754" calcext:value-type="float">
            <text:p>0.134754</text:p>
          </table:table-cell>
          <table:table-cell office:value-type="float" office:value="0.190586" calcext:value-type="float">
            <text:p>0.190586</text:p>
          </table:table-cell>
          <table:table-cell office:value-type="float" office:value="0.177526" calcext:value-type="float">
            <text:p>0.177526</text:p>
          </table:table-cell>
          <table:table-cell table:number-columns-repeated="17"/>
        </table:table-row>
        <table:table-row table:style-name="ro1">
          <table:table-cell office:value-type="float" office:value="0.063754" calcext:value-type="float">
            <text:p>0.063754</text:p>
          </table:table-cell>
          <table:table-cell office:value-type="float" office:value="0.275792" calcext:value-type="float">
            <text:p>0.275792</text:p>
          </table:table-cell>
          <table:table-cell office:value-type="float" office:value="0.216531" calcext:value-type="float">
            <text:p>0.216531</text:p>
          </table:table-cell>
          <table:table-cell office:value-type="float" office:value="0.256659" calcext:value-type="float">
            <text:p>0.256659</text:p>
          </table:table-cell>
          <table:table-cell office:value-type="float" office:value="0.217726" calcext:value-type="float">
            <text:p>0.217726</text:p>
          </table:table-cell>
          <table:table-cell office:value-type="float" office:value="0.207277" calcext:value-type="float">
            <text:p>0.207277</text:p>
          </table:table-cell>
          <table:table-cell office:value-type="float" office:value="0.174333" calcext:value-type="float">
            <text:p>0.174333</text:p>
          </table:table-cell>
          <table:table-cell table:number-columns-repeated="17"/>
        </table:table-row>
        <table:table-row table:style-name="ro1">
          <table:table-cell office:value-type="float" office:value="0.075332" calcext:value-type="float">
            <text:p>0.075332</text:p>
          </table:table-cell>
          <table:table-cell office:value-type="float" office:value="0.267717" calcext:value-type="float">
            <text:p>0.267717</text:p>
          </table:table-cell>
          <table:table-cell office:value-type="float" office:value="0.272648" calcext:value-type="float">
            <text:p>0.272648</text:p>
          </table:table-cell>
          <table:table-cell office:value-type="float" office:value="0.163449" calcext:value-type="float">
            <text:p>0.163449</text:p>
          </table:table-cell>
          <table:table-cell office:value-type="float" office:value="0.185687" calcext:value-type="float">
            <text:p>0.185687</text:p>
          </table:table-cell>
          <table:table-cell office:value-type="float" office:value="0.20966" calcext:value-type="float">
            <text:p>0.20966</text:p>
          </table:table-cell>
          <table:table-cell office:value-type="float" office:value="0.219291" calcext:value-type="float">
            <text:p>0.219291</text:p>
          </table:table-cell>
          <table:table-cell table:number-columns-repeated="17"/>
        </table:table-row>
        <table:table-row table:style-name="ro1">
          <table:table-cell office:value-type="float" office:value="0.053967" calcext:value-type="float">
            <text:p>0.053967</text:p>
          </table:table-cell>
          <table:table-cell office:value-type="float" office:value="0.230616" calcext:value-type="float">
            <text:p>0.230616</text:p>
          </table:table-cell>
          <table:table-cell office:value-type="float" office:value="0.278591" calcext:value-type="float">
            <text:p>0.278591</text:p>
          </table:table-cell>
          <table:table-cell office:value-type="float" office:value="0.246916" calcext:value-type="float">
            <text:p>0.246916</text:p>
          </table:table-cell>
          <table:table-cell office:value-type="float" office:value="0.216877" calcext:value-type="float">
            <text:p>0.216877</text:p>
          </table:table-cell>
          <table:table-cell office:value-type="float" office:value="0.220546" calcext:value-type="float">
            <text:p>0.220546</text:p>
          </table:table-cell>
          <table:table-cell office:value-type="float" office:value="0.197548" calcext:value-type="float">
            <text:p>0.197548</text:p>
          </table:table-cell>
          <table:table-cell table:number-columns-repeated="17"/>
        </table:table-row>
        <table:table-row table:style-name="ro1">
          <table:table-cell office:value-type="float" office:value="0.058593" calcext:value-type="float">
            <text:p>0.058593</text:p>
          </table:table-cell>
          <table:table-cell office:value-type="float" office:value="0.284851" calcext:value-type="float">
            <text:p>0.284851</text:p>
          </table:table-cell>
          <table:table-cell office:value-type="float" office:value="0.211593" calcext:value-type="float">
            <text:p>0.211593</text:p>
          </table:table-cell>
          <table:table-cell office:value-type="float" office:value="0.268047" calcext:value-type="float">
            <text:p>0.268047</text:p>
          </table:table-cell>
          <table:table-cell office:value-type="float" office:value="0.216641" calcext:value-type="float">
            <text:p>0.216641</text:p>
          </table:table-cell>
          <table:table-cell office:value-type="float" office:value="0.212557" calcext:value-type="float">
            <text:p>0.212557</text:p>
          </table:table-cell>
          <table:table-cell office:value-type="float" office:value="0.164899" calcext:value-type="float">
            <text:p>0.164899</text:p>
          </table:table-cell>
          <table:table-cell table:number-columns-repeated="17"/>
        </table:table-row>
        <table:table-row table:style-name="ro1">
          <table:table-cell office:value-type="float" office:value="0.084487" calcext:value-type="float">
            <text:p>0.084487</text:p>
          </table:table-cell>
          <table:table-cell office:value-type="float" office:value="0.260244" calcext:value-type="float">
            <text:p>0.260244</text:p>
          </table:table-cell>
          <table:table-cell office:value-type="float" office:value="0.21404" calcext:value-type="float">
            <text:p>0.21404</text:p>
          </table:table-cell>
          <table:table-cell office:value-type="float" office:value="0.265996" calcext:value-type="float">
            <text:p>0.265996</text:p>
          </table:table-cell>
          <table:table-cell office:value-type="float" office:value="0.234006" calcext:value-type="float">
            <text:p>0.234006</text:p>
          </table:table-cell>
          <table:table-cell office:value-type="float" office:value="0.18624" calcext:value-type="float">
            <text:p>0.18624</text:p>
          </table:table-cell>
          <table:table-cell office:value-type="float" office:value="0.245142" calcext:value-type="float">
            <text:p>0.245142</text:p>
          </table:table-cell>
          <table:table-cell table:number-columns-repeated="17"/>
        </table:table-row>
        <table:table-row table:style-name="ro1">
          <table:table-cell office:value-type="float" office:value="0.093214" calcext:value-type="float">
            <text:p>0.093214</text:p>
          </table:table-cell>
          <table:table-cell office:value-type="float" office:value="0.274778" calcext:value-type="float">
            <text:p>0.274778</text:p>
          </table:table-cell>
          <table:table-cell office:value-type="float" office:value="0.243455" calcext:value-type="float">
            <text:p>0.243455</text:p>
          </table:table-cell>
          <table:table-cell office:value-type="float" office:value="0.263355" calcext:value-type="float">
            <text:p>0.263355</text:p>
          </table:table-cell>
          <table:table-cell office:value-type="float" office:value="0.171328" calcext:value-type="float">
            <text:p>0.171328</text:p>
          </table:table-cell>
          <table:table-cell office:value-type="float" office:value="0.16051" calcext:value-type="float">
            <text:p>0.16051</text:p>
          </table:table-cell>
          <table:table-cell office:value-type="float" office:value="0.19404" calcext:value-type="float">
            <text:p>0.19404</text:p>
          </table:table-cell>
          <table:table-cell table:number-columns-repeated="17"/>
        </table:table-row>
        <table:table-row table:style-name="ro1">
          <table:table-cell office:value-type="float" office:value="0.051561" calcext:value-type="float">
            <text:p>0.051561</text:p>
          </table:table-cell>
          <table:table-cell office:value-type="float" office:value="0.261316" calcext:value-type="float">
            <text:p>0.261316</text:p>
          </table:table-cell>
          <table:table-cell office:value-type="float" office:value="0.209886" calcext:value-type="float">
            <text:p>0.209886</text:p>
          </table:table-cell>
          <table:table-cell office:value-type="float" office:value="0.260816" calcext:value-type="float">
            <text:p>0.260816</text:p>
          </table:table-cell>
          <table:table-cell office:value-type="float" office:value="0.166701" calcext:value-type="float">
            <text:p>0.166701</text:p>
          </table:table-cell>
          <table:table-cell office:value-type="float" office:value="0.211736" calcext:value-type="float">
            <text:p>0.211736</text:p>
          </table:table-cell>
          <table:table-cell office:value-type="float" office:value="0.174838" calcext:value-type="float">
            <text:p>0.174838</text:p>
          </table:table-cell>
          <table:table-cell table:number-columns-repeated="17"/>
        </table:table-row>
        <table:table-row table:style-name="ro1">
          <table:table-cell office:value-type="float" office:value="0.063564" calcext:value-type="float">
            <text:p>0.063564</text:p>
          </table:table-cell>
          <table:table-cell office:value-type="float" office:value="0.234892" calcext:value-type="float">
            <text:p>0.234892</text:p>
          </table:table-cell>
          <table:table-cell office:value-type="float" office:value="0.219661" calcext:value-type="float">
            <text:p>0.219661</text:p>
          </table:table-cell>
          <table:table-cell office:value-type="float" office:value="0.245139" calcext:value-type="float">
            <text:p>0.245139</text:p>
          </table:table-cell>
          <table:table-cell office:value-type="float" office:value="0.182739" calcext:value-type="float">
            <text:p>0.182739</text:p>
          </table:table-cell>
          <table:table-cell office:value-type="float" office:value="0.238326" calcext:value-type="float">
            <text:p>0.238326</text:p>
          </table:table-cell>
          <table:table-cell office:value-type="float" office:value="0.150951" calcext:value-type="float">
            <text:p>0.150951</text:p>
          </table:table-cell>
          <table:table-cell table:number-columns-repeated="17"/>
        </table:table-row>
        <table:table-row table:style-name="ro1">
          <table:table-cell office:value-type="float" office:value="0.062284" calcext:value-type="float">
            <text:p>0.062284</text:p>
          </table:table-cell>
          <table:table-cell office:value-type="float" office:value="0.222254" calcext:value-type="float">
            <text:p>0.222254</text:p>
          </table:table-cell>
          <table:table-cell office:value-type="float" office:value="0.178375" calcext:value-type="float">
            <text:p>0.178375</text:p>
          </table:table-cell>
          <table:table-cell office:value-type="float" office:value="0.259242" calcext:value-type="float">
            <text:p>0.259242</text:p>
          </table:table-cell>
          <table:table-cell office:value-type="float" office:value="0.169376" calcext:value-type="float">
            <text:p>0.169376</text:p>
          </table:table-cell>
          <table:table-cell office:value-type="float" office:value="0.204386" calcext:value-type="float">
            <text:p>0.204386</text:p>
          </table:table-cell>
          <table:table-cell office:value-type="float" office:value="0.254021" calcext:value-type="float">
            <text:p>0.254021</text:p>
          </table:table-cell>
          <table:table-cell table:number-columns-repeated="17"/>
        </table:table-row>
        <table:table-row table:style-name="ro1">
          <table:table-cell office:value-type="float" office:value="0.083168" calcext:value-type="float">
            <text:p>0.083168</text:p>
          </table:table-cell>
          <table:table-cell office:value-type="float" office:value="0.243595" calcext:value-type="float">
            <text:p>0.243595</text:p>
          </table:table-cell>
          <table:table-cell office:value-type="float" office:value="0.25629" calcext:value-type="float">
            <text:p>0.25629</text:p>
          </table:table-cell>
          <table:table-cell office:value-type="float" office:value="0.265128" calcext:value-type="float">
            <text:p>0.265128</text:p>
          </table:table-cell>
          <table:table-cell office:value-type="float" office:value="0.177195" calcext:value-type="float">
            <text:p>0.177195</text:p>
          </table:table-cell>
          <table:table-cell office:value-type="float" office:value="0.213363" calcext:value-type="float">
            <text:p>0.213363</text:p>
          </table:table-cell>
          <table:table-cell office:value-type="float" office:value="0.193382" calcext:value-type="float">
            <text:p>0.193382</text:p>
          </table:table-cell>
          <table:table-cell table:number-columns-repeated="17"/>
        </table:table-row>
        <table:table-row table:style-name="ro1">
          <table:table-cell office:value-type="float" office:value="0.063915" calcext:value-type="float">
            <text:p>0.063915</text:p>
          </table:table-cell>
          <table:table-cell office:value-type="float" office:value="0.189888" calcext:value-type="float">
            <text:p>0.189888</text:p>
          </table:table-cell>
          <table:table-cell office:value-type="float" office:value="0.255681" calcext:value-type="float">
            <text:p>0.255681</text:p>
          </table:table-cell>
          <table:table-cell office:value-type="float" office:value="0.259104" calcext:value-type="float">
            <text:p>0.259104</text:p>
          </table:table-cell>
          <table:table-cell office:value-type="float" office:value="0.241006" calcext:value-type="float">
            <text:p>0.241006</text:p>
          </table:table-cell>
          <table:table-cell office:value-type="float" office:value="0.212243" calcext:value-type="float">
            <text:p>0.212243</text:p>
          </table:table-cell>
          <table:table-cell office:value-type="float" office:value="0.175455" calcext:value-type="float">
            <text:p>0.175455</text:p>
          </table:table-cell>
          <table:table-cell table:number-columns-repeated="17"/>
        </table:table-row>
        <table:table-row table:style-name="ro1">
          <table:table-cell office:value-type="float" office:value="0.05412" calcext:value-type="float">
            <text:p>0.05412</text:p>
          </table:table-cell>
          <table:table-cell office:value-type="float" office:value="0.197404" calcext:value-type="float">
            <text:p>0.197404</text:p>
          </table:table-cell>
          <table:table-cell office:value-type="float" office:value="0.249917" calcext:value-type="float">
            <text:p>0.249917</text:p>
          </table:table-cell>
          <table:table-cell office:value-type="float" office:value="0.264767" calcext:value-type="float">
            <text:p>0.264767</text:p>
          </table:table-cell>
          <table:table-cell office:value-type="float" office:value="0.146369" calcext:value-type="float">
            <text:p>0.146369</text:p>
          </table:table-cell>
          <table:table-cell office:value-type="float" office:value="0.185631" calcext:value-type="float">
            <text:p>0.185631</text:p>
          </table:table-cell>
          <table:table-cell office:value-type="float" office:value="0.206291" calcext:value-type="float">
            <text:p>0.206291</text:p>
          </table:table-cell>
          <table:table-cell table:number-columns-repeated="17"/>
        </table:table-row>
        <table:table-row table:style-name="ro1">
          <table:table-cell office:value-type="float" office:value="0.052589" calcext:value-type="float">
            <text:p>0.052589</text:p>
          </table:table-cell>
          <table:table-cell office:value-type="float" office:value="0.22323" calcext:value-type="float">
            <text:p>0.22323</text:p>
          </table:table-cell>
          <table:table-cell office:value-type="float" office:value="0.250055" calcext:value-type="float">
            <text:p>0.250055</text:p>
          </table:table-cell>
          <table:table-cell office:value-type="float" office:value="0.205814" calcext:value-type="float">
            <text:p>0.205814</text:p>
          </table:table-cell>
          <table:table-cell office:value-type="float" office:value="0.172115" calcext:value-type="float">
            <text:p>0.172115</text:p>
          </table:table-cell>
          <table:table-cell office:value-type="float" office:value="0.168458" calcext:value-type="float">
            <text:p>0.168458</text:p>
          </table:table-cell>
          <table:table-cell office:value-type="float" office:value="0.162626" calcext:value-type="float">
            <text:p>0.162626</text:p>
          </table:table-cell>
          <table:table-cell table:number-columns-repeated="17"/>
        </table:table-row>
        <table:table-row table:style-name="ro1">
          <table:table-cell office:value-type="float" office:value="0.063495" calcext:value-type="float">
            <text:p>0.063495</text:p>
          </table:table-cell>
          <table:table-cell office:value-type="float" office:value="0.243215" calcext:value-type="float">
            <text:p>0.243215</text:p>
          </table:table-cell>
          <table:table-cell office:value-type="float" office:value="0.197821" calcext:value-type="float">
            <text:p>0.197821</text:p>
          </table:table-cell>
          <table:table-cell office:value-type="float" office:value="0.251792" calcext:value-type="float">
            <text:p>0.251792</text:p>
          </table:table-cell>
          <table:table-cell office:value-type="float" office:value="0.209236" calcext:value-type="float">
            <text:p>0.209236</text:p>
          </table:table-cell>
          <table:table-cell office:value-type="float" office:value="0.173984" calcext:value-type="float">
            <text:p>0.173984</text:p>
          </table:table-cell>
          <table:table-cell office:value-type="float" office:value="0.200114" calcext:value-type="float">
            <text:p>0.200114</text:p>
          </table:table-cell>
          <table:table-cell table:number-columns-repeated="17"/>
        </table:table-row>
        <table:table-row table:style-name="ro1">
          <table:table-cell office:value-type="float" office:value="0.060825" calcext:value-type="float">
            <text:p>0.060825</text:p>
          </table:table-cell>
          <table:table-cell office:value-type="float" office:value="0.231182" calcext:value-type="float">
            <text:p>0.231182</text:p>
          </table:table-cell>
          <table:table-cell office:value-type="float" office:value="0.202213" calcext:value-type="float">
            <text:p>0.202213</text:p>
          </table:table-cell>
          <table:table-cell office:value-type="float" office:value="0.243749" calcext:value-type="float">
            <text:p>0.243749</text:p>
          </table:table-cell>
          <table:table-cell office:value-type="float" office:value="0.202126" calcext:value-type="float">
            <text:p>0.202126</text:p>
          </table:table-cell>
          <table:table-cell office:value-type="float" office:value="0.169221" calcext:value-type="float">
            <text:p>0.169221</text:p>
          </table:table-cell>
          <table:table-cell office:value-type="float" office:value="0.185933" calcext:value-type="float">
            <text:p>0.185933</text:p>
          </table:table-cell>
          <table:table-cell table:number-columns-repeated="17"/>
        </table:table-row>
        <table:table-row table:style-name="ro1">
          <table:table-cell office:value-type="float" office:value="0.078112" calcext:value-type="float">
            <text:p>0.078112</text:p>
          </table:table-cell>
          <table:table-cell office:value-type="float" office:value="0.283279" calcext:value-type="float">
            <text:p>0.283279</text:p>
          </table:table-cell>
          <table:table-cell office:value-type="float" office:value="0.269138" calcext:value-type="float">
            <text:p>0.269138</text:p>
          </table:table-cell>
          <table:table-cell office:value-type="float" office:value="0.244683" calcext:value-type="float">
            <text:p>0.244683</text:p>
          </table:table-cell>
          <table:table-cell office:value-type="float" office:value="0.177916" calcext:value-type="float">
            <text:p>0.177916</text:p>
          </table:table-cell>
          <table:table-cell office:value-type="float" office:value="0.202644" calcext:value-type="float">
            <text:p>0.202644</text:p>
          </table:table-cell>
          <table:table-cell office:value-type="float" office:value="0.223858" calcext:value-type="float">
            <text:p>0.223858</text:p>
          </table:table-cell>
          <table:table-cell table:number-columns-repeated="17"/>
        </table:table-row>
        <table:table-row table:style-name="ro1">
          <table:table-cell office:value-type="float" office:value="0.093746" calcext:value-type="float">
            <text:p>0.093746</text:p>
          </table:table-cell>
          <table:table-cell office:value-type="float" office:value="0.260051" calcext:value-type="float">
            <text:p>0.260051</text:p>
          </table:table-cell>
          <table:table-cell office:value-type="float" office:value="0.240176" calcext:value-type="float">
            <text:p>0.240176</text:p>
          </table:table-cell>
          <table:table-cell office:value-type="float" office:value="0.244536" calcext:value-type="float">
            <text:p>0.244536</text:p>
          </table:table-cell>
          <table:table-cell office:value-type="float" office:value="0.197135" calcext:value-type="float">
            <text:p>0.197135</text:p>
          </table:table-cell>
          <table:table-cell office:value-type="float" office:value="0.177118" calcext:value-type="float">
            <text:p>0.177118</text:p>
          </table:table-cell>
          <table:table-cell office:value-type="float" office:value="0.208973" calcext:value-type="float">
            <text:p>0.208973</text:p>
          </table:table-cell>
          <table:table-cell table:number-columns-repeated="17"/>
        </table:table-row>
        <table:table-row table:style-name="ro1">
          <table:table-cell office:value-type="float" office:value="0.058334" calcext:value-type="float">
            <text:p>0.058334</text:p>
          </table:table-cell>
          <table:table-cell office:value-type="float" office:value="0.259204" calcext:value-type="float">
            <text:p>0.259204</text:p>
          </table:table-cell>
          <table:table-cell office:value-type="float" office:value="0.243832" calcext:value-type="float">
            <text:p>0.243832</text:p>
          </table:table-cell>
          <table:table-cell office:value-type="float" office:value="0.264613" calcext:value-type="float">
            <text:p>0.264613</text:p>
          </table:table-cell>
          <table:table-cell office:value-type="float" office:value="0.204337" calcext:value-type="float">
            <text:p>0.204337</text:p>
          </table:table-cell>
          <table:table-cell office:value-type="float" office:value="0.199708" calcext:value-type="float">
            <text:p>0.199708</text:p>
          </table:table-cell>
          <table:table-cell office:value-type="float" office:value="0.245119" calcext:value-type="float">
            <text:p>0.245119</text:p>
          </table:table-cell>
          <table:table-cell table:number-columns-repeated="17"/>
        </table:table-row>
        <table:table-row table:style-name="ro1">
          <table:table-cell office:value-type="float" office:value="0.057193" calcext:value-type="float">
            <text:p>0.057193</text:p>
          </table:table-cell>
          <table:table-cell office:value-type="float" office:value="0.245495" calcext:value-type="float">
            <text:p>0.245495</text:p>
          </table:table-cell>
          <table:table-cell office:value-type="float" office:value="0.255919" calcext:value-type="float">
            <text:p>0.255919</text:p>
          </table:table-cell>
          <table:table-cell office:value-type="float" office:value="0.260199" calcext:value-type="float">
            <text:p>0.260199</text:p>
          </table:table-cell>
          <table:table-cell office:value-type="float" office:value="0.230823" calcext:value-type="float">
            <text:p>0.230823</text:p>
          </table:table-cell>
          <table:table-cell office:value-type="float" office:value="0.177283" calcext:value-type="float">
            <text:p>0.177283</text:p>
          </table:table-cell>
          <table:table-cell office:value-type="float" office:value="0.19939" calcext:value-type="float">
            <text:p>0.19939</text:p>
          </table:table-cell>
          <table:table-cell table:number-columns-repeated="17"/>
        </table:table-row>
        <table:table-row table:style-name="ro1">
          <table:table-cell office:value-type="float" office:value="0.066327" calcext:value-type="float">
            <text:p>0.066327</text:p>
          </table:table-cell>
          <table:table-cell office:value-type="float" office:value="0.218292" calcext:value-type="float">
            <text:p>0.218292</text:p>
          </table:table-cell>
          <table:table-cell office:value-type="float" office:value="0.268769" calcext:value-type="float">
            <text:p>0.268769</text:p>
          </table:table-cell>
          <table:table-cell office:value-type="float" office:value="0.25318" calcext:value-type="float">
            <text:p>0.25318</text:p>
          </table:table-cell>
          <table:table-cell office:value-type="float" office:value="0.211725" calcext:value-type="float">
            <text:p>0.211725</text:p>
          </table:table-cell>
          <table:table-cell office:value-type="float" office:value="0.222195" calcext:value-type="float">
            <text:p>0.222195</text:p>
          </table:table-cell>
          <table:table-cell office:value-type="float" office:value="0.212714" calcext:value-type="float">
            <text:p>0.212714</text:p>
          </table:table-cell>
          <table:table-cell table:number-columns-repeated="17"/>
        </table:table-row>
        <table:table-row table:style-name="ro1">
          <table:table-cell office:value-type="float" office:value="0.066607" calcext:value-type="float">
            <text:p>0.066607</text:p>
          </table:table-cell>
          <table:table-cell office:value-type="float" office:value="0.29525" calcext:value-type="float">
            <text:p>0.29525</text:p>
          </table:table-cell>
          <table:table-cell office:value-type="float" office:value="0.250989" calcext:value-type="float">
            <text:p>0.250989</text:p>
          </table:table-cell>
          <table:table-cell office:value-type="float" office:value="0.258414" calcext:value-type="float">
            <text:p>0.258414</text:p>
          </table:table-cell>
          <table:table-cell office:value-type="float" office:value="0.182215" calcext:value-type="float">
            <text:p>0.182215</text:p>
          </table:table-cell>
          <table:table-cell office:value-type="float" office:value="0.208724" calcext:value-type="float">
            <text:p>0.208724</text:p>
          </table:table-cell>
          <table:table-cell office:value-type="float" office:value="0.235592" calcext:value-type="float">
            <text:p>0.235592</text:p>
          </table:table-cell>
          <table:table-cell table:number-columns-repeated="17"/>
        </table:table-row>
        <table:table-row table:style-name="ro1">
          <table:table-cell office:value-type="float" office:value="0.092415" calcext:value-type="float">
            <text:p>0.092415</text:p>
          </table:table-cell>
          <table:table-cell office:value-type="float" office:value="0.210294" calcext:value-type="float">
            <text:p>0.210294</text:p>
          </table:table-cell>
          <table:table-cell office:value-type="float" office:value="0.242698" calcext:value-type="float">
            <text:p>0.242698</text:p>
          </table:table-cell>
          <table:table-cell office:value-type="float" office:value="0.196432" calcext:value-type="float">
            <text:p>0.196432</text:p>
          </table:table-cell>
          <table:table-cell office:value-type="float" office:value="0.243562" calcext:value-type="float">
            <text:p>0.243562</text:p>
          </table:table-cell>
          <table:table-cell office:value-type="float" office:value="0.159979" calcext:value-type="float">
            <text:p>0.159979</text:p>
          </table:table-cell>
          <table:table-cell office:value-type="float" office:value="0.202978" calcext:value-type="float">
            <text:p>0.202978</text:p>
          </table:table-cell>
          <table:table-cell table:number-columns-repeated="17"/>
        </table:table-row>
        <table:table-row table:style-name="ro1">
          <table:table-cell office:value-type="float" office:value="0.050785" calcext:value-type="float">
            <text:p>0.050785</text:p>
          </table:table-cell>
          <table:table-cell office:value-type="float" office:value="0.23491" calcext:value-type="float">
            <text:p>0.23491</text:p>
          </table:table-cell>
          <table:table-cell office:value-type="float" office:value="0.248083" calcext:value-type="float">
            <text:p>0.248083</text:p>
          </table:table-cell>
          <table:table-cell office:value-type="float" office:value="0.262309" calcext:value-type="float">
            <text:p>0.262309</text:p>
          </table:table-cell>
          <table:table-cell office:value-type="float" office:value="0.251895" calcext:value-type="float">
            <text:p>0.251895</text:p>
          </table:table-cell>
          <table:table-cell office:value-type="float" office:value="0.197705" calcext:value-type="float">
            <text:p>0.197705</text:p>
          </table:table-cell>
          <table:table-cell office:value-type="float" office:value="0.252679" calcext:value-type="float">
            <text:p>0.252679</text:p>
          </table:table-cell>
          <table:table-cell table:number-columns-repeated="17"/>
        </table:table-row>
        <table:table-row table:style-name="ro1">
          <table:table-cell office:value-type="float" office:value="0.065746" calcext:value-type="float">
            <text:p>0.065746</text:p>
          </table:table-cell>
          <table:table-cell office:value-type="float" office:value="0.208852" calcext:value-type="float">
            <text:p>0.208852</text:p>
          </table:table-cell>
          <table:table-cell office:value-type="float" office:value="0.254793" calcext:value-type="float">
            <text:p>0.254793</text:p>
          </table:table-cell>
          <table:table-cell office:value-type="float" office:value="0.261736" calcext:value-type="float">
            <text:p>0.261736</text:p>
          </table:table-cell>
          <table:table-cell office:value-type="float" office:value="0.230232" calcext:value-type="float">
            <text:p>0.230232</text:p>
          </table:table-cell>
          <table:table-cell office:value-type="float" office:value="0.187223" calcext:value-type="float">
            <text:p>0.187223</text:p>
          </table:table-cell>
          <table:table-cell office:value-type="float" office:value="0.24813" calcext:value-type="float">
            <text:p>0.24813</text:p>
          </table:table-cell>
          <table:table-cell table:number-columns-repeated="17"/>
        </table:table-row>
        <table:table-row table:style-name="ro1">
          <table:table-cell office:value-type="float" office:value="0.063617" calcext:value-type="float">
            <text:p>0.063617</text:p>
          </table:table-cell>
          <table:table-cell office:value-type="float" office:value="0.22244" calcext:value-type="float">
            <text:p>0.22244</text:p>
          </table:table-cell>
          <table:table-cell office:value-type="float" office:value="0.246815" calcext:value-type="float">
            <text:p>0.246815</text:p>
          </table:table-cell>
          <table:table-cell office:value-type="float" office:value="0.259477" calcext:value-type="float">
            <text:p>0.259477</text:p>
          </table:table-cell>
          <table:table-cell office:value-type="float" office:value="0.200349" calcext:value-type="float">
            <text:p>0.200349</text:p>
          </table:table-cell>
          <table:table-cell office:value-type="float" office:value="0.179503" calcext:value-type="float">
            <text:p>0.179503</text:p>
          </table:table-cell>
          <table:table-cell office:value-type="float" office:value="0.20153" calcext:value-type="float">
            <text:p>0.20153</text:p>
          </table:table-cell>
          <table:table-cell table:number-columns-repeated="17"/>
        </table:table-row>
        <table:table-row table:style-name="ro1">
          <table:table-cell office:value-type="float" office:value="0.060648" calcext:value-type="float">
            <text:p>0.060648</text:p>
          </table:table-cell>
          <table:table-cell office:value-type="float" office:value="0.211164" calcext:value-type="float">
            <text:p>0.211164</text:p>
          </table:table-cell>
          <table:table-cell office:value-type="float" office:value="0.201985" calcext:value-type="float">
            <text:p>0.201985</text:p>
          </table:table-cell>
          <table:table-cell office:value-type="float" office:value="0.256785" calcext:value-type="float">
            <text:p>0.256785</text:p>
          </table:table-cell>
          <table:table-cell office:value-type="float" office:value="0.232231" calcext:value-type="float">
            <text:p>0.232231</text:p>
          </table:table-cell>
          <table:table-cell office:value-type="float" office:value="0.164344" calcext:value-type="float">
            <text:p>0.164344</text:p>
          </table:table-cell>
          <table:table-cell office:value-type="float" office:value="0.219891" calcext:value-type="float">
            <text:p>0.219891</text:p>
          </table:table-cell>
          <table:table-cell table:number-columns-repeated="17"/>
        </table:table-row>
        <table:table-row table:style-name="ro1">
          <table:table-cell office:value-type="float" office:value="0.053235" calcext:value-type="float">
            <text:p>0.053235</text:p>
          </table:table-cell>
          <table:table-cell office:value-type="float" office:value="0.233717" calcext:value-type="float">
            <text:p>0.233717</text:p>
          </table:table-cell>
          <table:table-cell office:value-type="float" office:value="0.265418" calcext:value-type="float">
            <text:p>0.265418</text:p>
          </table:table-cell>
          <table:table-cell office:value-type="float" office:value="0.243127" calcext:value-type="float">
            <text:p>0.243127</text:p>
          </table:table-cell>
          <table:table-cell office:value-type="float" office:value="0.234602" calcext:value-type="float">
            <text:p>0.234602</text:p>
          </table:table-cell>
          <table:table-cell office:value-type="float" office:value="0.212643" calcext:value-type="float">
            <text:p>0.212643</text:p>
          </table:table-cell>
          <table:table-cell office:value-type="float" office:value="0.198115" calcext:value-type="float">
            <text:p>0.198115</text:p>
          </table:table-cell>
          <table:table-cell table:number-columns-repeated="17"/>
        </table:table-row>
        <table:table-row table:style-name="ro1">
          <table:table-cell office:value-type="float" office:value="0.06245" calcext:value-type="float">
            <text:p>0.06245</text:p>
          </table:table-cell>
          <table:table-cell office:value-type="float" office:value="0.220134" calcext:value-type="float">
            <text:p>0.220134</text:p>
          </table:table-cell>
          <table:table-cell office:value-type="float" office:value="0.172442" calcext:value-type="float">
            <text:p>0.172442</text:p>
          </table:table-cell>
          <table:table-cell office:value-type="float" office:value="0.248284" calcext:value-type="float">
            <text:p>0.248284</text:p>
          </table:table-cell>
          <table:table-cell office:value-type="float" office:value="0.227604" calcext:value-type="float">
            <text:p>0.227604</text:p>
          </table:table-cell>
          <table:table-cell office:value-type="float" office:value="0.177361" calcext:value-type="float">
            <text:p>0.177361</text:p>
          </table:table-cell>
          <table:table-cell office:value-type="float" office:value="0.236537" calcext:value-type="float">
            <text:p>0.236537</text:p>
          </table:table-cell>
          <table:table-cell table:number-columns-repeated="17"/>
        </table:table-row>
        <table:table-row table:style-name="ro1">
          <table:table-cell office:value-type="float" office:value="0.073639" calcext:value-type="float">
            <text:p>0.073639</text:p>
          </table:table-cell>
          <table:table-cell office:value-type="float" office:value="0.2101" calcext:value-type="float">
            <text:p>0.2101</text:p>
          </table:table-cell>
          <table:table-cell office:value-type="float" office:value="0.280343" calcext:value-type="float">
            <text:p>0.280343</text:p>
          </table:table-cell>
          <table:table-cell office:value-type="float" office:value="0.262709" calcext:value-type="float">
            <text:p>0.262709</text:p>
          </table:table-cell>
          <table:table-cell office:value-type="float" office:value="0.228024" calcext:value-type="float">
            <text:p>0.228024</text:p>
          </table:table-cell>
          <table:table-cell office:value-type="float" office:value="0.22399" calcext:value-type="float">
            <text:p>0.22399</text:p>
          </table:table-cell>
          <table:table-cell office:value-type="float" office:value="0.194668" calcext:value-type="float">
            <text:p>0.194668</text:p>
          </table:table-cell>
          <table:table-cell table:number-columns-repeated="17"/>
        </table:table-row>
        <table:table-row table:style-name="ro1">
          <table:table-cell office:value-type="float" office:value="0.052986" calcext:value-type="float">
            <text:p>0.052986</text:p>
          </table:table-cell>
          <table:table-cell office:value-type="float" office:value="0.230475" calcext:value-type="float">
            <text:p>0.230475</text:p>
          </table:table-cell>
          <table:table-cell office:value-type="float" office:value="0.207737" calcext:value-type="float">
            <text:p>0.207737</text:p>
          </table:table-cell>
          <table:table-cell office:value-type="float" office:value="0.181154" calcext:value-type="float">
            <text:p>0.181154</text:p>
          </table:table-cell>
          <table:table-cell office:value-type="float" office:value="0.226288" calcext:value-type="float">
            <text:p>0.226288</text:p>
          </table:table-cell>
          <table:table-cell office:value-type="float" office:value="0.175167" calcext:value-type="float">
            <text:p>0.175167</text:p>
          </table:table-cell>
          <table:table-cell office:value-type="float" office:value="0.229923" calcext:value-type="float">
            <text:p>0.229923</text:p>
          </table:table-cell>
          <table:table-cell table:number-columns-repeated="17"/>
        </table:table-row>
        <table:table-row table:style-name="ro1">
          <table:table-cell office:value-type="float" office:value="0.086454" calcext:value-type="float">
            <text:p>0.086454</text:p>
          </table:table-cell>
          <table:table-cell office:value-type="float" office:value="0.076086" calcext:value-type="float">
            <text:p>0.076086</text:p>
          </table:table-cell>
          <table:table-cell office:value-type="float" office:value="0.201067" calcext:value-type="float">
            <text:p>0.201067</text:p>
          </table:table-cell>
          <table:table-cell office:value-type="float" office:value="0.241849" calcext:value-type="float">
            <text:p>0.241849</text:p>
          </table:table-cell>
          <table:table-cell office:value-type="float" office:value="0.2499" calcext:value-type="float">
            <text:p>0.2499</text:p>
          </table:table-cell>
          <table:table-cell office:value-type="float" office:value="0.200596" calcext:value-type="float">
            <text:p>0.200596</text:p>
          </table:table-cell>
          <table:table-cell office:value-type="float" office:value="0.1692" calcext:value-type="float">
            <text:p>0.1692</text:p>
          </table:table-cell>
          <table:table-cell table:number-columns-repeated="17"/>
        </table:table-row>
        <table:table-row table:style-name="ro1">
          <table:table-cell office:value-type="float" office:value="0.092538" calcext:value-type="float">
            <text:p>0.092538</text:p>
          </table:table-cell>
          <table:table-cell office:value-type="float" office:value="0.265884" calcext:value-type="float">
            <text:p>0.265884</text:p>
          </table:table-cell>
          <table:table-cell office:value-type="float" office:value="0.225376" calcext:value-type="float">
            <text:p>0.225376</text:p>
          </table:table-cell>
          <table:table-cell office:value-type="float" office:value="0.271366" calcext:value-type="float">
            <text:p>0.271366</text:p>
          </table:table-cell>
          <table:table-cell office:value-type="float" office:value="0.16567" calcext:value-type="float">
            <text:p>0.16567</text:p>
          </table:table-cell>
          <table:table-cell office:value-type="float" office:value="0.216464" calcext:value-type="float">
            <text:p>0.216464</text:p>
          </table:table-cell>
          <table:table-cell office:value-type="float" office:value="0.204662" calcext:value-type="float">
            <text:p>0.204662</text:p>
          </table:table-cell>
          <table:table-cell table:number-columns-repeated="17"/>
        </table:table-row>
        <table:table-row table:style-name="ro1">
          <table:table-cell office:value-type="float" office:value="0.076149" calcext:value-type="float">
            <text:p>0.076149</text:p>
          </table:table-cell>
          <table:table-cell office:value-type="float" office:value="0.230257" calcext:value-type="float">
            <text:p>0.230257</text:p>
          </table:table-cell>
          <table:table-cell office:value-type="float" office:value="0.196698" calcext:value-type="float">
            <text:p>0.196698</text:p>
          </table:table-cell>
          <table:table-cell office:value-type="float" office:value="0.260556" calcext:value-type="float">
            <text:p>0.260556</text:p>
          </table:table-cell>
          <table:table-cell office:value-type="float" office:value="0.200895" calcext:value-type="float">
            <text:p>0.200895</text:p>
          </table:table-cell>
          <table:table-cell office:value-type="float" office:value="0.19805" calcext:value-type="float">
            <text:p>0.19805</text:p>
          </table:table-cell>
          <table:table-cell office:value-type="float" office:value="0.206554" calcext:value-type="float">
            <text:p>0.206554</text:p>
          </table:table-cell>
          <table:table-cell table:number-columns-repeated="17"/>
        </table:table-row>
        <table:table-row table:style-name="ro1">
          <table:table-cell office:value-type="float" office:value="0.092834" calcext:value-type="float">
            <text:p>0.092834</text:p>
          </table:table-cell>
          <table:table-cell office:value-type="float" office:value="0.229974" calcext:value-type="float">
            <text:p>0.229974</text:p>
          </table:table-cell>
          <table:table-cell office:value-type="float" office:value="0.259199" calcext:value-type="float">
            <text:p>0.259199</text:p>
          </table:table-cell>
          <table:table-cell office:value-type="float" office:value="0.258568" calcext:value-type="float">
            <text:p>0.258568</text:p>
          </table:table-cell>
          <table:table-cell office:value-type="float" office:value="0.190417" calcext:value-type="float">
            <text:p>0.190417</text:p>
          </table:table-cell>
          <table:table-cell office:value-type="float" office:value="0.19083" calcext:value-type="float">
            <text:p>0.19083</text:p>
          </table:table-cell>
          <table:table-cell office:value-type="float" office:value="0.210677" calcext:value-type="float">
            <text:p>0.210677</text:p>
          </table:table-cell>
          <table:table-cell table:number-columns-repeated="17"/>
        </table:table-row>
        <table:table-row table:style-name="ro1">
          <table:table-cell office:value-type="float" office:value="0.093354" calcext:value-type="float">
            <text:p>0.093354</text:p>
          </table:table-cell>
          <table:table-cell office:value-type="float" office:value="0.233048" calcext:value-type="float">
            <text:p>0.233048</text:p>
          </table:table-cell>
          <table:table-cell office:value-type="float" office:value="0.284043" calcext:value-type="float">
            <text:p>0.284043</text:p>
          </table:table-cell>
          <table:table-cell office:value-type="float" office:value="0.257155" calcext:value-type="float">
            <text:p>0.257155</text:p>
          </table:table-cell>
          <table:table-cell office:value-type="float" office:value="0.159547" calcext:value-type="float">
            <text:p>0.159547</text:p>
          </table:table-cell>
          <table:table-cell office:value-type="float" office:value="0.190529" calcext:value-type="float">
            <text:p>0.190529</text:p>
          </table:table-cell>
          <table:table-cell office:value-type="float" office:value="0.163195" calcext:value-type="float">
            <text:p>0.163195</text:p>
          </table:table-cell>
          <table:table-cell table:number-columns-repeated="17"/>
        </table:table-row>
        <table:table-row table:style-name="ro1">
          <table:table-cell office:value-type="float" office:value="0.092658" calcext:value-type="float">
            <text:p>0.092658</text:p>
          </table:table-cell>
          <table:table-cell office:value-type="float" office:value="0.291643" calcext:value-type="float">
            <text:p>0.291643</text:p>
          </table:table-cell>
          <table:table-cell office:value-type="float" office:value="0.246023" calcext:value-type="float">
            <text:p>0.246023</text:p>
          </table:table-cell>
          <table:table-cell office:value-type="float" office:value="0.264908" calcext:value-type="float">
            <text:p>0.264908</text:p>
          </table:table-cell>
          <table:table-cell office:value-type="float" office:value="0.168486" calcext:value-type="float">
            <text:p>0.168486</text:p>
          </table:table-cell>
          <table:table-cell office:value-type="float" office:value="0.202307" calcext:value-type="float">
            <text:p>0.202307</text:p>
          </table:table-cell>
          <table:table-cell office:value-type="float" office:value="0.161436" calcext:value-type="float">
            <text:p>0.161436</text:p>
          </table:table-cell>
          <table:table-cell table:number-columns-repeated="17"/>
        </table:table-row>
        <table:table-row table:style-name="ro1">
          <table:table-cell office:value-type="float" office:value="0.078929" calcext:value-type="float">
            <text:p>0.078929</text:p>
          </table:table-cell>
          <table:table-cell office:value-type="float" office:value="0.238265" calcext:value-type="float">
            <text:p>0.238265</text:p>
          </table:table-cell>
          <table:table-cell office:value-type="float" office:value="0.225926" calcext:value-type="float">
            <text:p>0.225926</text:p>
          </table:table-cell>
          <table:table-cell office:value-type="float" office:value="0.257979" calcext:value-type="float">
            <text:p>0.257979</text:p>
          </table:table-cell>
          <table:table-cell office:value-type="float" office:value="0.189746" calcext:value-type="float">
            <text:p>0.189746</text:p>
          </table:table-cell>
          <table:table-cell office:value-type="float" office:value="0.182965" calcext:value-type="float">
            <text:p>0.182965</text:p>
          </table:table-cell>
          <table:table-cell office:value-type="float" office:value="0.197447" calcext:value-type="float">
            <text:p>0.197447</text:p>
          </table:table-cell>
          <table:table-cell table:number-columns-repeated="17"/>
        </table:table-row>
        <table:table-row table:style-name="ro1">
          <table:table-cell office:value-type="float" office:value="0.089221" calcext:value-type="float">
            <text:p>0.089221</text:p>
          </table:table-cell>
          <table:table-cell office:value-type="float" office:value="0.256098" calcext:value-type="float">
            <text:p>0.256098</text:p>
          </table:table-cell>
          <table:table-cell office:value-type="float" office:value="0.200474" calcext:value-type="float">
            <text:p>0.200474</text:p>
          </table:table-cell>
          <table:table-cell office:value-type="float" office:value="0.259966" calcext:value-type="float">
            <text:p>0.259966</text:p>
          </table:table-cell>
          <table:table-cell office:value-type="float" office:value="0.186286" calcext:value-type="float">
            <text:p>0.186286</text:p>
          </table:table-cell>
          <table:table-cell office:value-type="float" office:value="0.244235" calcext:value-type="float">
            <text:p>0.244235</text:p>
          </table:table-cell>
          <table:table-cell office:value-type="float" office:value="0.213216" calcext:value-type="float">
            <text:p>0.213216</text:p>
          </table:table-cell>
          <table:table-cell table:number-columns-repeated="17"/>
        </table:table-row>
        <table:table-row table:style-name="ro1">
          <table:table-cell office:value-type="float" office:value="0.093402" calcext:value-type="float">
            <text:p>0.093402</text:p>
          </table:table-cell>
          <table:table-cell office:value-type="float" office:value="0.203789" calcext:value-type="float">
            <text:p>0.203789</text:p>
          </table:table-cell>
          <table:table-cell office:value-type="float" office:value="0.268977" calcext:value-type="float">
            <text:p>0.268977</text:p>
          </table:table-cell>
          <table:table-cell office:value-type="float" office:value="0.262653" calcext:value-type="float">
            <text:p>0.262653</text:p>
          </table:table-cell>
          <table:table-cell office:value-type="float" office:value="0.179672" calcext:value-type="float">
            <text:p>0.179672</text:p>
          </table:table-cell>
          <table:table-cell office:value-type="float" office:value="0.174056" calcext:value-type="float">
            <text:p>0.174056</text:p>
          </table:table-cell>
          <table:table-cell office:value-type="float" office:value="0.197632" calcext:value-type="float">
            <text:p>0.197632</text:p>
          </table:table-cell>
          <table:table-cell table:number-columns-repeated="17"/>
        </table:table-row>
        <table:table-row table:style-name="ro1">
          <table:table-cell office:value-type="float" office:value="0.052226" calcext:value-type="float">
            <text:p>0.052226</text:p>
          </table:table-cell>
          <table:table-cell office:value-type="float" office:value="0.265552" calcext:value-type="float">
            <text:p>0.265552</text:p>
          </table:table-cell>
          <table:table-cell office:value-type="float" office:value="0.226401" calcext:value-type="float">
            <text:p>0.226401</text:p>
          </table:table-cell>
          <table:table-cell office:value-type="float" office:value="0.255273" calcext:value-type="float">
            <text:p>0.255273</text:p>
          </table:table-cell>
          <table:table-cell office:value-type="float" office:value="0.214477" calcext:value-type="float">
            <text:p>0.214477</text:p>
          </table:table-cell>
          <table:table-cell office:value-type="float" office:value="0.178711" calcext:value-type="float">
            <text:p>0.178711</text:p>
          </table:table-cell>
          <table:table-cell office:value-type="float" office:value="0.19792" calcext:value-type="float">
            <text:p>0.19792</text:p>
          </table:table-cell>
          <table:table-cell table:number-columns-repeated="17"/>
        </table:table-row>
        <table:table-row table:style-name="ro1">
          <table:table-cell office:value-type="float" office:value="0.052271" calcext:value-type="float">
            <text:p>0.052271</text:p>
          </table:table-cell>
          <table:table-cell office:value-type="float" office:value="0.247238" calcext:value-type="float">
            <text:p>0.247238</text:p>
          </table:table-cell>
          <table:table-cell office:value-type="float" office:value="0.22307" calcext:value-type="float">
            <text:p>0.22307</text:p>
          </table:table-cell>
          <table:table-cell office:value-type="float" office:value="0.209592" calcext:value-type="float">
            <text:p>0.209592</text:p>
          </table:table-cell>
          <table:table-cell office:value-type="float" office:value="0.196884" calcext:value-type="float">
            <text:p>0.196884</text:p>
          </table:table-cell>
          <table:table-cell office:value-type="float" office:value="0.169562" calcext:value-type="float">
            <text:p>0.169562</text:p>
          </table:table-cell>
          <table:table-cell office:value-type="float" office:value="0.237785" calcext:value-type="float">
            <text:p>0.237785</text:p>
          </table:table-cell>
          <table:table-cell table:number-columns-repeated="17"/>
        </table:table-row>
        <table:table-row table:style-name="ro1">
          <table:table-cell office:value-type="float" office:value="0.051798" calcext:value-type="float">
            <text:p>0.051798</text:p>
          </table:table-cell>
          <table:table-cell office:value-type="float" office:value="0.259808" calcext:value-type="float">
            <text:p>0.259808</text:p>
          </table:table-cell>
          <table:table-cell office:value-type="float" office:value="0.191792" calcext:value-type="float">
            <text:p>0.191792</text:p>
          </table:table-cell>
          <table:table-cell office:value-type="float" office:value="0.252508" calcext:value-type="float">
            <text:p>0.252508</text:p>
          </table:table-cell>
          <table:table-cell office:value-type="float" office:value="0.188083" calcext:value-type="float">
            <text:p>0.188083</text:p>
          </table:table-cell>
          <table:table-cell office:value-type="float" office:value="0.225324" calcext:value-type="float">
            <text:p>0.225324</text:p>
          </table:table-cell>
          <table:table-cell office:value-type="float" office:value="0.164192" calcext:value-type="float">
            <text:p>0.164192</text:p>
          </table:table-cell>
          <table:table-cell table:number-columns-repeated="17"/>
        </table:table-row>
        <table:table-row table:style-name="ro1">
          <table:table-cell office:value-type="float" office:value="0.057677" calcext:value-type="float">
            <text:p>0.057677</text:p>
          </table:table-cell>
          <table:table-cell office:value-type="float" office:value="0.20532" calcext:value-type="float">
            <text:p>0.20532</text:p>
          </table:table-cell>
          <table:table-cell office:value-type="float" office:value="0.212942" calcext:value-type="float">
            <text:p>0.212942</text:p>
          </table:table-cell>
          <table:table-cell office:value-type="float" office:value="0.256983" calcext:value-type="float">
            <text:p>0.256983</text:p>
          </table:table-cell>
          <table:table-cell office:value-type="float" office:value="0.218243" calcext:value-type="float">
            <text:p>0.218243</text:p>
          </table:table-cell>
          <table:table-cell office:value-type="float" office:value="0.177971" calcext:value-type="float">
            <text:p>0.177971</text:p>
          </table:table-cell>
          <table:table-cell office:value-type="float" office:value="0.240827" calcext:value-type="float">
            <text:p>0.240827</text:p>
          </table:table-cell>
          <table:table-cell table:number-columns-repeated="17"/>
        </table:table-row>
        <table:table-row table:style-name="ro1">
          <table:table-cell office:value-type="float" office:value="0.093815" calcext:value-type="float">
            <text:p>0.093815</text:p>
          </table:table-cell>
          <table:table-cell office:value-type="float" office:value="0.233429" calcext:value-type="float">
            <text:p>0.233429</text:p>
          </table:table-cell>
          <table:table-cell office:value-type="float" office:value="0.219581" calcext:value-type="float">
            <text:p>0.219581</text:p>
          </table:table-cell>
          <table:table-cell office:value-type="float" office:value="0.257678" calcext:value-type="float">
            <text:p>0.257678</text:p>
          </table:table-cell>
          <table:table-cell office:value-type="float" office:value="0.192671" calcext:value-type="float">
            <text:p>0.192671</text:p>
          </table:table-cell>
          <table:table-cell office:value-type="float" office:value="0.205692" calcext:value-type="float">
            <text:p>0.205692</text:p>
          </table:table-cell>
          <table:table-cell office:value-type="float" office:value="0.233848" calcext:value-type="float">
            <text:p>0.233848</text:p>
          </table:table-cell>
          <table:table-cell table:number-columns-repeated="17"/>
        </table:table-row>
        <table:table-row table:style-name="ro1">
          <table:table-cell office:value-type="float" office:value="0.0935" calcext:value-type="float">
            <text:p>0.0935</text:p>
          </table:table-cell>
          <table:table-cell office:value-type="float" office:value="0.240385" calcext:value-type="float">
            <text:p>0.240385</text:p>
          </table:table-cell>
          <table:table-cell office:value-type="float" office:value="0.234134" calcext:value-type="float">
            <text:p>0.234134</text:p>
          </table:table-cell>
          <table:table-cell office:value-type="float" office:value="0.257941" calcext:value-type="float">
            <text:p>0.257941</text:p>
          </table:table-cell>
          <table:table-cell office:value-type="float" office:value="0.184158" calcext:value-type="float">
            <text:p>0.184158</text:p>
          </table:table-cell>
          <table:table-cell office:value-type="float" office:value="0.233746" calcext:value-type="float">
            <text:p>0.233746</text:p>
          </table:table-cell>
          <table:table-cell office:value-type="float" office:value="0.177358" calcext:value-type="float">
            <text:p>0.177358</text:p>
          </table:table-cell>
          <table:table-cell table:number-columns-repeated="17"/>
        </table:table-row>
        <table:table-row table:style-name="ro1">
          <table:table-cell office:value-type="float" office:value="0.093035" calcext:value-type="float">
            <text:p>0.093035</text:p>
          </table:table-cell>
          <table:table-cell office:value-type="float" office:value="0.193505" calcext:value-type="float">
            <text:p>0.193505</text:p>
          </table:table-cell>
          <table:table-cell office:value-type="float" office:value="0.160376" calcext:value-type="float">
            <text:p>0.160376</text:p>
          </table:table-cell>
          <table:table-cell office:value-type="float" office:value="0.265778" calcext:value-type="float">
            <text:p>0.265778</text:p>
          </table:table-cell>
          <table:table-cell office:value-type="float" office:value="0.189794" calcext:value-type="float">
            <text:p>0.189794</text:p>
          </table:table-cell>
          <table:table-cell office:value-type="float" office:value="0.188912" calcext:value-type="float">
            <text:p>0.188912</text:p>
          </table:table-cell>
          <table:table-cell office:value-type="float" office:value="0.187834" calcext:value-type="float">
            <text:p>0.187834</text:p>
          </table:table-cell>
          <table:table-cell table:number-columns-repeated="17"/>
        </table:table-row>
        <table:table-row table:style-name="ro1">
          <table:table-cell office:value-type="float" office:value="0.057805" calcext:value-type="float">
            <text:p>0.057805</text:p>
          </table:table-cell>
          <table:table-cell office:value-type="float" office:value="0.229967" calcext:value-type="float">
            <text:p>0.229967</text:p>
          </table:table-cell>
          <table:table-cell office:value-type="float" office:value="0.205575" calcext:value-type="float">
            <text:p>0.205575</text:p>
          </table:table-cell>
          <table:table-cell office:value-type="float" office:value="0.243894" calcext:value-type="float">
            <text:p>0.243894</text:p>
          </table:table-cell>
          <table:table-cell office:value-type="float" office:value="0.214775" calcext:value-type="float">
            <text:p>0.214775</text:p>
          </table:table-cell>
          <table:table-cell office:value-type="float" office:value="0.156135" calcext:value-type="float">
            <text:p>0.156135</text:p>
          </table:table-cell>
          <table:table-cell office:value-type="float" office:value="0.229184" calcext:value-type="float">
            <text:p>0.229184</text:p>
          </table:table-cell>
          <table:table-cell table:number-columns-repeated="17"/>
        </table:table-row>
        <table:table-row table:style-name="ro1">
          <table:table-cell office:value-type="float" office:value="0.048371" calcext:value-type="float">
            <text:p>0.048371</text:p>
          </table:table-cell>
          <table:table-cell office:value-type="float" office:value="0.282604" calcext:value-type="float">
            <text:p>0.282604</text:p>
          </table:table-cell>
          <table:table-cell office:value-type="float" office:value="0.209657" calcext:value-type="float">
            <text:p>0.209657</text:p>
          </table:table-cell>
          <table:table-cell office:value-type="float" office:value="0.199293" calcext:value-type="float">
            <text:p>0.199293</text:p>
          </table:table-cell>
          <table:table-cell office:value-type="float" office:value="0.239242" calcext:value-type="float">
            <text:p>0.239242</text:p>
          </table:table-cell>
          <table:table-cell office:value-type="float" office:value="0.182195" calcext:value-type="float">
            <text:p>0.182195</text:p>
          </table:table-cell>
          <table:table-cell office:value-type="float" office:value="0.171213" calcext:value-type="float">
            <text:p>0.171213</text:p>
          </table:table-cell>
          <table:table-cell table:number-columns-repeated="17"/>
        </table:table-row>
        <table:table-row table:style-name="ro1">
          <table:table-cell office:value-type="float" office:value="0.05238" calcext:value-type="float">
            <text:p>0.05238</text:p>
          </table:table-cell>
          <table:table-cell office:value-type="float" office:value="0.222796" calcext:value-type="float">
            <text:p>0.222796</text:p>
          </table:table-cell>
          <table:table-cell office:value-type="float" office:value="0.213214" calcext:value-type="float">
            <text:p>0.213214</text:p>
          </table:table-cell>
          <table:table-cell office:value-type="float" office:value="0.273491" calcext:value-type="float">
            <text:p>0.273491</text:p>
          </table:table-cell>
          <table:table-cell office:value-type="float" office:value="0.147481" calcext:value-type="float">
            <text:p>0.147481</text:p>
          </table:table-cell>
          <table:table-cell office:value-type="float" office:value="0.188542" calcext:value-type="float">
            <text:p>0.188542</text:p>
          </table:table-cell>
          <table:table-cell office:value-type="float" office:value="0.190688" calcext:value-type="float">
            <text:p>0.190688</text:p>
          </table:table-cell>
          <table:table-cell table:number-columns-repeated="17"/>
        </table:table-row>
        <table:table-row table:style-name="ro1">
          <table:table-cell office:value-type="float" office:value="0.055429" calcext:value-type="float">
            <text:p>0.055429</text:p>
          </table:table-cell>
          <table:table-cell office:value-type="float" office:value="0.268092" calcext:value-type="float">
            <text:p>0.268092</text:p>
          </table:table-cell>
          <table:table-cell office:value-type="float" office:value="0.228132" calcext:value-type="float">
            <text:p>0.228132</text:p>
          </table:table-cell>
          <table:table-cell office:value-type="float" office:value="0.199174" calcext:value-type="float">
            <text:p>0.199174</text:p>
          </table:table-cell>
          <table:table-cell office:value-type="float" office:value="0.236885" calcext:value-type="float">
            <text:p>0.236885</text:p>
          </table:table-cell>
          <table:table-cell office:value-type="float" office:value="0.21505" calcext:value-type="float">
            <text:p>0.21505</text:p>
          </table:table-cell>
          <table:table-cell office:value-type="float" office:value="0.22857" calcext:value-type="float">
            <text:p>0.22857</text:p>
          </table:table-cell>
          <table:table-cell table:number-columns-repeated="17"/>
        </table:table-row>
        <table:table-row table:style-name="ro1">
          <table:table-cell office:value-type="float" office:value="0.051732" calcext:value-type="float">
            <text:p>0.051732</text:p>
          </table:table-cell>
          <table:table-cell office:value-type="float" office:value="0.229469" calcext:value-type="float">
            <text:p>0.229469</text:p>
          </table:table-cell>
          <table:table-cell office:value-type="float" office:value="0.268087" calcext:value-type="float">
            <text:p>0.268087</text:p>
          </table:table-cell>
          <table:table-cell office:value-type="float" office:value="0.256744" calcext:value-type="float">
            <text:p>0.256744</text:p>
          </table:table-cell>
          <table:table-cell office:value-type="float" office:value="0.229776" calcext:value-type="float">
            <text:p>0.229776</text:p>
          </table:table-cell>
          <table:table-cell office:value-type="float" office:value="0.220803" calcext:value-type="float">
            <text:p>0.220803</text:p>
          </table:table-cell>
          <table:table-cell office:value-type="float" office:value="0.212629" calcext:value-type="float">
            <text:p>0.212629</text:p>
          </table:table-cell>
          <table:table-cell table:number-columns-repeated="17"/>
        </table:table-row>
        <table:table-row table:style-name="ro1">
          <table:table-cell office:value-type="float" office:value="0.057417" calcext:value-type="float">
            <text:p>0.057417</text:p>
          </table:table-cell>
          <table:table-cell office:value-type="float" office:value="0.207085" calcext:value-type="float">
            <text:p>0.207085</text:p>
          </table:table-cell>
          <table:table-cell office:value-type="float" office:value="0.177454" calcext:value-type="float">
            <text:p>0.177454</text:p>
          </table:table-cell>
          <table:table-cell office:value-type="float" office:value="0.252659" calcext:value-type="float">
            <text:p>0.252659</text:p>
          </table:table-cell>
          <table:table-cell office:value-type="float" office:value="0.237601" calcext:value-type="float">
            <text:p>0.237601</text:p>
          </table:table-cell>
          <table:table-cell office:value-type="float" office:value="0.229457" calcext:value-type="float">
            <text:p>0.229457</text:p>
          </table:table-cell>
          <table:table-cell office:value-type="float" office:value="0.191628" calcext:value-type="float">
            <text:p>0.191628</text:p>
          </table:table-cell>
          <table:table-cell table:number-columns-repeated="17"/>
        </table:table-row>
        <table:table-row table:style-name="ro1">
          <table:table-cell office:value-type="float" office:value="0.093943" calcext:value-type="float">
            <text:p>0.093943</text:p>
          </table:table-cell>
          <table:table-cell office:value-type="float" office:value="0.246349" calcext:value-type="float">
            <text:p>0.246349</text:p>
          </table:table-cell>
          <table:table-cell office:value-type="float" office:value="0.178299" calcext:value-type="float">
            <text:p>0.178299</text:p>
          </table:table-cell>
          <table:table-cell office:value-type="float" office:value="0.260506" calcext:value-type="float">
            <text:p>0.260506</text:p>
          </table:table-cell>
          <table:table-cell office:value-type="float" office:value="0.188261" calcext:value-type="float">
            <text:p>0.188261</text:p>
          </table:table-cell>
          <table:table-cell office:value-type="float" office:value="0.172549" calcext:value-type="float">
            <text:p>0.172549</text:p>
          </table:table-cell>
          <table:table-cell office:value-type="float" office:value="0.203524" calcext:value-type="float">
            <text:p>0.203524</text:p>
          </table:table-cell>
          <table:table-cell table:number-columns-repeated="17"/>
        </table:table-row>
        <table:table-row table:style-name="ro1">
          <table:table-cell office:value-type="float" office:value="0.065086" calcext:value-type="float">
            <text:p>0.065086</text:p>
          </table:table-cell>
          <table:table-cell office:value-type="float" office:value="0.227518" calcext:value-type="float">
            <text:p>0.227518</text:p>
          </table:table-cell>
          <table:table-cell office:value-type="float" office:value="0.240955" calcext:value-type="float">
            <text:p>0.240955</text:p>
          </table:table-cell>
          <table:table-cell office:value-type="float" office:value="0.263039" calcext:value-type="float">
            <text:p>0.263039</text:p>
          </table:table-cell>
          <table:table-cell office:value-type="float" office:value="0.190684" calcext:value-type="float">
            <text:p>0.190684</text:p>
          </table:table-cell>
          <table:table-cell office:value-type="float" office:value="0.183799" calcext:value-type="float">
            <text:p>0.183799</text:p>
          </table:table-cell>
          <table:table-cell office:value-type="float" office:value="0.252263" calcext:value-type="float">
            <text:p>0.252263</text:p>
          </table:table-cell>
          <table:table-cell table:number-columns-repeated="17"/>
        </table:table-row>
        <table:table-row table:style-name="ro1">
          <table:table-cell office:value-type="float" office:value="0.093441" calcext:value-type="float">
            <text:p>0.093441</text:p>
          </table:table-cell>
          <table:table-cell office:value-type="float" office:value="0.263868" calcext:value-type="float">
            <text:p>0.263868</text:p>
          </table:table-cell>
          <table:table-cell office:value-type="float" office:value="0.218774" calcext:value-type="float">
            <text:p>0.218774</text:p>
          </table:table-cell>
          <table:table-cell office:value-type="float" office:value="0.260298" calcext:value-type="float">
            <text:p>0.260298</text:p>
          </table:table-cell>
          <table:table-cell office:value-type="float" office:value="0.220178" calcext:value-type="float">
            <text:p>0.220178</text:p>
          </table:table-cell>
          <table:table-cell office:value-type="float" office:value="0.189179" calcext:value-type="float">
            <text:p>0.189179</text:p>
          </table:table-cell>
          <table:table-cell office:value-type="float" office:value="0.235041" calcext:value-type="float">
            <text:p>0.235041</text:p>
          </table:table-cell>
          <table:table-cell table:number-columns-repeated="17"/>
        </table:table-row>
        <table:table-row table:style-name="ro1">
          <table:table-cell office:value-type="float" office:value="0.094824" calcext:value-type="float">
            <text:p>0.094824</text:p>
          </table:table-cell>
          <table:table-cell office:value-type="float" office:value="0.248733" calcext:value-type="float">
            <text:p>0.248733</text:p>
          </table:table-cell>
          <table:table-cell office:value-type="float" office:value="0.208693" calcext:value-type="float">
            <text:p>0.208693</text:p>
          </table:table-cell>
          <table:table-cell office:value-type="float" office:value="0.259032" calcext:value-type="float">
            <text:p>0.259032</text:p>
          </table:table-cell>
          <table:table-cell office:value-type="float" office:value="0.18527" calcext:value-type="float">
            <text:p>0.18527</text:p>
          </table:table-cell>
          <table:table-cell office:value-type="float" office:value="0.206929" calcext:value-type="float">
            <text:p>0.206929</text:p>
          </table:table-cell>
          <table:table-cell office:value-type="float" office:value="0.244869" calcext:value-type="float">
            <text:p>0.244869</text:p>
          </table:table-cell>
          <table:table-cell table:number-columns-repeated="17"/>
        </table:table-row>
        <table:table-row table:style-name="ro1">
          <table:table-cell office:value-type="float" office:value="0.093377" calcext:value-type="float">
            <text:p>0.093377</text:p>
          </table:table-cell>
          <table:table-cell office:value-type="float" office:value="0.239492" calcext:value-type="float">
            <text:p>0.239492</text:p>
          </table:table-cell>
          <table:table-cell office:value-type="float" office:value="0.230357" calcext:value-type="float">
            <text:p>0.230357</text:p>
          </table:table-cell>
          <table:table-cell office:value-type="float" office:value="0.254573" calcext:value-type="float">
            <text:p>0.254573</text:p>
          </table:table-cell>
          <table:table-cell office:value-type="float" office:value="0.201225" calcext:value-type="float">
            <text:p>0.201225</text:p>
          </table:table-cell>
          <table:table-cell office:value-type="float" office:value="0.202328" calcext:value-type="float">
            <text:p>0.202328</text:p>
          </table:table-cell>
          <table:table-cell office:value-type="float" office:value="0.175922" calcext:value-type="float">
            <text:p>0.175922</text:p>
          </table:table-cell>
          <table:table-cell table:number-columns-repeated="17"/>
        </table:table-row>
        <table:table-row table:style-name="ro1">
          <table:table-cell office:value-type="float" office:value="0.061721" calcext:value-type="float">
            <text:p>0.061721</text:p>
          </table:table-cell>
          <table:table-cell office:value-type="float" office:value="0.238473" calcext:value-type="float">
            <text:p>0.238473</text:p>
          </table:table-cell>
          <table:table-cell office:value-type="float" office:value="0.211982" calcext:value-type="float">
            <text:p>0.211982</text:p>
          </table:table-cell>
          <table:table-cell office:value-type="float" office:value="0.26088" calcext:value-type="float">
            <text:p>0.26088</text:p>
          </table:table-cell>
          <table:table-cell office:value-type="float" office:value="0.174378" calcext:value-type="float">
            <text:p>0.174378</text:p>
          </table:table-cell>
          <table:table-cell office:value-type="float" office:value="0.212389" calcext:value-type="float">
            <text:p>0.212389</text:p>
          </table:table-cell>
          <table:table-cell office:value-type="float" office:value="0.150292" calcext:value-type="float">
            <text:p>0.150292</text:p>
          </table:table-cell>
          <table:table-cell table:number-columns-repeated="17"/>
        </table:table-row>
        <table:table-row table:style-name="ro1">
          <table:table-cell office:value-type="float" office:value="0.075045" calcext:value-type="float">
            <text:p>0.075045</text:p>
          </table:table-cell>
          <table:table-cell office:value-type="float" office:value="0.245605" calcext:value-type="float">
            <text:p>0.245605</text:p>
          </table:table-cell>
          <table:table-cell office:value-type="float" office:value="0.18112" calcext:value-type="float">
            <text:p>0.18112</text:p>
          </table:table-cell>
          <table:table-cell office:value-type="float" office:value="0.263379" calcext:value-type="float">
            <text:p>0.263379</text:p>
          </table:table-cell>
          <table:table-cell office:value-type="float" office:value="0.24293" calcext:value-type="float">
            <text:p>0.24293</text:p>
          </table:table-cell>
          <table:table-cell office:value-type="float" office:value="0.131538" calcext:value-type="float">
            <text:p>0.131538</text:p>
          </table:table-cell>
          <table:table-cell office:value-type="float" office:value="0.203053" calcext:value-type="float">
            <text:p>0.203053</text:p>
          </table:table-cell>
          <table:table-cell table:number-columns-repeated="17"/>
        </table:table-row>
        <table:table-row table:style-name="ro1">
          <table:table-cell office:value-type="float" office:value="0.077714" calcext:value-type="float">
            <text:p>0.077714</text:p>
          </table:table-cell>
          <table:table-cell office:value-type="float" office:value="0.240003" calcext:value-type="float">
            <text:p>0.240003</text:p>
          </table:table-cell>
          <table:table-cell office:value-type="float" office:value="0.184499" calcext:value-type="float">
            <text:p>0.184499</text:p>
          </table:table-cell>
          <table:table-cell office:value-type="float" office:value="0.256199" calcext:value-type="float">
            <text:p>0.256199</text:p>
          </table:table-cell>
          <table:table-cell office:value-type="float" office:value="0.196382" calcext:value-type="float">
            <text:p>0.196382</text:p>
          </table:table-cell>
          <table:table-cell office:value-type="float" office:value="0.201107" calcext:value-type="float">
            <text:p>0.201107</text:p>
          </table:table-cell>
          <table:table-cell office:value-type="float" office:value="0.191745" calcext:value-type="float">
            <text:p>0.191745</text:p>
          </table:table-cell>
          <table:table-cell table:number-columns-repeated="17"/>
        </table:table-row>
        <table:table-row table:style-name="ro1">
          <table:table-cell office:value-type="float" office:value="0.063022" calcext:value-type="float">
            <text:p>0.063022</text:p>
          </table:table-cell>
          <table:table-cell office:value-type="float" office:value="0.192014" calcext:value-type="float">
            <text:p>0.192014</text:p>
          </table:table-cell>
          <table:table-cell office:value-type="float" office:value="0.208453" calcext:value-type="float">
            <text:p>0.208453</text:p>
          </table:table-cell>
          <table:table-cell office:value-type="float" office:value="0.20021" calcext:value-type="float">
            <text:p>0.20021</text:p>
          </table:table-cell>
          <table:table-cell office:value-type="float" office:value="0.1994" calcext:value-type="float">
            <text:p>0.1994</text:p>
          </table:table-cell>
          <table:table-cell office:value-type="float" office:value="0.199691" calcext:value-type="float">
            <text:p>0.199691</text:p>
          </table:table-cell>
          <table:table-cell office:value-type="float" office:value="0.186631" calcext:value-type="float">
            <text:p>0.186631</text:p>
          </table:table-cell>
          <table:table-cell table:number-columns-repeated="17"/>
        </table:table-row>
        <table:table-row table:style-name="ro1">
          <table:table-cell office:value-type="float" office:value="0.073677" calcext:value-type="float">
            <text:p>0.073677</text:p>
          </table:table-cell>
          <table:table-cell office:value-type="float" office:value="0.252731" calcext:value-type="float">
            <text:p>0.252731</text:p>
          </table:table-cell>
          <table:table-cell office:value-type="float" office:value="0.223727" calcext:value-type="float">
            <text:p>0.223727</text:p>
          </table:table-cell>
          <table:table-cell office:value-type="float" office:value="0.257658" calcext:value-type="float">
            <text:p>0.257658</text:p>
          </table:table-cell>
          <table:table-cell office:value-type="float" office:value="0.188431" calcext:value-type="float">
            <text:p>0.188431</text:p>
          </table:table-cell>
          <table:table-cell office:value-type="float" office:value="0.188179" calcext:value-type="float">
            <text:p>0.188179</text:p>
          </table:table-cell>
          <table:table-cell office:value-type="float" office:value="0.184359" calcext:value-type="float">
            <text:p>0.184359</text:p>
          </table:table-cell>
          <table:table-cell table:number-columns-repeated="17"/>
        </table:table-row>
        <table:table-row table:style-name="ro1">
          <table:table-cell office:value-type="float" office:value="0.059312" calcext:value-type="float">
            <text:p>0.059312</text:p>
          </table:table-cell>
          <table:table-cell office:value-type="float" office:value="0.253211" calcext:value-type="float">
            <text:p>0.253211</text:p>
          </table:table-cell>
          <table:table-cell office:value-type="float" office:value="0.261815" calcext:value-type="float">
            <text:p>0.261815</text:p>
          </table:table-cell>
          <table:table-cell office:value-type="float" office:value="0.248926" calcext:value-type="float">
            <text:p>0.248926</text:p>
          </table:table-cell>
          <table:table-cell office:value-type="float" office:value="0.176301" calcext:value-type="float">
            <text:p>0.176301</text:p>
          </table:table-cell>
          <table:table-cell office:value-type="float" office:value="0.192241" calcext:value-type="float">
            <text:p>0.192241</text:p>
          </table:table-cell>
          <table:table-cell office:value-type="float" office:value="0.2094" calcext:value-type="float">
            <text:p>0.2094</text:p>
          </table:table-cell>
          <table:table-cell table:number-columns-repeated="17"/>
        </table:table-row>
        <table:table-row table:style-name="ro1">
          <table:table-cell office:value-type="float" office:value="0.089702" calcext:value-type="float">
            <text:p>0.089702</text:p>
          </table:table-cell>
          <table:table-cell office:value-type="float" office:value="0.225777" calcext:value-type="float">
            <text:p>0.225777</text:p>
          </table:table-cell>
          <table:table-cell office:value-type="float" office:value="0.227108" calcext:value-type="float">
            <text:p>0.227108</text:p>
          </table:table-cell>
          <table:table-cell office:value-type="float" office:value="0.277416" calcext:value-type="float">
            <text:p>0.277416</text:p>
          </table:table-cell>
          <table:table-cell office:value-type="float" office:value="0.196738" calcext:value-type="float">
            <text:p>0.196738</text:p>
          </table:table-cell>
          <table:table-cell office:value-type="float" office:value="0.177352" calcext:value-type="float">
            <text:p>0.177352</text:p>
          </table:table-cell>
          <table:table-cell office:value-type="float" office:value="0.249119" calcext:value-type="float">
            <text:p>0.249119</text:p>
          </table:table-cell>
          <table:table-cell table:number-columns-repeated="17"/>
        </table:table-row>
        <table:table-row table:style-name="ro1">
          <table:table-cell office:value-type="float" office:value="0.092621" calcext:value-type="float">
            <text:p>0.092621</text:p>
          </table:table-cell>
          <table:table-cell office:value-type="float" office:value="0.263872" calcext:value-type="float">
            <text:p>0.263872</text:p>
          </table:table-cell>
          <table:table-cell office:value-type="float" office:value="0.207894" calcext:value-type="float">
            <text:p>0.207894</text:p>
          </table:table-cell>
          <table:table-cell office:value-type="float" office:value="0.209449" calcext:value-type="float">
            <text:p>0.209449</text:p>
          </table:table-cell>
          <table:table-cell office:value-type="float" office:value="0.196673" calcext:value-type="float">
            <text:p>0.196673</text:p>
          </table:table-cell>
          <table:table-cell office:value-type="float" office:value="0.189847" calcext:value-type="float">
            <text:p>0.189847</text:p>
          </table:table-cell>
          <table:table-cell office:value-type="float" office:value="0.222709" calcext:value-type="float">
            <text:p>0.222709</text:p>
          </table:table-cell>
          <table:table-cell table:number-columns-repeated="17"/>
        </table:table-row>
        <table:table-row table:style-name="ro1">
          <table:table-cell office:value-type="float" office:value="0.092978" calcext:value-type="float">
            <text:p>0.092978</text:p>
          </table:table-cell>
          <table:table-cell office:value-type="float" office:value="0.258978" calcext:value-type="float">
            <text:p>0.258978</text:p>
          </table:table-cell>
          <table:table-cell office:value-type="float" office:value="0.205764" calcext:value-type="float">
            <text:p>0.205764</text:p>
          </table:table-cell>
          <table:table-cell office:value-type="float" office:value="0.258868" calcext:value-type="float">
            <text:p>0.258868</text:p>
          </table:table-cell>
          <table:table-cell office:value-type="float" office:value="0.19543" calcext:value-type="float">
            <text:p>0.19543</text:p>
          </table:table-cell>
          <table:table-cell office:value-type="float" office:value="0.228506" calcext:value-type="float">
            <text:p>0.228506</text:p>
          </table:table-cell>
          <table:table-cell office:value-type="float" office:value="0.185968" calcext:value-type="float">
            <text:p>0.185968</text:p>
          </table:table-cell>
          <table:table-cell table:number-columns-repeated="17"/>
        </table:table-row>
        <table:table-row table:style-name="ro1">
          <table:table-cell office:value-type="float" office:value="0.083231" calcext:value-type="float">
            <text:p>0.083231</text:p>
          </table:table-cell>
          <table:table-cell office:value-type="float" office:value="0.259914" calcext:value-type="float">
            <text:p>0.259914</text:p>
          </table:table-cell>
          <table:table-cell office:value-type="float" office:value="0.233371" calcext:value-type="float">
            <text:p>0.233371</text:p>
          </table:table-cell>
          <table:table-cell office:value-type="float" office:value="0.224679" calcext:value-type="float">
            <text:p>0.224679</text:p>
          </table:table-cell>
          <table:table-cell office:value-type="float" office:value="0.176426" calcext:value-type="float">
            <text:p>0.176426</text:p>
          </table:table-cell>
          <table:table-cell office:value-type="float" office:value="0.213014" calcext:value-type="float">
            <text:p>0.213014</text:p>
          </table:table-cell>
          <table:table-cell office:value-type="float" office:value="0.246595" calcext:value-type="float">
            <text:p>0.246595</text:p>
          </table:table-cell>
          <table:table-cell table:number-columns-repeated="17"/>
        </table:table-row>
        <table:table-row table:style-name="ro1">
          <table:table-cell office:value-type="float" office:value="0.063055" calcext:value-type="float">
            <text:p>0.063055</text:p>
          </table:table-cell>
          <table:table-cell office:value-type="float" office:value="0.291104" calcext:value-type="float">
            <text:p>0.291104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253694" calcext:value-type="float">
            <text:p>0.253694</text:p>
          </table:table-cell>
          <table:table-cell office:value-type="float" office:value="0.215797" calcext:value-type="float">
            <text:p>0.215797</text:p>
          </table:table-cell>
          <table:table-cell office:value-type="float" office:value="0.192222" calcext:value-type="float">
            <text:p>0.192222</text:p>
          </table:table-cell>
          <table:table-cell office:value-type="float" office:value="0.188286" calcext:value-type="float">
            <text:p>0.188286</text:p>
          </table:table-cell>
          <table:table-cell table:number-columns-repeated="17"/>
        </table:table-row>
        <table:table-row table:style-name="ro1">
          <table:table-cell office:value-type="float" office:value="0.054069" calcext:value-type="float">
            <text:p>0.054069</text:p>
          </table:table-cell>
          <table:table-cell office:value-type="float" office:value="0.225114" calcext:value-type="float">
            <text:p>0.225114</text:p>
          </table:table-cell>
          <table:table-cell office:value-type="float" office:value="0.261281" calcext:value-type="float">
            <text:p>0.261281</text:p>
          </table:table-cell>
          <table:table-cell office:value-type="float" office:value="0.255698" calcext:value-type="float">
            <text:p>0.255698</text:p>
          </table:table-cell>
          <table:table-cell office:value-type="float" office:value="0.176714" calcext:value-type="float">
            <text:p>0.176714</text:p>
          </table:table-cell>
          <table:table-cell office:value-type="float" office:value="0.22845" calcext:value-type="float">
            <text:p>0.22845</text:p>
          </table:table-cell>
          <table:table-cell office:value-type="float" office:value="0.231889" calcext:value-type="float">
            <text:p>0.231889</text:p>
          </table:table-cell>
          <table:table-cell table:number-columns-repeated="17"/>
        </table:table-row>
        <table:table-row table:style-name="ro1">
          <table:table-cell office:value-type="float" office:value="0.05921" calcext:value-type="float">
            <text:p>0.05921</text:p>
          </table:table-cell>
          <table:table-cell office:value-type="float" office:value="0.174536" calcext:value-type="float">
            <text:p>0.174536</text:p>
          </table:table-cell>
          <table:table-cell office:value-type="float" office:value="0.231785" calcext:value-type="float">
            <text:p>0.231785</text:p>
          </table:table-cell>
          <table:table-cell office:value-type="float" office:value="0.255015" calcext:value-type="float">
            <text:p>0.255015</text:p>
          </table:table-cell>
          <table:table-cell office:value-type="float" office:value="0.183963" calcext:value-type="float">
            <text:p>0.183963</text:p>
          </table:table-cell>
          <table:table-cell office:value-type="float" office:value="0.244609" calcext:value-type="float">
            <text:p>0.244609</text:p>
          </table:table-cell>
          <table:table-cell office:value-type="float" office:value="0.150634" calcext:value-type="float">
            <text:p>0.150634</text:p>
          </table:table-cell>
          <table:table-cell table:number-columns-repeated="17"/>
        </table:table-row>
        <table:table-row table:style-name="ro1">
          <table:table-cell office:value-type="float" office:value="0.084383" calcext:value-type="float">
            <text:p>0.084383</text:p>
          </table:table-cell>
          <table:table-cell office:value-type="float" office:value="0.205029" calcext:value-type="float">
            <text:p>0.205029</text:p>
          </table:table-cell>
          <table:table-cell office:value-type="float" office:value="0.217093" calcext:value-type="float">
            <text:p>0.217093</text:p>
          </table:table-cell>
          <table:table-cell office:value-type="float" office:value="0.254882" calcext:value-type="float">
            <text:p>0.254882</text:p>
          </table:table-cell>
          <table:table-cell office:value-type="float" office:value="0.160783" calcext:value-type="float">
            <text:p>0.160783</text:p>
          </table:table-cell>
          <table:table-cell office:value-type="float" office:value="0.210417" calcext:value-type="float">
            <text:p>0.210417</text:p>
          </table:table-cell>
          <table:table-cell office:value-type="float" office:value="0.208206" calcext:value-type="float">
            <text:p>0.208206</text:p>
          </table:table-cell>
          <table:table-cell table:number-columns-repeated="17"/>
        </table:table-row>
        <table:table-row table:style-name="ro1">
          <table:table-cell office:value-type="float" office:value="0.066629" calcext:value-type="float">
            <text:p>0.066629</text:p>
          </table:table-cell>
          <table:table-cell office:value-type="float" office:value="0.253823" calcext:value-type="float">
            <text:p>0.253823</text:p>
          </table:table-cell>
          <table:table-cell office:value-type="float" office:value="0.244041" calcext:value-type="float">
            <text:p>0.244041</text:p>
          </table:table-cell>
          <table:table-cell office:value-type="float" office:value="0.270158" calcext:value-type="float">
            <text:p>0.270158</text:p>
          </table:table-cell>
          <table:table-cell office:value-type="float" office:value="0.214557" calcext:value-type="float">
            <text:p>0.214557</text:p>
          </table:table-cell>
          <table:table-cell office:value-type="float" office:value="0.186856" calcext:value-type="float">
            <text:p>0.186856</text:p>
          </table:table-cell>
          <table:table-cell office:value-type="float" office:value="0.193057" calcext:value-type="float">
            <text:p>0.193057</text:p>
          </table:table-cell>
          <table:table-cell table:number-columns-repeated="17"/>
        </table:table-row>
        <table:table-row table:style-name="ro1">
          <table:table-cell office:value-type="float" office:value="0.088863" calcext:value-type="float">
            <text:p>0.088863</text:p>
          </table:table-cell>
          <table:table-cell office:value-type="float" office:value="0.239674" calcext:value-type="float">
            <text:p>0.239674</text:p>
          </table:table-cell>
          <table:table-cell office:value-type="float" office:value="0.24012" calcext:value-type="float">
            <text:p>0.24012</text:p>
          </table:table-cell>
          <table:table-cell office:value-type="float" office:value="0.2433" calcext:value-type="float">
            <text:p>0.2433</text:p>
          </table:table-cell>
          <table:table-cell office:value-type="float" office:value="0.227672" calcext:value-type="float">
            <text:p>0.227672</text:p>
          </table:table-cell>
          <table:table-cell office:value-type="float" office:value="0.197009" calcext:value-type="float">
            <text:p>0.197009</text:p>
          </table:table-cell>
          <table:table-cell office:value-type="float" office:value="0.245688" calcext:value-type="float">
            <text:p>0.245688</text:p>
          </table:table-cell>
          <table:table-cell table:number-columns-repeated="17"/>
        </table:table-row>
        <table:table-row table:style-name="ro1">
          <table:table-cell office:value-type="float" office:value="0.071384" calcext:value-type="float">
            <text:p>0.071384</text:p>
          </table:table-cell>
          <table:table-cell office:value-type="float" office:value="0.222435" calcext:value-type="float">
            <text:p>0.222435</text:p>
          </table:table-cell>
          <table:table-cell office:value-type="float" office:value="0.203211" calcext:value-type="float">
            <text:p>0.203211</text:p>
          </table:table-cell>
          <table:table-cell office:value-type="float" office:value="0.242091" calcext:value-type="float">
            <text:p>0.242091</text:p>
          </table:table-cell>
          <table:table-cell office:value-type="float" office:value="0.177108" calcext:value-type="float">
            <text:p>0.177108</text:p>
          </table:table-cell>
          <table:table-cell office:value-type="float" office:value="0.215714" calcext:value-type="float">
            <text:p>0.215714</text:p>
          </table:table-cell>
          <table:table-cell office:value-type="float" office:value="0.21671" calcext:value-type="float">
            <text:p>0.21671</text:p>
          </table:table-cell>
          <table:table-cell table:number-columns-repeated="17"/>
        </table:table-row>
        <table:table-row table:style-name="ro1">
          <table:table-cell office:value-type="float" office:value="0.081803" calcext:value-type="float">
            <text:p>0.081803</text:p>
          </table:table-cell>
          <table:table-cell office:value-type="float" office:value="0.263814" calcext:value-type="float">
            <text:p>0.263814</text:p>
          </table:table-cell>
          <table:table-cell office:value-type="float" office:value="0.283157" calcext:value-type="float">
            <text:p>0.283157</text:p>
          </table:table-cell>
          <table:table-cell office:value-type="float" office:value="0.163301" calcext:value-type="float">
            <text:p>0.163301</text:p>
          </table:table-cell>
          <table:table-cell office:value-type="float" office:value="0.180227" calcext:value-type="float">
            <text:p>0.180227</text:p>
          </table:table-cell>
          <table:table-cell office:value-type="float" office:value="0.164116" calcext:value-type="float">
            <text:p>0.164116</text:p>
          </table:table-cell>
          <table:table-cell office:value-type="float" office:value="0.206798" calcext:value-type="float">
            <text:p>0.206798</text:p>
          </table:table-cell>
          <table:table-cell table:number-columns-repeated="17"/>
        </table:table-row>
        <table:table-row table:style-name="ro1">
          <table:table-cell office:value-type="float" office:value="0.091982" calcext:value-type="float">
            <text:p>0.091982</text:p>
          </table:table-cell>
          <table:table-cell office:value-type="float" office:value="0.237705" calcext:value-type="float">
            <text:p>0.237705</text:p>
          </table:table-cell>
          <table:table-cell office:value-type="float" office:value="0.265265" calcext:value-type="float">
            <text:p>0.265265</text:p>
          </table:table-cell>
          <table:table-cell office:value-type="float" office:value="0.196381" calcext:value-type="float">
            <text:p>0.196381</text:p>
          </table:table-cell>
          <table:table-cell office:value-type="float" office:value="0.177733" calcext:value-type="float">
            <text:p>0.177733</text:p>
          </table:table-cell>
          <table:table-cell office:value-type="float" office:value="0.189826" calcext:value-type="float">
            <text:p>0.189826</text:p>
          </table:table-cell>
          <table:table-cell office:value-type="float" office:value="0.221472" calcext:value-type="float">
            <text:p>0.221472</text:p>
          </table:table-cell>
          <table:table-cell table:number-columns-repeated="17"/>
        </table:table-row>
        <table:table-row table:style-name="ro1">
          <table:table-cell office:value-type="float" office:value="0.057245" calcext:value-type="float">
            <text:p>0.057245</text:p>
          </table:table-cell>
          <table:table-cell office:value-type="float" office:value="0.232334" calcext:value-type="float">
            <text:p>0.232334</text:p>
          </table:table-cell>
          <table:table-cell office:value-type="float" office:value="0.196059" calcext:value-type="float">
            <text:p>0.196059</text:p>
          </table:table-cell>
          <table:table-cell office:value-type="float" office:value="0.252217" calcext:value-type="float">
            <text:p>0.252217</text:p>
          </table:table-cell>
          <table:table-cell office:value-type="float" office:value="0.185475" calcext:value-type="float">
            <text:p>0.185475</text:p>
          </table:table-cell>
          <table:table-cell office:value-type="float" office:value="0.197782" calcext:value-type="float">
            <text:p>0.197782</text:p>
          </table:table-cell>
          <table:table-cell office:value-type="float" office:value="0.188064" calcext:value-type="float">
            <text:p>0.188064</text:p>
          </table:table-cell>
          <table:table-cell table:number-columns-repeated="17"/>
        </table:table-row>
        <table:table-row table:style-name="ro1">
          <table:table-cell office:value-type="float" office:value="0.093049" calcext:value-type="float">
            <text:p>0.093049</text:p>
          </table:table-cell>
          <table:table-cell office:value-type="float" office:value="0.208379" calcext:value-type="float">
            <text:p>0.208379</text:p>
          </table:table-cell>
          <table:table-cell office:value-type="float" office:value="0.248192" calcext:value-type="float">
            <text:p>0.248192</text:p>
          </table:table-cell>
          <table:table-cell office:value-type="float" office:value="0.249274" calcext:value-type="float">
            <text:p>0.249274</text:p>
          </table:table-cell>
          <table:table-cell office:value-type="float" office:value="0.211983" calcext:value-type="float">
            <text:p>0.211983</text:p>
          </table:table-cell>
          <table:table-cell office:value-type="float" office:value="0.197645" calcext:value-type="float">
            <text:p>0.197645</text:p>
          </table:table-cell>
          <table:table-cell office:value-type="float" office:value="0.220311" calcext:value-type="float">
            <text:p>0.220311</text:p>
          </table:table-cell>
          <table:table-cell table:number-columns-repeated="17"/>
        </table:table-row>
        <table:table-row table:style-name="ro1">
          <table:table-cell office:value-type="float" office:value="0.093285" calcext:value-type="float">
            <text:p>0.093285</text:p>
          </table:table-cell>
          <table:table-cell office:value-type="float" office:value="0.209194" calcext:value-type="float">
            <text:p>0.209194</text:p>
          </table:table-cell>
          <table:table-cell office:value-type="float" office:value="0.221585" calcext:value-type="float">
            <text:p>0.221585</text:p>
          </table:table-cell>
          <table:table-cell office:value-type="float" office:value="0.160825" calcext:value-type="float">
            <text:p>0.160825</text:p>
          </table:table-cell>
          <table:table-cell office:value-type="float" office:value="0.179483" calcext:value-type="float">
            <text:p>0.179483</text:p>
          </table:table-cell>
          <table:table-cell office:value-type="float" office:value="0.189725" calcext:value-type="float">
            <text:p>0.189725</text:p>
          </table:table-cell>
          <table:table-cell office:value-type="float" office:value="0.234653" calcext:value-type="float">
            <text:p>0.234653</text:p>
          </table:table-cell>
          <table:table-cell table:number-columns-repeated="17"/>
        </table:table-row>
        <table:table-row table:style-name="ro1">
          <table:table-cell office:value-type="float" office:value="0.093779" calcext:value-type="float">
            <text:p>0.093779</text:p>
          </table:table-cell>
          <table:table-cell office:value-type="float" office:value="0.303367" calcext:value-type="float">
            <text:p>0.303367</text:p>
          </table:table-cell>
          <table:table-cell office:value-type="float" office:value="0.18197" calcext:value-type="float">
            <text:p>0.18197</text:p>
          </table:table-cell>
          <table:table-cell office:value-type="float" office:value="0.201452" calcext:value-type="float">
            <text:p>0.201452</text:p>
          </table:table-cell>
          <table:table-cell office:value-type="float" office:value="0.190298" calcext:value-type="float">
            <text:p>0.190298</text:p>
          </table:table-cell>
          <table:table-cell office:value-type="float" office:value="0.19967" calcext:value-type="float">
            <text:p>0.19967</text:p>
          </table:table-cell>
          <table:table-cell office:value-type="float" office:value="0.162608" calcext:value-type="float">
            <text:p>0.162608</text:p>
          </table:table-cell>
          <table:table-cell table:number-columns-repeated="17"/>
        </table:table-row>
        <table:table-row table:style-name="ro1">
          <table:table-cell office:value-type="float" office:value="0.086581" calcext:value-type="float">
            <text:p>0.086581</text:p>
          </table:table-cell>
          <table:table-cell office:value-type="float" office:value="0.227361" calcext:value-type="float">
            <text:p>0.227361</text:p>
          </table:table-cell>
          <table:table-cell office:value-type="float" office:value="0.21254" calcext:value-type="float">
            <text:p>0.21254</text:p>
          </table:table-cell>
          <table:table-cell office:value-type="float" office:value="0.203117" calcext:value-type="float">
            <text:p>0.203117</text:p>
          </table:table-cell>
          <table:table-cell office:value-type="float" office:value="0.208449" calcext:value-type="float">
            <text:p>0.208449</text:p>
          </table:table-cell>
          <table:table-cell office:value-type="float" office:value="0.210186" calcext:value-type="float">
            <text:p>0.210186</text:p>
          </table:table-cell>
          <table:table-cell office:value-type="float" office:value="0.231429" calcext:value-type="float">
            <text:p>0.231429</text:p>
          </table:table-cell>
          <table:table-cell table:number-columns-repeated="17"/>
        </table:table-row>
        <table:table-row table:style-name="ro1">
          <table:table-cell office:value-type="float" office:value="0.090449" calcext:value-type="float">
            <text:p>0.090449</text:p>
          </table:table-cell>
          <table:table-cell office:value-type="float" office:value="0.255011" calcext:value-type="float">
            <text:p>0.255011</text:p>
          </table:table-cell>
          <table:table-cell office:value-type="float" office:value="0.201646" calcext:value-type="float">
            <text:p>0.201646</text:p>
          </table:table-cell>
          <table:table-cell office:value-type="float" office:value="0.207654" calcext:value-type="float">
            <text:p>0.207654</text:p>
          </table:table-cell>
          <table:table-cell office:value-type="float" office:value="0.188762" calcext:value-type="float">
            <text:p>0.188762</text:p>
          </table:table-cell>
          <table:table-cell office:value-type="float" office:value="0.176742" calcext:value-type="float">
            <text:p>0.176742</text:p>
          </table:table-cell>
          <table:table-cell office:value-type="float" office:value="0.21473" calcext:value-type="float">
            <text:p>0.21473</text:p>
          </table:table-cell>
          <table:table-cell table:number-columns-repeated="17"/>
        </table:table-row>
        <table:table-row table:style-name="ro1">
          <table:table-cell office:value-type="float" office:value="0.052293" calcext:value-type="float">
            <text:p>0.052293</text:p>
          </table:table-cell>
          <table:table-cell office:value-type="float" office:value="0.266801" calcext:value-type="float">
            <text:p>0.266801</text:p>
          </table:table-cell>
          <table:table-cell office:value-type="float" office:value="0.257866" calcext:value-type="float">
            <text:p>0.257866</text:p>
          </table:table-cell>
          <table:table-cell office:value-type="float" office:value="0.255629" calcext:value-type="float">
            <text:p>0.255629</text:p>
          </table:table-cell>
          <table:table-cell office:value-type="float" office:value="0.212072" calcext:value-type="float">
            <text:p>0.212072</text:p>
          </table:table-cell>
          <table:table-cell office:value-type="float" office:value="0.175132" calcext:value-type="float">
            <text:p>0.175132</text:p>
          </table:table-cell>
          <table:table-cell office:value-type="float" office:value="0.201685" calcext:value-type="float">
            <text:p>0.201685</text:p>
          </table:table-cell>
          <table:table-cell table:number-columns-repeated="17"/>
        </table:table-row>
        <table:table-row table:style-name="ro1">
          <table:table-cell office:value-type="float" office:value="0.054631" calcext:value-type="float">
            <text:p>0.054631</text:p>
          </table:table-cell>
          <table:table-cell office:value-type="float" office:value="0.245073" calcext:value-type="float">
            <text:p>0.245073</text:p>
          </table:table-cell>
          <table:table-cell office:value-type="float" office:value="0.279929" calcext:value-type="float">
            <text:p>0.279929</text:p>
          </table:table-cell>
          <table:table-cell office:value-type="float" office:value="0.24733" calcext:value-type="float">
            <text:p>0.24733</text:p>
          </table:table-cell>
          <table:table-cell office:value-type="float" office:value="0.238632" calcext:value-type="float">
            <text:p>0.238632</text:p>
          </table:table-cell>
          <table:table-cell office:value-type="float" office:value="0.151595" calcext:value-type="float">
            <text:p>0.151595</text:p>
          </table:table-cell>
          <table:table-cell office:value-type="float" office:value="0.181931" calcext:value-type="float">
            <text:p>0.181931</text:p>
          </table:table-cell>
          <table:table-cell table:number-columns-repeated="17"/>
        </table:table-row>
        <table:table-row table:style-name="ro1">
          <table:table-cell office:value-type="float" office:value="0.064861" calcext:value-type="float">
            <text:p>0.064861</text:p>
          </table:table-cell>
          <table:table-cell office:value-type="float" office:value="0.232211" calcext:value-type="float">
            <text:p>0.232211</text:p>
          </table:table-cell>
          <table:table-cell office:value-type="float" office:value="0.19467" calcext:value-type="float">
            <text:p>0.19467</text:p>
          </table:table-cell>
          <table:table-cell office:value-type="float" office:value="0.207747" calcext:value-type="float">
            <text:p>0.207747</text:p>
          </table:table-cell>
          <table:table-cell office:value-type="float" office:value="0.182552" calcext:value-type="float">
            <text:p>0.182552</text:p>
          </table:table-cell>
          <table:table-cell office:value-type="float" office:value="0.233576" calcext:value-type="float">
            <text:p>0.233576</text:p>
          </table:table-cell>
          <table:table-cell office:value-type="float" office:value="0.154768" calcext:value-type="float">
            <text:p>0.154768</text:p>
          </table:table-cell>
          <table:table-cell table:number-columns-repeated="17"/>
        </table:table-row>
        <table:table-row table:style-name="ro1">
          <table:table-cell office:value-type="float" office:value="0.093408" calcext:value-type="float">
            <text:p>0.093408</text:p>
          </table:table-cell>
          <table:table-cell office:value-type="float" office:value="0.239277" calcext:value-type="float">
            <text:p>0.239277</text:p>
          </table:table-cell>
          <table:table-cell office:value-type="float" office:value="0.169445" calcext:value-type="float">
            <text:p>0.169445</text:p>
          </table:table-cell>
          <table:table-cell office:value-type="float" office:value="0.160594" calcext:value-type="float">
            <text:p>0.160594</text:p>
          </table:table-cell>
          <table:table-cell office:value-type="float" office:value="0.165752" calcext:value-type="float">
            <text:p>0.165752</text:p>
          </table:table-cell>
          <table:table-cell office:value-type="float" office:value="0.179697" calcext:value-type="float">
            <text:p>0.179697</text:p>
          </table:table-cell>
          <table:table-cell office:value-type="float" office:value="0.230402" calcext:value-type="float">
            <text:p>0.230402</text:p>
          </table:table-cell>
          <table:table-cell table:number-columns-repeated="17"/>
        </table:table-row>
        <table:table-row table:style-name="ro1">
          <table:table-cell office:value-type="float" office:value="0.092163" calcext:value-type="float">
            <text:p>0.092163</text:p>
          </table:table-cell>
          <table:table-cell office:value-type="float" office:value="0.259241" calcext:value-type="float">
            <text:p>0.259241</text:p>
          </table:table-cell>
          <table:table-cell office:value-type="float" office:value="0.26238" calcext:value-type="float">
            <text:p>0.26238</text:p>
          </table:table-cell>
          <table:table-cell office:value-type="float" office:value="0.242293" calcext:value-type="float">
            <text:p>0.242293</text:p>
          </table:table-cell>
          <table:table-cell office:value-type="float" office:value="0.193003" calcext:value-type="float">
            <text:p>0.193003</text:p>
          </table:table-cell>
          <table:table-cell office:value-type="float" office:value="0.183438" calcext:value-type="float">
            <text:p>0.183438</text:p>
          </table:table-cell>
          <table:table-cell office:value-type="float" office:value="0.186214" calcext:value-type="float">
            <text:p>0.186214</text:p>
          </table:table-cell>
          <table:table-cell table:number-columns-repeated="17"/>
        </table:table-row>
        <table:table-row table:style-name="ro1">
          <table:table-cell office:value-type="float" office:value="0.051645" calcext:value-type="float">
            <text:p>0.051645</text:p>
          </table:table-cell>
          <table:table-cell office:value-type="float" office:value="0.280816" calcext:value-type="float">
            <text:p>0.280816</text:p>
          </table:table-cell>
          <table:table-cell office:value-type="float" office:value="0.247648" calcext:value-type="float">
            <text:p>0.247648</text:p>
          </table:table-cell>
          <table:table-cell office:value-type="float" office:value="0.274553" calcext:value-type="float">
            <text:p>0.274553</text:p>
          </table:table-cell>
          <table:table-cell office:value-type="float" office:value="0.212624" calcext:value-type="float">
            <text:p>0.212624</text:p>
          </table:table-cell>
          <table:table-cell office:value-type="float" office:value="0.203093" calcext:value-type="float">
            <text:p>0.203093</text:p>
          </table:table-cell>
          <table:table-cell office:value-type="float" office:value="0.207661" calcext:value-type="float">
            <text:p>0.207661</text:p>
          </table:table-cell>
          <table:table-cell table:number-columns-repeated="17"/>
        </table:table-row>
        <table:table-row table:style-name="ro1">
          <table:table-cell office:value-type="float" office:value="0.062428" calcext:value-type="float">
            <text:p>0.062428</text:p>
          </table:table-cell>
          <table:table-cell office:value-type="float" office:value="0.25638" calcext:value-type="float">
            <text:p>0.25638</text:p>
          </table:table-cell>
          <table:table-cell office:value-type="float" office:value="0.202381" calcext:value-type="float">
            <text:p>0.202381</text:p>
          </table:table-cell>
          <table:table-cell office:value-type="float" office:value="0.273196" calcext:value-type="float">
            <text:p>0.27319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185643" calcext:value-type="float">
            <text:p>0.185643</text:p>
          </table:table-cell>
          <table:table-cell office:value-type="float" office:value="0.1834" calcext:value-type="float">
            <text:p>0.1834</text:p>
          </table:table-cell>
          <table:table-cell table:number-columns-repeated="17"/>
        </table:table-row>
        <table:table-row table:style-name="ro1">
          <table:table-cell office:value-type="float" office:value="0.059911" calcext:value-type="float">
            <text:p>0.059911</text:p>
          </table:table-cell>
          <table:table-cell office:value-type="float" office:value="0.20524" calcext:value-type="float">
            <text:p>0.20524</text:p>
          </table:table-cell>
          <table:table-cell office:value-type="float" office:value="0.19351" calcext:value-type="float">
            <text:p>0.19351</text:p>
          </table:table-cell>
          <table:table-cell office:value-type="float" office:value="0.261109" calcext:value-type="float">
            <text:p>0.261109</text:p>
          </table:table-cell>
          <table:table-cell office:value-type="float" office:value="0.225202" calcext:value-type="float">
            <text:p>0.225202</text:p>
          </table:table-cell>
          <table:table-cell office:value-type="float" office:value="0.186522" calcext:value-type="float">
            <text:p>0.186522</text:p>
          </table:table-cell>
          <table:table-cell office:value-type="float" office:value="0.243756" calcext:value-type="float">
            <text:p>0.243756</text:p>
          </table:table-cell>
          <table:table-cell table:number-columns-repeated="17"/>
        </table:table-row>
        <table:table-row table:style-name="ro1">
          <table:table-cell office:value-type="float" office:value="0.093885" calcext:value-type="float">
            <text:p>0.093885</text:p>
          </table:table-cell>
          <table:table-cell office:value-type="float" office:value="0.286755" calcext:value-type="float">
            <text:p>0.286755</text:p>
          </table:table-cell>
          <table:table-cell office:value-type="float" office:value="0.181795" calcext:value-type="float">
            <text:p>0.181795</text:p>
          </table:table-cell>
          <table:table-cell office:value-type="float" office:value="0.268046" calcext:value-type="float">
            <text:p>0.268046</text:p>
          </table:table-cell>
          <table:table-cell office:value-type="float" office:value="0.167563" calcext:value-type="float">
            <text:p>0.167563</text:p>
          </table:table-cell>
          <table:table-cell office:value-type="float" office:value="0.231716" calcext:value-type="float">
            <text:p>0.231716</text:p>
          </table:table-cell>
          <table:table-cell office:value-type="float" office:value="0.219092" calcext:value-type="float">
            <text:p>0.219092</text:p>
          </table:table-cell>
          <table:table-cell table:number-columns-repeated="17"/>
        </table:table-row>
        <table:table-row table:style-name="ro1">
          <table:table-cell office:value-type="float" office:value="0.055812" calcext:value-type="float">
            <text:p>0.055812</text:p>
          </table:table-cell>
          <table:table-cell office:value-type="float" office:value="0.226267" calcext:value-type="float">
            <text:p>0.226267</text:p>
          </table:table-cell>
          <table:table-cell office:value-type="float" office:value="0.202517" calcext:value-type="float">
            <text:p>0.202517</text:p>
          </table:table-cell>
          <table:table-cell office:value-type="float" office:value="0.27576" calcext:value-type="float">
            <text:p>0.27576</text:p>
          </table:table-cell>
          <table:table-cell office:value-type="float" office:value="0.213909" calcext:value-type="float">
            <text:p>0.213909</text:p>
          </table:table-cell>
          <table:table-cell office:value-type="float" office:value="0.188019" calcext:value-type="float">
            <text:p>0.188019</text:p>
          </table:table-cell>
          <table:table-cell office:value-type="float" office:value="0.194146" calcext:value-type="float">
            <text:p>0.194146</text:p>
          </table:table-cell>
          <table:table-cell table:number-columns-repeated="17"/>
        </table:table-row>
        <table:table-row table:style-name="ro1">
          <table:table-cell office:value-type="float" office:value="0.056581" calcext:value-type="float">
            <text:p>0.056581</text:p>
          </table:table-cell>
          <table:table-cell office:value-type="float" office:value="0.160567" calcext:value-type="float">
            <text:p>0.160567</text:p>
          </table:table-cell>
          <table:table-cell office:value-type="float" office:value="0.274604" calcext:value-type="float">
            <text:p>0.274604</text:p>
          </table:table-cell>
          <table:table-cell office:value-type="float" office:value="0.26949" calcext:value-type="float">
            <text:p>0.26949</text:p>
          </table:table-cell>
          <table:table-cell office:value-type="float" office:value="0.179373" calcext:value-type="float">
            <text:p>0.179373</text:p>
          </table:table-cell>
          <table:table-cell office:value-type="float" office:value="0.210155" calcext:value-type="float">
            <text:p>0.210155</text:p>
          </table:table-cell>
          <table:table-cell office:value-type="float" office:value="0.216548" calcext:value-type="float">
            <text:p>0.216548</text:p>
          </table:table-cell>
          <table:table-cell table:number-columns-repeated="17"/>
        </table:table-row>
        <table:table-row table:style-name="ro1">
          <table:table-cell office:value-type="float" office:value="0.087944" calcext:value-type="float">
            <text:p>0.087944</text:p>
          </table:table-cell>
          <table:table-cell office:value-type="float" office:value="0.228188" calcext:value-type="float">
            <text:p>0.228188</text:p>
          </table:table-cell>
          <table:table-cell office:value-type="float" office:value="0.257735" calcext:value-type="float">
            <text:p>0.257735</text:p>
          </table:table-cell>
          <table:table-cell office:value-type="float" office:value="0.257092" calcext:value-type="float">
            <text:p>0.257092</text:p>
          </table:table-cell>
          <table:table-cell office:value-type="float" office:value="0.179137" calcext:value-type="float">
            <text:p>0.179137</text:p>
          </table:table-cell>
          <table:table-cell office:value-type="float" office:value="0.169807" calcext:value-type="float">
            <text:p>0.169807</text:p>
          </table:table-cell>
          <table:table-cell office:value-type="float" office:value="0.199804" calcext:value-type="float">
            <text:p>0.199804</text:p>
          </table:table-cell>
          <table:table-cell table:number-columns-repeated="17"/>
        </table:table-row>
        <table:table-row table:style-name="ro1">
          <table:table-cell office:value-type="float" office:value="0.085895" calcext:value-type="float">
            <text:p>0.085895</text:p>
          </table:table-cell>
          <table:table-cell office:value-type="float" office:value="0.196097" calcext:value-type="float">
            <text:p>0.196097</text:p>
          </table:table-cell>
          <table:table-cell office:value-type="float" office:value="0.209986" calcext:value-type="float">
            <text:p>0.209986</text:p>
          </table:table-cell>
          <table:table-cell office:value-type="float" office:value="0.271204" calcext:value-type="float">
            <text:p>0.271204</text:p>
          </table:table-cell>
          <table:table-cell office:value-type="float" office:value="0.199423" calcext:value-type="float">
            <text:p>0.199423</text:p>
          </table:table-cell>
          <table:table-cell office:value-type="float" office:value="0.175411" calcext:value-type="float">
            <text:p>0.175411</text:p>
          </table:table-cell>
          <table:table-cell office:value-type="float" office:value="0.190107" calcext:value-type="float">
            <text:p>0.190107</text:p>
          </table:table-cell>
          <table:table-cell table:number-columns-repeated="17"/>
        </table:table-row>
        <table:table-row table:style-name="ro1">
          <table:table-cell office:value-type="float" office:value="0.063478" calcext:value-type="float">
            <text:p>0.063478</text:p>
          </table:table-cell>
          <table:table-cell office:value-type="float" office:value="0.169266" calcext:value-type="float">
            <text:p>0.169266</text:p>
          </table:table-cell>
          <table:table-cell office:value-type="float" office:value="0.251054" calcext:value-type="float">
            <text:p>0.251054</text:p>
          </table:table-cell>
          <table:table-cell office:value-type="float" office:value="0.090314" calcext:value-type="float">
            <text:p>0.090314</text:p>
          </table:table-cell>
          <table:table-cell office:value-type="float" office:value="0.179469" calcext:value-type="float">
            <text:p>0.179469</text:p>
          </table:table-cell>
          <table:table-cell office:value-type="float" office:value="0.169893" calcext:value-type="float">
            <text:p>0.169893</text:p>
          </table:table-cell>
          <table:table-cell office:value-type="float" office:value="0.249047" calcext:value-type="float">
            <text:p>0.249047</text:p>
          </table:table-cell>
          <table:table-cell table:number-columns-repeated="17"/>
        </table:table-row>
        <table:table-row table:style-name="ro1">
          <table:table-cell office:value-type="float" office:value="0.084927" calcext:value-type="float">
            <text:p>0.084927</text:p>
          </table:table-cell>
          <table:table-cell office:value-type="float" office:value="0.264349" calcext:value-type="float">
            <text:p>0.264349</text:p>
          </table:table-cell>
          <table:table-cell office:value-type="float" office:value="0.214177" calcext:value-type="float">
            <text:p>0.214177</text:p>
          </table:table-cell>
          <table:table-cell office:value-type="float" office:value="0.272195" calcext:value-type="float">
            <text:p>0.272195</text:p>
          </table:table-cell>
          <table:table-cell office:value-type="float" office:value="0.149304" calcext:value-type="float">
            <text:p>0.149304</text:p>
          </table:table-cell>
          <table:table-cell office:value-type="float" office:value="0.19036" calcext:value-type="float">
            <text:p>0.19036</text:p>
          </table:table-cell>
          <table:table-cell office:value-type="float" office:value="0.188878" calcext:value-type="float">
            <text:p>0.188878</text:p>
          </table:table-cell>
          <table:table-cell table:number-columns-repeated="17"/>
        </table:table-row>
        <table:table-row table:style-name="ro1">
          <table:table-cell office:value-type="float" office:value="0.093891" calcext:value-type="float">
            <text:p>0.093891</text:p>
          </table:table-cell>
          <table:table-cell office:value-type="float" office:value="0.205952" calcext:value-type="float">
            <text:p>0.205952</text:p>
          </table:table-cell>
          <table:table-cell office:value-type="float" office:value="0.226443" calcext:value-type="float">
            <text:p>0.226443</text:p>
          </table:table-cell>
          <table:table-cell office:value-type="float" office:value="0.270712" calcext:value-type="float">
            <text:p>0.270712</text:p>
          </table:table-cell>
          <table:table-cell office:value-type="float" office:value="0.149559" calcext:value-type="float">
            <text:p>0.149559</text:p>
          </table:table-cell>
          <table:table-cell office:value-type="float" office:value="0.204257" calcext:value-type="float">
            <text:p>0.204257</text:p>
          </table:table-cell>
          <table:table-cell office:value-type="float" office:value="0.148714" calcext:value-type="float">
            <text:p>0.148714</text:p>
          </table:table-cell>
          <table:table-cell table:number-columns-repeated="17"/>
        </table:table-row>
        <table:table-row table:style-name="ro1">
          <table:table-cell office:value-type="float" office:value="0.083654" calcext:value-type="float">
            <text:p>0.083654</text:p>
          </table:table-cell>
          <table:table-cell office:value-type="float" office:value="0.253165" calcext:value-type="float">
            <text:p>0.253165</text:p>
          </table:table-cell>
          <table:table-cell office:value-type="float" office:value="0.214553" calcext:value-type="float">
            <text:p>0.214553</text:p>
          </table:table-cell>
          <table:table-cell office:value-type="float" office:value="0.246033" calcext:value-type="float">
            <text:p>0.246033</text:p>
          </table:table-cell>
          <table:table-cell office:value-type="float" office:value="0.192435" calcext:value-type="float">
            <text:p>0.192435</text:p>
          </table:table-cell>
          <table:table-cell office:value-type="float" office:value="0.214282" calcext:value-type="float">
            <text:p>0.214282</text:p>
          </table:table-cell>
          <table:table-cell office:value-type="float" office:value="0.216957" calcext:value-type="float">
            <text:p>0.216957</text:p>
          </table:table-cell>
          <table:table-cell table:number-columns-repeated="17"/>
        </table:table-row>
        <table:table-row table:style-name="ro1">
          <table:table-cell office:value-type="float" office:value="0.077663" calcext:value-type="float">
            <text:p>0.077663</text:p>
          </table:table-cell>
          <table:table-cell office:value-type="float" office:value="0.23158" calcext:value-type="float">
            <text:p>0.23158</text:p>
          </table:table-cell>
          <table:table-cell office:value-type="float" office:value="0.247249" calcext:value-type="float">
            <text:p>0.247249</text:p>
          </table:table-cell>
          <table:table-cell office:value-type="float" office:value="0.15288" calcext:value-type="float">
            <text:p>0.15288</text:p>
          </table:table-cell>
          <table:table-cell office:value-type="float" office:value="0.178723" calcext:value-type="float">
            <text:p>0.178723</text:p>
          </table:table-cell>
          <table:table-cell office:value-type="float" office:value="0.224661" calcext:value-type="float">
            <text:p>0.224661</text:p>
          </table:table-cell>
          <table:table-cell office:value-type="float" office:value="0.222618" calcext:value-type="float">
            <text:p>0.222618</text:p>
          </table:table-cell>
          <table:table-cell table:number-columns-repeated="17"/>
        </table:table-row>
        <table:table-row table:style-name="ro1">
          <table:table-cell office:value-type="float" office:value="0.069046" calcext:value-type="float">
            <text:p>0.069046</text:p>
          </table:table-cell>
          <table:table-cell office:value-type="float" office:value="0.223443" calcext:value-type="float">
            <text:p>0.223443</text:p>
          </table:table-cell>
          <table:table-cell office:value-type="float" office:value="0.189638" calcext:value-type="float">
            <text:p>0.189638</text:p>
          </table:table-cell>
          <table:table-cell office:value-type="float" office:value="0.243475" calcext:value-type="float">
            <text:p>0.243475</text:p>
          </table:table-cell>
          <table:table-cell office:value-type="float" office:value="0.248588" calcext:value-type="float">
            <text:p>0.248588</text:p>
          </table:table-cell>
          <table:table-cell office:value-type="float" office:value="0.156945" calcext:value-type="float">
            <text:p>0.156945</text:p>
          </table:table-cell>
          <table:table-cell office:value-type="float" office:value="0.205577" calcext:value-type="float">
            <text:p>0.205577</text:p>
          </table:table-cell>
          <table:table-cell table:number-columns-repeated="17"/>
        </table:table-row>
        <table:table-row table:style-name="ro1">
          <table:table-cell office:value-type="float" office:value="0.070579" calcext:value-type="float">
            <text:p>0.070579</text:p>
          </table:table-cell>
          <table:table-cell office:value-type="float" office:value="0.22646" calcext:value-type="float">
            <text:p>0.22646</text:p>
          </table:table-cell>
          <table:table-cell office:value-type="float" office:value="0.210126" calcext:value-type="float">
            <text:p>0.210126</text:p>
          </table:table-cell>
          <table:table-cell office:value-type="float" office:value="0.243754" calcext:value-type="float">
            <text:p>0.243754</text:p>
          </table:table-cell>
          <table:table-cell office:value-type="float" office:value="0.177132" calcext:value-type="float">
            <text:p>0.177132</text:p>
          </table:table-cell>
          <table:table-cell office:value-type="float" office:value="0.199455" calcext:value-type="float">
            <text:p>0.199455</text:p>
          </table:table-cell>
          <table:table-cell office:value-type="float" office:value="0.258767" calcext:value-type="float">
            <text:p>0.258767</text:p>
          </table:table-cell>
          <table:table-cell table:number-columns-repeated="17"/>
        </table:table-row>
        <table:table-row table:style-name="ro1">
          <table:table-cell office:value-type="float" office:value="0.059277" calcext:value-type="float">
            <text:p>0.059277</text:p>
          </table:table-cell>
          <table:table-cell office:value-type="float" office:value="0.21627" calcext:value-type="float">
            <text:p>0.21627</text:p>
          </table:table-cell>
          <table:table-cell office:value-type="float" office:value="0.258312" calcext:value-type="float">
            <text:p>0.258312</text:p>
          </table:table-cell>
          <table:table-cell office:value-type="float" office:value="0.264603" calcext:value-type="float">
            <text:p>0.264603</text:p>
          </table:table-cell>
          <table:table-cell office:value-type="float" office:value="0.195269" calcext:value-type="float">
            <text:p>0.195269</text:p>
          </table:table-cell>
          <table:table-cell office:value-type="float" office:value="0.167603" calcext:value-type="float">
            <text:p>0.167603</text:p>
          </table:table-cell>
          <table:table-cell office:value-type="float" office:value="0.189697" calcext:value-type="float">
            <text:p>0.189697</text:p>
          </table:table-cell>
          <table:table-cell table:number-columns-repeated="17"/>
        </table:table-row>
        <table:table-row table:style-name="ro1">
          <table:table-cell office:value-type="float" office:value="0.076282" calcext:value-type="float">
            <text:p>0.076282</text:p>
          </table:table-cell>
          <table:table-cell office:value-type="float" office:value="0.267381" calcext:value-type="float">
            <text:p>0.267381</text:p>
          </table:table-cell>
          <table:table-cell office:value-type="float" office:value="0.219657" calcext:value-type="float">
            <text:p>0.219657</text:p>
          </table:table-cell>
          <table:table-cell office:value-type="float" office:value="0.228386" calcext:value-type="float">
            <text:p>0.228386</text:p>
          </table:table-cell>
          <table:table-cell office:value-type="float" office:value="0.224674" calcext:value-type="float">
            <text:p>0.224674</text:p>
          </table:table-cell>
          <table:table-cell office:value-type="float" office:value="0.210932" calcext:value-type="float">
            <text:p>0.210932</text:p>
          </table:table-cell>
          <table:table-cell office:value-type="float" office:value="0.200657" calcext:value-type="float">
            <text:p>0.200657</text:p>
          </table:table-cell>
          <table:table-cell table:number-columns-repeated="17"/>
        </table:table-row>
        <table:table-row table:style-name="ro1">
          <table:table-cell office:value-type="float" office:value="0.08124" calcext:value-type="float">
            <text:p>0.08124</text:p>
          </table:table-cell>
          <table:table-cell office:value-type="float" office:value="0.203991" calcext:value-type="float">
            <text:p>0.203991</text:p>
          </table:table-cell>
          <table:table-cell office:value-type="float" office:value="0.190348" calcext:value-type="float">
            <text:p>0.190348</text:p>
          </table:table-cell>
          <table:table-cell office:value-type="float" office:value="0.245832" calcext:value-type="float">
            <text:p>0.245832</text:p>
          </table:table-cell>
          <table:table-cell office:value-type="float" office:value="0.163327" calcext:value-type="float">
            <text:p>0.163327</text:p>
          </table:table-cell>
          <table:table-cell office:value-type="float" office:value="0.237088" calcext:value-type="float">
            <text:p>0.237088</text:p>
          </table:table-cell>
          <table:table-cell office:value-type="float" office:value="0.184185" calcext:value-type="float">
            <text:p>0.184185</text:p>
          </table:table-cell>
          <table:table-cell table:number-columns-repeated="17"/>
        </table:table-row>
        <table:table-row table:style-name="ro1">
          <table:table-cell office:value-type="float" office:value="0.054705" calcext:value-type="float">
            <text:p>0.054705</text:p>
          </table:table-cell>
          <table:table-cell office:value-type="float" office:value="0.286096" calcext:value-type="float">
            <text:p>0.286096</text:p>
          </table:table-cell>
          <table:table-cell office:value-type="float" office:value="0.251205" calcext:value-type="float">
            <text:p>0.251205</text:p>
          </table:table-cell>
          <table:table-cell office:value-type="float" office:value="0.256834" calcext:value-type="float">
            <text:p>0.256834</text:p>
          </table:table-cell>
          <table:table-cell office:value-type="float" office:value="0.210586" calcext:value-type="float">
            <text:p>0.210586</text:p>
          </table:table-cell>
          <table:table-cell office:value-type="float" office:value="0.191895" calcext:value-type="float">
            <text:p>0.191895</text:p>
          </table:table-cell>
          <table:table-cell office:value-type="float" office:value="0.230635" calcext:value-type="float">
            <text:p>0.230635</text:p>
          </table:table-cell>
          <table:table-cell table:number-columns-repeated="17"/>
        </table:table-row>
        <table:table-row table:style-name="ro1">
          <table:table-cell office:value-type="float" office:value="0.065479" calcext:value-type="float">
            <text:p>0.065479</text:p>
          </table:table-cell>
          <table:table-cell office:value-type="float" office:value="0.231641" calcext:value-type="float">
            <text:p>0.231641</text:p>
          </table:table-cell>
          <table:table-cell office:value-type="float" office:value="0.245257" calcext:value-type="float">
            <text:p>0.245257</text:p>
          </table:table-cell>
          <table:table-cell office:value-type="float" office:value="0.257354" calcext:value-type="float">
            <text:p>0.257354</text:p>
          </table:table-cell>
          <table:table-cell office:value-type="float" office:value="0.19245" calcext:value-type="float">
            <text:p>0.19245</text:p>
          </table:table-cell>
          <table:table-cell office:value-type="float" office:value="0.206695" calcext:value-type="float">
            <text:p>0.206695</text:p>
          </table:table-cell>
          <table:table-cell office:value-type="float" office:value="0.227905" calcext:value-type="float">
            <text:p>0.227905</text:p>
          </table:table-cell>
          <table:table-cell table:number-columns-repeated="17"/>
        </table:table-row>
        <table:table-row table:style-name="ro1">
          <table:table-cell office:value-type="float" office:value="0.090909" calcext:value-type="float">
            <text:p>0.090909</text:p>
          </table:table-cell>
          <table:table-cell office:value-type="float" office:value="0.230014" calcext:value-type="float">
            <text:p>0.230014</text:p>
          </table:table-cell>
          <table:table-cell office:value-type="float" office:value="0.181977" calcext:value-type="float">
            <text:p>0.181977</text:p>
          </table:table-cell>
          <table:table-cell office:value-type="float" office:value="0.200496" calcext:value-type="float">
            <text:p>0.200496</text:p>
          </table:table-cell>
          <table:table-cell office:value-type="float" office:value="0.18337" calcext:value-type="float">
            <text:p>0.18337</text:p>
          </table:table-cell>
          <table:table-cell office:value-type="float" office:value="0.1788" calcext:value-type="float">
            <text:p>0.1788</text:p>
          </table:table-cell>
          <table:table-cell office:value-type="float" office:value="0.161634" calcext:value-type="float">
            <text:p>0.161634</text:p>
          </table:table-cell>
          <table:table-cell table:number-columns-repeated="17"/>
        </table:table-row>
        <table:table-row table:style-name="ro1">
          <table:table-cell office:value-type="float" office:value="0.075561" calcext:value-type="float">
            <text:p>0.075561</text:p>
          </table:table-cell>
          <table:table-cell office:value-type="float" office:value="0.232569" calcext:value-type="float">
            <text:p>0.232569</text:p>
          </table:table-cell>
          <table:table-cell office:value-type="float" office:value="0.214802" calcext:value-type="float">
            <text:p>0.214802</text:p>
          </table:table-cell>
          <table:table-cell office:value-type="float" office:value="0.256853" calcext:value-type="float">
            <text:p>0.256853</text:p>
          </table:table-cell>
          <table:table-cell office:value-type="float" office:value="0.157415" calcext:value-type="float">
            <text:p>0.157415</text:p>
          </table:table-cell>
          <table:table-cell office:value-type="float" office:value="0.210415" calcext:value-type="float">
            <text:p>0.210415</text:p>
          </table:table-cell>
          <table:table-cell office:value-type="float" office:value="0.18269" calcext:value-type="float">
            <text:p>0.18269</text:p>
          </table:table-cell>
          <table:table-cell table:number-columns-repeated="17"/>
        </table:table-row>
        <table:table-row table:style-name="ro1">
          <table:table-cell office:value-type="float" office:value="0.072612" calcext:value-type="float">
            <text:p>0.072612</text:p>
          </table:table-cell>
          <table:table-cell office:value-type="float" office:value="0.287548" calcext:value-type="float">
            <text:p>0.287548</text:p>
          </table:table-cell>
          <table:table-cell office:value-type="float" office:value="0.22548" calcext:value-type="float">
            <text:p>0.22548</text:p>
          </table:table-cell>
          <table:table-cell office:value-type="float" office:value="0.256022" calcext:value-type="float">
            <text:p>0.256022</text:p>
          </table:table-cell>
          <table:table-cell office:value-type="float" office:value="0.176112" calcext:value-type="float">
            <text:p>0.176112</text:p>
          </table:table-cell>
          <table:table-cell office:value-type="float" office:value="0.17725" calcext:value-type="float">
            <text:p>0.17725</text:p>
          </table:table-cell>
          <table:table-cell office:value-type="float" office:value="0.209647" calcext:value-type="float">
            <text:p>0.209647</text:p>
          </table:table-cell>
          <table:table-cell table:number-columns-repeated="17"/>
        </table:table-row>
        <table:table-row table:style-name="ro1">
          <table:table-cell office:value-type="float" office:value="0.092437" calcext:value-type="float">
            <text:p>0.092437</text:p>
          </table:table-cell>
          <table:table-cell office:value-type="float" office:value="0.213851" calcext:value-type="float">
            <text:p>0.213851</text:p>
          </table:table-cell>
          <table:table-cell office:value-type="float" office:value="0.22294" calcext:value-type="float">
            <text:p>0.22294</text:p>
          </table:table-cell>
          <table:table-cell office:value-type="float" office:value="0.256336" calcext:value-type="float">
            <text:p>0.256336</text:p>
          </table:table-cell>
          <table:table-cell office:value-type="float" office:value="0.17002" calcext:value-type="float">
            <text:p>0.17002</text:p>
          </table:table-cell>
          <table:table-cell office:value-type="float" office:value="0.201193" calcext:value-type="float">
            <text:p>0.201193</text:p>
          </table:table-cell>
          <table:table-cell office:value-type="float" office:value="0.1975" calcext:value-type="float">
            <text:p>0.1975</text:p>
          </table:table-cell>
          <table:table-cell table:number-columns-repeated="17"/>
        </table:table-row>
        <table:table-row table:style-name="ro1">
          <table:table-cell office:value-type="float" office:value="0.088217" calcext:value-type="float">
            <text:p>0.088217</text:p>
          </table:table-cell>
          <table:table-cell office:value-type="float" office:value="0.182002" calcext:value-type="float">
            <text:p>0.182002</text:p>
          </table:table-cell>
          <table:table-cell office:value-type="float" office:value="0.253485" calcext:value-type="float">
            <text:p>0.253485</text:p>
          </table:table-cell>
          <table:table-cell office:value-type="float" office:value="0.256194" calcext:value-type="float">
            <text:p>0.256194</text:p>
          </table:table-cell>
          <table:table-cell office:value-type="float" office:value="0.178769" calcext:value-type="float">
            <text:p>0.178769</text:p>
          </table:table-cell>
          <table:table-cell office:value-type="float" office:value="0.163965" calcext:value-type="float">
            <text:p>0.163965</text:p>
          </table:table-cell>
          <table:table-cell office:value-type="float" office:value="0.232756" calcext:value-type="float">
            <text:p>0.232756</text:p>
          </table:table-cell>
          <table:table-cell table:number-columns-repeated="17"/>
        </table:table-row>
        <table:table-row table:style-name="ro1">
          <table:table-cell office:value-type="float" office:value="0.078662" calcext:value-type="float">
            <text:p>0.078662</text:p>
          </table:table-cell>
          <table:table-cell office:value-type="float" office:value="0.219651" calcext:value-type="float">
            <text:p>0.219651</text:p>
          </table:table-cell>
          <table:table-cell office:value-type="float" office:value="0.265303" calcext:value-type="float">
            <text:p>0.265303</text:p>
          </table:table-cell>
          <table:table-cell office:value-type="float" office:value="0.244127" calcext:value-type="float">
            <text:p>0.244127</text:p>
          </table:table-cell>
          <table:table-cell office:value-type="float" office:value="0.204699" calcext:value-type="float">
            <text:p>0.204699</text:p>
          </table:table-cell>
          <table:table-cell office:value-type="float" office:value="0.215761" calcext:value-type="float">
            <text:p>0.215761</text:p>
          </table:table-cell>
          <table:table-cell office:value-type="float" office:value="0.246457" calcext:value-type="float">
            <text:p>0.246457</text:p>
          </table:table-cell>
          <table:table-cell table:number-columns-repeated="17"/>
        </table:table-row>
        <table:table-row table:style-name="ro1">
          <table:table-cell office:value-type="float" office:value="0.059683" calcext:value-type="float">
            <text:p>0.059683</text:p>
          </table:table-cell>
          <table:table-cell office:value-type="float" office:value="0.190891" calcext:value-type="float">
            <text:p>0.190891</text:p>
          </table:table-cell>
          <table:table-cell office:value-type="float" office:value="0.238562" calcext:value-type="float">
            <text:p>0.238562</text:p>
          </table:table-cell>
          <table:table-cell office:value-type="float" office:value="0.264132" calcext:value-type="float">
            <text:p>0.264132</text:p>
          </table:table-cell>
          <table:table-cell office:value-type="float" office:value="0.172842" calcext:value-type="float">
            <text:p>0.172842</text:p>
          </table:table-cell>
          <table:table-cell office:value-type="float" office:value="0.181461" calcext:value-type="float">
            <text:p>0.181461</text:p>
          </table:table-cell>
          <table:table-cell office:value-type="float" office:value="0.183917" calcext:value-type="float">
            <text:p>0.183917</text:p>
          </table:table-cell>
          <table:table-cell table:number-columns-repeated="17"/>
        </table:table-row>
        <table:table-row table:style-name="ro1">
          <table:table-cell office:value-type="float" office:value="0.064096" calcext:value-type="float">
            <text:p>0.064096</text:p>
          </table:table-cell>
          <table:table-cell office:value-type="float" office:value="0.265394" calcext:value-type="float">
            <text:p>0.265394</text:p>
          </table:table-cell>
          <table:table-cell office:value-type="float" office:value="0.14758" calcext:value-type="float">
            <text:p>0.14758</text:p>
          </table:table-cell>
          <table:table-cell office:value-type="float" office:value="0.257865" calcext:value-type="float">
            <text:p>0.257865</text:p>
          </table:table-cell>
          <table:table-cell office:value-type="float" office:value="0.175427" calcext:value-type="float">
            <text:p>0.175427</text:p>
          </table:table-cell>
          <table:table-cell office:value-type="float" office:value="0.206414" calcext:value-type="float">
            <text:p>0.206414</text:p>
          </table:table-cell>
          <table:table-cell office:value-type="float" office:value="0.187604" calcext:value-type="float">
            <text:p>0.187604</text:p>
          </table:table-cell>
          <table:table-cell table:number-columns-repeated="17"/>
        </table:table-row>
        <table:table-row table:style-name="ro1">
          <table:table-cell office:value-type="float" office:value="0.071686" calcext:value-type="float">
            <text:p>0.071686</text:p>
          </table:table-cell>
          <table:table-cell office:value-type="float" office:value="0.285998" calcext:value-type="float">
            <text:p>0.285998</text:p>
          </table:table-cell>
          <table:table-cell office:value-type="float" office:value="0.282177" calcext:value-type="float">
            <text:p>0.282177</text:p>
          </table:table-cell>
          <table:table-cell office:value-type="float" office:value="0.259847" calcext:value-type="float">
            <text:p>0.259847</text:p>
          </table:table-cell>
          <table:table-cell office:value-type="float" office:value="0.201404" calcext:value-type="float">
            <text:p>0.201404</text:p>
          </table:table-cell>
          <table:table-cell office:value-type="float" office:value="0.168362" calcext:value-type="float">
            <text:p>0.168362</text:p>
          </table:table-cell>
          <table:table-cell office:value-type="float" office:value="0.207248" calcext:value-type="float">
            <text:p>0.207248</text:p>
          </table:table-cell>
          <table:table-cell table:number-columns-repeated="17"/>
        </table:table-row>
        <table:table-row table:style-name="ro1">
          <table:table-cell office:value-type="float" office:value="0.054781" calcext:value-type="float">
            <text:p>0.054781</text:p>
          </table:table-cell>
          <table:table-cell office:value-type="float" office:value="0.22996" calcext:value-type="float">
            <text:p>0.22996</text:p>
          </table:table-cell>
          <table:table-cell office:value-type="float" office:value="0.144312" calcext:value-type="float">
            <text:p>0.144312</text:p>
          </table:table-cell>
          <table:table-cell office:value-type="float" office:value="0.262497" calcext:value-type="float">
            <text:p>0.262497</text:p>
          </table:table-cell>
          <table:table-cell office:value-type="float" office:value="0.181214" calcext:value-type="float">
            <text:p>0.181214</text:p>
          </table:table-cell>
          <table:table-cell office:value-type="float" office:value="0.218" calcext:value-type="float">
            <text:p>0.218</text:p>
          </table:table-cell>
          <table:table-cell office:value-type="float" office:value="0.152422" calcext:value-type="float">
            <text:p>0.152422</text:p>
          </table:table-cell>
          <table:table-cell table:number-columns-repeated="17"/>
        </table:table-row>
        <table:table-row table:style-name="ro1">
          <table:table-cell office:value-type="float" office:value="0.060793" calcext:value-type="float">
            <text:p>0.060793</text:p>
          </table:table-cell>
          <table:table-cell office:value-type="float" office:value="0.225036" calcext:value-type="float">
            <text:p>0.225036</text:p>
          </table:table-cell>
          <table:table-cell office:value-type="float" office:value="0.252195" calcext:value-type="float">
            <text:p>0.252195</text:p>
          </table:table-cell>
          <table:table-cell office:value-type="float" office:value="0.202551" calcext:value-type="float">
            <text:p>0.202551</text:p>
          </table:table-cell>
          <table:table-cell office:value-type="float" office:value="0.185002" calcext:value-type="float">
            <text:p>0.185002</text:p>
          </table:table-cell>
          <table:table-cell office:value-type="float" office:value="0.210602" calcext:value-type="float">
            <text:p>0.210602</text:p>
          </table:table-cell>
          <table:table-cell office:value-type="float" office:value="0.251204" calcext:value-type="float">
            <text:p>0.251204</text:p>
          </table:table-cell>
          <table:table-cell table:number-columns-repeated="17"/>
        </table:table-row>
        <table:table-row table:style-name="ro1">
          <table:table-cell office:value-type="float" office:value="0.093913" calcext:value-type="float">
            <text:p>0.093913</text:p>
          </table:table-cell>
          <table:table-cell office:value-type="float" office:value="0.204149" calcext:value-type="float">
            <text:p>0.204149</text:p>
          </table:table-cell>
          <table:table-cell office:value-type="float" office:value="0.231295" calcext:value-type="float">
            <text:p>0.231295</text:p>
          </table:table-cell>
          <table:table-cell office:value-type="float" office:value="0.260354" calcext:value-type="float">
            <text:p>0.260354</text:p>
          </table:table-cell>
          <table:table-cell office:value-type="float" office:value="0.164692" calcext:value-type="float">
            <text:p>0.164692</text:p>
          </table:table-cell>
          <table:table-cell office:value-type="float" office:value="0.213051" calcext:value-type="float">
            <text:p>0.213051</text:p>
          </table:table-cell>
          <table:table-cell office:value-type="float" office:value="0.19231" calcext:value-type="float">
            <text:p>0.19231</text:p>
          </table:table-cell>
          <table:table-cell table:number-columns-repeated="17"/>
        </table:table-row>
        <table:table-row table:style-name="ro1">
          <table:table-cell office:value-type="float" office:value="0.092683" calcext:value-type="float">
            <text:p>0.092683</text:p>
          </table:table-cell>
          <table:table-cell office:value-type="float" office:value="0.3017" calcext:value-type="float">
            <text:p>0.3017</text:p>
          </table:table-cell>
          <table:table-cell office:value-type="float" office:value="0.146291" calcext:value-type="float">
            <text:p>0.146291</text:p>
          </table:table-cell>
          <table:table-cell office:value-type="float" office:value="0.199889" calcext:value-type="float">
            <text:p>0.199889</text:p>
          </table:table-cell>
          <table:table-cell office:value-type="float" office:value="0.149923" calcext:value-type="float">
            <text:p>0.149923</text:p>
          </table:table-cell>
          <table:table-cell office:value-type="float" office:value="0.175862" calcext:value-type="float">
            <text:p>0.175862</text:p>
          </table:table-cell>
          <table:table-cell office:value-type="float" office:value="0.218514" calcext:value-type="float">
            <text:p>0.218514</text:p>
          </table:table-cell>
          <table:table-cell table:number-columns-repeated="17"/>
        </table:table-row>
        <table:table-row table:style-name="ro1">
          <table:table-cell office:value-type="float" office:value="0.053979" calcext:value-type="float">
            <text:p>0.053979</text:p>
          </table:table-cell>
          <table:table-cell office:value-type="float" office:value="0.170163" calcext:value-type="float">
            <text:p>0.170163</text:p>
          </table:table-cell>
          <table:table-cell office:value-type="float" office:value="0.254731" calcext:value-type="float">
            <text:p>0.254731</text:p>
          </table:table-cell>
          <table:table-cell office:value-type="float" office:value="0.259031" calcext:value-type="float">
            <text:p>0.259031</text:p>
          </table:table-cell>
          <table:table-cell office:value-type="float" office:value="0.230339" calcext:value-type="float">
            <text:p>0.230339</text:p>
          </table:table-cell>
          <table:table-cell office:value-type="float" office:value="0.21346" calcext:value-type="float">
            <text:p>0.21346</text:p>
          </table:table-cell>
          <table:table-cell office:value-type="float" office:value="0.217352" calcext:value-type="float">
            <text:p>0.217352</text:p>
          </table:table-cell>
          <table:table-cell table:number-columns-repeated="17"/>
        </table:table-row>
        <table:table-row table:style-name="ro1">
          <table:table-cell office:value-type="float" office:value="0.061709" calcext:value-type="float">
            <text:p>0.061709</text:p>
          </table:table-cell>
          <table:table-cell office:value-type="float" office:value="0.274839" calcext:value-type="float">
            <text:p>0.274839</text:p>
          </table:table-cell>
          <table:table-cell office:value-type="float" office:value="0.214088" calcext:value-type="float">
            <text:p>0.214088</text:p>
          </table:table-cell>
          <table:table-cell office:value-type="float" office:value="0.245578" calcext:value-type="float">
            <text:p>0.245578</text:p>
          </table:table-cell>
          <table:table-cell office:value-type="float" office:value="0.23378" calcext:value-type="float">
            <text:p>0.23378</text:p>
          </table:table-cell>
          <table:table-cell office:value-type="float" office:value="0.16672" calcext:value-type="float">
            <text:p>0.16672</text:p>
          </table:table-cell>
          <table:table-cell office:value-type="float" office:value="0.247592" calcext:value-type="float">
            <text:p>0.247592</text:p>
          </table:table-cell>
          <table:table-cell table:number-columns-repeated="17"/>
        </table:table-row>
        <table:table-row table:style-name="ro1">
          <table:table-cell office:value-type="float" office:value="0.090424" calcext:value-type="float">
            <text:p>0.090424</text:p>
          </table:table-cell>
          <table:table-cell office:value-type="float" office:value="0.225602" calcext:value-type="float">
            <text:p>0.225602</text:p>
          </table:table-cell>
          <table:table-cell office:value-type="float" office:value="0.198467" calcext:value-type="float">
            <text:p>0.198467</text:p>
          </table:table-cell>
          <table:table-cell office:value-type="float" office:value="0.245138" calcext:value-type="float">
            <text:p>0.245138</text:p>
          </table:table-cell>
          <table:table-cell office:value-type="float" office:value="0.230166" calcext:value-type="float">
            <text:p>0.230166</text:p>
          </table:table-cell>
          <table:table-cell office:value-type="float" office:value="0.189903" calcext:value-type="float">
            <text:p>0.189903</text:p>
          </table:table-cell>
          <table:table-cell office:value-type="float" office:value="0.22491" calcext:value-type="float">
            <text:p>0.22491</text:p>
          </table:table-cell>
          <table:table-cell table:number-columns-repeated="17"/>
        </table:table-row>
        <table:table-row table:style-name="ro1">
          <table:table-cell office:value-type="float" office:value="0.07683" calcext:value-type="float">
            <text:p>0.07683</text:p>
          </table:table-cell>
          <table:table-cell office:value-type="float" office:value="0.23818" calcext:value-type="float">
            <text:p>0.23818</text:p>
          </table:table-cell>
          <table:table-cell office:value-type="float" office:value="0.181126" calcext:value-type="float">
            <text:p>0.181126</text:p>
          </table:table-cell>
          <table:table-cell office:value-type="float" office:value="0.258854" calcext:value-type="float">
            <text:p>0.258854</text:p>
          </table:table-cell>
          <table:table-cell office:value-type="float" office:value="0.228532" calcext:value-type="float">
            <text:p>0.228532</text:p>
          </table:table-cell>
          <table:table-cell office:value-type="float" office:value="0.184066" calcext:value-type="float">
            <text:p>0.184066</text:p>
          </table:table-cell>
          <table:table-cell office:value-type="float" office:value="0.223977" calcext:value-type="float">
            <text:p>0.223977</text:p>
          </table:table-cell>
          <table:table-cell table:number-columns-repeated="17"/>
        </table:table-row>
        <table:table-row table:style-name="ro1">
          <table:table-cell office:value-type="float" office:value="0.078824" calcext:value-type="float">
            <text:p>0.078824</text:p>
          </table:table-cell>
          <table:table-cell office:value-type="float" office:value="0.261296" calcext:value-type="float">
            <text:p>0.261296</text:p>
          </table:table-cell>
          <table:table-cell office:value-type="float" office:value="0.261356" calcext:value-type="float">
            <text:p>0.261356</text:p>
          </table:table-cell>
          <table:table-cell office:value-type="float" office:value="0.266058" calcext:value-type="float">
            <text:p>0.266058</text:p>
          </table:table-cell>
          <table:table-cell office:value-type="float" office:value="0.237868" calcext:value-type="float">
            <text:p>0.237868</text:p>
          </table:table-cell>
          <table:table-cell office:value-type="float" office:value="0.167397" calcext:value-type="float">
            <text:p>0.167397</text:p>
          </table:table-cell>
          <table:table-cell office:value-type="float" office:value="0.179068" calcext:value-type="float">
            <text:p>0.179068</text:p>
          </table:table-cell>
          <table:table-cell table:number-columns-repeated="17"/>
        </table:table-row>
        <table:table-row table:style-name="ro1">
          <table:table-cell office:value-type="float" office:value="0.068596" calcext:value-type="float">
            <text:p>0.068596</text:p>
          </table:table-cell>
          <table:table-cell office:value-type="float" office:value="0.232791" calcext:value-type="float">
            <text:p>0.232791</text:p>
          </table:table-cell>
          <table:table-cell office:value-type="float" office:value="0.191495" calcext:value-type="float">
            <text:p>0.191495</text:p>
          </table:table-cell>
          <table:table-cell office:value-type="float" office:value="0.216906" calcext:value-type="float">
            <text:p>0.216906</text:p>
          </table:table-cell>
          <table:table-cell office:value-type="float" office:value="0.188782" calcext:value-type="float">
            <text:p>0.188782</text:p>
          </table:table-cell>
          <table:table-cell office:value-type="float" office:value="0.175244" calcext:value-type="float">
            <text:p>0.175244</text:p>
          </table:table-cell>
          <table:table-cell office:value-type="float" office:value="0.178672" calcext:value-type="float">
            <text:p>0.178672</text:p>
          </table:table-cell>
          <table:table-cell table:number-columns-repeated="17"/>
        </table:table-row>
        <table:table-row table:style-name="ro1">
          <table:table-cell office:value-type="float" office:value="0.090166" calcext:value-type="float">
            <text:p>0.090166</text:p>
          </table:table-cell>
          <table:table-cell office:value-type="float" office:value="0.187507" calcext:value-type="float">
            <text:p>0.187507</text:p>
          </table:table-cell>
          <table:table-cell office:value-type="float" office:value="0.263491" calcext:value-type="float">
            <text:p>0.263491</text:p>
          </table:table-cell>
          <table:table-cell office:value-type="float" office:value="0.267963" calcext:value-type="float">
            <text:p>0.267963</text:p>
          </table:table-cell>
          <table:table-cell office:value-type="float" office:value="0.190913" calcext:value-type="float">
            <text:p>0.190913</text:p>
          </table:table-cell>
          <table:table-cell office:value-type="float" office:value="0.190996" calcext:value-type="float">
            <text:p>0.190996</text:p>
          </table:table-cell>
          <table:table-cell office:value-type="float" office:value="0.213987" calcext:value-type="float">
            <text:p>0.213987</text:p>
          </table:table-cell>
          <table:table-cell table:number-columns-repeated="17"/>
        </table:table-row>
        <table:table-row table:style-name="ro1">
          <table:table-cell office:value-type="float" office:value="0.0677" calcext:value-type="float">
            <text:p>0.0677</text:p>
          </table:table-cell>
          <table:table-cell office:value-type="float" office:value="0.24279" calcext:value-type="float">
            <text:p>0.24279</text:p>
          </table:table-cell>
          <table:table-cell office:value-type="float" office:value="0.217659" calcext:value-type="float">
            <text:p>0.217659</text:p>
          </table:table-cell>
          <table:table-cell office:value-type="float" office:value="0.263336" calcext:value-type="float">
            <text:p>0.263336</text:p>
          </table:table-cell>
          <table:table-cell office:value-type="float" office:value="0.125513" calcext:value-type="float">
            <text:p>0.125513</text:p>
          </table:table-cell>
          <table:table-cell office:value-type="float" office:value="0.216717" calcext:value-type="float">
            <text:p>0.216717</text:p>
          </table:table-cell>
          <table:table-cell office:value-type="float" office:value="0.166517" calcext:value-type="float">
            <text:p>0.166517</text:p>
          </table:table-cell>
          <table:table-cell table:number-columns-repeated="17"/>
        </table:table-row>
        <table:table-row table:style-name="ro1">
          <table:table-cell office:value-type="float" office:value="0.06476" calcext:value-type="float">
            <text:p>0.06476</text:p>
          </table:table-cell>
          <table:table-cell office:value-type="float" office:value="0.210405" calcext:value-type="float">
            <text:p>0.210405</text:p>
          </table:table-cell>
          <table:table-cell office:value-type="float" office:value="0.278005" calcext:value-type="float">
            <text:p>0.278005</text:p>
          </table:table-cell>
          <table:table-cell office:value-type="float" office:value="0.276955" calcext:value-type="float">
            <text:p>0.276955</text:p>
          </table:table-cell>
          <table:table-cell office:value-type="float" office:value="0.18649" calcext:value-type="float">
            <text:p>0.18649</text:p>
          </table:table-cell>
          <table:table-cell office:value-type="float" office:value="0.1867" calcext:value-type="float">
            <text:p>0.1867</text:p>
          </table:table-cell>
          <table:table-cell office:value-type="float" office:value="0.207271" calcext:value-type="float">
            <text:p>0.207271</text:p>
          </table:table-cell>
          <table:table-cell table:number-columns-repeated="17"/>
        </table:table-row>
        <table:table-row table:style-name="ro1">
          <table:table-cell office:value-type="float" office:value="0.064715" calcext:value-type="float">
            <text:p>0.064715</text:p>
          </table:table-cell>
          <table:table-cell office:value-type="float" office:value="0.263157" calcext:value-type="float">
            <text:p>0.263157</text:p>
          </table:table-cell>
          <table:table-cell office:value-type="float" office:value="0.190046" calcext:value-type="float">
            <text:p>0.190046</text:p>
          </table:table-cell>
          <table:table-cell office:value-type="float" office:value="0.261873" calcext:value-type="float">
            <text:p>0.261873</text:p>
          </table:table-cell>
          <table:table-cell office:value-type="float" office:value="0.176972" calcext:value-type="float">
            <text:p>0.176972</text:p>
          </table:table-cell>
          <table:table-cell office:value-type="float" office:value="0.195219" calcext:value-type="float">
            <text:p>0.195219</text:p>
          </table:table-cell>
          <table:table-cell office:value-type="float" office:value="0.188083" calcext:value-type="float">
            <text:p>0.188083</text:p>
          </table:table-cell>
          <table:table-cell table:number-columns-repeated="17"/>
        </table:table-row>
        <table:table-row table:style-name="ro1">
          <table:table-cell office:value-type="float" office:value="0.078141" calcext:value-type="float">
            <text:p>0.078141</text:p>
          </table:table-cell>
          <table:table-cell office:value-type="float" office:value="0.204502" calcext:value-type="float">
            <text:p>0.204502</text:p>
          </table:table-cell>
          <table:table-cell office:value-type="float" office:value="0.245064" calcext:value-type="float">
            <text:p>0.245064</text:p>
          </table:table-cell>
          <table:table-cell office:value-type="float" office:value="0.263847" calcext:value-type="float">
            <text:p>0.263847</text:p>
          </table:table-cell>
          <table:table-cell office:value-type="float" office:value="0.183647" calcext:value-type="float">
            <text:p>0.183647</text:p>
          </table:table-cell>
          <table:table-cell office:value-type="float" office:value="0.196589" calcext:value-type="float">
            <text:p>0.196589</text:p>
          </table:table-cell>
          <table:table-cell office:value-type="float" office:value="0.199862" calcext:value-type="float">
            <text:p>0.199862</text:p>
          </table:table-cell>
          <table:table-cell table:number-columns-repeated="17"/>
        </table:table-row>
        <table:table-row table:style-name="ro1">
          <table:table-cell office:value-type="float" office:value="0.08389" calcext:value-type="float">
            <text:p>0.08389</text:p>
          </table:table-cell>
          <table:table-cell office:value-type="float" office:value="0.235589" calcext:value-type="float">
            <text:p>0.235589</text:p>
          </table:table-cell>
          <table:table-cell office:value-type="float" office:value="0.253998" calcext:value-type="float">
            <text:p>0.253998</text:p>
          </table:table-cell>
          <table:table-cell office:value-type="float" office:value="0.243203" calcext:value-type="float">
            <text:p>0.243203</text:p>
          </table:table-cell>
          <table:table-cell office:value-type="float" office:value="0.183801" calcext:value-type="float">
            <text:p>0.183801</text:p>
          </table:table-cell>
          <table:table-cell office:value-type="float" office:value="0.192114" calcext:value-type="float">
            <text:p>0.192114</text:p>
          </table:table-cell>
          <table:table-cell office:value-type="float" office:value="0.197142" calcext:value-type="float">
            <text:p>0.197142</text:p>
          </table:table-cell>
          <table:table-cell table:number-columns-repeated="17"/>
        </table:table-row>
        <table:table-row table:style-name="ro1">
          <table:table-cell office:value-type="float" office:value="0.081604" calcext:value-type="float">
            <text:p>0.081604</text:p>
          </table:table-cell>
          <table:table-cell office:value-type="float" office:value="0.196659" calcext:value-type="float">
            <text:p>0.196659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0.257733" calcext:value-type="float">
            <text:p>0.257733</text:p>
          </table:table-cell>
          <table:table-cell office:value-type="float" office:value="0.188951" calcext:value-type="float">
            <text:p>0.188951</text:p>
          </table:table-cell>
          <table:table-cell office:value-type="float" office:value="0.179688" calcext:value-type="float">
            <text:p>0.179688</text:p>
          </table:table-cell>
          <table:table-cell office:value-type="float" office:value="0.163254" calcext:value-type="float">
            <text:p>0.163254</text:p>
          </table:table-cell>
          <table:table-cell table:number-columns-repeated="17"/>
        </table:table-row>
        <table:table-row table:style-name="ro1">
          <table:table-cell office:value-type="float" office:value="0.085997" calcext:value-type="float">
            <text:p>0.085997</text:p>
          </table:table-cell>
          <table:table-cell office:value-type="float" office:value="0.229097" calcext:value-type="float">
            <text:p>0.229097</text:p>
          </table:table-cell>
          <table:table-cell office:value-type="float" office:value="0.208185" calcext:value-type="float">
            <text:p>0.208185</text:p>
          </table:table-cell>
          <table:table-cell office:value-type="float" office:value="0.236699" calcext:value-type="float">
            <text:p>0.236699</text:p>
          </table:table-cell>
          <table:table-cell office:value-type="float" office:value="0.184108" calcext:value-type="float">
            <text:p>0.184108</text:p>
          </table:table-cell>
          <table:table-cell office:value-type="float" office:value="0.17325" calcext:value-type="float">
            <text:p>0.17325</text:p>
          </table:table-cell>
          <table:table-cell office:value-type="float" office:value="0.226057" calcext:value-type="float">
            <text:p>0.226057</text:p>
          </table:table-cell>
          <table:table-cell table:number-columns-repeated="17"/>
        </table:table-row>
        <table:table-row table:style-name="ro1">
          <table:table-cell office:value-type="float" office:value="0.093514" calcext:value-type="float">
            <text:p>0.093514</text:p>
          </table:table-cell>
          <table:table-cell office:value-type="float" office:value="0.292421" calcext:value-type="float">
            <text:p>0.292421</text:p>
          </table:table-cell>
          <table:table-cell office:value-type="float" office:value="0.219767" calcext:value-type="float">
            <text:p>0.219767</text:p>
          </table:table-cell>
          <table:table-cell office:value-type="float" office:value="0.198998" calcext:value-type="float">
            <text:p>0.198998</text:p>
          </table:table-cell>
          <table:table-cell office:value-type="float" office:value="0.194803" calcext:value-type="float">
            <text:p>0.194803</text:p>
          </table:table-cell>
          <table:table-cell office:value-type="float" office:value="0.174206" calcext:value-type="float">
            <text:p>0.174206</text:p>
          </table:table-cell>
          <table:table-cell office:value-type="float" office:value="0.231147" calcext:value-type="float">
            <text:p>0.231147</text:p>
          </table:table-cell>
          <table:table-cell table:number-columns-repeated="17"/>
        </table:table-row>
        <table:table-row table:style-name="ro1">
          <table:table-cell office:value-type="float" office:value="0.091418" calcext:value-type="float">
            <text:p>0.091418</text:p>
          </table:table-cell>
          <table:table-cell office:value-type="float" office:value="0.286577" calcext:value-type="float">
            <text:p>0.286577</text:p>
          </table:table-cell>
          <table:table-cell office:value-type="float" office:value="0.209266" calcext:value-type="float">
            <text:p>0.209266</text:p>
          </table:table-cell>
          <table:table-cell office:value-type="float" office:value="0.250347" calcext:value-type="float">
            <text:p>0.250347</text:p>
          </table:table-cell>
          <table:table-cell office:value-type="float" office:value="0.180268" calcext:value-type="float">
            <text:p>0.180268</text:p>
          </table:table-cell>
          <table:table-cell office:value-type="float" office:value="0.221459" calcext:value-type="float">
            <text:p>0.221459</text:p>
          </table:table-cell>
          <table:table-cell office:value-type="float" office:value="0.17485" calcext:value-type="float">
            <text:p>0.17485</text:p>
          </table:table-cell>
          <table:table-cell table:number-columns-repeated="17"/>
        </table:table-row>
        <table:table-row table:style-name="ro1">
          <table:table-cell office:value-type="float" office:value="0.07222" calcext:value-type="float">
            <text:p>0.07222</text:p>
          </table:table-cell>
          <table:table-cell office:value-type="float" office:value="0.313822" calcext:value-type="float">
            <text:p>0.313822</text:p>
          </table:table-cell>
          <table:table-cell office:value-type="float" office:value="0.198874" calcext:value-type="float">
            <text:p>0.198874</text:p>
          </table:table-cell>
          <table:table-cell office:value-type="float" office:value="0.209365" calcext:value-type="float">
            <text:p>0.209365</text:p>
          </table:table-cell>
          <table:table-cell office:value-type="float" office:value="0.236632" calcext:value-type="float">
            <text:p>0.236632</text:p>
          </table:table-cell>
          <table:table-cell office:value-type="float" office:value="0.22649" calcext:value-type="float">
            <text:p>0.22649</text:p>
          </table:table-cell>
          <table:table-cell office:value-type="float" office:value="0.190849" calcext:value-type="float">
            <text:p>0.190849</text:p>
          </table:table-cell>
          <table:table-cell table:number-columns-repeated="17"/>
        </table:table-row>
        <table:table-row table:style-name="ro1">
          <table:table-cell office:value-type="float" office:value="0.085614" calcext:value-type="float">
            <text:p>0.085614</text:p>
          </table:table-cell>
          <table:table-cell office:value-type="float" office:value="0.312888" calcext:value-type="float">
            <text:p>0.312888</text:p>
          </table:table-cell>
          <table:table-cell office:value-type="float" office:value="0.170457" calcext:value-type="float">
            <text:p>0.170457</text:p>
          </table:table-cell>
          <table:table-cell office:value-type="float" office:value="0.248331" calcext:value-type="float">
            <text:p>0.248331</text:p>
          </table:table-cell>
          <table:table-cell office:value-type="float" office:value="0.195225" calcext:value-type="float">
            <text:p>0.195225</text:p>
          </table:table-cell>
          <table:table-cell office:value-type="float" office:value="0.225988" calcext:value-type="float">
            <text:p>0.225988</text:p>
          </table:table-cell>
          <table:table-cell office:value-type="float" office:value="0.256384" calcext:value-type="float">
            <text:p>0.256384</text:p>
          </table:table-cell>
          <table:table-cell table:number-columns-repeated="17"/>
        </table:table-row>
        <table:table-row table:style-name="ro1">
          <table:table-cell office:value-type="float" office:value="0.085977" calcext:value-type="float">
            <text:p>0.085977</text:p>
          </table:table-cell>
          <table:table-cell office:value-type="float" office:value="0.32271" calcext:value-type="float">
            <text:p>0.32271</text:p>
          </table:table-cell>
          <table:table-cell office:value-type="float" office:value="0.22388" calcext:value-type="float">
            <text:p>0.22388</text:p>
          </table:table-cell>
          <table:table-cell office:value-type="float" office:value="0.251609" calcext:value-type="float">
            <text:p>0.251609</text:p>
          </table:table-cell>
          <table:table-cell office:value-type="float" office:value="0.165941" calcext:value-type="float">
            <text:p>0.165941</text:p>
          </table:table-cell>
          <table:table-cell office:value-type="float" office:value="0.231213" calcext:value-type="float">
            <text:p>0.231213</text:p>
          </table:table-cell>
          <table:table-cell office:value-type="float" office:value="0.216362" calcext:value-type="float">
            <text:p>0.216362</text:p>
          </table:table-cell>
          <table:table-cell table:number-columns-repeated="17"/>
        </table:table-row>
        <table:table-row table:style-name="ro1">
          <table:table-cell office:value-type="float" office:value="0.073133" calcext:value-type="float">
            <text:p>0.073133</text:p>
          </table:table-cell>
          <table:table-cell office:value-type="float" office:value="0.224325" calcext:value-type="float">
            <text:p>0.224325</text:p>
          </table:table-cell>
          <table:table-cell office:value-type="float" office:value="0.262393" calcext:value-type="float">
            <text:p>0.262393</text:p>
          </table:table-cell>
          <table:table-cell office:value-type="float" office:value="0.267337" calcext:value-type="float">
            <text:p>0.267337</text:p>
          </table:table-cell>
          <table:table-cell office:value-type="float" office:value="0.166668" calcext:value-type="float">
            <text:p>0.166668</text:p>
          </table:table-cell>
          <table:table-cell office:value-type="float" office:value="0.227799" calcext:value-type="float">
            <text:p>0.227799</text:p>
          </table:table-cell>
          <table:table-cell office:value-type="float" office:value="0.213569" calcext:value-type="float">
            <text:p>0.213569</text:p>
          </table:table-cell>
          <table:table-cell table:number-columns-repeated="17"/>
        </table:table-row>
        <table:table-row table:style-name="ro1">
          <table:table-cell office:value-type="float" office:value="0.073093" calcext:value-type="float">
            <text:p>0.073093</text:p>
          </table:table-cell>
          <table:table-cell office:value-type="float" office:value="0.228345" calcext:value-type="float">
            <text:p>0.228345</text:p>
          </table:table-cell>
          <table:table-cell office:value-type="float" office:value="0.228351" calcext:value-type="float">
            <text:p>0.228351</text:p>
          </table:table-cell>
          <table:table-cell office:value-type="float" office:value="0.254219" calcext:value-type="float">
            <text:p>0.254219</text:p>
          </table:table-cell>
          <table:table-cell office:value-type="float" office:value="0.2179" calcext:value-type="float">
            <text:p>0.2179</text:p>
          </table:table-cell>
          <table:table-cell office:value-type="float" office:value="0.187572" calcext:value-type="float">
            <text:p>0.187572</text:p>
          </table:table-cell>
          <table:table-cell office:value-type="float" office:value="0.187796" calcext:value-type="float">
            <text:p>0.187796</text:p>
          </table:table-cell>
          <table:table-cell table:number-columns-repeated="17"/>
        </table:table-row>
        <table:table-row table:style-name="ro1">
          <table:table-cell office:value-type="float" office:value="0.082111" calcext:value-type="float">
            <text:p>0.082111</text:p>
          </table:table-cell>
          <table:table-cell office:value-type="float" office:value="0.20599" calcext:value-type="float">
            <text:p>0.20599</text:p>
          </table:table-cell>
          <table:table-cell office:value-type="float" office:value="0.225465" calcext:value-type="float">
            <text:p>0.225465</text:p>
          </table:table-cell>
          <table:table-cell office:value-type="float" office:value="0.260799" calcext:value-type="float">
            <text:p>0.260799</text:p>
          </table:table-cell>
          <table:table-cell office:value-type="float" office:value="0.19056" calcext:value-type="float">
            <text:p>0.19056</text:p>
          </table:table-cell>
          <table:table-cell office:value-type="float" office:value="0.176048" calcext:value-type="float">
            <text:p>0.176048</text:p>
          </table:table-cell>
          <table:table-cell office:value-type="float" office:value="0.229713" calcext:value-type="float">
            <text:p>0.229713</text:p>
          </table:table-cell>
          <table:table-cell table:number-columns-repeated="17"/>
        </table:table-row>
        <table:table-row table:style-name="ro1">
          <table:table-cell office:value-type="float" office:value="0.088763" calcext:value-type="float">
            <text:p>0.088763</text:p>
          </table:table-cell>
          <table:table-cell office:value-type="float" office:value="0.22381" calcext:value-type="float">
            <text:p>0.22381</text:p>
          </table:table-cell>
          <table:table-cell office:value-type="float" office:value="0.197333" calcext:value-type="float">
            <text:p>0.197333</text:p>
          </table:table-cell>
          <table:table-cell office:value-type="float" office:value="0.248624" calcext:value-type="float">
            <text:p>0.248624</text:p>
          </table:table-cell>
          <table:table-cell office:value-type="float" office:value="0.210552" calcext:value-type="float">
            <text:p>0.210552</text:p>
          </table:table-cell>
          <table:table-cell office:value-type="float" office:value="0.172885" calcext:value-type="float">
            <text:p>0.172885</text:p>
          </table:table-cell>
          <table:table-cell office:value-type="float" office:value="0.192847" calcext:value-type="float">
            <text:p>0.192847</text:p>
          </table:table-cell>
          <table:table-cell table:number-columns-repeated="17"/>
        </table:table-row>
        <table:table-row table:style-name="ro1">
          <table:table-cell office:value-type="float" office:value="0.079566" calcext:value-type="float">
            <text:p>0.079566</text:p>
          </table:table-cell>
          <table:table-cell office:value-type="float" office:value="0.199961" calcext:value-type="float">
            <text:p>0.199961</text:p>
          </table:table-cell>
          <table:table-cell office:value-type="float" office:value="0.244797" calcext:value-type="float">
            <text:p>0.244797</text:p>
          </table:table-cell>
          <table:table-cell office:value-type="float" office:value="0.265668" calcext:value-type="float">
            <text:p>0.265668</text:p>
          </table:table-cell>
          <table:table-cell office:value-type="float" office:value="0.207506" calcext:value-type="float">
            <text:p>0.207506</text:p>
          </table:table-cell>
          <table:table-cell office:value-type="float" office:value="0.155653" calcext:value-type="float">
            <text:p>0.155653</text:p>
          </table:table-cell>
          <table:table-cell office:value-type="float" office:value="0.186511" calcext:value-type="float">
            <text:p>0.186511</text:p>
          </table:table-cell>
          <table:table-cell table:number-columns-repeated="17"/>
        </table:table-row>
        <table:table-row table:style-name="ro1">
          <table:table-cell office:value-type="float" office:value="0.062932" calcext:value-type="float">
            <text:p>0.062932</text:p>
          </table:table-cell>
          <table:table-cell office:value-type="float" office:value="0.243162" calcext:value-type="float">
            <text:p>0.243162</text:p>
          </table:table-cell>
          <table:table-cell office:value-type="float" office:value="0.272536" calcext:value-type="float">
            <text:p>0.272536</text:p>
          </table:table-cell>
          <table:table-cell office:value-type="float" office:value="0.253737" calcext:value-type="float">
            <text:p>0.253737</text:p>
          </table:table-cell>
          <table:table-cell office:value-type="float" office:value="0.174333" calcext:value-type="float">
            <text:p>0.174333</text:p>
          </table:table-cell>
          <table:table-cell office:value-type="float" office:value="0.208975" calcext:value-type="float">
            <text:p>0.208975</text:p>
          </table:table-cell>
          <table:table-cell office:value-type="float" office:value="0.169328" calcext:value-type="float">
            <text:p>0.169328</text:p>
          </table:table-cell>
          <table:table-cell table:number-columns-repeated="17"/>
        </table:table-row>
        <table:table-row table:style-name="ro1">
          <table:table-cell office:value-type="float" office:value="0.085862" calcext:value-type="float">
            <text:p>0.085862</text:p>
          </table:table-cell>
          <table:table-cell office:value-type="float" office:value="0.236263" calcext:value-type="float">
            <text:p>0.236263</text:p>
          </table:table-cell>
          <table:table-cell office:value-type="float" office:value="0.221164" calcext:value-type="float">
            <text:p>0.221164</text:p>
          </table:table-cell>
          <table:table-cell office:value-type="float" office:value="0.261677" calcext:value-type="float">
            <text:p>0.261677</text:p>
          </table:table-cell>
          <table:table-cell office:value-type="float" office:value="0.200012" calcext:value-type="float">
            <text:p>0.200012</text:p>
          </table:table-cell>
          <table:table-cell office:value-type="float" office:value="0.185292" calcext:value-type="float">
            <text:p>0.185292</text:p>
          </table:table-cell>
          <table:table-cell office:value-type="float" office:value="0.188564" calcext:value-type="float">
            <text:p>0.188564</text:p>
          </table:table-cell>
          <table:table-cell table:number-columns-repeated="17"/>
        </table:table-row>
        <table:table-row table:style-name="ro1">
          <table:table-cell office:value-type="float" office:value="0.057943" calcext:value-type="float">
            <text:p>0.057943</text:p>
          </table:table-cell>
          <table:table-cell office:value-type="float" office:value="0.189929" calcext:value-type="float">
            <text:p>0.189929</text:p>
          </table:table-cell>
          <table:table-cell office:value-type="float" office:value="0.258538" calcext:value-type="float">
            <text:p>0.258538</text:p>
          </table:table-cell>
          <table:table-cell office:value-type="float" office:value="0.260143" calcext:value-type="float">
            <text:p>0.260143</text:p>
          </table:table-cell>
          <table:table-cell office:value-type="float" office:value="0.159801" calcext:value-type="float">
            <text:p>0.159801</text:p>
          </table:table-cell>
          <table:table-cell office:value-type="float" office:value="0.195639" calcext:value-type="float">
            <text:p>0.195639</text:p>
          </table:table-cell>
          <table:table-cell office:value-type="float" office:value="0.217191" calcext:value-type="float">
            <text:p>0.217191</text:p>
          </table:table-cell>
          <table:table-cell table:number-columns-repeated="17"/>
        </table:table-row>
        <table:table-row table:style-name="ro1">
          <table:table-cell office:value-type="float" office:value="0.0628" calcext:value-type="float">
            <text:p>0.0628</text:p>
          </table:table-cell>
          <table:table-cell office:value-type="float" office:value="0.29305" calcext:value-type="float">
            <text:p>0.29305</text:p>
          </table:table-cell>
          <table:table-cell office:value-type="float" office:value="0.23332" calcext:value-type="float">
            <text:p>0.23332</text:p>
          </table:table-cell>
          <table:table-cell office:value-type="float" office:value="0.251348" calcext:value-type="float">
            <text:p>0.251348</text:p>
          </table:table-cell>
          <table:table-cell office:value-type="float" office:value="0.180846" calcext:value-type="float">
            <text:p>0.180846</text:p>
          </table:table-cell>
          <table:table-cell office:value-type="float" office:value="0.190989" calcext:value-type="float">
            <text:p>0.190989</text:p>
          </table:table-cell>
          <table:table-cell office:value-type="float" office:value="0.246156" calcext:value-type="float">
            <text:p>0.246156</text:p>
          </table:table-cell>
          <table:table-cell table:number-columns-repeated="17"/>
        </table:table-row>
        <table:table-row table:style-name="ro1">
          <table:table-cell office:value-type="float" office:value="0.090868" calcext:value-type="float">
            <text:p>0.090868</text:p>
          </table:table-cell>
          <table:table-cell office:value-type="float" office:value="0.28333" calcext:value-type="float">
            <text:p>0.28333</text:p>
          </table:table-cell>
          <table:table-cell office:value-type="float" office:value="0.223856" calcext:value-type="float">
            <text:p>0.223856</text:p>
          </table:table-cell>
          <table:table-cell office:value-type="float" office:value="0.238481" calcext:value-type="float">
            <text:p>0.238481</text:p>
          </table:table-cell>
          <table:table-cell office:value-type="float" office:value="0.164422" calcext:value-type="float">
            <text:p>0.164422</text:p>
          </table:table-cell>
          <table:table-cell office:value-type="float" office:value="0.193976" calcext:value-type="float">
            <text:p>0.193976</text:p>
          </table:table-cell>
          <table:table-cell office:value-type="float" office:value="0.177403" calcext:value-type="float">
            <text:p>0.177403</text:p>
          </table:table-cell>
          <table:table-cell table:number-columns-repeated="17"/>
        </table:table-row>
        <table:table-row table:style-name="ro1">
          <table:table-cell office:value-type="float" office:value="0.093131" calcext:value-type="float">
            <text:p>0.093131</text:p>
          </table:table-cell>
          <table:table-cell office:value-type="float" office:value="0.252056" calcext:value-type="float">
            <text:p>0.252056</text:p>
          </table:table-cell>
          <table:table-cell office:value-type="float" office:value="0.251027" calcext:value-type="float">
            <text:p>0.251027</text:p>
          </table:table-cell>
          <table:table-cell office:value-type="float" office:value="0.249114" calcext:value-type="float">
            <text:p>0.249114</text:p>
          </table:table-cell>
          <table:table-cell office:value-type="float" office:value="0.184156" calcext:value-type="float">
            <text:p>0.184156</text:p>
          </table:table-cell>
          <table:table-cell office:value-type="float" office:value="0.200388" calcext:value-type="float">
            <text:p>0.200388</text:p>
          </table:table-cell>
          <table:table-cell office:value-type="float" office:value="0.212689" calcext:value-type="float">
            <text:p>0.212689</text:p>
          </table:table-cell>
          <table:table-cell table:number-columns-repeated="17"/>
        </table:table-row>
        <table:table-row table:style-name="ro1">
          <table:table-cell office:value-type="float" office:value="0.085376" calcext:value-type="float">
            <text:p>0.085376</text:p>
          </table:table-cell>
          <table:table-cell office:value-type="float" office:value="0.236349" calcext:value-type="float">
            <text:p>0.236349</text:p>
          </table:table-cell>
          <table:table-cell office:value-type="float" office:value="0.225554" calcext:value-type="float">
            <text:p>0.225554</text:p>
          </table:table-cell>
          <table:table-cell office:value-type="float" office:value="0.249152" calcext:value-type="float">
            <text:p>0.249152</text:p>
          </table:table-cell>
          <table:table-cell office:value-type="float" office:value="0.16225" calcext:value-type="float">
            <text:p>0.16225</text:p>
          </table:table-cell>
          <table:table-cell office:value-type="float" office:value="0.200703" calcext:value-type="float">
            <text:p>0.200703</text:p>
          </table:table-cell>
          <table:table-cell office:value-type="float" office:value="0.201424" calcext:value-type="float">
            <text:p>0.201424</text:p>
          </table:table-cell>
          <table:table-cell table:number-columns-repeated="17"/>
        </table:table-row>
        <table:table-row table:style-name="ro1">
          <table:table-cell office:value-type="float" office:value="0.092807" calcext:value-type="float">
            <text:p>0.092807</text:p>
          </table:table-cell>
          <table:table-cell office:value-type="float" office:value="0.227345" calcext:value-type="float">
            <text:p>0.227345</text:p>
          </table:table-cell>
          <table:table-cell office:value-type="float" office:value="0.236571" calcext:value-type="float">
            <text:p>0.236571</text:p>
          </table:table-cell>
          <table:table-cell office:value-type="float" office:value="0.164139" calcext:value-type="float">
            <text:p>0.164139</text:p>
          </table:table-cell>
          <table:table-cell office:value-type="float" office:value="0.206378" calcext:value-type="float">
            <text:p>0.206378</text:p>
          </table:table-cell>
          <table:table-cell office:value-type="float" office:value="0.206381" calcext:value-type="float">
            <text:p>0.206381</text:p>
          </table:table-cell>
          <table:table-cell office:value-type="float" office:value="0.225945" calcext:value-type="float">
            <text:p>0.225945</text:p>
          </table:table-cell>
          <table:table-cell table:number-columns-repeated="17"/>
        </table:table-row>
        <table:table-row table:style-name="ro1">
          <table:table-cell office:value-type="float" office:value="0.057479" calcext:value-type="float">
            <text:p>0.057479</text:p>
          </table:table-cell>
          <table:table-cell office:value-type="float" office:value="0.22532" calcext:value-type="float">
            <text:p>0.22532</text:p>
          </table:table-cell>
          <table:table-cell office:value-type="float" office:value="0.203218" calcext:value-type="float">
            <text:p>0.203218</text:p>
          </table:table-cell>
          <table:table-cell office:value-type="float" office:value="0.262247" calcext:value-type="float">
            <text:p>0.262247</text:p>
          </table:table-cell>
          <table:table-cell office:value-type="float" office:value="0.163475" calcext:value-type="float">
            <text:p>0.163475</text:p>
          </table:table-cell>
          <table:table-cell office:value-type="float" office:value="0.20542" calcext:value-type="float">
            <text:p>0.20542</text:p>
          </table:table-cell>
          <table:table-cell office:value-type="float" office:value="0.15611" calcext:value-type="float">
            <text:p>0.15611</text:p>
          </table:table-cell>
          <table:table-cell table:number-columns-repeated="17"/>
        </table:table-row>
        <table:table-row table:style-name="ro1">
          <table:table-cell office:value-type="float" office:value="0.086733" calcext:value-type="float">
            <text:p>0.086733</text:p>
          </table:table-cell>
          <table:table-cell office:value-type="float" office:value="0.260277" calcext:value-type="float">
            <text:p>0.260277</text:p>
          </table:table-cell>
          <table:table-cell office:value-type="float" office:value="0.189911" calcext:value-type="float">
            <text:p>0.189911</text:p>
          </table:table-cell>
          <table:table-cell office:value-type="float" office:value="0.253565" calcext:value-type="float">
            <text:p>0.253565</text:p>
          </table:table-cell>
          <table:table-cell office:value-type="float" office:value="0.190239" calcext:value-type="float">
            <text:p>0.190239</text:p>
          </table:table-cell>
          <table:table-cell office:value-type="float" office:value="0.243248" calcext:value-type="float">
            <text:p>0.243248</text:p>
          </table:table-cell>
          <table:table-cell office:value-type="float" office:value="0.179702" calcext:value-type="float">
            <text:p>0.179702</text:p>
          </table:table-cell>
          <table:table-cell table:number-columns-repeated="17"/>
        </table:table-row>
        <table:table-row table:style-name="ro1">
          <table:table-cell office:value-type="float" office:value="0.05753" calcext:value-type="float">
            <text:p>0.05753</text:p>
          </table:table-cell>
          <table:table-cell office:value-type="float" office:value="0.283822" calcext:value-type="float">
            <text:p>0.283822</text:p>
          </table:table-cell>
          <table:table-cell office:value-type="float" office:value="0.238872" calcext:value-type="float">
            <text:p>0.238872</text:p>
          </table:table-cell>
          <table:table-cell office:value-type="float" office:value="0.26468" calcext:value-type="float">
            <text:p>0.26468</text:p>
          </table:table-cell>
          <table:table-cell office:value-type="float" office:value="0.194012" calcext:value-type="float">
            <text:p>0.194012</text:p>
          </table:table-cell>
          <table:table-cell office:value-type="float" office:value="0.181467" calcext:value-type="float">
            <text:p>0.181467</text:p>
          </table:table-cell>
          <table:table-cell office:value-type="float" office:value="0.177012" calcext:value-type="float">
            <text:p>0.177012</text:p>
          </table:table-cell>
          <table:table-cell table:number-columns-repeated="17"/>
        </table:table-row>
        <table:table-row table:style-name="ro1">
          <table:table-cell office:value-type="float" office:value="0.066042" calcext:value-type="float">
            <text:p>0.066042</text:p>
          </table:table-cell>
          <table:table-cell office:value-type="float" office:value="0.199546" calcext:value-type="float">
            <text:p>0.199546</text:p>
          </table:table-cell>
          <table:table-cell office:value-type="float" office:value="0.189934" calcext:value-type="float">
            <text:p>0.189934</text:p>
          </table:table-cell>
          <table:table-cell office:value-type="float" office:value="0.257204" calcext:value-type="float">
            <text:p>0.257204</text:p>
          </table:table-cell>
          <table:table-cell office:value-type="float" office:value="0.222638" calcext:value-type="float">
            <text:p>0.222638</text:p>
          </table:table-cell>
          <table:table-cell office:value-type="float" office:value="0.186234" calcext:value-type="float">
            <text:p>0.186234</text:p>
          </table:table-cell>
          <table:table-cell office:value-type="float" office:value="0.194835" calcext:value-type="float">
            <text:p>0.194835</text:p>
          </table:table-cell>
          <table:table-cell table:number-columns-repeated="17"/>
        </table:table-row>
        <table:table-row table:style-name="ro1">
          <table:table-cell office:value-type="float" office:value="0.086301" calcext:value-type="float">
            <text:p>0.086301</text:p>
          </table:table-cell>
          <table:table-cell office:value-type="float" office:value="0.205144" calcext:value-type="float">
            <text:p>0.205144</text:p>
          </table:table-cell>
          <table:table-cell office:value-type="float" office:value="0.260741" calcext:value-type="float">
            <text:p>0.260741</text:p>
          </table:table-cell>
          <table:table-cell office:value-type="float" office:value="0.259772" calcext:value-type="float">
            <text:p>0.259772</text:p>
          </table:table-cell>
          <table:table-cell office:value-type="float" office:value="0.174573" calcext:value-type="float">
            <text:p>0.174573</text:p>
          </table:table-cell>
          <table:table-cell office:value-type="float" office:value="0.206495" calcext:value-type="float">
            <text:p>0.206495</text:p>
          </table:table-cell>
          <table:table-cell office:value-type="float" office:value="0.177096" calcext:value-type="float">
            <text:p>0.177096</text:p>
          </table:table-cell>
          <table:table-cell table:number-columns-repeated="17"/>
        </table:table-row>
        <table:table-row table:style-name="ro1">
          <table:table-cell office:value-type="float" office:value="0.059555" calcext:value-type="float">
            <text:p>0.059555</text:p>
          </table:table-cell>
          <table:table-cell office:value-type="float" office:value="0.251433" calcext:value-type="float">
            <text:p>0.251433</text:p>
          </table:table-cell>
          <table:table-cell office:value-type="float" office:value="0.286183" calcext:value-type="float">
            <text:p>0.286183</text:p>
          </table:table-cell>
          <table:table-cell office:value-type="float" office:value="0.245712" calcext:value-type="float">
            <text:p>0.245712</text:p>
          </table:table-cell>
          <table:table-cell office:value-type="float" office:value="0.18205" calcext:value-type="float">
            <text:p>0.18205</text:p>
          </table:table-cell>
          <table:table-cell office:value-type="float" office:value="0.189248" calcext:value-type="float">
            <text:p>0.189248</text:p>
          </table:table-cell>
          <table:table-cell office:value-type="float" office:value="0.178761" calcext:value-type="float">
            <text:p>0.178761</text:p>
          </table:table-cell>
          <table:table-cell table:number-columns-repeated="17"/>
        </table:table-row>
        <table:table-row table:style-name="ro1">
          <table:table-cell office:value-type="float" office:value="0.081764" calcext:value-type="float">
            <text:p>0.081764</text:p>
          </table:table-cell>
          <table:table-cell office:value-type="float" office:value="0.231158" calcext:value-type="float">
            <text:p>0.231158</text:p>
          </table:table-cell>
          <table:table-cell office:value-type="float" office:value="0.133027" calcext:value-type="float">
            <text:p>0.133027</text:p>
          </table:table-cell>
          <table:table-cell office:value-type="float" office:value="0.260098" calcext:value-type="float">
            <text:p>0.260098</text:p>
          </table:table-cell>
          <table:table-cell office:value-type="float" office:value="0.179329" calcext:value-type="float">
            <text:p>0.179329</text:p>
          </table:table-cell>
          <table:table-cell office:value-type="float" office:value="0.167351" calcext:value-type="float">
            <text:p>0.167351</text:p>
          </table:table-cell>
          <table:table-cell office:value-type="float" office:value="0.203762" calcext:value-type="float">
            <text:p>0.203762</text:p>
          </table:table-cell>
          <table:table-cell table:number-columns-repeated="17"/>
        </table:table-row>
        <table:table-row table:style-name="ro1">
          <table:table-cell office:value-type="float" office:value="0.081787" calcext:value-type="float">
            <text:p>0.081787</text:p>
          </table:table-cell>
          <table:table-cell office:value-type="float" office:value="0.276735" calcext:value-type="float">
            <text:p>0.276735</text:p>
          </table:table-cell>
          <table:table-cell office:value-type="float" office:value="0.217295" calcext:value-type="float">
            <text:p>0.217295</text:p>
          </table:table-cell>
          <table:table-cell office:value-type="float" office:value="0.25824" calcext:value-type="float">
            <text:p>0.25824</text:p>
          </table:table-cell>
          <table:table-cell office:value-type="float" office:value="0.205805" calcext:value-type="float">
            <text:p>0.205805</text:p>
          </table:table-cell>
          <table:table-cell office:value-type="float" office:value="0.182324" calcext:value-type="float">
            <text:p>0.182324</text:p>
          </table:table-cell>
          <table:table-cell office:value-type="float" office:value="0.169928" calcext:value-type="float">
            <text:p>0.169928</text:p>
          </table:table-cell>
          <table:table-cell table:number-columns-repeated="17"/>
        </table:table-row>
        <table:table-row table:style-name="ro1">
          <table:table-cell office:value-type="float" office:value="0.093323" calcext:value-type="float">
            <text:p>0.093323</text:p>
          </table:table-cell>
          <table:table-cell office:value-type="float" office:value="0.309429" calcext:value-type="float">
            <text:p>0.309429</text:p>
          </table:table-cell>
          <table:table-cell office:value-type="float" office:value="0.250853" calcext:value-type="float">
            <text:p>0.250853</text:p>
          </table:table-cell>
          <table:table-cell office:value-type="float" office:value="0.255561" calcext:value-type="float">
            <text:p>0.255561</text:p>
          </table:table-cell>
          <table:table-cell office:value-type="float" office:value="0.218435" calcext:value-type="float">
            <text:p>0.218435</text:p>
          </table:table-cell>
          <table:table-cell office:value-type="float" office:value="0.162809" calcext:value-type="float">
            <text:p>0.162809</text:p>
          </table:table-cell>
          <table:table-cell office:value-type="float" office:value="0.199037" calcext:value-type="float">
            <text:p>0.199037</text:p>
          </table:table-cell>
          <table:table-cell table:number-columns-repeated="17"/>
        </table:table-row>
        <table:table-row table:style-name="ro1">
          <table:table-cell office:value-type="float" office:value="0.061126" calcext:value-type="float">
            <text:p>0.061126</text:p>
          </table:table-cell>
          <table:table-cell office:value-type="float" office:value="0.228023" calcext:value-type="float">
            <text:p>0.228023</text:p>
          </table:table-cell>
          <table:table-cell office:value-type="float" office:value="0.198859" calcext:value-type="float">
            <text:p>0.198859</text:p>
          </table:table-cell>
          <table:table-cell office:value-type="float" office:value="0.188931" calcext:value-type="float">
            <text:p>0.188931</text:p>
          </table:table-cell>
          <table:table-cell office:value-type="float" office:value="0.222567" calcext:value-type="float">
            <text:p>0.222567</text:p>
          </table:table-cell>
          <table:table-cell office:value-type="float" office:value="0.215069" calcext:value-type="float">
            <text:p>0.215069</text:p>
          </table:table-cell>
          <table:table-cell office:value-type="float" office:value="0.213525" calcext:value-type="float">
            <text:p>0.213525</text:p>
          </table:table-cell>
          <table:table-cell table:number-columns-repeated="17"/>
        </table:table-row>
        <table:table-row table:style-name="ro1">
          <table:table-cell office:value-type="float" office:value="0.072902" calcext:value-type="float">
            <text:p>0.072902</text:p>
          </table:table-cell>
          <table:table-cell office:value-type="float" office:value="0.321615" calcext:value-type="float">
            <text:p>0.321615</text:p>
          </table:table-cell>
          <table:table-cell office:value-type="float" office:value="0.239521" calcext:value-type="float">
            <text:p>0.239521</text:p>
          </table:table-cell>
          <table:table-cell office:value-type="float" office:value="0.217778" calcext:value-type="float">
            <text:p>0.217778</text:p>
          </table:table-cell>
          <table:table-cell office:value-type="float" office:value="0.186031" calcext:value-type="float">
            <text:p>0.186031</text:p>
          </table:table-cell>
          <table:table-cell office:value-type="float" office:value="0.197251" calcext:value-type="float">
            <text:p>0.197251</text:p>
          </table:table-cell>
          <table:table-cell office:value-type="float" office:value="0.190171" calcext:value-type="float">
            <text:p>0.190171</text:p>
          </table:table-cell>
          <table:table-cell table:number-columns-repeated="17"/>
        </table:table-row>
        <table:table-row table:style-name="ro1">
          <table:table-cell office:value-type="float" office:value="0.070071" calcext:value-type="float">
            <text:p>0.070071</text:p>
          </table:table-cell>
          <table:table-cell office:value-type="float" office:value="0.287893" calcext:value-type="float">
            <text:p>0.287893</text:p>
          </table:table-cell>
          <table:table-cell office:value-type="float" office:value="0.202922" calcext:value-type="float">
            <text:p>0.202922</text:p>
          </table:table-cell>
          <table:table-cell office:value-type="float" office:value="0.253571" calcext:value-type="float">
            <text:p>0.253571</text:p>
          </table:table-cell>
          <table:table-cell office:value-type="float" office:value="0.164302" calcext:value-type="float">
            <text:p>0.164302</text:p>
          </table:table-cell>
          <table:table-cell office:value-type="float" office:value="0.178004" calcext:value-type="float">
            <text:p>0.178004</text:p>
          </table:table-cell>
          <table:table-cell office:value-type="float" office:value="0.190079" calcext:value-type="float">
            <text:p>0.190079</text:p>
          </table:table-cell>
          <table:table-cell table:number-columns-repeated="17"/>
        </table:table-row>
        <table:table-row table:style-name="ro1">
          <table:table-cell office:value-type="float" office:value="0.079006" calcext:value-type="float">
            <text:p>0.079006</text:p>
          </table:table-cell>
          <table:table-cell office:value-type="float" office:value="0.275676" calcext:value-type="float">
            <text:p>0.275676</text:p>
          </table:table-cell>
          <table:table-cell office:value-type="float" office:value="0.204817" calcext:value-type="float">
            <text:p>0.204817</text:p>
          </table:table-cell>
          <table:table-cell office:value-type="float" office:value="0.194685" calcext:value-type="float">
            <text:p>0.194685</text:p>
          </table:table-cell>
          <table:table-cell office:value-type="float" office:value="0.173308" calcext:value-type="float">
            <text:p>0.173308</text:p>
          </table:table-cell>
          <table:table-cell office:value-type="float" office:value="0.177733" calcext:value-type="float">
            <text:p>0.177733</text:p>
          </table:table-cell>
          <table:table-cell office:value-type="float" office:value="0.186776" calcext:value-type="float">
            <text:p>0.186776</text:p>
          </table:table-cell>
          <table:table-cell table:number-columns-repeated="17"/>
        </table:table-row>
        <table:table-row table:style-name="ro1">
          <table:table-cell office:value-type="float" office:value="0.065401" calcext:value-type="float">
            <text:p>0.065401</text:p>
          </table:table-cell>
          <table:table-cell office:value-type="float" office:value="0.260192" calcext:value-type="float">
            <text:p>0.260192</text:p>
          </table:table-cell>
          <table:table-cell office:value-type="float" office:value="0.241924" calcext:value-type="float">
            <text:p>0.241924</text:p>
          </table:table-cell>
          <table:table-cell office:value-type="float" office:value="0.260823" calcext:value-type="float">
            <text:p>0.260823</text:p>
          </table:table-cell>
          <table:table-cell office:value-type="float" office:value="0.187192" calcext:value-type="float">
            <text:p>0.187192</text:p>
          </table:table-cell>
          <table:table-cell office:value-type="float" office:value="0.204595" calcext:value-type="float">
            <text:p>0.204595</text:p>
          </table:table-cell>
          <table:table-cell office:value-type="float" office:value="0.220283" calcext:value-type="float">
            <text:p>0.220283</text:p>
          </table:table-cell>
          <table:table-cell table:number-columns-repeated="17"/>
        </table:table-row>
        <table:table-row table:style-name="ro1">
          <table:table-cell office:value-type="float" office:value="0.049472" calcext:value-type="float">
            <text:p>0.049472</text:p>
          </table:table-cell>
          <table:table-cell office:value-type="float" office:value="0.243975" calcext:value-type="float">
            <text:p>0.243975</text:p>
          </table:table-cell>
          <table:table-cell office:value-type="float" office:value="0.195218" calcext:value-type="float">
            <text:p>0.195218</text:p>
          </table:table-cell>
          <table:table-cell office:value-type="float" office:value="0.265136" calcext:value-type="float">
            <text:p>0.265136</text:p>
          </table:table-cell>
          <table:table-cell office:value-type="float" office:value="0.210417" calcext:value-type="float">
            <text:p>0.210417</text:p>
          </table:table-cell>
          <table:table-cell office:value-type="float" office:value="0.167779" calcext:value-type="float">
            <text:p>0.167779</text:p>
          </table:table-cell>
          <table:table-cell office:value-type="float" office:value="0.203052" calcext:value-type="float">
            <text:p>0.203052</text:p>
          </table:table-cell>
          <table:table-cell table:number-columns-repeated="17"/>
        </table:table-row>
        <table:table-row table:style-name="ro1">
          <table:table-cell office:value-type="float" office:value="0.081236" calcext:value-type="float">
            <text:p>0.081236</text:p>
          </table:table-cell>
          <table:table-cell office:value-type="float" office:value="0.253452" calcext:value-type="float">
            <text:p>0.253452</text:p>
          </table:table-cell>
          <table:table-cell office:value-type="float" office:value="0.242968" calcext:value-type="float">
            <text:p>0.242968</text:p>
          </table:table-cell>
          <table:table-cell office:value-type="float" office:value="0.16928" calcext:value-type="float">
            <text:p>0.16928</text:p>
          </table:table-cell>
          <table:table-cell office:value-type="float" office:value="0.175009" calcext:value-type="float">
            <text:p>0.175009</text:p>
          </table:table-cell>
          <table:table-cell office:value-type="float" office:value="0.229282" calcext:value-type="float">
            <text:p>0.229282</text:p>
          </table:table-cell>
          <table:table-cell office:value-type="float" office:value="0.1692" calcext:value-type="float">
            <text:p>0.1692</text:p>
          </table:table-cell>
          <table:table-cell table:number-columns-repeated="17"/>
        </table:table-row>
        <table:table-row table:style-name="ro1">
          <table:table-cell office:value-type="float" office:value="0.091195" calcext:value-type="float">
            <text:p>0.091195</text:p>
          </table:table-cell>
          <table:table-cell office:value-type="float" office:value="0.313984" calcext:value-type="float">
            <text:p>0.313984</text:p>
          </table:table-cell>
          <table:table-cell office:value-type="float" office:value="0.261523" calcext:value-type="float">
            <text:p>0.261523</text:p>
          </table:table-cell>
          <table:table-cell office:value-type="float" office:value="0.244075" calcext:value-type="float">
            <text:p>0.244075</text:p>
          </table:table-cell>
          <table:table-cell office:value-type="float" office:value="0.187071" calcext:value-type="float">
            <text:p>0.187071</text:p>
          </table:table-cell>
          <table:table-cell office:value-type="float" office:value="0.223089" calcext:value-type="float">
            <text:p>0.223089</text:p>
          </table:table-cell>
          <table:table-cell office:value-type="float" office:value="0.19903" calcext:value-type="float">
            <text:p>0.19903</text:p>
          </table:table-cell>
          <table:table-cell table:number-columns-repeated="17"/>
        </table:table-row>
        <table:table-row table:style-name="ro1">
          <table:table-cell office:value-type="float" office:value="0.060944" calcext:value-type="float">
            <text:p>0.060944</text:p>
          </table:table-cell>
          <table:table-cell office:value-type="float" office:value="0.20217" calcext:value-type="float">
            <text:p>0.20217</text:p>
          </table:table-cell>
          <table:table-cell office:value-type="float" office:value="0.209095" calcext:value-type="float">
            <text:p>0.209095</text:p>
          </table:table-cell>
          <table:table-cell office:value-type="float" office:value="0.245741" calcext:value-type="float">
            <text:p>0.245741</text:p>
          </table:table-cell>
          <table:table-cell office:value-type="float" office:value="0.171507" calcext:value-type="float">
            <text:p>0.171507</text:p>
          </table:table-cell>
          <table:table-cell office:value-type="float" office:value="0.223701" calcext:value-type="float">
            <text:p>0.223701</text:p>
          </table:table-cell>
          <table:table-cell office:value-type="float" office:value="0.210437" calcext:value-type="float">
            <text:p>0.210437</text:p>
          </table:table-cell>
          <table:table-cell table:number-columns-repeated="17"/>
        </table:table-row>
        <table:table-row table:style-name="ro1">
          <table:table-cell office:value-type="float" office:value="0.056353" calcext:value-type="float">
            <text:p>0.056353</text:p>
          </table:table-cell>
          <table:table-cell office:value-type="float" office:value="0.265839" calcext:value-type="float">
            <text:p>0.265839</text:p>
          </table:table-cell>
          <table:table-cell office:value-type="float" office:value="0.254954" calcext:value-type="float">
            <text:p>0.254954</text:p>
          </table:table-cell>
          <table:table-cell office:value-type="float" office:value="0.20746" calcext:value-type="float">
            <text:p>0.20746</text:p>
          </table:table-cell>
          <table:table-cell office:value-type="float" office:value="0.162569" calcext:value-type="float">
            <text:p>0.162569</text:p>
          </table:table-cell>
          <table:table-cell office:value-type="float" office:value="0.230895" calcext:value-type="float">
            <text:p>0.230895</text:p>
          </table:table-cell>
          <table:table-cell office:value-type="float" office:value="0.19629" calcext:value-type="float">
            <text:p>0.19629</text:p>
          </table:table-cell>
          <table:table-cell table:number-columns-repeated="17"/>
        </table:table-row>
        <table:table-row table:style-name="ro1">
          <table:table-cell office:value-type="float" office:value="0.054101" calcext:value-type="float">
            <text:p>0.054101</text:p>
          </table:table-cell>
          <table:table-cell office:value-type="float" office:value="0.23575" calcext:value-type="float">
            <text:p>0.23575</text:p>
          </table:table-cell>
          <table:table-cell office:value-type="float" office:value="0.281887" calcext:value-type="float">
            <text:p>0.281887</text:p>
          </table:table-cell>
          <table:table-cell office:value-type="float" office:value="0.20202" calcext:value-type="float">
            <text:p>0.20202</text:p>
          </table:table-cell>
          <table:table-cell office:value-type="float" office:value="0.182141" calcext:value-type="float">
            <text:p>0.182141</text:p>
          </table:table-cell>
          <table:table-cell office:value-type="float" office:value="0.232014" calcext:value-type="float">
            <text:p>0.232014</text:p>
          </table:table-cell>
          <table:table-cell office:value-type="float" office:value="0.191468" calcext:value-type="float">
            <text:p>0.191468</text:p>
          </table:table-cell>
          <table:table-cell table:number-columns-repeated="17"/>
        </table:table-row>
        <table:table-row table:style-name="ro1">
          <table:table-cell office:value-type="float" office:value="0.093775" calcext:value-type="float">
            <text:p>0.093775</text:p>
          </table:table-cell>
          <table:table-cell office:value-type="float" office:value="0.232064" calcext:value-type="float">
            <text:p>0.232064</text:p>
          </table:table-cell>
          <table:table-cell office:value-type="float" office:value="0.206599" calcext:value-type="float">
            <text:p>0.206599</text:p>
          </table:table-cell>
          <table:table-cell office:value-type="float" office:value="0.243592" calcext:value-type="float">
            <text:p>0.243592</text:p>
          </table:table-cell>
          <table:table-cell office:value-type="float" office:value="0.170371" calcext:value-type="float">
            <text:p>0.170371</text:p>
          </table:table-cell>
          <table:table-cell office:value-type="float" office:value="0.229775" calcext:value-type="float">
            <text:p>0.229775</text:p>
          </table:table-cell>
          <table:table-cell office:value-type="float" office:value="0.187357" calcext:value-type="float">
            <text:p>0.187357</text:p>
          </table:table-cell>
          <table:table-cell table:number-columns-repeated="17"/>
        </table:table-row>
        <table:table-row table:style-name="ro1">
          <table:table-cell office:value-type="float" office:value="0.056275" calcext:value-type="float">
            <text:p>0.056275</text:p>
          </table:table-cell>
          <table:table-cell office:value-type="float" office:value="0.21671" calcext:value-type="float">
            <text:p>0.21671</text:p>
          </table:table-cell>
          <table:table-cell office:value-type="float" office:value="0.237091" calcext:value-type="float">
            <text:p>0.237091</text:p>
          </table:table-cell>
          <table:table-cell office:value-type="float" office:value="0.268493" calcext:value-type="float">
            <text:p>0.268493</text:p>
          </table:table-cell>
          <table:table-cell office:value-type="float" office:value="0.224455" calcext:value-type="float">
            <text:p>0.224455</text:p>
          </table:table-cell>
          <table:table-cell office:value-type="float" office:value="0.181709" calcext:value-type="float">
            <text:p>0.181709</text:p>
          </table:table-cell>
          <table:table-cell office:value-type="float" office:value="0.198721" calcext:value-type="float">
            <text:p>0.198721</text:p>
          </table:table-cell>
          <table:table-cell table:number-columns-repeated="17"/>
        </table:table-row>
        <table:table-row table:style-name="ro1">
          <table:table-cell office:value-type="float" office:value="0.089447" calcext:value-type="float">
            <text:p>0.089447</text:p>
          </table:table-cell>
          <table:table-cell office:value-type="float" office:value="0.22648" calcext:value-type="float">
            <text:p>0.22648</text:p>
          </table:table-cell>
          <table:table-cell office:value-type="float" office:value="0.195789" calcext:value-type="float">
            <text:p>0.195789</text:p>
          </table:table-cell>
          <table:table-cell office:value-type="float" office:value="0.198908" calcext:value-type="float">
            <text:p>0.198908</text:p>
          </table:table-cell>
          <table:table-cell office:value-type="float" office:value="0.244659" calcext:value-type="float">
            <text:p>0.244659</text:p>
          </table:table-cell>
          <table:table-cell office:value-type="float" office:value="0.239787" calcext:value-type="float">
            <text:p>0.239787</text:p>
          </table:table-cell>
          <table:table-cell office:value-type="float" office:value="0.169104" calcext:value-type="float">
            <text:p>0.169104</text:p>
          </table:table-cell>
          <table:table-cell table:number-columns-repeated="17"/>
        </table:table-row>
        <table:table-row table:style-name="ro1">
          <table:table-cell office:value-type="float" office:value="0.088424" calcext:value-type="float">
            <text:p>0.088424</text:p>
          </table:table-cell>
          <table:table-cell office:value-type="float" office:value="0.275681" calcext:value-type="float">
            <text:p>0.275681</text:p>
          </table:table-cell>
          <table:table-cell office:value-type="float" office:value="0.194366" calcext:value-type="float">
            <text:p>0.194366</text:p>
          </table:table-cell>
          <table:table-cell office:value-type="float" office:value="0.208397" calcext:value-type="float">
            <text:p>0.208397</text:p>
          </table:table-cell>
          <table:table-cell office:value-type="float" office:value="0.138463" calcext:value-type="float">
            <text:p>0.138463</text:p>
          </table:table-cell>
          <table:table-cell office:value-type="float" office:value="0.233874" calcext:value-type="float">
            <text:p>0.233874</text:p>
          </table:table-cell>
          <table:table-cell office:value-type="float" office:value="0.200775" calcext:value-type="float">
            <text:p>0.200775</text:p>
          </table:table-cell>
          <table:table-cell table:number-columns-repeated="17"/>
        </table:table-row>
        <table:table-row table:style-name="ro1">
          <table:table-cell office:value-type="float" office:value="0.051867" calcext:value-type="float">
            <text:p>0.051867</text:p>
          </table:table-cell>
          <table:table-cell office:value-type="float" office:value="0.244144" calcext:value-type="float">
            <text:p>0.244144</text:p>
          </table:table-cell>
          <table:table-cell office:value-type="float" office:value="0.217867" calcext:value-type="float">
            <text:p>0.217867</text:p>
          </table:table-cell>
          <table:table-cell office:value-type="float" office:value="0.250661" calcext:value-type="float">
            <text:p>0.250661</text:p>
          </table:table-cell>
          <table:table-cell office:value-type="float" office:value="0.138568" calcext:value-type="float">
            <text:p>0.138568</text:p>
          </table:table-cell>
          <table:table-cell office:value-type="float" office:value="0.22426" calcext:value-type="float">
            <text:p>0.22426</text:p>
          </table:table-cell>
          <table:table-cell office:value-type="float" office:value="0.197029" calcext:value-type="float">
            <text:p>0.197029</text:p>
          </table:table-cell>
          <table:table-cell table:number-columns-repeated="17"/>
        </table:table-row>
        <table:table-row table:style-name="ro1">
          <table:table-cell office:value-type="float" office:value="0.06527" calcext:value-type="float">
            <text:p>0.06527</text:p>
          </table:table-cell>
          <table:table-cell office:value-type="float" office:value="0.209566" calcext:value-type="float">
            <text:p>0.209566</text:p>
          </table:table-cell>
          <table:table-cell office:value-type="float" office:value="0.224861" calcext:value-type="float">
            <text:p>0.224861</text:p>
          </table:table-cell>
          <table:table-cell office:value-type="float" office:value="0.234028" calcext:value-type="float">
            <text:p>0.234028</text:p>
          </table:table-cell>
          <table:table-cell office:value-type="float" office:value="0.182871" calcext:value-type="float">
            <text:p>0.182871</text:p>
          </table:table-cell>
          <table:table-cell office:value-type="float" office:value="0.223011" calcext:value-type="float">
            <text:p>0.223011</text:p>
          </table:table-cell>
          <table:table-cell office:value-type="float" office:value="0.162279" calcext:value-type="float">
            <text:p>0.162279</text:p>
          </table:table-cell>
          <table:table-cell table:number-columns-repeated="17"/>
        </table:table-row>
        <table:table-row table:style-name="ro1">
          <table:table-cell office:value-type="float" office:value="0.091554" calcext:value-type="float">
            <text:p>0.091554</text:p>
          </table:table-cell>
          <table:table-cell office:value-type="float" office:value="0.253477" calcext:value-type="float">
            <text:p>0.253477</text:p>
          </table:table-cell>
          <table:table-cell office:value-type="float" office:value="0.216555" calcext:value-type="float">
            <text:p>0.216555</text:p>
          </table:table-cell>
          <table:table-cell office:value-type="float" office:value="0.173183" calcext:value-type="float">
            <text:p>0.173183</text:p>
          </table:table-cell>
          <table:table-cell office:value-type="float" office:value="0.180051" calcext:value-type="float">
            <text:p>0.180051</text:p>
          </table:table-cell>
          <table:table-cell office:value-type="float" office:value="0.239789" calcext:value-type="float">
            <text:p>0.239789</text:p>
          </table:table-cell>
          <table:table-cell office:value-type="float" office:value="0.213212" calcext:value-type="float">
            <text:p>0.213212</text:p>
          </table:table-cell>
          <table:table-cell table:number-columns-repeated="17"/>
        </table:table-row>
        <table:table-row table:style-name="ro1">
          <table:table-cell office:value-type="float" office:value="0.084612" calcext:value-type="float">
            <text:p>0.084612</text:p>
          </table:table-cell>
          <table:table-cell office:value-type="float" office:value="0.268356" calcext:value-type="float">
            <text:p>0.268356</text:p>
          </table:table-cell>
          <table:table-cell office:value-type="float" office:value="0.189176" calcext:value-type="float">
            <text:p>0.189176</text:p>
          </table:table-cell>
          <table:table-cell office:value-type="float" office:value="0.191083" calcext:value-type="float">
            <text:p>0.191083</text:p>
          </table:table-cell>
          <table:table-cell office:value-type="float" office:value="0.226395" calcext:value-type="float">
            <text:p>0.226395</text:p>
          </table:table-cell>
          <table:table-cell office:value-type="float" office:value="0.233916" calcext:value-type="float">
            <text:p>0.233916</text:p>
          </table:table-cell>
          <table:table-cell office:value-type="float" office:value="0.222785" calcext:value-type="float">
            <text:p>0.222785</text:p>
          </table:table-cell>
          <table:table-cell table:number-columns-repeated="17"/>
        </table:table-row>
        <table:table-row table:style-name="ro1">
          <table:table-cell office:value-type="float" office:value="0.09186" calcext:value-type="float">
            <text:p>0.09186</text:p>
          </table:table-cell>
          <table:table-cell office:value-type="float" office:value="0.232498" calcext:value-type="float">
            <text:p>0.232498</text:p>
          </table:table-cell>
          <table:table-cell office:value-type="float" office:value="0.176868" calcext:value-type="float">
            <text:p>0.176868</text:p>
          </table:table-cell>
          <table:table-cell office:value-type="float" office:value="0.23154" calcext:value-type="float">
            <text:p>0.23154</text:p>
          </table:table-cell>
          <table:table-cell office:value-type="float" office:value="0.125278" calcext:value-type="float">
            <text:p>0.125278</text:p>
          </table:table-cell>
          <table:table-cell office:value-type="float" office:value="0.229526" calcext:value-type="float">
            <text:p>0.229526</text:p>
          </table:table-cell>
          <table:table-cell office:value-type="float" office:value="0.19314" calcext:value-type="float">
            <text:p>0.19314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formula="of:=SUM([.A2:.A1001])/1000" office:value-type="float" office:value="0.074993988" calcext:value-type="float">
            <text:p>0.074993988</text:p>
          </table:table-cell>
          <table:table-cell table:formula="of:=SUM([.B2:.B1001])/1000" office:value-type="float" office:value="0.240100193" calcext:value-type="float">
            <text:p>0.240100193</text:p>
          </table:table-cell>
          <table:table-cell table:formula="of:=SUM([.C2:.C1001])/1000" office:value-type="float" office:value="0.224014579" calcext:value-type="float">
            <text:p>0.224014579</text:p>
          </table:table-cell>
          <table:table-cell table:formula="of:=SUM([.D2:.D1001])/1000" office:value-type="float" office:value="0.233395201" calcext:value-type="float">
            <text:p>0.233395201</text:p>
          </table:table-cell>
          <table:table-cell table:formula="of:=SUM([.E2:.E1001])/1000" office:value-type="float" office:value="0.20133384" calcext:value-type="float">
            <text:p>0.20133384</text:p>
          </table:table-cell>
          <table:table-cell table:formula="of:=SUM([.F2:.F1001])/1000" office:value-type="float" office:value="0.194813599" calcext:value-type="float">
            <text:p>0.194813599</text:p>
          </table:table-cell>
          <table:table-cell table:formula="of:=SUM([.G2:.G1001])/1000" office:value-type="float" office:value="0.199399316" calcext:value-type="float">
            <text:p>0.199399316</text:p>
          </table:table-cell>
          <table:table-cell table:number-columns-repeated="17"/>
        </table:table-row>
        <table:table-row table:style-name="ro1">
          <table:table-cell table:formula="of:=[.A1003]/[.A1003]" office:value-type="float" office:value="1" calcext:value-type="float">
            <text:p>1</text:p>
          </table:table-cell>
          <table:table-cell table:formula="of:=[.B1003]/[.A1003]" office:value-type="float" office:value="3.20159254632518" calcext:value-type="float">
            <text:p>3.20159254632518</text:p>
          </table:table-cell>
          <table:table-cell table:formula="of:=[.C1003]/[.A1003]" office:value-type="float" office:value="2.98710049930936" calcext:value-type="float">
            <text:p>2.98710049930936</text:p>
          </table:table-cell>
          <table:table-cell table:formula="of:=[.D1003]/[.A1003]" office:value-type="float" office:value="3.1121854861219" calcext:value-type="float">
            <text:p>3.1121854861219</text:p>
          </table:table-cell>
          <table:table-cell table:formula="of:=[.E1003]/[.A1003]" office:value-type="float" office:value="2.68466640285885" calcext:value-type="float">
            <text:p>2.68466640285885</text:p>
          </table:table-cell>
          <table:table-cell table:formula="of:=[.F1003]/[.A1003]" office:value-type="float" office:value="2.59772288679994" calcext:value-type="float">
            <text:p>2.59772288679994</text:p>
          </table:table-cell>
          <table:table-cell table:formula="of:=[.G1003]/[.A1003]" office:value-type="float" office:value="2.65887068174051" calcext:value-type="float">
            <text:p>2.65887068174051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4">00/00/0000</text:date>, <text:time style:data-style-name="N2" text:time-value="10:09:04.074457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4T10:36:52.322544001</dc:date>
    <meta:editing-duration>PT40M47S</meta:editing-duration>
    <meta:editing-cycles>8</meta:editing-cycles>
    <meta:generator>LibreOffice/5.3.6.1$Linux_X86_64 LibreOffice_project/30$Build-1</meta:generator>
    <meta:document-statistic meta:table-count="1" meta:cell-count="70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style:font-size-asian="13pt" style:font-size-complex="13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77cm" svg:height="14.743cm" xlink:href=".." xlink:type="simple" chart:class="chart:bar" chart:style-name="ch1">
        <chart:title svg:x="1.417cm" svg:y="0.242cm" chart:style-name="ch2">
          <text:p>Overlapped Optimizations w/o Comparisons</text:p>
        </chart:title>
        <chart:plot-area chart:style-name="ch3" table:cell-range-address="notch_perf_2nd_part.A1:notch_perf_2nd_part.G1 notch_perf_2nd_part.A1003:notch_perf_2nd_part.G1003" chart:data-source-has-labels="row" svg:x="0.296cm" svg:y="1.841cm" svg:width="22.011cm" svg:height="10.63cm">
          <chartooo:coordinate-region svg:x="1.552cm" svg:y="2.121cm" svg:width="20.755cm" svg:height="9.544cm"/>
          <chart:axis chart:dimension="x" chart:name="primary-x" chart:style-name="ch4" chartooo:axis-type="auto">
            <chartooo:date-scale/>
            <chart:categories table:cell-range-address="notch_perf_2nd_part.A1:notch_perf_2nd_part.G1"/>
          </chart:axis>
          <chart:axis chart:dimension="y" chart:name="primary-y" chart:style-name="ch5">
            <chart:title svg:x="1.553cm" svg:y="1.204cm" chart:style-name="ch6">
              <text:p>Performance (flops/cycle)</text:p>
            </chart:title>
            <chart:grid chart:style-name="ch7" chart:class="major"/>
          </chart:axis>
          <chart:series chart:style-name="ch8" chart:values-cell-range-address="notch_perf_2nd_part.A1003:notch_perf_2nd_part.G1003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notch_perf_2nd_part.A1:notch_perf_2nd_part.G1</svg:desc>
                </draw:g>
              </table:table-cell>
              <table:table-cell office:value-type="string">
                <text:p>Blocking</text:p>
              </table:table-cell>
              <table:table-cell office:value-type="string">
                <text:p>Inline</text:p>
              </table:table-cell>
              <table:table-cell office:value-type="string">
                <text:p>FastNotch</text:p>
              </table:table-cell>
              <table:table-cell office:value-type="string">
                <text:p>FastQRSfilt</text:p>
              </table:table-cell>
              <table:table-cell office:value-type="string">
                <text:p>BDAC</text:p>
              </table:table-cell>
              <table:table-cell office:value-type="string">
                <text:p>NoiseChk</text:p>
              </table:table-cell>
            </table:table-row>
          </table:table-header-rows>
          <table:table-rows>
            <table:table-row>
              <table:table-cell office:value-type="string">
                <text:p>Row 1003</text:p>
                <draw:g>
                  <svg:desc/>
                </draw:g>
              </table:table-cell>
              <table:table-cell office:value-type="float" office:value="0.074993988">
                <text:p>0.074993988</text:p>
                <draw:g>
                  <svg:desc>notch_perf_2nd_part.A1003:notch_perf_2nd_part.G1003</svg:desc>
                </draw:g>
              </table:table-cell>
              <table:table-cell office:value-type="float" office:value="0.240100193">
                <text:p>0.240100193</text:p>
              </table:table-cell>
              <table:table-cell office:value-type="float" office:value="0.224014579">
                <text:p>0.224014579</text:p>
              </table:table-cell>
              <table:table-cell office:value-type="float" office:value="0.233395201">
                <text:p>0.233395201</text:p>
              </table:table-cell>
              <table:table-cell office:value-type="float" office:value="0.20133384">
                <text:p>0.20133384</text:p>
              </table:table-cell>
              <table:table-cell office:value-type="float" office:value="0.194813599">
                <text:p>0.194813599</text:p>
              </table:table-cell>
              <table:table-cell office:value-type="float" office:value="0.199399316">
                <text:p>0.1993993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